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BD3A740F8.jpg" manifest:media-type="image/jpeg"/>
  <manifest:file-entry manifest:full-path="Pictures/100000000000002A0000001B9F1FAA44.jpg" manifest:media-type="image/jpeg"/>
  <manifest:file-entry manifest:full-path="Pictures/100000000000002A0000001A7B34D0E4.jpg" manifest:media-type="image/jpeg"/>
  <manifest:file-entry manifest:full-path="Pictures/100000000000002A0000001B31F1CCF5.jpg" manifest:media-type="image/jpeg"/>
  <manifest:file-entry manifest:full-path="Pictures/100000000000002B0000001BE27FFA1E.jpg" manifest:media-type="image/jpeg"/>
  <manifest:file-entry manifest:full-path="Pictures/10000000000000280000001B62A82FDA.jpg" manifest:media-type="image/jpeg"/>
  <manifest:file-entry manifest:full-path="Pictures/10000000000000290000001BDFC07057.jpg" manifest:media-type="image/jpeg"/>
  <manifest:file-entry manifest:full-path="Pictures/10000000000000290000001CE08E1A88.jpg" manifest:media-type="image/jpeg"/>
  <manifest:file-entry manifest:full-path="Pictures/100000000000002A0000001B223E325B.jpg" manifest:media-type="image/jpeg"/>
  <manifest:file-entry manifest:full-path="Pictures/10000000000000280000001C1C511BB0.jpg" manifest:media-type="image/jpeg"/>
  <manifest:file-entry manifest:full-path="Pictures/10000000000000290000001BC924CF95.jpg" manifest:media-type="image/jpeg"/>
  <manifest:file-entry manifest:full-path="Pictures/10000000000000280000001AC805D8A9.jpg" manifest:media-type="image/jpeg"/>
  <manifest:file-entry manifest:full-path="Pictures/10000000000000290000001B200AE3BA.jpg" manifest:media-type="image/jpeg"/>
  <manifest:file-entry manifest:full-path="Pictures/10000000000000290000001A39981465.jpg" manifest:media-type="image/jpeg"/>
  <manifest:file-entry manifest:full-path="Pictures/100000000000002A0000001B22FC6218.jpg" manifest:media-type="image/jpeg"/>
  <manifest:file-entry manifest:full-path="Pictures/10000000000000280000001BA65B8EDA.jpg" manifest:media-type="image/jpeg"/>
  <manifest:file-entry manifest:full-path="Pictures/100000000000002A0000001B8495C85F.jpg" manifest:media-type="image/jpeg"/>
  <manifest:file-entry manifest:full-path="Pictures/10000000000000270000001B317709B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avid" svg:font-family="David"/>
    <style:font-face style:name="Georgia" svg:font-family="Georgia"/>
    <style:font-face style:name="Palatino Linotype" svg:font-family="'Palatino Linotype'"/>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style:page-number="auto"/>
    </style:style>
    <style:style style:name="P2" style:family="paragraph" style:parent-style-name="Standard"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0.1272in" style:page-number="auto"/>
      <style:text-properties fo:font-size="7.30000019073486pt" style:font-size-asian="7.30000019073486pt" style:font-size-complex="7.30000019073486pt"/>
    </style:style>
    <style:style style:name="P4" style:family="paragraph" style:parent-style-name="Standard" style:master-page-name="">
      <style:paragraph-properties fo:line-height="0.1484in" style:page-number="auto"/>
      <style:text-properties fo:font-size="8.55000019073486pt" style:font-size-asian="8.55000019073486pt" style:font-size-complex="8.55000019073486pt"/>
    </style:style>
    <style:style style:name="P5" style:family="paragraph" style:parent-style-name="Standard" style:master-page-name="">
      <style:paragraph-properties fo:line-height="0.052in" style:page-number="auto"/>
      <style:text-properties fo:font-size="3pt" style:font-size-asian="3pt" style:font-size-complex="3pt"/>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35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P1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335in"/>
        </style:tab-stops>
      </style:paragraph-properties>
    </style:style>
    <style:style style:name="P1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5228in"/>
        </style:tab-stops>
      </style:paragraph-properties>
    </style:style>
    <style:style style:name="P1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535in"/>
        </style:tab-stops>
      </style:paragraph-properties>
    </style:style>
    <style:style style:name="P2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181in"/>
        </style:tab-stops>
      </style:paragraph-properties>
    </style:style>
    <style:style style:name="P2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5in"/>
        </style:tab-stops>
      </style:paragraph-properties>
    </style:style>
    <style:style style:name="P22"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9717in" style:type="right"/>
        </style:tab-stops>
      </style:paragraph-properties>
    </style:style>
    <style:style style:name="P23"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283in"/>
        </style:tab-stops>
      </style:paragraph-properties>
    </style:style>
    <style:style style:name="P2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472in"/>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272in"/>
        </style:tab-stops>
      </style:paragraph-properties>
    </style:style>
    <style:style style:name="P2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118in"/>
        </style:tab-stops>
      </style:paragraph-properties>
    </style:style>
    <style:style style:name="P27"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35in"/>
        </style:tab-stops>
      </style:paragraph-properties>
    </style:style>
    <style:style style:name="P29"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71in"/>
        </style:tab-stops>
      </style:paragraph-properties>
    </style:style>
    <style:style style:name="P30"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165in"/>
        </style:tab-stops>
      </style:paragraph-properties>
    </style:style>
    <style:style style:name="P3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16in"/>
        </style:tab-stops>
      </style:paragraph-properties>
    </style:style>
    <style:style style:name="P3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484in"/>
        </style:tab-stops>
      </style:paragraph-properties>
    </style:style>
    <style:style style:name="P33"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6665in"/>
        </style:tab-stops>
      </style:paragraph-properties>
    </style:style>
    <style:style style:name="P34"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429in"/>
        </style:tab-stops>
      </style:paragraph-properties>
    </style:style>
    <style:style style:name="P35"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366in"/>
        </style:tab-stops>
      </style:paragraph-properties>
    </style:style>
    <style:style style:name="P36"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618in"/>
        </style:tab-stops>
      </style:paragraph-properties>
    </style:style>
    <style:style style:name="P37"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972in"/>
        </style:tab-stops>
      </style:paragraph-properties>
    </style:style>
    <style:style style:name="P3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98in"/>
        </style:tab-stops>
      </style:paragraph-properties>
    </style:style>
    <style:style style:name="P39"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5252in"/>
        </style:tab-stops>
      </style:paragraph-properties>
    </style:style>
    <style:style style:name="P40"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54in"/>
        </style:tab-stops>
      </style:paragraph-properties>
    </style:style>
    <style:style style:name="P4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445in"/>
        </style:tab-stops>
      </style:paragraph-properties>
    </style:style>
    <style:style style:name="P4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335in"/>
        </style:tab-stops>
      </style:paragraph-properties>
    </style:style>
    <style:style style:name="P43"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717in"/>
        </style:tab-stops>
      </style:paragraph-properties>
    </style:style>
    <style:style style:name="P44"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in"/>
        </style:tab-stops>
      </style:paragraph-properties>
    </style:style>
    <style:style style:name="P45"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465in"/>
        </style:tab-stops>
      </style:paragraph-properties>
    </style:style>
    <style:style style:name="P46"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228in"/>
        </style:tab-stops>
      </style:paragraph-properties>
    </style:style>
    <style:style style:name="P47"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256in"/>
        </style:tab-stops>
      </style:paragraph-properties>
    </style:style>
    <style:style style:name="P4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26in"/>
        </style:tab-stops>
      </style:paragraph-properties>
    </style:style>
    <style:style style:name="P49"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382in"/>
        </style:tab-stops>
      </style:paragraph-properties>
    </style:style>
    <style:style style:name="P50" style:family="paragraph" style:parent-style-name="Body_20_text_20__28_2_29_" style:master-page-name="">
      <style:paragraph-properties fo:margin-left="0in" fo:margin-right="0in" fo:margin-top="0in" fo:margin-bottom="0in" loext:contextual-spacing="false" fo:line-height="0.1228in" fo:text-align="justify" style:justify-single-word="false" fo:text-indent="0in" style:auto-text-indent="false" style:page-number="auto"/>
    </style:style>
    <style:style style:name="P51" style:family="paragraph" style:parent-style-name="Body_20_text_20__28_2_29_"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1.8571in"/>
        </style:tab-stops>
      </style:paragraph-properties>
    </style:style>
    <style:style style:name="P52" style:family="paragraph" style:parent-style-name="Body_20_text_20__28_2_29_"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874in"/>
          <style:tab-stop style:position="1.85in"/>
        </style:tab-stops>
      </style:paragraph-properties>
    </style:style>
    <style:style style:name="P53" style:family="paragraph" style:parent-style-name="Body_20_text_20__28_2_29_"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1.8382in"/>
        </style:tab-stops>
      </style:paragraph-properties>
    </style:style>
    <style:style style:name="P54" style:family="paragraph" style:parent-style-name="Body_20_text_20__28_2_29_"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1.85in"/>
        </style:tab-stops>
      </style:paragraph-properties>
    </style:style>
    <style:style style:name="P55"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56" style:family="paragraph" style:parent-style-name="Body_20_text_20__28_2_29_" style:master-page-name="">
      <style:paragraph-properties fo:margin-left="0in" fo:margin-right="0in" fo:margin-top="0in" fo:margin-bottom="0in" loext:contextual-spacing="false" fo:line-height="0.1228in" fo:text-align="end" style:justify-single-word="false" fo:text-indent="0in" style:auto-text-indent="false" style:page-number="auto"/>
    </style:style>
    <style:style style:name="P57" style:family="paragraph" style:parent-style-name="Body_20_text_20__28_2_29_" style:master-page-name="">
      <style:paragraph-properties fo:margin-left="0in" fo:margin-right="0in" fo:margin-top="0in" fo:margin-bottom="0in" loext:contextual-spacing="false" fo:line-height="0.1181in" fo:text-align="justify" style:justify-single-word="false" fo:text-indent="0in" style:auto-text-indent="false" style:page-number="auto"/>
    </style:style>
    <style:style style:name="P58"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in" style:auto-text-indent="false" style:page-number="auto"/>
    </style:style>
    <style:style style:name="P5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60" style:family="paragraph" style:parent-style-name="Body_20_text_20__28_2_29_"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1.8311in"/>
        </style:tab-stops>
      </style:paragraph-properties>
    </style:style>
    <style:style style:name="P61"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62" style:family="paragraph" style:parent-style-name="Body_20_text_20__28_2_29_" style:master-page-name="">
      <style:paragraph-properties fo:margin-left="0in" fo:margin-right="0in" fo:margin-top="0in" fo:margin-bottom="0in" loext:contextual-spacing="false" fo:line-height="0.1319in" fo:text-align="justify" style:justify-single-word="false" fo:text-indent="0in" style:auto-text-indent="false" style:page-number="auto"/>
    </style:style>
    <style:style style:name="P63" style:family="paragraph" style:parent-style-name="Body_20_text_20__28_11_29_" style:master-page-name="">
      <style:paragraph-properties fo:margin-left="0in" fo:margin-right="0in" fo:margin-top="0in" fo:margin-bottom="0in" loext:contextual-spacing="false" fo:line-height="0.1272in" fo:text-align="start" style:justify-single-word="false" fo:text-indent="0in" style:auto-text-indent="false" style:page-number="auto"/>
    </style:style>
    <style:style style:name="P64" style:family="paragraph" style:parent-style-name="Body_20_text_20__28_11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335in"/>
        </style:tab-stops>
      </style:paragraph-properties>
    </style:style>
    <style:style style:name="P65" style:family="paragraph" style:parent-style-name="Body_20_text_20__28_11_29_" style:master-page-name="">
      <style:paragraph-properties fo:margin-left="0in" fo:margin-right="0in" fo:margin-top="0in" fo:margin-bottom="0in" loext:contextual-spacing="false" fo:line-height="0.1335in" fo:text-align="justify" style:justify-single-word="false" fo:text-indent="0in" style:auto-text-indent="false" style:page-number="auto">
        <style:tab-stops>
          <style:tab-stop style:position="1.8618in"/>
        </style:tab-stops>
      </style:paragraph-properties>
    </style:style>
    <style:style style:name="P66" style:family="paragraph" style:parent-style-name="Body_20_text_20__28_11_29_" style:master-page-name="">
      <style:paragraph-properties fo:margin-left="0in" fo:margin-right="0in" fo:margin-top="0in" fo:margin-bottom="0in" loext:contextual-spacing="false" fo:line-height="0.1335in" fo:text-align="start" style:justify-single-word="false" fo:text-indent="0in" style:auto-text-indent="false" style:page-number="auto"/>
    </style:style>
    <style:style style:name="P67" style:family="paragraph" style:parent-style-name="Body_20_text_20__28_11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6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page"/>
    </style:style>
    <style:style style:name="P6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70"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in" style:auto-text-indent="false" style:page-number="auto" fo:break-after="page"/>
    </style:style>
    <style:style style:name="P71" style:family="paragraph" style:parent-style-name="Body_20_text_20__28_2_29_" style:master-page-name="">
      <style:paragraph-properties fo:margin-left="0in" fo:margin-right="0in" fo:margin-top="0in" fo:margin-bottom="0in" loext:contextual-spacing="false" fo:line-height="0.1181in" fo:text-align="justify" style:justify-single-word="false" fo:text-indent="0in" style:auto-text-indent="false" style:page-number="auto" fo:break-after="page"/>
    </style:style>
    <style:style style:name="P72" style:family="paragraph" style:parent-style-name="Body_20_text_20__28_4_29_" style:master-page-name="">
      <style:paragraph-properties fo:margin-left="0in" fo:margin-right="0in" fo:margin-top="0in" fo:margin-bottom="0in" loext:contextual-spacing="false" fo:line-height="0.1228in" fo:text-align="start" style:justify-single-word="false" fo:text-indent="0in" style:auto-text-indent="false" style:page-number="auto" fo:break-after="page"/>
    </style:style>
    <style:style style:name="P73" style:family="paragraph" style:parent-style-name="Body_20_text_20__28_11_29_" style:master-page-name="">
      <style:paragraph-properties fo:margin-left="0in" fo:margin-right="0in" fo:margin-top="0in" fo:margin-bottom="0in" loext:contextual-spacing="false" fo:line-height="0.1228in" fo:text-align="start" style:justify-single-word="false" fo:text-indent="0in" style:auto-text-indent="false" style:page-number="auto" fo:break-after="page"/>
    </style:style>
    <style:style style:name="P74" style:family="paragraph" style:parent-style-name="Body_20_text_20__28_4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9717in" style:type="right"/>
        </style:tab-stops>
      </style:paragraph-properties>
    </style:style>
    <style:style style:name="P75" style:family="paragraph" style:parent-style-name="Body_20_text_20__28_4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71in"/>
        </style:tab-stops>
      </style:paragraph-properties>
    </style:style>
    <style:style style:name="P76" style:family="paragraph" style:parent-style-name="Body_20_text_20__28_4_29_"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1.9071in" style:type="right"/>
        </style:tab-stops>
      </style:paragraph-properties>
    </style:style>
    <style:style style:name="P77" style:family="paragraph" style:parent-style-name="Body_20_text_20__28_4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78" style:family="paragraph" style:parent-style-name="Body_20_text_20__28_4_29_"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1.8634in"/>
        </style:tab-stops>
      </style:paragraph-properties>
    </style:style>
    <style:style style:name="P79" style:family="paragraph" style:parent-style-name="Body_20_text_20__28_9_29_" style:master-page-name="">
      <style:paragraph-properties fo:margin-left="0in" fo:margin-right="0in" fo:margin-top="0in" fo:margin-bottom="0in" loext:contextual-spacing="false" fo:line-height="0.2083in" fo:text-align="start" style:justify-single-word="false" fo:text-indent="0in" style:auto-text-indent="false" style:page-number="auto"/>
    </style:style>
    <style:style style:name="P80" style:family="paragraph" style:parent-style-name="Body_20_text_20__28_17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81" style:family="paragraph" style:parent-style-name="Body_20_text_20__28_17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634in"/>
        </style:tab-stops>
      </style:paragraph-properties>
    </style:style>
    <style:style style:name="P82"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column"/>
    </style:style>
    <style:style style:name="P83" style:family="paragraph" style:parent-style-name="Body_20_text_20__28_2_29_" style:master-page-name="">
      <style:paragraph-properties fo:margin-left="0in" fo:margin-right="0in" fo:margin-top="0in" fo:margin-bottom="0.0417in" loext:contextual-spacing="false" fo:text-align="start" style:justify-single-word="false" fo:text-indent="0in" style:auto-text-indent="false" style:page-number="auto"/>
    </style:style>
    <style:style style:name="P84" style:family="paragraph" style:parent-style-name="Body_20_text_20__28_18_29_" style:master-page-name="">
      <style:paragraph-properties fo:margin-left="0in" fo:margin-right="0in" fo:margin-top="0in" fo:margin-bottom="0.028in" loext:contextual-spacing="false" fo:line-height="0.0626in" fo:text-indent="0in" style:auto-text-indent="false" style:page-number="auto"/>
    </style:style>
    <style:style style:name="P85" style:family="paragraph" style:parent-style-name="Body_20_text_20__28_2_29_" style:master-page-name="">
      <style:paragraph-properties fo:margin-left="0in" fo:margin-right="0in" fo:margin-top="0in" fo:margin-bottom="0.0835in" loext:contextual-spacing="false" fo:line-height="0.1299in" fo:text-align="start" style:justify-single-word="false" fo:text-indent="0in" style:auto-text-indent="false" style:page-number="auto"/>
    </style:style>
    <style:style style:name="P86" style:family="paragraph" style:parent-style-name="Body_20_text_20__28_2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87" style:family="paragraph" style:parent-style-name="Body_20_text_20__28_2_29_" style:master-page-name="">
      <style:paragraph-properties fo:margin-left="0in" fo:margin-right="0in" fo:margin-top="0in" fo:margin-bottom="0.0835in" loext:contextual-spacing="false" fo:text-align="justify" style:justify-single-word="false" fo:text-indent="0in" style:auto-text-indent="false" style:page-number="auto"/>
    </style:style>
    <style:style style:name="P88" style:family="paragraph" style:parent-style-name="Body_20_text_20__28_4_29_" style:master-page-name="">
      <style:paragraph-properties fo:margin-left="0in" fo:margin-right="0in" fo:margin-top="0in" fo:margin-bottom="0.0835in" loext:contextual-spacing="false" fo:text-align="start" style:justify-single-word="false" fo:text-indent="0in" style:auto-text-indent="false" style:page-number="auto"/>
    </style:style>
    <style:style style:name="P89" style:family="paragraph" style:parent-style-name="Body_20_text_20__28_11_29_" style:master-page-name="">
      <style:paragraph-properties fo:margin-left="0in" fo:margin-right="0in" fo:margin-top="0in" fo:margin-bottom="0.0835in" loext:contextual-spacing="false" fo:line-height="0.1272in" fo:text-align="start" style:justify-single-word="false" fo:text-indent="0in" style:auto-text-indent="false" style:page-number="auto"/>
    </style:style>
    <style:style style:name="P90" style:family="paragraph" style:parent-style-name="Body_20_text_20__28_2_29_" style:master-page-name="">
      <style:paragraph-properties fo:margin-left="0in" fo:margin-right="0in" fo:margin-top="0in" fo:margin-bottom="0.0862in" loext:contextual-spacing="false" fo:text-align="start" style:justify-single-word="false" fo:text-indent="0in" style:auto-text-indent="false" style:page-number="auto"/>
    </style:style>
    <style:style style:name="P91" style:family="paragraph" style:parent-style-name="Body_20_text_20__28_2_29_" style:master-page-name="">
      <style:paragraph-properties fo:margin-left="0in" fo:margin-right="0in" fo:margin-top="0in" fo:margin-bottom="0.0862in" loext:contextual-spacing="false" fo:line-height="0.1299in" fo:text-align="start" style:justify-single-word="false" fo:text-indent="0in" style:auto-text-indent="false" style:page-number="auto"/>
    </style:style>
    <style:style style:name="P92" style:family="paragraph" style:parent-style-name="Body_20_text_20__28_11_29_" style:master-page-name="">
      <style:paragraph-properties fo:margin-left="0in" fo:margin-right="0in" fo:margin-top="0in" fo:margin-bottom="0.0862in" loext:contextual-spacing="false" fo:line-height="0.1272in" fo:text-align="start" style:justify-single-word="false" fo:text-indent="0in" style:auto-text-indent="false" style:page-number="auto"/>
    </style:style>
    <style:style style:name="P93" style:family="paragraph" style:parent-style-name="Body_20_text_20__28_25_29_" style:master-page-name="">
      <style:paragraph-properties fo:margin-left="0in" fo:margin-right="0in" fo:margin-top="0in" fo:margin-bottom="0.0693in" loext:contextual-spacing="false" fo:line-height="0.0626in" fo:text-indent="0in" style:auto-text-indent="false" style:page-number="auto"/>
    </style:style>
    <style:style style:name="P94" style:family="paragraph" style:parent-style-name="Body_20_text_20__28_24_29_" style:master-page-name="">
      <style:paragraph-properties fo:margin-left="0in" fo:margin-right="0in" fo:margin-top="0in" fo:margin-bottom="0.0693in" loext:contextual-spacing="false" fo:line-height="0.0626in" fo:text-align="start" style:justify-single-word="false" fo:text-indent="0in" style:auto-text-indent="false" style:page-number="auto"/>
    </style:style>
    <style:style style:name="P95" style:family="paragraph" style:parent-style-name="Body_20_text_20__28_2_29_" style:master-page-name="">
      <style:paragraph-properties fo:margin-left="0in" fo:margin-right="0in" fo:margin-top="0in" fo:margin-bottom="0.0807in" loext:contextual-spacing="false" fo:text-align="start" style:justify-single-word="false" fo:text-indent="0in" style:auto-text-indent="false" style:page-number="auto"/>
    </style:style>
    <style:style style:name="P96" style:family="paragraph" style:parent-style-name="Body_20_text_20__28_11_29_" style:master-page-name="">
      <style:paragraph-properties fo:margin-left="0in" fo:margin-right="0in" fo:margin-top="0in" fo:margin-bottom="0.0807in" loext:contextual-spacing="false" fo:line-height="0.1228in" fo:text-align="start" style:justify-single-word="false" fo:text-indent="0in" style:auto-text-indent="false" style:page-number="auto"/>
    </style:style>
    <style:style style:name="P97" style:family="paragraph" style:parent-style-name="Body_20_text_20__28_2_29_" style:master-page-name="">
      <style:paragraph-properties fo:margin-left="0in" fo:margin-right="0in" fo:margin-top="0in" fo:margin-bottom="0.078in" loext:contextual-spacing="false" fo:text-align="start" style:justify-single-word="false" fo:text-indent="0in" style:auto-text-indent="false" style:page-number="auto"/>
    </style:style>
    <style:style style:name="P98" style:family="paragraph" style:parent-style-name="Body_20_text_20__28_12_29_" style:master-page-name="">
      <style:paragraph-properties fo:margin-left="0in" fo:margin-right="0in" fo:margin-top="0in" fo:margin-bottom="0.0626in" loext:contextual-spacing="false" fo:line-height="0.0626in" fo:text-indent="0in" style:auto-text-indent="false" style:page-number="auto"/>
    </style:style>
    <style:style style:name="P99" style:family="paragraph" style:parent-style-name="Body_20_text_20__28_2_29_" style:master-page-name="">
      <style:paragraph-properties fo:margin-left="0in" fo:margin-right="0in" fo:margin-top="0in" fo:margin-bottom="0.0917in" loext:contextual-spacing="false" fo:line-height="0.1181in" fo:text-align="start" style:justify-single-word="false" fo:text-indent="0in" style:auto-text-indent="false" style:page-number="auto"/>
    </style:style>
    <style:style style:name="P100" style:family="paragraph" style:parent-style-name="Body_20_text_20__28_27_29_" style:master-page-name="">
      <style:paragraph-properties fo:margin-left="0in" fo:margin-right="0in" fo:margin-top="0in" fo:margin-bottom="0.0661in" loext:contextual-spacing="false" fo:line-height="0.0626in" fo:text-indent="0in" style:auto-text-indent="false" style:page-number="auto"/>
    </style:style>
    <style:style style:name="P101" style:family="paragraph" style:parent-style-name="Body_20_text_20__28_2_29_" style:master-page-name="">
      <style:paragraph-properties fo:margin-left="0.4307in" fo:margin-right="0in" fo:margin-top="0in" fo:margin-bottom="0in" loext:contextual-spacing="false" fo:text-align="start" style:justify-single-word="false" fo:text-indent="-0.1252in" style:auto-text-indent="false" style:page-number="auto"/>
    </style:style>
    <style:style style:name="P102"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1252in" style:auto-text-indent="false" style:page-number="auto"/>
    </style:style>
    <style:style style:name="P103" style:family="paragraph" style:parent-style-name="Body_20_text_20__28_2_29_" style:master-page-name="">
      <style:paragraph-properties fo:margin-left="0.4307in" fo:margin-right="0in" fo:margin-top="0in" fo:margin-bottom="0in" loext:contextual-spacing="false" fo:text-align="start" style:justify-single-word="false" fo:text-indent="-0.1252in" style:auto-text-indent="false" style:page-number="auto" fo:break-after="column"/>
    </style:style>
    <style:style style:name="P104" style:family="paragraph" style:parent-style-name="Body_20_text_20__28_2_29_" style:master-page-name="">
      <style:paragraph-properties fo:margin-left="0.4307in" fo:margin-right="0in" fo:margin-top="0in" fo:margin-bottom="0.0862in" loext:contextual-spacing="false" fo:line-height="0.1299in" fo:text-align="start" style:justify-single-word="false" fo:text-indent="-0.1252in" style:auto-text-indent="false" style:page-number="auto"/>
    </style:style>
    <style:style style:name="P105" style:family="paragraph" style:parent-style-name="Body_20_text_20__28_2_29_" style:master-page-name="">
      <style:paragraph-properties fo:margin-left="0.4307in" fo:margin-right="0in" fo:margin-top="0in" fo:margin-bottom="0.0835in" loext:contextual-spacing="false" fo:text-align="start" style:justify-single-word="false" fo:text-indent="-0.1252in" style:auto-text-indent="false" style:page-number="auto"/>
    </style:style>
    <style:style style:name="P106" style:family="paragraph" style:parent-style-name="Body_20_text_20__28_2_29_" style:master-page-name="">
      <style:paragraph-properties fo:margin-left="0.278in" fo:margin-right="0in" fo:margin-top="0in" fo:margin-bottom="0in" loext:contextual-spacing="false" fo:text-align="justify" style:justify-single-word="false" fo:text-indent="0in" style:auto-text-indent="false" style:page-number="auto"/>
    </style:style>
    <style:style style:name="P107" style:family="paragraph" style:parent-style-name="Body_20_text_20__28_17_29_" style:master-page-name="">
      <style:paragraph-properties fo:margin-left="0.278in" fo:margin-right="0in" fo:margin-top="0in" fo:margin-bottom="0in" loext:contextual-spacing="false" fo:text-align="start" style:justify-single-word="false" fo:text-indent="0in" style:auto-text-indent="false" style:page-number="auto"/>
    </style:style>
    <style:style style:name="P108" style:family="paragraph" style:parent-style-name="Body_20_text_20__28_2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109" style:family="paragraph" style:parent-style-name="Body_20_text_20__28_2_29_" style:master-page-name="">
      <style:paragraph-properties fo:margin-left="0.139in" fo:margin-right="0in" fo:margin-top="0in" fo:margin-bottom="0in" loext:contextual-spacing="false" fo:text-align="start" style:justify-single-word="false" fo:text-indent="-0.139in" style:auto-text-indent="false" style:page-number="auto">
        <style:tab-stops>
          <style:tab-stop style:position="1.678in"/>
        </style:tab-stops>
      </style:paragraph-properties>
    </style:style>
    <style:style style:name="P110" style:family="paragraph" style:parent-style-name="Body_20_text_20__28_2_29_" style:master-page-name="">
      <style:paragraph-properties fo:margin-left="0.139in" fo:margin-right="0in" fo:margin-top="0in" fo:margin-bottom="0in" loext:contextual-spacing="false" fo:text-align="start" style:justify-single-word="false" fo:text-indent="-0.139in" style:auto-text-indent="false" style:page-number="auto">
        <style:tab-stops>
          <style:tab-stop style:position="1.7055in"/>
        </style:tab-stops>
      </style:paragraph-properties>
    </style:style>
    <style:style style:name="P111" style:family="paragraph" style:parent-style-name="Body_20_text_20__28_2_29_" style:master-page-name="">
      <style:paragraph-properties fo:margin-left="0.139in" fo:margin-right="0in" fo:margin-top="0in" fo:margin-bottom="0in" loext:contextual-spacing="false" fo:text-align="justify" style:justify-single-word="false" fo:text-indent="-0.139in" style:auto-text-indent="false" style:page-number="auto"/>
    </style:style>
    <style:style style:name="P112" style:family="paragraph" style:parent-style-name="Body_20_text_20__28_2_29_" style:master-page-name="">
      <style:paragraph-properties fo:margin-left="0.139in" fo:margin-right="0in" fo:margin-top="0in" fo:margin-bottom="0in" loext:contextual-spacing="false" fo:line-height="0.1228in" fo:text-align="start" style:justify-single-word="false" fo:text-indent="-0.139in" style:auto-text-indent="false" style:page-number="auto"/>
    </style:style>
    <style:style style:name="P113" style:family="paragraph" style:parent-style-name="Body_20_text_20__28_2_29_" style:master-page-name="">
      <style:paragraph-properties fo:margin-left="0.139in" fo:margin-right="0in" fo:margin-top="0in" fo:margin-bottom="0in" loext:contextual-spacing="false" fo:line-height="0.1201in" fo:text-align="start" style:justify-single-word="false" fo:text-indent="-0.139in" style:auto-text-indent="false" style:page-number="auto"/>
    </style:style>
    <style:style style:name="P114" style:family="paragraph" style:parent-style-name="Body_20_text_20__28_2_29_" style:master-page-name="">
      <style:paragraph-properties fo:margin-left="0.139in" fo:margin-right="0in" fo:margin-top="0in" fo:margin-bottom="0in" loext:contextual-spacing="false" fo:line-height="0.1335in" fo:text-align="start" style:justify-single-word="false" fo:text-indent="-0.139in" style:auto-text-indent="false" style:page-number="auto"/>
    </style:style>
    <style:style style:name="P115"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139in" style:auto-text-indent="false" style:page-number="auto"/>
    </style:style>
    <style:style style:name="P116" style:family="paragraph" style:parent-style-name="Body_20_text_20__28_11_29_" style:master-page-name="">
      <style:paragraph-properties fo:margin-left="0.139in" fo:margin-right="0in" fo:margin-top="0in" fo:margin-bottom="0in" loext:contextual-spacing="false" fo:line-height="0.1272in" fo:text-align="start" style:justify-single-word="false" fo:text-indent="-0.139in" style:auto-text-indent="false" style:page-number="auto"/>
    </style:style>
    <style:style style:name="P117" style:family="paragraph" style:parent-style-name="Body_20_text_20__28_2_29_" style:master-page-name="">
      <style:paragraph-properties fo:margin-left="0.139in" fo:margin-right="0in" fo:margin-top="0in" fo:margin-bottom="0in" loext:contextual-spacing="false" fo:text-align="start" style:justify-single-word="false" fo:text-indent="-0.139in" style:auto-text-indent="false" style:page-number="auto" fo:break-after="page"/>
    </style:style>
    <style:style style:name="P118"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139in" style:auto-text-indent="false" style:page-number="auto" fo:break-after="page"/>
    </style:style>
    <style:style style:name="P119" style:family="paragraph" style:parent-style-name="Body_20_text_20__28_4_29_" style:master-page-name="">
      <style:paragraph-properties fo:margin-left="0.139in" fo:margin-right="0in" fo:margin-top="0in" fo:margin-bottom="0in" loext:contextual-spacing="false" fo:text-align="start" style:justify-single-word="false" fo:text-indent="-0.139in" style:auto-text-indent="false" style:page-number="auto"/>
    </style:style>
    <style:style style:name="P120" style:family="paragraph" style:parent-style-name="Body_20_text_20__28_2_29_" style:master-page-name="">
      <style:paragraph-properties fo:margin-left="0.139in" fo:margin-right="0in" fo:margin-top="0in" fo:margin-bottom="0.0835in" loext:contextual-spacing="false" fo:text-align="start" style:justify-single-word="false" fo:text-indent="-0.139in" style:auto-text-indent="false" style:page-number="auto"/>
    </style:style>
    <style:style style:name="P121" style:family="paragraph" style:parent-style-name="Body_20_text_20__28_11_29_" style:master-page-name="">
      <style:paragraph-properties fo:margin-left="0.139in" fo:margin-right="0in" fo:margin-top="0in" fo:margin-bottom="0.0807in" loext:contextual-spacing="false" fo:line-height="0.1272in" fo:text-align="start" style:justify-single-word="false" fo:text-indent="-0.139in" style:auto-text-indent="false" style:page-number="auto"/>
    </style:style>
    <style:style style:name="P122" style:family="paragraph" style:parent-style-name="Body_20_text_20__28_2_29_" style:master-page-name="">
      <style:paragraph-properties fo:margin-left="0.139in" fo:margin-right="0in" fo:margin-top="0in" fo:margin-bottom="0.0862in" loext:contextual-spacing="false" fo:line-height="0.1299in" fo:text-align="start" style:justify-single-word="false" fo:text-indent="-0.139in" style:auto-text-indent="false" style:page-number="auto"/>
    </style:style>
    <style:style style:name="P123" style:family="paragraph" style:parent-style-name="Body_20_text_20__28_2_29_" style:master-page-name="">
      <style:paragraph-properties fo:margin-left="0.139in" fo:margin-right="0in" fo:margin-top="0in" fo:margin-bottom="0.0862in" loext:contextual-spacing="false" fo:line-height="0.1335in" fo:text-align="start" style:justify-single-word="false" fo:text-indent="-0.139in" style:auto-text-indent="false" style:page-number="auto"/>
    </style:style>
    <style:style style:name="P124" style:family="paragraph" style:parent-style-name="Body_20_text_20__28_11_29_" style:master-page-name="">
      <style:paragraph-properties fo:margin-left="0.139in" fo:margin-right="0in" fo:margin-top="0in" fo:margin-bottom="0.078in" loext:contextual-spacing="false" fo:line-height="0.1272in" fo:text-align="start" style:justify-single-word="false" fo:text-indent="-0.139in" style:auto-text-indent="false" style:page-number="auto"/>
    </style:style>
    <style:style style:name="P125" style:family="paragraph" style:parent-style-name="Body_20_text_20__28_2_29_" style:master-page-name="">
      <style:paragraph-properties fo:margin-left="0.4165in" fo:margin-right="0in" fo:margin-top="0in" fo:margin-bottom="0in" loext:contextual-spacing="false" fo:text-align="justify" style:justify-single-word="false" fo:text-indent="-0.1252in" style:auto-text-indent="false" style:page-number="auto"/>
    </style:style>
    <style:style style:name="P126" style:family="paragraph" style:parent-style-name="Body_20_text_20__28_2_29_" style:master-page-name="">
      <style:paragraph-properties fo:margin-left="0.4165in" fo:margin-right="0in" fo:margin-top="0in" fo:margin-bottom="0in" loext:contextual-spacing="false" fo:text-align="start" style:justify-single-word="false" fo:text-indent="-0.1252in" style:auto-text-indent="false" style:page-number="auto"/>
    </style:style>
    <style:style style:name="P127" style:family="paragraph" style:parent-style-name="Body_20_text_20__28_2_29_" style:master-page-name="">
      <style:paragraph-properties fo:margin-left="0.4165in" fo:margin-right="0in" fo:margin-top="0in" fo:margin-bottom="0in" loext:contextual-spacing="false" fo:line-height="0.1228in" fo:text-align="justify" style:justify-single-word="false" fo:text-indent="-0.1252in" style:auto-text-indent="false" style:page-number="auto"/>
    </style:style>
    <style:style style:name="P128"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1252in" style:auto-text-indent="false" style:page-number="auto"/>
    </style:style>
    <style:style style:name="P129" style:family="paragraph" style:parent-style-name="Body_20_text_20__28_2_29_" style:master-page-name="">
      <style:paragraph-properties fo:margin-left="0.4165in" fo:margin-right="0in" fo:margin-top="0in" fo:margin-bottom="0in" loext:contextual-spacing="false" fo:line-height="0.1228in" fo:text-align="justify" style:justify-single-word="false" fo:text-indent="-0.1252in" style:auto-text-indent="false" style:page-number="auto" fo:break-after="column"/>
    </style:style>
    <style:style style:name="P130"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1252in" style:auto-text-indent="false" style:page-number="auto" fo:break-after="column"/>
    </style:style>
    <style:style style:name="P131" style:family="paragraph" style:parent-style-name="Body_20_text_20__28_2_29_" style:master-page-name="">
      <style:paragraph-properties fo:margin-left="0.4165in" fo:margin-right="0in" fo:margin-top="0in" fo:margin-bottom="0.0835in" loext:contextual-spacing="false" fo:text-align="justify" style:justify-single-word="false" fo:text-indent="-0.1252in" style:auto-text-indent="false" style:page-number="auto"/>
    </style:style>
    <style:style style:name="P132" style:family="paragraph" style:parent-style-name="Body_20_text_20__28_2_29_" style:master-page-name="">
      <style:paragraph-properties fo:margin-left="0.4165in" fo:margin-right="0in" fo:margin-top="0in" fo:margin-bottom="0.0835in" loext:contextual-spacing="false" fo:text-align="start" style:justify-single-word="false" fo:text-indent="-0.1252in" style:auto-text-indent="false" style:page-number="auto"/>
    </style:style>
    <style:style style:name="P133" style:family="paragraph" style:parent-style-name="Body_20_text_20__28_2_29_" style:master-page-name="">
      <style:paragraph-properties fo:margin-left="0.4165in" fo:margin-right="0in" fo:margin-top="0in" fo:margin-bottom="0.0862in" loext:contextual-spacing="false" fo:text-align="justify" style:justify-single-word="false" fo:text-indent="-0.1252in" style:auto-text-indent="false" style:page-number="auto"/>
    </style:style>
    <style:style style:name="P134" style:family="paragraph" style:parent-style-name="Body_20_text_20__28_2_29_" style:master-page-name="">
      <style:paragraph-properties fo:margin-left="0.4165in" fo:margin-right="0in" fo:margin-top="0in" fo:margin-bottom="0.0417in" loext:contextual-spacing="false" fo:text-align="start" style:justify-single-word="false" fo:text-indent="-0.1252in" style:auto-text-indent="false" style:page-number="auto"/>
    </style:style>
    <style:style style:name="P135"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36"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1.8571in"/>
        </style:tab-stops>
      </style:paragraph-properties>
    </style:style>
    <style:style style:name="P13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138"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139"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528in" style:auto-text-indent="false" style:page-number="auto"/>
    </style:style>
    <style:style style:name="P140" style:family="paragraph" style:parent-style-name="Body_20_text_20__28_11_29_" style:master-page-name="">
      <style:paragraph-properties fo:margin-left="0in" fo:margin-right="0in" fo:margin-top="0in" fo:margin-bottom="0in" loext:contextual-spacing="false" fo:line-height="0.1272in" fo:text-align="start" style:justify-single-word="false" fo:text-indent="0.1528in" style:auto-text-indent="false" style:page-number="auto"/>
    </style:style>
    <style:style style:name="P141" style:family="paragraph" style:parent-style-name="Body_20_text_20__28_11_29_" style:master-page-name="">
      <style:paragraph-properties fo:margin-left="0in" fo:margin-right="0in" fo:margin-top="0in" fo:margin-bottom="0in" loext:contextual-spacing="false" fo:line-height="0.1272in" fo:text-align="start" style:justify-single-word="false" fo:text-indent="0.1528in" style:auto-text-indent="false" style:page-number="auto">
        <style:tab-stops>
          <style:tab-stop style:position="1.85in"/>
        </style:tab-stops>
      </style:paragraph-properties>
    </style:style>
    <style:style style:name="P142" style:family="paragraph" style:parent-style-name="Body_20_text_20__28_11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43" style:family="paragraph" style:parent-style-name="Body_20_text_20__28_4_29_" style:master-page-name="">
      <style:paragraph-properties fo:margin-left="0in" fo:margin-right="0in" fo:margin-top="0in" fo:margin-bottom="0in" loext:contextual-spacing="false" fo:line-height="0.1228in" fo:text-align="start" style:justify-single-word="false" fo:text-indent="0.1528in" style:auto-text-indent="false" style:page-number="auto"/>
    </style:style>
    <style:style style:name="P144" style:family="paragraph" style:parent-style-name="Body_20_text_20__28_4_29_" style:master-page-name="">
      <style:paragraph-properties fo:margin-left="0in" fo:margin-right="0in" fo:margin-top="0in" fo:margin-bottom="0in" loext:contextual-spacing="false" fo:line-height="0.1228in" fo:text-align="start" style:justify-single-word="false" fo:text-indent="0.1528in" style:auto-text-indent="false" style:page-number="auto">
        <style:tab-stops>
          <style:tab-stop style:position="1.9071in" style:type="right"/>
        </style:tab-stops>
      </style:paragraph-properties>
    </style:style>
    <style:style style:name="P145" style:family="paragraph" style:parent-style-name="Body_20_text_20__28_2_29_" style:master-page-name="">
      <style:paragraph-properties fo:margin-left="0in" fo:margin-right="0in" fo:margin-top="0in" fo:margin-bottom="0.0862in" loext:contextual-spacing="false" fo:text-align="start" style:justify-single-word="false" fo:text-indent="0.1528in" style:auto-text-indent="false" style:page-number="auto"/>
    </style:style>
    <style:style style:name="P146" style:family="paragraph" style:parent-style-name="Body_20_text_20__28_2_29_" style:master-page-name="">
      <style:paragraph-properties fo:margin-left="0in" fo:margin-right="0in" fo:margin-top="0in" fo:margin-bottom="0.0835in" loext:contextual-spacing="false" fo:text-align="start" style:justify-single-word="false" fo:text-indent="0.1528in" style:auto-text-indent="false" style:page-number="auto"/>
    </style:style>
    <style:style style:name="P147" style:family="paragraph" style:parent-style-name="Body_20_text_20__28_2_29_" style:master-page-name="">
      <style:paragraph-properties fo:margin-left="0in" fo:margin-right="0in" fo:margin-top="0in" fo:margin-bottom="0.039in" loext:contextual-spacing="false" fo:text-align="start" style:justify-single-word="false" fo:text-indent="0.1528in" style:auto-text-indent="false" style:page-number="auto"/>
    </style:style>
    <style:style style:name="P148" style:family="paragraph" style:parent-style-name="Body_20_text_20__28_2_29_" style:master-page-name="">
      <style:paragraph-properties fo:margin-left="0in" fo:margin-right="0in" fo:margin-top="0in" fo:margin-bottom="0.0583in" loext:contextual-spacing="false" fo:line-height="0.1181in" fo:text-align="start" style:justify-single-word="false" fo:text-indent="0.1528in" style:auto-text-indent="false" style:page-number="auto"/>
    </style:style>
    <style:style style:name="P149" style:family="paragraph" style:parent-style-name="Body_20_text_20__28_2_29_" style:master-page-name="">
      <style:paragraph-properties fo:margin-left="0in" fo:margin-right="0in" fo:margin-top="0in" fo:margin-bottom="0.0807in" loext:contextual-spacing="false" fo:line-height="0.1228in" fo:text-align="start" style:justify-single-word="false" fo:text-indent="0.1528in" style:auto-text-indent="false" style:page-number="auto"/>
    </style:style>
    <style:style style:name="P150"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51"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445in"/>
        </style:tab-stops>
      </style:paragraph-properties>
    </style:style>
    <style:style style:name="P15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465in"/>
        </style:tab-stops>
      </style:paragraph-properties>
    </style:style>
    <style:style style:name="P15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256in"/>
        </style:tab-stops>
      </style:paragraph-properties>
    </style:style>
    <style:style style:name="P154" style:family="paragraph" style:parent-style-name="Body_20_text_20__28_2_29_" style:master-page-name="">
      <style:paragraph-properties fo:margin-left="0in" fo:margin-right="0in" fo:margin-top="0in" fo:margin-bottom="0in" loext:contextual-spacing="false" fo:line-height="0.1335in" fo:text-align="start" style:justify-single-word="false" fo:text-indent="0.139in" style:auto-text-indent="false" style:page-number="auto"/>
    </style:style>
    <style:style style:name="P155"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39in" style:auto-text-indent="false" style:page-number="auto"/>
    </style:style>
    <style:style style:name="P156"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39in" style:auto-text-indent="false" style:page-number="auto">
        <style:tab-stops>
          <style:tab-stop style:position="1.8465in"/>
        </style:tab-stops>
      </style:paragraph-properties>
    </style:style>
    <style:style style:name="P157" style:family="paragraph" style:parent-style-name="Body_20_text_20__28_2_29_" style:master-page-name="">
      <style:paragraph-properties fo:margin-left="0in" fo:margin-right="0in" fo:margin-top="0in" fo:margin-bottom="0in" loext:contextual-spacing="false" fo:line-height="0.1228in" fo:text-align="justify" style:justify-single-word="false" fo:text-indent="0.139in" style:auto-text-indent="false" style:page-number="auto"/>
    </style:style>
    <style:style style:name="P158"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159"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16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tab-stops>
          <style:tab-stop style:position="1.8311in"/>
        </style:tab-stops>
      </style:paragraph-properties>
    </style:style>
    <style:style style:name="P161" style:family="paragraph" style:parent-style-name="Body_20_text_20__28_4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62" style:family="paragraph" style:parent-style-name="Body_20_text_20__28_4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163"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164" style:family="paragraph" style:parent-style-name="Body_20_text_20__28_17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165" style:family="paragraph" style:parent-style-name="Body_20_text_20__28_11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166" style:family="paragraph" style:parent-style-name="Body_20_text_20__28_11_29_" style:master-page-name="">
      <style:paragraph-properties fo:margin-left="0in" fo:margin-right="0in" fo:margin-top="0in" fo:margin-bottom="0in" loext:contextual-spacing="false" fo:line-height="0.1272in" fo:text-align="start" style:justify-single-word="false" fo:text-indent="0.139in" style:auto-text-indent="false" style:page-number="auto">
        <style:tab-stops>
          <style:tab-stop style:position="1.8634in"/>
        </style:tab-stops>
      </style:paragraph-properties>
    </style:style>
    <style:style style:name="P167" style:family="paragraph" style:parent-style-name="Body_20_text_20__28_2_29_" style:master-page-name="">
      <style:paragraph-properties fo:margin-left="0in" fo:margin-right="0in" fo:margin-top="0in" fo:margin-bottom="0.0862in" loext:contextual-spacing="false" fo:text-align="start" style:justify-single-word="false" fo:text-indent="0.139in" style:auto-text-indent="false" style:page-number="auto"/>
    </style:style>
    <style:style style:name="P168" style:family="paragraph" style:parent-style-name="Body_20_text_20__28_2_29_" style:master-page-name="">
      <style:paragraph-properties fo:margin-left="0in" fo:margin-right="0in" fo:margin-top="0in" fo:margin-bottom="0.0807in" loext:contextual-spacing="false" fo:line-height="0.1228in" fo:text-align="start" style:justify-single-word="false" fo:text-indent="0.139in" style:auto-text-indent="false" style:page-number="auto"/>
    </style:style>
    <style:style style:name="P169" style:family="paragraph" style:parent-style-name="Body_20_text_20__28_2_29_" style:master-page-name="">
      <style:paragraph-properties fo:margin-left="0in" fo:margin-right="0in" fo:margin-top="0in" fo:margin-bottom="0.0807in" loext:contextual-spacing="false" fo:text-align="start" style:justify-single-word="false" fo:text-indent="0.139in" style:auto-text-indent="false" style:page-number="auto"/>
    </style:style>
    <style:style style:name="P170" style:family="paragraph" style:parent-style-name="Body_20_text_20__28_2_29_" style:master-page-name="">
      <style:paragraph-properties fo:margin-left="0in" fo:margin-right="0in" fo:margin-top="0in" fo:margin-bottom="0.0835in" loext:contextual-spacing="false" fo:text-align="start" style:justify-single-word="false" fo:text-indent="0.139in" style:auto-text-indent="false" style:page-number="auto"/>
    </style:style>
    <style:style style:name="P171" style:family="paragraph" style:parent-style-name="Body_20_text_20__28_2_29_" style:master-page-name="">
      <style:paragraph-properties fo:margin-left="0in" fo:margin-right="0in" fo:margin-top="0in" fo:margin-bottom="0.0835in" loext:contextual-spacing="false" fo:line-height="0.1228in" fo:text-align="start" style:justify-single-word="false" fo:text-indent="0.139in" style:auto-text-indent="false" style:page-number="auto"/>
    </style:style>
    <style:style style:name="P172" style:family="paragraph" style:parent-style-name="Body_20_text_20__28_11_29_" style:master-page-name="">
      <style:paragraph-properties fo:margin-left="0in" fo:margin-right="0in" fo:margin-top="0in" fo:margin-bottom="0.0835in" loext:contextual-spacing="false" fo:line-height="0.1272in" fo:text-align="start" style:justify-single-word="false" fo:text-indent="0.139in" style:auto-text-indent="false" style:page-number="auto"/>
    </style:style>
    <style:style style:name="P173" style:family="paragraph" style:parent-style-name="Body_20_text_20__28_2_29_" style:master-page-name="">
      <style:paragraph-properties fo:margin-left="0.1528in" fo:margin-right="0in" fo:margin-top="0in" fo:margin-bottom="0in" loext:contextual-spacing="false" fo:text-align="start" style:justify-single-word="false" fo:text-indent="-0.1528in" style:auto-text-indent="false" style:page-number="auto"/>
    </style:style>
    <style:style style:name="P174" style:family="paragraph" style:parent-style-name="Body_20_text_20__28_2_29_" style:master-page-name="">
      <style:paragraph-properties fo:margin-left="0.1528in" fo:margin-right="0in" fo:margin-top="0in" fo:margin-bottom="0in" loext:contextual-spacing="false" fo:line-height="0.1228in" fo:text-align="start" style:justify-single-word="false" fo:text-indent="-0.1528in" style:auto-text-indent="false" style:page-number="auto"/>
    </style:style>
    <style:style style:name="P175" style:family="paragraph" style:parent-style-name="Body_20_text_20__28_2_29_" style:master-page-name="">
      <style:paragraph-properties fo:margin-left="0.1528in" fo:margin-right="0in" fo:margin-top="0in" fo:margin-bottom="0in" loext:contextual-spacing="false" fo:line-height="0.1299in" fo:text-align="start" style:justify-single-word="false" fo:text-indent="-0.1528in" style:auto-text-indent="false" style:page-number="auto"/>
    </style:style>
    <style:style style:name="P176" style:family="paragraph" style:parent-style-name="Body_20_text_20__28_11_29_" style:master-page-name="">
      <style:paragraph-properties fo:margin-left="0.1528in" fo:margin-right="0in" fo:margin-top="0in" fo:margin-bottom="0in" loext:contextual-spacing="false" fo:line-height="0.1272in" fo:text-align="start" style:justify-single-word="false" fo:text-indent="-0.1528in" style:auto-text-indent="false" style:page-number="auto"/>
    </style:style>
    <style:style style:name="P177" style:family="paragraph" style:parent-style-name="Body_20_text_20__28_4_29_" style:master-page-name="">
      <style:paragraph-properties fo:margin-left="0.1528in" fo:margin-right="0in" fo:margin-top="0in" fo:margin-bottom="0in" loext:contextual-spacing="false" fo:text-align="start" style:justify-single-word="false" fo:text-indent="-0.1528in" style:auto-text-indent="false" style:page-number="auto"/>
    </style:style>
    <style:style style:name="P178" style:family="paragraph" style:parent-style-name="Body_20_text_20__28_11_29_" style:master-page-name="">
      <style:paragraph-properties fo:margin-left="0.1528in" fo:margin-right="0in" fo:margin-top="0in" fo:margin-bottom="0.0807in" loext:contextual-spacing="false" fo:text-align="start" style:justify-single-word="false" fo:text-indent="-0.1528in" style:auto-text-indent="false" style:page-number="auto"/>
    </style:style>
    <style:style style:name="P179" style:family="paragraph" style:parent-style-name="Body_20_text_20__28_2_29_" style:master-page-name="">
      <style:paragraph-properties fo:margin-left="0.1528in" fo:margin-right="0in" fo:margin-top="0in" fo:margin-bottom="0.0807in" loext:contextual-spacing="false" fo:line-height="0.1228in" fo:text-align="start" style:justify-single-word="false" fo:text-indent="-0.1528in" style:auto-text-indent="false" style:page-number="auto"/>
    </style:style>
    <style:style style:name="P180" style:family="paragraph" style:parent-style-name="Body_20_text_20__28_2_29_" style:master-page-name="">
      <style:paragraph-properties fo:margin-left="0.1528in" fo:margin-right="0in" fo:margin-top="0in" fo:margin-bottom="0.0862in" loext:contextual-spacing="false" fo:text-align="start" style:justify-single-word="false" fo:text-indent="-0.1528in" style:auto-text-indent="false" style:page-number="auto"/>
    </style:style>
    <style:style style:name="P181"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82"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style:tab-stops>
          <style:tab-stop style:position="1.302in"/>
        </style:tab-stops>
      </style:paragraph-properties>
    </style:style>
    <style:style style:name="P183" style:family="paragraph" style:parent-style-name="Body_20_text_20__28_2_29_" style:master-page-name="">
      <style:paragraph-properties fo:margin-left="0.25in" fo:margin-right="0in" fo:margin-top="0in" fo:margin-bottom="0in" loext:contextual-spacing="false" fo:line-height="0.1181in" fo:text-align="start" style:justify-single-word="false" fo:text-indent="-0.111in" style:auto-text-indent="false" style:page-number="auto"/>
    </style:style>
    <style:style style:name="P184" style:family="paragraph" style:parent-style-name="Body_20_text_20__28_2_29_" style:master-page-name="">
      <style:paragraph-properties fo:margin-left="0.25in" fo:margin-right="0in" fo:margin-top="0in" fo:margin-bottom="0in" loext:contextual-spacing="false" fo:line-height="0.1299in" fo:text-align="start" style:justify-single-word="false" fo:text-indent="-0.111in" style:auto-text-indent="false" style:page-number="auto"/>
    </style:style>
    <style:style style:name="P185"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111in" style:auto-text-indent="false" style:page-number="auto"/>
    </style:style>
    <style:style style:name="P186" style:family="paragraph" style:parent-style-name="Body_20_text_20__28_2_29_" style:master-page-name="">
      <style:paragraph-properties fo:margin-left="0.25in" fo:margin-right="0in" fo:margin-top="0in" fo:margin-bottom="0in" loext:contextual-spacing="false" fo:line-height="0.1201in" fo:text-align="start" style:justify-single-word="false" fo:text-indent="-0.111in" style:auto-text-indent="false" style:page-number="auto"/>
    </style:style>
    <style:style style:name="P187" style:family="paragraph" style:parent-style-name="Body_20_text_20__28_11_29_" style:master-page-name="">
      <style:paragraph-properties fo:margin-left="0.25in" fo:margin-right="0in" fo:margin-top="0in" fo:margin-bottom="0in" loext:contextual-spacing="false" fo:line-height="0.1272in" fo:text-align="start" style:justify-single-word="false" fo:text-indent="-0.111in" style:auto-text-indent="false" style:page-number="auto"/>
    </style:style>
    <style:style style:name="P188" style:family="paragraph" style:parent-style-name="Body_20_text_20__28_11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89" style:family="paragraph" style:parent-style-name="Body_20_text_20__28_11_29_" style:master-page-name="">
      <style:paragraph-properties fo:margin-left="0.25in" fo:margin-right="0in" fo:margin-top="0in" fo:margin-bottom="0in" loext:contextual-spacing="false" fo:line-height="0.1228in" fo:text-align="start" style:justify-single-word="false" fo:text-indent="-0.111in" style:auto-text-indent="false" style:page-number="auto"/>
    </style:style>
    <style:style style:name="P190" style:family="paragraph" style:parent-style-name="Body_20_text_20__28_11_29_" style:master-page-name="">
      <style:paragraph-properties fo:margin-left="0.25in" fo:margin-right="0in" fo:margin-top="0in" fo:margin-bottom="0in" loext:contextual-spacing="false" fo:line-height="0.0972in" fo:text-align="start" style:justify-single-word="false" fo:text-indent="-0.111in" style:auto-text-indent="false" style:page-number="auto"/>
    </style:style>
    <style:style style:name="P191" style:family="paragraph" style:parent-style-name="Body_20_text_20__28_17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92" style:family="paragraph" style:parent-style-name="Body_20_text_20__28_4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93" style:family="paragraph" style:parent-style-name="Body_20_text_20__28_11_29_" style:master-page-name="">
      <style:paragraph-properties fo:margin-left="0.25in" fo:margin-right="0in" fo:margin-top="0in" fo:margin-bottom="0in" loext:contextual-spacing="false" fo:line-height="0.0972in" fo:text-align="start" style:justify-single-word="false" fo:text-indent="-0.111in" style:auto-text-indent="false" style:page-number="auto" fo:break-after="page"/>
    </style:style>
    <style:style style:name="P194" style:family="paragraph" style:parent-style-name="Body_20_text_20__28_2_29_" style:master-page-name="">
      <style:paragraph-properties fo:margin-left="0.25in" fo:margin-right="0in" fo:margin-top="0in" fo:margin-bottom="0in" loext:contextual-spacing="false" fo:text-align="start" style:justify-single-word="false" fo:text-indent="-0.111in" style:auto-text-indent="false" style:page-number="auto" fo:break-after="page"/>
    </style:style>
    <style:style style:name="P195" style:family="paragraph" style:parent-style-name="Body_20_text_20__28_2_29_" style:master-page-name="">
      <style:paragraph-properties fo:margin-left="0.25in" fo:margin-right="0in" fo:margin-top="0in" fo:margin-bottom="0.0835in" loext:contextual-spacing="false" fo:text-align="start" style:justify-single-word="false" fo:text-indent="-0.111in" style:auto-text-indent="false" style:page-number="auto"/>
    </style:style>
    <style:style style:name="P196" style:family="paragraph" style:parent-style-name="Body_20_text_20__28_2_29_" style:master-page-name="">
      <style:paragraph-properties fo:margin-left="0.25in" fo:margin-right="0in" fo:margin-top="0in" fo:margin-bottom="0.0835in" loext:contextual-spacing="false" fo:line-height="0.1335in" fo:text-align="start" style:justify-single-word="false" fo:text-indent="-0.111in" style:auto-text-indent="false" style:page-number="auto"/>
    </style:style>
    <style:style style:name="P197" style:family="paragraph" style:parent-style-name="Body_20_text_20__28_2_29_" style:master-page-name="">
      <style:paragraph-properties fo:margin-left="0.25in" fo:margin-right="0in" fo:margin-top="0in" fo:margin-bottom="0.0835in" loext:contextual-spacing="false" fo:line-height="0.1228in" fo:text-align="start" style:justify-single-word="false" fo:text-indent="-0.111in" style:auto-text-indent="false" style:page-number="auto"/>
    </style:style>
    <style:style style:name="P198" style:family="paragraph" style:parent-style-name="Body_20_text_20__28_11_29_" style:master-page-name="">
      <style:paragraph-properties fo:margin-left="0.25in" fo:margin-right="0in" fo:margin-top="0in" fo:margin-bottom="0.0835in" loext:contextual-spacing="false" fo:line-height="0.1272in" fo:text-align="start" style:justify-single-word="false" fo:text-indent="-0.111in" style:auto-text-indent="false" style:page-number="auto"/>
    </style:style>
    <style:style style:name="P199" style:family="paragraph" style:parent-style-name="Body_20_text_20__28_2_29_" style:master-page-name="">
      <style:paragraph-properties fo:margin-left="0.25in" fo:margin-right="0in" fo:margin-top="0in" fo:margin-bottom="0.0862in" loext:contextual-spacing="false" fo:text-align="start" style:justify-single-word="false" fo:text-indent="-0.111in" style:auto-text-indent="false" style:page-number="auto"/>
    </style:style>
    <style:style style:name="P200" style:family="paragraph" style:parent-style-name="Body_20_text_20__28_2_29_" style:master-page-name="">
      <style:paragraph-properties fo:margin-left="0.25in" fo:margin-right="0in" fo:margin-top="0in" fo:margin-bottom="0.0807in" loext:contextual-spacing="false" fo:text-align="start" style:justify-single-word="false" fo:text-indent="-0.111in" style:auto-text-indent="false" style:page-number="auto"/>
    </style:style>
    <style:style style:name="P201" style:family="paragraph" style:parent-style-name="Body_20_text_20__28_11_29_" style:master-page-name="">
      <style:paragraph-properties fo:margin-left="0.25in" fo:margin-right="0in" fo:margin-top="0in" fo:margin-bottom="0.1071in" loext:contextual-spacing="false" fo:line-height="0.1272in" fo:text-align="start" style:justify-single-word="false" fo:text-indent="-0.111in" style:auto-text-indent="false" style:page-number="auto"/>
    </style:style>
    <style:style style:name="P202" style:family="paragraph" style:parent-style-name="Body_20_text_20__28_2_29_" style:master-page-name="">
      <style:paragraph-properties fo:margin-left="0.25in" fo:margin-right="0in" fo:margin-top="0in" fo:margin-bottom="0.0417in" loext:contextual-spacing="false" fo:text-align="start" style:justify-single-word="false" fo:text-indent="-0.111in" style:auto-text-indent="false" style:page-number="auto"/>
    </style:style>
    <style:style style:name="P203" style:family="paragraph" style:parent-style-name="Body_20_text_20__28_2_29_" style:master-page-name="">
      <style:paragraph-properties fo:margin-left="0.25in" fo:margin-right="0in" fo:margin-top="0in" fo:margin-bottom="0.0417in" loext:contextual-spacing="false" fo:line-height="0.1299in" fo:text-align="start" style:justify-single-word="false" fo:text-indent="-0.111in" style:auto-text-indent="false" style:page-number="auto"/>
    </style:style>
    <style:style style:name="P204" style:family="paragraph" style:parent-style-name="Body_20_text_20__28_2_29_" style:master-page-name="">
      <style:paragraph-properties fo:margin-left="0.25in" fo:margin-right="0in" fo:margin-top="0in" fo:margin-bottom="0.0783in" loext:contextual-spacing="false" fo:line-height="0.1228in" fo:text-align="start" style:justify-single-word="false" fo:text-indent="-0.111in" style:auto-text-indent="false" style:page-number="auto"/>
    </style:style>
    <style:style style:name="P205"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1252in" style:auto-text-indent="false" style:page-number="auto"/>
    </style:style>
    <style:style style:name="P206" style:family="paragraph" style:parent-style-name="Body_20_text_20__28_2_29_" style:master-page-name="">
      <style:paragraph-properties fo:margin-left="0.4028in" fo:margin-right="0in" fo:margin-top="0in" fo:margin-bottom="0in" loext:contextual-spacing="false" fo:text-align="start" style:justify-single-word="false" fo:text-indent="-0.1252in" style:auto-text-indent="false" style:page-number="auto"/>
    </style:style>
    <style:style style:name="P207"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1252in" style:auto-text-indent="false" style:page-number="auto" fo:break-after="column"/>
    </style:style>
    <style:style style:name="P208" style:family="paragraph" style:parent-style-name="Body_20_text_20__28_2_29_" style:master-page-name="">
      <style:paragraph-properties fo:margin-left="0.4028in" fo:margin-right="0in" fo:margin-top="0in" fo:margin-bottom="0.0835in" loext:contextual-spacing="false" fo:line-height="0.1299in" fo:text-align="start" style:justify-single-word="false" fo:text-indent="-0.1252in" style:auto-text-indent="false" style:page-number="auto"/>
    </style:style>
    <style:style style:name="P209" style:family="paragraph" style:parent-style-name="Body_20_text_20__28_2_29_" style:master-page-name="">
      <style:paragraph-properties fo:margin-left="0in" fo:margin-right="0in" fo:margin-top="0in" fo:margin-bottom="0in" loext:contextual-spacing="false" fo:text-align="justify" style:justify-single-word="false" fo:text-indent="0.1807in" style:auto-text-indent="false" style:page-number="auto"/>
    </style:style>
    <style:style style:name="P210"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style>
    <style:style style:name="P211"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807in" style:auto-text-indent="false" style:page-number="auto"/>
    </style:style>
    <style:style style:name="P212" style:family="paragraph" style:parent-style-name="Body_20_text_20__28_4_29_" style:master-page-name="">
      <style:paragraph-properties fo:margin-left="0in" fo:margin-right="0in" fo:margin-top="0in" fo:margin-bottom="0in" loext:contextual-spacing="false" fo:text-align="start" style:justify-single-word="false" fo:text-indent="0.1807in" style:auto-text-indent="false" style:page-number="auto" fo:break-after="page"/>
    </style:style>
    <style:style style:name="P213" style:family="paragraph" style:parent-style-name="Body_20_text_20__28_2_29_" style:master-page-name="">
      <style:paragraph-properties fo:margin-left="0in" fo:margin-right="0in" fo:margin-top="0in" fo:margin-bottom="0.0862in" loext:contextual-spacing="false" fo:text-align="start" style:justify-single-word="false" fo:text-indent="0.1807in" style:auto-text-indent="false" style:page-number="auto"/>
    </style:style>
    <style:style style:name="P214"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215"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111in" style:auto-text-indent="false" style:page-number="auto"/>
    </style:style>
    <style:style style:name="P216"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111in" style:auto-text-indent="false" style:page-number="auto"/>
    </style:style>
    <style:style style:name="P217" style:family="paragraph" style:parent-style-name="Body_20_text_20__28_2_29_" style:master-page-name="">
      <style:paragraph-properties fo:margin-left="0.4165in" fo:margin-right="0in" fo:margin-top="0in" fo:margin-bottom="0in" loext:contextual-spacing="false" fo:line-height="0.1201in" fo:text-align="start" style:justify-single-word="false" fo:text-indent="-0.111in" style:auto-text-indent="false" style:page-number="auto"/>
    </style:style>
    <style:style style:name="P218" style:family="paragraph" style:parent-style-name="Body_20_text_20__28_4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219" style:family="paragraph" style:parent-style-name="Body_20_text_20__28_4_29_" style:master-page-name="">
      <style:paragraph-properties fo:margin-left="0.4165in" fo:margin-right="0in" fo:margin-top="0in" fo:margin-bottom="0in" loext:contextual-spacing="false" fo:line-height="0.1299in" fo:text-align="start" style:justify-single-word="false" fo:text-indent="-0.111in" style:auto-text-indent="false" style:page-number="auto"/>
    </style:style>
    <style:style style:name="P220" style:family="paragraph" style:parent-style-name="Body_20_text_20__28_2_29_" style:master-page-name="">
      <style:paragraph-properties fo:margin-left="0.4165in" fo:margin-right="0in" fo:margin-top="0in" fo:margin-bottom="0.089in" loext:contextual-spacing="false" fo:line-height="0.1299in" fo:text-align="start" style:justify-single-word="false" fo:text-indent="-0.111in" style:auto-text-indent="false" style:page-number="auto"/>
    </style:style>
    <style:style style:name="P221" style:family="paragraph" style:parent-style-name="Body_20_text_20__28_2_29_" style:master-page-name="">
      <style:paragraph-properties fo:margin-left="0.4165in" fo:margin-right="0in" fo:margin-top="0in" fo:margin-bottom="0.089in" loext:contextual-spacing="false" fo:text-align="start" style:justify-single-word="false" fo:text-indent="-0.111in" style:auto-text-indent="false" style:page-number="auto"/>
    </style:style>
    <style:style style:name="P222" style:family="paragraph" style:parent-style-name="Body_20_text_20__28_2_29_" style:master-page-name="">
      <style:paragraph-properties fo:margin-left="0.4165in" fo:margin-right="0in" fo:margin-top="0in" fo:margin-bottom="0.0835in" loext:contextual-spacing="false" fo:text-align="start" style:justify-single-word="false" fo:text-indent="-0.111in" style:auto-text-indent="false" style:page-number="auto"/>
    </style:style>
    <style:style style:name="P223" style:family="paragraph" style:parent-style-name="Body_20_text_20__28_2_29_" style:master-page-name="">
      <style:paragraph-properties fo:margin-left="0.4165in" fo:margin-right="0in" fo:margin-top="0in" fo:margin-bottom="0.0835in" loext:contextual-spacing="false" fo:line-height="0.1299in" fo:text-align="start" style:justify-single-word="false" fo:text-indent="-0.111in" style:auto-text-indent="false" style:page-number="auto"/>
    </style:style>
    <style:style style:name="P224" style:family="paragraph" style:parent-style-name="Body_20_text_20__28_2_29_" style:master-page-name="">
      <style:paragraph-properties fo:margin-left="0.4165in" fo:margin-right="0in" fo:margin-top="0in" fo:margin-bottom="0.0807in" loext:contextual-spacing="false" fo:text-align="start" style:justify-single-word="false" fo:text-indent="-0.111in" style:auto-text-indent="false" style:page-number="auto"/>
    </style:style>
    <style:style style:name="P225" style:family="paragraph" style:parent-style-name="Body_20_text_20__28_2_29_" style:master-page-name="">
      <style:paragraph-properties fo:margin-left="0.4165in" fo:margin-right="0in" fo:margin-top="0in" fo:margin-bottom="0.0807in" loext:contextual-spacing="false" fo:line-height="0.1228in" fo:text-align="start" style:justify-single-word="false" fo:text-indent="-0.111in" style:auto-text-indent="false" style:page-number="auto"/>
    </style:style>
    <style:style style:name="P226" style:family="paragraph" style:parent-style-name="Body_20_text_20__28_2_29_" style:master-page-name="">
      <style:paragraph-properties fo:margin-left="0.4165in" fo:margin-right="0in" fo:margin-top="0in" fo:margin-bottom="0.0902in" loext:contextual-spacing="false" fo:text-align="start" style:justify-single-word="false" fo:text-indent="-0.111in" style:auto-text-indent="false" style:page-number="auto"/>
    </style:style>
    <style:style style:name="P227" style:family="paragraph" style:parent-style-name="Body_20_text_20__28_2_29_" style:master-page-name="">
      <style:paragraph-properties fo:margin-left="0.4165in" fo:margin-right="0in" fo:margin-top="0in" fo:margin-bottom="0.0862in" loext:contextual-spacing="false" fo:text-align="start" style:justify-single-word="false" fo:text-indent="-0.111in" style:auto-text-indent="false" style:page-number="auto"/>
    </style:style>
    <style:style style:name="P228" style:family="paragraph" style:parent-style-name="Body_20_text_20__28_2_29_" style:master-page-name="">
      <style:paragraph-properties fo:margin-left="0.4165in" fo:margin-right="0in" fo:margin-top="0in" fo:margin-bottom="0.0417in" loext:contextual-spacing="false" fo:text-align="start" style:justify-single-word="false" fo:text-indent="-0.111in" style:auto-text-indent="false" style:page-number="auto"/>
    </style:style>
    <style:style style:name="P229" style:family="paragraph" style:parent-style-name="Body_20_text_20__28_2_29_" style:master-page-name="">
      <style:paragraph-properties fo:margin-left="0.4165in" fo:margin-right="0in" fo:margin-top="0in" fo:margin-bottom="0.0445in" loext:contextual-spacing="false" fo:text-align="start" style:justify-single-word="false" fo:text-indent="-0.111in" style:auto-text-indent="false" style:page-number="auto"/>
    </style:style>
    <style:style style:name="P230" style:family="paragraph" style:parent-style-name="Body_20_text_20__28_2_29_" style:master-page-name="">
      <style:paragraph-properties fo:margin-left="0.361in" fo:margin-right="0in" fo:margin-top="0in" fo:margin-bottom="0in" loext:contextual-spacing="false" fo:text-align="start" style:justify-single-word="false" fo:text-indent="0in" style:auto-text-indent="false" style:page-number="auto"/>
    </style:style>
    <style:style style:name="P231" style:family="paragraph" style:parent-style-name="Body_20_text_20__28_2_29_" style:master-page-name="">
      <style:paragraph-properties fo:margin-left="0.361in" fo:margin-right="0in" fo:margin-top="0in" fo:margin-bottom="0in" loext:contextual-spacing="false" fo:line-height="0.1181in" fo:text-align="start" style:justify-single-word="false" fo:text-indent="0in" style:auto-text-indent="false" style:page-number="auto"/>
    </style:style>
    <style:style style:name="P232" style:family="paragraph" style:parent-style-name="Body_20_text_20__28_2_29_" style:master-page-name="">
      <style:paragraph-properties fo:margin-left="0.361in" fo:margin-right="0in" fo:margin-top="0in" fo:margin-bottom="0in" loext:contextual-spacing="false" fo:line-height="0.1228in" fo:text-align="start" style:justify-single-word="false" fo:text-indent="0in" style:auto-text-indent="false" style:page-number="auto"/>
    </style:style>
    <style:style style:name="P233" style:family="paragraph" style:parent-style-name="Body_20_text_20__28_21_29_" style:master-page-name="">
      <style:paragraph-properties fo:margin-left="0.361in" fo:margin-right="0in" fo:margin-top="0in" fo:margin-bottom="0in" loext:contextual-spacing="false" fo:line-height="0.0693in" fo:text-align="start" style:justify-single-word="false" fo:text-indent="0in" style:auto-text-indent="false" style:page-number="auto" fo:break-after="column"/>
    </style:style>
    <style:style style:name="P234" style:family="paragraph" style:parent-style-name="Body_20_text_20__28_2_29_" style:master-page-name="">
      <style:paragraph-properties fo:margin-left="0.361in" fo:margin-right="0in" fo:margin-top="0in" fo:margin-bottom="0in" loext:contextual-spacing="false" fo:line-height="0.1228in" fo:text-align="start" style:justify-single-word="false" fo:text-indent="0in" style:auto-text-indent="false" style:page-number="auto" fo:break-after="column"/>
    </style:style>
    <style:style style:name="P235" style:family="paragraph" style:parent-style-name="Body_20_text_20__28_15_29_" style:master-page-name="">
      <style:paragraph-properties fo:margin-left="0.361in" fo:margin-right="0in" fo:margin-top="0in" fo:margin-bottom="0in" loext:contextual-spacing="false" fo:line-height="0.0626in" fo:text-align="start" style:justify-single-word="false" fo:text-indent="0in" style:auto-text-indent="false" style:page-number="auto"/>
    </style:style>
    <style:style style:name="P236" style:family="paragraph" style:parent-style-name="Body_20_text_20__28_2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237" style:family="paragraph" style:parent-style-name="Body_20_text_20__28_2_29_" style:master-page-name="">
      <style:paragraph-properties fo:margin-left="0.4028in" fo:margin-right="0in" fo:margin-top="0in" fo:margin-bottom="0in" loext:contextual-spacing="false" fo:text-align="start" style:justify-single-word="false" fo:text-indent="-0.111in" style:auto-text-indent="false" style:page-number="auto">
        <style:tab-stops>
          <style:tab-stop style:position="0.0846in"/>
        </style:tab-stops>
      </style:paragraph-properties>
    </style:style>
    <style:style style:name="P238"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111in" style:auto-text-indent="false" style:page-number="auto"/>
    </style:style>
    <style:style style:name="P239" style:family="paragraph" style:parent-style-name="Body_20_text_20__28_2_29_" style:master-page-name="">
      <style:paragraph-properties fo:margin-left="0.4028in" fo:margin-right="0in" fo:margin-top="0in" fo:margin-bottom="0in" loext:contextual-spacing="false" fo:line-height="0.1228in" fo:text-align="start" style:justify-single-word="false" fo:text-indent="-0.111in" style:auto-text-indent="false" style:page-number="auto"/>
    </style:style>
    <style:style style:name="P240" style:family="paragraph" style:parent-style-name="Body_20_text_20__28_17_29_" style:master-page-name="">
      <style:paragraph-properties fo:margin-left="0.4028in" fo:margin-right="0in" fo:margin-top="0in" fo:margin-bottom="0in" loext:contextual-spacing="false" fo:line-height="0.1299in" fo:text-align="start" style:justify-single-word="false" fo:text-indent="-0.111in" style:auto-text-indent="false" style:page-number="auto"/>
    </style:style>
    <style:style style:name="P241" style:family="paragraph" style:parent-style-name="Body_20_text_20__28_17_29_" style:master-page-name="">
      <style:paragraph-properties fo:margin-left="0.4028in" fo:margin-right="0in" fo:margin-top="0in" fo:margin-bottom="0in" loext:contextual-spacing="false" fo:text-align="start" style:justify-single-word="false" fo:text-indent="-0.111in" style:auto-text-indent="false" style:page-number="auto"/>
    </style:style>
    <style:style style:name="P242" style:family="paragraph" style:parent-style-name="Body_20_text_20__28_11_29_" style:master-page-name="">
      <style:paragraph-properties fo:margin-left="0.4028in" fo:margin-right="0in" fo:margin-top="0in" fo:margin-bottom="0in" loext:contextual-spacing="false" fo:line-height="0.1272in" fo:text-align="start" style:justify-single-word="false" fo:text-indent="-0.111in" style:auto-text-indent="false" style:page-number="auto"/>
    </style:style>
    <style:style style:name="P243"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111in" style:auto-text-indent="false" style:page-number="auto" fo:break-after="column"/>
    </style:style>
    <style:style style:name="P244" style:family="paragraph" style:parent-style-name="Body_20_text_20__28_2_29_" style:master-page-name="">
      <style:paragraph-properties fo:margin-left="0.4028in" fo:margin-right="0in" fo:margin-top="0in" fo:margin-bottom="0.0835in" loext:contextual-spacing="false" fo:text-align="start" style:justify-single-word="false" fo:text-indent="-0.111in" style:auto-text-indent="false" style:page-number="auto"/>
    </style:style>
    <style:style style:name="P245" style:family="paragraph" style:parent-style-name="Body_20_text_20__28_2_29_" style:master-page-name="">
      <style:paragraph-properties fo:margin-left="0.4028in" fo:margin-right="0in" fo:margin-top="0in" fo:margin-bottom="0.0835in" loext:contextual-spacing="false" fo:line-height="0.1299in" fo:text-align="start" style:justify-single-word="false" fo:text-indent="-0.111in" style:auto-text-indent="false" style:page-number="auto"/>
    </style:style>
    <style:style style:name="P246" style:family="paragraph" style:parent-style-name="Body_20_text_20__28_17_29_" style:master-page-name="">
      <style:paragraph-properties fo:margin-left="0.4028in" fo:margin-right="0in" fo:margin-top="0in" fo:margin-bottom="0.0835in" loext:contextual-spacing="false" fo:text-align="start" style:justify-single-word="false" fo:text-indent="-0.111in" style:auto-text-indent="false" style:page-number="auto"/>
    </style:style>
    <style:style style:name="P247" style:family="paragraph" style:parent-style-name="Body_20_text_20__28_2_29_" style:master-page-name="">
      <style:paragraph-properties fo:margin-left="0.4028in" fo:margin-right="0in" fo:margin-top="0in" fo:margin-bottom="0.0583in" loext:contextual-spacing="false" fo:line-height="0.1181in" fo:text-align="start" style:justify-single-word="false" fo:text-indent="-0.111in" style:auto-text-indent="false" style:page-number="auto"/>
    </style:style>
    <style:style style:name="P248" style:family="paragraph" style:parent-style-name="Body_20_text_20__28_2_29_" style:master-page-name="">
      <style:paragraph-properties fo:margin-left="0.4028in" fo:margin-right="0in" fo:margin-top="0in" fo:margin-bottom="0.0902in" loext:contextual-spacing="false" fo:text-align="start" style:justify-single-word="false" fo:text-indent="-0.111in" style:auto-text-indent="false" style:page-number="auto"/>
    </style:style>
    <style:style style:name="P249" style:family="paragraph" style:parent-style-name="Body_20_text_20__28_2_29_" style:master-page-name="">
      <style:paragraph-properties fo:margin-left="0.4028in" fo:margin-right="0in" fo:margin-top="0in" fo:margin-bottom="0.0807in" loext:contextual-spacing="false" fo:text-align="start" style:justify-single-word="false" fo:text-indent="-0.111in" style:auto-text-indent="false" style:page-number="auto"/>
    </style:style>
    <style:style style:name="P250" style:family="paragraph" style:parent-style-name="Body_20_text_20__28_2_29_" style:master-page-name="">
      <style:paragraph-properties fo:margin-left="0.4028in" fo:margin-right="0in" fo:margin-top="0in" fo:margin-bottom="0.0862in" loext:contextual-spacing="false" fo:text-align="start" style:justify-single-word="false" fo:text-indent="-0.111in" style:auto-text-indent="false" style:page-number="auto"/>
    </style:style>
    <style:style style:name="P251" style:family="paragraph" style:parent-style-name="Body_20_text_20__28_2_29_" style:master-page-name="">
      <style:paragraph-properties fo:margin-left="0.4028in" fo:margin-right="0in" fo:margin-top="0in" fo:margin-bottom="0.0862in" loext:contextual-spacing="false" fo:line-height="0.1299in" fo:text-align="start" style:justify-single-word="false" fo:text-indent="-0.111in" style:auto-text-indent="false" style:page-number="auto"/>
    </style:style>
    <style:style style:name="P252" style:family="paragraph" style:parent-style-name="Body_20_text_20__28_2_29_" style:master-page-name="">
      <style:paragraph-properties fo:margin-left="0.4028in" fo:margin-right="0in" fo:margin-top="0in" fo:margin-bottom="0.0862in" loext:contextual-spacing="false" fo:line-height="0.1335in" fo:text-align="start" style:justify-single-word="false" fo:text-indent="-0.111in" style:auto-text-indent="false" style:page-number="auto"/>
    </style:style>
    <style:style style:name="P253" style:family="paragraph" style:parent-style-name="Body_20_text_20__28_2_29_" style:master-page-name="">
      <style:paragraph-properties fo:margin-left="0.4028in" fo:margin-right="0in" fo:margin-top="0in" fo:margin-bottom="0.0874in" loext:contextual-spacing="false" fo:line-height="0.1228in" fo:text-align="start" style:justify-single-word="false" fo:text-indent="-0.111in" style:auto-text-indent="false" style:page-number="auto"/>
    </style:style>
    <style:style style:name="P254" style:family="paragraph" style:parent-style-name="Body_20_text_20__28_2_29_" style:master-page-name="">
      <style:paragraph-properties fo:margin-left="0.278in" fo:margin-right="0in" fo:margin-top="0in" fo:margin-bottom="0in" loext:contextual-spacing="false" fo:text-align="start" style:justify-single-word="false" fo:text-indent="-0.278in" style:auto-text-indent="false" style:page-number="auto"/>
    </style:style>
    <style:style style:name="P255" style:family="paragraph" style:parent-style-name="Body_20_text_20__28_2_29_" style:master-page-name="">
      <style:paragraph-properties fo:margin-left="0.278in" fo:margin-right="0in" fo:margin-top="0in" fo:margin-bottom="0in" loext:contextual-spacing="false" fo:text-align="start" style:justify-single-word="false" fo:text-indent="-0.278in" style:auto-text-indent="false" style:page-number="auto">
        <style:tab-stops>
          <style:tab-stop style:position="1.2425in"/>
        </style:tab-stops>
      </style:paragraph-properties>
    </style:style>
    <style:style style:name="P256" style:family="paragraph" style:parent-style-name="Body_20_text_20__28_4_29_" style:master-page-name="">
      <style:paragraph-properties fo:margin-left="0.278in" fo:margin-right="0in" fo:margin-top="0in" fo:margin-bottom="0in" loext:contextual-spacing="false" fo:text-align="start" style:justify-single-word="false" fo:text-indent="-0.278in" style:auto-text-indent="false" style:page-number="auto"/>
    </style:style>
    <style:style style:name="P257" style:family="paragraph" style:parent-style-name="Body_20_text_20__28_2_29_" style:master-page-name="">
      <style:paragraph-properties fo:margin-left="0.3055in" fo:margin-right="0in" fo:margin-top="0in" fo:margin-bottom="0in" loext:contextual-spacing="false" fo:line-height="0.1181in" fo:text-align="start" style:justify-single-word="false" fo:text-indent="-0.111in" style:auto-text-indent="false" style:page-number="auto"/>
    </style:style>
    <style:style style:name="P258" style:family="paragraph" style:parent-style-name="Body_20_text_20__28_2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259" style:family="paragraph" style:parent-style-name="Body_20_text_20__28_2_29_" style:master-page-name="">
      <style:paragraph-properties fo:margin-left="0.3055in" fo:margin-right="0in" fo:margin-top="0in" fo:margin-bottom="0.0902in" loext:contextual-spacing="false" fo:text-align="start" style:justify-single-word="false" fo:text-indent="-0.111in" style:auto-text-indent="false" style:page-number="auto"/>
    </style:style>
    <style:style style:name="P260" style:family="paragraph" style:parent-style-name="Body_20_text_20__28_2_29_" style:master-page-name="">
      <style:paragraph-properties fo:margin-left="0.3055in" fo:margin-right="0in" fo:margin-top="0in" fo:margin-bottom="0.0445in" loext:contextual-spacing="false" fo:text-align="start" style:justify-single-word="false" fo:text-indent="-0.111in" style:auto-text-indent="false" style:page-number="auto"/>
    </style:style>
    <style:style style:name="P261" style:family="paragraph" style:parent-style-name="Body_20_text_20__28_2_29_" style:master-page-name="">
      <style:paragraph-properties fo:margin-left="0.1665in" fo:margin-right="0in" fo:margin-top="0in" fo:margin-bottom="0in" loext:contextual-spacing="false" fo:text-align="start" style:justify-single-word="false" fo:text-indent="0.2362in" style:auto-text-indent="false" style:page-number="auto"/>
    </style:style>
    <style:style style:name="P262"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2638in" style:auto-text-indent="false" style:page-number="auto"/>
    </style:style>
    <style:style style:name="P263" style:family="paragraph" style:parent-style-name="Body_20_text_20__28_2_29_" style:master-page-name="">
      <style:paragraph-properties fo:margin-left="0in" fo:margin-right="0in" fo:margin-top="0in" fo:margin-bottom="0in" loext:contextual-spacing="false" fo:text-align="start" style:justify-single-word="false" fo:text-indent="0.2638in" style:auto-text-indent="false" style:page-number="auto"/>
    </style:style>
    <style:style style:name="P264" style:family="paragraph" style:parent-style-name="Body_20_text_20__28_2_29_" style:master-page-name="">
      <style:paragraph-properties fo:margin-left="0in" fo:margin-right="0in" fo:margin-top="0in" fo:margin-bottom="0.0835in" loext:contextual-spacing="false" fo:text-align="start" style:justify-single-word="false" fo:text-indent="0.2638in" style:auto-text-indent="false" style:page-number="auto"/>
    </style:style>
    <style:style style:name="P265" style:family="paragraph" style:parent-style-name="Body_20_text_20__28_2_29_" style:master-page-name="">
      <style:paragraph-properties fo:margin-left="0in" fo:margin-right="0in" fo:margin-top="0in" fo:margin-bottom="0.0791in" loext:contextual-spacing="false" fo:text-align="start" style:justify-single-word="false" fo:text-indent="0.2638in" style:auto-text-indent="false" style:page-number="auto"/>
    </style:style>
    <style:style style:name="P266" style:family="paragraph" style:parent-style-name="Body_20_text_20__28_2_29_" style:master-page-name="">
      <style:paragraph-properties fo:margin-left="0.2638in" fo:margin-right="0in" fo:margin-top="0in" fo:margin-bottom="0in" loext:contextual-spacing="false" fo:text-align="start" style:justify-single-word="false" fo:text-indent="-0.1252in" style:auto-text-indent="false" style:page-number="auto"/>
    </style:style>
    <style:style style:name="P267" style:family="paragraph" style:parent-style-name="Body_20_text_20__28_2_29_" style:master-page-name="">
      <style:paragraph-properties fo:margin-left="0.2638in" fo:margin-right="0in" fo:margin-top="0in" fo:margin-bottom="0in" loext:contextual-spacing="false" fo:line-height="0.1299in" fo:text-align="start" style:justify-single-word="false" fo:text-indent="-0.1252in" style:auto-text-indent="false" style:page-number="auto"/>
    </style:style>
    <style:style style:name="P268"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1252in" style:auto-text-indent="false" style:page-number="auto"/>
    </style:style>
    <style:style style:name="P269" style:family="paragraph" style:parent-style-name="Body_20_text_20__28_4_29_" style:master-page-name="">
      <style:paragraph-properties fo:margin-left="0.2638in" fo:margin-right="0in" fo:margin-top="0in" fo:margin-bottom="0in" loext:contextual-spacing="false" fo:line-height="0.1228in" fo:text-align="start" style:justify-single-word="false" fo:text-indent="-0.1252in" style:auto-text-indent="false" style:page-number="auto"/>
    </style:style>
    <style:style style:name="P270" style:family="paragraph" style:parent-style-name="Body_20_text_20__28_11_29_" style:master-page-name="">
      <style:paragraph-properties fo:margin-left="0.2638in" fo:margin-right="0in" fo:margin-top="0in" fo:margin-bottom="0in" loext:contextual-spacing="false" fo:line-height="0.1272in" fo:text-align="start" style:justify-single-word="false" fo:text-indent="-0.1252in" style:auto-text-indent="false" style:page-number="auto"/>
    </style:style>
    <style:style style:name="P271" style:family="paragraph" style:parent-style-name="Body_20_text_20__28_2_29_" style:master-page-name="">
      <style:paragraph-properties fo:margin-left="0.2638in" fo:margin-right="0in" fo:margin-top="0in" fo:margin-bottom="0in" loext:contextual-spacing="false" fo:text-align="start" style:justify-single-word="false" fo:text-indent="-0.1252in" style:auto-text-indent="false" style:page-number="auto" fo:break-after="page"/>
    </style:style>
    <style:style style:name="P272" style:family="paragraph" style:parent-style-name="Body_20_text_20__28_2_29_" style:master-page-name="">
      <style:paragraph-properties fo:margin-left="0.2638in" fo:margin-right="0in" fo:margin-top="0in" fo:margin-bottom="0.0862in" loext:contextual-spacing="false" fo:line-height="0.1299in" fo:text-align="start" style:justify-single-word="false" fo:text-indent="-0.1252in" style:auto-text-indent="false" style:page-number="auto"/>
    </style:style>
    <style:style style:name="P273" style:family="paragraph" style:parent-style-name="Body_20_text_20__28_2_29_" style:master-page-name="">
      <style:paragraph-properties fo:margin-left="0.2638in" fo:margin-right="0in" fo:margin-top="0in" fo:margin-bottom="0.0862in" loext:contextual-spacing="false" fo:text-align="start" style:justify-single-word="false" fo:text-indent="-0.1252in" style:auto-text-indent="false" style:page-number="auto"/>
    </style:style>
    <style:style style:name="P274" style:family="paragraph" style:parent-style-name="Body_20_text_20__28_2_29_" style:master-page-name="">
      <style:paragraph-properties fo:margin-left="0.2638in" fo:margin-right="0in" fo:margin-top="0in" fo:margin-bottom="0.0835in" loext:contextual-spacing="false" fo:text-align="start" style:justify-single-word="false" fo:text-indent="-0.1252in" style:auto-text-indent="false" style:page-number="auto"/>
    </style:style>
    <style:style style:name="P275" style:family="paragraph" style:parent-style-name="Body_20_text_20__28_2_29_" style:master-page-name="">
      <style:paragraph-properties fo:margin-left="0.2638in" fo:margin-right="0in" fo:margin-top="0in" fo:margin-bottom="0.0807in" loext:contextual-spacing="false" fo:text-align="start" style:justify-single-word="false" fo:text-indent="-0.1252in" style:auto-text-indent="false" style:page-number="auto"/>
    </style:style>
    <style:style style:name="P276" style:family="paragraph" style:parent-style-name="Body_20_text_20__28_11_29_" style:master-page-name="">
      <style:paragraph-properties fo:margin-left="0.2638in" fo:margin-right="0in" fo:margin-top="0in" fo:margin-bottom="0.078in" loext:contextual-spacing="false" fo:line-height="0.1272in" fo:text-align="start" style:justify-single-word="false" fo:text-indent="-0.1252in" style:auto-text-indent="false" style:page-number="auto"/>
    </style:style>
    <style:style style:name="P277" style:family="paragraph" style:parent-style-name="Body_20_text_20__28_2_29_" style:master-page-name="">
      <style:paragraph-properties fo:margin-left="0.1945in" fo:margin-right="0in" fo:margin-top="0in" fo:margin-bottom="0in" loext:contextual-spacing="false" fo:text-align="start" style:justify-single-word="false" fo:text-indent="0.111in" style:auto-text-indent="false" style:page-number="auto"/>
    </style:style>
    <style:style style:name="P278" style:family="paragraph" style:parent-style-name="Body_20_text_20__28_2_29_" style:master-page-name="">
      <style:paragraph-properties fo:margin-left="0.1945in" fo:margin-right="0in" fo:margin-top="0in" fo:margin-bottom="0in" loext:contextual-spacing="false" fo:line-height="0.1228in" fo:text-align="start" style:justify-single-word="false" fo:text-indent="0.111in" style:auto-text-indent="false" style:page-number="auto"/>
    </style:style>
    <style:style style:name="P279" style:family="paragraph" style:parent-style-name="Body_20_text_20__28_2_29_" style:master-page-name="">
      <style:paragraph-properties fo:margin-left="0.1945in" fo:margin-right="0in" fo:margin-top="0in" fo:margin-bottom="0.0835in" loext:contextual-spacing="false" fo:text-align="start" style:justify-single-word="false" fo:text-indent="0.111in" style:auto-text-indent="false" style:page-number="auto"/>
    </style:style>
    <style:style style:name="P280" style:family="paragraph" style:parent-style-name="Body_20_text_20__28_2_29_" style:master-page-name="">
      <style:paragraph-properties fo:margin-left="0.1945in" fo:margin-right="0in" fo:margin-top="0in" fo:margin-bottom="0.0417in" loext:contextual-spacing="false" fo:text-align="start" style:justify-single-word="false" fo:text-indent="0.111in" style:auto-text-indent="false" style:page-number="auto"/>
    </style:style>
    <style:style style:name="P281"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282"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2799in"/>
        </style:tab-stops>
      </style:paragraph-properties>
    </style:style>
    <style:style style:name="P283"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6016in"/>
        </style:tab-stops>
      </style:paragraph-properties>
    </style:style>
    <style:style style:name="P284"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2665in"/>
        </style:tab-stops>
      </style:paragraph-properties>
    </style:style>
    <style:style style:name="P285"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2728in"/>
        </style:tab-stops>
      </style:paragraph-properties>
    </style:style>
    <style:style style:name="P286"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4134in"/>
        </style:tab-stops>
      </style:paragraph-properties>
    </style:style>
    <style:style style:name="P287"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1.2701in"/>
        </style:tab-stops>
      </style:paragraph-properties>
    </style:style>
    <style:style style:name="P288" style:family="paragraph" style:parent-style-name="Body_20_text_20__28_2_29_" style:master-page-name="">
      <style:paragraph-properties fo:margin-left="0.25in" fo:margin-right="0in" fo:margin-top="0in" fo:margin-bottom="0in" loext:contextual-spacing="false" fo:line-height="0.1299in" fo:text-align="start" style:justify-single-word="false" fo:text-indent="-0.25in" style:auto-text-indent="false" style:page-number="auto"/>
    </style:style>
    <style:style style:name="P289" style:family="paragraph" style:parent-style-name="Body_20_text_20__28_2_29_" style:master-page-name="">
      <style:paragraph-properties fo:margin-left="0.25in" fo:margin-right="0in" fo:margin-top="0in" fo:margin-bottom="0in" loext:contextual-spacing="false" fo:line-height="0.1299in" fo:text-align="start" style:justify-single-word="false" fo:text-indent="-0.25in" style:auto-text-indent="false" style:page-number="auto">
        <style:tab-stops>
          <style:tab-stop style:position="1.2752in"/>
        </style:tab-stops>
      </style:paragraph-properties>
    </style:style>
    <style:style style:name="P290" style:family="paragraph" style:parent-style-name="Body_20_text_20__28_2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291" style:family="paragraph" style:parent-style-name="Body_20_text_20__28_2_29_" style:master-page-name="">
      <style:paragraph-properties fo:margin-left="0.25in" fo:margin-right="0in" fo:margin-top="0in" fo:margin-bottom="0in" loext:contextual-spacing="false" fo:line-height="0.1335in" fo:text-align="start" style:justify-single-word="false" fo:text-indent="-0.25in" style:auto-text-indent="false" style:page-number="auto"/>
    </style:style>
    <style:style style:name="P292" style:family="paragraph" style:parent-style-name="Body_20_text_20__28_4_29_" style:master-page-name="">
      <style:paragraph-properties fo:margin-left="0.25in" fo:margin-right="0in" fo:margin-top="0in" fo:margin-bottom="0in" loext:contextual-spacing="false" fo:line-height="0.1299in" fo:text-align="start" style:justify-single-word="false" fo:text-indent="-0.25in" style:auto-text-indent="false" style:page-number="auto"/>
    </style:style>
    <style:style style:name="P293" style:family="paragraph" style:parent-style-name="Body_20_text_20__28_4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294" style:family="paragraph" style:parent-style-name="Body_20_text_20__28_11_29_" style:master-page-name="">
      <style:paragraph-properties fo:margin-left="0.25in" fo:margin-right="0in" fo:margin-top="0in" fo:margin-bottom="0in" loext:contextual-spacing="false" fo:line-height="0.1272in" fo:text-align="start" style:justify-single-word="false" fo:text-indent="-0.25in" style:auto-text-indent="false" style:page-number="auto"/>
    </style:style>
    <style:style style:name="P295" style:family="paragraph" style:parent-style-name="Body_20_text_20__28_11_29_" style:master-page-name="">
      <style:paragraph-properties fo:margin-left="0.25in" fo:margin-right="0in" fo:margin-top="0in" fo:margin-bottom="0in" loext:contextual-spacing="false" fo:line-height="0.1272in" fo:text-align="start" style:justify-single-word="false" fo:text-indent="-0.25in" style:auto-text-indent="false" style:page-number="auto">
        <style:tab-stops>
          <style:tab-stop style:position="1.2772in"/>
        </style:tab-stops>
      </style:paragraph-properties>
    </style:style>
    <style:style style:name="P296" style:family="paragraph" style:parent-style-name="Body_20_text_20__28_11_29_" style:master-page-name="">
      <style:paragraph-properties fo:margin-left="0.25in" fo:margin-right="0in" fo:margin-top="0in" fo:margin-bottom="0in" loext:contextual-spacing="false" fo:line-height="0.0972in" fo:text-align="start" style:justify-single-word="false" fo:text-indent="-0.25in" style:auto-text-indent="false" style:page-number="auto"/>
    </style:style>
    <style:style style:name="P297" style:family="paragraph" style:parent-style-name="Body_20_text_20__28_11_29_" style:master-page-name="">
      <style:paragraph-properties fo:margin-left="0.25in" fo:margin-right="0in" fo:margin-top="0in" fo:margin-bottom="0in" loext:contextual-spacing="false" fo:line-height="0.1228in" fo:text-align="start" style:justify-single-word="false" fo:text-indent="-0.25in" style:auto-text-indent="false" style:page-number="auto"/>
    </style:style>
    <style:style style:name="P298" style:family="paragraph" style:parent-style-name="Body_20_text_20__28_11_29_" style:master-page-name="">
      <style:paragraph-properties fo:margin-left="0.25in" fo:margin-right="0in" fo:margin-top="0in" fo:margin-bottom="0in" loext:contextual-spacing="false" fo:line-height="0.1335in" fo:text-align="start" style:justify-single-word="false" fo:text-indent="-0.25in" style:auto-text-indent="false" style:page-number="auto"/>
    </style:style>
    <style:style style:name="P299" style:family="paragraph" style:parent-style-name="Body_20_text_20__28_11_29_" style:master-page-name="">
      <style:paragraph-properties fo:margin-left="0.25in" fo:margin-right="0in" fo:margin-top="0in" fo:margin-bottom="0in" loext:contextual-spacing="false" fo:line-height="0.1201in" fo:text-align="start" style:justify-single-word="false" fo:text-indent="-0.25in" style:auto-text-indent="false" style:page-number="auto"/>
    </style:style>
    <style:style style:name="P300" style:family="paragraph" style:parent-style-name="Body_20_text_20__28_11_29_" style:master-page-name="">
      <style:paragraph-properties fo:margin-left="0.25in" fo:margin-right="0in" fo:margin-top="0in" fo:margin-bottom="0in" loext:contextual-spacing="false" fo:text-align="start" style:justify-single-word="false" fo:text-indent="-0.25in" style:auto-text-indent="false" style:page-number="auto" fo:break-after="page"/>
    </style:style>
    <style:style style:name="P301" style:family="paragraph" style:parent-style-name="Body_20_text_20__28_17_29_" style:master-page-name="">
      <style:paragraph-properties fo:margin-left="0.25in" fo:margin-right="0in" fo:margin-top="0in" fo:margin-bottom="0in" loext:contextual-spacing="false" fo:text-align="start" style:justify-single-word="false" fo:text-indent="-0.25in" style:auto-text-indent="false" style:page-number="auto" fo:break-after="page"/>
    </style:style>
    <style:style style:name="P302" style:family="paragraph" style:parent-style-name="Body_20_text_20__28_2_29_" style:master-page-name="">
      <style:paragraph-properties fo:margin-left="0.25in" fo:margin-right="0in" fo:margin-top="0in" fo:margin-bottom="0in" loext:contextual-spacing="false" fo:text-align="start" style:justify-single-word="false" fo:text-indent="-0.25in" style:auto-text-indent="false" style:page-number="auto" fo:break-after="page"/>
    </style:style>
    <style:style style:name="P303" style:family="paragraph" style:parent-style-name="Body_20_text_20__28_17_29_" style:master-page-name="">
      <style:paragraph-properties fo:margin-left="0.25in" fo:margin-right="0in" fo:margin-top="0in" fo:margin-bottom="0in" loext:contextual-spacing="false" fo:text-align="start" style:justify-single-word="false" fo:text-indent="-0.25in" style:auto-text-indent="false" style:page-number="auto"/>
    </style:style>
    <style:style style:name="P304" style:family="paragraph" style:parent-style-name="Body_20_text_20__28_2_29_" style:master-page-name="">
      <style:paragraph-properties fo:margin-left="0.25in" fo:margin-right="0in" fo:margin-top="0in" fo:margin-bottom="0.0783in" loext:contextual-spacing="false" fo:line-height="0.1228in" fo:text-align="start" style:justify-single-word="false" fo:text-indent="-0.25in" style:auto-text-indent="false" style:page-number="auto"/>
    </style:style>
    <style:style style:name="P305" style:family="paragraph" style:parent-style-name="Body_20_text_20__28_2_29_" style:master-page-name="">
      <style:paragraph-properties fo:margin-left="0.4307in" fo:margin-right="0in" fo:margin-top="0in" fo:margin-bottom="0in" loext:contextual-spacing="false" fo:line-height="0.1299in" fo:text-align="start" style:justify-single-word="false" fo:text-indent="-0.222in" style:auto-text-indent="false" style:page-number="auto"/>
    </style:style>
    <style:style style:name="P306" style:family="paragraph" style:parent-style-name="Body_20_text_20__28_2_29_" style:master-page-name="">
      <style:paragraph-properties fo:margin-left="0.4307in" fo:margin-right="0in" fo:margin-top="0in" fo:margin-bottom="0in" loext:contextual-spacing="false" fo:text-align="start" style:justify-single-word="false" fo:text-indent="-0.222in" style:auto-text-indent="false" style:page-number="auto"/>
    </style:style>
    <style:style style:name="P307" style:family="paragraph" style:parent-style-name="Body_20_text_20__28_2_29_" style:master-page-name="">
      <style:paragraph-properties fo:margin-left="0.4307in" fo:margin-right="0in" fo:margin-top="0in" fo:margin-bottom="0in" loext:contextual-spacing="false" fo:line-height="0.1335in" fo:text-align="start" style:justify-single-word="false" fo:text-indent="-0.222in" style:auto-text-indent="false" style:page-number="auto"/>
    </style:style>
    <style:style style:name="P308"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309" style:family="paragraph" style:parent-style-name="Body_20_text_20__28_2_29_" style:master-page-name="">
      <style:paragraph-properties fo:margin-left="0.4165in" fo:margin-right="0in" fo:margin-top="0in" fo:margin-bottom="0in" loext:contextual-spacing="false" fo:line-height="0.1299in" fo:text-align="start" style:justify-single-word="false" fo:text-indent="0in" style:auto-text-indent="false" style:page-number="auto"/>
    </style:style>
    <style:style style:name="P310"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in" style:auto-text-indent="false" style:page-number="auto"/>
    </style:style>
    <style:style style:name="P311"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fo:break-after="column"/>
    </style:style>
    <style:style style:name="P312" style:family="paragraph" style:parent-style-name="Body_20_text_20__28_2_29_" style:master-page-name="">
      <style:paragraph-properties fo:margin-left="0.4165in" fo:margin-right="0in" fo:margin-top="0in" fo:margin-bottom="0.0583in" loext:contextual-spacing="false" fo:line-height="0.1181in" fo:text-align="start" style:justify-single-word="false" fo:text-indent="0in" style:auto-text-indent="false" style:page-number="auto"/>
    </style:style>
    <style:style style:name="P313" style:family="paragraph" style:parent-style-name="Body_20_text_20__28_20_29_" style:master-page-name="">
      <style:paragraph-properties fo:margin-left="0.4165in" fo:margin-right="0in" fo:margin-top="0in" fo:margin-bottom="0.0311in" loext:contextual-spacing="false" fo:line-height="0.0626in" fo:text-align="start" style:justify-single-word="false" fo:text-indent="0in" style:auto-text-indent="false" style:page-number="auto"/>
    </style:style>
    <style:style style:name="P314" style:family="paragraph" style:parent-style-name="Body_20_text_20__28_2_29_" style:master-page-name="">
      <style:paragraph-properties fo:margin-left="0.2638in" fo:margin-right="0in" fo:margin-top="0in" fo:margin-bottom="0.0835in" loext:contextual-spacing="false" fo:text-align="start" style:justify-single-word="false" fo:text-indent="-0.111in" style:auto-text-indent="false" style:page-number="auto"/>
    </style:style>
    <style:style style:name="P315" style:family="paragraph" style:parent-style-name="Body_20_text_20__28_11_29_" style:master-page-name="">
      <style:paragraph-properties fo:margin-left="0.2638in" fo:margin-right="0in" fo:margin-top="0in" fo:margin-bottom="0.0835in" loext:contextual-spacing="false" fo:line-height="0.1272in" fo:text-align="start" style:justify-single-word="false" fo:text-indent="-0.111in" style:auto-text-indent="false" style:page-number="auto"/>
    </style:style>
    <style:style style:name="P316" style:family="paragraph" style:parent-style-name="Body_20_text_20__28_2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317"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111in" style:auto-text-indent="false" style:page-number="auto"/>
    </style:style>
    <style:style style:name="P318" style:family="paragraph" style:parent-style-name="Body_20_text_20__28_2_29_" style:master-page-name="">
      <style:paragraph-properties fo:margin-left="0.2638in" fo:margin-right="0in" fo:margin-top="0in" fo:margin-bottom="0in" loext:contextual-spacing="false" fo:line-height="0.1299in" fo:text-align="start" style:justify-single-word="false" fo:text-indent="-0.111in" style:auto-text-indent="false" style:page-number="auto"/>
    </style:style>
    <style:style style:name="P319" style:family="paragraph" style:parent-style-name="Body_20_text_20__28_2_29_" style:master-page-name="">
      <style:paragraph-properties fo:margin-left="0.2638in" fo:margin-right="0in" fo:margin-top="0in" fo:margin-bottom="0in" loext:contextual-spacing="false" fo:line-height="0.1181in" fo:text-align="start" style:justify-single-word="false" fo:text-indent="-0.111in" style:auto-text-indent="false" style:page-number="auto"/>
    </style:style>
    <style:style style:name="P320" style:family="paragraph" style:parent-style-name="Body_20_text_20__28_11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321" style:family="paragraph" style:parent-style-name="Body_20_text_20__28_11_29_" style:master-page-name="">
      <style:paragraph-properties fo:margin-left="0.2638in" fo:margin-right="0in" fo:margin-top="0in" fo:margin-bottom="0in" loext:contextual-spacing="false" fo:line-height="0.1272in" fo:text-align="start" style:justify-single-word="false" fo:text-indent="-0.111in" style:auto-text-indent="false" style:page-number="auto"/>
    </style:style>
    <style:style style:name="P322" style:family="paragraph" style:parent-style-name="Body_20_text_20__28_4_29_" style:master-page-name="">
      <style:paragraph-properties fo:margin-left="0.2638in" fo:margin-right="0in" fo:margin-top="0in" fo:margin-bottom="0in" loext:contextual-spacing="false" fo:line-height="0.1228in" fo:text-align="start" style:justify-single-word="false" fo:text-indent="-0.111in" style:auto-text-indent="false" style:page-number="auto"/>
    </style:style>
    <style:style style:name="P323" style:family="paragraph" style:parent-style-name="Body_20_text_20__28_2_29_" style:master-page-name="">
      <style:paragraph-properties fo:margin-left="0.2638in" fo:margin-right="0in" fo:margin-top="0in" fo:margin-bottom="0.0807in" loext:contextual-spacing="false" fo:text-align="start" style:justify-single-word="false" fo:text-indent="-0.111in" style:auto-text-indent="false" style:page-number="auto"/>
    </style:style>
    <style:style style:name="P324" style:family="paragraph" style:parent-style-name="Body_20_text_20__28_11_29_" style:master-page-name="">
      <style:paragraph-properties fo:margin-left="0.2638in" fo:margin-right="0in" fo:margin-top="0in" fo:margin-bottom="0.0807in" loext:contextual-spacing="false" fo:line-height="0.1272in" fo:text-align="start" style:justify-single-word="false" fo:text-indent="-0.111in" style:auto-text-indent="false" style:page-number="auto"/>
    </style:style>
    <style:style style:name="P325" style:family="paragraph" style:parent-style-name="Body_20_text_20__28_11_29_" style:master-page-name="">
      <style:paragraph-properties fo:margin-left="0.2638in" fo:margin-right="0in" fo:margin-top="0in" fo:margin-bottom="0.0862in" loext:contextual-spacing="false" fo:text-align="start" style:justify-single-word="false" fo:text-indent="-0.111in" style:auto-text-indent="false" style:page-number="auto"/>
    </style:style>
    <style:style style:name="P326" style:family="paragraph" style:parent-style-name="Body_20_text_20__28_2_29_" style:master-page-name="">
      <style:paragraph-properties fo:margin-left="0.2638in" fo:margin-right="0in" fo:margin-top="0in" fo:margin-bottom="0.0862in" loext:contextual-spacing="false" fo:text-align="start" style:justify-single-word="false" fo:text-indent="-0.111in" style:auto-text-indent="false" style:page-number="auto"/>
    </style:style>
    <style:style style:name="P327" style:family="paragraph" style:parent-style-name="Body_20_text_20__28_2_29_" style:master-page-name="">
      <style:paragraph-properties fo:margin-left="0.2638in" fo:margin-right="0in" fo:margin-top="0in" fo:margin-bottom="0.0862in" loext:contextual-spacing="false" fo:line-height="0.1299in" fo:text-align="start" style:justify-single-word="false" fo:text-indent="-0.111in" style:auto-text-indent="false" style:page-number="auto"/>
    </style:style>
    <style:style style:name="P328" style:family="paragraph" style:parent-style-name="Body_20_text_20__28_2_29_" style:master-page-name="">
      <style:paragraph-properties fo:margin-left="0.2638in" fo:margin-right="0in" fo:margin-top="0in" fo:margin-bottom="0.089in" loext:contextual-spacing="false" fo:line-height="0.1299in" fo:text-align="start" style:justify-single-word="false" fo:text-indent="-0.111in" style:auto-text-indent="false" style:page-number="auto"/>
    </style:style>
    <style:style style:name="P329" style:family="paragraph" style:parent-style-name="Body_20_text_20__28_2_29_" style:master-page-name="">
      <style:paragraph-properties fo:margin-left="0.2638in" fo:margin-right="0in" fo:margin-top="0in" fo:margin-bottom="0.0417in" loext:contextual-spacing="false" fo:text-align="start" style:justify-single-word="false" fo:text-indent="-0.111in" style:auto-text-indent="false" style:page-number="auto"/>
    </style:style>
    <style:style style:name="P330" style:family="paragraph" style:parent-style-name="Body_20_text_20__28_2_29_" style:master-page-name="">
      <style:paragraph-properties fo:margin-left="0.2638in" fo:margin-right="0in" fo:margin-top="0in" fo:margin-bottom="0.0445in" loext:contextual-spacing="false" fo:line-height="0.1299in" fo:text-align="start" style:justify-single-word="false" fo:text-indent="-0.111in" style:auto-text-indent="false" style:page-number="auto"/>
    </style:style>
    <style:style style:name="P331" style:family="paragraph" style:parent-style-name="Body_20_text_20__28_2_29_" style:master-page-name="">
      <style:paragraph-properties fo:margin-left="0.4307in" fo:margin-right="0in" fo:margin-top="0in" fo:margin-bottom="0.0165in" loext:contextual-spacing="false" fo:line-height="0.1181in" fo:text-align="start" style:justify-single-word="false" fo:text-indent="0in" style:auto-text-indent="false" style:page-number="auto"/>
    </style:style>
    <style:style style:name="P332" style:family="paragraph" style:parent-style-name="Body_20_text_20__28_2_29_" style:master-page-name="">
      <style:paragraph-properties fo:margin-left="0.4307in" fo:margin-right="0in" fo:margin-top="0in" fo:margin-bottom="0in" loext:contextual-spacing="false" fo:text-align="start" style:justify-single-word="false" fo:text-indent="0in" style:auto-text-indent="false" style:page-number="auto"/>
    </style:style>
    <style:style style:name="P333" style:family="paragraph" style:parent-style-name="Body_20_text_20__28_2_29_" style:master-page-name="">
      <style:paragraph-properties fo:margin-left="0.4307in" fo:margin-right="0in" fo:margin-top="0in" fo:margin-bottom="0in" loext:contextual-spacing="false" fo:text-align="justify" style:justify-single-word="false" fo:text-indent="0in" style:auto-text-indent="false" style:page-number="auto"/>
    </style:style>
    <style:style style:name="P334"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in" style:auto-text-indent="false" style:page-number="auto"/>
    </style:style>
    <style:style style:name="P335" style:family="paragraph" style:parent-style-name="Body_20_text_20__28_11_29_" style:master-page-name="">
      <style:paragraph-properties fo:margin-left="0.4307in" fo:margin-right="0in" fo:margin-top="0in" fo:margin-bottom="0in" loext:contextual-spacing="false" fo:line-height="0.1201in" fo:text-align="start" style:justify-single-word="false" fo:text-indent="0in" style:auto-text-indent="false" style:page-number="auto"/>
    </style:style>
    <style:style style:name="P336" style:family="paragraph" style:parent-style-name="Body_20_text_20__28_2_29_" style:master-page-name="">
      <style:paragraph-properties fo:margin-left="0.2638in" fo:margin-right="0in" fo:margin-top="0in" fo:margin-bottom="0in" loext:contextual-spacing="false" fo:line-height="0.1299in" fo:text-align="start" style:justify-single-word="false" fo:text-indent="-0.2638in" style:auto-text-indent="false" style:page-number="auto"/>
    </style:style>
    <style:style style:name="P337" style:family="paragraph" style:parent-style-name="Body_20_text_20__28_2_29_" style:master-page-name="">
      <style:paragraph-properties fo:margin-left="0.2638in" fo:margin-right="0in" fo:margin-top="0in" fo:margin-bottom="0in" loext:contextual-spacing="false" fo:line-height="0.1335in" fo:text-align="start" style:justify-single-word="false" fo:text-indent="-0.2638in" style:auto-text-indent="false" style:page-number="auto"/>
    </style:style>
    <style:style style:name="P338"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339"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tab-stops>
          <style:tab-stop style:position="1.2626in"/>
        </style:tab-stops>
      </style:paragraph-properties>
    </style:style>
    <style:style style:name="P340"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2638in" style:auto-text-indent="false" style:page-number="auto"/>
    </style:style>
    <style:style style:name="P341"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2638in" style:auto-text-indent="false" style:page-number="auto">
        <style:tab-stops>
          <style:tab-stop style:position="1.2626in"/>
        </style:tab-stops>
      </style:paragraph-properties>
    </style:style>
    <style:style style:name="P342" style:family="paragraph" style:parent-style-name="Body_20_text_20__28_11_29_" style:master-page-name="">
      <style:paragraph-properties fo:margin-left="0.2638in" fo:margin-right="0in" fo:margin-top="0in" fo:margin-bottom="0in" loext:contextual-spacing="false" fo:line-height="0.1335in" fo:text-align="start" style:justify-single-word="false" fo:text-indent="-0.2638in" style:auto-text-indent="false" style:page-number="auto"/>
    </style:style>
    <style:style style:name="P343" style:family="paragraph" style:parent-style-name="Body_20_text_20__28_11_29_" style:master-page-name="">
      <style:paragraph-properties fo:margin-left="0.2638in" fo:margin-right="0in" fo:margin-top="0in" fo:margin-bottom="0in" loext:contextual-spacing="false" fo:line-height="0.1272in" fo:text-align="start" style:justify-single-word="false" fo:text-indent="-0.2638in" style:auto-text-indent="false" style:page-number="auto"/>
    </style:style>
    <style:style style:name="P344" style:family="paragraph" style:parent-style-name="Body_20_text_20__28_11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345" style:family="paragraph" style:parent-style-name="Body_20_text_20__28_4_29_" style:master-page-name="">
      <style:paragraph-properties fo:margin-left="0.2638in" fo:margin-right="0in" fo:margin-top="0in" fo:margin-bottom="0in" loext:contextual-spacing="false" fo:line-height="0.1228in" fo:text-align="start" style:justify-single-word="false" fo:text-indent="-0.2638in" style:auto-text-indent="false" style:page-number="auto"/>
    </style:style>
    <style:style style:name="P346" style:family="paragraph" style:parent-style-name="Body_20_text_20__28_4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347" style:family="paragraph" style:parent-style-name="Body_20_text_20__28_11_29_" style:master-page-name="">
      <style:paragraph-properties fo:margin-left="0.2638in" fo:margin-right="0in" fo:margin-top="0in" fo:margin-bottom="0in" loext:contextual-spacing="false" fo:line-height="0.1272in" fo:text-align="start" style:justify-single-word="false" fo:text-indent="-0.2638in" style:auto-text-indent="false" style:page-number="auto" fo:break-after="page"/>
    </style:style>
    <style:style style:name="P348" style:family="paragraph" style:parent-style-name="Body_20_text_20__28_2_29_" style:master-page-name="">
      <style:paragraph-properties fo:margin-left="0.4165in" fo:margin-right="0in" fo:margin-top="0in" fo:margin-bottom="0in" loext:contextual-spacing="false" fo:text-align="start" style:justify-single-word="false" fo:text-indent="-0.2362in" style:auto-text-indent="false" style:page-number="auto"/>
    </style:style>
    <style:style style:name="P349"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2362in" style:auto-text-indent="false" style:page-number="auto"/>
    </style:style>
    <style:style style:name="P350" style:family="paragraph" style:parent-style-name="Body_20_text_20__28_2_29_" style:master-page-name="">
      <style:paragraph-properties fo:margin-left="0.4165in" fo:margin-right="0in" fo:margin-top="0in" fo:margin-bottom="0.0835in" loext:contextual-spacing="false" fo:text-align="start" style:justify-single-word="false" fo:text-indent="-0.2362in" style:auto-text-indent="false" style:page-number="auto"/>
    </style:style>
    <style:style style:name="P351" style:family="paragraph" style:parent-style-name="Body_20_text_20__28_2_29_" style:master-page-name="">
      <style:paragraph-properties fo:margin-left="0.1945in" fo:margin-right="0in" fo:margin-top="0in" fo:margin-bottom="0.0835in" loext:contextual-spacing="false" fo:text-align="start" style:justify-single-word="false" fo:text-indent="0.1252in" style:auto-text-indent="false" style:page-number="auto"/>
    </style:style>
    <style:style style:name="P352" style:family="paragraph" style:parent-style-name="Body_20_text_20__28_2_29_" style:master-page-name="">
      <style:paragraph-properties fo:margin-left="0.1945in" fo:margin-right="0in" fo:margin-top="0in" fo:margin-bottom="0in" loext:contextual-spacing="false" fo:line-height="0.1228in" fo:text-align="start" style:justify-single-word="false" fo:text-indent="0.1252in" style:auto-text-indent="false" style:page-number="auto"/>
    </style:style>
    <style:style style:name="P353" style:family="paragraph" style:parent-style-name="Body_20_text_20__28_2_29_" style:master-page-name="">
      <style:paragraph-properties fo:margin-left="0.1945in" fo:margin-right="0in" fo:margin-top="0in" fo:margin-bottom="0in" loext:contextual-spacing="false" fo:text-align="start" style:justify-single-word="false" fo:text-indent="0.1252in" style:auto-text-indent="false" style:page-number="auto"/>
    </style:style>
    <style:style style:name="P354" style:family="paragraph" style:parent-style-name="Body_20_text_20__28_2_29_" style:master-page-name="">
      <style:paragraph-properties fo:margin-left="0.1945in" fo:margin-right="0in" fo:margin-top="0in" fo:margin-bottom="0.0862in" loext:contextual-spacing="false" fo:text-align="start" style:justify-single-word="false" fo:text-indent="0.1252in" style:auto-text-indent="false" style:page-number="auto"/>
    </style:style>
    <style:style style:name="P355" style:family="paragraph" style:parent-style-name="Body_20_text_20__28_2_29_" style:master-page-name="">
      <style:paragraph-properties fo:margin-left="0.3752in" fo:margin-right="0in" fo:margin-top="0in" fo:margin-bottom="0.0807in" loext:contextual-spacing="false" fo:text-align="start" style:justify-single-word="false" fo:text-indent="-0.111in" style:auto-text-indent="false" style:page-number="auto"/>
    </style:style>
    <style:style style:name="P356" style:family="paragraph" style:parent-style-name="Body_20_text_20__28_2_29_" style:master-page-name="">
      <style:paragraph-properties fo:margin-left="0.3752in" fo:margin-right="0in" fo:margin-top="0in" fo:margin-bottom="0in" loext:contextual-spacing="false" fo:text-align="start" style:justify-single-word="false" fo:text-indent="-0.111in" style:auto-text-indent="false" style:page-number="auto"/>
    </style:style>
    <style:style style:name="P357" style:family="paragraph" style:parent-style-name="Body_20_text_20__28_2_29_" style:master-page-name="">
      <style:paragraph-properties fo:margin-left="0.3752in" fo:margin-right="0in" fo:margin-top="0in" fo:margin-bottom="0in" loext:contextual-spacing="false" fo:line-height="0.1299in" fo:text-align="start" style:justify-single-word="false" fo:text-indent="-0.111in" style:auto-text-indent="false" style:page-number="auto"/>
    </style:style>
    <style:style style:name="P358" style:family="paragraph" style:parent-style-name="Body_20_text_20__28_2_29_" style:master-page-name="">
      <style:paragraph-properties fo:margin-left="0.3752in" fo:margin-right="0in" fo:margin-top="0in" fo:margin-bottom="0.0835in" loext:contextual-spacing="false" fo:text-align="start" style:justify-single-word="false" fo:text-indent="-0.111in" style:auto-text-indent="false" style:page-number="auto"/>
    </style:style>
    <style:style style:name="P359" style:family="paragraph" style:parent-style-name="Body_20_text_20__28_2_29_" style:master-page-name="">
      <style:paragraph-properties fo:margin-left="0.3752in" fo:margin-right="0in" fo:margin-top="0in" fo:margin-bottom="0.0862in" loext:contextual-spacing="false" fo:text-align="start" style:justify-single-word="false" fo:text-indent="-0.111in" style:auto-text-indent="false" style:page-number="auto"/>
    </style:style>
    <style:style style:name="P360" style:family="paragraph" style:parent-style-name="Body_20_text_20__28_2_29_" style:master-page-name="">
      <style:paragraph-properties fo:margin-left="0.3752in" fo:margin-right="0in" fo:margin-top="0in" fo:margin-bottom="0.0756in" loext:contextual-spacing="false" fo:line-height="0.1299in" fo:text-align="start" style:justify-single-word="false" fo:text-indent="-0.111in" style:auto-text-indent="false" style:page-number="auto"/>
    </style:style>
    <style:style style:name="P361" style:family="paragraph" style:parent-style-name="Body_20_text_20__28_2_29_" style:master-page-name="">
      <style:paragraph-properties fo:margin-left="0.2917in" fo:margin-right="0in" fo:margin-top="0in" fo:margin-bottom="0.0835in" loext:contextual-spacing="false" fo:text-align="start" style:justify-single-word="false" fo:text-indent="-0.111in" style:auto-text-indent="false" style:page-number="auto"/>
    </style:style>
    <style:style style:name="P362" style:family="paragraph" style:parent-style-name="Body_20_text_20__28_2_29_" style:master-page-name="">
      <style:paragraph-properties fo:margin-left="0.2917in" fo:margin-right="0in" fo:margin-top="0in" fo:margin-bottom="0in" loext:contextual-spacing="false" fo:text-align="start" style:justify-single-word="false" fo:text-indent="-0.111in" style:auto-text-indent="false" style:page-number="auto"/>
    </style:style>
    <style:style style:name="P363" style:family="paragraph" style:parent-style-name="Body_20_text_20__28_2_29_" style:master-page-name="">
      <style:paragraph-properties fo:margin-left="0.2917in" fo:margin-right="0in" fo:margin-top="0in" fo:margin-bottom="0in" loext:contextual-spacing="false" fo:line-height="0.1228in" fo:text-align="start" style:justify-single-word="false" fo:text-indent="-0.111in" style:auto-text-indent="false" style:page-number="auto"/>
    </style:style>
    <style:style style:name="P364" style:family="paragraph" style:parent-style-name="Body_20_text_20__28_2_29_" style:master-page-name="">
      <style:paragraph-properties fo:margin-left="0.2917in" fo:margin-right="0in" fo:margin-top="0in" fo:margin-bottom="0.0862in" loext:contextual-spacing="false" fo:text-align="start" style:justify-single-word="false" fo:text-indent="-0.111in" style:auto-text-indent="false" style:page-number="auto"/>
    </style:style>
    <style:style style:name="P365" style:family="paragraph" style:parent-style-name="Body_20_text_20__28_2_29_"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366"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in" style:auto-text-indent="false" style:page-number="auto"/>
    </style:style>
    <style:style style:name="P367" style:family="paragraph" style:parent-style-name="Body_20_text_20__28_2_29_" style:master-page-name="">
      <style:paragraph-properties fo:margin-left="0.4028in" fo:margin-right="0in" fo:margin-top="0in" fo:margin-bottom="0in" loext:contextual-spacing="false" fo:line-height="0.1228in" fo:text-align="start" style:justify-single-word="false" fo:text-indent="0in" style:auto-text-indent="false" style:page-number="auto"/>
    </style:style>
    <style:style style:name="P368" style:family="paragraph" style:parent-style-name="Body_20_text_20__28_17_29_" style:master-page-name="">
      <style:paragraph-properties fo:margin-left="0.4028in" fo:margin-right="0in" fo:margin-top="0in" fo:margin-bottom="0in" loext:contextual-spacing="false" fo:text-align="start" style:justify-single-word="false" fo:text-indent="0in" style:auto-text-indent="false" style:page-number="auto"/>
    </style:style>
    <style:style style:name="P369" style:family="paragraph" style:parent-style-name="Body_20_text_20__28_17_29_" style:master-page-name="">
      <style:paragraph-properties fo:margin-left="0.4028in" fo:margin-right="0in" fo:margin-top="0in" fo:margin-bottom="0in" loext:contextual-spacing="false" fo:line-height="0.1228in" fo:text-align="start" style:justify-single-word="false" fo:text-indent="0in" style:auto-text-indent="false" style:page-number="auto"/>
    </style:style>
    <style:style style:name="P370" style:family="paragraph" style:parent-style-name="Body_20_text_20__28_2_29_" style:master-page-name="">
      <style:paragraph-properties fo:margin-left="0.4028in" fo:margin-right="0in" fo:margin-top="0in" fo:margin-bottom="0in" loext:contextual-spacing="false" fo:line-height="0.1181in" fo:text-align="start" style:justify-single-word="false" fo:text-indent="0in" style:auto-text-indent="false" style:page-number="auto" fo:break-after="column"/>
    </style:style>
    <style:style style:name="P371" style:family="paragraph" style:parent-style-name="Body_20_text_20__28_2_29_" style:master-page-name="">
      <style:paragraph-properties fo:margin-left="0.4028in" fo:margin-right="0in" fo:margin-top="0in" fo:margin-bottom="0.0134in" loext:contextual-spacing="false" fo:line-height="0.1181in" fo:text-align="start" style:justify-single-word="false" fo:text-indent="0in" style:auto-text-indent="false" style:page-number="auto"/>
    </style:style>
    <style:style style:name="P372" style:family="paragraph" style:parent-style-name="Body_20_text_20__28_23_29_" style:master-page-name="">
      <style:paragraph-properties fo:margin-left="0.4028in" fo:margin-right="0in" fo:margin-top="0in" fo:margin-bottom="0.0311in" loext:contextual-spacing="false" fo:line-height="0.0626in" fo:text-align="start" style:justify-single-word="false" fo:text-indent="0in" style:auto-text-indent="false" style:page-number="auto"/>
    </style:style>
    <style:style style:name="P373" style:family="paragraph" style:parent-style-name="Body_20_text_20__28_2_29_" style:master-page-name="">
      <style:paragraph-properties fo:margin-left="0.4028in" fo:margin-right="0in" fo:margin-top="0in" fo:margin-bottom="0.0835in" loext:contextual-spacing="false" fo:text-align="start" style:justify-single-word="false" fo:text-indent="0in" style:auto-text-indent="false" style:page-number="auto"/>
    </style:style>
    <style:style style:name="P374" style:family="paragraph" style:parent-style-name="Body_20_text_20__28_2_29_" style:master-page-name="">
      <style:paragraph-properties fo:margin-left="0.4028in" fo:margin-right="0in" fo:margin-top="0in" fo:margin-bottom="0.0165in" loext:contextual-spacing="false" fo:line-height="0.1181in" fo:text-align="start" style:justify-single-word="false" fo:text-indent="0in" style:auto-text-indent="false" style:page-number="auto"/>
    </style:style>
    <style:style style:name="P375" style:family="paragraph" style:parent-style-name="Body_20_text_20__28_2_29_" style:master-page-name="">
      <style:paragraph-properties fo:margin-left="0.1528in" fo:margin-right="0in" fo:margin-top="0in" fo:margin-bottom="0in" loext:contextual-spacing="false" fo:line-height="0.1228in" fo:text-align="start" style:justify-single-word="false" fo:text-indent="0in" style:auto-text-indent="false" style:page-number="auto" fo:break-after="column"/>
    </style:style>
    <style:style style:name="P376" style:family="paragraph" style:parent-style-name="Body_20_text_20__28_2_29_" style:master-page-name="">
      <style:paragraph-properties fo:margin-left="0.1528in" fo:margin-right="0in" fo:margin-top="0in" fo:margin-bottom="0in" loext:contextual-spacing="false" fo:text-align="justify" style:justify-single-word="false" fo:text-indent="0in" style:auto-text-indent="false" style:page-number="auto"/>
    </style:style>
    <style:style style:name="P377" style:family="paragraph" style:parent-style-name="Body_20_text_20__28_2_29_" style:master-page-name="">
      <style:paragraph-properties fo:margin-left="0.1528in" fo:margin-right="0in" fo:margin-top="0in" fo:margin-bottom="0in" loext:contextual-spacing="false" fo:text-align="justify" style:justify-single-word="false" fo:text-indent="0in" style:auto-text-indent="false" style:page-number="auto">
        <style:tab-stops>
          <style:tab-stop style:position="1.7189in"/>
        </style:tab-stops>
      </style:paragraph-properties>
    </style:style>
    <style:style style:name="P378" style:family="paragraph" style:parent-style-name="Body_20_text_20__28_2_29_" style:master-page-name="">
      <style:paragraph-properties fo:margin-left="0.1528in" fo:margin-right="0in" fo:margin-top="0in" fo:margin-bottom="0in" loext:contextual-spacing="false" fo:text-align="justify" style:justify-single-word="false" fo:text-indent="0in" style:auto-text-indent="false" style:page-number="auto">
        <style:tab-stops>
          <style:tab-stop style:position="1.4201in"/>
        </style:tab-stops>
      </style:paragraph-properties>
    </style:style>
    <style:style style:name="P379"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380" style:family="paragraph" style:parent-style-name="Body_20_text_20__28_4_29_" style:master-page-name="">
      <style:paragraph-properties fo:margin-left="0.1528in" fo:margin-right="0in" fo:margin-top="0in" fo:margin-bottom="0in" loext:contextual-spacing="false" fo:line-height="0.1228in" fo:text-align="justify" style:justify-single-word="false" fo:text-indent="0in" style:auto-text-indent="false" style:page-number="auto"/>
    </style:style>
    <style:style style:name="P381" style:family="paragraph" style:parent-style-name="Body_20_text_20__28_4_29_" style:master-page-name="">
      <style:paragraph-properties fo:margin-left="0.1528in" fo:margin-right="0in" fo:margin-top="0in" fo:margin-bottom="0in" loext:contextual-spacing="false" fo:text-align="justify" style:justify-single-word="false" fo:text-indent="0in" style:auto-text-indent="false" style:page-number="auto"/>
    </style:style>
    <style:style style:name="P382" style:family="paragraph" style:parent-style-name="Body_20_text_20__28_2_29_" style:master-page-name="">
      <style:paragraph-properties fo:margin-left="0.1528in" fo:margin-right="0in" fo:margin-top="0in" fo:margin-bottom="0.0807in" loext:contextual-spacing="false" fo:text-align="start" style:justify-single-word="false" fo:text-indent="0in" style:auto-text-indent="false" style:page-number="auto"/>
    </style:style>
    <style:style style:name="P383" style:family="paragraph" style:parent-style-name="Body_20_text_20__28_2_29_" style:master-page-name="">
      <style:paragraph-properties fo:margin-left="0.2638in" fo:margin-right="0in" fo:margin-top="0in" fo:margin-bottom="0in" loext:contextual-spacing="false" fo:line-height="0.1299in" fo:text-align="start" style:justify-single-word="false" fo:text-indent="0in" style:auto-text-indent="false" style:page-number="auto"/>
    </style:style>
    <style:style style:name="P384" style:family="paragraph" style:parent-style-name="Body_20_text_20__28_2_29_" style:master-page-name="">
      <style:paragraph-properties fo:margin-left="0.2638in" fo:margin-right="0in" fo:margin-top="0in" fo:margin-bottom="0in" loext:contextual-spacing="false" fo:text-align="start" style:justify-single-word="false" fo:text-indent="0in" style:auto-text-indent="false" style:page-number="auto"/>
    </style:style>
    <style:style style:name="P385" style:family="paragraph" style:parent-style-name="Body_20_text_20__28_2_29_" style:master-page-name="">
      <style:paragraph-properties fo:margin-left="0.2638in" fo:margin-right="0in" fo:margin-top="0in" fo:margin-bottom="0in" loext:contextual-spacing="false" fo:line-height="0.1228in" fo:text-align="start" style:justify-single-word="false" fo:text-indent="0in" style:auto-text-indent="false" style:page-number="auto"/>
    </style:style>
    <style:style style:name="P386" style:family="paragraph" style:parent-style-name="Body_20_text_20__28_4_29_" style:master-page-name="">
      <style:paragraph-properties fo:margin-left="0.2638in" fo:margin-right="0in" fo:margin-top="0in" fo:margin-bottom="0in" loext:contextual-spacing="false" fo:text-align="start" style:justify-single-word="false" fo:text-indent="0in" style:auto-text-indent="false" style:page-number="auto"/>
    </style:style>
    <style:style style:name="P387" style:family="paragraph" style:parent-style-name="Body_20_text_20__28_11_29_" style:master-page-name="">
      <style:paragraph-properties fo:margin-left="0.2638in" fo:margin-right="0in" fo:margin-top="0in" fo:margin-bottom="0in" loext:contextual-spacing="false" fo:line-height="0.1272in" fo:text-align="start" style:justify-single-word="false" fo:text-indent="0in" style:auto-text-indent="false" style:page-number="auto"/>
    </style:style>
    <style:style style:name="P388" style:family="paragraph" style:parent-style-name="Body_20_text_20__28_11_29_" style:master-page-name="">
      <style:paragraph-properties fo:margin-left="0.2638in" fo:margin-right="0in" fo:margin-top="0in" fo:margin-bottom="0.0835in" loext:contextual-spacing="false" fo:text-align="start" style:justify-single-word="false" fo:text-indent="0in" style:auto-text-indent="false" style:page-number="auto"/>
    </style:style>
    <style:style style:name="P389" style:family="paragraph" style:parent-style-name="Body_20_text_20__28_2_29_" style:master-page-name="">
      <style:paragraph-properties fo:margin-left="0.3055in" fo:margin-right="0in" fo:margin-top="0in" fo:margin-bottom="0in" loext:contextual-spacing="false" fo:text-align="start" style:justify-single-word="false" fo:text-indent="0.1252in" style:auto-text-indent="false" style:page-number="auto"/>
    </style:style>
    <style:style style:name="P390" style:family="paragraph" style:parent-style-name="Body_20_text_20__28_2_29_" style:master-page-name="">
      <style:paragraph-properties fo:margin-left="0.3055in" fo:margin-right="0in" fo:margin-top="0in" fo:margin-bottom="0in" loext:contextual-spacing="false" fo:line-height="0.1228in" fo:text-align="start" style:justify-single-word="false" fo:text-indent="0.1252in" style:auto-text-indent="false" style:page-number="auto"/>
    </style:style>
    <style:style style:name="P391" style:family="paragraph" style:parent-style-name="Body_20_text_20__28_2_29_" style:master-page-name="">
      <style:paragraph-properties fo:margin-left="0.3055in" fo:margin-right="0in" fo:margin-top="0in" fo:margin-bottom="0.0862in" loext:contextual-spacing="false" fo:text-align="start" style:justify-single-word="false" fo:text-indent="0.1252in" style:auto-text-indent="false" style:page-number="auto"/>
    </style:style>
    <style:style style:name="P392" style:family="paragraph" style:parent-style-name="Body_20_text_20__28_2_29_" style:master-page-name="">
      <style:paragraph-properties fo:margin-left="0.3055in" fo:margin-right="0in" fo:margin-top="0in" fo:margin-bottom="0.0862in" loext:contextual-spacing="false" fo:line-height="0.1299in" fo:text-align="start" style:justify-single-word="false" fo:text-indent="0.1252in" style:auto-text-indent="false" style:page-number="auto"/>
    </style:style>
    <style:style style:name="P393" style:family="paragraph" style:parent-style-name="Body_20_text_20__28_2_29_" style:master-page-name="">
      <style:paragraph-properties fo:margin-left="0.3055in" fo:margin-right="0in" fo:margin-top="0in" fo:margin-bottom="0in" loext:contextual-spacing="false" fo:text-align="end" style:justify-single-word="false" fo:text-indent="0in" style:auto-text-indent="false" style:page-number="auto"/>
    </style:style>
    <style:style style:name="P394" style:family="paragraph" style:parent-style-name="Body_20_text_20__28_2_29_" style:master-page-name="">
      <style:paragraph-properties fo:margin-left="0.3055in" fo:margin-right="0in" fo:margin-top="0in" fo:margin-bottom="0in" loext:contextual-spacing="false" fo:text-align="justify" style:justify-single-word="false" fo:text-indent="0in" style:auto-text-indent="false" style:page-number="auto"/>
    </style:style>
    <style:style style:name="P395" style:family="paragraph" style:parent-style-name="Body_20_text_20__28_2_29_" style:master-page-name="">
      <style:paragraph-properties fo:margin-left="0.3055in" fo:margin-right="0in" fo:margin-top="0in" fo:margin-bottom="0in" loext:contextual-spacing="false" fo:line-height="0.1228in" fo:text-align="start" style:justify-single-word="false" fo:text-indent="0in" style:auto-text-indent="false" style:page-number="auto"/>
    </style:style>
    <style:style style:name="P396"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397" style:family="paragraph" style:parent-style-name="Body_20_text_20__28_2_29_" style:master-page-name="">
      <style:paragraph-properties fo:margin-left="0.3055in" fo:margin-right="0in" fo:margin-top="0in" fo:margin-bottom="0.0835in" loext:contextual-spacing="false" fo:text-align="start" style:justify-single-word="false" fo:text-indent="0in" style:auto-text-indent="false" style:page-number="auto"/>
    </style:style>
    <style:style style:name="P398" style:family="paragraph" style:parent-style-name="Body_20_text_20__28_2_29_" style:master-page-name="">
      <style:paragraph-properties fo:margin-left="0.139in" fo:margin-right="0in" fo:margin-top="0in" fo:margin-bottom="0in" loext:contextual-spacing="false" fo:line-height="0.1335in" fo:text-align="start" style:justify-single-word="false" fo:text-indent="0in" style:auto-text-indent="false" style:page-number="auto"/>
    </style:style>
    <style:style style:name="P399"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400"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in" style:auto-text-indent="false" style:page-number="auto"/>
    </style:style>
    <style:style style:name="P401" style:family="paragraph" style:parent-style-name="Body_20_text_20__28_2_29_" style:master-page-name="">
      <style:paragraph-properties fo:margin-left="0.139in" fo:margin-right="0in" fo:margin-top="0in" fo:margin-bottom="0in" loext:contextual-spacing="false" fo:line-height="0.1299in" fo:text-align="justify" style:justify-single-word="false" fo:text-indent="0in" style:auto-text-indent="false" style:page-number="auto"/>
    </style:style>
    <style:style style:name="P402" style:family="paragraph" style:parent-style-name="Body_20_text_20__28_2_29_" style:master-page-name="">
      <style:paragraph-properties fo:margin-left="0.139in" fo:margin-right="0in" fo:margin-top="0in" fo:margin-bottom="0in" loext:contextual-spacing="false" fo:line-height="0.1299in" fo:text-align="justify" style:justify-single-word="false" fo:text-indent="0in" style:auto-text-indent="false" style:page-number="auto">
        <style:tab-stops>
          <style:tab-stop style:position="1.6925in"/>
        </style:tab-stops>
      </style:paragraph-properties>
    </style:style>
    <style:style style:name="P403"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style>
    <style:style style:name="P404"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1.8335in" style:type="right"/>
        </style:tab-stops>
      </style:paragraph-properties>
    </style:style>
    <style:style style:name="P405"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1.4165in"/>
        </style:tab-stops>
      </style:paragraph-properties>
    </style:style>
    <style:style style:name="P406"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1.4201in"/>
        </style:tab-stops>
      </style:paragraph-properties>
    </style:style>
    <style:style style:name="P407" style:family="paragraph" style:parent-style-name="Body_20_text_20__28_11_29_" style:master-page-name="">
      <style:paragraph-properties fo:margin-left="0.139in" fo:margin-right="0in" fo:margin-top="0in" fo:margin-bottom="0in" loext:contextual-spacing="false" fo:line-height="0.1272in" fo:text-align="start" style:justify-single-word="false" fo:text-indent="0in" style:auto-text-indent="false" style:page-number="auto"/>
    </style:style>
    <style:style style:name="P408" style:family="paragraph" style:parent-style-name="Body_20_text_20__28_11_29_" style:master-page-name="">
      <style:paragraph-properties fo:margin-left="0.139in" fo:margin-right="0in" fo:margin-top="0in" fo:margin-bottom="0in" loext:contextual-spacing="false" fo:line-height="0.1335in" fo:text-align="start" style:justify-single-word="false" fo:text-indent="0in" style:auto-text-indent="false" style:page-number="auto"/>
    </style:style>
    <style:style style:name="P409" style:family="paragraph" style:parent-style-name="Body_20_text_20__28_4_29_" style:master-page-name="">
      <style:paragraph-properties fo:margin-left="0.139in" fo:margin-right="0in" fo:margin-top="0in" fo:margin-bottom="0in" loext:contextual-spacing="false" fo:line-height="0.1228in" fo:text-align="start" style:justify-single-word="false" fo:text-indent="0in" style:auto-text-indent="false" style:page-number="auto"/>
    </style:style>
    <style:style style:name="P410" style:family="paragraph" style:parent-style-name="Body_20_text_20__28_4_29_" style:master-page-name="">
      <style:paragraph-properties fo:margin-left="0.139in" fo:margin-right="0in" fo:margin-top="0in" fo:margin-bottom="0in" loext:contextual-spacing="false" fo:text-align="justify" style:justify-single-word="false" fo:text-indent="0in" style:auto-text-indent="false" style:page-number="auto"/>
    </style:style>
    <style:style style:name="P411" style:family="paragraph" style:parent-style-name="Body_20_text_20__28_2_29_" style:master-page-name="">
      <style:paragraph-properties fo:margin-left="0.139in" fo:margin-right="0in" fo:margin-top="0in" fo:margin-bottom="0in" loext:contextual-spacing="false" fo:line-height="0.1335in" fo:text-align="start" style:justify-single-word="false" fo:text-indent="0in" style:auto-text-indent="false" style:page-number="auto" fo:break-after="page"/>
    </style:style>
    <style:style style:name="P412" style:family="paragraph" style:parent-style-name="Body_20_text_20__28_11_29_" style:master-page-name="">
      <style:paragraph-properties fo:margin-left="0.139in" fo:margin-right="0in" fo:margin-top="0in" fo:margin-bottom="0.0807in" loext:contextual-spacing="false" fo:text-align="start" style:justify-single-word="false" fo:text-indent="0in" style:auto-text-indent="false" style:page-number="auto"/>
    </style:style>
    <style:style style:name="P413" style:family="paragraph" style:parent-style-name="Body_20_text_20__28_2_29_" style:master-page-name="">
      <style:paragraph-properties fo:margin-left="0.139in" fo:margin-right="0in" fo:margin-top="0in" fo:margin-bottom="0.0835in" loext:contextual-spacing="false" fo:text-align="justify" style:justify-single-word="false" fo:text-indent="0in" style:auto-text-indent="false" style:page-number="auto">
        <style:tab-stops>
          <style:tab-stop style:position="1.7366in"/>
        </style:tab-stops>
      </style:paragraph-properties>
    </style:style>
    <style:style style:name="P414" style:family="paragraph" style:parent-style-name="Body_20_text_20__28_2_29_" style:master-page-name="">
      <style:paragraph-properties fo:margin-left="0.139in" fo:margin-right="0in" fo:margin-top="0in" fo:margin-bottom="0.0835in" loext:contextual-spacing="false" fo:text-align="start" style:justify-single-word="false" fo:text-indent="0in" style:auto-text-indent="false" style:page-number="auto"/>
    </style:style>
    <style:style style:name="P415" style:family="paragraph" style:parent-style-name="Body_20_text_20__28_2_29_" style:master-page-name="">
      <style:paragraph-properties fo:margin-left="0.139in" fo:margin-right="0in" fo:margin-top="0in" fo:margin-bottom="0.0862in" loext:contextual-spacing="false" fo:line-height="0.1299in" fo:text-align="start" style:justify-single-word="false" fo:text-indent="0in" style:auto-text-indent="false" style:page-number="auto"/>
    </style:style>
    <style:style style:name="P416" style:family="paragraph" style:parent-style-name="Body_20_text_20__28_2_29_" style:master-page-name="">
      <style:paragraph-properties fo:margin-left="0.139in" fo:margin-right="0in" fo:margin-top="0in" fo:margin-bottom="0.0862in" loext:contextual-spacing="false" fo:text-align="justify" style:justify-single-word="false" fo:text-indent="0in" style:auto-text-indent="false" style:page-number="auto"/>
    </style:style>
    <style:style style:name="P417" style:family="paragraph" style:parent-style-name="Body_20_text_20__28_2_29_" style:master-page-name="">
      <style:paragraph-properties fo:margin-left="0.139in" fo:margin-right="0in" fo:margin-top="0in" fo:margin-bottom="0.0417in" loext:contextual-spacing="false" fo:text-align="start" style:justify-single-word="false" fo:text-indent="0in" style:auto-text-indent="false" style:page-number="auto"/>
    </style:style>
    <style:style style:name="P418" style:family="paragraph" style:parent-style-name="Body_20_text_20__28_2_29_" style:master-page-name="">
      <style:paragraph-properties fo:margin-left="0.4307in" fo:margin-right="0in" fo:margin-top="0in" fo:margin-bottom="0in" loext:contextual-spacing="false" fo:line-height="0.1299in" fo:text-align="start" style:justify-single-word="false" fo:text-indent="-0.111in" style:auto-text-indent="false" style:page-number="auto"/>
    </style:style>
    <style:style style:name="P419" style:family="paragraph" style:parent-style-name="Body_20_text_20__28_2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420"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111in" style:auto-text-indent="false" style:page-number="auto"/>
    </style:style>
    <style:style style:name="P421" style:family="paragraph" style:parent-style-name="Body_20_text_20__28_2_29_" style:master-page-name="">
      <style:paragraph-properties fo:margin-left="0.4307in" fo:margin-right="0in" fo:margin-top="0in" fo:margin-bottom="0in" loext:contextual-spacing="false" fo:line-height="0.1335in" fo:text-align="start" style:justify-single-word="false" fo:text-indent="-0.111in" style:auto-text-indent="false" style:page-number="auto"/>
    </style:style>
    <style:style style:name="P422" style:family="paragraph" style:parent-style-name="Body_20_text_20__28_2_29_" style:master-page-name="">
      <style:paragraph-properties fo:margin-left="0.4307in" fo:margin-right="0in" fo:margin-top="0in" fo:margin-bottom="0.0835in" loext:contextual-spacing="false" fo:text-align="start" style:justify-single-word="false" fo:text-indent="-0.111in" style:auto-text-indent="false" style:page-number="auto"/>
    </style:style>
    <style:style style:name="P423" style:family="paragraph" style:parent-style-name="Body_20_text_20__28_2_29_" style:master-page-name="">
      <style:paragraph-properties fo:margin-left="0.139in" fo:margin-right="0in" fo:margin-top="0in" fo:margin-bottom="0in" loext:contextual-spacing="false" fo:text-align="start" style:justify-single-word="false" fo:text-indent="0.111in" style:auto-text-indent="false" style:page-number="auto"/>
    </style:style>
    <style:style style:name="P424" style:family="paragraph" style:parent-style-name="Body_20_text_20__28_2_29_" style:master-page-name="">
      <style:paragraph-properties fo:margin-left="0.139in" fo:margin-right="0in" fo:margin-top="0in" fo:margin-bottom="0in" loext:contextual-spacing="false" fo:line-height="0.1228in" fo:text-align="start" style:justify-single-word="false" fo:text-indent="0.111in" style:auto-text-indent="false" style:page-number="auto"/>
    </style:style>
    <style:style style:name="P425" style:family="paragraph" style:parent-style-name="Body_20_text_20__28_2_29_" style:master-page-name="">
      <style:paragraph-properties fo:margin-left="0.139in" fo:margin-right="0in" fo:margin-top="0in" fo:margin-bottom="0.0484in" loext:contextual-spacing="false" fo:text-align="start" style:justify-single-word="false" fo:text-indent="0.111in" style:auto-text-indent="false" style:page-number="auto"/>
    </style:style>
    <style:style style:name="P426" style:family="paragraph" style:parent-style-name="Body_20_text_20__28_2_29_" style:master-page-name="">
      <style:paragraph-properties fo:margin-left="0.139in" fo:margin-right="0in" fo:margin-top="0in" fo:margin-bottom="0.0417in" loext:contextual-spacing="false" fo:text-align="start" style:justify-single-word="false" fo:text-indent="0.111in" style:auto-text-indent="false" style:page-number="auto"/>
    </style:style>
    <style:style style:name="P427" style:family="paragraph" style:parent-style-name="Body_20_text_20__28_2_29_" style:master-page-name="">
      <style:paragraph-properties fo:margin-left="0.139in" fo:margin-right="0in" fo:margin-top="0in" fo:margin-bottom="0.039in" loext:contextual-spacing="false" fo:text-align="start" style:justify-single-word="false" fo:text-indent="0.111in" style:auto-text-indent="false" style:page-number="auto"/>
    </style:style>
    <style:style style:name="P428" style:family="paragraph" style:parent-style-name="Body_20_text_20__28_2_29_" style:master-page-name="">
      <style:paragraph-properties fo:margin-left="0.4445in" fo:margin-right="0in" fo:margin-top="0in" fo:margin-bottom="0in" loext:contextual-spacing="false" fo:text-align="start" style:justify-single-word="false" fo:text-indent="0in" style:auto-text-indent="false" style:page-number="auto"/>
    </style:style>
    <style:style style:name="P429" style:family="paragraph" style:parent-style-name="Body_20_text_20__28_19_29_" style:master-page-name="">
      <style:paragraph-properties fo:margin-left="0.4445in" fo:margin-right="0in" fo:margin-top="0in" fo:margin-bottom="0in" loext:contextual-spacing="false" fo:text-align="start" style:justify-single-word="false" fo:text-indent="0in" style:auto-text-indent="false" style:page-number="auto"/>
    </style:style>
    <style:style style:name="P43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278in" style:auto-text-indent="false" style:page-number="auto"/>
    </style:style>
    <style:style style:name="P431" style:family="paragraph" style:parent-style-name="Body_20_text_20__28_2_29_" style:master-page-name="">
      <style:paragraph-properties fo:margin-left="0in" fo:margin-right="0in" fo:margin-top="0in" fo:margin-bottom="0in" loext:contextual-spacing="false" fo:text-align="start" style:justify-single-word="false" fo:text-indent="0.278in" style:auto-text-indent="false" style:page-number="auto"/>
    </style:style>
    <style:style style:name="P432" style:family="paragraph" style:parent-style-name="Body_20_text_20__28_2_29_" style:master-page-name="">
      <style:paragraph-properties fo:margin-left="0in" fo:margin-right="0in" fo:margin-top="0in" fo:margin-bottom="0.0429in" loext:contextual-spacing="false" fo:line-height="0.0799in" fo:text-align="start" style:justify-single-word="false" fo:text-indent="0.278in" style:auto-text-indent="false" style:page-number="auto"/>
    </style:style>
    <style:style style:name="P433" style:family="paragraph" style:parent-style-name="Body_20_text_20__28_2_29_" style:master-page-name="">
      <style:paragraph-properties fo:margin-left="0.1807in" fo:margin-right="0in" fo:margin-top="0in" fo:margin-bottom="0in" loext:contextual-spacing="false" fo:text-align="start" style:justify-single-word="false" fo:text-indent="-0.1807in" style:auto-text-indent="false" style:page-number="auto"/>
    </style:style>
    <style:style style:name="P434" style:family="paragraph" style:parent-style-name="Body_20_text_20__28_2_29_" style:master-page-name="">
      <style:paragraph-properties fo:margin-left="0.1807in" fo:margin-right="0in" fo:margin-top="0in" fo:margin-bottom="0in" loext:contextual-spacing="false" fo:line-height="0.1228in" fo:text-align="start" style:justify-single-word="false" fo:text-indent="-0.1807in" style:auto-text-indent="false" style:page-number="auto"/>
    </style:style>
    <style:style style:name="P435"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436"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222in" style:auto-text-indent="false" style:page-number="auto"/>
    </style:style>
    <style:style style:name="P437" style:family="paragraph" style:parent-style-name="Body_20_text_20__28_2_29_" style:master-page-name="">
      <style:paragraph-properties fo:margin-left="0.139in" fo:margin-right="0in" fo:margin-top="0in" fo:margin-bottom="0in" loext:contextual-spacing="false" fo:line-height="0.1181in" fo:text-align="start" style:justify-single-word="false" fo:text-indent="0.2362in" style:auto-text-indent="false" style:page-number="auto" fo:break-after="column"/>
    </style:style>
    <style:style style:name="P438" style:family="paragraph" style:parent-style-name="Body_20_text_20__28_2_29_" style:master-page-name="">
      <style:paragraph-properties fo:margin-left="0.139in" fo:margin-right="0in" fo:margin-top="0in" fo:margin-bottom="0in" loext:contextual-spacing="false" fo:text-align="start" style:justify-single-word="false" fo:text-indent="0.2362in" style:auto-text-indent="false" style:page-number="auto"/>
    </style:style>
    <style:style style:name="P439"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2362in" style:auto-text-indent="false" style:page-number="auto"/>
    </style:style>
    <style:style style:name="P440" style:family="paragraph" style:parent-style-name="Body_20_text_20__28_4_29_" style:master-page-name="">
      <style:paragraph-properties fo:margin-left="0.2362in" fo:margin-right="0in" fo:margin-top="0in" fo:margin-bottom="0in" loext:contextual-spacing="false" fo:text-align="start" style:justify-single-word="false" fo:text-indent="0in" style:auto-text-indent="false" style:page-number="auto"/>
    </style:style>
    <style:style style:name="P441" style:family="paragraph" style:parent-style-name="Body_20_text_20__28_4_29_" style:master-page-name="">
      <style:paragraph-properties fo:margin-left="0.2362in" fo:margin-right="0in" fo:margin-top="0in" fo:margin-bottom="0in" loext:contextual-spacing="false" fo:text-align="center" style:justify-single-word="false" fo:text-indent="0in" style:auto-text-indent="false" style:page-number="auto"/>
    </style:style>
    <style:style style:name="P442" style:family="paragraph" style:parent-style-name="Body_20_text_20__28_4_29_" style:master-page-name="">
      <style:paragraph-properties fo:margin-left="0.2362in" fo:margin-right="0in" fo:margin-top="0in" fo:margin-bottom="0.039in" loext:contextual-spacing="false" fo:text-align="start" style:justify-single-word="false" fo:text-indent="0in" style:auto-text-indent="false" style:page-number="auto"/>
    </style:style>
    <style:style style:name="P443"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222in" style:auto-text-indent="false" style:page-number="auto"/>
    </style:style>
    <style:style style:name="P444" style:family="paragraph" style:parent-style-name="Body_20_text_20__28_2_29_" style:master-page-name="">
      <style:paragraph-properties fo:margin-left="0.4028in" fo:margin-right="0in" fo:margin-top="0in" fo:margin-bottom="0in" loext:contextual-spacing="false" fo:text-align="start" style:justify-single-word="false" fo:text-indent="-0.222in" style:auto-text-indent="false" style:page-number="auto"/>
    </style:style>
    <style:style style:name="P445" style:family="paragraph" style:parent-style-name="Body_20_text_20__28_2_29_" style:master-page-name="">
      <style:paragraph-properties fo:margin-left="0.4028in" fo:margin-right="0in" fo:margin-top="0in" fo:margin-bottom="0in" loext:contextual-spacing="false" fo:line-height="0.1228in" fo:text-align="start" style:justify-single-word="false" fo:text-indent="-0.222in" style:auto-text-indent="false" style:page-number="auto"/>
    </style:style>
    <style:style style:name="P446" style:family="paragraph" style:parent-style-name="Body_20_text_20__28_2_29_" style:master-page-name="">
      <style:paragraph-properties fo:margin-left="0.4028in" fo:margin-right="0in" fo:margin-top="0in" fo:margin-bottom="0in" loext:contextual-spacing="false" fo:line-height="0.1402in" fo:text-align="start" style:justify-single-word="false" fo:text-indent="-0.222in" style:auto-text-indent="false" style:page-number="auto"/>
    </style:style>
    <style:style style:name="P447" style:family="paragraph" style:parent-style-name="Body_20_text_20__28_2_29_" style:master-page-name="">
      <style:paragraph-properties fo:margin-left="0.4028in" fo:margin-right="0in" fo:margin-top="0in" fo:margin-bottom="0in" loext:contextual-spacing="false" fo:line-height="0.1228in" fo:text-align="start" style:justify-single-word="false" fo:text-indent="-0.222in" style:auto-text-indent="false" style:page-number="auto" fo:break-after="column"/>
    </style:style>
    <style:style style:name="P448" style:family="paragraph" style:parent-style-name="Body_20_text_20__28_17_29_" style:master-page-name="">
      <style:paragraph-properties fo:margin-left="0.4028in" fo:margin-right="0in" fo:margin-top="0in" fo:margin-bottom="0in" loext:contextual-spacing="false" fo:text-align="start" style:justify-single-word="false" fo:text-indent="-0.222in" style:auto-text-indent="false" style:page-number="auto"/>
    </style:style>
    <style:style style:name="P449" style:family="paragraph" style:parent-style-name="Body_20_text_20__28_17_29_" style:master-page-name="">
      <style:paragraph-properties fo:margin-left="0.4028in" fo:margin-right="0in" fo:margin-top="0in" fo:margin-bottom="0.0862in" loext:contextual-spacing="false" fo:text-align="start" style:justify-single-word="false" fo:text-indent="-0.222in" style:auto-text-indent="false" style:page-number="auto"/>
    </style:style>
    <style:style style:name="P450" style:family="paragraph" style:parent-style-name="Body_20_text_20__28_4_29_" style:master-page-name="">
      <style:paragraph-properties fo:margin-left="0.3472in" fo:margin-right="0in" fo:margin-top="0in" fo:margin-bottom="0in" loext:contextual-spacing="false" fo:text-align="justify" style:justify-single-word="false" fo:text-indent="0in" style:auto-text-indent="false" style:page-number="auto"/>
    </style:style>
    <style:style style:name="P451" style:family="paragraph" style:parent-style-name="Body_20_text_20__28_11_29_" style:master-page-name="">
      <style:paragraph-properties fo:margin-left="0.139in" fo:margin-right="0.4028in" fo:margin-top="0in" fo:margin-bottom="0in" loext:contextual-spacing="false" fo:line-height="0.1272in" fo:text-align="justify" style:justify-single-word="false" fo:text-indent="-0.139in" style:auto-text-indent="false" style:page-number="auto"/>
    </style:style>
    <style:style style:name="P452"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453" style:family="paragraph" style:parent-style-name="Body_20_text_20__28_2_29_" style:master-page-name="">
      <style:paragraph-properties fo:margin-left="0.1945in" fo:margin-right="0in" fo:margin-top="0in" fo:margin-bottom="0in" loext:contextual-spacing="false" fo:line-height="0.1228in" fo:text-align="start" style:justify-single-word="false" fo:text-indent="0in" style:auto-text-indent="false" style:page-number="auto"/>
    </style:style>
    <style:style style:name="P454"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tab-stops>
          <style:tab-stop style:position="0.6402in"/>
        </style:tab-stops>
      </style:paragraph-properties>
    </style:style>
    <style:style style:name="P455" style:family="paragraph" style:parent-style-name="Body_20_text_20__28_2_29_" style:master-page-name="">
      <style:paragraph-properties fo:margin-left="0.1945in" fo:margin-right="0in" fo:margin-top="0in" fo:margin-bottom="0.0835in" loext:contextual-spacing="false" fo:text-align="start" style:justify-single-word="false" fo:text-indent="0in" style:auto-text-indent="false" style:page-number="auto"/>
    </style:style>
    <style:style style:name="P456" style:family="paragraph" style:parent-style-name="Body_20_text_20__28_2_29_" style:master-page-name="">
      <style:paragraph-properties fo:margin-left="0.1945in" fo:margin-right="0in" fo:margin-top="0in" fo:margin-bottom="0.0862in" loext:contextual-spacing="false" fo:text-align="start" style:justify-single-word="false" fo:text-indent="0in" style:auto-text-indent="false" style:page-number="auto"/>
    </style:style>
    <style:style style:name="P457" style:family="paragraph" style:parent-style-name="Body_20_text_20__28_2_29_" style:master-page-name="">
      <style:paragraph-properties fo:margin-left="0.139in" fo:margin-right="0.3752in" fo:margin-top="0in" fo:margin-bottom="0in" loext:contextual-spacing="false" fo:line-height="0.1299in" fo:text-align="start" style:justify-single-word="false" fo:text-indent="-0.139in" style:auto-text-indent="false" style:page-number="auto"/>
    </style:style>
    <style:style style:name="P458" style:family="paragraph" style:parent-style-name="Body_20_text_20__28_2_29_" style:master-page-name="">
      <style:paragraph-properties fo:margin-left="0.139in" fo:margin-right="0.3752in" fo:margin-top="0in" fo:margin-bottom="0in" loext:contextual-spacing="false" fo:text-align="start" style:justify-single-word="false" fo:text-indent="-0.139in" style:auto-text-indent="false" style:page-number="auto"/>
    </style:style>
    <style:style style:name="P459" style:family="paragraph" style:parent-style-name="Body_20_text_20__28_2_29_" style:master-page-name="">
      <style:paragraph-properties fo:margin-left="0.139in" fo:margin-right="0.3752in" fo:margin-top="0in" fo:margin-bottom="0in" loext:contextual-spacing="false" fo:line-height="0.1335in" fo:text-align="start" style:justify-single-word="false" fo:text-indent="-0.139in" style:auto-text-indent="false" style:page-number="auto"/>
    </style:style>
    <style:style style:name="P460" style:family="paragraph" style:parent-style-name="Body_20_text_20__28_11_29_" style:master-page-name="">
      <style:paragraph-properties fo:margin-left="0.139in" fo:margin-right="0.3752in" fo:margin-top="0in" fo:margin-bottom="0in" loext:contextual-spacing="false" fo:line-height="0.1272in" fo:text-align="start" style:justify-single-word="false" fo:text-indent="-0.139in" style:auto-text-indent="false" style:page-number="auto"/>
    </style:style>
    <style:style style:name="P461" style:family="paragraph" style:parent-style-name="Body_20_text_20__28_2_29_" style:master-page-name="">
      <style:paragraph-properties fo:margin-left="0.139in" fo:margin-right="0.3752in" fo:margin-top="0in" fo:margin-bottom="0.0835in" loext:contextual-spacing="false" fo:text-align="start" style:justify-single-word="false" fo:text-indent="-0.139in" style:auto-text-indent="false" style:page-number="auto"/>
    </style:style>
    <style:style style:name="P462" style:family="paragraph" style:parent-style-name="Body_20_text_20__28_2_29_" style:master-page-name="">
      <style:paragraph-properties fo:margin-left="0.139in" fo:margin-right="0.5555in" fo:margin-top="0in" fo:margin-bottom="0in" loext:contextual-spacing="false" fo:text-align="start" style:justify-single-word="false" fo:text-indent="-0.139in" style:auto-text-indent="false" style:page-number="auto"/>
    </style:style>
    <style:style style:name="P463" style:family="paragraph" style:parent-style-name="Body_20_text_20__28_2_29_" style:master-page-name="">
      <style:paragraph-properties fo:margin-left="0.4165in" fo:margin-right="0in" fo:margin-top="0in" fo:margin-bottom="0in" loext:contextual-spacing="false" fo:text-align="start" style:justify-single-word="false" fo:text-indent="-0.2083in" style:auto-text-indent="false" style:page-number="auto"/>
    </style:style>
    <style:style style:name="P464" style:family="paragraph" style:parent-style-name="Body_20_text_20__28_2_29_" style:master-page-name="">
      <style:paragraph-properties fo:margin-left="0.3193in" fo:margin-right="0in" fo:margin-top="0in" fo:margin-bottom="0in" loext:contextual-spacing="false" fo:line-height="0.1299in" fo:text-align="start" style:justify-single-word="false" fo:text-indent="0.111in" style:auto-text-indent="false" style:page-number="auto"/>
    </style:style>
    <style:style style:name="P465" style:family="paragraph" style:parent-style-name="Body_20_text_20__28_2_29_" style:master-page-name="">
      <style:paragraph-properties fo:margin-left="0.3193in" fo:margin-right="0in" fo:margin-top="0in" fo:margin-bottom="0in" loext:contextual-spacing="false" fo:text-align="start" style:justify-single-word="false" fo:text-indent="0.111in" style:auto-text-indent="false" style:page-number="auto"/>
    </style:style>
    <style:style style:name="P466" style:family="paragraph" style:parent-style-name="Body_20_text_20__28_2_29_" style:master-page-name="">
      <style:paragraph-properties fo:margin-left="0.3193in" fo:margin-right="0in" fo:margin-top="0in" fo:margin-bottom="0.0862in" loext:contextual-spacing="false" fo:line-height="0.1299in" fo:text-align="start" style:justify-single-word="false" fo:text-indent="0.111in" style:auto-text-indent="false" style:page-number="auto"/>
    </style:style>
    <style:style style:name="P467" style:family="paragraph" style:parent-style-name="Body_20_text_20__28_2_29_" style:master-page-name="">
      <style:paragraph-properties fo:margin-left="0.3193in" fo:margin-right="0in" fo:margin-top="0in" fo:margin-bottom="0.0835in" loext:contextual-spacing="false" fo:text-align="start" style:justify-single-word="false" fo:text-indent="0.111in" style:auto-text-indent="false" style:page-number="auto"/>
    </style:style>
    <style:style style:name="P468" style:family="paragraph" style:parent-style-name="Body_20_text_20__28_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469" style:family="paragraph" style:parent-style-name="Body_20_text_20__28_2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470" style:family="paragraph" style:parent-style-name="Body_20_text_20__28_2_29_" style:master-page-name="">
      <style:paragraph-properties fo:margin-left="0.3055in" fo:margin-right="0in" fo:margin-top="0in" fo:margin-bottom="0in" loext:contextual-spacing="false" fo:line-height="0.1181in" fo:text-align="start" style:justify-single-word="false" fo:text-indent="0.111in" style:auto-text-indent="false" style:page-number="auto"/>
    </style:style>
    <style:style style:name="P471" style:family="paragraph" style:parent-style-name="Body_20_text_20__28_2_29_" style:master-page-name="">
      <style:paragraph-properties fo:margin-left="0.3055in" fo:margin-right="0in" fo:margin-top="0in" fo:margin-bottom="0in" loext:contextual-spacing="false" fo:line-height="0.1228in" fo:text-align="start" style:justify-single-word="false" fo:text-indent="0.111in" style:auto-text-indent="false" style:page-number="auto"/>
    </style:style>
    <style:style style:name="P472" style:family="paragraph" style:parent-style-name="Body_20_text_20__28_2_29_" style:master-page-name="">
      <style:paragraph-properties fo:margin-left="0.3055in" fo:margin-right="0in" fo:margin-top="0in" fo:margin-bottom="0.0835in" loext:contextual-spacing="false" fo:text-align="start" style:justify-single-word="false" fo:text-indent="0.111in" style:auto-text-indent="false" style:page-number="auto"/>
    </style:style>
    <style:style style:name="P473" style:family="paragraph" style:parent-style-name="Body_20_text_20__28_14_29_" style:master-page-name="">
      <style:paragraph-properties fo:margin-left="0.3055in" fo:margin-right="0in" fo:margin-top="0in" fo:margin-bottom="0.0311in" loext:contextual-spacing="false" fo:line-height="0.0626in" fo:text-align="start" style:justify-single-word="false" fo:text-indent="0.111in" style:auto-text-indent="false" style:page-number="auto"/>
    </style:style>
    <style:style style:name="P474" style:family="paragraph" style:parent-style-name="Body_20_text_20__28_2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475" style:family="paragraph" style:parent-style-name="Body_20_text_20__28_2_29_" style:master-page-name="">
      <style:paragraph-properties fo:margin-left="0.25in" fo:margin-right="0in" fo:margin-top="0in" fo:margin-bottom="0in" loext:contextual-spacing="false" fo:line-height="0.1181in" fo:text-align="start" style:justify-single-word="false" fo:text-indent="0in" style:auto-text-indent="false" style:page-number="auto"/>
    </style:style>
    <style:style style:name="P476" style:family="paragraph" style:parent-style-name="Body_20_text_20__28_2_29_" style:master-page-name="">
      <style:paragraph-properties fo:margin-left="0.25in" fo:margin-right="0in" fo:margin-top="0in" fo:margin-bottom="0in" loext:contextual-spacing="false" fo:text-align="start" style:justify-single-word="false" fo:text-indent="0in" style:auto-text-indent="false" style:page-number="auto" fo:break-after="page"/>
    </style:style>
    <style:style style:name="P477"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478" style:family="paragraph" style:parent-style-name="Body_20_text_20__28_2_29_" style:master-page-name="">
      <style:paragraph-properties fo:margin-left="0.2083in" fo:margin-right="0in" fo:margin-top="0in" fo:margin-bottom="0in" loext:contextual-spacing="false" fo:line-height="0.1299in" fo:text-align="start" style:justify-single-word="false" fo:text-indent="0in" style:auto-text-indent="false" style:page-number="auto"/>
    </style:style>
    <style:style style:name="P479" style:family="paragraph" style:parent-style-name="Body_20_text_20__28_2_29_" style:master-page-name="">
      <style:paragraph-properties fo:margin-left="0.2083in" fo:margin-right="0in" fo:margin-top="0in" fo:margin-bottom="0in" loext:contextual-spacing="false" fo:text-align="start" style:justify-single-word="false" fo:text-indent="0in" style:auto-text-indent="false" style:page-number="auto"/>
    </style:style>
    <style:style style:name="P480" style:family="paragraph" style:parent-style-name="Body_20_text_20__28_2_29_" style:master-page-name="">
      <style:paragraph-properties fo:margin-left="0.2083in" fo:margin-right="0in" fo:margin-top="0in" fo:margin-bottom="0in" loext:contextual-spacing="false" fo:line-height="0.1335in" fo:text-align="start" style:justify-single-word="false" fo:text-indent="0in" style:auto-text-indent="false" style:page-number="auto"/>
    </style:style>
    <style:style style:name="P481" style:family="paragraph" style:parent-style-name="Body_20_text_20__28_2_29_" style:master-page-name="">
      <style:paragraph-properties fo:margin-left="0.2083in" fo:margin-right="0in" fo:margin-top="0in" fo:margin-bottom="0.0902in" loext:contextual-spacing="false" fo:text-align="start" style:justify-single-word="false" fo:text-indent="0in" style:auto-text-indent="false" style:page-number="auto"/>
    </style:style>
    <style:style style:name="P482" style:family="paragraph" style:parent-style-name="Body_20_text_20__28_2_29_" style:master-page-name="">
      <style:paragraph-properties fo:margin-left="0.1665in" fo:margin-right="0in" fo:margin-top="0in" fo:margin-bottom="0in" loext:contextual-spacing="false" fo:text-align="start" style:justify-single-word="false" fo:text-indent="0in" style:auto-text-indent="false" style:page-number="auto"/>
    </style:style>
    <style:style style:name="P483" style:family="paragraph" style:parent-style-name="Body_20_text_20__28_2_29_" style:master-page-name="">
      <style:paragraph-properties fo:margin-left="0.1665in" fo:margin-right="0in" fo:margin-top="0in" fo:margin-bottom="0in" loext:contextual-spacing="false" fo:line-height="0.1299in" fo:text-align="start" style:justify-single-word="false" fo:text-indent="0in" style:auto-text-indent="false" style:page-number="auto"/>
    </style:style>
    <style:style style:name="P484" style:family="paragraph" style:parent-style-name="Body_20_text_20__28_2_29_" style:master-page-name="">
      <style:paragraph-properties fo:margin-left="0.1528in" fo:margin-right="0in" fo:margin-top="0in" fo:margin-bottom="0in" loext:contextual-spacing="false" fo:text-align="start" style:justify-single-word="false" fo:text-indent="0.222in" style:auto-text-indent="false" style:page-number="auto"/>
    </style:style>
    <style:style style:name="P485" style:family="paragraph" style:parent-style-name="Body_20_text_20__28_2_29_" style:master-page-name="">
      <style:paragraph-properties fo:margin-left="0.1528in" fo:margin-right="0in" fo:margin-top="0in" fo:margin-bottom="0in" loext:contextual-spacing="false" fo:line-height="0.1228in" fo:text-align="start" style:justify-single-word="false" fo:text-indent="0.222in" style:auto-text-indent="false" style:page-number="auto"/>
    </style:style>
    <style:style style:name="P486" style:family="paragraph" style:parent-style-name="Body_20_text_20__28_2_29_" style:master-page-name="">
      <style:paragraph-properties fo:margin-left="0.3193in" fo:margin-right="0in" fo:margin-top="0in" fo:margin-bottom="0in" loext:contextual-spacing="false" fo:text-align="start" style:justify-single-word="false" fo:text-indent="-0.1252in" style:auto-text-indent="false" style:page-number="auto"/>
    </style:style>
    <style:style style:name="P487" style:family="paragraph" style:parent-style-name="Body_20_text_20__28_2_29_" style:master-page-name="">
      <style:paragraph-properties fo:margin-left="0.3193in" fo:margin-right="0in" fo:margin-top="0in" fo:margin-bottom="0.0835in" loext:contextual-spacing="false" fo:text-align="start" style:justify-single-word="false" fo:text-indent="-0.1252in" style:auto-text-indent="false" style:page-number="auto"/>
    </style:style>
    <style:style style:name="P488" style:family="paragraph" style:parent-style-name="Body_20_text_20__28_4_29_" style:master-page-name="">
      <style:paragraph-properties fo:margin-left="0.4583in" fo:margin-right="0in" fo:margin-top="0in" fo:margin-bottom="0in" loext:contextual-spacing="false" fo:text-align="start" style:justify-single-word="false" fo:text-indent="0in" style:auto-text-indent="false" style:page-number="auto"/>
    </style:style>
    <style:style style:name="P489" style:family="paragraph" style:parent-style-name="Body_20_text_20__28_2_29_" style:master-page-name="">
      <style:paragraph-properties fo:margin-left="0.278in" fo:margin-right="0in" fo:margin-top="0in" fo:margin-bottom="0in" loext:contextual-spacing="false" fo:text-align="start" style:justify-single-word="false" fo:text-indent="-0.111in" style:auto-text-indent="false" style:page-number="auto"/>
    </style:style>
    <style:style style:name="P490" style:family="paragraph" style:parent-style-name="Body_20_text_20__28_2_29_" style:master-page-name="">
      <style:paragraph-properties fo:margin-left="0.278in" fo:margin-right="0in" fo:margin-top="0in" fo:margin-bottom="0.0835in" loext:contextual-spacing="false" fo:text-align="start" style:justify-single-word="false" fo:text-indent="-0.111in" style:auto-text-indent="false" style:page-number="auto"/>
    </style:style>
    <style:style style:name="P491" style:family="paragraph" style:parent-style-name="Body_20_text_20__28_2_29_" style:master-page-name="">
      <style:paragraph-properties fo:margin-left="0in" fo:margin-right="0in" fo:margin-top="0in" fo:margin-bottom="0in" loext:contextual-spacing="false" fo:text-align="start" style:justify-single-word="false" fo:text-indent="0.3055in" style:auto-text-indent="false" style:page-number="auto"/>
    </style:style>
    <style:style style:name="P492"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3055in" style:auto-text-indent="false" style:page-number="auto"/>
    </style:style>
    <style:style style:name="P493" style:family="paragraph" style:parent-style-name="Body_20_text_20__28_2_29_" style:master-page-name="">
      <style:paragraph-properties fo:margin-left="0in" fo:margin-right="0in" fo:margin-top="0in" fo:margin-bottom="0.0862in" loext:contextual-spacing="false" fo:text-align="start" style:justify-single-word="false" fo:text-indent="0.3055in" style:auto-text-indent="false" style:page-number="auto"/>
    </style:style>
    <style:style style:name="P494" style:family="paragraph" style:parent-style-name="Body_20_text_20__28_2_29_" style:master-page-name="">
      <style:paragraph-properties fo:margin-left="0in" fo:margin-right="0in" fo:margin-top="0in" fo:margin-bottom="0.0835in" loext:contextual-spacing="false" fo:text-align="start" style:justify-single-word="false" fo:text-indent="0.3055in" style:auto-text-indent="false" style:page-number="auto"/>
    </style:style>
    <style:style style:name="P495" style:family="paragraph" style:parent-style-name="Body_20_text_20__28_2_29_" style:master-page-name="">
      <style:paragraph-properties fo:margin-left="0.2917in" fo:margin-right="0in" fo:margin-top="0in" fo:margin-bottom="0in" loext:contextual-spacing="false" fo:text-align="start" style:justify-single-word="false" fo:text-indent="-0.2917in" style:auto-text-indent="false" style:page-number="auto"/>
    </style:style>
    <style:style style:name="P496" style:family="paragraph" style:parent-style-name="Body_20_text_20__28_2_29_" style:master-page-name="">
      <style:paragraph-properties fo:margin-left="0.2917in" fo:margin-right="0in" fo:margin-top="0in" fo:margin-bottom="0in" loext:contextual-spacing="false" fo:text-align="start" style:justify-single-word="false" fo:text-indent="-0.2917in" style:auto-text-indent="false" style:page-number="auto">
        <style:tab-stops>
          <style:tab-stop style:position="-0.1043in"/>
        </style:tab-stops>
      </style:paragraph-properties>
    </style:style>
    <style:style style:name="P497" style:family="paragraph" style:parent-style-name="Body_20_text_20__28_2_29_" style:master-page-name="">
      <style:paragraph-properties fo:margin-left="0.2917in" fo:margin-right="0in" fo:margin-top="0in" fo:margin-bottom="0in" loext:contextual-spacing="false" fo:line-height="0.1134in" fo:text-align="start" style:justify-single-word="false" fo:text-indent="-0.2917in" style:auto-text-indent="false" style:page-number="auto"/>
    </style:style>
    <style:style style:name="P498" style:family="paragraph" style:parent-style-name="Body_20_text_20__28_2_29_" style:master-page-name="">
      <style:paragraph-properties fo:margin-left="0.2917in" fo:margin-right="0in" fo:margin-top="0in" fo:margin-bottom="0in" loext:contextual-spacing="false" fo:line-height="0.1228in" fo:text-align="start" style:justify-single-word="false" fo:text-indent="-0.2917in" style:auto-text-indent="false" style:page-number="auto"/>
    </style:style>
    <style:style style:name="P499" style:family="paragraph" style:parent-style-name="Body_20_text_20__28_4_29_" style:master-page-name="">
      <style:paragraph-properties fo:margin-left="0.2917in" fo:margin-right="0in" fo:margin-top="0in" fo:margin-bottom="0in" loext:contextual-spacing="false" fo:text-align="start" style:justify-single-word="false" fo:text-indent="-0.2917in" style:auto-text-indent="false" style:page-number="auto"/>
    </style:style>
    <style:style style:name="P500" style:family="paragraph" style:parent-style-name="Body_20_text_20__28_2_29_" style:master-page-name="">
      <style:paragraph-properties fo:margin-left="0in" fo:margin-right="0in" fo:margin-top="0in" fo:margin-bottom="0.0835in" loext:contextual-spacing="false" fo:text-align="start" style:justify-single-word="false" fo:text-indent="0.3193in" style:auto-text-indent="false" style:page-number="auto"/>
    </style:style>
    <style:style style:name="P501" style:family="paragraph" style:parent-style-name="Body_20_text_20__28_2_29_" style:master-page-name="">
      <style:paragraph-properties fo:margin-left="0in" fo:margin-right="0in" fo:margin-top="0in" fo:margin-bottom="0in" loext:contextual-spacing="false" fo:text-align="start" style:justify-single-word="false" fo:text-indent="0.3193in" style:auto-text-indent="false" style:page-number="auto"/>
    </style:style>
    <style:style style:name="P502" style:family="paragraph" style:parent-style-name="Body_20_text_20__28_2_29_" style:master-page-name="">
      <style:paragraph-properties fo:margin-left="0.2917in" fo:margin-right="0in" fo:margin-top="0in" fo:margin-bottom="0in" loext:contextual-spacing="false" fo:text-align="start" style:justify-single-word="false" fo:text-indent="0.1252in" style:auto-text-indent="false" style:page-number="auto"/>
    </style:style>
    <style:style style:name="P503" style:family="paragraph" style:parent-style-name="Body_20_text_20__28_2_29_" style:master-page-name="">
      <style:paragraph-properties fo:margin-left="0.1665in" fo:margin-right="0in" fo:margin-top="0in" fo:margin-bottom="0in" loext:contextual-spacing="false" fo:text-align="start" style:justify-single-word="false" fo:text-indent="0.111in" style:auto-text-indent="false" style:page-number="auto"/>
    </style:style>
    <style:style style:name="P504" style:family="paragraph" style:parent-style-name="Body_20_text_20__28_2_29_" style:master-page-name="">
      <style:paragraph-properties fo:margin-left="0.1665in" fo:margin-right="0in" fo:margin-top="0in" fo:margin-bottom="0in" loext:contextual-spacing="false" fo:text-align="start" style:justify-single-word="false" fo:text-indent="0.111in" style:auto-text-indent="false" style:page-number="auto" fo:break-after="column"/>
    </style:style>
    <style:style style:name="P505" style:family="paragraph" style:parent-style-name="Body_20_text_20__28_2_29_" style:master-page-name="">
      <style:paragraph-properties fo:margin-left="0in" fo:margin-right="0.4028in" fo:margin-top="0in" fo:margin-bottom="0in" loext:contextual-spacing="false" fo:line-height="0.1299in" fo:text-align="end" style:justify-single-word="false" fo:text-indent="0in" style:auto-text-indent="false" style:page-number="auto"/>
    </style:style>
    <style:style style:name="P506" style:family="paragraph" style:parent-style-name="Body_20_text_20__28_2_29_" style:master-page-name="">
      <style:paragraph-properties fo:margin-left="0.4445in" fo:margin-right="0in" fo:margin-top="0in" fo:margin-bottom="0in" loext:contextual-spacing="false" fo:text-align="start" style:justify-single-word="false" fo:text-indent="-0.2362in" style:auto-text-indent="false" style:page-number="auto"/>
    </style:style>
    <style:style style:name="P507" style:family="paragraph" style:parent-style-name="Body_20_text_20__28_2_29_" style:master-page-name="">
      <style:paragraph-properties fo:margin-left="0.2917in" fo:margin-right="0.4583in" fo:margin-top="0in" fo:margin-bottom="0.0835in" loext:contextual-spacing="false" fo:text-align="start" style:justify-single-word="false" fo:text-indent="-0.111in" style:auto-text-indent="false" style:page-number="auto"/>
    </style:style>
    <style:style style:name="P508" style:family="paragraph" style:parent-style-name="Body_20_text_20__28_2_29_" style:master-page-name="">
      <style:paragraph-properties fo:margin-left="0in" fo:margin-right="0.4862in" fo:margin-top="0in" fo:margin-bottom="0.0807in" loext:contextual-spacing="false" fo:line-height="0.1228in" fo:text-align="start" style:justify-single-word="false" fo:text-indent="0.139in" style:auto-text-indent="false" style:page-number="auto"/>
    </style:style>
    <style:style style:name="P509" style:family="paragraph" style:parent-style-name="Body_20_text_20__28_2_29_" style:master-page-name="">
      <style:paragraph-properties fo:margin-left="0.3193in" fo:margin-right="0in" fo:margin-top="0in" fo:margin-bottom="0in" loext:contextual-spacing="false" fo:text-align="start" style:justify-single-word="false" fo:text-indent="-0.111in" style:auto-text-indent="false" style:page-number="auto"/>
    </style:style>
    <style:style style:name="P510" style:family="paragraph" style:parent-style-name="Body_20_text_20__28_2_29_" style:master-page-name="">
      <style:paragraph-properties fo:margin-left="0.1807in" fo:margin-right="0in" fo:margin-top="0in" fo:margin-bottom="0in" loext:contextual-spacing="false" fo:line-height="0.1299in" fo:text-align="start" style:justify-single-word="false" fo:text-indent="0.111in" style:auto-text-indent="false" style:page-number="auto"/>
    </style:style>
    <style:style style:name="P511" style:family="paragraph" style:parent-style-name="Body_20_text_20__28_2_29_" style:master-page-name="">
      <style:paragraph-properties fo:margin-left="0.1807in" fo:margin-right="0in" fo:margin-top="0in" fo:margin-bottom="0in" loext:contextual-spacing="false" fo:text-align="start" style:justify-single-word="false" fo:text-indent="0.111in" style:auto-text-indent="false" style:page-number="auto"/>
    </style:style>
    <style:style style:name="P512" style:family="paragraph" style:parent-style-name="Body_20_text_20__28_2_29_" style:master-page-name="">
      <style:paragraph-properties fo:margin-left="0.1807in" fo:margin-right="0in" fo:margin-top="0in" fo:margin-bottom="0in" loext:contextual-spacing="false" fo:line-height="0.1228in" fo:text-align="start" style:justify-single-word="false" fo:text-indent="0.111in" style:auto-text-indent="false" style:page-number="auto">
        <style:tab-stops>
          <style:tab-stop style:position="0.3047in"/>
        </style:tab-stops>
      </style:paragraph-properties>
    </style:style>
    <style:style style:name="P513" style:family="paragraph" style:parent-style-name="Body_20_text_20__28_17_29_" style:master-page-name="">
      <style:paragraph-properties fo:margin-left="0.1807in" fo:margin-right="0in" fo:margin-top="0in" fo:margin-bottom="0in" loext:contextual-spacing="false" fo:text-align="start" style:justify-single-word="false" fo:text-indent="0.111in" style:auto-text-indent="false" style:page-number="auto"/>
    </style:style>
    <style:style style:name="P514" style:family="paragraph" style:parent-style-name="Body_20_text_20__28_2_29_" style:master-page-name="">
      <style:paragraph-properties fo:margin-left="0.1807in" fo:margin-right="0in" fo:margin-top="0in" fo:margin-bottom="0.0835in" loext:contextual-spacing="false" fo:text-align="start" style:justify-single-word="false" fo:text-indent="0.111in" style:auto-text-indent="false" style:page-number="auto"/>
    </style:style>
    <style:style style:name="P515" style:family="paragraph" style:parent-style-name="Body_20_text_20__28_2_29_" style:master-page-name="">
      <style:paragraph-properties fo:margin-left="0.1807in" fo:margin-right="0in" fo:margin-top="0in" fo:margin-bottom="0.0835in" loext:contextual-spacing="false" fo:line-height="0.1299in" fo:text-align="start" style:justify-single-word="false" fo:text-indent="0.111in" style:auto-text-indent="false" style:page-number="auto"/>
    </style:style>
    <style:style style:name="P516" style:family="paragraph" style:parent-style-name="Body_20_text_20__28_17_29_" style:master-page-name="">
      <style:paragraph-properties fo:margin-left="0.1807in" fo:margin-right="0in" fo:margin-top="0in" fo:margin-bottom="0.0835in" loext:contextual-spacing="false" fo:text-align="start" style:justify-single-word="false" fo:text-indent="0.111in" style:auto-text-indent="false" style:page-number="auto"/>
    </style:style>
    <style:style style:name="P517" style:family="paragraph" style:parent-style-name="Body_20_text_20__28_17_29_" style:master-page-name="">
      <style:paragraph-properties fo:margin-left="0.1807in" fo:margin-right="0in" fo:margin-top="0in" fo:margin-bottom="0.0835in" loext:contextual-spacing="false" fo:line-height="0.1228in" fo:text-align="start" style:justify-single-word="false" fo:text-indent="0.111in" style:auto-text-indent="false" style:page-number="auto"/>
    </style:style>
    <style:style style:name="P518" style:family="paragraph" style:parent-style-name="Body_20_text_20__28_2_29_" style:master-page-name="">
      <style:paragraph-properties fo:margin-left="0.1807in" fo:margin-right="0in" fo:margin-top="0in" fo:margin-bottom="0.089in" loext:contextual-spacing="false" fo:line-height="0.1299in" fo:text-align="start" style:justify-single-word="false" fo:text-indent="0.111in" style:auto-text-indent="false" style:page-number="auto"/>
    </style:style>
    <style:style style:name="P519" style:family="paragraph" style:parent-style-name="Body_20_text_20__28_17_29_" style:master-page-name="">
      <style:paragraph-properties fo:margin-left="0.1807in" fo:margin-right="0in" fo:margin-top="0in" fo:margin-bottom="0.0862in" loext:contextual-spacing="false" fo:text-align="start" style:justify-single-word="false" fo:text-indent="0.111in" style:auto-text-indent="false" style:page-number="auto"/>
    </style:style>
    <style:style style:name="P520" style:family="paragraph" style:parent-style-name="Body_20_text_20__28_2_29_" style:master-page-name="">
      <style:paragraph-properties fo:margin-left="0.3752in" fo:margin-right="0in" fo:margin-top="0in" fo:margin-bottom="0.0547in" loext:contextual-spacing="false" fo:line-height="0.1181in" fo:text-align="start" style:justify-single-word="false" fo:text-indent="0in" style:auto-text-indent="false" style:page-number="auto"/>
    </style:style>
    <style:style style:name="P521" style:family="paragraph" style:parent-style-name="Body_20_text_20__28_2_29_" style:master-page-name="">
      <style:paragraph-properties fo:margin-left="0.3752in" fo:margin-right="0in" fo:margin-top="0in" fo:margin-bottom="0in" loext:contextual-spacing="false" fo:text-align="start" style:justify-single-word="false" fo:text-indent="0in" style:auto-text-indent="false" style:page-number="auto"/>
    </style:style>
    <style:style style:name="P522" style:family="paragraph" style:parent-style-name="Body_20_text_20__28_2_29_" style:master-page-name="">
      <style:paragraph-properties fo:margin-left="0.3752in" fo:margin-right="0in" fo:margin-top="0in" fo:margin-bottom="0in" loext:contextual-spacing="false" fo:line-height="0.1299in" fo:text-align="start" style:justify-single-word="false" fo:text-indent="0in" style:auto-text-indent="false" style:page-number="auto"/>
    </style:style>
    <style:style style:name="P523" style:family="paragraph" style:parent-style-name="Body_20_text_20__28_2_29_" style:master-page-name="">
      <style:paragraph-properties fo:margin-left="0.3752in" fo:margin-right="0in" fo:margin-top="0in" fo:margin-bottom="0.0165in" loext:contextual-spacing="false" fo:line-height="0.1181in" fo:text-align="start" style:justify-single-word="false" fo:text-indent="0in" style:auto-text-indent="false" style:page-number="auto"/>
    </style:style>
    <style:style style:name="P524" style:family="paragraph" style:parent-style-name="Body_20_text_20__28_7_29_" style:master-page-name="">
      <style:paragraph-properties fo:margin-left="0.3752in" fo:margin-right="0in" fo:margin-top="0in" fo:margin-bottom="0.028in" loext:contextual-spacing="false" fo:line-height="0.0626in" fo:text-align="start" style:justify-single-word="false" fo:text-indent="0in" style:auto-text-indent="false" style:page-number="auto"/>
    </style:style>
    <style:style style:name="P525" style:family="paragraph" style:parent-style-name="Body_20_text_20__28_2_29_" style:master-page-name="">
      <style:paragraph-properties fo:margin-left="0.3752in" fo:margin-right="0in" fo:margin-top="0in" fo:margin-bottom="0.061in" loext:contextual-spacing="false" fo:line-height="0.1181in" fo:text-align="start" style:justify-single-word="false" fo:text-indent="0in" style:auto-text-indent="false" style:page-number="auto"/>
    </style:style>
    <style:style style:name="P526" style:family="paragraph" style:parent-style-name="Body_20_text_20__28_2_29_" style:master-page-name="">
      <style:paragraph-properties fo:margin-left="0.4307in" fo:margin-right="0in" fo:margin-top="0in" fo:margin-bottom="0in" loext:contextual-spacing="false" fo:text-align="start" style:justify-single-word="false" fo:text-indent="-0.2362in" style:auto-text-indent="false" style:page-number="auto"/>
    </style:style>
    <style:style style:name="P527"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2362in" style:auto-text-indent="false" style:page-number="auto"/>
    </style:style>
    <style:style style:name="P528" style:family="paragraph" style:parent-style-name="Body_20_text_20__28_11_29_" style:master-page-name="">
      <style:paragraph-properties fo:margin-left="0.4307in" fo:margin-right="0in" fo:margin-top="0in" fo:margin-bottom="0in" loext:contextual-spacing="false" fo:line-height="0.1228in" fo:text-align="start" style:justify-single-word="false" fo:text-indent="-0.2362in" style:auto-text-indent="false" style:page-number="auto"/>
    </style:style>
    <style:style style:name="P529" style:family="paragraph" style:parent-style-name="Body_20_text_20__28_2_29_" style:master-page-name="">
      <style:paragraph-properties fo:margin-left="0.4307in" fo:margin-right="0in" fo:margin-top="0in" fo:margin-bottom="0in" loext:contextual-spacing="false" fo:text-align="start" style:justify-single-word="false" fo:text-indent="-0.2362in" style:auto-text-indent="false" style:page-number="auto" fo:break-after="column"/>
    </style:style>
    <style:style style:name="P530" style:family="paragraph" style:parent-style-name="Body_20_text_20__28_2_29_" style:master-page-name="">
      <style:paragraph-properties fo:margin-left="0.139in" fo:margin-right="0.611in" fo:margin-top="0in" fo:margin-bottom="0in" loext:contextual-spacing="false" fo:line-height="0.1228in" fo:text-align="start" style:justify-single-word="false" fo:text-indent="0in" style:auto-text-indent="false" style:page-number="auto"/>
    </style:style>
    <style:style style:name="P531" style:family="paragraph" style:parent-style-name="Body_20_text_20__28_2_29_" style:master-page-name="">
      <style:paragraph-properties fo:margin-left="0in" fo:margin-right="0.5417in" fo:margin-top="0in" fo:margin-bottom="0in" loext:contextual-spacing="false" fo:text-align="start" style:justify-single-word="false" fo:text-indent="0.139in" style:auto-text-indent="false" style:page-number="auto"/>
    </style:style>
    <style:style style:name="P532" style:family="paragraph" style:parent-style-name="Body_20_text_20__28_2_29_" style:master-page-name="">
      <style:paragraph-properties fo:margin-left="0.2917in" fo:margin-right="0in" fo:margin-top="0in" fo:margin-bottom="0in" loext:contextual-spacing="false" fo:text-align="start" style:justify-single-word="false" fo:text-indent="0.2083in" style:auto-text-indent="false" style:page-number="auto"/>
    </style:style>
    <style:style style:name="P533" style:family="paragraph" style:parent-style-name="Body_20_text_20__28_2_29_" style:master-page-name="">
      <style:paragraph-properties fo:margin-left="0.4307in" fo:margin-right="0in" fo:margin-top="0in" fo:margin-bottom="0in" loext:contextual-spacing="false" fo:line-height="0.1228in" fo:text-align="start" style:justify-single-word="false" fo:text-indent="-0.4307in" style:auto-text-indent="false" style:page-number="auto"/>
    </style:style>
    <style:style style:name="P534" style:family="paragraph" style:parent-style-name="Body_20_text_20__28_2_29_" style:master-page-name="">
      <style:paragraph-properties fo:margin-left="0.4307in" fo:margin-right="0in" fo:margin-top="0in" fo:margin-bottom="0in" loext:contextual-spacing="false" fo:text-align="start" style:justify-single-word="false" fo:text-indent="-0.4307in" style:auto-text-indent="false" style:page-number="auto"/>
    </style:style>
    <style:style style:name="P535" style:family="paragraph" style:parent-style-name="Body_20_text_20__28_2_29_" style:master-page-name="">
      <style:paragraph-properties fo:margin-left="0in" fo:margin-right="0.1665in" fo:margin-top="0in" fo:margin-bottom="0in" loext:contextual-spacing="false" fo:text-align="end" style:justify-single-word="false" fo:text-indent="0in" style:auto-text-indent="false" style:page-number="auto"/>
    </style:style>
    <style:style style:name="P536" style:family="paragraph" style:parent-style-name="Body_20_text_20__28_2_29_" style:master-page-name="">
      <style:paragraph-properties fo:margin-left="0in" fo:margin-right="0.1945in" fo:margin-top="0in" fo:margin-bottom="0in" loext:contextual-spacing="false" fo:text-align="justify" style:justify-single-word="false" fo:text-indent="0.1528in" style:auto-text-indent="false" style:page-number="auto"/>
    </style:style>
    <style:style style:name="P537" style:family="paragraph" style:parent-style-name="Body_20_text_20__28_2_29_" style:master-page-name="">
      <style:paragraph-properties fo:margin-left="0.1807in" fo:margin-right="0in" fo:margin-top="0in" fo:margin-bottom="0in" loext:contextual-spacing="false" fo:text-align="start" style:justify-single-word="false" fo:text-indent="0.222in" style:auto-text-indent="false" style:page-number="auto"/>
    </style:style>
    <style:style style:name="P538" style:family="paragraph" style:parent-style-name="Body_20_text_20__28_2_29_" style:master-page-name="">
      <style:paragraph-properties fo:margin-left="0.1807in" fo:margin-right="0in" fo:margin-top="0in" fo:margin-bottom="0in" loext:contextual-spacing="false" fo:line-height="0.1299in" fo:text-align="start" style:justify-single-word="false" fo:text-indent="0.222in" style:auto-text-indent="false" style:page-number="auto"/>
    </style:style>
    <style:style style:name="P539" style:family="paragraph" style:parent-style-name="Body_20_text_20__28_2_29_" style:master-page-name="">
      <style:paragraph-properties fo:margin-left="0.1807in" fo:margin-right="0in" fo:margin-top="0in" fo:margin-bottom="0.078in" loext:contextual-spacing="false" fo:text-align="start" style:justify-single-word="false" fo:text-indent="0.222in" style:auto-text-indent="false" style:page-number="auto"/>
    </style:style>
    <style:style style:name="P540" style:family="paragraph" style:parent-style-name="Body_20_text_20__28_2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541" style:family="paragraph" style:parent-style-name="Body_20_text_20__28_2_29_" style:master-page-name="">
      <style:paragraph-properties fo:margin-left="0.361in" fo:margin-right="0in" fo:margin-top="0in" fo:margin-bottom="0in" loext:contextual-spacing="false" fo:line-height="0.1228in" fo:text-align="start" style:justify-single-word="false" fo:text-indent="-0.111in" style:auto-text-indent="false" style:page-number="auto"/>
    </style:style>
    <style:style style:name="P542" style:family="paragraph" style:parent-style-name="Body_20_text_20__28_2_29_" style:master-page-name="">
      <style:paragraph-properties fo:margin-left="0.361in" fo:margin-right="0in" fo:margin-top="0in" fo:margin-bottom="0in" loext:contextual-spacing="false" fo:line-height="0.1228in" fo:text-align="start" style:justify-single-word="false" fo:text-indent="-0.111in" style:auto-text-indent="false" style:page-number="auto" fo:break-after="column"/>
    </style:style>
    <style:style style:name="P543" style:family="paragraph" style:parent-style-name="Body_20_text_20__28_2_29_" style:master-page-name="">
      <style:paragraph-properties fo:margin-left="0.361in" fo:margin-right="0in" fo:margin-top="0in" fo:margin-bottom="0.0862in" loext:contextual-spacing="false" fo:text-align="start" style:justify-single-word="false" fo:text-indent="-0.111in" style:auto-text-indent="false" style:page-number="auto"/>
    </style:style>
    <style:style style:name="P544" style:family="paragraph" style:parent-style-name="Body_20_text_20__28_2_29_" style:master-page-name="">
      <style:paragraph-properties fo:margin-left="0.361in" fo:margin-right="0in" fo:margin-top="0in" fo:margin-bottom="0.0902in" loext:contextual-spacing="false" fo:text-align="start" style:justify-single-word="false" fo:text-indent="-0.111in" style:auto-text-indent="false" style:page-number="auto"/>
    </style:style>
    <style:style style:name="P545" style:family="paragraph" style:parent-style-name="Body_20_text_20__28_2_29_" style:master-page-name="">
      <style:paragraph-properties fo:margin-left="0.361in" fo:margin-right="0in" fo:margin-top="0in" fo:margin-bottom="0.0835in" loext:contextual-spacing="false" fo:text-align="start" style:justify-single-word="false" fo:text-indent="-0.111in" style:auto-text-indent="false" style:page-number="auto"/>
    </style:style>
    <style:style style:name="P546" style:family="paragraph" style:parent-style-name="Body_20_text_20__28_2_29_" style:master-page-name="">
      <style:paragraph-properties fo:margin-left="0.3055in" fo:margin-right="0.528in" fo:margin-top="0in" fo:margin-bottom="0in" loext:contextual-spacing="false" fo:text-align="end" style:justify-single-word="false" fo:text-indent="0in" style:auto-text-indent="false" style:page-number="auto"/>
    </style:style>
    <style:style style:name="P547"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fo:break-after="column"/>
    </style:style>
    <style:style style:name="P548"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549" style:family="paragraph" style:parent-style-name="Body_20_text_20__28_2_29_" style:master-page-name="">
      <style:paragraph-properties fo:margin-left="0.1807in" fo:margin-right="0in" fo:margin-top="0in" fo:margin-bottom="0in" loext:contextual-spacing="false" fo:line-height="0.1299in" fo:text-align="start" style:justify-single-word="false" fo:text-indent="0in" style:auto-text-indent="false" style:page-number="auto"/>
    </style:style>
    <style:style style:name="P550" style:family="paragraph" style:parent-style-name="Body_20_text_20__28_2_29_" style:master-page-name="">
      <style:paragraph-properties fo:margin-left="0.1807in" fo:margin-right="0in" fo:margin-top="0in" fo:margin-bottom="0in" loext:contextual-spacing="false" fo:text-align="center" style:justify-single-word="false" fo:text-indent="0in" style:auto-text-indent="false" style:page-number="auto"/>
    </style:style>
    <style:style style:name="P551" style:family="paragraph" style:parent-style-name="Body_20_text_20__28_2_29_" style:master-page-name="">
      <style:paragraph-properties fo:margin-left="0.1807in" fo:margin-right="0in" fo:margin-top="0in" fo:margin-bottom="0.0807in" loext:contextual-spacing="false" fo:line-height="0.1228in" fo:text-align="start" style:justify-single-word="false" fo:text-indent="0in" style:auto-text-indent="false" style:page-number="auto"/>
    </style:style>
    <style:style style:name="P552" style:family="paragraph" style:parent-style-name="Body_20_text_20__28_2_29_" style:master-page-name="">
      <style:paragraph-properties fo:margin-left="0.1807in" fo:margin-right="0in" fo:margin-top="0in" fo:margin-bottom="0.0835in" loext:contextual-spacing="false" fo:text-align="start" style:justify-single-word="false" fo:text-indent="0in" style:auto-text-indent="false" style:page-number="auto"/>
    </style:style>
    <style:style style:name="P553"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554"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tab-stops>
          <style:tab-stop style:position="1.8516in"/>
        </style:tab-stops>
      </style:paragraph-properties>
    </style:style>
    <style:style style:name="P555"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tab-stops>
          <style:tab-stop style:position="1.8598in"/>
        </style:tab-stops>
      </style:paragraph-properties>
    </style:style>
    <style:style style:name="P556" style:family="paragraph" style:parent-style-name="Body_20_text_20__28_2_29_" style:master-page-name="">
      <style:paragraph-properties fo:margin-left="0in" fo:margin-right="0in" fo:margin-top="0in" fo:margin-bottom="0.0862in" loext:contextual-spacing="false" fo:text-align="start" style:justify-single-word="false" fo:text-indent="0.1665in" style:auto-text-indent="false" style:page-number="auto"/>
    </style:style>
    <style:style style:name="P557" style:family="paragraph" style:parent-style-name="Body_20_text_20__28_2_29_" style:master-page-name="">
      <style:paragraph-properties fo:margin-left="0in" fo:margin-right="0in" fo:margin-top="0in" fo:margin-bottom="0.0835in" loext:contextual-spacing="false" fo:text-align="start" style:justify-single-word="false" fo:text-indent="0.1665in" style:auto-text-indent="false" style:page-number="auto"/>
    </style:style>
    <style:style style:name="P558" style:family="paragraph" style:parent-style-name="Body_20_text_20__28_2_29_" style:master-page-name="">
      <style:paragraph-properties fo:margin-left="0in" fo:margin-right="0in" fo:margin-top="0in" fo:margin-bottom="0.039in" loext:contextual-spacing="false" fo:line-height="0.1228in" fo:text-align="start" style:justify-single-word="false" fo:text-indent="0.1665in" style:auto-text-indent="false" style:page-number="auto"/>
    </style:style>
    <style:style style:name="P559" style:family="paragraph" style:parent-style-name="Body_20_text_20__28_2_29_" style:master-page-name="">
      <style:paragraph-properties fo:margin-left="0in" fo:margin-right="0in" fo:margin-top="0in" fo:margin-bottom="0.0417in" loext:contextual-spacing="false" fo:text-align="start" style:justify-single-word="false" fo:text-indent="0.1665in" style:auto-text-indent="false" style:page-number="auto"/>
    </style:style>
    <style:style style:name="P560" style:family="paragraph" style:parent-style-name="Body_20_text_20__28_2_29_" style:master-page-name="">
      <style:paragraph-properties fo:margin-left="0.1528in" fo:margin-right="0.472in" fo:margin-top="0in" fo:margin-bottom="0in" loext:contextual-spacing="false" fo:text-align="start" style:justify-single-word="false" fo:text-indent="-0.1528in" style:auto-text-indent="false" style:page-number="auto"/>
    </style:style>
    <style:style style:name="P561" style:family="paragraph" style:parent-style-name="Body_20_text_20__28_4_29_" style:master-page-name="">
      <style:paragraph-properties fo:margin-left="0.1528in" fo:margin-right="0.472in" fo:margin-top="0in" fo:margin-bottom="0in" loext:contextual-spacing="false" fo:line-height="0.1228in" fo:text-align="start" style:justify-single-word="false" fo:text-indent="-0.1528in" style:auto-text-indent="false" style:page-number="auto"/>
    </style:style>
    <style:style style:name="P562" style:family="paragraph" style:parent-style-name="Body_20_text_20__28_2_29_" style:master-page-name="">
      <style:paragraph-properties fo:margin-left="0in" fo:margin-right="0.1807in" fo:margin-top="0in" fo:margin-bottom="0in" loext:contextual-spacing="false" fo:text-align="justify" style:justify-single-word="false" fo:text-indent="0in" style:auto-text-indent="false" style:page-number="auto"/>
    </style:style>
    <style:style style:name="P563" style:family="paragraph" style:parent-style-name="Body_20_text_20__28_8_29_" style:master-page-name="">
      <style:paragraph-properties fo:margin-left="0.5417in" fo:margin-right="0in" fo:margin-top="0in" fo:margin-bottom="0.0673in" loext:contextual-spacing="false" fo:line-height="0.0555in" fo:text-align="start" style:justify-single-word="false" fo:text-indent="0in" style:auto-text-indent="false" style:page-number="auto"/>
    </style:style>
    <style:style style:name="P564" style:family="paragraph" style:parent-style-name="Body_20_text_20__28_22_29_" style:master-page-name="">
      <style:paragraph-properties fo:margin-left="0.5417in" fo:margin-right="0in" fo:margin-top="0in" fo:margin-bottom="0.028in" loext:contextual-spacing="false" fo:line-height="0.0626in" fo:text-align="start" style:justify-single-word="false" fo:text-indent="0in" style:auto-text-indent="false" style:page-number="auto"/>
    </style:style>
    <style:style style:name="P565" style:family="paragraph" style:parent-style-name="Body_20_text_20__28_26_29_" style:master-page-name="">
      <style:paragraph-properties fo:margin-left="0.5417in" fo:margin-right="0in" fo:margin-top="0in" fo:margin-bottom="0.0311in" loext:contextual-spacing="false" fo:line-height="0.0626in" fo:text-align="start" style:justify-single-word="false" fo:text-indent="0in" style:auto-text-indent="false" style:page-number="auto"/>
    </style:style>
    <style:style style:name="P566" style:family="paragraph" style:parent-style-name="Body_20_text_20__28_2_29_" style:master-page-name="">
      <style:paragraph-properties fo:margin-left="0.1528in" fo:margin-right="0.4165in" fo:margin-top="0in" fo:margin-bottom="0in" loext:contextual-spacing="false" fo:text-align="start" style:justify-single-word="false" fo:text-indent="-0.1528in" style:auto-text-indent="false" style:page-number="auto"/>
    </style:style>
    <style:style style:name="P567" style:family="paragraph" style:parent-style-name="Body_20_text_20__28_2_29_" style:master-page-name="">
      <style:paragraph-properties fo:margin-left="0in" fo:margin-right="0in" fo:margin-top="0in" fo:margin-bottom="0in" loext:contextual-spacing="false" fo:text-align="start" style:justify-single-word="false" fo:text-indent="0.2917in" style:auto-text-indent="false" style:page-number="auto"/>
    </style:style>
    <style:style style:name="P568"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2917in" style:auto-text-indent="false" style:page-number="auto"/>
    </style:style>
    <style:style style:name="P569" style:family="paragraph" style:parent-style-name="Body_20_text_20__28_2_29_" style:master-page-name="">
      <style:paragraph-properties fo:margin-left="0in" fo:margin-right="0in" fo:margin-top="0in" fo:margin-bottom="0in" loext:contextual-spacing="false" fo:text-align="start" style:justify-single-word="false" fo:text-indent="0.2917in" style:auto-text-indent="false" style:page-number="auto" fo:break-after="column"/>
    </style:style>
    <style:style style:name="P570" style:family="paragraph" style:parent-style-name="Body_20_text_20__28_4_29_" style:master-page-name="">
      <style:paragraph-properties fo:margin-left="0in" fo:margin-right="0in" fo:margin-top="0in" fo:margin-bottom="0in" loext:contextual-spacing="false" fo:text-align="start" style:justify-single-word="false" fo:text-indent="0.2362in" style:auto-text-indent="false" style:page-number="auto"/>
    </style:style>
    <style:style style:name="P571" style:family="paragraph" style:parent-style-name="Body_20_text_20__28_4_29_" style:master-page-name="">
      <style:paragraph-properties fo:margin-left="0in" fo:margin-right="0in" fo:margin-top="0in" fo:margin-bottom="0in" loext:contextual-spacing="false" fo:text-align="start" style:justify-single-word="false" fo:text-indent="0.2362in" style:auto-text-indent="false" style:page-number="auto">
        <style:tab-stops>
          <style:tab-stop style:position="0.5902in"/>
        </style:tab-stops>
      </style:paragraph-properties>
    </style:style>
    <style:style style:name="P572" style:family="paragraph" style:parent-style-name="Body_20_text_20__28_4_29_" style:master-page-name="">
      <style:paragraph-properties fo:margin-left="0in" fo:margin-right="0in" fo:margin-top="0in" fo:margin-bottom="0in" loext:contextual-spacing="false" fo:line-height="0.1181in" fo:text-align="start" style:justify-single-word="false" fo:text-indent="0.2362in" style:auto-text-indent="false" style:page-number="auto"/>
    </style:style>
    <style:style style:name="P573" style:family="paragraph" style:parent-style-name="Body_20_text_20__28_2_29_" style:master-page-name="">
      <style:paragraph-properties fo:margin-left="0.4445in" fo:margin-right="0in" fo:margin-top="0in" fo:margin-bottom="0in" loext:contextual-spacing="false" fo:text-align="start" style:justify-single-word="false" fo:text-indent="-0.1252in" style:auto-text-indent="false" style:page-number="auto"/>
    </style:style>
    <style:style style:name="P574" style:family="paragraph" style:parent-style-name="Body_20_text_20__28_2_29_" style:master-page-name="">
      <style:paragraph-properties fo:margin-left="0in" fo:margin-right="0.028in" fo:margin-top="0in" fo:margin-bottom="0in" loext:contextual-spacing="false" fo:text-align="center" style:justify-single-word="false" fo:text-indent="0in" style:auto-text-indent="false" style:page-number="auto"/>
    </style:style>
    <style:style style:name="P575" style:family="paragraph" style:parent-style-name="Body_20_text_20__28_2_29_" style:master-page-name="">
      <style:paragraph-properties fo:margin-left="0.3752in" fo:margin-right="0in" fo:margin-top="0in" fo:margin-bottom="0in" loext:contextual-spacing="false" fo:text-align="start" style:justify-single-word="false" fo:text-indent="-0.3752in" style:auto-text-indent="false" style:page-number="auto"/>
    </style:style>
    <style:style style:name="P576" style:family="paragraph" style:parent-style-name="Body_20_text_20__28_2_29_" style:master-page-name="">
      <style:paragraph-properties fo:margin-left="0.3752in" fo:margin-right="0in" fo:margin-top="0in" fo:margin-bottom="0in" loext:contextual-spacing="false" fo:line-height="0.1299in" fo:text-align="start" style:justify-single-word="false" fo:text-indent="-0.3752in" style:auto-text-indent="false" style:page-number="auto"/>
    </style:style>
    <style:style style:name="P577" style:family="paragraph" style:parent-style-name="Body_20_text_20__28_2_29_" style:master-page-name="">
      <style:paragraph-properties fo:margin-left="0.2083in" fo:margin-right="0in" fo:margin-top="0in" fo:margin-bottom="0in" loext:contextual-spacing="false" fo:text-align="start" style:justify-single-word="false" fo:text-indent="0.222in" style:auto-text-indent="false" style:page-number="auto"/>
    </style:style>
    <style:style style:name="P578" style:family="paragraph" style:parent-style-name="Body_20_text_20__28_2_29_" style:master-page-name="">
      <style:paragraph-properties fo:margin-left="0.2083in" fo:margin-right="0in" fo:margin-top="0in" fo:margin-bottom="0in" loext:contextual-spacing="false" fo:line-height="0.1335in" fo:text-align="start" style:justify-single-word="false" fo:text-indent="0.222in" style:auto-text-indent="false" style:page-number="auto"/>
    </style:style>
    <style:style style:name="P579" style:family="paragraph" style:parent-style-name="Body_20_text_20__28_2_29_" style:master-page-name="">
      <style:paragraph-properties fo:margin-left="0.3055in" fo:margin-right="0.5555in" fo:margin-top="0in" fo:margin-bottom="0in" loext:contextual-spacing="false" fo:text-align="start" style:justify-single-word="false" fo:text-indent="0.111in" style:auto-text-indent="false" style:page-number="auto"/>
    </style:style>
    <style:style style:name="P580" style:family="paragraph" style:parent-style-name="Body_20_text_20__28_2_29_" style:master-page-name="">
      <style:paragraph-properties fo:margin-left="0.4028in" fo:margin-right="0in" fo:margin-top="0in" fo:margin-bottom="0in" loext:contextual-spacing="false" fo:text-align="start" style:justify-single-word="false" fo:text-indent="-0.4028in" style:auto-text-indent="false" style:page-number="auto"/>
    </style:style>
    <style:style style:name="P581" style:family="paragraph" style:parent-style-name="Body_20_text_20__28_2_29_" style:master-page-name="">
      <style:paragraph-properties fo:margin-left="0.4028in" fo:margin-right="0in" fo:margin-top="0in" fo:margin-bottom="0in" loext:contextual-spacing="false" fo:line-height="0.1335in" fo:text-align="start" style:justify-single-word="false" fo:text-indent="-0.4028in" style:auto-text-indent="false" style:page-number="auto"/>
    </style:style>
    <style:style style:name="P582" style:family="paragraph" style:parent-style-name="Body_20_text_20__28_2_29_" style:master-page-name="">
      <style:paragraph-properties fo:margin-left="0.139in" fo:margin-right="0.472in" fo:margin-top="0in" fo:margin-bottom="0in" loext:contextual-spacing="false" fo:text-align="start" style:justify-single-word="false" fo:text-indent="-0.139in" style:auto-text-indent="false" style:page-number="auto"/>
    </style:style>
    <style:style style:name="P583" style:family="paragraph" style:parent-style-name="Body_20_text_20__28_2_29_" style:master-page-name="">
      <style:paragraph-properties fo:margin-left="0in" fo:margin-right="0.6252in" fo:margin-top="0in" fo:margin-bottom="0in" loext:contextual-spacing="false" fo:line-height="0.1299in" fo:text-align="start" style:justify-single-word="false" fo:text-indent="0.139in" style:auto-text-indent="false" style:page-number="auto" fo:break-after="page"/>
    </style:style>
    <style:style style:name="P584" style:family="paragraph" style:parent-style-name="Body_20_text_20__28_2_29_" style:master-page-name="">
      <style:paragraph-properties fo:margin-left="0in" fo:margin-right="0.6252in" fo:margin-top="0in" fo:margin-bottom="0in" loext:contextual-spacing="false" fo:line-height="0.1299in" fo:text-align="start" style:justify-single-word="false" fo:text-indent="0.139in" style:auto-text-indent="false" style:page-number="auto"/>
    </style:style>
    <style:style style:name="P585" style:family="paragraph" style:parent-style-name="Body_20_text_20__28_4_29_" style:master-page-name="">
      <style:paragraph-properties fo:margin-left="0.1528in" fo:margin-right="0.5835in" fo:margin-top="0in" fo:margin-bottom="0in" loext:contextual-spacing="false" fo:line-height="0.1228in" fo:text-align="start" style:justify-single-word="false" fo:text-indent="-0.1528in" style:auto-text-indent="false" style:page-number="auto"/>
    </style:style>
    <style:style style:name="P586" style:family="paragraph" style:parent-style-name="Body_20_text_20__28_2_29_" style:master-page-name="">
      <style:paragraph-properties fo:margin-left="0in" fo:margin-right="0.4445in" fo:margin-top="0in" fo:margin-bottom="0.0472in" loext:contextual-spacing="false" fo:line-height="0.1299in" fo:text-align="start" style:justify-single-word="false" fo:text-indent="0in" style:auto-text-indent="false" style:page-number="auto"/>
    </style:style>
    <style:style style:name="P587" style:family="paragraph" style:parent-style-name="Body_20_text_20__28_2_29_" style:master-page-name="">
      <style:paragraph-properties fo:margin-left="0in" fo:margin-right="0.4445in" fo:margin-top="0in" fo:margin-bottom="0in" loext:contextual-spacing="false" fo:text-align="end" style:justify-single-word="false" fo:text-indent="0in" style:auto-text-indent="false" style:page-number="auto"/>
    </style:style>
    <style:style style:name="P588" style:family="paragraph" style:parent-style-name="Body_20_text_20__28_2_29_" style:master-page-name="">
      <style:paragraph-properties fo:margin-left="0.139in" fo:margin-right="0.3055in" fo:margin-top="0in" fo:margin-bottom="0.0835in" loext:contextual-spacing="false" fo:line-height="0.1299in" fo:text-align="start" style:justify-single-word="false" fo:text-indent="-0.139in" style:auto-text-indent="false" style:page-number="auto"/>
    </style:style>
    <style:style style:name="P589" style:family="paragraph" style:parent-style-name="Body_20_text_20__28_2_29_" style:master-page-name="">
      <style:paragraph-properties fo:margin-left="0.139in" fo:margin-right="0.3055in" fo:margin-top="0in" fo:margin-bottom="0in" loext:contextual-spacing="false" fo:text-align="start" style:justify-single-word="false" fo:text-indent="-0.139in" style:auto-text-indent="false" style:page-number="auto"/>
    </style:style>
    <style:style style:name="P590" style:family="paragraph" style:parent-style-name="Body_20_text_20__28_2_29_" style:master-page-name="">
      <style:paragraph-properties fo:margin-left="0.1807in" fo:margin-right="0in" fo:margin-top="0in" fo:margin-bottom="0in" loext:contextual-spacing="false" fo:text-align="start" style:justify-single-word="false" fo:text-indent="0.2362in" style:auto-text-indent="false" style:page-number="auto"/>
    </style:style>
    <style:style style:name="P591" style:family="paragraph" style:parent-style-name="Body_20_text_20__28_2_29_" style:master-page-name="">
      <style:paragraph-properties fo:margin-left="0.1807in" fo:margin-right="0in" fo:margin-top="0in" fo:margin-bottom="0.0445in" loext:contextual-spacing="false" fo:text-align="start" style:justify-single-word="false" fo:text-indent="0.2362in" style:auto-text-indent="false" style:page-number="auto"/>
    </style:style>
    <style:style style:name="P592" style:family="paragraph" style:parent-style-name="Body_20_text_20__28_2_29_" style:master-page-name="">
      <style:paragraph-properties fo:margin-left="0.028in" fo:margin-right="0in" fo:margin-top="0in" fo:margin-bottom="0.0547in" loext:contextual-spacing="false" fo:line-height="0.1181in" fo:text-align="center" style:justify-single-word="false" fo:text-indent="0in" style:auto-text-indent="false" style:page-number="auto"/>
    </style:style>
    <style:style style:name="P593" style:family="paragraph" style:parent-style-name="Body_20_text_20__28_2_29_" style:master-page-name="">
      <style:paragraph-properties fo:margin-left="0.028in" fo:margin-right="0in" fo:margin-top="0in" fo:margin-bottom="0in" loext:contextual-spacing="false" fo:text-align="center" style:justify-single-word="false" fo:text-indent="0in" style:auto-text-indent="false" style:page-number="auto"/>
    </style:style>
    <style:style style:name="P594" style:family="paragraph" style:parent-style-name="Body_20_text_20__28_11_29_" style:master-page-name="">
      <style:paragraph-properties fo:margin-left="0.028in" fo:margin-right="0in" fo:margin-top="0in" fo:margin-bottom="0in" loext:contextual-spacing="false" fo:line-height="0.1228in" fo:text-align="center" style:justify-single-word="false" fo:text-indent="0in" style:auto-text-indent="false" style:page-number="auto"/>
    </style:style>
    <style:style style:name="P595" style:family="paragraph" style:parent-style-name="Body_20_text_20__28_2_29_" style:master-page-name="">
      <style:paragraph-properties fo:margin-left="0.1807in" fo:margin-right="0.6252in" fo:margin-top="0in" fo:margin-bottom="0.0862in" loext:contextual-spacing="false" fo:text-align="start" style:justify-single-word="false" fo:text-indent="-0.1807in" style:auto-text-indent="false" style:page-number="auto"/>
    </style:style>
    <style:style style:name="P596" style:family="paragraph" style:parent-style-name="Body_20_text_20__28_2_29_" style:master-page-name="">
      <style:paragraph-properties fo:margin-left="0in" fo:margin-right="0in" fo:margin-top="0in" fo:margin-bottom="0in" loext:contextual-spacing="false" fo:text-align="start" style:justify-single-word="false" fo:text-indent="0.25in" style:auto-text-indent="false" style:page-number="auto"/>
    </style:style>
    <style:style style:name="P597" style:family="paragraph" style:parent-style-name="Body_20_text_20__28_5_29_" style:master-page-name="">
      <style:paragraph-properties fo:margin-left="0.0138in" fo:margin-right="0in" fo:margin-top="0in" fo:margin-bottom="0.0681in" loext:contextual-spacing="false" fo:line-height="0.0693in" fo:text-indent="0in" style:auto-text-indent="false" style:page-number="auto"/>
    </style:style>
    <style:style style:name="P598" style:family="paragraph" style:parent-style-name="Body_20_text_20__28_2_29_" style:master-page-name="">
      <style:paragraph-properties fo:margin-left="0.0138in" fo:margin-right="0in" fo:margin-top="0in" fo:margin-bottom="0in" loext:contextual-spacing="false" fo:text-align="center" style:justify-single-word="false" fo:text-indent="0in" style:auto-text-indent="false" style:page-number="auto"/>
    </style:style>
    <style:style style:name="P599" style:family="paragraph" style:parent-style-name="Body_20_text_20__28_2_29_" style:master-page-name="">
      <style:paragraph-properties fo:margin-left="0.0138in" fo:margin-right="0in" fo:margin-top="0in" fo:margin-bottom="0.0835in" loext:contextual-spacing="false" fo:text-align="center" style:justify-single-word="false" fo:text-indent="0in" style:auto-text-indent="false" style:page-number="auto"/>
    </style:style>
    <style:style style:name="P600" style:family="paragraph" style:parent-style-name="Body_20_text_20__28_2_29_" style:master-page-name="">
      <style:paragraph-properties fo:margin-left="0in" fo:margin-right="0.111in" fo:margin-top="0in" fo:margin-bottom="0in" loext:contextual-spacing="false" fo:line-height="0.1228in" fo:text-align="justify" style:justify-single-word="false" fo:text-indent="0.1665in" style:auto-text-indent="false" style:page-number="auto"/>
    </style:style>
    <style:style style:name="P601" style:family="paragraph" style:parent-style-name="Body_20_text_20__28_2_29_" style:master-page-name="">
      <style:paragraph-properties fo:margin-left="0.1528in" fo:margin-right="0.6252in" fo:margin-top="0in" fo:margin-bottom="0.0835in" loext:contextual-spacing="false" fo:text-align="start" style:justify-single-word="false" fo:text-indent="-0.1528in" style:auto-text-indent="false" style:page-number="auto"/>
    </style:style>
    <style:style style:name="P602" style:family="paragraph" style:parent-style-name="Body_20_text_20__28_2_29_" style:master-page-name="">
      <style:paragraph-properties fo:margin-left="0.2917in" fo:margin-right="0in" fo:margin-top="0in" fo:margin-bottom="0in" loext:contextual-spacing="false" fo:line-height="0.1299in" fo:text-align="start" style:justify-single-word="false" fo:text-indent="0.111in" style:auto-text-indent="false" style:page-number="auto"/>
    </style:style>
    <style:style style:name="P603" style:family="paragraph" style:parent-style-name="Body_20_text_20__28_2_29_" style:master-page-name="">
      <style:paragraph-properties fo:margin-left="0.2917in" fo:margin-right="0in" fo:margin-top="0in" fo:margin-bottom="0in" loext:contextual-spacing="false" fo:text-align="start" style:justify-single-word="false" fo:text-indent="0.111in" style:auto-text-indent="false" style:page-number="auto"/>
    </style:style>
    <style:style style:name="P604" style:family="paragraph" style:parent-style-name="Body_20_text_20__28_2_29_" style:master-page-name="">
      <style:paragraph-properties fo:margin-left="0.1528in" fo:margin-right="0in" fo:margin-top="0in" fo:margin-bottom="0in" loext:contextual-spacing="false" fo:text-align="start" style:justify-single-word="false" fo:text-indent="0.111in" style:auto-text-indent="false" style:page-number="auto"/>
    </style:style>
    <style:style style:name="P605" style:family="paragraph" style:parent-style-name="Body_20_text_20__28_2_29_" style:master-page-name="">
      <style:paragraph-properties fo:margin-left="0.139in" fo:margin-right="0in" fo:margin-top="0in" fo:margin-bottom="0in" loext:contextual-spacing="false" fo:text-align="start" style:justify-single-word="false" fo:text-indent="0.1252in" style:auto-text-indent="false" style:page-number="auto"/>
    </style:style>
    <style:style style:name="P606"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1252in" style:auto-text-indent="false" style:page-number="auto"/>
    </style:style>
    <style:style style:name="P607" style:family="paragraph" style:parent-style-name="Body_20_text_20__28_2_29_" style:master-page-name="">
      <style:paragraph-properties fo:margin-left="0in" fo:margin-right="0.2362in" fo:margin-top="0in" fo:margin-bottom="0in" loext:contextual-spacing="false" fo:text-align="end" style:justify-single-word="false" fo:text-indent="0in" style:auto-text-indent="false" style:page-number="auto"/>
    </style:style>
    <style:style style:name="P608" style:family="paragraph" style:parent-style-name="Body_20_text_20__28_2_29_" style:master-page-name="">
      <style:paragraph-properties fo:margin-left="0in" fo:margin-right="0.5138in" fo:margin-top="0in" fo:margin-bottom="0.0835in" loext:contextual-spacing="false" fo:line-height="0.1299in" fo:text-align="start" style:justify-single-word="false" fo:text-indent="0in" style:auto-text-indent="false" style:page-number="auto"/>
    </style:style>
    <style:style style:name="P609" style:family="paragraph" style:parent-style-name="Body_20_text_20__28_2_29_" style:master-page-name="">
      <style:paragraph-properties fo:margin-left="0in" fo:margin-right="0.3193in" fo:margin-top="0in" fo:margin-bottom="0in" loext:contextual-spacing="false" fo:text-align="end" style:justify-single-word="false" fo:text-indent="0in" style:auto-text-indent="false" style:page-number="auto"/>
    </style:style>
    <style:style style:name="P610" style:family="paragraph" style:parent-style-name="Body_20_text_20__28_2_29_" style:master-page-name="">
      <style:paragraph-properties fo:margin-left="0.2638in" fo:margin-right="1.1528in" fo:margin-top="0in" fo:margin-bottom="0in" loext:contextual-spacing="false" fo:text-align="end" style:justify-single-word="false" fo:text-indent="0in" style:auto-text-indent="false" style:page-number="auto"/>
    </style:style>
    <style:style style:name="P611" style:family="paragraph" style:parent-style-name="Body_20_text_20__28_2_29_" style:master-page-name="">
      <style:paragraph-properties fo:margin-left="0.2638in" fo:margin-right="0.222in" fo:margin-top="0in" fo:margin-bottom="0in" loext:contextual-spacing="false" fo:text-align="justify" style:justify-single-word="false" fo:text-indent="-0.2638in" style:auto-text-indent="false" style:page-number="auto"/>
    </style:style>
    <style:style style:name="P612" style:family="paragraph" style:parent-style-name="Body_20_text_20__28_2_29_" style:master-page-name="">
      <style:paragraph-properties fo:margin-left="0in" fo:margin-right="0.139in" fo:margin-top="0in" fo:margin-bottom="0.0417in" loext:contextual-spacing="false" fo:text-align="end" style:justify-single-word="false" fo:text-indent="0in" style:auto-text-indent="false" style:page-number="auto"/>
    </style:style>
    <style:style style:name="P613" style:family="paragraph" style:parent-style-name="Body_20_text_20__28_2_29_" style:master-page-name="">
      <style:paragraph-properties fo:margin-left="0in" fo:margin-right="0.139in" fo:margin-top="0in" fo:margin-bottom="0in" loext:contextual-spacing="false" fo:text-align="justify" style:justify-single-word="false" fo:text-indent="0in" style:auto-text-indent="false" style:page-number="auto"/>
    </style:style>
    <style:style style:name="P614" style:family="paragraph" style:parent-style-name="Body_20_text_20__28_2_29_" style:master-page-name="">
      <style:paragraph-properties fo:margin-left="0.2638in" fo:margin-right="0.222in" fo:margin-top="0in" fo:margin-bottom="0.039in" loext:contextual-spacing="false" fo:text-align="justify" style:justify-single-word="false" fo:text-indent="-0.0972in" style:auto-text-indent="false" style:page-number="auto"/>
    </style:style>
    <style:style style:name="P615" style:family="paragraph" style:parent-style-name="Body_20_text_20__28_2_29_" style:master-page-name="">
      <style:paragraph-properties fo:margin-left="0.139in" fo:margin-right="0.389in" fo:margin-top="0in" fo:margin-bottom="0in" loext:contextual-spacing="false" fo:text-align="start" style:justify-single-word="false" fo:text-indent="-0.139in" style:auto-text-indent="false" style:page-number="auto"/>
    </style:style>
    <style:style style:name="P616" style:family="paragraph" style:parent-style-name="Body_20_text_20__28_2_29_" style:master-page-name="">
      <style:paragraph-properties fo:margin-left="0.528in" fo:margin-right="0in" fo:margin-top="0in" fo:margin-bottom="0.0201in" loext:contextual-spacing="false" fo:line-height="0.1181in" fo:text-align="start" style:justify-single-word="false" fo:text-indent="0in" style:auto-text-indent="false" style:page-number="auto"/>
    </style:style>
    <style:style style:name="P617" style:family="paragraph" style:parent-style-name="Body_20_text_20__28_2_29_" style:master-page-name="">
      <style:paragraph-properties fo:margin-left="0in" fo:margin-right="0.139in" fo:margin-top="0in" fo:margin-bottom="0in" loext:contextual-spacing="false" fo:text-align="justify" style:justify-single-word="false" fo:text-indent="0.139in" style:auto-text-indent="false" style:page-number="auto"/>
    </style:style>
    <style:style style:name="P618" style:family="paragraph" style:parent-style-name="Body_20_text_20__28_2_29_" style:master-page-name="">
      <style:paragraph-properties fo:margin-left="0.2917in" fo:margin-right="0in" fo:margin-top="0in" fo:margin-bottom="0in" loext:contextual-spacing="false" fo:text-align="start" style:justify-single-word="false" fo:text-indent="-0.1252in" style:auto-text-indent="false" style:page-number="auto"/>
    </style:style>
    <style:style style:name="P619" style:family="paragraph" style:parent-style-name="Body_20_text_20__28_2_29_" style:master-page-name="">
      <style:paragraph-properties fo:margin-left="0.2917in" fo:margin-right="0in" fo:margin-top="0in" fo:margin-bottom="0.1252in" loext:contextual-spacing="false" fo:text-align="start" style:justify-single-word="false" fo:text-indent="-0.1252in" style:auto-text-indent="false" style:page-number="auto"/>
    </style:style>
    <style:style style:name="P620"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621" style:family="paragraph" style:parent-style-name="Body_20_text_20__28_2_29_" style:master-page-name="">
      <style:paragraph-properties fo:margin-left="0.3193in" fo:margin-right="0in" fo:margin-top="0in" fo:margin-bottom="0in" loext:contextual-spacing="false" fo:text-align="start" style:justify-single-word="false" fo:text-indent="-0.3193in" style:auto-text-indent="false" style:page-number="auto"/>
    </style:style>
    <style:style style:name="P622" style:family="paragraph" style:parent-style-name="Body_20_text_20__28_2_29_" style:master-page-name="">
      <style:paragraph-properties fo:margin-left="0.3193in" fo:margin-right="0.2917in" fo:margin-top="0in" fo:margin-bottom="0in" loext:contextual-spacing="false" fo:text-align="start" style:justify-single-word="false" fo:text-indent="-0.111in" style:auto-text-indent="false" style:page-number="auto"/>
    </style:style>
    <style:style style:name="P623" style:family="paragraph" style:parent-style-name="Body_20_text_20__28_2_29_" style:master-page-name="">
      <style:paragraph-properties fo:margin-left="0.2083in" fo:margin-right="0in" fo:margin-top="0in" fo:margin-bottom="0in" loext:contextual-spacing="false" fo:text-align="start" style:justify-single-word="false" fo:text-indent="0.111in" style:auto-text-indent="false" style:page-number="auto"/>
    </style:style>
    <style:style style:name="P624" style:family="paragraph" style:parent-style-name="Body_20_text_20__28_2_29_" style:master-page-name="">
      <style:paragraph-properties fo:margin-left="0.2083in" fo:margin-right="0in" fo:margin-top="0in" fo:margin-bottom="0.0807in" loext:contextual-spacing="false" fo:text-align="start" style:justify-single-word="false" fo:text-indent="0.111in" style:auto-text-indent="false" style:page-number="auto"/>
    </style:style>
    <style:style style:name="P625" style:family="paragraph" style:parent-style-name="Body_20_text_20__28_2_29_" style:master-page-name="">
      <style:paragraph-properties fo:margin-left="0.2083in" fo:margin-right="0in" fo:margin-top="0in" fo:margin-bottom="0.0835in" loext:contextual-spacing="false" fo:text-align="start" style:justify-single-word="false" fo:text-indent="0.111in" style:auto-text-indent="false" style:page-number="auto"/>
    </style:style>
    <style:style style:name="P626" style:family="paragraph" style:parent-style-name="Body_20_text_20__28_4_29_" style:master-page-name="">
      <style:paragraph-properties fo:margin-left="0.4583in" fo:margin-right="0in" fo:margin-top="0in" fo:margin-bottom="0in" loext:contextual-spacing="false" fo:text-align="start" style:justify-single-word="false" fo:text-indent="-0.111in" style:auto-text-indent="false" style:page-number="auto"/>
    </style:style>
    <style:style style:name="P627" style:family="paragraph" style:parent-style-name="Body_20_text_20__28_4_29_" style:master-page-name="">
      <style:paragraph-properties fo:margin-left="0.4583in" fo:margin-right="0in" fo:margin-top="0in" fo:margin-bottom="0.0417in" loext:contextual-spacing="false" fo:text-align="start" style:justify-single-word="false" fo:text-indent="-0.111in" style:auto-text-indent="false" style:page-number="auto"/>
    </style:style>
    <style:style style:name="P628" style:family="paragraph" style:parent-style-name="Body_20_text_20__28_2_29_" style:master-page-name="">
      <style:paragraph-properties fo:margin-left="0in" fo:margin-right="0.1945in" fo:margin-top="0in" fo:margin-bottom="0in" loext:contextual-spacing="false" fo:line-height="0.1228in" fo:text-align="end" style:justify-single-word="false" fo:text-indent="0in" style:auto-text-indent="false" style:page-number="auto"/>
    </style:style>
    <style:style style:name="P629" style:family="paragraph" style:parent-style-name="Body_20_text_20__28_2_29_" style:master-page-name="">
      <style:paragraph-properties fo:margin-left="0in" fo:margin-right="0.1945in" fo:margin-top="0in" fo:margin-bottom="0in" loext:contextual-spacing="false" fo:text-align="end" style:justify-single-word="false" fo:text-indent="0in" style:auto-text-indent="false" style:page-number="auto"/>
    </style:style>
    <style:style style:name="P630" style:family="paragraph" style:parent-style-name="Body_20_text_20__28_4_29_" style:master-page-name="">
      <style:paragraph-properties fo:margin-left="0.4583in" fo:margin-right="0in" fo:margin-top="0in" fo:margin-bottom="0in" loext:contextual-spacing="false" fo:text-align="start" style:justify-single-word="false" fo:text-indent="-0.222in" style:auto-text-indent="false" style:page-number="auto"/>
    </style:style>
    <style:style style:name="P631" style:family="paragraph" style:parent-style-name="Body_20_text_20__28_2_29_" style:master-page-name="">
      <style:paragraph-properties fo:margin-left="0.389in" fo:margin-right="0in" fo:margin-top="0in" fo:margin-bottom="0in" loext:contextual-spacing="false" fo:text-align="start" style:justify-single-word="false" fo:text-indent="-0.111in" style:auto-text-indent="false" style:page-number="auto"/>
    </style:style>
    <style:style style:name="P632" style:family="paragraph" style:parent-style-name="Body_20_text_20__28_2_29_" style:master-page-name="">
      <style:paragraph-properties fo:margin-left="0.389in" fo:margin-right="0in" fo:margin-top="0in" fo:margin-bottom="0in" loext:contextual-spacing="false" fo:text-align="start" style:justify-single-word="false" fo:text-indent="-0.111in" style:auto-text-indent="false" style:page-number="auto" fo:break-after="column"/>
    </style:style>
    <style:style style:name="P633" style:family="paragraph" style:parent-style-name="Body_20_text_20__28_2_29_" style:master-page-name="">
      <style:paragraph-properties fo:margin-left="0.389in" fo:margin-right="0in" fo:margin-top="0in" fo:margin-bottom="0.0835in" loext:contextual-spacing="false" fo:text-align="start" style:justify-single-word="false" fo:text-indent="-0.111in" style:auto-text-indent="false" style:page-number="auto"/>
    </style:style>
    <style:style style:name="P634" style:family="paragraph" style:parent-style-name="Body_20_text_20__28_2_29_" style:master-page-name="">
      <style:paragraph-properties fo:margin-left="0.2917in" fo:margin-right="0in" fo:margin-top="0in" fo:margin-bottom="0in" loext:contextual-spacing="false" fo:line-height="0.1299in" fo:text-align="center" style:justify-single-word="false" fo:text-indent="0in" style:auto-text-indent="false" style:page-number="auto"/>
    </style:style>
    <style:style style:name="P635" style:family="paragraph" style:parent-style-name="Body_20_text_20__28_2_29_" style:master-page-name="">
      <style:paragraph-properties fo:margin-left="0.2917in" fo:margin-right="0in" fo:margin-top="0in" fo:margin-bottom="0in" loext:contextual-spacing="false" fo:text-align="center" style:justify-single-word="false" fo:text-indent="0in" style:auto-text-indent="false" style:page-number="auto"/>
    </style:style>
    <style:style style:name="P636" style:family="paragraph" style:parent-style-name="Body_20_text_20__28_2_29_" style:master-page-name="">
      <style:paragraph-properties fo:margin-left="0.5972in" fo:margin-right="0in" fo:margin-top="0in" fo:margin-bottom="0.061in" loext:contextual-spacing="false" fo:line-height="0.1181in" fo:text-align="start" style:justify-single-word="false" fo:text-indent="0in" style:auto-text-indent="false" style:page-number="auto"/>
    </style:style>
    <style:style style:name="P637" style:family="paragraph" style:parent-style-name="Body_20_text_20__28_2_29_" style:master-page-name="">
      <style:paragraph-properties fo:margin-left="0in" fo:margin-right="0.111in" fo:margin-top="0in" fo:margin-bottom="0.0236in" loext:contextual-spacing="false" fo:line-height="0.1181in" fo:text-align="center" style:justify-single-word="false" fo:text-indent="0in" style:auto-text-indent="false" style:page-number="auto"/>
    </style:style>
    <style:style style:name="P638" style:family="paragraph" style:parent-style-name="Body_20_text_20__28_2_29_" style:master-page-name="">
      <style:paragraph-properties fo:margin-left="0in" fo:margin-right="0.6807in" fo:margin-top="0in" fo:margin-bottom="0in" loext:contextual-spacing="false" fo:text-align="start" style:justify-single-word="false" fo:text-indent="0in" style:auto-text-indent="false" style:page-number="auto"/>
    </style:style>
    <style:style style:name="P639" style:family="paragraph" style:parent-style-name="Body_20_text_20__28_2_29_" style:master-page-name="">
      <style:paragraph-properties fo:margin-left="0.4165in" fo:margin-right="0in" fo:margin-top="0in" fo:margin-bottom="0in" loext:contextual-spacing="false" fo:text-align="start" style:justify-single-word="false" fo:text-indent="-0.4165in" style:auto-text-indent="false" style:page-number="auto"/>
    </style:style>
    <style:style style:name="P640"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4165in" style:auto-text-indent="false" style:page-number="auto"/>
    </style:style>
    <style:style style:name="P641" style:family="paragraph" style:parent-style-name="Body_20_text_20__28_2_29_" style:master-page-name="">
      <style:paragraph-properties fo:margin-left="0.361in" fo:margin-right="0in" fo:margin-top="0in" fo:margin-bottom="0in" loext:contextual-spacing="false" fo:line-height="0.1299in" fo:text-align="start" style:justify-single-word="false" fo:text-indent="-0.222in" style:auto-text-indent="false" style:page-number="auto"/>
    </style:style>
    <style:style style:name="P642" style:family="paragraph" style:parent-style-name="Body_20_text_20__28_2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643" style:family="paragraph" style:parent-style-name="Body_20_text_20__28_2_29_" style:master-page-name="">
      <style:paragraph-properties fo:margin-left="0.361in" fo:margin-right="0in" fo:margin-top="0in" fo:margin-bottom="0in" loext:contextual-spacing="false" fo:line-height="0.1228in" fo:text-align="start" style:justify-single-word="false" fo:text-indent="-0.222in" style:auto-text-indent="false" style:page-number="auto"/>
    </style:style>
    <style:style style:name="P644" style:family="paragraph" style:parent-style-name="Body_20_text_20__28_2_29_" style:master-page-name="">
      <style:paragraph-properties fo:margin-left="0.1945in" fo:margin-right="0in" fo:margin-top="0in" fo:margin-bottom="0in" loext:contextual-spacing="false" fo:text-align="start" style:justify-single-word="false" fo:text-indent="0.222in" style:auto-text-indent="false" style:page-number="auto"/>
    </style:style>
    <style:style style:name="P645" style:family="paragraph" style:parent-style-name="Body_20_text_20__28_2_29_" style:master-page-name="">
      <style:paragraph-properties fo:margin-left="0.1945in" fo:margin-right="0in" fo:margin-top="0in" fo:margin-bottom="0.0835in" loext:contextual-spacing="false" fo:text-align="start" style:justify-single-word="false" fo:text-indent="0.222in" style:auto-text-indent="false" style:page-number="auto"/>
    </style:style>
    <style:style style:name="P646" style:family="paragraph" style:parent-style-name="Body_20_text_20__28_6_29_" style:master-page-name="">
      <style:paragraph-properties fo:margin-left="0.389in" fo:margin-right="0in" fo:margin-top="0in" fo:margin-bottom="0.028in" loext:contextual-spacing="false" fo:line-height="0.0626in" fo:text-align="start" style:justify-single-word="false" fo:text-indent="0in" style:auto-text-indent="false" style:page-number="auto"/>
    </style:style>
    <style:style style:name="P647" style:family="paragraph" style:parent-style-name="Body_20_text_20__28_13_29_" style:master-page-name="">
      <style:paragraph-properties fo:margin-left="0.389in" fo:margin-right="0in" fo:margin-top="0in" fo:margin-bottom="0.028in" loext:contextual-spacing="false" fo:line-height="0.0626in" fo:text-align="start" style:justify-single-word="false" fo:text-indent="0in" style:auto-text-indent="false" style:page-number="auto"/>
    </style:style>
    <style:style style:name="P648" style:family="paragraph" style:parent-style-name="Body_20_text_20__28_2_29_" style:master-page-name="">
      <style:paragraph-properties fo:margin-left="0.389in" fo:margin-right="0in" fo:margin-top="0in" fo:margin-bottom="0in" loext:contextual-spacing="false" fo:text-align="start" style:justify-single-word="false" fo:text-indent="0in" style:auto-text-indent="false" style:page-number="auto"/>
    </style:style>
    <style:style style:name="P649" style:family="paragraph" style:parent-style-name="Body_20_text_20__28_10_29_" style:master-page-name="">
      <style:paragraph-properties fo:margin-left="0.389in" fo:margin-right="0in" fo:margin-top="0in" fo:margin-bottom="0.0299in" loext:contextual-spacing="false" fo:line-height="0.0693in" fo:text-align="start" style:justify-single-word="false" fo:text-indent="0in" style:auto-text-indent="false" style:page-number="auto"/>
    </style:style>
    <style:style style:name="P650" style:family="paragraph" style:parent-style-name="Body_20_text_20__28_2_29_" style:master-page-name="">
      <style:paragraph-properties fo:margin-left="0in" fo:margin-right="0.5555in" fo:margin-top="0in" fo:margin-bottom="0in" loext:contextual-spacing="false" fo:text-align="start" style:justify-single-word="false" fo:text-indent="0.139in" style:auto-text-indent="false" style:page-number="auto"/>
    </style:style>
    <style:style style:name="P651" style:family="paragraph" style:parent-style-name="Body_20_text_20__28_2_29_" style:master-page-name="">
      <style:paragraph-properties fo:margin-left="0.4028in" fo:margin-right="0in" fo:margin-top="0in" fo:margin-bottom="0in" loext:contextual-spacing="false" fo:text-align="start" style:justify-single-word="false" fo:text-indent="-0.2362in" style:auto-text-indent="false" style:page-number="auto"/>
    </style:style>
    <style:style style:name="P652" style:family="paragraph" style:parent-style-name="Body_20_text_20__28_2_29_" style:master-page-name="">
      <style:paragraph-properties fo:margin-left="0.4028in" fo:margin-right="0in" fo:margin-top="0in" fo:margin-bottom="0in" loext:contextual-spacing="false" fo:line-height="0.1299in" fo:text-align="start" style:justify-single-word="false" fo:text-indent="-0.2362in" style:auto-text-indent="false" style:page-number="auto"/>
    </style:style>
    <style:style style:name="P653" style:family="paragraph" style:parent-style-name="Body_20_text_20__28_2_29_" style:master-page-name="">
      <style:paragraph-properties fo:margin-left="0.3055in" fo:margin-right="0in" fo:margin-top="0in" fo:margin-bottom="0in" loext:contextual-spacing="false" fo:line-height="0.1228in" fo:text-align="start" style:justify-single-word="false" fo:text-indent="-0.1252in" style:auto-text-indent="false" style:page-number="auto"/>
    </style:style>
    <style:style style:name="P654" style:family="paragraph" style:parent-style-name="Body_20_text_20__28_2_29_" style:master-page-name="">
      <style:paragraph-properties fo:margin-left="0.3055in" fo:margin-right="0in" fo:margin-top="0in" fo:margin-bottom="0in" loext:contextual-spacing="false" fo:line-height="0.1299in" fo:text-align="start" style:justify-single-word="false" fo:text-indent="-0.1252in" style:auto-text-indent="false" style:page-number="auto"/>
    </style:style>
    <style:style style:name="P655" style:family="paragraph" style:parent-style-name="Body_20_text_20__28_2_29_" style:master-page-name="">
      <style:paragraph-properties fo:margin-left="0.3055in" fo:margin-right="0in" fo:margin-top="0in" fo:margin-bottom="0in" loext:contextual-spacing="false" fo:text-align="start" style:justify-single-word="false" fo:text-indent="-0.1252in" style:auto-text-indent="false" style:page-number="auto"/>
    </style:style>
    <style:style style:name="P656" style:family="paragraph" style:parent-style-name="Body_20_text_20__28_2_29_" style:master-page-name="">
      <style:paragraph-properties fo:margin-left="0.389in" fo:margin-right="0in" fo:margin-top="0in" fo:margin-bottom="0in" loext:contextual-spacing="false" fo:text-align="start" style:justify-single-word="false" fo:text-indent="-0.222in" style:auto-text-indent="false" style:page-number="auto"/>
    </style:style>
    <style:style style:name="P657" style:family="paragraph" style:parent-style-name="Body_20_text_20__28_2_29_" style:master-page-name="">
      <style:paragraph-properties fo:margin-left="0.25in" fo:margin-right="0in" fo:margin-top="0in" fo:margin-bottom="0in" loext:contextual-spacing="false" fo:text-align="start" style:justify-single-word="false" fo:text-indent="-0.0555in" style:auto-text-indent="false" style:page-number="auto"/>
    </style:style>
    <style:style style:name="P658" style:family="paragraph" style:parent-style-name="Body_20_text_20__28_16_29_" style:master-page-name="">
      <style:paragraph-properties fo:margin-left="0.611in" fo:margin-right="0in" fo:margin-top="0in" fo:margin-bottom="0in" loext:contextual-spacing="false" fo:text-align="start" style:justify-single-word="false" fo:text-indent="0in" style:auto-text-indent="false" style:page-number="auto"/>
    </style:style>
    <style:style style:name="P659" style:family="paragraph" style:parent-style-name="Body_20_text_20__28_2_29_" style:master-page-name="">
      <style:paragraph-properties fo:margin-left="0.3752in" fo:margin-right="0in" fo:margin-top="0in" fo:margin-bottom="0in" loext:contextual-spacing="false" fo:text-align="start" style:justify-single-word="false" fo:text-indent="-0.2362in" style:auto-text-indent="false" style:page-number="auto"/>
    </style:style>
    <style:style style:name="P660" style:family="paragraph" style:parent-style-name="Body_20_text_20__28_2_29_" style:master-page-name="">
      <style:paragraph-properties fo:margin-left="0.3752in" fo:margin-right="0in" fo:margin-top="0in" fo:margin-bottom="0in" loext:contextual-spacing="false" fo:line-height="0.1299in" fo:text-align="start" style:justify-single-word="false" fo:text-indent="-0.2362in" style:auto-text-indent="false" style:page-number="auto"/>
    </style:style>
    <style:style style:name="P661" style:family="paragraph" style:parent-style-name="Body_20_text_20__28_2_29_" style:master-page-name="">
      <style:paragraph-properties fo:margin-left="0.2083in" fo:margin-right="0in" fo:margin-top="0in" fo:margin-bottom="0.0835in" loext:contextual-spacing="false" fo:line-height="0.1299in" fo:text-align="start" style:justify-single-word="false" fo:text-indent="0.0972in" style:auto-text-indent="false" style:page-number="auto"/>
    </style:style>
    <style:style style:name="P662" style:family="paragraph" style:parent-style-name="Body_20_text_20__28_2_29_" style:master-page-name="">
      <style:paragraph-properties fo:margin-left="0.2083in" fo:margin-right="0in" fo:margin-top="0in" fo:margin-bottom="0in" loext:contextual-spacing="false" fo:line-height="0.1299in" fo:text-align="start" style:justify-single-word="false" fo:text-indent="0.0972in" style:auto-text-indent="false" style:page-number="auto"/>
    </style:style>
    <style:style style:name="P663" style:family="paragraph" style:parent-style-name="Body_20_text_20__28_2_29_" style:master-page-name="">
      <style:paragraph-properties fo:margin-left="0in" fo:margin-right="0in" fo:margin-top="0in" fo:margin-bottom="0in" loext:contextual-spacing="false" fo:text-align="justify" style:justify-single-word="false" fo:text-indent="0.1945in" style:auto-text-indent="false" style:page-number="auto" fo:break-after="column"/>
    </style:style>
    <style:style style:name="P664" style:family="paragraph" style:parent-style-name="Body_20_text_20__28_2_29_" style:master-page-name="">
      <style:paragraph-properties fo:margin-left="0in" fo:margin-right="0in" fo:margin-top="0in" fo:margin-bottom="0in" loext:contextual-spacing="false" fo:line-height="0.1201in" fo:text-align="start" style:justify-single-word="false" fo:text-indent="0.1945in" style:auto-text-indent="false" style:page-number="auto"/>
    </style:style>
    <style:style style:name="P665" style:family="paragraph" style:parent-style-name="Body_20_text_20__28_2_29_" style:master-page-name="">
      <style:paragraph-properties fo:margin-left="0.3055in" fo:margin-right="0.4307in" fo:margin-top="0in" fo:margin-bottom="0in" loext:contextual-spacing="false" fo:text-align="start" style:justify-single-word="false" fo:text-indent="0.111in" style:auto-text-indent="false" style:page-number="auto"/>
    </style:style>
    <style:style style:name="P666" style:family="paragraph" style:parent-style-name="Body_20_text_20__28_4_29_" style:master-page-name="">
      <style:paragraph-properties fo:margin-left="0.2362in" fo:margin-right="0in" fo:margin-top="0in" fo:margin-bottom="0in" loext:contextual-spacing="false" fo:text-align="start" style:justify-single-word="false" fo:text-indent="0.111in" style:auto-text-indent="false" style:page-number="auto"/>
    </style:style>
    <style:style style:name="P667" style:family="paragraph" style:parent-style-name="Body_20_text_20__28_2_29_" style:master-page-name="">
      <style:paragraph-properties fo:margin-left="0.3055in" fo:margin-right="0in" fo:margin-top="0in" fo:margin-bottom="0in" loext:contextual-spacing="false" fo:text-align="start" style:justify-single-word="false" fo:text-indent="-0.3055in" style:auto-text-indent="false" style:page-number="auto"/>
    </style:style>
    <style:style style:name="P668" style:family="paragraph" style:parent-style-name="Body_20_text_20__28_2_29_" style:master-page-name="">
      <style:paragraph-properties fo:margin-left="0.5417in" fo:margin-right="0in" fo:margin-top="0in" fo:margin-bottom="0.0098in" loext:contextual-spacing="false" fo:line-height="0.0866in" fo:text-align="start" style:justify-single-word="false" fo:text-indent="-0.2362in" style:auto-text-indent="false" style:page-number="auto"/>
    </style:style>
    <style:style style:name="P669" style:family="paragraph" style:parent-style-name="Body_20_text_20__28_2_29_" style:master-page-name="">
      <style:paragraph-properties fo:margin-left="0.5555in" fo:margin-right="0in" fo:margin-top="0in" fo:margin-bottom="0.0547in" loext:contextual-spacing="false" fo:line-height="0.1181in" fo:text-align="start" style:justify-single-word="false" fo:text-indent="0in" style:auto-text-indent="false" style:page-number="auto"/>
    </style:style>
    <style:style style:name="P670" style:family="paragraph" style:parent-style-name="Body_20_text_20__28_2_29_" style:master-page-name="">
      <style:paragraph-properties fo:margin-left="0.3055in" fo:margin-right="0in" fo:margin-top="0in" fo:margin-bottom="0in" loext:contextual-spacing="false" fo:text-align="start" style:justify-single-word="false" fo:text-indent="0.3055in" style:auto-text-indent="false" style:page-number="auto"/>
    </style:style>
    <style:style style:name="P671" style:family="paragraph" style:parent-style-name="Body_20_text_20__28_2_29_" style:master-page-name="">
      <style:paragraph-properties fo:margin-left="0.1807in" fo:margin-right="0in" fo:margin-top="0in" fo:margin-bottom="0in" loext:contextual-spacing="false" fo:text-align="start" style:justify-single-word="false" fo:text-indent="0.1252in" style:auto-text-indent="false" style:page-number="auto"/>
    </style:style>
    <style:style style:name="P672" style:family="paragraph" style:parent-style-name="Body_20_text_20__28_2_29_" style:master-page-name="">
      <style:paragraph-properties fo:margin-left="0.0417in" fo:margin-right="0in" fo:margin-top="0in" fo:margin-bottom="0.0201in" loext:contextual-spacing="false" fo:line-height="0.1181in" fo:text-align="center" style:justify-single-word="false" fo:text-indent="0in" style:auto-text-indent="false" style:page-number="auto"/>
    </style:style>
    <style:style style:name="P673" style:family="paragraph" style:parent-style-name="Body_20_text_20__28_2_29_" style:master-page-name="">
      <style:paragraph-properties fo:margin-left="0.3055in" fo:margin-right="0.3055in" fo:margin-top="0in" fo:margin-bottom="0in" loext:contextual-spacing="false" fo:text-align="start" style:justify-single-word="false" fo:text-indent="0.111in" style:auto-text-indent="false" style:page-number="auto"/>
    </style:style>
    <style:style style:name="P674" style:family="paragraph" style:parent-style-name="Body_20_text_20__28_2_29_" style:master-page-name="">
      <style:paragraph-properties fo:margin-left="0.1665in" fo:margin-right="0.639in" fo:margin-top="0in" fo:margin-bottom="0in" loext:contextual-spacing="false" fo:text-align="start" style:justify-single-word="false" fo:text-indent="0.111in" style:auto-text-indent="false" style:page-number="auto"/>
    </style:style>
    <style:style style:name="P675" style:family="paragraph" style:parent-style-name="Body_20_text_20__28_2_29_" style:master-page-name="">
      <style:paragraph-properties fo:margin-left="0.722in" fo:margin-right="0in" fo:margin-top="0in" fo:margin-bottom="0in" loext:contextual-spacing="false" fo:text-align="start" style:justify-single-word="false" fo:text-indent="-0.5417in" style:auto-text-indent="false" style:page-number="auto"/>
    </style:style>
    <style:style style:name="P676" style:family="paragraph" style:parent-style-name="Body_20_text_20__28_2_29_" style:master-page-name="">
      <style:paragraph-properties fo:margin-left="0.75in" fo:margin-right="0in" fo:margin-top="0in" fo:margin-bottom="0in" loext:contextual-spacing="false" fo:text-align="start" style:justify-single-word="false" fo:text-indent="-0.75in" style:auto-text-indent="false" style:page-number="auto"/>
    </style:style>
    <style:style style:name="P677" style:family="paragraph" style:parent-style-name="Body_20_text_20__28_11_29_" style:master-page-name="">
      <style:paragraph-properties fo:margin-left="0.139in" fo:margin-right="0.6252in" fo:margin-top="0in" fo:margin-bottom="0.0783in" loext:contextual-spacing="false" fo:line-height="0.1228in" fo:text-align="start" style:justify-single-word="false" fo:text-indent="-0.139in" style:auto-text-indent="false" style:page-number="auto"/>
    </style:style>
    <style:style style:name="P678" style:family="paragraph" style:parent-style-name="Body_20_text_20__28_2_29_" style:master-page-name="">
      <style:paragraph-properties fo:margin-left="0in" fo:margin-right="0.4307in" fo:margin-top="0in" fo:margin-bottom="0in" loext:contextual-spacing="false" fo:text-align="start" style:justify-single-word="false" fo:text-indent="0.139in" style:auto-text-indent="false" style:page-number="auto"/>
    </style:style>
    <style:style style:name="P679" style:family="paragraph" style:parent-style-name="Body_20_text_20__28_2_29_" style:master-page-name="">
      <style:paragraph-properties fo:margin-left="0in" fo:margin-right="0.3055in" fo:margin-top="0in" fo:margin-bottom="0.0835in" loext:contextual-spacing="false" fo:text-align="start" style:justify-single-word="false" fo:text-indent="0.139in" style:auto-text-indent="false" style:page-number="auto"/>
    </style:style>
    <style:style style:name="P680" style:family="paragraph" style:parent-style-name="Body_20_text_20__28_2_29_" style:master-page-name="">
      <style:paragraph-properties fo:margin-left="0.528in" fo:margin-right="0in" fo:margin-top="0in" fo:margin-bottom="0.0484in" loext:contextual-spacing="false" fo:line-height="0.0835in" fo:text-align="start" style:justify-single-word="false" fo:text-indent="-0.2362in" style:auto-text-indent="false" style:page-number="auto"/>
    </style:style>
    <style:style style:name="P681" style:family="paragraph" style:parent-style-name="Body_20_text_20__28_2_29_" style:master-page-name="">
      <style:paragraph-properties fo:margin-left="0.722in" fo:margin-right="0in" fo:margin-top="0in" fo:margin-bottom="0.0547in" loext:contextual-spacing="false" fo:line-height="0.1181in" fo:text-align="start" style:justify-single-word="false" fo:text-indent="-0.2083in" style:auto-text-indent="false" style:page-number="auto"/>
    </style:style>
    <style:style style:name="P682" style:family="paragraph" style:parent-style-name="Body_20_text_20__28_2_29_" style:master-page-name="">
      <style:paragraph-properties fo:margin-left="0.722in" fo:margin-right="0in" fo:margin-top="0in" fo:margin-bottom="0in" loext:contextual-spacing="false" fo:text-align="start" style:justify-single-word="false" fo:text-indent="-0.2083in" style:auto-text-indent="false" style:page-number="auto"/>
    </style:style>
    <style:style style:name="P683" style:family="paragraph" style:parent-style-name="Body_20_text_20__28_2_29_" style:master-page-name="">
      <style:paragraph-properties fo:margin-left="0in" fo:margin-right="0.2638in" fo:margin-top="0in" fo:margin-bottom="0in" loext:contextual-spacing="false" fo:text-align="start" style:justify-single-word="false" fo:text-indent="0in" style:auto-text-indent="false" style:page-number="auto"/>
    </style:style>
    <style:style style:name="P684" style:family="paragraph" style:parent-style-name="Body_20_text_20__28_2_29_" style:master-page-name="">
      <style:paragraph-properties fo:margin-left="0.1252in" fo:margin-right="0in" fo:margin-top="0in" fo:margin-bottom="0in" loext:contextual-spacing="false" fo:text-align="center" style:justify-single-word="false" fo:text-indent="0in" style:auto-text-indent="false" style:page-number="auto"/>
    </style:style>
    <style:style style:name="P685" style:family="paragraph" style:parent-style-name="Body_20_text_20__28_2_29_" style:master-page-name="">
      <style:paragraph-properties fo:margin-left="0in" fo:margin-right="0.5417in" fo:margin-top="0in" fo:margin-bottom="0in" loext:contextual-spacing="false" fo:text-align="end" style:justify-single-word="false" fo:text-indent="0in" style:auto-text-indent="false" style:page-number="auto"/>
    </style:style>
    <style:style style:name="P686" style:family="paragraph" style:parent-style-name="Body_20_text_20__28_2_29_" style:master-page-name="">
      <style:paragraph-properties fo:margin-left="0.1945in" fo:margin-right="0in" fo:margin-top="0in" fo:margin-bottom="0in" loext:contextual-spacing="false" fo:text-align="start" style:justify-single-word="false" fo:text-indent="0.2362in" style:auto-text-indent="false" style:page-number="auto"/>
    </style:style>
    <style:style style:name="P687" style:family="paragraph" style:parent-style-name="Body_20_text_20__28_2_29_" style:master-page-name="">
      <style:paragraph-properties fo:margin-left="0.1945in" fo:margin-right="0in" fo:margin-top="0in" fo:margin-bottom="0in" loext:contextual-spacing="false" fo:line-height="0.1228in" fo:text-align="start" style:justify-single-word="false" fo:text-indent="0.2362in" style:auto-text-indent="false" style:page-number="auto"/>
    </style:style>
    <style:style style:name="P688" style:family="paragraph" style:parent-style-name="Body_20_text_20__28_2_29_" style:master-page-name="">
      <style:paragraph-properties fo:margin-left="0in" fo:margin-right="0.3335in" fo:margin-top="0in" fo:margin-bottom="0in" loext:contextual-spacing="false" fo:text-align="start" style:justify-single-word="false" fo:text-indent="0.139in" style:auto-text-indent="false" style:page-number="auto"/>
    </style:style>
    <style:style style:name="P689" style:family="paragraph" style:parent-style-name="Body_20_text_20__28_17_29_" style:list-style-name="L6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81in"/>
        </style:tab-stops>
      </style:paragraph-properties>
    </style:style>
    <style:style style:name="P690" style:family="paragraph" style:parent-style-name="Body_20_text_20__28_17_29_" style:list-style-name="L66"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11in"/>
        </style:tab-stops>
      </style:paragraph-properties>
    </style:style>
    <style:style style:name="P691" style:family="paragraph" style:parent-style-name="Body_20_text_20__28_17_29_" style:list-style-name="L66" style:master-page-name="">
      <style:paragraph-properties fo:margin-left="0.1807in" fo:margin-right="0.3752in" fo:margin-top="0in" fo:margin-bottom="0in" loext:contextual-spacing="false" fo:line-height="0.1228in" fo:text-align="start" style:justify-single-word="false" fo:text-indent="-0.1807in" style:auto-text-indent="false" style:page-number="auto">
        <style:tab-stops>
          <style:tab-stop style:position="-0.0134in"/>
        </style:tab-stops>
      </style:paragraph-properties>
    </style:style>
    <style:style style:name="P692" style:family="paragraph" style:parent-style-name="Body_20_text_20__28_17_29_" style:list-style-name="L74" style:master-page-name="">
      <style:paragraph-properties fo:margin-left="0.1807in" fo:margin-right="0in" fo:margin-top="0in" fo:margin-bottom="0in" loext:contextual-spacing="false" fo:line-height="0.1228in" fo:text-align="justify" style:justify-single-word="false" fo:text-indent="0in" style:auto-text-indent="false" style:page-number="auto">
        <style:tab-stops>
          <style:tab-stop style:position="0.161in"/>
        </style:tab-stops>
      </style:paragraph-properties>
    </style:style>
    <style:style style:name="P693" style:family="paragraph" style:parent-style-name="Heading_20__23_4_20__28_2_29_" style:master-page-name="">
      <style:paragraph-properties fo:margin-left="0.4028in" fo:margin-right="0in" fo:margin-top="0in" fo:margin-bottom="0in" loext:contextual-spacing="false" fo:text-align="start" style:justify-single-word="false" fo:keep-together="always" fo:text-indent="0in" style:auto-text-indent="false" style:page-number="auto" fo:break-after="column" fo:keep-with-next="always"/>
    </style:style>
    <style:style style:name="P694" style:family="paragraph" style:parent-style-name="Heading_20__23_4" style:master-page-name="">
      <style:paragraph-properties fo:margin-left="0.4028in" fo:margin-right="0in" fo:margin-top="0in" fo:margin-bottom="0in" loext:contextual-spacing="false" fo:line-height="0.1181in" fo:text-align="start" style:justify-single-word="false" fo:keep-together="always" fo:text-indent="0in" style:auto-text-indent="false" style:page-number="auto" fo:keep-with-next="always"/>
    </style:style>
    <style:style style:name="P695" style:family="paragraph" style:parent-style-name="Body_20_text_20__28_4_29_" style:list-style-name="L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19in"/>
        </style:tab-stops>
      </style:paragraph-properties>
    </style:style>
    <style:style style:name="P696" style:family="paragraph" style:parent-style-name="Body_20_text_20__28_4_29_" style:list-style-name="L2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62in"/>
        </style:tab-stops>
      </style:paragraph-properties>
    </style:style>
    <style:style style:name="P697" style:family="paragraph" style:parent-style-name="Body_20_text_20__28_4_29_" style:list-style-name="L3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89in"/>
        </style:tab-stops>
      </style:paragraph-properties>
    </style:style>
    <style:style style:name="P698" style:family="paragraph" style:parent-style-name="Body_20_text_20__28_4_29_" style:list-style-name="L4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64in"/>
        </style:tab-stops>
      </style:paragraph-properties>
    </style:style>
    <style:style style:name="P699" style:family="paragraph" style:parent-style-name="Body_20_text_20__28_4_29_" style:list-style-name="L5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28in"/>
        </style:tab-stops>
      </style:paragraph-properties>
    </style:style>
    <style:style style:name="P700" style:family="paragraph" style:parent-style-name="Body_20_text_20__28_4_29_" style:list-style-name="L5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35in"/>
        </style:tab-stops>
      </style:paragraph-properties>
    </style:style>
    <style:style style:name="P701" style:family="paragraph" style:parent-style-name="Body_20_text_20__28_4_29_" style:master-page-name="PageStyle7">
      <style:paragraph-properties fo:margin-left="0.2083in" fo:margin-right="0in" fo:margin-top="0in" fo:margin-bottom="0.0835in" loext:contextual-spacing="false" fo:text-align="justify" style:justify-single-word="false" fo:text-indent="0in" style:auto-text-indent="false" style:page-number="764"/>
    </style:style>
    <style:style style:name="P702" style:family="paragraph" style:parent-style-name="Body_20_text_20__28_4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8in"/>
        </style:tab-stops>
      </style:paragraph-properties>
    </style:style>
    <style:style style:name="P703" style:family="paragraph" style:parent-style-name="Body_20_text_20__28_4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44in"/>
        </style:tab-stops>
      </style:paragraph-properties>
    </style:style>
    <style:style style:name="P704" style:family="paragraph" style:parent-style-name="Body_20_text_20__28_4_29_" style:list-style-name="L8"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22in"/>
        </style:tab-stops>
      </style:paragraph-properties>
    </style:style>
    <style:style style:name="P705" style:family="paragraph" style:parent-style-name="Body_20_text_20__28_4_29_" style:list-style-name="L46"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043in"/>
        </style:tab-stops>
      </style:paragraph-properties>
    </style:style>
    <style:style style:name="P706" style:family="paragraph" style:parent-style-name="Body_20_text_20__28_4_29_" style:list-style-name="L58" style:master-page-name="">
      <style:paragraph-properties fo:margin-left="0.3472in" fo:margin-right="0in" fo:margin-top="0in" fo:margin-bottom="0in" loext:contextual-spacing="false" fo:line-height="0.1181in" fo:text-align="justify" style:justify-single-word="false" fo:text-indent="0in" style:auto-text-indent="false" style:page-number="auto">
        <style:tab-stops>
          <style:tab-stop style:position="0.1799in"/>
        </style:tab-stops>
      </style:paragraph-properties>
    </style:style>
    <style:style style:name="P707" style:family="paragraph" style:parent-style-name="Body_20_text_20__28_4_29_" style:list-style-name="L61" style:master-page-name="">
      <style:paragraph-properties fo:margin-left="0.3472in" fo:margin-right="0in" fo:margin-top="0in" fo:margin-bottom="0in" loext:contextual-spacing="false" fo:text-align="justify" style:justify-single-word="false" fo:text-indent="0in" style:auto-text-indent="false" style:page-number="auto">
        <style:tab-stops>
          <style:tab-stop style:position="0.1799in"/>
        </style:tab-stops>
      </style:paragraph-properties>
    </style:style>
    <style:style style:name="P708" style:family="paragraph" style:parent-style-name="Body_20_text_20__28_4_29_" style:list-style-name="L59" style:master-page-name="">
      <style:paragraph-properties fo:margin-left="0.2362in" fo:margin-right="0in" fo:margin-top="0in" fo:margin-bottom="0in" loext:contextual-spacing="false" fo:line-height="0.1299in" fo:text-align="start" style:justify-single-word="false" fo:text-indent="-0.2362in" style:auto-text-indent="false" style:page-number="auto">
        <style:tab-stops>
          <style:tab-stop style:position="-0.0035in"/>
        </style:tab-stops>
      </style:paragraph-properties>
    </style:style>
    <style:style style:name="P709" style:family="paragraph" style:parent-style-name="Body_20_text_20__28_4_29_" style:list-style-name="L60" style:master-page-name="">
      <style:paragraph-properties fo:margin-left="0.2362in" fo:margin-right="0in" fo:margin-top="0in" fo:margin-bottom="0in" loext:contextual-spacing="false" fo:text-align="start" style:justify-single-word="false" fo:text-indent="0in" style:auto-text-indent="false" style:page-number="auto">
        <style:tab-stops>
          <style:tab-stop style:position="0.189in"/>
        </style:tab-stops>
      </style:paragraph-properties>
    </style:style>
    <style:style style:name="P710" style:family="paragraph" style:parent-style-name="Heading_20__23_3" style:master-page-name="">
      <style:paragraph-properties fo:margin-left="0.361in" fo:margin-right="0in" fo:margin-top="0in" fo:margin-bottom="0in" loext:contextual-spacing="false" fo:text-align="start" style:justify-single-word="false" fo:keep-together="always" fo:text-indent="0in" style:auto-text-indent="false" style:page-number="auto" fo:keep-with-next="always"/>
    </style:style>
    <style:style style:name="P711" style:family="paragraph" style:parent-style-name="Heading_20__23_1" style:master-page-name="">
      <style:paragraph-properties fo:margin-left="0.2638in" fo:margin-right="0in" fo:margin-top="0in" fo:margin-bottom="0in" loext:contextual-spacing="false" fo:line-height="0.1181in" fo:text-align="start" style:justify-single-word="false" fo:keep-together="always" fo:text-indent="0in" style:auto-text-indent="false" style:page-number="auto" fo:keep-with-next="always"/>
    </style:style>
    <style:style style:name="P712" style:family="paragraph" style:parent-style-name="Body_20_text_20__28_2_29_" style:list-style-name="L1" style:master-page-name="">
      <style:paragraph-properties fo:margin-left="0.3752in" fo:margin-right="0in" fo:margin-top="0in" fo:margin-bottom="0in" loext:contextual-spacing="false" fo:text-align="start" style:justify-single-word="false" fo:text-indent="-0.3752in" style:auto-text-indent="false" style:page-number="auto">
        <style:tab-stops>
          <style:tab-stop style:position="-0.2217in"/>
        </style:tab-stops>
      </style:paragraph-properties>
    </style:style>
    <style:style style:name="P713"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08in"/>
        </style:tab-stops>
      </style:paragraph-properties>
    </style:style>
    <style:style style:name="P714"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08in"/>
        </style:tab-stops>
      </style:paragraph-properties>
    </style:style>
    <style:style style:name="P715" style:family="paragraph" style:parent-style-name="Body_20_text_20__28_2_29_" style:list-style-name="L76"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08in"/>
        </style:tab-stops>
      </style:paragraph-properties>
    </style:style>
    <style:style style:name="P716"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717" style:family="paragraph" style:parent-style-name="Body_20_text_20__28_2_29_" style:list-style-name="L14"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718" style:family="paragraph" style:parent-style-name="Body_20_text_20__28_2_29_" style:list-style-name="L63"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719" style:family="paragraph" style:parent-style-name="Body_20_text_20__28_2_29_" style:list-style-name="L8"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244in"/>
        </style:tab-stops>
      </style:paragraph-properties>
    </style:style>
    <style:style style:name="P720" style:family="paragraph" style:parent-style-name="Body_20_text_20__28_2_29_" style:list-style-name="L3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83in"/>
        </style:tab-stops>
      </style:paragraph-properties>
    </style:style>
    <style:style style:name="P721"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3in"/>
        </style:tab-stops>
      </style:paragraph-properties>
    </style:style>
    <style:style style:name="P722" style:family="paragraph" style:parent-style-name="Body_20_text_20__28_2_29_" style:list-style-name="L2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3in"/>
        </style:tab-stops>
      </style:paragraph-properties>
    </style:style>
    <style:style style:name="P723" style:family="paragraph" style:parent-style-name="Body_20_text_20__28_2_29_" style:list-style-name="L3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3in"/>
        </style:tab-stops>
      </style:paragraph-properties>
    </style:style>
    <style:style style:name="P724" style:family="paragraph" style:parent-style-name="Body_20_text_20__28_2_29_" style:list-style-name="L4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3in"/>
        </style:tab-stops>
      </style:paragraph-properties>
    </style:style>
    <style:style style:name="P725" style:family="paragraph" style:parent-style-name="Body_20_text_20__28_2_29_" style:list-style-name="L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18in"/>
        </style:tab-stops>
      </style:paragraph-properties>
    </style:style>
    <style:style style:name="P726" style:family="paragraph" style:parent-style-name="Body_20_text_20__28_2_29_" style:list-style-name="L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18in"/>
        </style:tab-stops>
      </style:paragraph-properties>
    </style:style>
    <style:style style:name="P727" style:family="paragraph" style:parent-style-name="Body_20_text_20__28_2_29_" style:list-style-name="L3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18in"/>
        </style:tab-stops>
      </style:paragraph-properties>
    </style:style>
    <style:style style:name="P728" style:family="paragraph" style:parent-style-name="Body_20_text_20__28_2_29_" style:list-style-name="L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52in"/>
        </style:tab-stops>
      </style:paragraph-properties>
    </style:style>
    <style:style style:name="P729" style:family="paragraph" style:parent-style-name="Body_20_text_20__28_2_29_" style:list-style-name="L4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52in"/>
        </style:tab-stops>
      </style:paragraph-properties>
    </style:style>
    <style:style style:name="P730" style:family="paragraph" style:parent-style-name="Body_20_text_20__28_2_29_" style:list-style-name="L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19in"/>
        </style:tab-stops>
      </style:paragraph-properties>
    </style:style>
    <style:style style:name="P731" style:family="paragraph" style:parent-style-name="Body_20_text_20__28_2_29_" style:list-style-name="L2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19in"/>
        </style:tab-stops>
      </style:paragraph-properties>
    </style:style>
    <style:style style:name="P732" style:family="paragraph" style:parent-style-name="Body_20_text_20__28_2_29_" style:list-style-name="L6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19in"/>
        </style:tab-stops>
      </style:paragraph-properties>
    </style:style>
    <style:style style:name="P733" style:family="paragraph" style:parent-style-name="Body_20_text_20__28_2_29_" style:list-style-name="L6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19in"/>
        </style:tab-stops>
      </style:paragraph-properties>
    </style:style>
    <style:style style:name="P734" style:family="paragraph" style:parent-style-name="Body_20_text_20__28_2_29_" style:list-style-name="L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54in"/>
        </style:tab-stops>
      </style:paragraph-properties>
    </style:style>
    <style:style style:name="P735" style:family="paragraph" style:parent-style-name="Body_20_text_20__28_2_29_" style:list-style-name="L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83in"/>
        </style:tab-stops>
      </style:paragraph-properties>
    </style:style>
    <style:style style:name="P736" style:family="paragraph" style:parent-style-name="Body_20_text_20__28_2_29_" style:list-style-name="L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19in"/>
        </style:tab-stops>
      </style:paragraph-properties>
    </style:style>
    <style:style style:name="P737"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65in"/>
        </style:tab-stops>
      </style:paragraph-properties>
    </style:style>
    <style:style style:name="P738" style:family="paragraph" style:parent-style-name="Body_20_text_20__28_2_29_" style:list-style-name="L7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65in"/>
        </style:tab-stops>
      </style:paragraph-properties>
    </style:style>
    <style:style style:name="P739"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01in"/>
        </style:tab-stops>
      </style:paragraph-properties>
    </style:style>
    <style:style style:name="P740" style:family="paragraph" style:parent-style-name="Body_20_text_20__28_2_29_" style:list-style-name="L1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01in"/>
        </style:tab-stops>
      </style:paragraph-properties>
    </style:style>
    <style:style style:name="P741" style:family="paragraph" style:parent-style-name="Body_20_text_20__28_2_29_" style:list-style-name="L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71in"/>
        </style:tab-stops>
      </style:paragraph-properties>
    </style:style>
    <style:style style:name="P742"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71in"/>
        </style:tab-stops>
      </style:paragraph-properties>
    </style:style>
    <style:style style:name="P743" style:family="paragraph" style:parent-style-name="Body_20_text_20__28_2_29_" style:list-style-name="L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98in"/>
        </style:tab-stops>
      </style:paragraph-properties>
    </style:style>
    <style:style style:name="P744" style:family="paragraph" style:parent-style-name="Body_20_text_20__28_2_29_" style:list-style-name="L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34in"/>
        </style:tab-stops>
      </style:paragraph-properties>
    </style:style>
    <style:style style:name="P745" style:family="paragraph" style:parent-style-name="Body_20_text_20__28_2_29_" style:list-style-name="L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08in"/>
        </style:tab-stops>
      </style:paragraph-properties>
    </style:style>
    <style:style style:name="P746" style:family="paragraph" style:parent-style-name="Body_20_text_20__28_2_29_" style:list-style-name="L6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08in"/>
        </style:tab-stops>
      </style:paragraph-properties>
    </style:style>
    <style:style style:name="P747" style:family="paragraph" style:parent-style-name="Body_20_text_20__28_2_29_" style:list-style-name="L4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08in"/>
        </style:tab-stops>
      </style:paragraph-properties>
    </style:style>
    <style:style style:name="P748" style:family="paragraph" style:parent-style-name="Body_20_text_20__28_2_29_" style:list-style-name="L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38in"/>
        </style:tab-stops>
      </style:paragraph-properties>
    </style:style>
    <style:style style:name="P749" style:family="paragraph" style:parent-style-name="Body_20_text_20__28_2_29_" style:list-style-name="L7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38in"/>
        </style:tab-stops>
      </style:paragraph-properties>
    </style:style>
    <style:style style:name="P750" style:family="paragraph" style:parent-style-name="Body_20_text_20__28_2_29_" style:list-style-name="L8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38in"/>
        </style:tab-stops>
      </style:paragraph-properties>
    </style:style>
    <style:style style:name="P751" style:family="paragraph" style:parent-style-name="Body_20_text_20__28_2_29_" style:list-style-name="L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74in"/>
        </style:tab-stops>
      </style:paragraph-properties>
    </style:style>
    <style:style style:name="P752" style:family="paragraph" style:parent-style-name="Body_20_text_20__28_2_29_" style:list-style-name="L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74in"/>
        </style:tab-stops>
      </style:paragraph-properties>
    </style:style>
    <style:style style:name="P753" style:family="paragraph" style:parent-style-name="Body_20_text_20__28_2_29_" style:list-style-name="L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37in"/>
        </style:tab-stops>
      </style:paragraph-properties>
    </style:style>
    <style:style style:name="P754" style:family="paragraph" style:parent-style-name="Body_20_text_20__28_2_29_" style:list-style-name="L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8in"/>
        </style:tab-stops>
      </style:paragraph-properties>
    </style:style>
    <style:style style:name="P755"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866in"/>
        </style:tab-stops>
      </style:paragraph-properties>
    </style:style>
    <style:style style:name="P756"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866in"/>
        </style:tab-stops>
      </style:paragraph-properties>
    </style:style>
    <style:style style:name="P757"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08in"/>
        </style:tab-stops>
      </style:paragraph-properties>
    </style:style>
    <style:style style:name="P758" style:family="paragraph" style:parent-style-name="Body_20_text_20__28_2_29_" style:list-style-name="L1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08in"/>
        </style:tab-stops>
      </style:paragraph-properties>
    </style:style>
    <style:style style:name="P759" style:family="paragraph" style:parent-style-name="Body_20_text_20__28_2_29_" style:list-style-name="L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89in"/>
        </style:tab-stops>
      </style:paragraph-properties>
    </style:style>
    <style:style style:name="P760" style:family="paragraph" style:parent-style-name="Body_20_text_20__28_2_29_" style:list-style-name="L2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89in"/>
        </style:tab-stops>
      </style:paragraph-properties>
    </style:style>
    <style:style style:name="P761" style:family="paragraph" style:parent-style-name="Body_20_text_20__28_2_29_" style:list-style-name="L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72in"/>
        </style:tab-stops>
      </style:paragraph-properties>
    </style:style>
    <style:style style:name="P762" style:family="paragraph" style:parent-style-name="Body_20_text_20__28_2_29_" style:list-style-name="L7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72in"/>
        </style:tab-stops>
      </style:paragraph-properties>
    </style:style>
    <style:style style:name="P763" style:family="paragraph" style:parent-style-name="Body_20_text_20__28_2_29_" style:list-style-name="L1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44in"/>
        </style:tab-stops>
      </style:paragraph-properties>
    </style:style>
    <style:style style:name="P764" style:family="paragraph" style:parent-style-name="Body_20_text_20__28_2_29_" style:list-style-name="L8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44in"/>
        </style:tab-stops>
      </style:paragraph-properties>
    </style:style>
    <style:style style:name="P765" style:family="paragraph" style:parent-style-name="Body_20_text_20__28_2_29_" style:list-style-name="L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27in"/>
        </style:tab-stops>
      </style:paragraph-properties>
    </style:style>
    <style:style style:name="P766" style:family="paragraph" style:parent-style-name="Body_20_text_20__28_2_29_" style:list-style-name="L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98in"/>
        </style:tab-stops>
      </style:paragraph-properties>
    </style:style>
    <style:style style:name="P767" style:family="paragraph" style:parent-style-name="Body_20_text_20__28_2_29_" style:list-style-name="L2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98in"/>
        </style:tab-stops>
      </style:paragraph-properties>
    </style:style>
    <style:style style:name="P768" style:family="paragraph" style:parent-style-name="Body_20_text_20__28_2_29_" style:list-style-name="L6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98in"/>
        </style:tab-stops>
      </style:paragraph-properties>
    </style:style>
    <style:style style:name="P769" style:family="paragraph" style:parent-style-name="Body_20_text_20__28_2_29_" style:list-style-name="L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29in"/>
        </style:tab-stops>
      </style:paragraph-properties>
    </style:style>
    <style:style style:name="P770"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99in"/>
        </style:tab-stops>
      </style:paragraph-properties>
    </style:style>
    <style:style style:name="P771" style:family="paragraph" style:parent-style-name="Body_20_text_20__28_2_29_" style:list-style-name="L5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99in"/>
        </style:tab-stops>
      </style:paragraph-properties>
    </style:style>
    <style:style style:name="P772" style:family="paragraph" style:parent-style-name="Body_20_text_20__28_2_29_" style:list-style-name="L5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99in"/>
        </style:tab-stops>
      </style:paragraph-properties>
    </style:style>
    <style:style style:name="P773"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27in"/>
        </style:tab-stops>
      </style:paragraph-properties>
    </style:style>
    <style:style style:name="P774"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62in"/>
        </style:tab-stops>
      </style:paragraph-properties>
    </style:style>
    <style:style style:name="P775" style:family="paragraph" style:parent-style-name="Body_20_text_20__28_2_29_" style:list-style-name="L2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62in"/>
        </style:tab-stops>
      </style:paragraph-properties>
    </style:style>
    <style:style style:name="P776" style:family="paragraph" style:parent-style-name="Body_20_text_20__28_2_29_" style:list-style-name="L1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01in"/>
        </style:tab-stops>
      </style:paragraph-properties>
    </style:style>
    <style:style style:name="P777" style:family="paragraph" style:parent-style-name="Body_20_text_20__28_2_29_" style:list-style-name="L5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01in"/>
        </style:tab-stops>
      </style:paragraph-properties>
    </style:style>
    <style:style style:name="P778" style:family="paragraph" style:parent-style-name="Body_20_text_20__28_2_29_" style:list-style-name="L6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01in"/>
        </style:tab-stops>
      </style:paragraph-properties>
    </style:style>
    <style:style style:name="P779" style:family="paragraph" style:parent-style-name="Body_20_text_20__28_2_29_" style:list-style-name="L2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62in"/>
        </style:tab-stops>
      </style:paragraph-properties>
    </style:style>
    <style:style style:name="P780" style:family="paragraph" style:parent-style-name="Body_20_text_20__28_2_29_" style:list-style-name="L6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62in"/>
        </style:tab-stops>
      </style:paragraph-properties>
    </style:style>
    <style:style style:name="P781" style:family="paragraph" style:parent-style-name="Body_20_text_20__28_2_29_" style:list-style-name="L4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62in"/>
        </style:tab-stops>
      </style:paragraph-properties>
    </style:style>
    <style:style style:name="P782" style:family="paragraph" style:parent-style-name="Body_20_text_20__28_2_29_" style:list-style-name="L2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91in"/>
        </style:tab-stops>
      </style:paragraph-properties>
    </style:style>
    <style:style style:name="P783" style:family="paragraph" style:parent-style-name="Body_20_text_20__28_2_29_" style:list-style-name="L2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9in"/>
        </style:tab-stops>
      </style:paragraph-properties>
    </style:style>
    <style:style style:name="P784" style:family="paragraph" style:parent-style-name="Body_20_text_20__28_2_29_" style:list-style-name="L2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71in"/>
        </style:tab-stops>
      </style:paragraph-properties>
    </style:style>
    <style:style style:name="P785" style:family="paragraph" style:parent-style-name="Body_20_text_20__28_2_29_" style:list-style-name="L7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71in"/>
        </style:tab-stops>
      </style:paragraph-properties>
    </style:style>
    <style:style style:name="P786" style:family="paragraph" style:parent-style-name="Body_20_text_20__28_2_29_" style:list-style-name="L2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39in"/>
        </style:tab-stops>
      </style:paragraph-properties>
    </style:style>
    <style:style style:name="P787" style:family="paragraph" style:parent-style-name="Body_20_text_20__28_2_29_" style:list-style-name="L2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52in"/>
        </style:tab-stops>
      </style:paragraph-properties>
    </style:style>
    <style:style style:name="P788" style:family="paragraph" style:parent-style-name="Body_20_text_20__28_2_29_" style:list-style-name="L6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52in"/>
        </style:tab-stops>
      </style:paragraph-properties>
    </style:style>
    <style:style style:name="P789" style:family="paragraph" style:parent-style-name="Body_20_text_20__28_2_29_" style:list-style-name="L6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52in"/>
        </style:tab-stops>
      </style:paragraph-properties>
    </style:style>
    <style:style style:name="P790" style:family="paragraph" style:parent-style-name="Body_20_text_20__28_2_29_" style:list-style-name="L2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89in"/>
        </style:tab-stops>
      </style:paragraph-properties>
    </style:style>
    <style:style style:name="P791" style:family="paragraph" style:parent-style-name="Body_20_text_20__28_2_29_" style:list-style-name="L3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89in"/>
        </style:tab-stops>
      </style:paragraph-properties>
    </style:style>
    <style:style style:name="P792" style:family="paragraph" style:parent-style-name="Body_20_text_20__28_2_29_" style:list-style-name="L2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83in"/>
        </style:tab-stops>
      </style:paragraph-properties>
    </style:style>
    <style:style style:name="P793" style:family="paragraph" style:parent-style-name="Body_20_text_20__28_2_29_" style:list-style-name="L4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83in"/>
        </style:tab-stops>
      </style:paragraph-properties>
    </style:style>
    <style:style style:name="P794" style:family="paragraph" style:parent-style-name="Body_20_text_20__28_2_29_" style:list-style-name="L6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83in"/>
        </style:tab-stops>
      </style:paragraph-properties>
    </style:style>
    <style:style style:name="P795" style:family="paragraph" style:parent-style-name="Body_20_text_20__28_2_29_" style:list-style-name="L2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772in"/>
        </style:tab-stops>
      </style:paragraph-properties>
    </style:style>
    <style:style style:name="P796" style:family="paragraph" style:parent-style-name="Body_20_text_20__28_2_29_" style:list-style-name="L2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929in"/>
        </style:tab-stops>
      </style:paragraph-properties>
    </style:style>
    <style:style style:name="P797" style:family="paragraph" style:parent-style-name="Body_20_text_20__28_2_29_" style:list-style-name="L2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75in"/>
        </style:tab-stops>
      </style:paragraph-properties>
    </style:style>
    <style:style style:name="P798" style:family="paragraph" style:parent-style-name="Body_20_text_20__28_2_29_" style:list-style-name="L3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16in"/>
        </style:tab-stops>
      </style:paragraph-properties>
    </style:style>
    <style:style style:name="P799" style:family="paragraph" style:parent-style-name="Body_20_text_20__28_2_29_" style:list-style-name="L3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47in"/>
        </style:tab-stops>
      </style:paragraph-properties>
    </style:style>
    <style:style style:name="P800" style:family="paragraph" style:parent-style-name="Body_20_text_20__28_2_29_" style:list-style-name="L3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992in"/>
        </style:tab-stops>
      </style:paragraph-properties>
    </style:style>
    <style:style style:name="P801" style:family="paragraph" style:parent-style-name="Body_20_text_20__28_2_29_" style:list-style-name="L3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39in"/>
          <style:tab-stop style:position="1.8571in"/>
        </style:tab-stops>
      </style:paragraph-properties>
    </style:style>
    <style:style style:name="P802" style:family="paragraph" style:parent-style-name="Body_20_text_20__28_2_29_" style:list-style-name="L2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65in"/>
        </style:tab-stops>
      </style:paragraph-properties>
    </style:style>
    <style:style style:name="P803" style:family="paragraph" style:parent-style-name="Body_20_text_20__28_2_29_" style:list-style-name="L7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65in"/>
        </style:tab-stops>
      </style:paragraph-properties>
    </style:style>
    <style:style style:name="P804" style:family="paragraph" style:parent-style-name="Body_20_text_20__28_2_29_" style:list-style-name="L6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65in"/>
        </style:tab-stops>
      </style:paragraph-properties>
    </style:style>
    <style:style style:name="P805" style:family="paragraph" style:parent-style-name="Body_20_text_20__28_2_29_" style:list-style-name="L2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36in"/>
        </style:tab-stops>
      </style:paragraph-properties>
    </style:style>
    <style:style style:name="P806" style:family="paragraph" style:parent-style-name="Body_20_text_20__28_2_29_" style:list-style-name="L2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72in"/>
        </style:tab-stops>
      </style:paragraph-properties>
    </style:style>
    <style:style style:name="P807" style:family="paragraph" style:parent-style-name="Body_20_text_20__28_2_29_" style:list-style-name="L2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35in"/>
        </style:tab-stops>
      </style:paragraph-properties>
    </style:style>
    <style:style style:name="P808" style:family="paragraph" style:parent-style-name="Body_20_text_20__28_2_29_" style:list-style-name="L5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35in"/>
        </style:tab-stops>
      </style:paragraph-properties>
    </style:style>
    <style:style style:name="P809" style:family="paragraph" style:parent-style-name="Body_20_text_20__28_2_29_" style:list-style-name="L3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54in"/>
        </style:tab-stops>
      </style:paragraph-properties>
    </style:style>
    <style:style style:name="P810" style:family="paragraph" style:parent-style-name="Body_20_text_20__28_2_29_" style:list-style-name="L3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02in"/>
        </style:tab-stops>
      </style:paragraph-properties>
    </style:style>
    <style:style style:name="P811" style:family="paragraph" style:parent-style-name="Body_20_text_20__28_2_29_" style:list-style-name="L3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47in"/>
        </style:tab-stops>
      </style:paragraph-properties>
    </style:style>
    <style:style style:name="P812" style:family="paragraph" style:parent-style-name="Body_20_text_20__28_2_29_" style:list-style-name="L4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02in"/>
        </style:tab-stops>
      </style:paragraph-properties>
    </style:style>
    <style:style style:name="P813" style:family="paragraph" style:parent-style-name="Body_20_text_20__28_2_29_" style:list-style-name="L4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35in"/>
        </style:tab-stops>
      </style:paragraph-properties>
    </style:style>
    <style:style style:name="P814" style:family="paragraph" style:parent-style-name="Body_20_text_20__28_2_29_" style:list-style-name="L4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2in"/>
        </style:tab-stops>
      </style:paragraph-properties>
    </style:style>
    <style:style style:name="P815" style:family="paragraph" style:parent-style-name="Body_20_text_20__28_2_29_" style:list-style-name="L6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2in"/>
        </style:tab-stops>
      </style:paragraph-properties>
    </style:style>
    <style:style style:name="P816" style:family="paragraph" style:parent-style-name="Body_20_text_20__28_2_29_" style:list-style-name="L4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98in"/>
        </style:tab-stops>
      </style:paragraph-properties>
    </style:style>
    <style:style style:name="P817" style:family="paragraph" style:parent-style-name="Body_20_text_20__28_2_29_" style:list-style-name="L4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93in"/>
        </style:tab-stops>
      </style:paragraph-properties>
    </style:style>
    <style:style style:name="P818" style:family="paragraph" style:parent-style-name="Body_20_text_20__28_2_29_" style:list-style-name="L4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93in"/>
        </style:tab-stops>
      </style:paragraph-properties>
    </style:style>
    <style:style style:name="P819" style:family="paragraph" style:parent-style-name="Body_20_text_20__28_2_29_" style:list-style-name="L4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28in"/>
        </style:tab-stops>
      </style:paragraph-properties>
    </style:style>
    <style:style style:name="P820" style:family="paragraph" style:parent-style-name="Body_20_text_20__28_2_29_" style:list-style-name="L5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83in"/>
        </style:tab-stops>
      </style:paragraph-properties>
    </style:style>
    <style:style style:name="P821" style:family="paragraph" style:parent-style-name="Body_20_text_20__28_2_29_" style:list-style-name="L5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18in"/>
        </style:tab-stops>
      </style:paragraph-properties>
    </style:style>
    <style:style style:name="P822" style:family="paragraph" style:parent-style-name="Body_20_text_20__28_2_29_" style:list-style-name="L5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18in"/>
        </style:tab-stops>
      </style:paragraph-properties>
    </style:style>
    <style:style style:name="P823" style:family="paragraph" style:parent-style-name="Body_20_text_20__28_2_29_" style:list-style-name="L5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28in"/>
        </style:tab-stops>
      </style:paragraph-properties>
    </style:style>
    <style:style style:name="P824" style:family="paragraph" style:parent-style-name="Body_20_text_20__28_2_29_" style:list-style-name="L5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56in"/>
        </style:tab-stops>
      </style:paragraph-properties>
    </style:style>
    <style:style style:name="P825" style:family="paragraph" style:parent-style-name="Body_20_text_20__28_2_29_" style:list-style-name="L5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99in"/>
        </style:tab-stops>
      </style:paragraph-properties>
    </style:style>
    <style:style style:name="P826" style:family="paragraph" style:parent-style-name="Body_20_text_20__28_2_29_" style:list-style-name="L5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917in"/>
        </style:tab-stops>
      </style:paragraph-properties>
    </style:style>
    <style:style style:name="P827" style:family="paragraph" style:parent-style-name="Body_20_text_20__28_2_29_" style:list-style-name="L4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82in"/>
        </style:tab-stops>
      </style:paragraph-properties>
    </style:style>
    <style:style style:name="P828" style:family="paragraph" style:parent-style-name="Body_20_text_20__28_2_29_" style:list-style-name="L5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07in"/>
        </style:tab-stops>
      </style:paragraph-properties>
    </style:style>
    <style:style style:name="P829" style:family="paragraph" style:parent-style-name="Body_20_text_20__28_2_29_" style:list-style-name="L8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07in"/>
        </style:tab-stops>
      </style:paragraph-properties>
    </style:style>
    <style:style style:name="P830" style:family="paragraph" style:parent-style-name="Body_20_text_20__28_2_29_" style:list-style-name="L5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39in"/>
        </style:tab-stops>
      </style:paragraph-properties>
    </style:style>
    <style:style style:name="P831" style:family="paragraph" style:parent-style-name="Body_20_text_20__28_2_29_" style:list-style-name="L4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83in"/>
        </style:tab-stops>
      </style:paragraph-properties>
    </style:style>
    <style:style style:name="P832" style:family="paragraph" style:parent-style-name="Body_20_text_20__28_2_29_" style:list-style-name="L5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35in"/>
        </style:tab-stops>
      </style:paragraph-properties>
    </style:style>
    <style:style style:name="P833" style:family="paragraph" style:parent-style-name="Body_20_text_20__28_2_29_" style:list-style-name="L7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35in"/>
        </style:tab-stops>
      </style:paragraph-properties>
    </style:style>
    <style:style style:name="P834" style:family="paragraph" style:parent-style-name="Body_20_text_20__28_2_29_" style:list-style-name="L5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35in"/>
        </style:tab-stops>
      </style:paragraph-properties>
    </style:style>
    <style:style style:name="P835" style:family="paragraph" style:parent-style-name="Body_20_text_20__28_2_29_" style:list-style-name="L4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11in"/>
        </style:tab-stops>
      </style:paragraph-properties>
    </style:style>
    <style:style style:name="P836" style:family="paragraph" style:parent-style-name="Body_20_text_20__28_2_29_" style:list-style-name="L8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11in"/>
        </style:tab-stops>
      </style:paragraph-properties>
    </style:style>
    <style:style style:name="P837" style:family="paragraph" style:parent-style-name="Body_20_text_20__28_2_29_" style:list-style-name="L4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346in"/>
        </style:tab-stops>
      </style:paragraph-properties>
    </style:style>
    <style:style style:name="P838" style:family="paragraph" style:parent-style-name="Body_20_text_20__28_2_29_" style:list-style-name="L6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17in"/>
        </style:tab-stops>
      </style:paragraph-properties>
    </style:style>
    <style:style style:name="P839" style:family="paragraph" style:parent-style-name="Body_20_text_20__28_2_29_" style:list-style-name="L6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17in"/>
        </style:tab-stops>
      </style:paragraph-properties>
    </style:style>
    <style:style style:name="P840" style:family="paragraph" style:parent-style-name="Body_20_text_20__28_2_29_" style:list-style-name="L68"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44in"/>
        </style:tab-stops>
      </style:paragraph-properties>
    </style:style>
    <style:style style:name="P841" style:family="paragraph" style:parent-style-name="Body_20_text_20__28_2_29_" style:list-style-name="L7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44in"/>
        </style:tab-stops>
      </style:paragraph-properties>
    </style:style>
    <style:style style:name="P842" style:family="paragraph" style:parent-style-name="Body_20_text_20__28_2_29_" style:list-style-name="L8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44in"/>
        </style:tab-stops>
      </style:paragraph-properties>
    </style:style>
    <style:style style:name="P843" style:family="paragraph" style:parent-style-name="Body_20_text_20__28_2_29_" style:list-style-name="L4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457in"/>
        </style:tab-stops>
      </style:paragraph-properties>
    </style:style>
    <style:style style:name="P844" style:family="paragraph" style:parent-style-name="Body_20_text_20__28_2_29_" style:list-style-name="L7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937in"/>
        </style:tab-stops>
      </style:paragraph-properties>
    </style:style>
    <style:style style:name="P845" style:family="paragraph" style:parent-style-name="Body_20_text_20__28_2_29_" style:list-style-name="L5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91in"/>
        </style:tab-stops>
      </style:paragraph-properties>
    </style:style>
    <style:style style:name="P846" style:family="paragraph" style:parent-style-name="Body_20_text_20__28_2_29_" style:list-style-name="L8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91in"/>
        </style:tab-stops>
      </style:paragraph-properties>
    </style:style>
    <style:style style:name="P847" style:family="paragraph" style:parent-style-name="Body_20_text_20__28_2_29_" style:list-style-name="L5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26in"/>
        </style:tab-stops>
      </style:paragraph-properties>
    </style:style>
    <style:style style:name="P848" style:family="paragraph" style:parent-style-name="Body_20_text_20__28_2_29_" style:list-style-name="L7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8in"/>
        </style:tab-stops>
      </style:paragraph-properties>
    </style:style>
    <style:style style:name="P849" style:family="paragraph" style:parent-style-name="Body_20_text_20__28_2_29_" style:list-style-name="L7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811in"/>
        </style:tab-stops>
      </style:paragraph-properties>
    </style:style>
    <style:style style:name="P850" style:family="paragraph" style:parent-style-name="Body_20_text_20__28_2_29_" style:list-style-name="L7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1in"/>
        </style:tab-stops>
      </style:paragraph-properties>
    </style:style>
    <style:style style:name="P851" style:family="paragraph" style:parent-style-name="Body_20_text_20__28_2_29_" style:list-style-name="L7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73in"/>
        </style:tab-stops>
      </style:paragraph-properties>
    </style:style>
    <style:style style:name="P852" style:family="paragraph" style:parent-style-name="Body_20_text_20__28_2_29_" style:list-style-name="L7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73in"/>
        </style:tab-stops>
      </style:paragraph-properties>
    </style:style>
    <style:style style:name="P853" style:family="paragraph" style:parent-style-name="Body_20_text_20__28_2_29_" style:list-style-name="L8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73in"/>
        </style:tab-stops>
      </style:paragraph-properties>
    </style:style>
    <style:style style:name="P854" style:family="paragraph" style:parent-style-name="Body_20_text_20__28_2_29_" style:list-style-name="L7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09in"/>
        </style:tab-stops>
      </style:paragraph-properties>
    </style:style>
    <style:style style:name="P855" style:family="paragraph" style:parent-style-name="Body_20_text_20__28_2_29_" style:list-style-name="L8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09in"/>
        </style:tab-stops>
      </style:paragraph-properties>
    </style:style>
    <style:style style:name="P856" style:family="paragraph" style:parent-style-name="Body_20_text_20__28_2_29_" style:list-style-name="L8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09in"/>
        </style:tab-stops>
      </style:paragraph-properties>
    </style:style>
    <style:style style:name="P857" style:family="paragraph" style:parent-style-name="Body_20_text_20__28_2_29_" style:list-style-name="L8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55in"/>
        </style:tab-stops>
      </style:paragraph-properties>
    </style:style>
    <style:style style:name="P858" style:family="paragraph" style:parent-style-name="Body_20_text_20__28_2_29_" style:list-style-name="L8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98in"/>
        </style:tab-stops>
      </style:paragraph-properties>
    </style:style>
    <style:style style:name="P859" style:family="paragraph" style:parent-style-name="Body_20_text_20__28_2_29_" style:list-style-name="L8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34in"/>
        </style:tab-stops>
      </style:paragraph-properties>
    </style:style>
    <style:style style:name="P860" style:family="paragraph" style:parent-style-name="Body_20_text_20__28_2_29_" style:list-style-name="L8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34in"/>
        </style:tab-stops>
      </style:paragraph-properties>
    </style:style>
    <style:style style:name="P861" style:family="paragraph" style:parent-style-name="Body_20_text_20__28_2_29_" style:list-style-name="L8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38in"/>
        </style:tab-stops>
      </style:paragraph-properties>
    </style:style>
    <style:style style:name="P862" style:family="paragraph" style:parent-style-name="Body_20_text_20__28_2_29_" style:list-style-name="L85"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02in"/>
        </style:tab-stops>
      </style:paragraph-properties>
    </style:style>
    <style:style style:name="P863" style:family="paragraph" style:parent-style-name="Body_20_text_20__28_2_29_" style:list-style-name="L8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56in"/>
        </style:tab-stops>
      </style:paragraph-properties>
    </style:style>
    <style:style style:name="P864" style:family="paragraph" style:parent-style-name="Body_20_text_20__28_2_29_" style:list-style-name="L8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2in"/>
        </style:tab-stops>
      </style:paragraph-properties>
    </style:style>
    <style:style style:name="P865" style:family="paragraph" style:parent-style-name="Body_20_text_20__28_2_29_" style:list-style-name="L87"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81in"/>
        </style:tab-stops>
      </style:paragraph-properties>
    </style:style>
    <style:style style:name="P866" style:family="paragraph" style:parent-style-name="Body_20_text_20__28_2_29_" style:list-style-name="L8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563in"/>
        </style:tab-stops>
      </style:paragraph-properties>
    </style:style>
    <style:style style:name="P867" style:family="paragraph" style:parent-style-name="Body_20_text_20__28_2_29_" style:list-style-name="L8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661in"/>
        </style:tab-stops>
      </style:paragraph-properties>
    </style:style>
    <style:style style:name="P868" style:family="paragraph" style:parent-style-name="Body_20_text_20__28_2_29_" style:list-style-name="L3"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252in"/>
        </style:tab-stops>
      </style:paragraph-properties>
    </style:style>
    <style:style style:name="P869" style:family="paragraph" style:parent-style-name="Body_20_text_20__28_2_29_" style:list-style-name="L43"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252in"/>
        </style:tab-stops>
      </style:paragraph-properties>
    </style:style>
    <style:style style:name="P870" style:family="paragraph" style:parent-style-name="Body_20_text_20__28_2_29_" style:list-style-name="L17"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201in"/>
        </style:tab-stops>
      </style:paragraph-properties>
    </style:style>
    <style:style style:name="P871" style:family="paragraph" style:parent-style-name="Body_20_text_20__28_2_29_" style:list-style-name="L22"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571in"/>
        </style:tab-stops>
      </style:paragraph-properties>
    </style:style>
    <style:style style:name="P872" style:family="paragraph" style:parent-style-name="Body_20_text_20__28_2_29_" style:list-style-name="L22"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602in"/>
        </style:tab-stops>
      </style:paragraph-properties>
    </style:style>
    <style:style style:name="P873" style:family="paragraph" style:parent-style-name="Body_20_text_20__28_2_29_" style:list-style-name="L28"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772in"/>
        </style:tab-stops>
      </style:paragraph-properties>
    </style:style>
    <style:style style:name="P874" style:family="paragraph" style:parent-style-name="Body_20_text_20__28_2_29_" style:list-style-name="L28"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189in"/>
        </style:tab-stops>
      </style:paragraph-properties>
    </style:style>
    <style:style style:name="P875" style:family="paragraph" style:parent-style-name="Body_20_text_20__28_2_29_" style:list-style-name="L26"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398in"/>
        </style:tab-stops>
      </style:paragraph-properties>
    </style:style>
    <style:style style:name="P876" style:family="paragraph" style:parent-style-name="Body_20_text_20__28_2_29_" style:list-style-name="L31"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583in"/>
        </style:tab-stops>
      </style:paragraph-properties>
    </style:style>
    <style:style style:name="P877" style:family="paragraph" style:parent-style-name="Body_20_text_20__28_2_29_" style:list-style-name="L31"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654in"/>
        </style:tab-stops>
      </style:paragraph-properties>
    </style:style>
    <style:style style:name="P878" style:family="paragraph" style:parent-style-name="Body_20_text_20__28_2_29_" style:list-style-name="L48"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654in"/>
        </style:tab-stops>
      </style:paragraph-properties>
    </style:style>
    <style:style style:name="P879" style:family="paragraph" style:parent-style-name="Body_20_text_20__28_2_29_" style:list-style-name="L32"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047in"/>
        </style:tab-stops>
      </style:paragraph-properties>
    </style:style>
    <style:style style:name="P880" style:family="paragraph" style:parent-style-name="Body_20_text_20__28_2_29_" style:list-style-name="L32"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075in"/>
        </style:tab-stops>
      </style:paragraph-properties>
    </style:style>
    <style:style style:name="P881" style:family="paragraph" style:parent-style-name="Body_20_text_20__28_2_29_" style:list-style-name="L45"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898in"/>
        </style:tab-stops>
      </style:paragraph-properties>
    </style:style>
    <style:style style:name="P882" style:family="paragraph" style:parent-style-name="Body_20_text_20__28_2_29_" style:list-style-name="L48"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382in"/>
        </style:tab-stops>
      </style:paragraph-properties>
    </style:style>
    <style:style style:name="P883" style:family="paragraph" style:parent-style-name="Body_20_text_20__28_2_29_" style:list-style-name="L80"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591in"/>
        </style:tab-stops>
      </style:paragraph-properties>
    </style:style>
    <style:style style:name="P884" style:family="paragraph" style:parent-style-name="Body_20_text_20__28_2_29_" style:list-style-name="L81"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307in"/>
        </style:tab-stops>
      </style:paragraph-properties>
    </style:style>
    <style:style style:name="P885" style:family="paragraph" style:parent-style-name="Body_20_text_20__28_2_29_" style:list-style-name="L82"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1661in"/>
        </style:tab-stops>
      </style:paragraph-properties>
    </style:style>
    <style:style style:name="P886" style:family="paragraph" style:parent-style-name="Body_20_text_20__28_2_29_" style:list-style-name="L82"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134in"/>
        </style:tab-stops>
      </style:paragraph-properties>
    </style:style>
    <style:style style:name="P887" style:family="paragraph" style:parent-style-name="Body_20_text_20__28_2_29_" style:list-style-name="L9"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2374in"/>
        </style:tab-stops>
      </style:paragraph-properties>
    </style:style>
    <style:style style:name="P888" style:family="paragraph" style:parent-style-name="Body_20_text_20__28_2_29_" style:list-style-name="L40"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2402in"/>
        </style:tab-stops>
      </style:paragraph-properties>
    </style:style>
    <style:style style:name="P889" style:family="paragraph" style:parent-style-name="Body_20_text_20__28_2_29_" style:list-style-name="L45"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1898in"/>
        </style:tab-stops>
      </style:paragraph-properties>
    </style:style>
    <style:style style:name="P890" style:family="paragraph" style:parent-style-name="Body_20_text_20__28_2_29_" style:list-style-name="L43"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2193in"/>
        </style:tab-stops>
      </style:paragraph-properties>
    </style:style>
    <style:style style:name="P891" style:family="paragraph" style:parent-style-name="Body_20_text_20__28_2_29_" style:list-style-name="L71"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1937in"/>
        </style:tab-stops>
      </style:paragraph-properties>
    </style:style>
    <style:style style:name="P892" style:family="paragraph" style:parent-style-name="Body_20_text_20__28_2_29_" style:list-style-name="L71"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1965in"/>
        </style:tab-stops>
      </style:paragraph-properties>
    </style:style>
    <style:style style:name="P893" style:family="paragraph" style:parent-style-name="Body_20_text_20__28_2_29_" style:list-style-name="L75"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2008in"/>
        </style:tab-stops>
      </style:paragraph-properties>
    </style:style>
    <style:style style:name="P894" style:family="paragraph" style:parent-style-name="Body_20_text_20__28_2_29_" style:list-style-name="L55"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2335in"/>
        </style:tab-stops>
      </style:paragraph-properties>
    </style:style>
    <style:style style:name="P895" style:family="paragraph" style:parent-style-name="Body_20_text_20__28_2_29_" style:list-style-name="L80" style:master-page-name="">
      <style:paragraph-properties fo:margin-left="0in" fo:margin-right="0in" fo:margin-top="0in" fo:margin-bottom="0in" loext:contextual-spacing="false" fo:line-height="0.1181in" fo:text-align="justify" style:justify-single-word="false" fo:text-indent="0in" style:auto-text-indent="false" style:page-number="auto">
        <style:tab-stops>
          <style:tab-stop style:position="0.1591in"/>
        </style:tab-stops>
      </style:paragraph-properties>
    </style:style>
    <style:style style:name="P896" style:family="paragraph" style:parent-style-name="Body_20_text_20__28_2_29_" style:list-style-name="L18"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2283in"/>
        </style:tab-stops>
      </style:paragraph-properties>
    </style:style>
    <style:style style:name="P897" style:family="paragraph" style:parent-style-name="Body_20_text_20__28_2_29_" style:list-style-name="L33"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1626in"/>
        </style:tab-stops>
      </style:paragraph-properties>
    </style:style>
    <style:style style:name="P898" style:family="paragraph" style:parent-style-name="Body_20_text_20__28_2_29_" style:list-style-name="L33"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1654in"/>
        </style:tab-stops>
      </style:paragraph-properties>
    </style:style>
    <style:style style:name="P899" style:family="paragraph" style:parent-style-name="Body_20_text_20__28_2_29_" style:list-style-name="L39"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1654in"/>
        </style:tab-stops>
      </style:paragraph-properties>
    </style:style>
    <style:style style:name="P900" style:family="paragraph" style:parent-style-name="Body_20_text_20__28_2_29_" style:list-style-name="L39"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1618in"/>
        </style:tab-stops>
      </style:paragraph-properties>
    </style:style>
    <style:style style:name="P901" style:family="paragraph" style:parent-style-name="Body_20_text_20__28_2_29_" style:list-style-name="L44"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2465in"/>
        </style:tab-stops>
      </style:paragraph-properties>
    </style:style>
    <style:style style:name="P902" style:family="paragraph" style:parent-style-name="Body_20_text_20__28_2_29_" style:list-style-name="L54"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2228in"/>
        </style:tab-stops>
      </style:paragraph-properties>
    </style:style>
    <style:style style:name="P903" style:family="paragraph" style:parent-style-name="Body_20_text_20__28_2_29_" style:list-style-name="L70"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1571in"/>
        </style:tab-stops>
      </style:paragraph-properties>
    </style:style>
    <style:style style:name="P904" style:family="paragraph" style:parent-style-name="Body_20_text_20__28_2_29_" style:list-style-name="L87"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2244in"/>
        </style:tab-stops>
      </style:paragraph-properties>
    </style:style>
    <style:style style:name="P905" style:family="paragraph" style:parent-style-name="Body_20_text_20__28_2_29_" style:list-style-name="L87"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2339in"/>
        </style:tab-stops>
      </style:paragraph-properties>
    </style:style>
    <style:style style:name="P906" style:family="paragraph" style:parent-style-name="Body_20_text_20__28_2_29_" style:list-style-name="L54" style:master-page-name="">
      <style:paragraph-properties fo:margin-left="0in" fo:margin-right="0in" fo:margin-top="0in" fo:margin-bottom="0in" loext:contextual-spacing="false" fo:line-height="0.1335in" fo:text-align="justify" style:justify-single-word="false" fo:text-indent="0in" style:auto-text-indent="false" style:page-number="auto">
        <style:tab-stops>
          <style:tab-stop style:position="0.2362in"/>
        </style:tab-stops>
      </style:paragraph-properties>
    </style:style>
    <style:style style:name="P907" style:family="paragraph" style:parent-style-name="Body_20_text_20__28_2_29_" style:list-style-name="L54" style:master-page-name="">
      <style:paragraph-properties fo:margin-left="0in" fo:margin-right="0in" fo:margin-top="0in" fo:margin-bottom="0in" loext:contextual-spacing="false" fo:line-height="0.1335in" fo:text-align="justify" style:justify-single-word="false" fo:text-indent="0in" style:auto-text-indent="false" style:page-number="auto">
        <style:tab-stops>
          <style:tab-stop style:position="0.2327in"/>
        </style:tab-stops>
      </style:paragraph-properties>
    </style:style>
    <style:style style:name="P908" style:family="paragraph" style:parent-style-name="Body_20_text_20__28_2_29_" style:list-style-name="L59" style:master-page-name="">
      <style:paragraph-properties fo:margin-left="0in" fo:margin-right="0in" fo:margin-top="0in" fo:margin-bottom="0in" loext:contextual-spacing="false" fo:line-height="0.1181in" fo:text-align="justify" style:justify-single-word="false" fo:text-indent="0in" style:auto-text-indent="false" style:page-number="auto" fo:break-after="column">
        <style:tab-stops>
          <style:tab-stop style:position="0.5902in"/>
        </style:tab-stops>
      </style:paragraph-properties>
    </style:style>
    <style:style style:name="P909" style:family="paragraph" style:parent-style-name="Body_20_text_20__28_2_29_" style:list-style-name="L17" style:master-page-name="PageStyle6">
      <style:paragraph-properties fo:margin-left="0in" fo:margin-right="0in" fo:margin-top="0in" fo:margin-bottom="0in" loext:contextual-spacing="false" fo:text-align="justify" style:justify-single-word="false" fo:text-indent="0in" style:auto-text-indent="false" style:page-number="762">
        <style:tab-stops>
          <style:tab-stop style:position="0.1634in"/>
        </style:tab-stops>
      </style:paragraph-properties>
    </style:style>
    <style:style style:name="P910" style:family="paragraph" style:parent-style-name="Body_20_text_20__28_2_29_" style:list-style-name="L25" style:master-page-name="PageStyle12">
      <style:paragraph-properties fo:margin-left="0in" fo:margin-right="0in" fo:margin-top="0in" fo:margin-bottom="0in" loext:contextual-spacing="false" fo:text-align="justify" style:justify-single-word="false" fo:text-indent="0in" style:auto-text-indent="false" style:page-number="774">
        <style:tab-stops>
          <style:tab-stop style:position="0.1547in"/>
        </style:tab-stops>
      </style:paragraph-properties>
    </style:style>
    <style:style style:name="P911" style:family="paragraph" style:parent-style-name="Body_20_text_20__28_2_29_" style:list-style-name="L42" style:master-page-name="PageStyle17">
      <style:paragraph-properties fo:margin-left="0in" fo:margin-right="0in" fo:margin-top="0in" fo:margin-bottom="0in" loext:contextual-spacing="false" fo:text-align="justify" style:justify-single-word="false" fo:text-indent="0in" style:auto-text-indent="false" style:page-number="34">
        <style:tab-stops>
          <style:tab-stop style:position="0.172in"/>
        </style:tab-stops>
      </style:paragraph-properties>
    </style:style>
    <style:style style:name="P912" style:family="paragraph" style:parent-style-name="Body_20_text_20__28_2_29_" style:list-style-name="L44" style:master-page-name="PageStyle18">
      <style:paragraph-properties fo:margin-left="0in" fo:margin-right="0in" fo:margin-top="0in" fo:margin-bottom="0in" loext:contextual-spacing="false" fo:line-height="0.1299in" fo:text-align="justify" style:justify-single-word="false" fo:text-indent="0in" style:auto-text-indent="false" style:page-number="783">
        <style:tab-stops>
          <style:tab-stop style:position="0.2398in"/>
        </style:tab-stops>
      </style:paragraph-properties>
    </style:style>
    <style:style style:name="P913" style:family="paragraph" style:parent-style-name="Body_20_text_20__28_2_29_" style:master-page-name="PageStyle21">
      <style:paragraph-properties fo:margin-left="0in" fo:margin-right="0in" fo:margin-top="0in" fo:margin-bottom="0in" loext:contextual-spacing="false" fo:text-align="end" style:justify-single-word="false" fo:text-indent="0in" style:auto-text-indent="false" style:page-number="787"/>
    </style:style>
    <style:style style:name="P914" style:family="paragraph" style:parent-style-name="Body_20_text_20__28_2_29_" style:list-style-name="L54" style:master-page-name="PageStyle36">
      <style:paragraph-properties fo:margin-left="0in" fo:margin-right="0in" fo:margin-top="0in" fo:margin-bottom="0in" loext:contextual-spacing="false" fo:line-height="0.1299in" fo:text-align="justify" style:justify-single-word="false" fo:text-indent="0in" style:auto-text-indent="false" style:page-number="792">
        <style:tab-stops>
          <style:tab-stop style:position="0.2193in"/>
        </style:tab-stops>
      </style:paragraph-properties>
    </style:style>
    <style:style style:name="P915" style:family="paragraph" style:parent-style-name="Body_20_text_20__28_2_29_" style:list-style-name="L67" style:master-page-name="PageStyle25">
      <style:paragraph-properties fo:margin-left="0in" fo:margin-right="0in" fo:margin-top="0in" fo:margin-bottom="0in" loext:contextual-spacing="false" fo:text-align="justify" style:justify-single-word="false" fo:text-indent="0in" style:auto-text-indent="false" style:page-number="797">
        <style:tab-stops>
          <style:tab-stop style:position="0.172in"/>
        </style:tab-stops>
      </style:paragraph-properties>
    </style:style>
    <style:style style:name="P916" style:family="paragraph" style:parent-style-name="Body_20_text_20__28_2_29_" style:list-style-name="L15" style:master-page-name="">
      <style:paragraph-properties fo:margin-left="0in" fo:margin-right="0in" fo:margin-top="0in" fo:margin-bottom="0.0807in" loext:contextual-spacing="false" fo:text-align="start" style:justify-single-word="false" fo:text-indent="0in" style:auto-text-indent="false" style:page-number="auto">
        <style:tab-stops>
          <style:tab-stop style:position="0.1543in"/>
        </style:tab-stops>
      </style:paragraph-properties>
    </style:style>
    <style:style style:name="P917" style:family="paragraph" style:parent-style-name="Body_20_text_20__28_2_29_" style:list-style-name="L38" style:master-page-name="">
      <style:paragraph-properties fo:margin-left="0in" fo:margin-right="0in" fo:margin-top="0in" fo:margin-bottom="0.0807in" loext:contextual-spacing="false" fo:text-align="start" style:justify-single-word="false" fo:text-indent="0in" style:auto-text-indent="false" style:page-number="auto">
        <style:tab-stops>
          <style:tab-stop style:position="0.1618in"/>
        </style:tab-stops>
      </style:paragraph-properties>
    </style:style>
    <style:style style:name="P918" style:family="paragraph" style:parent-style-name="Body_20_text_20__28_2_29_" style:list-style-name="L46" style:master-page-name="">
      <style:paragraph-properties fo:margin-left="0in" fo:margin-right="0in" fo:margin-top="0in" fo:margin-bottom="0.0807in" loext:contextual-spacing="false" fo:line-height="0.1228in" fo:text-align="justify" style:justify-single-word="false" fo:text-indent="0in" style:auto-text-indent="false" style:page-number="auto">
        <style:tab-stops>
          <style:tab-stop style:position="0.1693in"/>
        </style:tab-stops>
      </style:paragraph-properties>
    </style:style>
    <style:style style:name="P919" style:family="paragraph" style:parent-style-name="Body_20_text_20__28_2_29_" style:list-style-name="L36" style:master-page-name="">
      <style:paragraph-properties fo:margin-left="0in" fo:margin-right="0in" fo:margin-top="0in" fo:margin-bottom="0.0835in" loext:contextual-spacing="false" fo:text-align="start" style:justify-single-word="false" fo:text-indent="0in" style:auto-text-indent="false" style:page-number="auto">
        <style:tab-stops>
          <style:tab-stop style:position="0.1543in"/>
        </style:tab-stops>
      </style:paragraph-properties>
    </style:style>
    <style:style style:name="P920" style:family="paragraph" style:parent-style-name="Body_20_text_20__28_2_29_" style:list-style-name="L2" style:master-page-name="">
      <style:paragraph-properties fo:margin-left="0.2638in" fo:margin-right="0.361in" fo:margin-top="0in" fo:margin-bottom="0in" loext:contextual-spacing="false" fo:text-align="start" style:justify-single-word="false" fo:text-indent="-0.2638in" style:auto-text-indent="false" style:page-number="auto">
        <style:tab-stops>
          <style:tab-stop style:position="-0.1071in"/>
        </style:tab-stops>
      </style:paragraph-properties>
    </style:style>
    <style:style style:name="P921" style:family="paragraph" style:parent-style-name="Body_20_text_20__28_2_29_" style:master-page-name="PageStyle1">
      <style:paragraph-properties fo:margin-left="0.1945in" fo:margin-right="0in" fo:margin-top="0in" fo:margin-bottom="0in" loext:contextual-spacing="false" fo:text-align="start" style:justify-single-word="false" fo:text-indent="0in" style:auto-text-indent="false" style:page-number="751"/>
    </style:style>
    <style:style style:name="P922" style:family="paragraph" style:parent-style-name="Body_20_text_20__28_2_29_" style:master-page-name="PageStyle2">
      <style:paragraph-properties fo:margin-left="0.4165in" fo:margin-right="0in" fo:margin-top="0in" fo:margin-bottom="0in" loext:contextual-spacing="false" fo:text-align="start" style:justify-single-word="false" fo:text-indent="-0.111in" style:auto-text-indent="false" style:page-number="752"/>
    </style:style>
    <style:style style:name="P923" style:family="paragraph" style:parent-style-name="Body_20_text_20__28_2_29_" style:master-page-name="PageStyle3">
      <style:paragraph-properties fo:margin-left="0.4165in" fo:margin-right="0in" fo:margin-top="0in" fo:margin-bottom="0in" loext:contextual-spacing="false" fo:text-align="start" style:justify-single-word="false" fo:text-indent="-0.111in" style:auto-text-indent="false" style:page-number="759"/>
    </style:style>
    <style:style style:name="P924" style:family="paragraph" style:parent-style-name="Body_20_text_20__28_2_29_" style:master-page-name="PageStyle13">
      <style:paragraph-properties fo:margin-left="0.4165in" fo:margin-right="0in" fo:margin-top="0in" fo:margin-bottom="0in" loext:contextual-spacing="false" fo:text-align="start" style:justify-single-word="false" fo:text-indent="-0.111in" style:auto-text-indent="false" style:page-number="776"/>
    </style:style>
    <style:style style:name="P925" style:family="paragraph" style:parent-style-name="Body_20_text_20__28_2_29_" style:master-page-name="PageStyle24">
      <style:paragraph-properties fo:margin-left="0.4165in" fo:margin-right="0in" fo:margin-top="0in" fo:margin-bottom="0in" loext:contextual-spacing="false" fo:text-align="start" style:justify-single-word="false" fo:text-indent="-0.111in" style:auto-text-indent="false" style:page-number="794"/>
    </style:style>
    <style:style style:name="P926" style:family="paragraph" style:parent-style-name="Body_20_text_20__28_2_29_" style:master-page-name="PageStyle28">
      <style:paragraph-properties fo:margin-left="0.4165in" fo:margin-right="0in" fo:margin-top="0in" fo:margin-bottom="0in" loext:contextual-spacing="false" fo:text-align="start" style:justify-single-word="false" fo:text-indent="-0.111in" style:auto-text-indent="false" style:page-number="800"/>
    </style:style>
    <style:style style:name="P927" style:family="paragraph" style:parent-style-name="Body_20_text_20__28_2_29_" style:master-page-name="PageStyle32">
      <style:paragraph-properties fo:margin-left="0.4165in" fo:margin-right="0in" fo:margin-top="0in" fo:margin-bottom="0.0835in" loext:contextual-spacing="false" fo:text-align="start" style:justify-single-word="false" fo:text-indent="-0.111in" style:auto-text-indent="false" style:page-number="812"/>
    </style:style>
    <style:style style:name="P928" style:family="paragraph" style:parent-style-name="Body_20_text_20__28_2_29_" style:list-style-name="L6" style:master-page-name="">
      <style:paragraph-properties fo:margin-left="0.1807in" fo:margin-right="0in" fo:margin-top="0in" fo:margin-bottom="0in" loext:contextual-spacing="false" fo:text-align="start" style:justify-single-word="false" fo:text-indent="-0.1807in" style:auto-text-indent="false" style:page-number="auto">
        <style:tab-stops>
          <style:tab-stop style:position="0.0201in"/>
        </style:tab-stops>
      </style:paragraph-properties>
    </style:style>
    <style:style style:name="P929" style:family="paragraph" style:parent-style-name="Body_20_text_20__28_2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8in"/>
        </style:tab-stops>
      </style:paragraph-properties>
    </style:style>
    <style:style style:name="P930" style:family="paragraph" style:parent-style-name="Body_20_text_20__28_2_29_" style:list-style-name="L4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931" style:family="paragraph" style:parent-style-name="Body_20_text_20__28_2_29_" style:list-style-name="L4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32" style:family="paragraph" style:parent-style-name="Body_20_text_20__28_2_29_" style:list-style-name="L5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933" style:family="paragraph" style:parent-style-name="Body_20_text_20__28_2_29_" style:list-style-name="L8"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091in"/>
        </style:tab-stops>
      </style:paragraph-properties>
    </style:style>
    <style:style style:name="P934" style:family="paragraph" style:parent-style-name="Body_20_text_20__28_2_29_" style:list-style-name="L8"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22in"/>
        </style:tab-stops>
      </style:paragraph-properties>
    </style:style>
    <style:style style:name="P935" style:family="paragraph" style:parent-style-name="Body_20_text_20__28_2_29_" style:list-style-name="L72"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299in"/>
        </style:tab-stops>
      </style:paragraph-properties>
    </style:style>
    <style:style style:name="P936" style:family="paragraph" style:parent-style-name="Body_20_text_20__28_2_29_" style:list-style-name="L72"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272in"/>
        </style:tab-stops>
      </style:paragraph-properties>
    </style:style>
    <style:style style:name="P937" style:family="paragraph" style:parent-style-name="Body_20_text_20__28_2_29_" style:list-style-name="L72" style:master-page-name="">
      <style:paragraph-properties fo:margin-left="0.1807in" fo:margin-right="0in" fo:margin-top="0in" fo:margin-bottom="0in" loext:contextual-spacing="false" fo:line-height="0.1299in" fo:text-align="justify" style:justify-single-word="false" fo:text-indent="-0.1807in" style:auto-text-indent="false" style:page-number="auto">
        <style:tab-stops>
          <style:tab-stop style:position="-0.0228in"/>
        </style:tab-stops>
      </style:paragraph-properties>
    </style:style>
    <style:style style:name="P938" style:family="paragraph" style:parent-style-name="Body_20_text_20__28_2_29_" style:master-page-name="PageStyle23">
      <style:paragraph-properties fo:margin-left="0.1807in" fo:margin-right="0in" fo:margin-top="0in" fo:margin-bottom="0in" loext:contextual-spacing="false" fo:text-align="start" style:justify-single-word="false" fo:text-indent="-0.1807in" style:auto-text-indent="false" style:page-number="793"/>
    </style:style>
    <style:style style:name="P939" style:family="paragraph" style:parent-style-name="Body_20_text_20__28_2_29_" style:list-style-name="L72" style:master-page-name="">
      <style:paragraph-properties fo:margin-left="0.1807in" fo:margin-right="0in" fo:margin-top="0in" fo:margin-bottom="0.0807in" loext:contextual-spacing="false" fo:line-height="0.1299in" fo:text-align="justify" style:justify-single-word="false" fo:text-indent="-0.1807in" style:auto-text-indent="false" style:page-number="auto">
        <style:tab-stops>
          <style:tab-stop style:position="-0.0228in"/>
        </style:tab-stops>
      </style:paragraph-properties>
    </style:style>
    <style:style style:name="P940"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941"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942"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943"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944"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945"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946"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947"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948"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949"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17in"/>
        </style:tab-stops>
      </style:paragraph-properties>
    </style:style>
    <style:style style:name="P950"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81in"/>
        </style:tab-stops>
      </style:paragraph-properties>
    </style:style>
    <style:style style:name="P951" style:family="paragraph" style:parent-style-name="Body_20_text_20__28_2_29_" style:list-style-name="L1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81in"/>
        </style:tab-stops>
      </style:paragraph-properties>
    </style:style>
    <style:style style:name="P952"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75in"/>
        </style:tab-stops>
      </style:paragraph-properties>
    </style:style>
    <style:style style:name="P953"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954"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1in"/>
        </style:tab-stops>
      </style:paragraph-properties>
    </style:style>
    <style:style style:name="P955"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84in"/>
        </style:tab-stops>
      </style:paragraph-properties>
    </style:style>
    <style:style style:name="P956"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957"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958"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959" style:family="paragraph" style:parent-style-name="Body_20_text_20__28_2_29_" style:list-style-name="L5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960" style:family="paragraph" style:parent-style-name="Body_20_text_20__28_2_29_" style:list-style-name="L17"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244in"/>
        </style:tab-stops>
      </style:paragraph-properties>
    </style:style>
    <style:style style:name="P961" style:family="paragraph" style:parent-style-name="Body_20_text_20__28_2_29_" style:list-style-name="L28"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256in"/>
        </style:tab-stops>
      </style:paragraph-properties>
    </style:style>
    <style:style style:name="P962" style:family="paragraph" style:parent-style-name="Body_20_text_20__28_2_29_" style:list-style-name="L18" style:master-page-name="">
      <style:paragraph-properties fo:margin-left="0.1945in" fo:margin-right="0in" fo:margin-top="0in" fo:margin-bottom="0in" loext:contextual-spacing="false" fo:line-height="0.1228in" fo:text-align="justify" style:justify-single-word="false" fo:text-indent="-0.1945in" style:auto-text-indent="false" style:page-number="auto">
        <style:tab-stops>
          <style:tab-stop style:position="0.0854in"/>
        </style:tab-stops>
      </style:paragraph-properties>
    </style:style>
    <style:style style:name="P963" style:family="paragraph" style:parent-style-name="Body_20_text_20__28_2_29_" style:list-style-name="L18" style:master-page-name="">
      <style:paragraph-properties fo:margin-left="0.1945in" fo:margin-right="0in" fo:margin-top="0in" fo:margin-bottom="0in" loext:contextual-spacing="false" fo:line-height="0.1228in" fo:text-align="justify" style:justify-single-word="false" fo:text-indent="-0.1945in" style:auto-text-indent="false" style:page-number="auto">
        <style:tab-stops>
          <style:tab-stop style:position="0.0146in"/>
        </style:tab-stops>
      </style:paragraph-properties>
    </style:style>
    <style:style style:name="P964" style:family="paragraph" style:parent-style-name="Body_20_text_20__28_2_29_" style:list-style-name="L18" style:master-page-name="">
      <style:paragraph-properties fo:margin-left="0.1945in" fo:margin-right="0in" fo:margin-top="0in" fo:margin-bottom="0in" loext:contextual-spacing="false" fo:line-height="0.1228in" fo:text-align="justify" style:justify-single-word="false" fo:text-indent="-0.1945in" style:auto-text-indent="false" style:page-number="auto">
        <style:tab-stops>
          <style:tab-stop style:position="0.0181in"/>
        </style:tab-stops>
      </style:paragraph-properties>
    </style:style>
    <style:style style:name="P965" style:family="paragraph" style:parent-style-name="Body_20_text_20__28_2_29_" style:list-style-name="L18" style:master-page-name="">
      <style:paragraph-properties fo:margin-left="0.1945in" fo:margin-right="0in" fo:margin-top="0in" fo:margin-bottom="0in" loext:contextual-spacing="false" fo:line-height="0.1228in" fo:text-align="justify" style:justify-single-word="false" fo:text-indent="-0.1945in" style:auto-text-indent="false" style:page-number="auto">
        <style:tab-stops>
          <style:tab-stop style:position="0.028in"/>
        </style:tab-stops>
      </style:paragraph-properties>
    </style:style>
    <style:style style:name="P966" style:family="paragraph" style:parent-style-name="Body_20_text_20__28_2_29_" style:list-style-name="L11" style:master-page-name="PageStyle9">
      <style:paragraph-properties fo:margin-left="0.1945in" fo:margin-right="0in" fo:margin-top="0in" fo:margin-bottom="0in" loext:contextual-spacing="false" fo:text-align="justify" style:justify-single-word="false" fo:text-indent="-0.1945in" style:auto-text-indent="false" style:page-number="768">
        <style:tab-stops>
          <style:tab-stop style:position="0.0484in"/>
        </style:tab-stops>
      </style:paragraph-properties>
    </style:style>
    <style:style style:name="P967" style:family="paragraph" style:parent-style-name="Body_20_text_20__28_2_29_" style:list-style-name="L10" style:master-page-name="">
      <style:paragraph-properties fo:margin-left="0.1945in" fo:margin-right="0in" fo:margin-top="0in" fo:margin-bottom="0.0835in" loext:contextual-spacing="false" fo:text-align="justify" style:justify-single-word="false" fo:text-indent="-0.1945in" style:auto-text-indent="false" style:page-number="auto">
        <style:tab-stops>
          <style:tab-stop style:position="0.0063in"/>
        </style:tab-stops>
      </style:paragraph-properties>
    </style:style>
    <style:style style:name="P968" style:family="paragraph" style:parent-style-name="Body_20_text_20__28_2_29_" style:list-style-name="L11" style:master-page-name="">
      <style:paragraph-properties fo:margin-left="0.1945in" fo:margin-right="0in" fo:margin-top="0in" fo:margin-bottom="0.0835in" loext:contextual-spacing="false" fo:text-align="justify" style:justify-single-word="false" fo:text-indent="-0.1945in" style:auto-text-indent="false" style:page-number="auto">
        <style:tab-stops>
          <style:tab-stop style:position="0.0161in"/>
        </style:tab-stops>
      </style:paragraph-properties>
    </style:style>
    <style:style style:name="P969" style:family="paragraph" style:parent-style-name="Body_20_text_20__28_2_29_" style:list-style-name="L9" style:master-page-name="">
      <style:paragraph-properties fo:margin-left="0.1945in" fo:margin-right="0.3193in" fo:margin-top="0in" fo:margin-bottom="0in" loext:contextual-spacing="false" fo:text-align="start" style:justify-single-word="false" fo:text-indent="-0.1945in" style:auto-text-indent="false" style:page-number="auto">
        <style:tab-stops>
          <style:tab-stop style:position="0.0925in"/>
        </style:tab-stops>
      </style:paragraph-properties>
    </style:style>
    <style:style style:name="P970" style:family="paragraph" style:parent-style-name="Body_20_text_20__28_2_29_" style:list-style-name="L12" style:master-page-name="">
      <style:paragraph-properties fo:margin-left="0.25in" fo:margin-right="0in" fo:margin-top="0in" fo:margin-bottom="0in" loext:contextual-spacing="false" fo:text-align="start" style:justify-single-word="false" fo:text-indent="-0.25in" style:auto-text-indent="false" style:page-number="auto">
        <style:tab-stops>
          <style:tab-stop style:position="-0.0425in"/>
        </style:tab-stops>
      </style:paragraph-properties>
    </style:style>
    <style:style style:name="P971" style:family="paragraph" style:parent-style-name="Body_20_text_20__28_2_29_" style:list-style-name="L13"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0.1543in"/>
        </style:tab-stops>
      </style:paragraph-properties>
    </style:style>
    <style:style style:name="P972" style:family="paragraph" style:parent-style-name="Body_20_text_20__28_2_29_" style:list-style-name="L24"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0.1543in"/>
        </style:tab-stops>
      </style:paragraph-properties>
    </style:style>
    <style:style style:name="P973" style:family="paragraph" style:parent-style-name="Body_20_text_20__28_2_29_" style:list-style-name="L34"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0.1508in"/>
        </style:tab-stops>
      </style:paragraph-properties>
    </style:style>
    <style:style style:name="P974" style:family="paragraph" style:parent-style-name="Body_20_text_20__28_2_29_" style:list-style-name="L66" style:master-page-name="">
      <style:paragraph-properties fo:margin-left="0.139in" fo:margin-right="0in" fo:margin-top="0in" fo:margin-bottom="0in" loext:contextual-spacing="false" fo:text-align="justify" style:justify-single-word="false" fo:text-indent="0in" style:auto-text-indent="false" style:page-number="auto">
        <style:tab-stops>
          <style:tab-stop style:position="0.1874in"/>
        </style:tab-stops>
      </style:paragraph-properties>
    </style:style>
    <style:style style:name="P975" style:family="paragraph" style:parent-style-name="Body_20_text_20__28_2_29_" style:master-page-name="PageStyle4">
      <style:paragraph-properties fo:margin-left="0.4307in" fo:margin-right="0in" fo:margin-top="0in" fo:margin-bottom="0in" loext:contextual-spacing="false" fo:text-align="start" style:justify-single-word="false" fo:text-indent="-0.1252in" style:auto-text-indent="false" style:page-number="760"/>
    </style:style>
    <style:style style:name="P976" style:family="paragraph" style:parent-style-name="Body_20_text_20__28_2_29_" style:master-page-name="PageStyle26">
      <style:paragraph-properties fo:margin-left="0.4307in" fo:margin-right="0in" fo:margin-top="0in" fo:margin-bottom="0in" loext:contextual-spacing="false" fo:text-align="start" style:justify-single-word="false" fo:text-indent="-0.1252in" style:auto-text-indent="false" style:page-number="798"/>
    </style:style>
    <style:style style:name="P977" style:family="paragraph" style:parent-style-name="Body_20_text_20__28_2_29_" style:master-page-name="PageStyle5">
      <style:paragraph-properties fo:margin-left="0.1945in" fo:margin-right="0in" fo:margin-top="0in" fo:margin-bottom="0in" loext:contextual-spacing="false" fo:text-align="justify" style:justify-single-word="false" fo:text-indent="0.111in" style:auto-text-indent="false" style:page-number="761"/>
    </style:style>
    <style:style style:name="P978" style:family="paragraph" style:parent-style-name="Body_20_text_20__28_2_29_" style:list-style-name="L77" style:master-page-name="">
      <style:paragraph-properties fo:margin-left="0.1945in" fo:margin-right="0in" fo:margin-top="0in" fo:margin-bottom="0in" loext:contextual-spacing="false" fo:text-align="start" style:justify-single-word="false" fo:text-indent="0.111in" style:auto-text-indent="false" style:page-number="auto">
        <style:tab-stops>
          <style:tab-stop style:position="0.2835in"/>
        </style:tab-stops>
      </style:paragraph-properties>
    </style:style>
    <style:style style:name="P979" style:family="paragraph" style:parent-style-name="Body_20_text_20__28_2_29_" style:list-style-name="L79" style:master-page-name="">
      <style:paragraph-properties fo:margin-left="0.1945in" fo:margin-right="0in" fo:margin-top="0in" fo:margin-bottom="0in" loext:contextual-spacing="false" fo:text-align="start" style:justify-single-word="false" fo:text-indent="0.111in" style:auto-text-indent="false" style:page-number="auto">
        <style:tab-stops>
          <style:tab-stop style:position="0.2835in"/>
        </style:tab-stops>
      </style:paragraph-properties>
    </style:style>
    <style:style style:name="P980" style:family="paragraph" style:parent-style-name="Body_20_text_20__28_2_29_" style:list-style-name="L78" style:master-page-name="">
      <style:paragraph-properties fo:margin-left="0.1945in" fo:margin-right="0in" fo:margin-top="0in" fo:margin-bottom="0in" loext:contextual-spacing="false" fo:text-align="start" style:justify-single-word="false" fo:text-indent="0.111in" style:auto-text-indent="false" style:page-number="auto">
        <style:tab-stops>
          <style:tab-stop style:position="0.2902in"/>
        </style:tab-stops>
      </style:paragraph-properties>
    </style:style>
    <style:style style:name="P981" style:family="paragraph" style:parent-style-name="Body_20_text_20__28_2_29_" style:list-style-name="L1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543in"/>
        </style:tab-stops>
      </style:paragraph-properties>
    </style:style>
    <style:style style:name="P982" style:family="paragraph" style:parent-style-name="Body_20_text_20__28_2_29_" style:list-style-name="L4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983" style:family="paragraph" style:parent-style-name="Body_20_text_20__28_2_29_" style:list-style-name="L5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984" style:family="paragraph" style:parent-style-name="Body_20_text_20__28_2_29_" style:list-style-name="L4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985" style:family="paragraph" style:parent-style-name="Body_20_text_20__28_2_29_" style:list-style-name="L5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986" style:family="paragraph" style:parent-style-name="Body_20_text_20__28_2_29_" style:list-style-name="L5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987" style:family="paragraph" style:parent-style-name="Body_20_text_20__28_2_29_" style:list-style-name="L5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52in"/>
        </style:tab-stops>
      </style:paragraph-properties>
    </style:style>
    <style:style style:name="P988" style:family="paragraph" style:parent-style-name="Body_20_text_20__28_2_29_" style:list-style-name="L20"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272in"/>
        </style:tab-stops>
      </style:paragraph-properties>
    </style:style>
    <style:style style:name="P989" style:family="paragraph" style:parent-style-name="Body_20_text_20__28_2_29_" style:list-style-name="L20" style:master-page-name="">
      <style:paragraph-properties fo:margin-left="0.2083in" fo:margin-right="0in" fo:margin-top="0in" fo:margin-bottom="0in" loext:contextual-spacing="false" fo:text-align="start" style:justify-single-word="false" fo:text-indent="-0.2083in" style:auto-text-indent="false" style:page-number="auto">
        <style:tab-stops>
          <style:tab-stop style:position="0.0307in"/>
        </style:tab-stops>
      </style:paragraph-properties>
    </style:style>
    <style:style style:name="P990" style:family="paragraph" style:parent-style-name="Body_20_text_20__28_2_29_" style:list-style-name="L46"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075in"/>
        </style:tab-stops>
      </style:paragraph-properties>
    </style:style>
    <style:style style:name="P991" style:family="paragraph" style:parent-style-name="Body_20_text_20__28_2_29_" style:list-style-name="L46"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043in"/>
        </style:tab-stops>
      </style:paragraph-properties>
    </style:style>
    <style:style style:name="P992" style:family="paragraph" style:parent-style-name="Body_20_text_20__28_2_29_" style:list-style-name="L21" style:master-page-name="PageStyle8">
      <style:paragraph-properties fo:margin-left="0.3752in" fo:margin-right="0in" fo:margin-top="0in" fo:margin-bottom="0in" loext:contextual-spacing="false" fo:line-height="0.1299in" fo:text-align="start" style:justify-single-word="false" fo:text-indent="-0.222in" style:auto-text-indent="false" style:page-number="765">
        <style:tab-stops>
          <style:tab-stop style:position="-0.0689in"/>
        </style:tab-stops>
      </style:paragraph-properties>
    </style:style>
    <style:style style:name="P993" style:family="paragraph" style:parent-style-name="Body_20_text_20__28_2_29_" style:list-style-name="L22" style:master-page-name="">
      <style:paragraph-properties fo:margin-left="0.1528in" fo:margin-right="0in" fo:margin-top="0in" fo:margin-bottom="0in" loext:contextual-spacing="false" fo:text-align="start" style:justify-single-word="false" fo:text-indent="-0.1528in" style:auto-text-indent="false" style:page-number="auto">
        <style:tab-stops>
          <style:tab-stop style:position="0.1083in"/>
        </style:tab-stops>
      </style:paragraph-properties>
    </style:style>
    <style:style style:name="P994" style:family="paragraph" style:parent-style-name="Body_20_text_20__28_2_29_" style:list-style-name="L23" style:master-page-name="">
      <style:paragraph-properties fo:margin-left="0.139in" fo:margin-right="0in" fo:margin-top="0in" fo:margin-bottom="0in" loext:contextual-spacing="false" fo:text-align="start" style:justify-single-word="false" fo:text-indent="-0.139in" style:auto-text-indent="false" style:page-number="auto">
        <style:tab-stops>
          <style:tab-stop style:position="0.0453in"/>
        </style:tab-stops>
      </style:paragraph-properties>
    </style:style>
    <style:style style:name="P995" style:family="paragraph" style:parent-style-name="Body_20_text_20__28_2_29_" style:list-style-name="L25"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54in"/>
        </style:tab-stops>
      </style:paragraph-properties>
    </style:style>
    <style:style style:name="P996" style:family="paragraph" style:parent-style-name="Body_20_text_20__28_2_29_" style:list-style-name="L26"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54in"/>
        </style:tab-stops>
      </style:paragraph-properties>
    </style:style>
    <style:style style:name="P997" style:family="paragraph" style:parent-style-name="Body_20_text_20__28_2_29_" style:list-style-name="L48"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54in"/>
        </style:tab-stops>
      </style:paragraph-properties>
    </style:style>
    <style:style style:name="P998" style:family="paragraph" style:parent-style-name="Body_20_text_20__28_2_29_" style:list-style-name="L26"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18in"/>
        </style:tab-stops>
      </style:paragraph-properties>
    </style:style>
    <style:style style:name="P999" style:family="paragraph" style:parent-style-name="Body_20_text_20__28_2_29_" style:list-style-name="L48"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89in"/>
        </style:tab-stops>
      </style:paragraph-properties>
    </style:style>
    <style:style style:name="P1000" style:family="paragraph" style:parent-style-name="Body_20_text_20__28_2_29_" style:list-style-name="L49"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89in"/>
        </style:tab-stops>
      </style:paragraph-properties>
    </style:style>
    <style:style style:name="P1001" style:family="paragraph" style:parent-style-name="Body_20_text_20__28_2_29_" style:list-style-name="L49"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217in"/>
        </style:tab-stops>
      </style:paragraph-properties>
    </style:style>
    <style:style style:name="P1002" style:family="paragraph" style:parent-style-name="Body_20_text_20__28_2_29_" style:list-style-name="L26" style:master-page-name="">
      <style:paragraph-properties fo:margin-left="0.139in" fo:margin-right="0in" fo:margin-top="0in" fo:margin-bottom="0in" loext:contextual-spacing="false" fo:line-height="0.1228in" fo:text-align="justify" style:justify-single-word="false" fo:text-indent="-0.139in" style:auto-text-indent="false" style:page-number="auto">
        <style:tab-stops>
          <style:tab-stop style:position="0.0154in"/>
        </style:tab-stops>
      </style:paragraph-properties>
    </style:style>
    <style:style style:name="P1003" style:family="paragraph" style:parent-style-name="Body_20_text_20__28_2_29_" style:list-style-name="L26" style:master-page-name="">
      <style:paragraph-properties fo:margin-left="0.139in" fo:margin-right="0in" fo:margin-top="0in" fo:margin-bottom="0in" loext:contextual-spacing="false" fo:line-height="0.1228in" fo:text-align="justify" style:justify-single-word="false" fo:text-indent="-0.139in" style:auto-text-indent="false" style:page-number="auto">
        <style:tab-stops>
          <style:tab-stop style:position="0.0902in"/>
        </style:tab-stops>
      </style:paragraph-properties>
    </style:style>
    <style:style style:name="P1004" style:family="paragraph" style:parent-style-name="Body_20_text_20__28_2_29_" style:list-style-name="L39" style:master-page-name="">
      <style:paragraph-properties fo:margin-left="0.139in" fo:margin-right="0in" fo:margin-top="0in" fo:margin-bottom="0in" loext:contextual-spacing="false" fo:line-height="0.1299in" fo:text-align="start" style:justify-single-word="false" fo:text-indent="-0.139in" style:auto-text-indent="false" style:page-number="auto">
        <style:tab-stops>
          <style:tab-stop style:position="0.0909in"/>
        </style:tab-stops>
      </style:paragraph-properties>
    </style:style>
    <style:style style:name="P1005" style:family="paragraph" style:parent-style-name="Body_20_text_20__28_2_29_" style:list-style-name="L86" style:master-page-name="">
      <style:paragraph-properties fo:margin-left="0.139in" fo:margin-right="0in" fo:margin-top="0in" fo:margin-bottom="0in" loext:contextual-spacing="false" fo:line-height="0.1402in" fo:text-align="start" style:justify-single-word="false" fo:text-indent="-0.139in" style:auto-text-indent="false" style:page-number="auto">
        <style:tab-stops>
          <style:tab-stop style:position="0.0335in"/>
        </style:tab-stops>
      </style:paragraph-properties>
    </style:style>
    <style:style style:name="P1006" style:family="paragraph" style:parent-style-name="Body_20_text_20__28_2_29_" style:list-style-name="L49" style:master-page-name="">
      <style:paragraph-properties fo:margin-left="0.139in" fo:margin-right="0in" fo:margin-top="0in" fo:margin-bottom="0in" loext:contextual-spacing="false" fo:text-align="justify" style:justify-single-word="false" fo:text-indent="-0.139in" style:auto-text-indent="false" style:page-number="auto" fo:break-after="column">
        <style:tab-stops>
          <style:tab-stop style:position="0.0217in"/>
        </style:tab-stops>
      </style:paragraph-properties>
    </style:style>
    <style:style style:name="P1007" style:family="paragraph" style:parent-style-name="Body_20_text_20__28_2_29_" style:list-style-name="L48" style:master-page-name="PageStyle20">
      <style:paragraph-properties fo:margin-left="0.139in" fo:margin-right="0in" fo:margin-top="0in" fo:margin-bottom="0in" loext:contextual-spacing="false" fo:text-align="justify" style:justify-single-word="false" fo:text-indent="-0.139in" style:auto-text-indent="false" style:page-number="786">
        <style:tab-stops>
          <style:tab-stop style:position="0.0154in"/>
        </style:tab-stops>
      </style:paragraph-properties>
    </style:style>
    <style:style style:name="P1008" style:family="paragraph" style:parent-style-name="Body_20_text_20__28_2_29_" style:list-style-name="L25" style:master-page-name="">
      <style:paragraph-properties fo:margin-left="0.139in" fo:margin-right="0in" fo:margin-top="0in" fo:margin-bottom="0.0835in" loext:contextual-spacing="false" fo:text-align="justify" style:justify-single-word="false" fo:text-indent="-0.139in" style:auto-text-indent="false" style:page-number="auto">
        <style:tab-stops>
          <style:tab-stop style:position="0.0902in"/>
        </style:tab-stops>
      </style:paragraph-properties>
    </style:style>
    <style:style style:name="P1009" style:family="paragraph" style:parent-style-name="Body_20_text_20__28_2_29_" style:list-style-name="L27" style:master-page-name="">
      <style:paragraph-properties fo:margin-left="0in" fo:margin-right="0in" fo:margin-top="0in" fo:margin-bottom="0in" loext:contextual-spacing="false" fo:text-align="start" style:justify-single-word="false" fo:text-indent="0.25in" style:auto-text-indent="false" style:page-number="auto">
        <style:tab-stops>
          <style:tab-stop style:position="0.2638in"/>
        </style:tab-stops>
      </style:paragraph-properties>
    </style:style>
    <style:style style:name="P1010" style:family="paragraph" style:parent-style-name="Body_20_text_20__28_2_29_" style:master-page-name="PageStyle35">
      <style:paragraph-properties fo:margin-left="0.1807in" fo:margin-right="0in" fo:margin-top="0in" fo:margin-bottom="0.0862in" loext:contextual-spacing="false" fo:line-height="0.1299in" fo:text-align="justify" style:justify-single-word="false" fo:text-indent="0in" style:auto-text-indent="false" style:page-number="771"/>
    </style:style>
    <style:style style:name="P1011" style:family="paragraph" style:parent-style-name="Body_20_text_20__28_2_29_" style:master-page-name="PageStyle10">
      <style:paragraph-properties fo:margin-left="0in" fo:margin-right="0in" fo:margin-top="0in" fo:margin-bottom="0in" loext:contextual-spacing="false" fo:text-align="start" style:justify-single-word="false" fo:text-indent="0.3055in" style:auto-text-indent="false" style:page-number="772"/>
    </style:style>
    <style:style style:name="P1012" style:family="paragraph" style:parent-style-name="Body_20_text_20__28_2_29_" style:master-page-name="PageStyle11">
      <style:paragraph-properties fo:margin-left="0.4165in" fo:margin-right="0in" fo:margin-top="0in" fo:margin-bottom="0in" loext:contextual-spacing="false" fo:text-align="start" style:justify-single-word="false" fo:text-indent="-0.4165in" style:auto-text-indent="false" style:page-number="773"/>
    </style:style>
    <style:style style:name="P1013" style:family="paragraph" style:parent-style-name="Body_20_text_20__28_2_29_" style:list-style-name="L83" style:master-page-name="">
      <style:paragraph-properties fo:margin-left="0.4165in" fo:margin-right="0in" fo:margin-top="0in" fo:margin-bottom="0in" loext:contextual-spacing="false" fo:text-align="start" style:justify-single-word="false" fo:text-indent="-0.4165in" style:auto-text-indent="false" style:page-number="auto">
        <style:tab-stops>
          <style:tab-stop style:position="-0.2161in"/>
        </style:tab-stops>
      </style:paragraph-properties>
    </style:style>
    <style:style style:name="P1014" style:family="paragraph" style:parent-style-name="Body_20_text_20__28_2_29_" style:master-page-name="PageStyle14">
      <style:paragraph-properties fo:margin-left="0.389in" fo:margin-right="0in" fo:margin-top="0in" fo:margin-bottom="0in" loext:contextual-spacing="false" fo:text-align="start" style:justify-single-word="false" fo:text-indent="-0.111in" style:auto-text-indent="false" style:page-number="777"/>
    </style:style>
    <style:style style:name="P1015" style:family="paragraph" style:parent-style-name="Body_20_text_20__28_2_29_" style:list-style-name="L37" style:master-page-name="">
      <style:paragraph-properties fo:margin-left="0.2917in" fo:margin-right="0in" fo:margin-top="0in" fo:margin-bottom="0in" loext:contextual-spacing="false" fo:text-align="start" style:justify-single-word="false" fo:text-indent="-0.2917in" style:auto-text-indent="false" style:page-number="auto">
        <style:tab-stops>
          <style:tab-stop style:position="-0.0618in"/>
        </style:tab-stops>
      </style:paragraph-properties>
    </style:style>
    <style:style style:name="P1016" style:family="paragraph" style:parent-style-name="Body_20_text_20__28_2_29_" style:master-page-name="PageStyle15">
      <style:paragraph-properties fo:margin-left="0.3752in" fo:margin-right="0in" fo:margin-top="0in" fo:margin-bottom="0in" loext:contextual-spacing="false" fo:line-height="0.1299in" fo:text-align="start" style:justify-single-word="false" fo:text-indent="-0.111in" style:auto-text-indent="false" style:page-number="779"/>
    </style:style>
    <style:style style:name="P1017" style:family="paragraph" style:parent-style-name="Body_20_text_20__28_2_29_" style:master-page-name="PageStyle16">
      <style:paragraph-properties fo:margin-left="0.4307in" fo:margin-right="0in" fo:margin-top="0in" fo:margin-bottom="0in" loext:contextual-spacing="false" fo:text-align="start" style:justify-single-word="false" fo:text-indent="-0.111in" style:auto-text-indent="false" style:page-number="780"/>
    </style:style>
    <style:style style:name="P1018" style:family="paragraph" style:parent-style-name="Body_20_text_20__28_2_29_" style:master-page-name="PageStyle33">
      <style:paragraph-properties fo:margin-left="0.4307in" fo:margin-right="0in" fo:margin-top="0in" fo:margin-bottom="0in" loext:contextual-spacing="false" fo:text-align="start" style:justify-single-word="false" fo:text-indent="-0.111in" style:auto-text-indent="false" style:page-number="820"/>
    </style:style>
    <style:style style:name="P1019" style:family="paragraph" style:parent-style-name="Body_20_text_20__28_2_29_" style:list-style-name="L41" style:master-page-name="">
      <style:paragraph-properties fo:margin-left="0.0972in" fo:margin-right="0in" fo:margin-top="0in" fo:margin-bottom="0in" loext:contextual-spacing="false" fo:text-align="justify" style:justify-single-word="false" fo:text-indent="0in" style:auto-text-indent="false" style:page-number="auto">
        <style:tab-stops>
          <style:tab-stop style:position="0.15in"/>
        </style:tab-stops>
      </style:paragraph-properties>
    </style:style>
    <style:style style:name="P1020" style:family="paragraph" style:parent-style-name="Body_20_text_20__28_2_29_" style:list-style-name="L41" style:master-page-name="">
      <style:paragraph-properties fo:margin-left="0.0972in" fo:margin-right="0in" fo:margin-top="0in" fo:margin-bottom="0in" loext:contextual-spacing="false" fo:text-align="justify" style:justify-single-word="false" fo:text-indent="0in" style:auto-text-indent="false" style:page-number="auto">
        <style:tab-stops>
          <style:tab-stop style:position="0.1571in"/>
        </style:tab-stops>
      </style:paragraph-properties>
    </style:style>
    <style:style style:name="P1021" style:family="paragraph" style:parent-style-name="Body_20_text_20__28_2_29_" style:list-style-name="L41" style:master-page-name="">
      <style:paragraph-properties fo:margin-left="0.0972in" fo:margin-right="0in" fo:margin-top="0in" fo:margin-bottom="0in" loext:contextual-spacing="false" fo:text-align="justify" style:justify-single-word="false" fo:text-indent="0in" style:auto-text-indent="false" style:page-number="auto">
        <style:tab-stops>
          <style:tab-stop style:position="0.1598in"/>
        </style:tab-stops>
      </style:paragraph-properties>
    </style:style>
    <style:style style:name="P1022" style:family="paragraph" style:parent-style-name="Body_20_text_20__28_2_29_" style:master-page-name="PageStyle19">
      <style:paragraph-properties fo:margin-left="0.4028in" fo:margin-right="0in" fo:margin-top="0in" fo:margin-bottom="0in" loext:contextual-spacing="false" fo:text-align="start" style:justify-single-word="false" fo:text-indent="-0.111in" style:auto-text-indent="false" style:page-number="784"/>
    </style:style>
    <style:style style:name="P1023" style:family="paragraph" style:parent-style-name="Body_20_text_20__28_2_29_" style:list-style-name="L46" style:master-page-name="">
      <style:paragraph-properties fo:margin-left="0.2083in" fo:margin-right="0in" fo:margin-top="0in" fo:margin-bottom="0in" loext:contextual-spacing="false" fo:text-align="justify" style:justify-single-word="false" fo:text-indent="-0.111in" style:auto-text-indent="false" style:page-number="auto">
        <style:tab-stops>
          <style:tab-stop style:position="0.0398in"/>
        </style:tab-stops>
      </style:paragraph-properties>
    </style:style>
    <style:style style:name="P1024" style:family="paragraph" style:parent-style-name="Body_20_text_20__28_2_29_" style:list-style-name="L46" style:master-page-name="">
      <style:paragraph-properties fo:margin-left="0.2083in" fo:margin-right="0in" fo:margin-top="0in" fo:margin-bottom="0in" loext:contextual-spacing="false" fo:line-height="0.1299in" fo:text-align="justify" style:justify-single-word="false" fo:text-indent="-0.111in" style:auto-text-indent="false" style:page-number="auto">
        <style:tab-stops>
          <style:tab-stop style:position="0.1161in"/>
        </style:tab-stops>
      </style:paragraph-properties>
    </style:style>
    <style:style style:name="P1025" style:family="paragraph" style:parent-style-name="Body_20_text_20__28_2_29_" style:list-style-name="L46" style:master-page-name="">
      <style:paragraph-properties fo:margin-left="0.2083in" fo:margin-right="0in" fo:margin-top="0in" fo:margin-bottom="0.0807in" loext:contextual-spacing="false" fo:text-align="justify" style:justify-single-word="false" fo:text-indent="-0.111in" style:auto-text-indent="false" style:page-number="auto">
        <style:tab-stops>
          <style:tab-stop style:position="0.0398in"/>
        </style:tab-stops>
      </style:paragraph-properties>
    </style:style>
    <style:style style:name="P1026" style:family="paragraph" style:parent-style-name="Body_20_text_20__28_2_29_" style:list-style-name="L46" style:master-page-name="">
      <style:paragraph-properties fo:margin-left="0.2083in" fo:margin-right="0.3335in" fo:margin-top="0in" fo:margin-bottom="0in" loext:contextual-spacing="false" fo:line-height="0.1299in" fo:text-align="start" style:justify-single-word="false" fo:text-indent="-0.2083in" style:auto-text-indent="false" style:page-number="auto">
        <style:tab-stops>
          <style:tab-stop style:position="0.1161in"/>
        </style:tab-stops>
      </style:paragraph-properties>
    </style:style>
    <style:style style:name="P1027" style:family="paragraph" style:parent-style-name="Body_20_text_20__28_2_29_" style:list-style-name="L54" style:master-page-name="">
      <style:paragraph-properties fo:margin-left="0.3193in" fo:margin-right="0in" fo:margin-top="0in" fo:margin-bottom="0in" loext:contextual-spacing="false" fo:text-align="start" style:justify-single-word="false" fo:text-indent="-0.3193in" style:auto-text-indent="false" style:page-number="auto">
        <style:tab-stops>
          <style:tab-stop style:position="0.3744in"/>
        </style:tab-stops>
      </style:paragraph-properties>
    </style:style>
    <style:style style:name="P1028" style:family="paragraph" style:parent-style-name="Body_20_text_20__28_2_29_" style:list-style-name="L56" style:master-page-name="">
      <style:paragraph-properties fo:margin-left="0.4165in" fo:margin-right="0in" fo:margin-top="0in" fo:margin-bottom="0in" loext:contextual-spacing="false" fo:text-align="justify" style:justify-single-word="false" fo:text-indent="-0.1252in" style:auto-text-indent="false" style:page-number="auto">
        <style:tab-stops>
          <style:tab-stop style:position="0.0965in"/>
        </style:tab-stops>
      </style:paragraph-properties>
    </style:style>
    <style:style style:name="P1029" style:family="paragraph" style:parent-style-name="Body_20_text_20__28_2_29_" style:list-style-name="L62" style:master-page-name="">
      <style:paragraph-properties fo:margin-left="0.1665in" fo:margin-right="0in" fo:margin-top="0in" fo:margin-bottom="0in" loext:contextual-spacing="false" fo:text-align="justify" style:justify-single-word="false" fo:text-indent="0in" style:auto-text-indent="false" style:page-number="auto">
        <style:tab-stops>
          <style:tab-stop style:position="0.1508in"/>
        </style:tab-stops>
      </style:paragraph-properties>
    </style:style>
    <style:style style:name="P1030" style:family="paragraph" style:parent-style-name="Body_20_text_20__28_2_29_" style:list-style-name="L66" style:master-page-name="">
      <style:paragraph-properties fo:margin-left="0.25in" fo:margin-right="0in" fo:margin-top="0in" fo:margin-bottom="0.0862in" loext:contextual-spacing="false" fo:line-height="0.1299in" fo:text-align="start" style:justify-single-word="false" fo:text-indent="-0.111in" style:auto-text-indent="false" style:page-number="auto">
        <style:tab-stops>
          <style:tab-stop style:position="0.0756in"/>
        </style:tab-stops>
      </style:paragraph-properties>
    </style:style>
    <style:style style:name="P1031" style:family="paragraph" style:parent-style-name="Body_20_text_20__28_2_29_" style:list-style-name="L54" style:master-page-name="">
      <style:paragraph-properties fo:margin-left="0.4307in" fo:margin-right="0in" fo:margin-top="0in" fo:margin-bottom="0in" loext:contextual-spacing="false" fo:text-align="start" style:justify-single-word="false" fo:text-indent="-0.4307in" style:auto-text-indent="false" style:page-number="auto">
        <style:tab-stops>
          <style:tab-stop style:position="-0.202in"/>
        </style:tab-stops>
      </style:paragraph-properties>
    </style:style>
    <style:style style:name="P1032" style:family="paragraph" style:parent-style-name="Body_20_text_20__28_2_29_" style:master-page-name="PageStyle27">
      <style:paragraph-properties fo:margin-left="0.4028in" fo:margin-right="0in" fo:margin-top="0in" fo:margin-bottom="0in" loext:contextual-spacing="false" fo:text-align="start" style:justify-single-word="false" fo:text-indent="-0.4028in" style:auto-text-indent="false" style:page-number="799"/>
    </style:style>
    <style:style style:name="P1033" style:family="paragraph" style:parent-style-name="Body_20_text_20__28_2_29_" style:list-style-name="L68" style:master-page-name="">
      <style:paragraph-properties fo:margin-left="0.278in" fo:margin-right="0in" fo:margin-top="0in" fo:margin-bottom="0in" loext:contextual-spacing="false" fo:text-align="justify" style:justify-single-word="false" fo:text-indent="0in" style:auto-text-indent="false" style:page-number="auto">
        <style:tab-stops>
          <style:tab-stop style:position="0.2118in"/>
        </style:tab-stops>
      </style:paragraph-properties>
    </style:style>
    <style:style style:name="P1034" style:family="paragraph" style:parent-style-name="Body_20_text_20__28_2_29_" style:list-style-name="L68" style:master-page-name="">
      <style:paragraph-properties fo:margin-left="0.1665in" fo:margin-right="0in" fo:margin-top="0in" fo:margin-bottom="0in" loext:contextual-spacing="false" fo:text-align="start" style:justify-single-word="false" fo:text-indent="0.111in" style:auto-text-indent="false" style:page-number="auto">
        <style:tab-stops>
          <style:tab-stop style:position="0.3217in"/>
        </style:tab-stops>
      </style:paragraph-properties>
    </style:style>
    <style:style style:name="P1035" style:family="paragraph" style:parent-style-name="Body_20_text_20__28_2_29_" style:master-page-name="PageStyle37">
      <style:paragraph-properties fo:margin-left="0.361in" fo:margin-right="0in" fo:margin-top="0in" fo:margin-bottom="0in" loext:contextual-spacing="false" fo:text-align="start" style:justify-single-word="false" fo:text-indent="-0.111in" style:auto-text-indent="false" style:page-number="803"/>
    </style:style>
    <style:style style:name="P1036" style:family="paragraph" style:parent-style-name="Body_20_text_20__28_2_29_" style:master-page-name="PageStyle29">
      <style:paragraph-properties fo:margin-left="0.1807in" fo:margin-right="0in" fo:margin-top="0in" fo:margin-bottom="0.0835in" loext:contextual-spacing="false" fo:text-align="start" style:justify-single-word="false" fo:text-indent="0.111in" style:auto-text-indent="false" style:page-number="804"/>
    </style:style>
    <style:style style:name="P1037" style:family="paragraph" style:parent-style-name="Body_20_text_20__28_2_29_" style:master-page-name="PageStyle30">
      <style:paragraph-properties fo:margin-left="0.1807in" fo:margin-right="0in" fo:margin-top="0in" fo:margin-bottom="0in" loext:contextual-spacing="false" fo:text-align="start" style:justify-single-word="false" fo:text-indent="0.111in" style:auto-text-indent="false" style:page-number="805"/>
    </style:style>
    <style:style style:name="P1038" style:family="paragraph" style:parent-style-name="Body_20_text_20__28_2_29_" style:master-page-name="PageStyle31">
      <style:paragraph-properties fo:margin-left="0.2083in" fo:margin-right="0in" fo:margin-top="0in" fo:margin-bottom="0in" loext:contextual-spacing="false" fo:text-align="start" style:justify-single-word="false" fo:text-indent="0.111in" style:auto-text-indent="false" style:page-number="806"/>
    </style:style>
    <style:style style:name="P1039" style:family="paragraph" style:parent-style-name="Body_20_text_20__28_2_29_" style:master-page-name="PageStyle34">
      <style:paragraph-properties fo:margin-left="0.4165in" fo:margin-right="0in" fo:margin-top="0in" fo:margin-bottom="0in" loext:contextual-spacing="false" fo:text-align="start" style:justify-single-word="false" fo:text-indent="-0.222in" style:auto-text-indent="false" style:page-number="821"/>
    </style:style>
    <style:style style:name="P1040" style:family="paragraph" style:parent-style-name="Heading_20__23_2" style:master-page-name="PageStyle0">
      <style:paragraph-properties fo:margin-left="0in" fo:margin-right="0in" fo:margin-top="0in" fo:margin-bottom="0in" loext:contextual-spacing="false" fo:line-height="0.1807in" fo:keep-together="always" fo:text-indent="0in" style:auto-text-indent="false" style:page-number="749" fo:keep-with-next="always"/>
    </style:style>
    <style:style style:name="P1041" style:family="paragraph" style:parent-style-name="Body_20_text_20__28_11_29_" style:master-page-name="PageStyle22">
      <style:paragraph-properties fo:margin-left="0.1945in" fo:margin-right="0in" fo:margin-top="0in" fo:margin-bottom="0in" loext:contextual-spacing="false" fo:line-height="0.1201in" fo:text-align="justify" style:justify-single-word="false" fo:text-indent="0in" style:auto-text-indent="false" style:page-number="789">
        <style:tab-stops>
          <style:tab-stop style:position="1.2634in"/>
        </style:tab-stops>
      </style:paragraph-properties>
    </style:style>
    <style:style style:name="P1042" style:family="paragraph" style:parent-style-name="Body_20_text_20__28_11_29_" style:list-style-name="L56" style:master-page-name="">
      <style:paragraph-properties fo:margin-left="0.4165in" fo:margin-right="0in" fo:margin-top="0in" fo:margin-bottom="0in" loext:contextual-spacing="false" fo:line-height="0.1272in" fo:text-align="justify" style:justify-single-word="false" fo:text-indent="-0.1252in" style:auto-text-indent="false" style:page-number="auto">
        <style:tab-stops>
          <style:tab-stop style:position="0.0965in"/>
        </style:tab-stops>
      </style:paragraph-properties>
    </style:style>
    <style:style style:name="P1043" style:family="paragraph" style:parent-style-name="Body_20_text_20__28_11_29_" style:list-style-name="L72" style:master-page-name="">
      <style:paragraph-properties fo:margin-left="0.2917in" fo:margin-right="0in" fo:margin-top="0in" fo:margin-bottom="0in" loext:contextual-spacing="false" fo:line-height="0.1335in" fo:text-align="start" style:justify-single-word="false" fo:text-indent="-0.2917in" style:auto-text-indent="false" style:page-number="auto">
        <style:tab-stops>
          <style:tab-stop style:position="-0.1339in"/>
        </style:tab-stops>
      </style:paragraph-properties>
    </style:style>
    <style:style style:name="T1" style:family="text">
      <style:text-properties fo:color="#000000" style:text-position="25% 58%"/>
    </style:style>
    <style:style style:name="T2"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in" style:wrap="left"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in" fo:margin-bottom="0.1917in" style:wrap="left"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4" style:family="graphic" style:parent-style-name="Frame">
      <style:graphic-properties fo:margin-left="0.0398in" fo:margin-right="0.0398in" fo:margin-top="0.1929in" fo:margin-bottom="0.0756in" style:wrap="left"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5" style:family="graphic" style:parent-style-name="Frame">
      <style:graphic-properties fo:margin-left="0.0398in" fo:margin-right="0.0398in" fo:margin-top="0in" fo:margin-bottom="0in" style:vertical-pos="from-top" style:vertical-rel="paragraph-content" style:horizontal-pos="center" style:horizontal-rel="page" fo:background-color="#ffffff" style:background-transparency="100%" draw:fill="solid" draw:fill-color="#ffffff" draw:opacity="0%" fo:padding="0in" fo:border="none" style:flow-with-text="false"/>
    </style:style>
    <style:style style:name="fr6" style:family="graphic" style:parent-style-name="Frame">
      <style:graphic-properties fo:margin-left="0.0398in" fo:margin-right="0.0398in" fo:margin-top="0.0264in" fo:margin-bottom="0.0236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1283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Frame">
      <style:graphic-properties fo:margin-left="0.0398in" fo:margin-right="0.0398in" fo:margin-top="0.1598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Frame">
      <style:graphic-properties fo:margin-left="0.0398in" fo:margin-right="0.0398in" fo:margin-top="0.0264in" fo:margin-bottom="0.0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1" style:family="graphic" style:parent-style-name="Frame">
      <style:graphic-properties fo:margin-left="0.0398in" fo:margin-right="0.0398in" fo:margin-top="0.042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2" style:family="graphic" style:parent-style-name="Frame">
      <style:graphic-properties fo:margin-left="0.0398in" fo:margin-right="0.0398in" fo:margin-top="0in" fo:margin-bottom="0.0236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3" style:family="graphic" style:parent-style-name="Frame">
      <style:graphic-properties fo:margin-left="0.0398in" fo:margin-right="0.0398in" fo:margin-top="0in" fo:margin-bottom="0.0366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4"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5" style:family="graphic" style:parent-style-name="Frame">
      <style:graphic-properties fo:margin-left="0.0398in" fo:margin-right="0.0398in" fo:margin-top="0.1598in" fo:margin-bottom="0.0335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6"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7" style:family="graphic" style:parent-style-name="Frame">
      <style:graphic-properties fo:margin-left="0.0398in" fo:margin-right="0.0398in" fo:margin-top="0.0335in" fo:margin-bottom="0.0984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8" style:family="graphic" style:parent-style-name="Frame">
      <style:graphic-properties fo:margin-left="0.0398in" fo:margin-right="0.0398in" fo:margin-top="0.1571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19" style:family="graphic" style:parent-style-name="Frame">
      <style:graphic-properties fo:margin-left="0.0398in" fo:margin-right="0.0398in" fo:margin-top="0.1535in" fo:margin-bottom="0.0402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20" style:family="graphic" style:parent-style-name="Frame">
      <style:graphic-properties fo:margin-left="0.0398in" fo:margin-right="0.0398in" fo:margin-top="0.1571in" fo:margin-bottom="0.0201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2.6244in" fo:margin-right="-1.7783in" style:editable="false">
        <style:columns fo:column-count="1" fo:column-gap="0in"/>
      </style:section-properties>
    </style:style>
    <style:style style:name="Sect3" style:family="section">
      <style:section-properties fo:margin-left="-0.0492in" fo:margin-right="0.0118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0in" fo:margin-right="0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1.7965in" fo:margin-right="-2.5764in" style:editable="false">
        <style:columns fo:column-count="1" fo:column-gap="0in"/>
      </style:section-properties>
    </style:style>
    <style:style style:name="Sect6" style:family="section">
      <style:section-properties fo:margin-left="0in" fo:margin-right="0in" style:editable="false">
        <style:columns fo:column-count="2" fo:column-gap="0.0929in">
          <style:column style:rel-width="32767*" fo:start-indent="0in" fo:end-indent="0.0465in"/>
          <style:column style:rel-width="32768*" fo:start-indent="0.0465in" fo:end-indent="0in"/>
        </style:columns>
      </style:section-properties>
    </style:style>
    <style:style style:name="Sect7" style:family="section">
      <style:section-properties fo:margin-left="-2.5402in" fo:margin-right="-1.8272in" style:editable="false">
        <style:columns fo:column-count="1" fo:column-gap="0in"/>
      </style:section-properties>
    </style:style>
    <style:style style:name="Sect8" style:family="section">
      <style:section-properties fo:margin-left="0.1535in" fo:margin-right="-0.1465in" style:editable="false">
        <style:columns fo:column-count="2" fo:column-gap="0.0902in">
          <style:column style:rel-width="32767*" fo:start-indent="0in" fo:end-indent="0.0453in"/>
          <style:column style:rel-width="32768*" fo:start-indent="0.0453in" fo:end-indent="0in"/>
        </style:columns>
      </style:section-properties>
    </style:style>
    <style:style style:name="Sect9" style:family="section">
      <style:section-properties fo:margin-left="-1.8228in" fo:margin-right="-2.5236in" style:editable="false">
        <style:columns fo:column-count="1" fo:column-gap="0in"/>
      </style:section-properties>
    </style:style>
    <style:style style:name="Sect10" style:family="section">
      <style:section-properties fo:margin-left="-1.8535in" fo:margin-right="-2.5472in" style:editable="false">
        <style:columns fo:column-count="1" fo:column-gap="0in"/>
      </style:section-properties>
    </style:style>
    <style:style style:name="Sect11" style:family="section">
      <style:section-properties fo:margin-left="0in" fo:margin-right="0in" style:editable="false">
        <style:columns fo:column-count="2" fo:column-gap="0.0835in">
          <style:column style:rel-width="32767*" fo:start-indent="0in" fo:end-indent="0.0417in"/>
          <style:column style:rel-width="32768*" fo:start-indent="0.0417in" fo:end-indent="0in"/>
        </style:columns>
      </style:section-properties>
    </style:style>
    <text:list-style style:name="L1">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2"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2"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2"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7"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2"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3"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2"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2"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7"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2"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2"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7"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2"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12"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12"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12"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12"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12"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12"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4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46"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12"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46"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Style12"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Style17"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Style12"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Style17"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Style17"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CharStyle12"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CharStyle12"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CharStyle46"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CharStyle5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CharStyle46"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CharStyle77"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CharStyle12"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CharStyle12"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CharStyle12"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CharStyle12"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CharStyle12"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CharStyle12"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CharStyle12"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040" text:outline-level="2"><text:bookmark-start text:name="bookmark0"/><text:span text:style-name="CharStyle4">ISAIAH</text:span><text:bookmark-end text:name="bookmark0"/></text:h>
      </text:section>
      <text:section text:style-name="Sect2" text:name="Section1">
        <text:p text:style-name="P3"/>
        <text:p text:style-name="P2"/>
      </text:section>
      <text:section text:style-name="Sect3" text:name="Section2">
        <text:p text:style-name="Body_20_text_20__28_3_29__20__2b__20_DropCap3">I<text:span text:style-name="CharStyle9">The revelations about Judah and Jerusalem which were made to Isaiah the son of Amoz during the reigns of Uzziah, Jotham, Ahaz, and Hezekiah, kings of Judah.</text:span></text:p>
        <text:list xml:id="list6853029943778728250" text:style-name="L1">
          <text:list-item>
            <text:p text:style-name="P712"><text:span text:style-name="CharStyle12"><text:tab/>“Hear, O heavens, and listen, O earth”—</text:span></text:p>
          </text:list-item>
        </text:list>
        <text:p text:style-name="P604"><text:span text:style-name="CharStyle12">it is the Eternal speaking—</text:span></text:p>
        <text:p text:style-name="P376"><text:span text:style-name="CharStyle12">“I have reared, have brought up</text:span></text:p>
        <text:p text:style-name="P521"><text:span text:style-name="CharStyle12">sons,</text:span></text:p>
        <text:p text:style-name="P356"><text:span text:style-name="CharStyle12">and they have rebelled against me;</text:span></text:p>
        <text:list xml:id="list182823666659859" text:continue-numbering="true" text:style-name="L1">
          <text:list-item>
            <text:p text:style-name="P713"><text:span text:style-name="CharStyle12"><text:tab/>a bullock knows its owner, an ass its master’s manger, but Israel does not care, my people never heeds me.”</text:span></text:p>
          </text:list-item>
          <text:list-item>
            <text:p text:style-name="P721"><text:span text:style-name="CharStyle13"><text:tab/></text:span><text:span text:style-name="CharStyle12">Ah sinful nation,</text:span></text:p>
          </text:list-item>
        </text:list>
        <text:p text:style-name="P604"><text:span text:style-name="CharStyle12">folk whose guilt is heavy, ah race of wrongdoers, sons degenerate— they have abandoned the Eter­nal,</text:span></text:p>
        <text:p text:style-name="P356"><text:span text:style-name="CharStyle12">and spurned the Majesty of Israel!</text:span></text:p>
        <text:p text:style-name="P24"><text:span text:style-name="CharStyle12">S<text:tab/>Why will you earn fresh strokes, for holding on in your re­volt?</text:span></text:p>
        <text:p text:style-name="P135"><text:span text:style-name="CharStyle12">Your whole head is sick, your whole heart is diseased; 6 from the sole of the foot to the head,</text:span></text:p>
        <text:p text:style-name="P604"><text:span text:style-name="CharStyle12">no part is sound; nothing but bruises and gashes, and raw, bleeding wounds, unsqueezed, unbandaged, unsoftened with oil.</text:span></text:p>
        <text:list xml:id="list5404452336814697795" text:style-name="L2">
          <text:list-item>
            <text:p text:style-name="P716"><text:span text:style-name="CharStyle14"><text:tab/></text:span><text:span text:style-name="CharStyle12">Your land lies desolate, your towns are binned, and foreigners ravage your soil under your very eyes:</text:span></text:p>
          </text:list-item>
          <text:list-item>
            <text:p text:style-name="P714"><text:span text:style-name="CharStyle12"><text:tab/>Maiden Sion is left all alone, like a booth inside a vineyard, a shed in a cucumber field, a city beleaguered.</text:span></text:p>
          </text:list-item>
          <text:list-item>
            <text:p text:style-name="P920"><text:span text:style-name="CharStyle12"><text:tab/>Had not the Lord of hosts left us a few to survive,</text:span></text:p>
          </text:list-item>
        </text:list>
        <text:p text:style-name="P122"><text:span text:style-name="CharStyle12">we should have fared like Sodom, no better than Gomorrah.</text:span></text:p>
        <text:p text:style-name="P16"><text:span text:style-name="CharStyle12">Listen to the Eternal’s word, io you ‘Sodom’ of authorities! Listen to our God’s directions, you ‘Gomorrah’ of citizens! “What care I for all your lavish </text:span><text:span text:style-name="CharStyle15">II </text:span><text:span text:style-name="CharStyle12">sacrifices?” the Eternal asks;</text:span></text:p>
        <text:p text:style-name="P16"><text:span text:style-name="CharStyle12">“I am sick of slaughtered rams, of fat from fatted beasts; the blood of bullocks and of goats</text:span></text:p>
        <text:p text:style-name="P150"><text:span text:style-name="CharStyle12">is no delight to me.</text:span></text:p>
        <text:p text:style-name="P30"><text:span text:style-name="CharStyle12">Who asked that from you,<text:tab/>12</text:span></text:p>
        <text:p text:style-name="P266"><text:span text:style-name="CharStyle12">when you gather in my presence?</text:span></text:p>
        <text:p text:style-name="P109"><text:span text:style-name="CharStyle12">Crowd my courts no more, bring offerings no more;<text:tab/>13</text:span></text:p>
        <text:p text:style-name="P27"><text:span text:style-name="CharStyle12">the smoke of sacrifice is vain,</text:span></text:p>
        <text:p text:style-name="P150"><text:span text:style-name="CharStyle12">I loathe it;</text:span></text:p>
        <text:p text:style-name="P338"><text:span text:style-name="CharStyle12">your gatherings at the new moon 14 and on sabbath,</text:span></text:p>
        <text:p text:style-name="P150"><text:span text:style-name="CharStyle12">I cannot abide them; your fasts and festivals, my soul abhors them, they are a weariness to me,</text:span></text:p>
        <text:p text:style-name="P150"><text:span text:style-name="CharStyle12">I am tired of them.</text:span></text:p>
        <text:p text:style-name="P346"><text:span text:style-name="CharStyle17">You may stretch out your 15 hands,</text:span></text:p>
        <text:p text:style-name="P150"><text:span text:style-name="CharStyle12">but I will never look at you, and though you offer many a prayer,</text:span></text:p>
        <text:p text:style-name="P150"><text:span text:style-name="CharStyle12">I will not listen.</text:span></text:p>
        <text:p text:style-name="P338"><text:span text:style-name="CharStyle12">Your hands are full of blood­shed;</text:span></text:p>
        <text:p text:style-name="P404"><text:span text:style-name="CharStyle12">wash yourselves clean,<text:tab/>16</text:span></text:p>
        <text:p text:style-name="P22"><text:span text:style-name="CharStyle12">banish your evil doings from my sight, cease to do wrong, learn to do right,<text:tab/>17</text:span></text:p>
        <text:p text:style-name="P16"><text:span text:style-name="CharStyle12">make justice all your aim, and put a check on violence, let orphans have their rights, uphold the widow’s cause.</text:span></text:p>
        <text:p text:style-name="P74"><text:span text:style-name="CharStyle17">Come, let me put it thus,<text:tab/>18</text:span></text:p>
        <text:p text:style-name="P410"><text:span text:style-name="CharStyle17">the Eternal argues:</text:span></text:p>
      </text:section>
      <text:section text:style-name="Sect4" text:name="Section3">
        <text:p text:style-name="P921"><text:span text:style-name="CharStyle12">scarlet your sins may be, but they can become white as snow,</text:span></text:p>
        <text:p text:style-name="P486"><text:span text:style-name="CharStyle12">they may be red as crimson, and yet turn white as wool.</text:span></text:p>
        <text:list xml:id="list4015594818934213195" text:style-name="L3">
          <text:list-item>
            <text:p text:style-name="P725"><text:span text:style-name="CharStyle12"><text:tab/>If only you are willing to obey,</text:span></text:p>
          </text:list-item>
        </text:list>
        <text:p text:style-name="P419"><text:span text:style-name="CharStyle12">you shall feed on the best of the land;</text:span></text:p>
        <text:list xml:id="list182824008732615" text:continue-numbering="true" text:style-name="L3">
          <text:list-item>
            <text:p text:style-name="P728"><text:span text:style-name="CharStyle12"><text:tab/>but if you decline and defy me,</text:span></text:p>
          </text:list-item>
        </text:list>
        <text:p text:style-name="P419"><text:span text:style-name="CharStyle12">then husks shall be your food—</text:span></text:p>
        <text:p text:style-name="P422"><text:span text:style-name="CharStyle12">so the Eternal himself de­crees.”</text:span></text:p>
        <text:list xml:id="list182823612847007" text:continue-numbering="true" text:style-name="L3">
          <text:list-item>
            <text:p text:style-name="P728"><text:span text:style-name="CharStyle12"><text:tab/>How unfaithful she has turned,</text:span></text:p>
          </text:list-item>
        </text:list>
        <text:p text:style-name="P419"><text:span text:style-name="CharStyle12">the city once so true and trusty!</text:span></text:p>
        <text:p text:style-name="P452"><text:span text:style-name="CharStyle12">Sion ence so full of justice, once the seat of right, and now a haunt of mur­derers!</text:span></text:p>
        <text:list xml:id="list182823594028786" text:continue-numbering="true" text:style-name="L3">
          <text:list-item>
            <text:p text:style-name="P728"><text:span text:style-name="CharStyle12"><text:tab/>Your silver, it has turned to</text:span></text:p>
          </text:list-item>
        </text:list>
        <text:p text:style-name="P332"><text:span text:style-name="CharStyle12">dross,</text:span></text:p>
        <text:p text:style-name="P419"><text:span text:style-name="CharStyle12">your wine is spoiled with water;</text:span></text:p>
        <text:list xml:id="list182823344916141" text:continue-numbering="true" text:style-name="L3">
          <text:list-item>
            <text:p text:style-name="P728"><text:span text:style-name="CharStyle12"><text:tab/>your rulers are unruly men,</text:span></text:p>
          </text:list-item>
        </text:list>
        <text:p text:style-name="P353"><text:span text:style-name="CharStyle12">hand in hand with thieves, every one fond of his bribe, keen upon fees,</text:span></text:p>
        <text:p text:style-name="P526"><text:span text:style-name="CharStyle12">but careless of the orphan’s rights,</text:span></text:p>
        <text:p text:style-name="P354"><text:span text:style-name="CharStyle12">and of the widow’s cause.</text:span></text:p>
        <text:list xml:id="list182823793086336" text:continue-numbering="true" text:style-name="L3">
          <text:list-item>
            <text:p text:style-name="P868"><text:span text:style-name="CharStyle12"><text:tab/>This therefore is the sentence of</text:span></text:p>
          </text:list-item>
        </text:list>
        <text:p text:style-name="P334"><text:span text:style-name="CharStyle12">the Lord,</text:span></text:p>
        <text:p text:style-name="P420"><text:span text:style-name="CharStyle12">the Lord of hosts, Hero of Is­rael:</text:span></text:p>
        <text:p text:style-name="P453"><text:span text:style-name="CharStyle12">“Ha! I will have the comfort of vengeance on my foes, on folk who dare resist me!</text:span></text:p>
        <text:p text:style-name="P533"><text:span text:style-name="CharStyle12">251 will turn my hand against you,</text:span></text:p>
        <text:p text:style-name="P420"><text:span text:style-name="CharStyle12">smelt your dross out in a furnace,</text:span></text:p>
        <text:p text:style-name="P352"><text:span text:style-name="CharStyle12">and clear out all your alloy;</text:span></text:p>
        <text:p text:style-name="P533"><text:span text:style-name="CharStyle12">26 I will give you governors as at first,</text:span></text:p>
        <text:p text:style-name="P352"><text:span text:style-name="CharStyle12">and councillors as at the start, and then a ‘citadel of justice’ shall you be, a true and trusty City.</text:span></text:p>
        <text:p text:style-name="P281"><text:span text:style-name="CharStyle12">Justice will be the saving of 27 Sion,</text:span></text:p>
        <text:p text:style-name="P135"><text:span text:style-name="CharStyle12">an honest life will save; but rebels and sinners shall be 28 crushed together, those who abandon the Eter­nal shall be doomed.</text:span></text:p>
        <text:p text:style-name="P16"><text:span text:style-name="CharStyle12">The sacred trees you love shall 29 disappoint you, you will blush for groves so dear now to your rites; for you shall wither like a tree, 30 like a garden without water. Strong men shall become like 31 tow,</text:span></text:p>
        <text:p text:style-name="P146"><text:span text:style-name="CharStyle12">their idols like a spark; they shall burn up together in a blaze that none can quench.”</text:span></text:p>
        <text:p text:style-name="P536"><text:span text:style-name="CharStyle12">The word of Isaiah the son </text:span><text:span text:style-name="CharStyle14">ey </text:span><text:span text:style-name="CharStyle12">of Amoz—his vision of Judah, “ of Jerusalem.</text:span></text:p>
        <text:p text:style-name="P377"><text:span text:style-name="CharStyle12">In after days it shall be<text:tab/>2</text:span></text:p>
        <text:p text:style-name="P16"><text:span text:style-name="CharStyle12">that the Eternal’s hill shall rise, towering over every hill, and higher than the heights.</text:span></text:p>
        <text:p text:style-name="P621"><text:span text:style-name="CharStyle12">To it shall all the nations stream,</text:span></text:p>
        <text:p text:style-name="P43"><text:span text:style-name="CharStyle12">and many a folk exclaim,<text:tab/>3</text:span></text:p>
        <text:p text:style-name="P281"><text:span text:style-name="CharStyle12">“Come, let us go to the Eternal’s hill,</text:span></text:p>
        <text:p text:style-name="P16"><text:span text:style-name="CharStyle12">to the house of Jacob’s God, that he may instruct us in his ways,</text:span></text:p>
        <text:p text:style-name="P27"><text:span text:style-name="CharStyle12">to walk upon his paths.”</text:span></text:p>
        <text:p text:style-name="P281"><text:span text:style-name="CharStyle12">For instruction comes from Sion,</text:span></text:p>
        <text:p text:style-name="P281"><text:span text:style-name="CharStyle12">and from Jerusalem the Eter­nal’s word.</text:span></text:p>
        <text:p text:style-name="P281"><text:span text:style-name="CharStyle12">He will decide the disputes of the 4 nations,</text:span></text:p>
        <text:p text:style-name="P16"><text:span text:style-name="CharStyle12">and settle many a people’s case, till swords are beaten into ploughshares, spears into pruning-hooks; no nation draws the sword against another, no longer shall men learn to fight.</text:span></text:p>
        <text:p text:style-name="P27"><text:span text:style-name="CharStyle13">0</text:span><text:span text:style-name="CharStyle12"> household of Jacob, come, 5</text:span></text:p>
        <text:p text:style-name="P219"><text:span text:style-name="CharStyle17">let us live by the light of the Eternal!</text:span></text:p>
        <text:p text:style-name="P312"><text:span text:style-name="CharStyle12">* # *</text:span></text:p>
        <text:p text:style-name="P23"><text:span text:style-name="CharStyle12">io<text:tab/>Get into eaves of the rocks, hide in holes of the ground, away from the terror of the Eternal,</text:span></text:p>
        <text:p text:style-name="P214"><text:span text:style-name="CharStyle12">from his dread majesty.</text:span></text:p>
        <text:list xml:id="list5731353470094123680" text:style-name="L4">
          <text:list-item>
            <text:p text:style-name="P730"><text:span text:style-name="CharStyle12"><text:tab/>For he has abandoned his people,</text:span></text:p>
          </text:list-item>
        </text:list>
        <text:p text:style-name="P277"><text:span text:style-name="CharStyle12">the household of Jacob: their land so full of traders, of bargains with the foreigner,</text:span></text:p>
        <text:list xml:id="list182823620201915" text:continue-numbering="true" text:style-name="L4">
          <text:list-item>
            <text:p text:style-name="P730"><text:span text:style-name="CharStyle12"><text:tab/>their land so full of silver and</text:span></text:p>
          </text:list-item>
        </text:list>
        <text:p text:style-name="P308"><text:span text:style-name="CharStyle12">of gold,</text:span></text:p>
        <text:p text:style-name="P277"><text:span text:style-name="CharStyle12">no end to their stores, their land so full of horses, no end to their war-chariots,</text:span></text:p>
        <text:list xml:id="list182824249770999" text:continue-numbering="true" text:style-name="L4">
          <text:list-item>
            <text:p text:style-name="P730"><text:span text:style-name="CharStyle12"><text:tab/>their land so full of idols,</text:span></text:p>
          </text:list-item>
        </text:list>
        <text:p text:style-name="P277"><text:span text:style-name="CharStyle12">no end to their images— they worship what their own hands make,</text:span></text:p>
        <text:p text:style-name="P214"><text:span text:style-name="CharStyle12">things their own fingers fashion!</text:span></text:p>
        <text:list xml:id="list182822903303392" text:continue-numbering="true" text:style-name="L4">
          <text:list-item>
            <text:p text:style-name="P734"><text:span text:style-name="CharStyle12"><text:tab/>But human pride shall be laid</text:span></text:p>
          </text:list-item>
        </text:list>
        <text:p text:style-name="P308"><text:span text:style-name="CharStyle12">low,</text:span></text:p>
        <text:p text:style-name="P214"><text:span text:style-name="CharStyle12">man’s haughtiness shall be </text:span><text:soft-page-break/><text:span text:style-name="CharStyle12">humbled;</text:span></text:p>
        <text:p text:style-name="P639"><text:span text:style-name="CharStyle12">n the Eternal shall alone be ex­alted,</text:span></text:p>
        <text:p text:style-name="P222"><text:span text:style-name="CharStyle12">when he rises to overawe the earth.</text:span></text:p>
        <text:p text:style-name="P40"><text:span text:style-name="CharStyle12">io<text:tab/>Get into caves of the rocks,</text:span></text:p>
        <text:p text:style-name="P277"><text:span text:style-name="CharStyle12">hide in holes of the ground, away from the terror of the Eternal,</text:span></text:p>
        <text:p text:style-name="P214"><text:span text:style-name="CharStyle12">from his dread majesty.</text:span></text:p>
        <text:list xml:id="list1361794203037686420" text:style-name="L5">
          <text:list-item>
            <text:p text:style-name="P735"><text:span text:style-name="CharStyle12"><text:tab/>For the Lord of hosts has a day</text:span></text:p>
          </text:list-item>
        </text:list>
        <text:p text:style-name="P308"><text:span text:style-name="CharStyle12">of doom</text:span></text:p>
        <text:p text:style-name="P218"><text:span text:style-name="CharStyle17">on all that is proud and haughty,</text:span></text:p>
        <text:p text:style-name="P218"><text:span text:style-name="CharStyle17">on all that is lofty and soar­ing,</text:span></text:p>
        <text:list xml:id="list182823496609726" text:continue-numbering="true" text:style-name="L5">
          <text:list-item>
            <text:p text:style-name="P735"><text:span text:style-name="CharStyle12"><text:tab/>on all cedars of Lebanon,</text:span></text:p>
          </text:list-item>
        </text:list>
        <text:p text:style-name="P218"><text:span text:style-name="CharStyle17">on all oaks of Bashan,</text:span></text:p>
        <text:list xml:id="list182823732789255" text:continue-numbering="true" text:style-name="L5">
          <text:list-item>
            <text:p text:style-name="P736"><text:span text:style-name="CharStyle12"><text:tab/>on all lofty mountains,</text:span></text:p>
          </text:list-item>
        </text:list>
        <text:p text:style-name="P214"><text:span text:style-name="CharStyle12">on all towering hills,</text:span></text:p>
        <text:list xml:id="list182824228678624" text:continue-numbering="true" text:style-name="L5">
          <text:list-item>
            <text:p text:style-name="P736"><text:span text:style-name="CharStyle12"><text:tab/>on every high tower,</text:span></text:p>
          </text:list-item>
        </text:list>
        <text:p text:style-name="P214"><text:span text:style-name="CharStyle12">on every rampart of a fort,</text:span></text:p>
        <text:list xml:id="list182824637079767" text:continue-numbering="true" text:style-name="L5">
          <text:list-item>
            <text:p text:style-name="P695"><text:span text:style-name="CharStyle17"><text:tab/>on all the deep-sea ships,</text:span></text:p>
          </text:list-item>
        </text:list>
        <text:p text:style-name="P214"><text:span text:style-name="CharStyle12">on every gallant craft;</text:span></text:p>
        <text:p text:style-name="P293"><text:span text:style-name="CharStyle17">then human pride shall be laid 17 low,</text:span></text:p>
        <text:p text:style-name="P181"><text:span text:style-name="CharStyle12">man’s haughtiness shall be humbled;</text:span></text:p>
        <text:p text:style-name="P281"><text:span text:style-name="CharStyle12">the Eternal shall alone be exalted,</text:span></text:p>
        <text:p text:style-name="P195"><text:span text:style-name="CharStyle12">but idols one and all shall 18 vanish.</text:span></text:p>
        <text:p text:style-name="P16"><text:span text:style-name="CharStyle12">Get into caves of the rocks, 19 hide in holes of the ground, away from the terror of the Eternal,</text:span></text:p>
        <text:p text:style-name="P150"><text:span text:style-name="CharStyle12">from his dread majesty when he rises to overawe the earth.</text:span></text:p>
        <text:p text:style-name="P47"><text:span text:style-name="CharStyle12">Then man shall fling<text:tab/>20</text:span></text:p>
        <text:p text:style-name="P150"><text:span text:style-name="CharStyle12">to rats and bats his silver and his golden idols, that he made for worship, and get into caves of the rocks, 21 into crevices of cliffs, to hide from the terror of the Eternal,</text:span></text:p>
        <text:p text:style-name="P150"><text:span text:style-name="CharStyle12">from his dread majesty when he rises to overawe the earth.</text:span></text:p>
        <text:p text:style-name="P281"><text:span text:style-name="CharStyle12">[[Put no more trust in man, with 22 his mere breath of life:</text:span></text:p>
        <text:p text:style-name="P181"><text:span text:style-name="CharStyle12">of what account is he?]]</text:span></text:p>
        <text:p text:style-name="P672"><text:span text:style-name="CharStyle12">* * *</text:span></text:p>
        <text:p text:style-name="P33"><text:span text:style-name="CharStyle12">Here is the Lord,<text:tab/>O</text:span></text:p>
        <text:p text:style-name="P153"><text:span text:style-name="CharStyle12">the Lord of hosts, removing every prop and stay from Judah and Jerusalem, soldier and warrior,<text:tab/>2</text:span></text:p>
        <text:p text:style-name="P153"><text:span text:style-name="CharStyle12">governor and prophet, seer, sheikh, and official,<text:tab/></text:span><text:span text:style-name="CharStyle13">3</text:span></text:p>
        <text:p text:style-name="P150"><text:span text:style-name="CharStyle12">authorities and councillors, expert magicians and en­chanters.</text:span></text:p>
        <text:p text:style-name="P281"><text:span text:style-name="CharStyle12">“I will make mere lads their 4 leaders,</text:span></text:p>
        <text:p text:style-name="P181"><text:span text:style-name="CharStyle12">and leave them to be swayed by whims;</text:span></text:p>
        <text:p text:style-name="P16"><text:span text:style-name="CharStyle12">tyranny between man and man, </text:span><text:span text:style-name="CharStyle13">5 </text:span><text:span text:style-name="CharStyle12">between very neighbours, insolence from young to old, from low to high;</text:span></text:p>
        <text:p text:style-name="P281"><text:span text:style-name="CharStyle12">men shall seize a clansman, cry- 6 ing,</text:span></text:p>
      </text:section>
      <text:section text:style-name="Sect4" text:name="Section4">
        <text:p text:style-name="P922"><text:span text:style-name="CharStyle12">‘Your house has a robe of office;</text:span></text:p>
        <text:p text:style-name="P258"><text:span text:style-name="CharStyle12">come, be our chieftain, then, master this chaos!’</text:span></text:p>
        <text:list xml:id="list1159290411317506832" text:style-name="L6">
          <text:list-item>
            <text:p text:style-name="P737"><text:span text:style-name="CharStyle12"><text:tab/>But he will make protest,</text:span></text:p>
          </text:list-item>
        </text:list>
        <text:p text:style-name="P494"><text:span text:style-name="CharStyle12">‘No, I can be no good to you: my own house has no food, no robe of office; you shall not put me up to be a headman of the people.’</text:span></text:p>
        <text:list xml:id="list182822984501835" text:continue-numbering="true" text:style-name="L6">
          <text:list-item>
            <text:p text:style-name="P737"><text:span text:style-name="CharStyle12"><text:tab/>No, ruined is Jerusalem</text:span></text:p>
          </text:list-item>
        </text:list>
        <text:p text:style-name="P491"><text:span text:style-name="CharStyle12">and Judah is to fall; they challenge the Eternal with their words and deeds, defying his glorious eyes;</text:span></text:p>
        <text:list xml:id="list182824684381227" text:continue-numbering="true" text:style-name="L6">
          <text:list-item>
            <text:p text:style-name="P739"><text:span text:style-name="CharStyle12"><text:tab/>their insolence condemns them,</text:span></text:p>
          </text:list-item>
        </text:list>
        <text:p text:style-name="P214"><text:span text:style-name="CharStyle12">they flaunt their sin like Sodom.</text:span></text:p>
        <text:p text:style-name="P435"><text:span text:style-name="CharStyle12">'Woe, woe to them, for they have wrought</text:span></text:p>
        <text:p text:style-name="P491"><text:span text:style-name="CharStyle12">their own undoing! io Well for the just man, he fares well,</text:span></text:p>
        <text:p text:style-name="P214"><text:span text:style-name="CharStyle12">he reaps the good of all that he has done!</text:span></text:p>
        <text:p text:style-name="P667"><text:span text:style-name="CharStyle12">ix Woe to the villain, he fares ill, undone by all that he has done!</text:span></text:p>
        <text:list xml:id="list2633031504238921915" text:style-name="L7">
          <text:list-item>
            <text:p text:style-name="P741"><text:span text:style-name="CharStyle12"><text:tab/>My people’s ruler is a wilful</text:span></text:p>
          </text:list-item>
        </text:list>
        <text:p text:style-name="P308"><text:span text:style-name="CharStyle12">child,</text:span></text:p>
        <text:p text:style-name="P491"><text:span text:style-name="CharStyle12">they are controlled by women; your leaders are misleading you, my people,</text:span></text:p>
        <text:p text:style-name="P222"><text:span text:style-name="CharStyle12">they are effacing the true path for you.”</text:span></text:p>
        <text:list xml:id="list182822847073474" text:continue-numbering="true" text:style-name="L7">
          <text:list-item>
            <text:p text:style-name="P743"><text:span text:style-name="CharStyle12"><text:tab/>Now the Eternal holds assizes,</text:span></text:p>
          </text:list-item>
        </text:list>
        <text:p text:style-name="P214"><text:span text:style-name="CharStyle12">to arraign his people the Eter­nal rises,</text:span></text:p>
        <text:list xml:id="list182823760425539" text:continue-numbering="true" text:style-name="L7">
          <text:list-item>
            <text:p text:style-name="P744"><text:span text:style-name="CharStyle12"><text:tab/>summoning before him to the</text:span></text:p>
          </text:list-item>
        </text:list>
        <text:p text:style-name="P308"><text:span text:style-name="CharStyle12">bar</text:span></text:p>
        <text:p text:style-name="P214"><text:span text:style-name="CharStyle12">the sheikhs and rulers of his people:</text:span></text:p>
        <text:p text:style-name="P435"><text:span text:style-name="CharStyle12">“So you have stripped my vine­yard bare?</text:span></text:p>
        <text:p text:style-name="P214"><text:span text:style-name="CharStyle12">You hoard what you have plundered from the poor?</text:span></text:p>
        <text:list xml:id="list182823410090029" text:continue-numbering="true" text:style-name="L7">
          <text:list-item>
            <text:p text:style-name="P744"><text:span text:style-name="CharStyle12"><text:tab/>What mean you by crushing my</text:span></text:p>
          </text:list-item>
        </text:list>
        <text:p text:style-name="P308"><text:span text:style-name="CharStyle12">people,</text:span></text:p>
        <text:p text:style-name="P214"><text:span text:style-name="CharStyle12">and grinding the face of the poor?”</text:span></text:p>
        <text:p text:style-name="P195"><text:span text:style-name="CharStyle12">So the Lord asks, the Lord of hosts.</text:span></text:p>
        <text:p text:style-name="P28"><text:span text:style-name="CharStyle12">The Eternal also said:<text:tab/>16</text:span></text:p>
        <text:p text:style-name="P16"><text:span text:style-name="CharStyle12">Since they are so haughty, the daughters of Sion, holding their heads high as they walk,</text:span></text:p>
        <text:p text:style-name="P150"><text:span text:style-name="CharStyle12">and ogling with their eyes, walking with their mincing steps,</text:span></text:p>
        <text:p text:style-name="P161"><text:span text:style-name="CharStyle17">their anklets jingling, the Lord will strike their heads 17 with scabs,</text:span></text:p>
        <text:p text:style-name="P181"><text:span text:style-name="CharStyle12">the Eternal will strip them bare.</text:span></text:p>
        <text:p text:style-name="P150"><text:span text:style-name="CharStyle12">[[On that day the Lord will 18 deprive them of their finery, of anklets, tiaras, necklaces, ear- 19 rings, bracelets and veils, head- 20 bands, armlets, and sashes, scent-bottles, charms, signet- 21 rings and nose-rings, robes of 22 state, mantles, shawls and purses, gauze, linen turbans, 23 and wrappers.]]</text:span></text:p>
        <text:p text:style-name="P16"><text:span text:style-name="CharStyle12">For scent they shall have 24 stenches, ropes for girdles, baldness in place of curls, sackcloth instead of silk, the brand of slavery instead of beauty.</text:span></text:p>
        <text:p text:style-name="P281"><text:span text:style-name="CharStyle12">[[The sword shall cut your liege- 25 men down,</text:span></text:p>
        <text:p text:style-name="P150"><text:span text:style-name="CharStyle12">your heroes in the fray; the city-gates shall wail, all woe- 26 begone,</text:span></text:p>
        <text:p text:style-name="P167"><text:span text:style-name="CharStyle12">the city sit forlorn.]]</text:span></text:p>
        <text:p text:style-name="P55"><text:span text:style-name="CharStyle12">Seven women on that day </text:span><text:span text:style-name="CharStyle14">A </text:span><text:span text:style-name="CharStyle12">shall catch hold of a single '* man,</text:span></text:p>
        <text:p text:style-name="P55"><text:span text:style-name="CharStyle12">crying, “We will earn our living, we will clothe ourselves, but only let us bear your name, to save us from disgrace!”</text:span></text:p>
        <text:p text:style-name="P597"><text:span text:style-name="CharStyle19">* * #</text:span></text:p>
        <text:p text:style-name="P27"><text:span text:style-name="CharStyle12">Then fair and fine shall the green 2</text:span></text:p>
        <text:p text:style-name="P474"><text:span text:style-name="CharStyle12">growth be,</text:span></text:p>
        <text:p text:style-name="P281"><text:span text:style-name="CharStyle12">and a proud crown shall the field-crops be.</text:span></text:p>
        <text:p text:style-name="P356"><text:span text:style-name="CharStyle12">for the Israelites who are spared;</text:span></text:p>
        <text:list xml:id="list6289406370159058987" text:style-name="L8">
          <text:list-item>
            <text:p text:style-name="P745"><text:span text:style-name="CharStyle12"><text:tab/>the survivors in Sion,</text:span></text:p>
          </text:list-item>
        </text:list>
        <text:p text:style-name="P263"><text:span text:style-name="CharStyle12">and those left in Jerusalem, all who are entered in the book of Life,</text:span></text:p>
        <text:p text:style-name="P263"><text:span text:style-name="CharStyle12">they shall be held sacred,</text:span></text:p>
        <text:list xml:id="list182823963379470" text:continue-numbering="true" text:style-name="L8">
          <text:list-item>
            <text:p text:style-name="P748"><text:span text:style-name="CharStyle12"><text:tab/>when the Lord has washed away</text:span></text:p>
          </text:list-item>
        </text:list>
        <text:p text:style-name="P263"><text:span text:style-name="CharStyle12">the filth from Sion, and rinsed Jerusalem from bloodstains, by a blast of doom, a devastating blast.</text:span></text:p>
        <text:list xml:id="list182823566012852" text:continue-numbering="true" text:style-name="L8">
          <text:list-item>
            <text:p text:style-name="P748"><text:span text:style-name="CharStyle12"><text:tab/>Then shading all mount Sion</text:span></text:p>
          </text:list-item>
        </text:list>
        <text:p text:style-name="P263"><text:span text:style-name="CharStyle12">the Eternal himself will form a cloud during the day-time, and spread o’er all the gather­ings there</text:span></text:p>
        <text:p text:style-name="P384"><text:span text:style-name="CharStyle12">a canopy of brilliant light, a fire within the night,</text:span></text:p>
        <text:list xml:id="list182823824238979" text:continue-numbering="true" text:style-name="L8">
          <text:list-item>
            <text:p text:style-name="P748"><text:span text:style-name="CharStyle12"><text:tab/>to shade them from the scorch­</text:span></text:p>
          </text:list-item>
        </text:list>
        <text:p text:style-name="P521"><text:span text:style-name="CharStyle12">ing heat,</text:span></text:p>
        <text:p text:style-name="P263"><text:soft-page-break/><text:span text:style-name="CharStyle12">and safely shelter them from</text:span></text:p>
        <text:p text:style-name="P521"><text:span text:style-name="CharStyle12">storm and sleet.</text:span></text:p>
        <text:p text:style-name="P520"><text:span text:style-name="CharStyle12"># * *</text:span></text:p>
        <text:p text:style-name="Body_20_text_20__28_3_29__20__2b__20_DropCap1">5<text:span text:style-name="CharStyle9"> Let me sing of my Friend, sing a love-song of his vine­yard:</text:span></text:p>
        <text:p text:style-name="P316"><text:span text:style-name="CharStyle12">My Friend, he had a vineyard, on a fruitful slope:</text:span></text:p>
        <text:p text:style-name="P575"><text:span text:style-name="CharStyle14">2</text:span><text:span text:style-name="CharStyle12"> he dug it, cleared the stones away,</text:span></text:p>
        <text:p text:style-name="P356"><text:span text:style-name="CharStyle12">he planted the pick of the vines,</text:span></text:p>
        <text:p text:style-name="P379"><text:span text:style-name="CharStyle12">in it he built a watch-tower, and had a winepress hewn; then he looked for good grapes,</text:span></text:p>
        <text:p text:style-name="P263"><text:span text:style-name="CharStyle12">and it bore him—wild grapes! </text:span><text:span text:style-name="CharStyle13">3</text:span><text:span text:style-name="CharStyle12"> “Now, dwellers in Jerusalem, now, men of Judah, pray judge between me and my vineyard.</text:span></text:p>
        <text:p text:style-name="P575"><text:span text:style-name="CharStyle13">4</text:span><text:span text:style-name="CharStyle12"> What more could have been done for it?</text:span></text:p>
        <text:p text:style-name="P263"><text:span text:style-name="CharStyle12">What have I left undone?</text:span></text:p>
        <text:p text:style-name="P620"><text:span text:style-name="CharStyle12">And when I looked for good grapes,</text:span></text:p>
        <text:p text:style-name="P265"><text:span text:style-name="CharStyle12">why did it bear wild grapes?</text:span></text:p>
        <text:p text:style-name="P62"><text:span text:style-name="CharStyle13">5</text:span><text:span text:style-name="CharStyle12"> Let me tell you now</text:span></text:p>
        <text:p text:style-name="P181"><text:span text:style-name="CharStyle12">what I will do to this my vine­yard—</text:span></text:p>
        <text:p text:style-name="P16"><text:span text:style-name="CharStyle12">tear it down till it is ruined, break the wall down till it lies trampled.</text:span></text:p>
        <text:p text:style-name="P45"><text:span text:style-name="CharStyle12">I’ll make an end of it;<text:tab/></text:span><text:span text:style-name="CharStyle13">6</text:span></text:p>
        <text:p text:style-name="P170"><text:span text:style-name="CharStyle12">unpruned, unweeded, it shall be overgrown with thorns and thistles, and I will bid the clouds drop no rain on it.”</text:span></text:p>
        <text:p text:style-name="P16"><text:span text:style-name="CharStyle12">The Eternal’s vineyard is the </text:span><text:span text:style-name="CharStyle13">7 </text:span><text:span text:style-name="CharStyle12">house of Israel, the men of Judah are his dear plantation:</text:span></text:p>
        <text:p text:style-name="P281"><text:span text:style-name="CharStyle12">he looked for justice—and lo, bloodshed!</text:span></text:p>
        <text:p text:style-name="P181"><text:span text:style-name="CharStyle12">for right—and lo, shrieks from</text:span></text:p>
        <text:p text:style-name="P474"><text:span text:style-name="CharStyle12">the wronged!</text:span></text:p>
        <text:p text:style-name="P523"><text:span text:style-name="CharStyle12">* * *</text:span></text:p>
        <text:p text:style-name="P281"><text:span text:style-name="CharStyle12">Woe to men who add house to </text:span><text:span text:style-name="CharStyle13">8 </text:span><text:span text:style-name="CharStyle12">house,</text:span></text:p>
        <text:p text:style-name="P150"><text:span text:style-name="CharStyle12">who join one field to another, till there is room for none but them</text:span></text:p>
        <text:p text:style-name="P181"><text:span text:style-name="CharStyle12">in all the land!</text:span></text:p>
        <text:p text:style-name="P281"><text:span text:style-name="CharStyle12">The Lord of hosts has sworn </text:span><text:span text:style-name="CharStyle13">9 </text:span><text:span text:style-name="CharStyle12">to me,</text:span></text:p>
        <text:p text:style-name="P281"><text:span text:style-name="CharStyle12">“Many a mansion is to lie for­lorn,</text:span></text:p>
        <text:p text:style-name="P181"><text:span text:style-name="CharStyle12">splendid and spacious and— empty!</text:span></text:p>
        <text:p text:style-name="P97"><text:span text:style-name="CharStyle12">For ten acres of vineyard shall io yield but eight gallons, and the harvest shall only be a tenth of what is sown.”</text:span></text:p>
        <text:p text:style-name="P291"><text:span text:style-name="CharStyle12">Woe to those who get up </text:span><text:span text:style-name="CharStyle21">ii </text:span><text:span text:style-name="CharStyle12">early</text:span></text:p>
        <text:p text:style-name="P155"><text:span text:style-name="CharStyle12">for a drinking bout, who sit far into the night, heated by their wine, revellers with lyre and lute, 12 with tambourine and flute!</text:span></text:p>
        <text:p text:style-name="P290"><text:span text:style-name="CharStyle12">They heed not what the Eternal has in hand,</text:span></text:p>
        <text:p text:style-name="P185"><text:span text:style-name="CharStyle12">they never see what he is doing.</text:span></text:p>
        <text:p text:style-name="P112"><text:span text:style-name="CharStyle12">So shall my people suddenly 13 pass into exile,</text:span></text:p>
        <text:p text:style-name="P435"><text:span text:style-name="CharStyle12">their leaders famishing with hunger,</text:span></text:p>
        <text:p text:style-name="P226"><text:span text:style-name="CharStyle12">the masses parched with thirst.</text:span></text:p>
        <text:list xml:id="list7367178892485035695" text:style-name="L9">
          <text:list-item>
            <text:p text:style-name="P887"><text:span text:style-name="CharStyle12"><text:tab/>So the underworld gapes greed-</text:span></text:p>
          </text:list-item>
        </text:list>
        <text:p text:style-name="P470"><text:span text:style-name="CharStyle12"><text:span text:style-name="T1">iIy</text:span></text:span><text:span text:style-name="CharStyle12">= • ■</text:span></text:p>
        <text:p text:style-name="P277"><text:span text:style-name="CharStyle12">opening its jaws ever so wide, and down go Sion’s pomp and throng,</text:span></text:p>
        <text:p text:style-name="P214"><text:span text:style-name="CharStyle12">down go all her madding crowd!</text:span></text:p>
        <text:list xml:id="list182810487140981" text:style-name="L5">
          <text:list-item>
            <text:p text:style-name="P751"><text:span text:style-name="CharStyle12"><text:tab/>Lambs graze in the deserted</text:span></text:p>
          </text:list-item>
        </text:list>
        <text:p text:style-name="P469"><text:span text:style-name="CharStyle12">scenes,</text:span></text:p>
        <text:p text:style-name="P277"><text:span text:style-name="CharStyle12">kids feed among the ruins</text:span></text:p>
        <text:list xml:id="list182808717696392" text:style-name="L9">
          <text:list-item>
            <text:p text:style-name="P752"><text:span text:style-name="CharStyle12"><text:tab/>[[and man is abased,</text:span></text:p>
          </text:list-item>
        </text:list>
        <text:p text:style-name="P277"><text:span text:style-name="CharStyle12">mortals are brought low, the haughty eyes are down­cast,</text:span></text:p>
        <text:list xml:id="list182825006920766" text:continue-numbering="true" text:style-name="L9">
          <text:list-item>
            <text:p text:style-name="P752"><text:span text:style-name="CharStyle12"><text:tab/>but the Lord of hosts is exalted</text:span></text:p>
          </text:list-item>
        </text:list>
        <text:p text:style-name="P469"><text:span text:style-name="CharStyle12">by his judgment;</text:span></text:p>
        <text:p text:style-name="P222"><text:span text:style-name="CharStyle12">God’s sentence shows His Majesty is living]].</text:span></text:p>
        <text:list xml:id="list182809371026123" text:style-name="L5">
          <text:list-item>
            <text:p text:style-name="P751"><text:span text:style-name="CharStyle12"><text:tab/>Woe to those who draw guilt on</text:span></text:p>
          </text:list-item>
        </text:list>
        <text:p text:style-name="P469"><text:span text:style-name="CharStyle12">themselves</text:span></text:p>
        <text:p text:style-name="P214"><text:span text:style-name="CharStyle12">by stout ungodliness, as with a rope,</text:span></text:p>
        <text:p text:style-name="P435"><text:span text:style-name="CharStyle12">and drag the penalty of sin upon them,</text:span></text:p>
        <text:p text:style-name="P277"><text:span text:style-name="CharStyle12">harnessing themselves to it!—</text:span></text:p>
        <text:list xml:id="list182824505942550" text:continue-numbering="true" text:style-name="L5">
          <text:list-item>
            <text:p text:style-name="P751"><text:span text:style-name="CharStyle12"><text:tab/>who sneer, “Pray let us see what</text:span></text:p>
          </text:list-item>
        </text:list>
        <text:p text:style-name="P469"><text:span text:style-name="CharStyle12">he will do!</text:span></text:p>
        <text:p text:style-name="P277"><text:span text:style-name="CharStyle12">Let him make haste!</text:span></text:p>
        <text:p text:style-name="P435"><text:span text:style-name="CharStyle12">We’d like to know what Israel’s Majesty</text:span></text:p>
        <text:p text:style-name="P277"><text:span text:style-name="CharStyle12">can have in mind!”</text:span></text:p>
        <text:list xml:id="list182824824787192" text:continue-numbering="true" text:style-name="L5">
          <text:list-item>
            <text:p text:style-name="P753"><text:span text:style-name="CharStyle12"><text:tab/>Woe to those who call good evil,</text:span></text:p>
          </text:list-item>
        </text:list>
        <text:p text:style-name="P277"><text:span text:style-name="CharStyle12">and call evil good, who make out darkness to be light,</text:span></text:p>
        <text:p text:style-name="P279"><text:span text:style-name="CharStyle12">light to be darkness, who make out bitter to be sweet, sweet to be bitter!</text:span></text:p>
        <text:list xml:id="list182824340572057" text:continue-numbering="true" text:style-name="L5">
          <text:list-item>
            <text:p text:style-name="P753"><text:span text:style-name="CharStyle12"><text:tab/>Woe to those who think them­</text:span></text:p>
          </text:list-item>
        </text:list>
        <text:p text:style-name="P673"><text:span text:style-name="CharStyle12">selves so wise, fancy themselves shrewd!</text:span></text:p>
        <text:list xml:id="list182823796984467" text:continue-numbering="true" text:style-name="L5">
          <text:list-item>
            <text:p text:style-name="P754"><text:soft-page-break/><text:span text:style-name="CharStyle12"><text:tab/>Woe to those who are brave—</text:span></text:p>
          </text:list-item>
        </text:list>
        <text:p text:style-name="P469"><text:span text:style-name="CharStyle12">at drinking!</text:span></text:p>
        <text:p text:style-name="P277"><text:span text:style-name="CharStyle12">mighty at—mixing a bowl!</text:span></text:p>
        <text:p text:style-name="P281"><text:span text:style-name="CharStyle12">who let off guilty men for a 23 bribe,</text:span></text:p>
        <text:p text:style-name="P181"><text:span text:style-name="CharStyle12">and deprive the innocent of his rights!</text:span></text:p>
        <text:p text:style-name="P281"><text:span text:style-name="CharStyle12">As a tongue of fire licks up the 24 stubble,</text:span></text:p>
        <text:p text:style-name="P181"><text:span text:style-name="CharStyle12">as hay is shrivelled in the flames,</text:span></text:p>
        <text:p text:style-name="P281"><text:span text:style-name="CharStyle12">their root shall rot,</text:span></text:p>
        <text:p text:style-name="P150"><text:span text:style-name="CharStyle12">their blossoms moulder, for scorning orders from the Lord of hosts,</text:span></text:p>
        <text:p text:style-name="P150"><text:span text:style-name="CharStyle12">for spurning what Israel’s</text:span></text:p>
        <text:p text:style-name="P474"><text:span text:style-name="CharStyle12">Majesty decreed.</text:span></text:p>
        <text:p text:style-name="P646"><text:span text:style-name="CharStyle23">* * *</text:span></text:p>
        <text:p text:style-name="P150"><text:span text:style-name="CharStyle12">In the year that king Uz- /T zlah died, I saw the Lord'-' seated on a high and lofty throne; his trailing robes spread over the temple-floor, and ser- 2 aphs hovered round him, each with six wings—two covering the face, two covering the body, and two to fly with. They kept call- 3 ing to one another,</text:span></text:p>
        <text:p text:style-name="P281"><text:span text:style-name="CharStyle12">“Holy, holy, holy, is the Lord of hosts,</text:span></text:p>
        <text:p text:style-name="P181"><text:span text:style-name="CharStyle12">his majestic splendour fills the whole earth!”</text:span></text:p>
        <text:p text:style-name="P16"><text:span text:style-name="CharStyle12">At the sound of the chant, the 4 foundations of the threshold shook, and the temple began to fill with smoke. Then I said, S “Alas! I am undone! man of unclean lips that I am, living among a people of unclean lips!</text:span></text:p>
        <text:p text:style-name="P16"><text:span text:style-name="CharStyle12">I am undone, for mine eyes have seen the King, the Lord of hosts!” But one of the seraphs 6 flew towards me with a live coal in his hand, which he had lifted with tongs from the altar; he </text:span><text:span text:style-name="CharStyle14">7 </text:span><text:span text:style-name="CharStyle12">touched my mouth with it, saying,</text:span></text:p>
        <text:p text:style-name="P281"><text:span text:style-name="CharStyle12">“Now that this has touched your lips,</text:span></text:p>
        <text:p text:style-name="P181"><text:span text:style-name="CharStyle12">your guilt is gone, your sin for­given.”</text:span></text:p>
        <text:p text:style-name="P150"><text:span text:style-name="CharStyle12">Then I heard the voice of the 8 Lord saying,</text:span></text:p>
        <text:p text:style-name="P281"><text:span text:style-name="CharStyle12">“Whom shall I send?</text:span></text:p>
        <text:p text:style-name="P348"><text:span text:style-name="CharStyle12">Who will go for us?”</text:span></text:p>
        <text:p text:style-name="P210"><text:span text:style-name="CharStyle12">I answered, “Here am I; send 9 me.” Then he said, “Go and tell this people:</text:span></text:p>
        <text:p text:style-name="P348"><text:span text:style-name="CharStyle12">‘Listen and listen—but never understand!</text:span></text:p>
        <text:p text:style-name="P348"><text:span text:style-name="CharStyle12">Look and look—but never see!’</text:span></text:p>
        <text:list xml:id="list182809635393153" text:style-name="L6">
          <text:list-item>
            <text:p text:style-name="P742"><text:span text:style-name="CharStyle12"><text:tab/>Make the mind of this people</text:span></text:p>
          </text:list-item>
        </text:list>
        <text:p text:style-name="P308"><text:span text:style-name="CharStyle12">dull,</text:span></text:p>
        <text:p text:style-name="P671"><text:span text:style-name="CharStyle12">make their ears heavy and close up their eyes, lest their eyes see, lest their ears hear,</text:span></text:p>
        <text:p text:style-name="P393"><text:span text:style-name="CharStyle12">lest their minds understand, and their health be restored.”</text:span></text:p>
        <text:list xml:id="list182824908552871" text:continue-numbering="true" text:style-name="L6">
          <text:list-item>
            <text:p text:style-name="P755"><text:span text:style-name="CharStyle12"><text:tab/>“Lord,” I asked, “for how</text:span></text:p>
          </text:list-item>
        </text:list>
        <text:p text:style-name="P308"><text:span text:style-name="CharStyle12">long?” He answered,</text:span></text:p>
        <text:p text:style-name="P548"><text:span text:style-name="CharStyle12">“Till they are ruined, till their towns are empty, and their houses uninhabited, and the land left desolate;</text:span></text:p>
        <text:list xml:id="list182824200518900" text:continue-numbering="true" text:style-name="L6">
          <text:list-item>
            <text:p text:style-name="P757"><text:span text:style-name="CharStyle12"><text:tab/>till the Eternal banishes the folk</text:span></text:p>
          </text:list-item>
        </text:list>
        <text:p text:style-name="P308"><text:span text:style-name="CharStyle12">afar,</text:span></text:p>
        <text:p text:style-name="P348"><text:span text:style-name="CharStyle12">and wide tracts of the land lie bare:</text:span></text:p>
        <text:list xml:id="list182824174045898" text:continue-numbering="true" text:style-name="L6">
          <text:list-item>
            <text:p text:style-name="P928"><text:span text:style-name="CharStyle12"><text:tab/>even if a tenth of them be spared, they too must be burned up, like stumps of oak and terebinth that have been felled</text:span></text:p>
          </text:list-item>
        </text:list>
        <text:p text:style-name="P350"><text:span text:style-name="CharStyle12">[[these stumps are the sacred race]].”</text:span></text:p>
        <text:p text:style-name="Body_20_text_20__28_3_29__20__2b__20_DropCap2">7<text:span text:style-name="CharStyle9"><text:tab/>During the reign of Ahaz the son of Jotham, son of Uzziah, king of Judah, Rezin the king of Aram and Pekah the son of Remaliah, king of Israel, marched up to attack Jerusalem (though they could not deliver 2 their attack). When news came to the royal court that the Ara­maeans had occupied Ephraim, the heart of Ahaz and of his people quivered like trees quiv­ering before the wind in the 3 jungle. But the Eternal said to Isaiah, “Go out, with your son Shear-yashub, to meet Ahaz at the top of the conduit from the upper reservoir, on the 4 road to Fuller’s Field. Tell him, he must be calm, never quail, never be afraid of these two fag-ends of flickering torches, of Rezin and the son of Remaliah with their blazing fury. Aram 5 and Ephraim and the son of Remaliah have planned mis­chief against you, thinking to invade Judah and reduce it to straits, to break in and seize it 6 and set Tabeal’s son upon the throne; but this is what the 7 Lord the Eternal says:</text:span></text:p>
        <text:p text:style-name="P593"><text:span text:style-name="CharStyle12">‘Their plan shall fail,<text:line-break/>this shall not be;</text:span></text:p>
        <text:p text:style-name="P281"><text:soft-page-break/><text:span text:style-name="CharStyle12">Damascus is but the capital of 8 Aram,</text:span></text:p>
        <text:p text:style-name="P181"><text:span text:style-name="CharStyle12">and only in Damascus Rezin rules</text:span></text:p>
        <text:p text:style-name="P562"><text:span text:style-name="CharStyle12">[[within sixty-five years Eph­raim shall be so shattered that it ceases to be a nation]],</text:span></text:p>
        <text:p text:style-name="P281"><text:span text:style-name="CharStyle12">Samaria is but the capital of 9 Ephraim,</text:span></text:p>
        <text:p text:style-name="P181"><text:span text:style-name="CharStyle12">and only in Samaria rules Remaliah’s son.</text:span></text:p>
        <text:p text:style-name="P587"><text:soft-page-break/><text:span text:style-name="CharStyle12">If your faith does not hold, you will never hold out.’ ”</text:span></text:p>
        <text:p text:style-name="P150"><text:span text:style-name="CharStyle12">I also said to Ahaz, “Ask the io Eternal your God for an omen— 11 from the deep underworld or from high heaven.” “No,” 12 said Ahaz, “I will not put the Eternal to any test.” Then I 13 said, “Listen, you royalties, I am tired of you! And will you insist on tiring my God as well as a man like myself? An omen you shall have, and that from the Eternal himself. There 14 is a young woman with child, who shall bear a son and call his name ‘Immanuel’ (God is with us); [[he shall enjoy curds 15 and honey, whenever he knows good food from bad]], for before 16 ever the child knows good food from bad, the land whose two kings are your terror shall be desolate.”</text:span></text:p>
        <text:list xml:id="list182809599559173" text:style-name="L9">
          <text:list-item>
            <text:p text:style-name="P726"><text:span text:style-name="CharStyle12"><text:tab/>The Eternal will bring upon you,</text:span></text:p>
          </text:list-item>
        </text:list>
        <text:p text:style-name="P214"><text:span text:style-name="CharStyle12">on your people and your family,</text:span></text:p>
        <text:p text:style-name="P452"><text:span text:style-name="CharStyle12">a time such as never has been, since Ephraim broke with Judah.</text:span></text:p>
        <text:list xml:id="list182824121044865" text:continue-numbering="true" text:style-name="L9">
          <text:list-item>
            <text:p text:style-name="P726"><text:span text:style-name="CharStyle12"><text:tab/>For then it shall be</text:span></text:p>
          </text:list-item>
        </text:list>
        <text:p text:style-name="P214"><text:span text:style-name="CharStyle12">that the Eternal whistles for fly and bee,</text:span></text:p>
        <text:list xml:id="list182823618511763" text:continue-numbering="true" text:style-name="L9">
          <text:list-item>
            <text:p text:style-name="P726"><text:span text:style-name="CharStyle12"><text:tab/>for foes that swarm and settle</text:span></text:p>
          </text:list-item>
        </text:list>
        <text:p text:style-name="P469"><text:span text:style-name="CharStyle12">all</text:span></text:p>
        <text:p text:style-name="P214"><text:span text:style-name="CharStyle12">in the steep ravines and crev­ices of cliffs,</text:span></text:p>
        <text:p text:style-name="P214"><text:span text:style-name="CharStyle12">on every bush and pasture- land.</text:span></text:p>
        <text:list xml:id="list182824381407008" text:continue-numbering="true" text:style-name="L9">
          <text:list-item>
            <text:p text:style-name="P759"><text:span text:style-name="CharStyle12"><text:tab/>Then, with a razor hired [[the</text:span></text:p>
          </text:list-item>
        </text:list>
        <text:p text:style-name="P469"><text:span text:style-name="CharStyle12">Assyrian king]]</text:span></text:p>
        <text:p text:style-name="P214"><text:span text:style-name="CharStyle12">from the banks of the Eu­phrates,</text:span></text:p>
        <text:p text:style-name="P452"><text:span text:style-name="CharStyle12">will the Eternal shave your country bare, shaving off every hair, lopping the very beard away.</text:span></text:p>
        <text:list xml:id="list182824403044890" text:continue-numbering="true" text:style-name="L9">
          <text:list-item>
            <text:p text:style-name="P759"><text:span text:style-name="CharStyle12"><text:tab/>Then a man can only keep</text:span></text:p>
          </text:list-item>
        </text:list>
        <text:p text:style-name="P214"><text:span text:style-name="CharStyle12">a single cow and a couple of sheep,</text:span></text:p>
        <text:list xml:id="list182823826930586" text:continue-numbering="true" text:style-name="L9">
          <text:list-item>
            <text:p text:style-name="P759"><text:span text:style-name="CharStyle12"><text:tab/>though the ample milk</text:span></text:p>
          </text:list-item>
        </text:list>
        <text:p text:style-name="P277"><text:span text:style-name="CharStyle12">will supply him with curds: for any survivors in the land shall only fare on curds and honey.</text:span></text:p>
        <text:list xml:id="list182823045584947" text:continue-numbering="true" text:style-name="L9">
          <text:list-item>
            <text:p text:style-name="P759"><text:span text:style-name="CharStyle12"><text:tab/>Then it shall be that every spot,</text:span></text:p>
          </text:list-item>
        </text:list>
        <text:p text:style-name="P214"><text:span text:style-name="CharStyle12">once rich with a thousand vines,</text:span></text:p>
        <text:p text:style-name="P61"><text:span text:style-name="CharStyle12">worth a thousand silver pieces, shall be all thorns and thistles;</text:span></text:p>
        <text:list xml:id="list182823079721231" text:continue-numbering="true" text:style-name="L9">
          <text:list-item>
            <text:p text:style-name="P759"><text:span text:style-name="CharStyle12"><text:tab/>and men will go hunting with</text:span></text:p>
          </text:list-item>
        </text:list>
        <text:p text:style-name="P469"><text:span text:style-name="CharStyle12">arrow and bow, for all the country is thorns and thistles;</text:span></text:p>
        <text:list xml:id="list182824690569900" text:continue-numbering="true" text:style-name="L9">
          <text:list-item>
            <text:p text:style-name="P759"><text:span text:style-name="CharStyle12"><text:tab/>and if you went to slopes once</text:span></text:p>
          </text:list-item>
        </text:list>
        <text:p text:style-name="P469"><text:span text:style-name="CharStyle12">hoed,</text:span></text:p>
        <text:p text:style-name="P214"><text:span text:style-name="CharStyle12">you would see only thorns and thistles,</text:span></text:p>
        <text:p text:style-name="P668"><text:soft-page-break/><text:span text:style-name="CharStyle12">a cattle-run and a sheep-walk. * * *</text:span></text:p>
        <text:p text:style-name="P61"><text:span text:style-name="CharStyle12">The Eternal said to me, “Take a large board and write on it plainly, ‘Spoilsoonprey- 2 quick,’ and have it attested by two reliable witnesses, by Uriah</text:span></text:p>
        <text:p text:style-name="P27"><text:span text:style-name="CharStyle12">the priest and Zechariah the son of Jeberechiah.” Then I 3 the prophet went to my wife, and, when she had conceived and borne a son, the Eternal said to me, “Name him ‘Spoil- soonpreyquick.’ For before the 4 boy knows how to say, ‘my father’ and ‘my mother,’ the wealth of Damascus and the spoils of Samaria shall be car­ried off to the king of Assyria.” Once again the Eternal said to 5 me:</text:span></text:p>
        <text:p text:style-name="P16"><text:span text:style-name="CharStyle12">Since this people has rejected 6 the soft flow from Shiloah, and since they are dejected over Rezin and Remaliah’s son,</text:span></text:p>
        <text:p text:style-name="P281"><text:span text:style-name="CharStyle12">therefore the Lord lets loose on </text:span><text:span text:style-name="CharStyle14">7 </text:span><text:span text:style-name="CharStyle12">them</text:span></text:p>
        <text:p text:style-name="P181"><text:span text:style-name="CharStyle12">the strong, full surge of the Euphrates</text:span></text:p>
        <text:p text:style-name="P181"><text:span text:style-name="CharStyle12">[[the king of Assyria and all his array]],</text:span></text:p>
        <text:p text:style-name="P16"><text:span text:style-name="CharStyle12">overflowing all its channels, brimming over all its banks, swirling onwards, flooding Ju- 8 dah,</text:span></text:p>
        <text:p text:style-name="P150"><text:span text:style-name="CharStyle12">flooding it up to the neck.</text:span></text:p>
        <text:p text:style-name="P281"><text:span text:style-name="CharStyle12">But the Lord’s wings out­stretched</text:span></text:p>
        <text:p text:style-name="P150"><text:span text:style-name="CharStyle12">shall cover the country from side to side; for “God is with us.”</text:span></text:p>
        <text:p text:style-name="P35"><text:span text:style-name="CharStyle12">Rage away, you nations—<text:tab/>9</text:span></text:p>
        <text:p text:style-name="P150"><text:span text:style-name="CharStyle12">only to be shattered!</text:span></text:p>
        <text:p text:style-name="P27"><text:span text:style-name="CharStyle12">(listen to this, all lands afar!)</text:span></text:p>
        <text:p text:style-name="P458"><text:span text:style-name="CharStyle12">Arm for the fray, and you shall be shattered!</text:span></text:p>
        <text:p text:style-name="P458"><text:span text:style-name="CharStyle12">Arm for the fray, and you shall be shattered!</text:span></text:p>
        <text:p text:style-name="P35"><text:span text:style-name="CharStyle12">Form your plot,<text:tab/>10</text:span></text:p>
        <text:p text:style-name="P150"><text:span text:style-name="CharStyle12">and it shall fail; lay your plan, it never shall prevail: for “God is with us.”</text:span></text:p>
        <text:p text:style-name="P150"><text:span text:style-name="CharStyle12">Here is what the Eternal said ir to me, with overwhelming force, as he warned me not to take the line of this people:</text:span></text:p>
        <text:list xml:id="list6942838983222567678" text:style-name="L10">
          <text:list-item>
            <text:p text:style-name="P940"><text:span text:style-name="CharStyle12"><text:tab/>“Do not call out ‘Danger!’</text:span></text:p>
          </text:list-item>
        </text:list>
        <text:p text:style-name="P419"><text:span text:style-name="CharStyle12">when this people calls out ‘Danger!’</text:span></text:p>
        <text:p text:style-name="P486"><text:span text:style-name="CharStyle12">Have no fear of what they fear, never dread it.</text:span></text:p>
        <text:list xml:id="list182824283873008" text:continue-numbering="true" text:style-name="L10">
          <text:list-item>
            <text:p text:style-name="P940"><text:span text:style-name="CharStyle12"><text:tab/>The danger lies with the Lord of</text:span></text:p>
          </text:list-item>
        </text:list>
        <text:p text:style-name="P333"><text:span text:style-name="CharStyle12">hosts;</text:span></text:p>
        <text:p text:style-name="P468"><text:span text:style-name="CharStyle12">’tis he whom you should fear, ’tis he whom you should dread!</text:span></text:p>
        <text:list xml:id="list182824160502749" text:continue-numbering="true" text:style-name="L10">
          <text:list-item>
            <text:p text:style-name="P940"><text:span text:style-name="CharStyle12"><text:tab/>Over him, like a stone in the</text:span></text:p>
          </text:list-item>
        </text:list>
        <text:p text:style-name="P333"><text:span text:style-name="CharStyle12">road,</text:span></text:p>
        <text:p text:style-name="P419"><text:soft-page-break/><text:span text:style-name="CharStyle12">both houses of Israel shall trip and tumble;</text:span></text:p>
        <text:p text:style-name="P419"><text:span text:style-name="CharStyle12">to the Jerusalemites he is a trap and snare—</text:span></text:p>
        <text:list xml:id="list182824777370443" text:continue-numbering="true" text:style-name="L10">
          <text:list-item>
            <text:p text:style-name="P940"><text:span text:style-name="CharStyle12"><text:tab/>many shall trip and fall with a</text:span></text:p>
          </text:list-item>
        </text:list>
        <text:p text:style-name="P333"><text:span text:style-name="CharStyle12">crash,</text:span></text:p>
        <text:p text:style-name="P419"><text:span text:style-name="CharStyle12">many shall be caught and captured.”</text:span></text:p>
        <text:list xml:id="list182823159371354" text:continue-numbering="true" text:style-name="L10">
          <text:list-item>
            <text:p text:style-name="P942"><text:span text:style-name="CharStyle12"><text:tab/>I wiU seal up my message, and commit my counsel to the safe</text:span></text:p>
          </text:list-item>
          <text:list-item>
            <text:p text:style-name="P943"><text:span text:style-name="CharStyle12"><text:tab/>keeping of my pupils; then I will wait on for the Eternal who now hides his face from the house of</text:span></text:p>
          </text:list-item>
          <text:list-item>
            <text:p text:style-name="P967"><text:span text:style-name="CharStyle12"><text:tab/>Israel, I will hope for him. I and the two children whom the Eternal has given me are omens and portents set in Israel by the Lord of hosts, who dwells on Sion hill.</text:span></text:p>
          </text:list-item>
          <text:list-item>
            <text:p text:style-name="P942"><text:span text:style-name="CharStyle12"><text:tab/>When they tell you to con­sult mediums and ghosts that cheep and gibber in low mur­murs, ask them if a nation should not rather consult its God. Say, “Why consult the dead on behalf of the living?</text:span></text:p>
          </text:list-item>
          <text:list-item>
            <text:p text:style-name="P945"><text:span text:style-name="CharStyle12"><text:tab/>Consult the Message and the Counsel of God!” But that will only be their cry, when there is no dawn of hope for them any more.</text:span></text:p>
          </text:list-item>
          <text:list-item>
            <text:p text:style-name="P945"><text:span text:style-name="CharStyle12"><text:tab/>They shall roam through the</text:span></text:p>
          </text:list-item>
        </text:list>
        <text:p text:style-name="P333"><text:span text:style-name="CharStyle12">land, hard pressed and hungry,^</text:span></text:p>
        <text:p text:style-name="P468"><text:span text:style-name="CharStyle12">hunger driving them to rage, till they curse their King and God;</text:span></text:p>
        <text:p text:style-name="P486"><text:span text:style-name="CharStyle12">they shall gaze up to heaven,</text:span></text:p>
        <text:p text:style-name="P150"><text:span text:style-name="CharStyle12">and look round upon earth, 22 only to see distress and dark­ness,</text:span></text:p>
        <text:p text:style-name="P414"><text:span text:style-name="CharStyle12">anguish and utter gloom— poor waifs of men!</text:span></text:p>
        <text:p text:style-name="P150"><text:span text:style-name="CharStyle12">Formerly he humiliated the </text:span><text:span text:style-name="CharStyle25">q </text:span><text:span text:style-name="CharStyle12">land of Zebulun and the land of Naphtali, but now he has hon­oured the region of Galilee’s sea, the district that the nations hold west of the Jordan.</text:span></text:p>
        <text:p text:style-name="P16"><text:span text:style-name="CharStyle12">The people who were dwelling 2 in the darkness have now seen a great light; those who were living in a land of shadows,</text:span></text:p>
        <text:p text:style-name="P150"><text:span text:style-name="CharStyle12">upon them light has shone.</text:span></text:p>
        <text:p text:style-name="P340"><text:span text:style-name="CharStyle12">Thou hast richly given them 3 gladness,</text:span></text:p>
        <text:p text:style-name="P150"><text:span text:style-name="CharStyle12">and an ample joy; in thy presence they rejoice like harvesters,</text:span></text:p>
        <text:p text:style-name="P274"><text:span text:style-name="CharStyle12">as men rejoice dividing plunder.</text:span></text:p>
        <text:p text:style-name="P338"><text:span text:style-name="CharStyle12">For thou hast broken their 4 heavy yoke,</text:span></text:p>
        <text:p text:style-name="P150"><text:span text:style-name="CharStyle12">the bar that bent their</text:span></text:p>
        <text:p text:style-name="P384"><text:span text:style-name="CharStyle12">shoulders,</text:span></text:p>
        <text:p text:style-name="P16"><text:span text:style-name="CharStyle12">and the whip of their oppressors, as at the triumph over Mid- ian;</text:span></text:p>
        <text:p text:style-name="P86"><text:span text:style-name="CharStyle12">the stamping warrior’s boot, 5 the bloodstained war-attire, shall all of them be burnt, as fuel for the fire.</text:span></text:p>
        <text:p text:style-name="P16"><text:soft-page-break/><text:span text:style-name="CharStyle12">For a child has been born to us, 6 a son has been given to us; the royal dignity he wears, and this the title that he bears—</text:span></text:p>
        <text:p text:style-name="P16"><text:span text:style-name="CharStyle12">“A wonder of a counsellor, a divine hero, a father for all time, a peaceful prince!”</text:span></text:p>
        <text:p text:style-name="P34"><text:span text:style-name="CharStyle12">Great is his authority,<text:tab/></text:span><text:span text:style-name="CharStyle13">7</text:span></text:p>
        <text:p text:style-name="P150"><text:span text:style-name="CharStyle12">endless is his peace, over David’s throne and his dominion,</text:span></text:p>
        <text:p text:style-name="P548"><text:span text:style-name="CharStyle12">to base it firm and stable on justice and good order, from henceforth and for ever— thanks to the jealous care of</text:span></text:p>
        <text:p text:style-name="P469"><text:span text:style-name="CharStyle12">the Eternal.</text:span></text:p>
        <text:p text:style-name="P616"><text:span text:style-name="CharStyle12">* * *</text:span></text:p>
        <text:list xml:id="list182810036421254" text:style-name="L8">
          <text:list-item>
            <text:p text:style-name="P761"><text:span text:style-name="CharStyle12"><text:tab/>The Lord’s word, sent for Jacob,</text:span></text:p>
          </text:list-item>
        </text:list>
        <text:p text:style-name="P214"><text:span text:style-name="CharStyle12">shall drop on Israel,</text:span></text:p>
        <text:list xml:id="list182823417586540" text:continue-numbering="true" text:style-name="L8">
          <text:list-item>
            <text:p text:style-name="P761"><text:span text:style-name="CharStyle12"><text:tab/>till all the people feel its weight</text:span></text:p>
          </text:list-item>
        </text:list>
        <text:p text:style-name="P214"><text:span text:style-name="CharStyle12">in Ephraim and Samaria.</text:span></text:p>
        <text:p text:style-name="P655"><text:span text:style-name="CharStyle12">For in their pride and arrogance they vaunt aloud,</text:span></text:p>
        <text:list xml:id="list182823814589981" text:continue-numbering="true" text:style-name="L8">
          <text:list-item>
            <text:p text:style-name="P719"><text:span text:style-name="CharStyle12"><text:tab/>“The bricks have broken down, but we will build up masonry; the sycomore-work is gone, but in its place we will put cedar-work.”</text:span></text:p>
          </text:list-item>
        </text:list>
        <text:p text:style-name="P639"><text:span text:style-name="CharStyle12">n So the Eternal stirs their foes against them,</text:span></text:p>
        <text:p text:style-name="P214"><text:span text:style-name="CharStyle12">he has spurred on their enemies;</text:span></text:p>
        <text:list xml:id="list2957402937904869961" text:style-name="L11">
          <text:list-item>
            <text:p text:style-name="P763"><text:span text:style-name="CharStyle12"><text:tab/>Aramaeans east and Philistines</text:span></text:p>
          </text:list-item>
        </text:list>
        <text:p text:style-name="P469"><text:span text:style-name="CharStyle12">west</text:span></text:p>
        <text:p text:style-name="P214"><text:span text:style-name="CharStyle12">gulp Israel down.</text:span></text:p>
        <text:p text:style-name="P552"><text:span text:style-name="CharStyle12">And yet his wrath is not abated, his arm is stretched out still to strike.</text:span></text:p>
        <text:list xml:id="list182824367176239" text:continue-numbering="true" text:style-name="L11">
          <text:list-item>
            <text:p text:style-name="P763"><text:span text:style-name="CharStyle12"><text:tab/>The people would not turn to</text:span></text:p>
          </text:list-item>
        </text:list>
        <text:p text:style-name="P469"><text:span text:style-name="CharStyle12">him who struck them, they would not seek the Lord of hosts;</text:span></text:p>
        <text:list xml:id="list182824445984670" text:continue-numbering="true" text:style-name="L11">
          <text:list-item>
            <text:p text:style-name="P763"><text:span text:style-name="CharStyle12"><text:tab/>so he lopped off head and tail,</text:span></text:p>
          </text:list-item>
        </text:list>
        <text:p text:style-name="P214"><text:span text:style-name="CharStyle12">palm-branch and rush in a single day</text:span></text:p>
        <text:list xml:id="list182823217725648" text:continue-numbering="true" text:style-name="L11">
          <text:list-item>
            <text:p text:style-name="P763"><text:span text:style-name="CharStyle12"><text:tab/>[[the sheikhs and authorities are</text:span></text:p>
          </text:list-item>
        </text:list>
        <text:p text:style-name="P469"><text:span text:style-name="CharStyle12">the “head,”</text:span></text:p>
        <text:p text:style-name="P214"><text:span text:style-name="CharStyle12">the prophets with false oracles are the “tail”;</text:span></text:p>
        <text:list xml:id="list182823308107341" text:continue-numbering="true" text:style-name="L11">
          <text:list-item>
            <text:p text:style-name="P763"><text:span text:style-name="CharStyle12"><text:tab/>the leaders of this people mis­</text:span></text:p>
          </text:list-item>
        </text:list>
        <text:p text:style-name="P469"><text:soft-page-break/><text:span text:style-name="CharStyle12">lead them,</text:span></text:p>
        <text:p text:style-name="P214"><text:span text:style-name="CharStyle12">and those who are led are lost]].</text:span></text:p>
        <text:list xml:id="list182823371026263" text:continue-numbering="true" text:style-name="L11">
          <text:list-item>
            <text:p text:style-name="P763"><text:span text:style-name="CharStyle12"><text:tab/>So the Lord spares not their</text:span></text:p>
          </text:list-item>
        </text:list>
        <text:p text:style-name="P469"><text:span text:style-name="CharStyle12">soldiers,</text:span></text:p>
        <text:p text:style-name="P214"><text:span text:style-name="CharStyle12">pitiless even to orphans and widows;</text:span></text:p>
        <text:p text:style-name="P348"><text:span text:style-name="CharStyle12">for they are all profane and wicked,</text:span></text:p>
        <text:p text:style-name="P214"><text:span text:style-name="CharStyle12">impiety is on every lip.</text:span></text:p>
        <text:p text:style-name="P348"><text:span text:style-name="CharStyle12">And yet his wrath is not abated,</text:span></text:p>
        <text:p text:style-name="P203"><text:span text:style-name="CharStyle12">his arm is stretched out still to strike.</text:span></text:p>
        <text:p text:style-name="P115"><text:span text:style-name="CharStyle12">Ungodliness blazed like a fire, 18 consuming thorns and briars,</text:span></text:p>
        <text:p text:style-name="P16"><text:span text:style-name="CharStyle12">and firing thickets in the forest, till the smoke rolled up in clouds.</text:span></text:p>
        <text:p text:style-name="P281"><text:span text:style-name="CharStyle12">The fury of the Eternal burned 19 the land,</text:span></text:p>
        <text:p text:style-name="P181"><text:span text:style-name="CharStyle12">till the folk preyed upon each other;</text:span></text:p>
        <text:p text:style-name="P281"><text:span text:style-name="CharStyle12">they snatched to right and still 20 were hungry,</text:span></text:p>
        <text:p text:style-name="P181"><text:span text:style-name="CharStyle12">they munched to left and were not satisfied;</text:span></text:p>
        <text:p text:style-name="P108"><text:span text:style-name="CharStyle12">none had pity for his fellow, each gnawed at his neighbour;</text:span></text:p>
        <text:p text:style-name="P16"><text:span text:style-name="CharStyle12">Manasseh tore at Ephraim and 21 Ephraim at Manasseh, and both together tore at Judah.</text:span></text:p>
        <text:p text:style-name="P83"><text:span text:style-name="CharStyle12">And yet his wrath is not abated, his arm is stretched out still to strike.</text:span></text:p>
        <text:p text:style-name="P282"><text:span text:style-name="CharStyle12">Woe to those who issue </text:span><text:span text:style-name="CharStyle26">l </text:span><text:span text:style-name="CharStyle27">a </text:span><text:span text:style-name="CharStyle12">harsh decrees,<text:tab/>A"</text:span></text:p>
        <text:p text:style-name="P181"><text:span text:style-name="CharStyle12">penning orders that oppress,</text:span></text:p>
        <text:p text:style-name="P16"><text:span text:style-name="CharStyle12">robbing the weak of their rights, 2 and defrauding the poor of their dues,</text:span></text:p>
        <text:p text:style-name="P108"><text:span text:style-name="CharStyle12">till widows fall to them as spoil, and orphans as their prey.</text:span></text:p>
        <text:p text:style-name="P281"><text:span text:style-name="CharStyle12">What will you do at the great 3 Assize,</text:span></text:p>
        <text:p text:style-name="P181"><text:span text:style-name="CharStyle12">when the storm blows from abroad?</text:span></text:p>
        <text:p text:style-name="P281"><text:span text:style-name="CharStyle12">To whom will you run then for help,</text:span></text:p>
        <text:p text:style-name="P181"><text:span text:style-name="CharStyle12">and where will you put your plunder?</text:span></text:p>
        <text:p text:style-name="P281"><text:span text:style-name="CharStyle12">Yours only to crouch low among 4 the captives,</text:span></text:p>
        <text:p text:style-name="P181"><text:soft-page-break/><text:span text:style-name="CharStyle12">or fall under the corpses of the slain.</text:span></text:p>
        <text:p text:style-name="P83"><text:span text:style-name="CharStyle12">And yet his wrath is not abated, his arm is stretched out still to strike.</text:span></text:p>
        <text:p text:style-name="P286"><text:span text:style-name="CharStyle12">So the Eternal’s anger blazes t? against his people,<text:tab/>J 23</text:span></text:p>
      </text:section>
      <text:section text:style-name="Sect4" text:name="Section5">
        <text:p text:style-name="P923"><text:span text:style-name="CharStyle12">he stretches out his arm against them,</text:span></text:p>
        <text:p text:style-name="P435"><text:span text:style-name="CharStyle12">striking them till the mountains tremble,</text:span></text:p>
        <text:p text:style-name="P214"><text:span text:style-name="CharStyle12">and corpses lie like dung upon the streets.</text:span></text:p>
        <text:p text:style-name="P435"><text:span text:style-name="CharStyle12">And yet his wrath is not abated,</text:span></text:p>
        <text:p text:style-name="P222"><text:span text:style-name="CharStyle12">his arm is stretched out still to strike.</text:span></text:p>
        <text:list xml:id="list182810639320531" text:style-name="L9">
          <text:list-item>
            <text:p text:style-name="P765"><text:span text:style-name="CharStyle12"><text:tab/>He signals to a foreign power,</text:span></text:p>
          </text:list-item>
        </text:list>
        <text:p text:style-name="P277"><text:span text:style-name="CharStyle12">whistling for them from the end of the earth; swiftly they come, speedily,</text:span></text:p>
        <text:list xml:id="list182824576999807" text:continue-numbering="true" text:style-name="L9">
          <text:list-item>
            <text:p text:style-name="P969"><text:span text:style-name="CharStyle12"><text:tab/>none tired, none tripping, not a belt slack,</text:span></text:p>
          </text:list-item>
        </text:list>
        <text:p text:style-name="P214"><text:span text:style-name="CharStyle12">not a shoe-string broken,</text:span></text:p>
        <text:list xml:id="list182824396577426" text:continue-numbering="true" text:style-name="L9">
          <text:list-item>
            <text:p text:style-name="P766"><text:span text:style-name="CharStyle12"><text:tab/>arrows sharpened,</text:span></text:p>
          </text:list-item>
        </text:list>
        <text:p text:style-name="P214"><text:span text:style-name="CharStyle12">bows all bent,</text:span></text:p>
        <text:p text:style-name="P452"><text:span text:style-name="CharStyle12">horses’ hoofs as hard as flint, chariot wheels like whirl­winds—</text:span></text:p>
        <text:list xml:id="list182824733724480" text:continue-numbering="true" text:style-name="L9">
          <text:list-item>
            <text:p text:style-name="P769"><text:span text:style-name="CharStyle12"><text:tab/>growling like a lion,</text:span></text:p>
          </text:list-item>
        </text:list>
        <text:p text:style-name="P277"><text:span text:style-name="CharStyle12">growling like young lions, gripping their victim with a growl,</text:span></text:p>
        <text:p text:style-name="P222"><text:span text:style-name="CharStyle12">bearing it oil, with none to rescue.</text:span></text:p>
        <text:list xml:id="list182810334545838" text:style-name="L1">
          <text:list-item>
            <text:p text:style-name="P770"><text:span text:style-name="CharStyle28"><text:tab/>I A </text:span><text:span text:style-name="CharStyle12">Woe betide this Assyria!</text:span></text:p>
          </text:list-item>
        </text:list>
        <text:p text:style-name="P670"><text:span text:style-name="CharStyle12">He is my club in anger, the rod I wield in wrath;</text:span></text:p>
        <text:list xml:id="list182823373086103" text:continue-numbering="true" text:style-name="L1">
          <text:list-item>
            <text:p text:style-name="P773"><text:span text:style-name="CharStyle12"><text:tab/>I speed him against an impious</text:span></text:p>
          </text:list-item>
        </text:list>
        <text:p text:style-name="P308"><text:span text:style-name="CharStyle12">nation,</text:span></text:p>
        <text:p text:style-name="P214"><text:span text:style-name="CharStyle12">a people with whom I am wroth,</text:span></text:p>
        <text:p text:style-name="P435"><text:span text:style-name="CharStyle12">bidding him plunder and spoil them,</text:span></text:p>
        <text:p text:style-name="P214"><text:span text:style-name="CharStyle12">trample them down like mud in the street.</text:span></text:p>
        <text:list xml:id="list182823715482532" text:continue-numbering="true" text:style-name="L1">
          <text:list-item>
            <text:p text:style-name="P774"><text:span text:style-name="CharStyle12"><text:tab/>But other plans has he,</text:span></text:p>
          </text:list-item>
        </text:list>
        <text:p text:style-name="P214"><text:span text:style-name="CharStyle12">and other aims!</text:span></text:p>
        <text:p text:style-name="P593"><text:span text:style-name="CharStyle12">His thought is to exterminate<text:line-break/>the nations far and wide.</text:span></text:p>
        <text:list xml:id="list182824090137364" text:continue-numbering="true" text:style-name="L1">
          <text:list-item>
            <text:p text:style-name="P774"><text:span text:style-name="CharStyle12"><text:tab/>“Are not my very captains as</text:span></text:p>
          </text:list-item>
        </text:list>
        <text:p text:style-name="P308"><text:span text:style-name="CharStyle12">good as kings?” says he;</text:span></text:p>
        <text:list xml:id="list182824233157909" text:continue-numbering="true" text:style-name="L1">
          <text:list-item>
            <text:p text:style-name="P756"><text:soft-page-break/><text:span text:style-name="CharStyle12"><text:tab/>“Has not Kalno fared like</text:span></text:p>
          </text:list-item>
        </text:list>
        <text:p text:style-name="P308"><text:span text:style-name="CharStyle12">Karkemish,</text:span></text:p>
        <text:p text:style-name="P435"><text:span text:style-name="CharStyle12">Hamath like Arpad,</text:span></text:p>
        <text:p text:style-name="P214"><text:span text:style-name="CharStyle12">Samaria like Damascus?</text:span></text:p>
        <text:p text:style-name="P281"><text:span text:style-name="CharStyle12">[[As I have gripped these em- 10 pires of idols,</text:span></text:p>
        <text:p text:style-name="P150"><text:span text:style-name="CharStyle12">idols more than Jerusalem’s, can I not treat Jerusalem and 11 its images</text:span></text:p>
        <text:p text:style-name="P192"><text:span text:style-name="CharStyle17">even as Samaria and its idols?”</text:span></text:p>
        <text:p text:style-name="P158"><text:span text:style-name="CharStyle12">So when the Eternal has com- 12 pleted what he has to do on Sion hill and in Jerusalem, he will punish the audacious vaunting of the king of Assyria and the arro­gance of his pride for saying]] 13 My strong hand did it all, my clever strategy;</text:span></text:p>
        <text:list xml:id="list1753481433153948401" text:style-name="L12">
          <text:list-item>
            <text:p text:style-name="P970"><text:span text:style-name="CharStyle12"><text:tab/>shifted the boundaries of nations,</text:span></text:p>
          </text:list-item>
        </text:list>
        <text:list xml:id="list4251086407856111225" text:style-name="L13">
          <text:list-item>
            <text:p text:style-name="P971"><text:span text:style-name="CharStyle12"><text:tab/>plundered their treasures,</text:span></text:p>
          </text:list-item>
        </text:list>
        <text:list xml:id="list3137017508128351174" text:style-name="L14">
          <text:list-item>
            <text:p text:style-name="P717"><text:span text:style-name="CharStyle12"><text:tab/>reduced them to ashes, and felled their folk like a bullock;</text:span></text:p>
          </text:list-item>
        </text:list>
        <text:p text:style-name="P281"><text:span text:style-name="CharStyle12">the wealth of nations, I rifled it 14 all,</text:span></text:p>
        <text:p text:style-name="P403"><text:span text:style-name="CharStyle12">like the nest of a bird,</text:span></text:p>
        <text:list xml:id="list3311943710557691497" text:style-name="L15">
          <text:list-item>
            <text:p text:style-name="P916"><text:span text:style-name="CharStyle12"><text:tab/>ransacked the wide world as a man who gathers eggs, till not a wing fluttered, none dared cheep or chirp.”</text:span></text:p>
          </text:list-item>
        </text:list>
        <text:p text:style-name="P292"><text:span text:style-name="CharStyle17">Is the axe to boast over the 15 woodman?</text:span></text:p>
        <text:p text:style-name="P181"><text:span text:style-name="CharStyle12">Is the saw to decry the saw­yer?</text:span></text:p>
        <text:p text:style-name="P16"><text:span text:style-name="CharStyle12">’Twould be like a club swinging him who lifted it, a staff brandishing a man!</text:span></text:p>
        <text:p text:style-name="P281"><text:span text:style-name="CharStyle12">So the Lord, the Lord of hosts, 16 will send</text:span></text:p>
        <text:p text:style-name="P181"><text:span text:style-name="CharStyle12">a wasting disease on his flour­ishing frame,</text:span></text:p>
        <text:p text:style-name="P281"><text:span text:style-name="CharStyle12">and under his glitter a burning heat</text:span></text:p>
        <text:p text:style-name="P150"><text:span text:style-name="CharStyle12">that glows like a flame, consuming him soul and body, 18 till he pines away like a man diseased.</text:span></text:p>
        <text:p text:style-name="P293"><text:span text:style-name="CharStyle17">He who is light to Israel shall be 17 a fire,</text:span></text:p>
        <text:p text:style-name="P181"><text:span text:style-name="CharStyle12">His Majesty shall blaze like flame,</text:span></text:p>
        <text:p text:style-name="P281"><text:span text:style-name="CharStyle12">devouring thorns and briars,</text:span></text:p>
        <text:p text:style-name="P975"><text:span text:style-name="CharStyle12">the splendid woods and gar­dens;</text:span></text:p>
        <text:p text:style-name="P534"><text:span text:style-name="CharStyle12">19 and any trees left there shall be so few</text:span></text:p>
        <text:p text:style-name="P101"><text:span text:style-name="CharStyle12">that a mere child can count them.</text:span></text:p>
        <text:list xml:id="list4339840672623659560" text:style-name="L16">
          <text:list-item>
            <text:p text:style-name="P948"><text:span text:style-name="CharStyle12"><text:tab/>This, then, is what the Lord, the Lord of hosts, declares: O my people, who reside in Sion, never fear Assyria, though he strikes you with his club, lift­ing the rod against you as did</text:span></text:p>
          </text:list-item>
          <text:list-item>
            <text:p text:style-name="P949"><text:span text:style-name="CharStyle12"><text:tab/>Egypt long ago; for very soon my fierce anger against you shall be spent, and my wrath</text:span></text:p>
          </text:list-item>
          <text:list-item>
            <text:p text:style-name="P949"><text:span text:style-name="CharStyle12"><text:tab/>shall come to an end. The Lord of hosts will swing the lash over Assyria, as when Midian was crushed at Ravensrock; he will raise the rod again that once he raised over the Reed Sea against Egypt long ago.</text:span></text:p>
          </text:list-item>
          <text:list-item>
            <text:p text:style-name="P949"><text:span text:style-name="CharStyle12"><text:tab/>Then from your shoulders shall</text:span></text:p>
          </text:list-item>
        </text:list>
        <text:p text:style-name="P389"><text:span text:style-name="CharStyle12">Assyria’s load be shifted, and from your neck his yoke shall then be lifted.</text:span></text:p>
        <text:p text:style-name="P526"><text:span text:style-name="CharStyle12">Assyria is on the march from Rimmon,</text:span></text:p>
        <text:list xml:id="list182825023757921" text:continue-numbering="true" text:style-name="L16">
          <text:list-item>
            <text:p text:style-name="P948"><text:span text:style-name="CharStyle12"><text:tab/>he has reached Ai,</text:span></text:p>
          </text:list-item>
        </text:list>
        <text:p text:style-name="P452"><text:span text:style-name="CharStyle12">he has passed through Migron, and stored his baggage at Michmash,</text:span></text:p>
        <text:list xml:id="list182823061744554" text:continue-numbering="true" text:style-name="L16">
          <text:list-item>
            <text:p text:style-name="P949"><text:span text:style-name="CharStyle12"><text:tab/>he is through the pass,</text:span></text:p>
          </text:list-item>
        </text:list>
        <text:p text:style-name="P101"><text:span text:style-name="CharStyle12">he bivouacs at Geba.</text:span></text:p>
        <text:p text:style-name="P452"><text:span text:style-name="CharStyle12">Ramah is in a panic,</text:span></text:p>
        <text:p text:style-name="P101"><text:span text:style-name="CharStyle12">Saul’s Gibeah is in flight;</text:span></text:p>
        <text:list xml:id="list182824973981561" text:continue-numbering="true" text:style-name="L16">
          <text:list-item>
            <text:p text:style-name="P949"><text:span text:style-name="CharStyle12"><text:tab/>shriek, </text:span><text:span text:style-name="CharStyle13">0</text:span><text:span text:style-name="CharStyle12"> folk of Gallim!</text:span></text:p>
          </text:list-item>
        </text:list>
        <text:p text:style-name="P101"><text:span text:style-name="CharStyle12">Listen, Laishah!</text:span></text:p>
        <text:p text:style-name="P452"><text:span text:style-name="CharStyle12">Answer them, Anathoth!</text:span></text:p>
        <text:list xml:id="list182824460587502" text:continue-numbering="true" text:style-name="L16">
          <text:list-item>
            <text:p text:style-name="P948"><text:span text:style-name="CharStyle12"><text:tab/>Madmenah runs away,</text:span></text:p>
          </text:list-item>
        </text:list>
        <text:p text:style-name="P101"><text:span text:style-name="CharStyle12">the natives of Gibbim scurry for safety.</text:span></text:p>
        <text:list xml:id="list182823379392533" text:continue-numbering="true" text:style-name="L16">
          <text:list-item>
            <text:p text:style-name="P950"><text:span text:style-name="CharStyle12"><text:tab/>To-day he is halting at Nob,</text:span></text:p>
          </text:list-item>
        </text:list>
        <text:p text:style-name="P396"><text:span text:style-name="CharStyle12">and shaking his fist at the hill of maiden Sion, at the hill of Jerusalem.</text:span></text:p>
        <text:list xml:id="list182823124585572" text:continue-numbering="true" text:style-name="L16">
          <text:list-item>
            <text:p text:style-name="P950"><text:span text:style-name="CharStyle12"><text:tab/>But lo! the Lord, the Lord of</text:span></text:p>
          </text:list-item>
        </text:list>
        <text:p text:style-name="P389"><text:span text:style-name="CharStyle12">hosts,'</text:span></text:p>
        <text:p text:style-name="P101"><text:span text:style-name="CharStyle12">is lopping Assyria’s boughs with his axe:</text:span></text:p>
        <text:p text:style-name="P452"><text:span text:style-name="CharStyle12">the towering trees are felled,</text:span></text:p>
        <text:p text:style-name="P135"><text:span text:style-name="CharStyle12">and the lofty are laid low; he cuts away the woodland 34 thickets,</text:span></text:p>
        <text:p text:style-name="P314"><text:soft-page-break/><text:span text:style-name="CharStyle12">fells the mighty cedars.</text:span></text:p>
        <text:p text:style-name="P338"><text:span text:style-name="CharStyle12">From the stump of Jesse </text:span><text:span text:style-name="CharStyle13">1</text:span><text:span text:style-name="CharStyle12"> "| a shoot shall rise,</text:span></text:p>
        <text:p text:style-name="P316"><text:span text:style-name="CharStyle12">and a scion from his roots shall flourish;</text:span></text:p>
        <text:p text:style-name="P338"><text:span text:style-name="CharStyle12">on him shall rest the spirit of the Eternal,</text:span></text:p>
        <text:p text:style-name="P316"><text:span text:style-name="CharStyle12">the spirit of wisdom and insight,</text:span></text:p>
        <text:p text:style-name="P338"><text:span text:style-name="CharStyle12">the spirit of counsel and strength,</text:span></text:p>
        <text:p text:style-name="P316"><text:span text:style-name="CharStyle12">the spirit that knows and reverences the Eternal.</text:span></text:p>
        <text:p text:style-name="P338"><text:span text:style-name="CharStyle12">He will not judge by appear­ances,</text:span></text:p>
        <text:p text:style-name="P316"><text:span text:style-name="CharStyle12">nor decide by hearsay,</text:span></text:p>
        <text:p text:style-name="P338"><text:span text:style-name="CharStyle12">but act with justice to the help­less</text:span></text:p>
        <text:p text:style-name="P316"><text:span text:style-name="CharStyle12">and decide fairly for the</text:span></text:p>
        <text:p text:style-name="P384"><text:span text:style-name="CharStyle12">humble;</text:span></text:p>
        <text:p text:style-name="P338"><text:span text:style-name="CharStyle12">he will strike down the ruthless with his verdicts,</text:span></text:p>
        <text:p text:style-name="P316"><text:span text:style-name="CharStyle12">and slay the unjust with his sentences.</text:span></text:p>
        <text:p text:style-name="P338"><text:span text:style-name="CharStyle12">Justice shall gird him up for</text:span></text:p>
        <text:p text:style-name="P384"><text:span text:style-name="CharStyle12">action,</text:span></text:p>
        <text:p text:style-name="P314"><text:span text:style-name="CharStyle12">he shall be belted with trust­worthiness.</text:span></text:p>
        <text:p text:style-name="P338"><text:span text:style-name="CharStyle12">The wolf shall couch then with </text:span><text:span text:style-name="CharStyle13">6 </text:span><text:span text:style-name="CharStyle12">the lamb,</text:span></text:p>
        <text:p text:style-name="P316"><text:span text:style-name="CharStyle12">the leopard’s lair shall be the kid’s;</text:span></text:p>
        <text:p text:style-name="P338"><text:span text:style-name="CharStyle12">the lion shall eat straw like any </text:span><text:span text:style-name="CharStyle13">7 </text:span><text:span text:style-name="CharStyle12">ox,</text:span></text:p>
        <text:p text:style-name="P316"><text:span text:style-name="CharStyle12">wolf and lion shall graze side </text:span><text:span text:style-name="CharStyle13">6 </text:span><text:span text:style-name="CharStyle12">by side,</text:span></text:p>
        <text:p text:style-name="P316"><text:span text:style-name="CharStyle12">herded by a little child;</text:span></text:p>
        <text:p text:style-name="P338"><text:span text:style-name="CharStyle12">the cow and the bear shall be </text:span><text:span text:style-name="CharStyle13">7 </text:span><text:span text:style-name="CharStyle12">friends,</text:span></text:p>
        <text:p text:style-name="P316"><text:span text:style-name="CharStyle12">and their young lie down to­gether;</text:span></text:p>
        <text:p text:style-name="P338"><text:span text:style-name="CharStyle12">the infant shall play at the </text:span><text:span text:style-name="CharStyle13">8 </text:span><text:span text:style-name="CharStyle12">hole of an asp,</text:span></text:p>
        <text:p text:style-name="P316"><text:span text:style-name="CharStyle12">with the baby’s feet at the nest of a viper.</text:span></text:p>
        <text:p text:style-name="P338"><text:span text:style-name="CharStyle12">None shall injure, none shall kill, 9</text:span></text:p>
      </text:section>
      <text:section text:style-name="Sect4" text:name="Section6">
        <text:p text:style-name="P977"><text:span text:style-name="CharStyle12">anywhere on my sacred hill; for the land shall be as full of the knowledge of the Eternal as the ocean-bed is full of water.</text:span></text:p>
        <text:list xml:id="list182810354396458" text:style-name="L1">
          <text:list-item>
            <text:p text:style-name="P952"><text:span text:style-name="CharStyle12"><text:tab/>And the Scion of Jesse who is to rally the peoples,</text:span></text:p>
          </text:list-item>
        </text:list>
        <text:p text:style-name="P214"><text:span text:style-name="CharStyle12">him shall the nations then con­sult,</text:span></text:p>
        <text:p text:style-name="P394"><text:span text:style-name="CharStyle12">and his seat shall be famous.</text:span></text:p>
        <text:list xml:id="list182825094372663" text:continue-numbering="true" text:style-name="L1">
          <text:list-item>
            <text:p text:style-name="P953"><text:span text:style-name="CharStyle12"><text:tab/>Then shall the Lord put out his hand again to recover any of his people who survive, in As­syria and Egypt and Pathros and Kush and Elam and Shinar and Hamath and the sea-coasts.</text:span></text:p>
          </text:list-item>
          <text:list-item>
            <text:p text:style-name="P952"><text:span text:style-name="CharStyle12"><text:tab/>He will give the signal to the</text:span></text:p>
          </text:list-item>
        </text:list>
        <text:p text:style-name="P644"><text:span text:style-name="CharStyle12">nations,</text:span></text:p>
        <text:p text:style-name="P214"><text:span text:style-name="CharStyle12">and gather the outcasts of Israel,</text:span></text:p>
        <text:p text:style-name="P435"><text:span text:style-name="CharStyle12">collecting the scattered of Judah</text:span></text:p>
        <text:p text:style-name="P214"><text:span text:style-name="CharStyle12">from the four corners of the earth.</text:span></text:p>
        <text:list xml:id="list182825062864084" text:continue-numbering="true" text:style-name="L1">
          <text:list-item>
            <text:p text:style-name="P952"><text:span text:style-name="CharStyle12"><text:tab/>No more envy against Eph­</text:span></text:p>
          </text:list-item>
        </text:list>
        <text:p text:style-name="P644"><text:span text:style-name="CharStyle12">raim!—</text:span></text:p>
        <text:p text:style-name="P214"><text:span text:style-name="CharStyle12">the foes of Judah shall be cut off;</text:span></text:p>
        <text:p text:style-name="P435"><text:span text:style-name="CharStyle12">no longer shall Ephraim be jeal­ous of Judah,</text:span></text:p>
        <text:p text:style-name="P394"><text:span text:style-name="CharStyle12">or Judah oppose Ephraim;</text:span></text:p>
        <text:list xml:id="list182823934673564" text:continue-numbering="true" text:style-name="L1">
          <text:list-item>
            <text:p text:style-name="P954"><text:span text:style-name="CharStyle12"><text:tab/>but side by side they’ll swoop</text:span></text:p>
          </text:list-item>
        </text:list>
        <text:p text:style-name="P644"><text:span text:style-name="CharStyle12">down west</text:span></text:p>
        <text:p text:style-name="P214"><text:span text:style-name="CharStyle12">on the slopes of the Philis­tines,</text:span></text:p>
        <text:p text:style-name="P214"><text:span text:style-name="CharStyle12">and plunder the tribes of the east;</text:span></text:p>
        <text:p text:style-name="P435"><text:span text:style-name="CharStyle12">Edom and Moab they shall seize,</text:span></text:p>
        <text:p text:style-name="P394"><text:span text:style-name="CharStyle12">and rule over the Ammonites.</text:span></text:p>
        <text:list xml:id="list182823686031747" text:continue-numbering="true" text:style-name="L1">
          <text:list-item>
            <text:p text:style-name="P954"><text:span text:style-name="CharStyle12"><text:tab/>And the Eternal will dry up</text:span></text:p>
          </text:list-item>
        </text:list>
        <text:p text:style-name="P644"><text:span text:style-name="CharStyle12">the tongue of Egypt’s sea, with his hot breath, and swing his hand over the Euphrates,</text:span></text:p>
        <text:p text:style-name="P394"><text:span text:style-name="CharStyle12">striking it into seven wadies that men can walk dry-shod;</text:span></text:p>
        <text:list xml:id="list182823528777485" text:continue-numbering="true" text:style-name="L1">
          <text:list-item>
            <text:p text:style-name="P954"><text:span text:style-name="CharStyle12"><text:tab/>so shall there be a highroad for the survivors of his people to come back from Assyria, as there was for Israel on the day</text:span></text:p>
          </text:list-item>
        </text:list>
        <text:p text:style-name="P613"><text:span text:style-name="CharStyle12">when it came up from the land of Egypt.</text:span></text:p>
        <text:p text:style-name="P617"><text:span text:style-name="CharStyle12">On that day you shall -] </text:span><text:span text:style-name="CharStyle14">ey </text:span><text:span text:style-name="CharStyle12">sing:</text:span></text:p>
        <text:p text:style-name="P16"><text:soft-page-break/><text:span text:style-name="CharStyle13">“0</text:span><text:span text:style-name="CharStyle12"> Eternal, I adore thee; though thou wast angry with me,</text:span></text:p>
        <text:p text:style-name="P462"><text:span text:style-name="CharStyle12">thine anger has abated, thou art consoling me.</text:span></text:p>
        <text:p text:style-name="P16"><text:span text:style-name="CharStyle12">Yes, God is my deliverance, 2 I trust him unafraid; the Eternal is my strength, of him I sing,</text:span></text:p>
        <text:p text:style-name="P152"><text:span text:style-name="CharStyle12">he has delivered me indeed.” Joyfully then shall you draw 3 upon the fountains of deliver­ance, and sing upon that day:<text:tab/>4</text:span></text:p>
        <text:p text:style-name="P16"><text:span text:style-name="CharStyle12">“Adore the Eternal, celebrate his name, tell the nations all that he has done,</text:span></text:p>
        <text:p text:style-name="P158"><text:span text:style-name="CharStyle12">record his mighty fame.</text:span></text:p>
        <text:p text:style-name="P281"><text:span text:style-name="CharStyle12">Chant the Eternal’s praise, his </text:span><text:span text:style-name="CharStyle13">3 </text:span><text:span text:style-name="CharStyle12">glorious feats;</text:span></text:p>
        <text:p text:style-name="P150"><text:span text:style-name="CharStyle12">let the whole world know of it! Ring it out, dwellers in Sion, 6 aloud,</text:span></text:p>
        <text:p text:style-name="P181"><text:span text:style-name="CharStyle12">for great is Israel’s Majesty among you.”</text:span></text:p>
        <text:p text:style-name="P524"><text:span text:style-name="CharStyle30">* * *</text:span></text:p>
        <text:p text:style-name="P617"><text:span text:style-name="CharStyle12">The oracle on Babylon— "| o a vision of Isaiah the son J-t&gt; of Amoz.</text:span></text:p>
        <text:p text:style-name="P281"><text:span text:style-name="CharStyle12">On a bare hill, up with the 2 signal!</text:span></text:p>
        <text:p text:style-name="P650"><text:span text:style-name="CharStyle12">shout to them loud, beckon them on to enter the gates of the proud.</text:span></text:p>
        <text:p text:style-name="P281"><text:span text:style-name="CharStyle12">For I have charged my chosen 3 host</text:span></text:p>
        <text:p text:style-name="P150"><text:span text:style-name="CharStyle12">to execute my wrath; my heroes I have summoned, my men of martial pride.</text:span></text:p>
        <text:p text:style-name="P281"><text:span text:style-name="CharStyle12">Hark! a din among the moun- 4 tains,</text:span></text:p>
        <text:p text:style-name="P158"><text:span text:style-name="CharStyle12">as of a mighty host.</text:span></text:p>
        <text:p text:style-name="P16"><text:span text:style-name="CharStyle12">Hark! ’tis the uproar of empires, of nations gathering; for the Lord of hosts is mus­tering</text:span></text:p>
        <text:p text:style-name="P158"><text:span text:style-name="CharStyle12">a battle array.</text:span></text:p>
        <text:list xml:id="list9018523574916917575" text:style-name="L17">
          <text:list-item>
            <text:p text:style-name="P909"><text:span text:style-name="CharStyle12"><text:tab/>From a far land they are coming,</text:span></text:p>
          </text:list-item>
        </text:list>
        <text:p text:style-name="P277"><text:span text:style-name="CharStyle12">from the ends of the world— ’tis the Eternal and the forces of his fury, to ruin all the earth!</text:span></text:p>
        <text:list xml:id="list182823723245037" text:continue-numbering="true" text:style-name="L17">
          <text:list-item>
            <text:p text:style-name="P740"><text:span text:style-name="CharStyle12"><text:tab/>Shriek away! ’tis close, ’tis the</text:span></text:p>
          </text:list-item>
        </text:list>
        <text:p text:style-name="P389"><text:span text:style-name="CharStyle12">Eternal’s day,</text:span></text:p>
        <text:p text:style-name="P101"><text:span text:style-name="CharStyle12">as a mighty blow from the Almighty;</text:span></text:p>
        <text:list xml:id="list182823337021885" text:continue-numbering="true" text:style-name="L17">
          <text:list-item>
            <text:p text:style-name="P740"><text:span text:style-name="CharStyle12"><text:tab/>then shall all hands grow limp,</text:span></text:p>
          </text:list-item>
        </text:list>
        <text:p text:style-name="P277"><text:span text:style-name="CharStyle12">all hearts shall melt,</text:span></text:p>
        <text:list xml:id="list182823726525591" text:continue-numbering="true" text:style-name="L17">
          <text:list-item>
            <text:p text:style-name="P960"><text:span text:style-name="CharStyle12"><text:tab/>and mortals be dismayed; seized with pangs and throes,</text:span></text:p>
          </text:list-item>
        </text:list>
        <text:p text:style-name="P389"><text:span text:style-name="CharStyle12">they writhe</text:span></text:p>
        <text:p text:style-name="P279"><text:span text:style-name="CharStyle12">like a woman in her labour, staring each at the other aghast, their faces aflame.</text:span></text:p>
        <text:list xml:id="list182823297717986" text:continue-numbering="true" text:style-name="L17">
          <text:list-item>
            <text:p text:style-name="P740"><text:span text:style-name="CharStyle12"><text:tab/>Here comes the Eternal, pitiless,</text:span></text:p>
          </text:list-item>
        </text:list>
        <text:p text:style-name="P277"><text:span text:style-name="CharStyle12">in anger and in blazing wrath, to lay earth desolate, destroying sinful men.</text:span></text:p>
        <text:list xml:id="list182823554924351" text:continue-numbering="true" text:style-name="L17">
          <text:list-item>
            <text:p text:style-name="P776"><text:span text:style-name="CharStyle12"><text:tab/>The skies and their great stars</text:span></text:p>
          </text:list-item>
        </text:list>
        <text:p text:style-name="P277"><text:span text:style-name="CharStyle12">now shed no light, the sun shall be dark at its ris­ing,</text:span></text:p>
        <text:p text:style-name="P101"><text:span text:style-name="CharStyle12">the moon shall never be bright.</text:span></text:p>
        <text:list xml:id="list182823545092949" text:continue-numbering="true" text:style-name="L17">
          <text:list-item>
            <text:p text:style-name="P776"><text:span text:style-name="CharStyle12"><text:tab/>“I will punish the world for its</text:span></text:p>
          </text:list-item>
        </text:list>
        <text:p text:style-name="P389"><text:span text:style-name="CharStyle12">evil,</text:span></text:p>
        <text:p text:style-name="P277"><text:span text:style-name="CharStyle12">the wicked for their vice, the arrogance of proud men I will still,</text:span></text:p>
        <text:p text:style-name="P101"><text:span text:style-name="CharStyle12">and lay the haughtiness of tyrants low,</text:span></text:p>
        <text:list xml:id="list182824157946461" text:continue-numbering="true" text:style-name="L17">
          <text:list-item>
            <text:p text:style-name="P776"><text:span text:style-name="CharStyle12"><text:tab/>till man becomes more rare</text:span></text:p>
          </text:list-item>
        </text:list>
        <text:p text:style-name="P391"><text:span text:style-name="CharStyle12">than finest gold, men scarcer than gold ore from Ophir.”</text:span></text:p>
        <text:list xml:id="list182823456854790" text:continue-numbering="true" text:style-name="L17">
          <text:list-item>
            <text:p text:style-name="P870"><text:span text:style-name="CharStyle12"><text:tab/>So shall the skies be trembling</text:span></text:p>
          </text:list-item>
        </text:list>
        <text:p text:style-name="P278"><text:span text:style-name="CharStyle12">and earth be overturned, at the fury of the Lord of hosts on the day his anger blazes.</text:span></text:p>
        <text:list xml:id="list182823513766390" text:continue-numbering="true" text:style-name="L17">
          <text:list-item>
            <text:p text:style-name="P870"><text:span text:style-name="CharStyle12"><text:tab/>Then, like hunted gazelles,</text:span></text:p>
          </text:list-item>
        </text:list>
        <text:p text:style-name="P278"><text:span text:style-name="CharStyle12">like sheep unshepherded, shall men turn hurrying home, each off to his own land;</text:span></text:p>
        <text:list xml:id="list182824390296570" text:continue-numbering="true" text:style-name="L17">
          <text:list-item>
            <text:p text:style-name="P870"><text:span text:style-name="CharStyle12"><text:tab/>anyone captured is cut down,</text:span></text:p>
          </text:list-item>
        </text:list>
        <text:p text:style-name="P278"><text:span text:style-name="CharStyle12">anyone caught is stabbed;</text:span></text:p>
        <text:list xml:id="list182824398118948" text:continue-numbering="true" text:style-name="L17">
          <text:list-item>
            <text:p text:style-name="P870"><text:soft-page-break/><text:span text:style-name="CharStyle12"><text:tab/>their babes are dashed in pieces</text:span></text:p>
          </text:list-item>
        </text:list>
        <text:p text:style-name="P557"><text:span text:style-name="CharStyle12">under their very eyes, their houses are despoiled, their wives are ravished.</text:span></text:p>
        <text:p text:style-name="P31"><text:span text:style-name="CharStyle12">Against them I raise up<text:tab/></text:span><text:span text:style-name="CharStyle13">17</text:span></text:p>
        <text:p text:style-name="P553"><text:span text:style-name="CharStyle12">the Medes and Elamites, who care not for silver, nor gloat over gold; but, bow and spear in hand, 18 fearful, ferocious, young men they cut to pieces, maids they massacre, a child they never spare, on babes they have no mercy.</text:span></text:p>
        <text:p text:style-name="P256"><text:span text:style-name="CharStyle17">So shall Babylon, the splendour 19 of empires,</text:span></text:p>
        <text:p text:style-name="P489"><text:span text:style-name="CharStyle12">the proud glory of the Chal­deans,</text:span></text:p>
        <text:p text:style-name="P254"><text:span text:style-name="CharStyle12">fare as Sodom and Gomorrah fared,</text:span></text:p>
        <text:p text:style-name="P557"><text:span text:style-name="CharStyle12">when God overthrew them.</text:span></text:p>
        <text:p text:style-name="P16"><text:span text:style-name="CharStyle12">Never shall it be tenanted, 20 forlorn from age to age; there no nomads pitch their tents,</text:span></text:p>
        <text:p text:style-name="P554"><text:span text:style-name="CharStyle12">no shepherds fold their flocks; wild cats shall litter there,<text:tab/>21</text:span></text:p>
        <text:p text:style-name="P556"><text:span text:style-name="CharStyle12">and jackals fill the houses, ostriches shall live there, and wild goats shall leap, hyenas howl within the castles, 22 wolves inside the lordly halls. And this, her doom, is near, her days shall not be long.</text:span></text:p>
        <text:p text:style-name="P600"><text:span text:style-name="CharStyle12">[[For the Eternal will -| </text:span><text:span text:style-name="CharStyle31">a </text:span><text:span text:style-name="CharStyle12">have pity upon Jacob and J-fr once more take Israel as his own, settling them in their own coun­try, where foreigners shall join them and attach themselves to the household of Jacob. The 2 household of Israel shall be con­ducted home by outside nations, and then Israel shall hold them as slaves in the land of the Eternal, thus making captives of their former captors, and rul­ing over their oppressors. Then </text:span><text:span text:style-name="CharStyle14">3 </text:span><text:span text:style-name="CharStyle12">shall it be that after the Eternal</text:span></text:p>
        <text:p text:style-name="P477"><text:span text:style-name="CharStyle12">grants you relief from your agony and misery and the slav-</text:span></text:p>
        <text:list xml:id="list5267503008259051046" text:style-name="L18">
          <text:list-item>
            <text:p text:style-name="P981"><text:span text:style-name="CharStyle12"><text:tab/>ery you have had to suffer, you shall raise this taunt-song against the king of Babylon, crying:]]</text:span></text:p>
          </text:list-item>
        </text:list>
        <text:p text:style-name="P550"><text:span text:style-name="CharStyle12">How the tyrant is hushed,<text:line-break/>his mad rage hushed!</text:span></text:p>
        <text:list xml:id="list182824705787224" text:continue-numbering="true" text:style-name="L18">
          <text:list-item>
            <text:p text:style-name="P981"><text:span text:style-name="CharStyle12"><text:tab/>The club of the godless the</text:span></text:p>
          </text:list-item>
        </text:list>
        <text:p text:style-name="P665"><text:span text:style-name="CharStyle12">Eternal has crushed, the rod of oppression,</text:span></text:p>
        <text:list xml:id="list182824785748846" text:continue-numbering="true" text:style-name="L18">
          <text:list-item>
            <text:p text:style-name="P981"><text:span text:style-name="CharStyle12"><text:tab/>that smote the nations in a pas­</text:span></text:p>
          </text:list-item>
        </text:list>
        <text:p text:style-name="P469"><text:span text:style-name="CharStyle12">sion,</text:span></text:p>
        <text:p text:style-name="P491"><text:span text:style-name="CharStyle12">blow after blow, that enslaved races in a fury and never let them go.</text:span></text:p>
        <text:list xml:id="list182824510891124" text:continue-numbering="true" text:style-name="L18">
          <text:list-item>
            <text:p text:style-name="P981"><text:span text:style-name="CharStyle12"><text:tab/>Now the whole earth lies at</text:span></text:p>
          </text:list-item>
        </text:list>
        <text:p text:style-name="P469"><text:span text:style-name="CharStyle12">peace,</text:span></text:p>
        <text:p text:style-name="P491"><text:span text:style-name="CharStyle12">bursting into song;</text:span></text:p>
        <text:list xml:id="list182824956546600" text:continue-numbering="true" text:style-name="L18">
          <text:list-item>
            <text:p text:style-name="P981"><text:span text:style-name="CharStyle12"><text:tab/>the very cypresses exult,</text:span></text:p>
          </text:list-item>
        </text:list>
        <text:p text:style-name="P494"><text:span text:style-name="CharStyle12">the cedars of Lebanon cry, “Now that you are fallen, no man seeks to fell us.”</text:span></text:p>
        <text:list xml:id="list182823134370633" text:continue-numbering="true" text:style-name="L18">
          <text:list-item>
            <text:p text:style-name="P981"><text:span text:style-name="CharStyle12"><text:tab/>The underworld is astir to greet</text:span></text:p>
          </text:list-item>
        </text:list>
        <text:p text:style-name="P469"><text:span text:style-name="CharStyle12">you,</text:span></text:p>
        <text:p text:style-name="P491"><text:soft-page-break/><text:span text:style-name="CharStyle12">astir to meet you, rousing all the ghosts for you, that on earth were chieftains, moving monarchs of the world, from their thrones, io to hail you, one and all of them, to cry to you,</text:span></text:p>
        <text:p text:style-name="P463"><text:span text:style-name="CharStyle12">“So you are weak now as we are?</text:span></text:p>
        <text:p text:style-name="P494"><text:span text:style-name="CharStyle12">So you fare as we fare? n Your pomp has passed down to the world below, you and your peals of music? Maggots are spread under you, around your coverlet!”</text:span></text:p>
        <text:list xml:id="list6510393514147536023" text:style-name="L19">
          <text:list-item>
            <text:p text:style-name="P758"><text:span text:style-name="CharStyle12"><text:tab/>What a fall from heaven on</text:span></text:p>
          </text:list-item>
        </text:list>
        <text:p text:style-name="P469"><text:span text:style-name="CharStyle12">high,</text:span></text:p>
        <text:p text:style-name="P491"><text:span text:style-name="CharStyle12">O shining star of the dawn! How low and limp you lie, who once swayed all the na­tions!</text:span></text:p>
        <text:list xml:id="list182823892278660" text:continue-numbering="true" text:style-name="L19">
          <text:list-item>
            <text:p text:style-name="P758"><text:span text:style-name="CharStyle12"><text:tab/>You, who once said to your­</text:span></text:p>
          </text:list-item>
        </text:list>
        <text:p text:style-name="P469"><text:span text:style-name="CharStyle12">self,</text:span></text:p>
        <text:p text:style-name="P491"><text:span text:style-name="CharStyle12">“I will scale the sky,</text:span></text:p>
        <text:p text:style-name="P173"><text:span text:style-name="CharStyle12">I will set my throne supreme above the stars on high,</text:span></text:p>
        <text:p text:style-name="P173"><text:span text:style-name="CharStyle12">I will sit on the hill of the gods in the far, far north;</text:span></text:p>
        <text:p text:style-name="P173"><text:span text:style-name="CharStyle12">I will scale the cloud-banks, 14 and rival the Most High!”</text:span></text:p>
        <text:p text:style-name="P338"><text:span text:style-name="CharStyle12">And down you drop, to the 15 world below,</text:span></text:p>
        <text:p text:style-name="P314"><text:span text:style-name="CharStyle12">down to death’s abyss you go!</text:span></text:p>
        <text:p text:style-name="P173"><text:span text:style-name="CharStyle12">Those who see you scan you, 16 mark you and then muse,</text:span></text:p>
        <text:p text:style-name="P16"><text:span text:style-name="CharStyle12">“Is this the man who made earth tremble, who shook empires, who made a desert of the world, 17 demolishing its cities, who never let a prisoner go, to return home?”</text:span></text:p>
        <text:p text:style-name="P338"><text:span text:style-name="CharStyle12">Kings of the nations sleep in 18 honour,</text:span></text:p>
        <text:p text:style-name="P135"><text:span text:style-name="CharStyle12">each within his tomb; but you are flung down where 19 dead bodies lie, of men the sword has slain, unburied like a corpse trod un­der foot,</text:span></text:p>
        <text:p text:style-name="P145"><text:span text:style-name="CharStyle12">like a scion disowned. . .</text:span></text:p>
        <text:p text:style-name="P55"><text:span text:style-name="CharStyle12">You shall sleep not with your 20 fathers in the grave;</text:span></text:p>
        <text:p text:style-name="P340"><text:span text:style-name="CharStyle12">for your country you have wasted,</text:span></text:p>
        <text:p text:style-name="P317"><text:span text:style-name="CharStyle12">your own people you have killed.</text:span></text:p>
        <text:p text:style-name="P174"><text:span text:style-name="CharStyle12">Never be the wicked’s race mentioned upon earth!</text:span></text:p>
        <text:p text:style-name="P54"><text:span text:style-name="CharStyle12">His sons be slaughtered,<text:tab/>21</text:span></text:p>
        <text:p text:style-name="P139"><text:span text:style-name="CharStyle12">for their father’s guilt, lest they go on to seize the world</text:span></text:p>
        <text:p text:style-name="P149"><text:span text:style-name="CharStyle12">and multiply on all the earth!</text:span></text:p>
        <text:p text:style-name="P135"><text:span text:style-name="CharStyle12">I will rise against Babylon, 22 the Lord of hosts declares, strip­ping it of its renown and of its remnant, of citizen and scion, the Eternal declares; I will turn 23 it into pools of water and make</text:span></text:p>
      </text:section>
      <text:section text:style-name="Sect4" text:name="Section7">
        <text:p text:style-name="P701"><text:span text:style-name="CharStyle17">it a mere haunt of bitterns; I will sweep it with a broom of bale, the Lord of hosts declares.</text:span></text:p>
        <text:list xml:id="list2115666043662156951" text:style-name="L20">
          <text:list-item>
            <text:p text:style-name="P988"><text:span text:style-name="CharStyle12"><text:tab/>The Lord of hosts has sworn: “As I have planned, so shall it</text:span></text:p>
          </text:list-item>
        </text:list>
        <text:p text:style-name="P465"><text:span text:style-name="CharStyle12">stand,</text:span></text:p>
        <text:p text:style-name="P419"><text:span text:style-name="CharStyle12">as I have purposed, even so shall it be;</text:span></text:p>
        <text:list xml:id="list182823573131983" text:continue-numbering="true" text:style-name="L20">
          <text:list-item>
            <text:p text:style-name="P779"><text:span text:style-name="CharStyle12"><text:tab/>the Assyrians I crush within</text:span></text:p>
          </text:list-item>
        </text:list>
        <text:p text:style-name="P465"><text:span text:style-name="CharStyle12">my land,</text:span></text:p>
        <text:p text:style-name="P419"><text:span text:style-name="CharStyle12">and on my hills I trample them,</text:span></text:p>
        <text:p text:style-name="P479"><text:span text:style-name="CharStyle12">till from my people’s shoulders shall their load be shifted, and from their neck the As­syrian yoke be lifted.</text:span></text:p>
        <text:list xml:id="list182824582054190" text:continue-numbering="true" text:style-name="L20">
          <text:list-item>
            <text:p text:style-name="P782"><text:span text:style-name="CharStyle12"><text:tab/>So is it in my purpose for the</text:span></text:p>
          </text:list-item>
        </text:list>
        <text:p text:style-name="P465"><text:span text:style-name="CharStyle12">world,</text:span></text:p>
        <text:p text:style-name="P419"><text:span text:style-name="CharStyle12">so I stretched out my arm against all nations.</text:span></text:p>
        <text:list xml:id="list182823153834964" text:continue-numbering="true" text:style-name="L20">
          <text:list-item>
            <text:p text:style-name="P783"><text:span text:style-name="CharStyle12"><text:tab/>The Eternal’s purpose who can</text:span></text:p>
          </text:list-item>
        </text:list>
        <text:p text:style-name="P465"><text:span text:style-name="CharStyle12">disannul?</text:span></text:p>
        <text:p text:style-name="P419"><text:span text:style-name="CharStyle12">His outstretched arm, who</text:span></text:p>
        <text:p text:style-name="P465"><text:span text:style-name="CharStyle12">turns it back?”</text:span></text:p>
        <text:p text:style-name="P669"><text:span text:style-name="CharStyle12">* * *</text:span></text:p>
        <text:list xml:id="list182823458201805" text:continue-numbering="true" text:style-name="L20">
          <text:list-item>
            <text:p text:style-name="P989"><text:span text:style-name="CharStyle12"><text:tab/>This oracle was in the year before king Ahaz died:</text:span></text:p>
          </text:list-item>
          <text:list-item>
            <text:p text:style-name="P779"><text:span text:style-name="CharStyle12"><text:tab/>“Rejoice not, all ye Philistines,</text:span></text:p>
          </text:list-item>
        </text:list>
        <text:p text:style-name="P419"><text:span text:style-name="CharStyle12">at the breaking of the club that beat you;</text:span></text:p>
        <text:p text:style-name="P306"><text:span text:style-name="CharStyle12">for from the snake a viper springs,</text:span></text:p>
        <text:p text:style-name="P419"><text:span text:style-name="CharStyle12">a flying serpent issues.</text:span></text:p>
        <text:list xml:id="list182824795588355" text:continue-numbering="true" text:style-name="L20">
          <text:list-item>
            <text:p text:style-name="P779"><text:span text:style-name="CharStyle12"><text:tab/>The very poorest shall find pas­</text:span></text:p>
          </text:list-item>
        </text:list>
        <text:p text:style-name="P465"><text:span text:style-name="CharStyle12">ture in my meadows, and there the needy shall be safe;</text:span></text:p>
        <text:p text:style-name="P306"><text:span text:style-name="CharStyle12">but I will slay your folk with famine,</text:span></text:p>
        <text:p text:style-name="P419"><text:span text:style-name="CharStyle12">I will kill off your survivors.</text:span></text:p>
        <text:list xml:id="list182824679851746" text:continue-numbering="true" text:style-name="L20">
          <text:list-item>
            <text:p text:style-name="P779"><text:span text:style-name="CharStyle12"><text:tab/>Shriek at your gates, scream in</text:span></text:p>
          </text:list-item>
        </text:list>
        <text:p text:style-name="P465"><text:span text:style-name="CharStyle12">your towns,</text:span></text:p>
        <text:p text:style-name="P419"><text:soft-page-break/><text:span text:style-name="CharStyle12">faint in your terror, all ye Philistines!</text:span></text:p>
        <text:p text:style-name="P306"><text:span text:style-name="CharStyle12">For smoke is rising from the north,</text:span></text:p>
        <text:p text:style-name="P419"><text:span text:style-name="CharStyle12">and yon invader’s ranks are close.</text:span></text:p>
        <text:list xml:id="list182823052351705" text:continue-numbering="true" text:style-name="L20">
          <text:list-item>
            <text:p text:style-name="P696"><text:span text:style-name="CharStyle17"><text:tab/>What answer shall my people give</text:span></text:p>
          </text:list-item>
        </text:list>
        <text:p text:style-name="P419"><text:span text:style-name="CharStyle12">the envoys of Philistia?</text:span></text:p>
        <text:p text:style-name="P346"><text:span text:style-name="CharStyle17">This, that Sion is founded by the Eternal,</text:span></text:p>
        <text:p text:style-name="P381"><text:span text:style-name="CharStyle17">and there shall his forlorn</text:span></text:p>
        <text:p text:style-name="P386"><text:span text:style-name="CharStyle17">folk shelter.”</text:span></text:p>
        <text:p text:style-name="P371"><text:span text:style-name="CharStyle12">* * *</text:span></text:p>
        <text:p text:style-name="P378"><text:span text:style-name="CharStyle12">The oracle on Moab:<text:tab/>1 ef</text:span></text:p>
        <text:p text:style-name="P16"><text:span text:style-name="CharStyle12">“Ah, in the night was Ar- Moab stormed, was wrecked!</text:span></text:p>
        <text:p text:style-name="P16"><text:span text:style-name="CharStyle12">Ah, in a night Kir-Moab was stormed, was -wrecked!</text:span></text:p>
        <text:p text:style-name="P16"><text:span text:style-name="CharStyle12">The Dibonites climb to their 2 shrines to wail;</text:span></text:p>
        <text:p text:style-name="P560"><text:span text:style-name="CharStyle12">on Nebo and Medeba Moabites howl;</text:span></text:p>
        <text:p text:style-name="P560"><text:span text:style-name="CharStyle12">all their heads are shaven, every beard is clipped;</text:span></text:p>
        <text:p text:style-name="P173"><text:span text:style-name="CharStyle12">all wear sackcloth in the streets, 3 bathed in tears;</text:span></text:p>
        <text:p text:style-name="P173"><text:span text:style-name="CharStyle12">on the housetops, in the squares they howl.</text:span></text:p>
        <text:p text:style-name="P46"><text:span text:style-name="CharStyle12">Heshbon and Elealeh shriek—<text:tab/>4</text:span></text:p>
        <text:p text:style-name="P376"><text:span text:style-name="CharStyle12">’tis heard as far as Jahaz;</text:span></text:p>
        <text:p text:style-name="P180"><text:span text:style-name="CharStyle12">a shudder runs through Moab, all hearts quiver.</text:span></text:p>
        <text:p text:style-name="P77"><text:span text:style-name="CharStyle17">My soul cries for poor Moab, 5 as they fly to Zoar, winding their way weeping up to Luhith, wailing, “We are ruined,” on the road to Horonaim.</text:span></text:p>
        <text:p text:style-name="P76"><text:span text:style-name="CharStyle17">For the waters of Nimrim<text:tab/>6</text:span></text:p>
        <text:p text:style-name="P143"><text:span text:style-name="CharStyle17">are dry and waste, the herbage withered, the grass gone,</text:span></text:p>
        <text:p text:style-name="P144"><text:span text:style-name="CharStyle17">no green thing there; so on they must carry<text:tab/>7</text:span></text:p>
        <text:p text:style-name="P322"><text:span text:style-name="CharStyle17">(on past the Wady of Wil­low's)</text:span></text:p>
        <text:p text:style-name="P585"><text:span text:style-name="CharStyle17">what they have saved, what they have salved.</text:span></text:p>
        <text:p text:style-name="P76"><text:span text:style-name="CharStyle17">The wailing sounds<text:tab/>8</text:span></text:p>
        <text:p text:style-name="P380"><text:soft-page-break/><text:span text:style-name="CharStyle17">from end to end of Moab;</text:span></text:p>
        <text:p text:style-name="P561"><text:span text:style-name="CharStyle17">’tis heard as far as Eglaim, ae far as Beer-elim.</text:span></text:p>
        <text:p text:style-name="P72"><text:span text:style-name="CharStyle17">Even Dibon’s streams run blood; 9 yet I have more calamities for Dibon,</text:span></text:p>
        <text:list xml:id="list670838003985468862" text:style-name="L21">
          <text:list-item>
            <text:p text:style-name="P992"><draw:frame draw:style-name="fr6" draw:name="72" text:anchor-type="paragraph" svg:x="2.7764in" svg:y="0.7098in" svg:width="0.2598in" svg:height="0.0161in" draw:z-index="133"><draw:image xlink:href="Pictures/10000000000000270000001B317709B1.jpg" xlink:type="simple" xlink:show="embed" xlink:actuate="onLoad"/><draw:contour-polygon svg:width="0.2598in" svg:height="0.1764in" svg:viewBox="0 0 660 448" draw:points="0,0 660,0 660,448 0,448" draw:recreate-on-edit="true"/></draw:frame><text:span text:style-name="CharStyle12"><text:tab/>will let lions loose on those who flee,</text:span></text:p>
          </text:list-item>
        </text:list>
        <text:p text:style-name="P358"><text:span text:style-name="CharStyle12">on those who make their way from Moab.</text:span></text:p>
        <text:p text:style-name="P338"><text:span text:style-name="CharStyle12">And then at the fords of Arnon</text:span></text:p>
        <text:list xml:id="list2706297604565720066" text:style-name="L22">
          <text:list-item>
            <text:p text:style-name="P993"><text:span text:style-name="CharStyle12"><text:tab/>the folk of Moab shall flutter like birds that scatt er</text:span></text:p>
          </text:list-item>
        </text:list>
        <text:p text:style-name="P263"><text:span text:style-name="CharStyle12">from a rifled nest, x From Sela they sent tribute by the desert road to the ruler of the land of Judah, to mount Sion,</text:span></text:p>
        <text:list xml:id="list182823543918905" text:continue-numbering="true" text:style-name="L22">
          <text:list-item>
            <text:p text:style-name="P722"><text:span text:style-name="CharStyle12"><text:tab/>crying, “Help us with your</text:span></text:p>
          </text:list-item>
        </text:list>
        <text:p text:style-name="P610"><text:span text:style-name="CharStyle12">counsel, act for us;</text:span></text:p>
        <text:p text:style-name="P620"><text:span text:style-name="CharStyle12">shelter us with your strong shade</text:span></text:p>
        <text:p text:style-name="P263"><text:span text:style-name="CharStyle12">at the hot noon, take in our outcasts, betray not our fugitives;</text:span></text:p>
        <text:list xml:id="list182823256922635" text:continue-numbering="true" text:style-name="L22">
          <text:list-item>
            <text:p text:style-name="P784"><text:span text:style-name="CharStyle12"><text:tab/>let our outcasts</text:span></text:p>
          </text:list-item>
        </text:list>
        <text:p text:style-name="P264"><text:span text:style-name="CharStyle12">live within your land, shelter Moab from the ravagers.</text:span></text:p>
        <text:p text:style-name="P379"><text:span text:style-name="CharStyle12">For when oppression ends, when ravaging is over, when the tyrant’s heel has vanished from the land,</text:span></text:p>
        <text:list xml:id="list182823808946210" text:continue-numbering="true" text:style-name="L22">
          <text:list-item>
            <text:p text:style-name="P784"><text:span text:style-name="CharStyle12"><text:tab/>then shall your throne be based</text:span></text:p>
          </text:list-item>
        </text:list>
        <text:p text:style-name="P484"><text:span text:style-name="CharStyle12">on kindness, and in trustworthiness shall David’s dynasty sit there to rule,</text:span></text:p>
        <text:p text:style-name="P359"><text:span text:style-name="CharStyle12">bent upon justice and in­tegrity.”</text:span></text:p>
        <text:list xml:id="list182824016609230" text:continue-numbering="true" text:style-name="L22">
          <text:list-item>
            <text:p text:style-name="P871"><text:span text:style-name="CharStyle32"><text:tab/>“No,</text:span><text:span text:style-name="CharStyle12"> we have heard of Moab’s</text:span></text:p>
          </text:list-item>
        </text:list>
        <text:p text:style-name="P485"><text:span text:style-name="CharStyle12">pride;</text:span></text:p>
        <text:p text:style-name="P262"><text:span text:style-name="CharStyle12">they are so proud, so insolent, so haughty, so hollow and so loud!”</text:span></text:p>
        <text:list xml:id="list182824647322672" text:continue-numbering="true" text:style-name="L22">
          <text:list-item>
            <text:p text:style-name="P872"><text:span text:style-name="CharStyle12"><text:tab/>Moab then is left to wail for</text:span></text:p>
          </text:list-item>
        </text:list>
        <text:p text:style-name="P485"><text:span text:style-name="CharStyle12">Moab,</text:span></text:p>
        <text:p text:style-name="P262"><text:span text:style-name="CharStyle12">all Moab wails;</text:span></text:p>
        <text:p text:style-name="P375"><text:span text:style-name="CharStyle12">in misery they moan that rites have ceased at Kir-heres.</text:span></text:p>
        <text:p text:style-name="P281"><text:span text:style-name="CharStyle12">For the vineyards of Heshbon </text:span><text:span text:style-name="CharStyle13">8 </text:span><text:span text:style-name="CharStyle12">wither,</text:span></text:p>
        <text:p text:style-name="P150"><text:span text:style-name="CharStyle12">with Sibmah’s vines, that once o’erpowered the rulers of the world with their rare wines, that once stretched north to Jazer,</text:span></text:p>
        <text:p text:style-name="P181"><text:span text:style-name="CharStyle12">and spread south to the desert,</text:span></text:p>
        <text:p text:style-name="P120"><text:span text:style-name="CharStyle12">their tendrils pushing far, to the Dead Sea on the west.</text:span></text:p>
        <text:p text:style-name="P108"><text:span text:style-name="CharStyle12">So I join Jazer in bewailing </text:span><text:span text:style-name="CharStyle13">9 </text:span><text:span text:style-name="CharStyle12">Sibmah’s vines;</text:span></text:p>
        <text:list xml:id="list7997800692293521032" text:style-name="L23">
          <text:list-item>
            <text:p text:style-name="P786"><text:soft-page-break/><text:span text:style-name="CharStyle12"><text:tab/>Heshbon, Elealeh,</text:span></text:p>
          </text:list-item>
        </text:list>
        <text:list xml:id="list2906424013574339668" text:style-name="L24">
          <text:list-item>
            <text:p text:style-name="P972"><text:span text:style-name="CharStyle12"><text:tab/>drench you with my tears!</text:span></text:p>
          </text:list-item>
        </text:list>
        <text:p text:style-name="P16"><text:span text:style-name="CharStyle12">For the war-cry has sounded over your gathered grapes, and now the land of gardens is xo bereft</text:span></text:p>
        <text:p text:style-name="P150"><text:span text:style-name="CharStyle12">of joy and gladness; no singing in the vineyards now,</text:span></text:p>
        <text:p text:style-name="P403"><text:span text:style-name="CharStyle12">no merriment,</text:span></text:p>
        <text:p text:style-name="P281"><text:span text:style-name="CharStyle12">no wine is trodden out from grapes,</text:span></text:p>
        <text:p text:style-name="P403"><text:span text:style-name="CharStyle12">no lilting at the vintage!</text:span></text:p>
        <text:list xml:id="list182808969946577" text:style-name="L23">
          <text:list-item>
            <text:p text:style-name="P994"><text:span text:style-name="CharStyle12"><text:tab/>thrill with pity for poor Moab, n my heart is stirred for Kir-</text:span></text:p>
          </text:list-item>
        </text:list>
        <text:p text:style-name="P474"><text:span text:style-name="CharStyle12">heres.</text:span></text:p>
        <text:p text:style-name="P281"><text:span text:style-name="CharStyle12">Ah, when weary Moab mounts 12 the hill,</text:span></text:p>
        <text:p text:style-name="P181"><text:span text:style-name="CharStyle12">praying within the shrine to no avail,</text:span></text:p>
        <text:p text:style-name="P281"><text:span text:style-name="CharStyle12">Moab shall then be ashamed of Kemosh,</text:span></text:p>
        <text:p text:style-name="P416"><text:span text:style-name="CharStyle12">and turn to the Eternal.</text:span></text:p>
        <text:p text:style-name="P157"><text:span text:style-name="CharStyle12">Such was the word of the 13 Eternal upon Moab in former days. But now his message is: 14 “Within three years, no more, no less, shall Moab’s glory be a mockery, for all her mighty throng of people; and few and</text:span></text:p>
        <text:p text:style-name="P50"><text:span text:style-name="CharStyle12">feeble shall be any who survive.”</text:span></text:p>
        <text:p text:style-name="P520"><text:span text:style-name="CharStyle12">* * *</text:span></text:p>
        <text:p text:style-name="P163"><text:span text:style-name="CharStyle12">An oracle on Damascus: -| </text:span><text:span text:style-name="CharStyle32">rj </text:span><text:span text:style-name="CharStyle12">Soon shall Damascus be no • more a city,</text:span></text:p>
        <text:list xml:id="list182824048571065" text:continue-numbering="true" text:style-name="L23">
          <text:list-item>
            <text:p text:style-name="P787"><text:span text:style-name="CharStyle12"><text:tab/>but lie for ever desolate in</text:span></text:p>
          </text:list-item>
        </text:list>
        <text:p text:style-name="P603"><text:span text:style-name="CharStyle12">ruins,</text:span></text:p>
        <text:p text:style-name="P609"><text:span text:style-name="CharStyle12">her townships a sheep-run, where flocks lie unafraid;</text:span></text:p>
        <text:list xml:id="list182825099485566" text:continue-numbering="true" text:style-name="L23">
          <text:list-item>
            <text:p text:style-name="P787"><text:span text:style-name="CharStyle12"><text:tab/>Ephraim shall lose its ramparts,</text:span></text:p>
          </text:list-item>
        </text:list>
        <text:p text:style-name="P236"><text:span text:style-name="CharStyle12">Damascus lose its royal power,</text:span></text:p>
        <text:p text:style-name="P444"><text:span text:style-name="CharStyle12">and Aram’s survivors shall perish—</text:span></text:p>
        <text:p text:style-name="P244"><text:span text:style-name="CharStyle12">so the Lord of hosts decrees.</text:span></text:p>
        <text:list xml:id="list182823842043853" text:continue-numbering="true" text:style-name="L23">
          <text:list-item>
            <text:p text:style-name="P731"><text:span text:style-name="CharStyle12"><text:tab/>Then shall Jacob’s strength be</text:span></text:p>
          </text:list-item>
        </text:list>
        <text:p text:style-name="P603"><text:span text:style-name="CharStyle12">sapped,</text:span></text:p>
        <text:p text:style-name="P236"><text:span text:style-name="CharStyle12">his lusty vigour languish;</text:span></text:p>
        <text:list xml:id="list182824076797941" text:continue-numbering="true" text:style-name="L23">
          <text:list-item>
            <text:p text:style-name="P731"><text:span text:style-name="CharStyle12"><text:tab/>’twill be as when the standing</text:span></text:p>
          </text:list-item>
        </text:list>
        <text:p text:style-name="P635"><text:span text:style-name="CharStyle12">com is reaped,<text:line-break/>the ears in armfuls,</text:span></text:p>
        <text:list xml:id="list182824179273012" text:continue-numbering="true" text:style-name="L23">
          <text:list-item>
            <text:p text:style-name="P731"><text:span text:style-name="CharStyle12"><text:tab/>or as when olive-trees are</text:span></text:p>
          </text:list-item>
        </text:list>
        <text:p text:style-name="P603"><text:span text:style-name="CharStyle12">shaken,</text:span></text:p>
        <text:p text:style-name="P511"><text:span text:style-name="CharStyle12">and little there is left to glean, two or three berries on the top­most bough,</text:span></text:p>
        <text:p text:style-name="P252"><text:span text:style-name="CharStyle12">four or five berries on the twigs.</text:span></text:p>
        <text:p text:style-name="P59"><text:span text:style-name="CharStyle32">9</text:span><text:span text:style-name="CharStyle12"> Your towns shall be deserted, like Amorite and Hivite ruins;</text:span></text:p>
        <text:list xml:id="list182809538737281" text:style-name="L18">
          <text:list-item>
            <text:p text:style-name="P896"><text:span text:style-name="CharStyle12"><text:tab/>for you forgot the God who</text:span></text:p>
          </text:list-item>
        </text:list>
        <text:p text:style-name="P634"><text:span text:style-name="CharStyle12">was your help,</text:span></text:p>
        <text:p text:style-name="P510"><text:span text:style-name="CharStyle12">you heeded not the Strong­hold of your strength. Therefore, though you plant gardens of Adonis, and stock them for a foreign god,</text:span></text:p>
        <text:list xml:id="list182823745272493" text:continue-numbering="true" text:style-name="L18">
          <text:list-item>
            <text:p text:style-name="P896"><text:span text:style-name="CharStyle12"><text:tab/>forcing the growth, the very</text:span></text:p>
          </text:list-item>
        </text:list>
        <text:p text:style-name="P602"><text:span text:style-name="CharStyle12">day you plant them, till they bloom for you the next morning,</text:span></text:p>
        <text:p text:style-name="P443"><text:span text:style-name="CharStyle12">all that you get from them shall vanish</text:span></text:p>
        <text:p text:style-name="P251"><text:span text:style-name="CharStyle12">on your day of dole and des­perate pain.</text:span></text:p>
        <text:list xml:id="list182809056066267" text:style-name="L23">
          <text:list-item>
            <text:p text:style-name="P731"><text:span text:style-name="CharStyle12"><text:tab/>Then shall men look to their</text:span></text:p>
          </text:list-item>
        </text:list>
        <text:p text:style-name="P603"><text:span text:style-name="CharStyle12">Maker,</text:span></text:p>
        <text:p text:style-name="P236"><text:span text:style-name="CharStyle12">and turn to Israel’s Majesty,</text:span></text:p>
        <text:list xml:id="list182824185112828" text:continue-numbering="true" text:style-name="L23">
          <text:list-item>
            <text:p text:style-name="P731"><text:soft-page-break/><text:span text:style-name="CharStyle12"><text:tab/>looking to nothing that their</text:span></text:p>
          </text:list-item>
        </text:list>
        <text:p text:style-name="P603"><text:span text:style-name="CharStyle12">hands have made,</text:span></text:p>
        <text:p text:style-name="P183"><text:span text:style-name="CharStyle12">turning to nothing fashioned</text:span></text:p>
        <text:p text:style-name="P475"><text:span text:style-name="CharStyle12">by their fingers.</text:span></text:p>
        <text:p text:style-name="P563"><text:span text:style-name="CharStyle34">* * *</text:span></text:p>
        <text:p text:style-name="P281"><text:span text:style-name="CharStyle12">Ah, the booming of many a 12 people,</text:span></text:p>
        <text:p text:style-name="P181"><text:span text:style-name="CharStyle12">booming like sea breakers!</text:span></text:p>
        <text:p text:style-name="P281"><text:span text:style-name="CharStyle12">Ah, the thunder of great na­tions,</text:span></text:p>
        <text:p text:style-name="P181"><text:span text:style-name="CharStyle12">thundering like the surge of ocean!</text:span></text:p>
        <text:p text:style-name="P119"><text:span text:style-name="CharStyle17">But the Eternal checks them, 13 and they are chased afar,</text:span></text:p>
        <text:p text:style-name="P16"><text:span text:style-name="CharStyle12">driven like chaff before the wind, like dust whirled by the hur­ricane—</text:span></text:p>
        <text:p text:style-name="P75"><text:span text:style-name="CharStyle17">at evening a terror,<text:tab/>14</text:span></text:p>
        <text:p text:style-name="P192"><text:span text:style-name="CharStyle17">and gone by morning!</text:span></text:p>
        <text:p text:style-name="P281"><text:span text:style-name="CharStyle12">Such is the fate of those who ravage us,</text:span></text:p>
        <text:p text:style-name="P195"><text:span text:style-name="CharStyle12">such is the lot of those who rifle us.</text:span></text:p>
        <text:p text:style-name="P16"><text:span text:style-name="CharStyle12">Ah, land of winged fleets, "I o where the great Nile -</text:span><text:span text:style-name="CharStyle13">1-0 </text:span><text:span text:style-name="CharStyle12">flows through,</text:span></text:p>
        <text:p text:style-name="P16"><text:span text:style-name="CharStyle12">that sends its envoys overseas 2 in light skiffs down the stream!</text:span></text:p>
        <text:p text:style-name="P16"><text:span text:style-name="CharStyle12">Swift messengers, return to your people tall and bronzed,</text:span></text:p>
        <text:p text:style-name="P589"><text:span text:style-name="CharStyle12">a terror far and near, a sturdy race of conquerors;</text:span></text:p>
        <text:p text:style-name="P108"><text:span text:style-name="CharStyle12">tell them, “Let all on earth, 3 let all men in the world,</text:span></text:p>
        <text:p text:style-name="P16"><text:span text:style-name="CharStyle12">watch when the signal is raised, hark when the bugle is blown!”</text:span></text:p>
        <text:p text:style-name="P281"><text:span text:style-name="CharStyle12">For this is the Eternal’s word 4 tome,</text:span></text:p>
        <text:p text:style-name="P181"><text:span text:style-name="CharStyle12">“I will be on the watch from my abode,</text:span></text:p>
        <text:p text:style-name="P281"><text:span text:style-name="CharStyle12">calm as the clear heat in sun­shine,</text:span></text:p>
        <text:p text:style-name="P181"><text:span text:style-name="CharStyle12">still as dew in harvest-tide.”</text:span></text:p>
        <text:p text:style-name="P281"><text:span text:style-name="CharStyle12">For ere the harvest, when the 5 blossom’s over,</text:span></text:p>
        <text:p text:style-name="P181"><text:span text:style-name="CharStyle12">when berries ripen into grapes,</text:span></text:p>
        <text:p text:style-name="P302"><text:soft-page-break/><text:span text:style-name="CharStyle12">he shall lop off the branches with a knife,</text:span></text:p>
        <text:p text:style-name="P423"><draw:frame draw:style-name="fr7" draw:name="73" text:anchor-type="paragraph" svg:x="2.7618in" svg:y="2.4965in" svg:width="0.2634in" svg:height="0.0161in" draw:z-index="134"><draw:image xlink:href="Pictures/10000000000000280000001BA65B8EDA.jpg" xlink:type="simple" xlink:show="embed" xlink:actuate="onLoad"/><draw:contour-polygon svg:width="0.263in" svg:height="0.1799in" svg:viewBox="0 0 668 457" draw:points="0,0 668,0 668,457 0,457" draw:recreate-on-edit="true"/></draw:frame><text:span text:style-name="CharStyle12">and cut away the tendrils;</text:span></text:p>
        <text:list xml:id="list5682033209005342689" text:style-name="L25">
          <text:list-item>
            <text:p text:style-name="P995"><text:span text:style-name="CharStyle12"><text:tab/>the foe shall be left to vultures</text:span></text:p>
          </text:list-item>
        </text:list>
        <text:p text:style-name="P230"><text:span text:style-name="CharStyle12">in the hills,</text:span></text:p>
        <text:p text:style-name="P596"><text:span text:style-name="CharStyle12">and wild beasts of the land; all summer vultures shall de­vour them,</text:span></text:p>
        <text:p text:style-name="P545"><text:span text:style-name="CharStyle12">and wild beasts all the winter batten on them.</text:span></text:p>
        <text:list xml:id="list182824184113883" text:continue-numbering="true" text:style-name="L25">
          <text:list-item>
            <text:p text:style-name="P1008"><text:span text:style-name="CharStyle12"><text:tab/>[[Then shall a present be brought to the Lord of hosts at the place where he is revealed, at mount Sion, from a tall, bronzed people, a race that is a terror far and near, a sturdy race of conquerors, through whose land the great Nile flows.]]</text:span></text:p>
          </text:list-item>
        </text:list>
        <text:p text:style-name="P111"><text:span text:style-name="CharStyle12">An oracle on Egypt:</text:span></text:p>
        <text:p text:style-name="P16"><text:span text:style-name="CharStyle12">Riding on a swift cloud, the Eternal reaches Egypt; and Egypt’s idols shake be­fore him,</text:span></text:p>
        <text:p text:style-name="P596"><text:span text:style-name="CharStyle12">Egypt’s courage melts away, a “I will spur on Egypt against</text:span></text:p>
        <text:h text:style-name="P710" text:outline-level="3"><text:bookmark-start text:name="bookmark1"/><text:span text:style-name="CharStyle36">Egypt,</text:span><text:bookmark-end text:name="bookmark1"/></text:h>
        <text:p text:style-name="P596"><text:span text:style-name="CharStyle12">every man to fight his neigh­bour, fight his fellow, city against city, province against province.</text:span></text:p>
        <text:list xml:id="list3667590166508673669" text:style-name="L26">
          <text:list-item>
            <text:p text:style-name="P998"><text:span text:style-name="CharStyle12"><text:tab/>No spirit shall be left in Egypt;</text:span></text:p>
          </text:list-item>
        </text:list>
        <text:list xml:id="list244935503307880470" text:style-name="L27">
          <text:list-item>
            <text:p text:style-name="P1009"><text:span text:style-name="CharStyle12"><text:tab/>will confound their plans, till they resort to ghosts and idols,</text:span></text:p>
          </text:list-item>
        </text:list>
        <text:p text:style-name="P423"><text:span text:style-name="CharStyle12">wizards and mediums.</text:span></text:p>
        <text:list xml:id="list182808910196327" text:style-name="L26">
          <text:list-item>
            <text:p text:style-name="P996"><text:span text:style-name="CharStyle12"><text:tab/>I will hand Egypt over to a</text:span></text:p>
          </text:list-item>
        </text:list>
        <text:p text:style-name="P230"><text:span text:style-name="CharStyle12">tyrant,</text:span></text:p>
        <text:p text:style-name="P540"><text:span text:style-name="CharStyle12">a despot shall reign over them,”</text:span></text:p>
        <text:p text:style-name="P543"><text:span text:style-name="CharStyle12">so the Lord, the Lord of hosts, decrees.</text:span></text:p>
        <text:list xml:id="list182823570523515" text:continue-numbering="true" text:style-name="L26">
          <text:list-item>
            <text:p text:style-name="P1002"><text:span text:style-name="CharStyle12"><text:tab/>The Nile shall be dried up,</text:span></text:p>
          </text:list-item>
        </text:list>
        <text:p text:style-name="P541"><text:span text:style-name="CharStyle12">the river-bed shall be drained and bare,</text:span></text:p>
        <text:list xml:id="list182824859300465" text:continue-numbering="true" text:style-name="L26">
          <text:list-item>
            <text:p text:style-name="P1002"><text:span text:style-name="CharStyle12"><text:tab/>its branches shrivel and stink,</text:span></text:p>
          </text:list-item>
        </text:list>
        <text:p text:style-name="P424"><text:span text:style-name="CharStyle12">the canals of Egypt dry up, reeds and rushes wither,</text:span></text:p>
        <text:list xml:id="list182823998791263" text:continue-numbering="true" text:style-name="L26">
          <text:list-item>
            <text:p text:style-name="P1003"><text:span text:style-name="CharStyle12"><text:tab/>the meadow grass all mould­</text:span></text:p>
          </text:list-item>
        </text:list>
        <text:p text:style-name="P234"><text:span text:style-name="CharStyle12">ers,</text:span></text:p>
        <text:p text:style-name="P281"><text:span text:style-name="CharStyle12">the green growth by the Nile is parched,</text:span></text:p>
        <text:p text:style-name="P150"><text:span text:style-name="CharStyle12">it droops and disappears.</text:span></text:p>
        <text:p text:style-name="P281"><text:span text:style-name="CharStyle12">The fishermen shall be woebe- </text:span><text:span text:style-name="CharStyle13">8 </text:span><text:span text:style-name="CharStyle12">gone,</text:span></text:p>
        <text:p text:style-name="P181"><text:soft-page-break/><text:span text:style-name="CharStyle12">all who cast hooks in the Nile,</text:span></text:p>
        <text:p text:style-name="P181"><text:span text:style-name="CharStyle12">all who spread nets in the stream;</text:span></text:p>
        <text:p text:style-name="P281"><text:span text:style-name="CharStyle12">dressers of flax shall be at their </text:span><text:span text:style-name="CharStyle13">9 </text:span><text:span text:style-name="CharStyle12">wits’ end,</text:span></text:p>
        <text:p text:style-name="P150"><text:span text:style-name="CharStyle12">the weavers shall be daunted, io</text:span></text:p>
        <text:p text:style-name="P170"><text:span text:style-name="CharStyle12">and all the workers downcast.</text:span></text:p>
        <text:p text:style-name="P281"><text:span text:style-name="CharStyle12">Poor fools are the princes of </text:span><text:span text:style-name="CharStyle21">ii Z</text:span><text:span text:style-name="CharStyle12">oan,</text:span></text:p>
        <text:p text:style-name="P181"><text:span text:style-name="CharStyle12">and witless the Pharaoh’s wisest councillors.</text:span></text:p>
        <text:p text:style-name="P27"><text:span text:style-name="CharStyle12">How dare you tell the Pharaoh,</text:span></text:p>
        <text:p text:style-name="P181"><text:span text:style-name="CharStyle12">“I am a wise man’s son, a son of ancient kings”?</text:span></text:p>
        <text:p text:style-name="P27"><text:span text:style-name="CharStyle12">Where are your sages, pray? 12</text:span></text:p>
        <text:p text:style-name="P181"><text:span text:style-name="CharStyle12">Can they tell you, can they show you,</text:span></text:p>
        <text:p text:style-name="P181"><text:span text:style-name="CharStyle12">what plans the Lord of hosts has against Egypt?</text:span></text:p>
        <text:p text:style-name="P281"><text:span text:style-name="CharStyle12">Why, Zoan’s princes are be- 13 fooled,</text:span></text:p>
        <text:p text:style-name="P181"><text:span text:style-name="CharStyle12">the princes of Memphis are beguiled,</text:span></text:p>
        <text:p text:style-name="P150"><text:span text:style-name="CharStyle12">the leaders of her provinces lead Egypt astray; the Eternal has so warped their 14 judgment</text:span></text:p>
        <text:p text:style-name="P181"><text:span text:style-name="CharStyle12">that they lead Egypt all astray,</text:span></text:p>
        <text:p text:style-name="P181"><text:span text:style-name="CharStyle12">as a drunkard staggers vomit­ing;</text:span></text:p>
        <text:p text:style-name="P38"><text:span text:style-name="CharStyle12">high or low, palm or rush,<text:tab/>15</text:span></text:p>
        <text:p text:style-name="P195"><text:span text:style-name="CharStyle12">none can do anything for Egypt.</text:span></text:p>
        <text:p text:style-name="P150"><text:span text:style-name="CharStyle12">[[Then shall Egypt tremble in 16 terror like a woman, as the Lord of hosts swings his hand over it; the land of Judah shall be a 17 terror to Egypt, the very men­tion of Judah will make the Egyptians dread what the Lord of hosts has planned against Egypt.</text:span></text:p>
      </text:section>
      <text:section text:style-name="Sect4" text:name="Section8">
        <text:list xml:id="list182810445043072" text:style-name="L11">
          <text:list-item>
            <text:p text:style-name="P966"><text:span text:style-name="CharStyle12"><text:tab/>Then shall there be as many as five cities in the land of Egypt speaking the language of Canaan and loyal to the Lord of hosts, one of them called the City of the Sun.</text:span></text:p>
          </text:list-item>
          <text:list-item>
            <text:p text:style-name="P955"><text:span text:style-name="CharStyle12"><text:tab/>Then shall there be an altar to the Eternal in the heart of the land of Egypt, and a pillar to the Eternal on the • frontier.</text:span></text:p>
          </text:list-item>
          <text:list-item>
            <text:p text:style-name="P946"><text:span text:style-name="CharStyle12"><text:tab/>This shall serve as a reminder and as a witness to the Lord of hosts within the land of Egypt; so that, when any who are op­pressed cry to the Eternal to send a champion, he will inter-</text:span></text:p>
          </text:list-item>
          <text:list-item>
            <text:p text:style-name="P946"><text:span text:style-name="CharStyle12"><text:tab/>vene and rescue them. The Eternal will make himself known to the Egyptians, and the Egyptians shall acknow­ledge the Eternal then, worship­ping him with sacrifices and offerings, making vows to the Eternal and performing them.</text:span></text:p>
          </text:list-item>
          <text:list-item>
            <text:p text:style-name="P946"><text:span text:style-name="CharStyle12"><text:tab/>So the Eternal strikes Egypt, striking them and healing them; whenever they turn to the Eter­nal, he will heal them, in an­swer to their entreaty.</text:span></text:p>
          </text:list-item>
          <text:list-item>
            <text:p text:style-name="P955"><text:span text:style-name="CharStyle12"><text:tab/>Then shall there be a high­road between Egypt and Assyr­ia, Assyrians passing to Egypt and Egyptians to Assyria; Egyptians and Assyrians alike shall worship the Eternal.</text:span></text:p>
          </text:list-item>
          <text:list-item>
            <text:p text:style-name="P955"><text:span text:style-name="CharStyle12"><text:tab/>Then shall Israel form a triple alliance with Egypt and Assyria</text:span></text:p>
          </text:list-item>
          <text:list-item>
            <text:p text:style-name="P968"><text:span text:style-name="CharStyle12"><text:tab/>—a blessing to the world around, and blessed by the Lord of hosts, who said, “Blessed be my people Egypt, Assyria whom I have made, and Israel my own possession!”]]</text:span></text:p>
          </text:list-item>
        </text:list>
        <text:p text:style-name="P61"><text:span text:style-name="CharStyle12">an Now the Eternal had bid- den Isaiah the son of 2 Amoz, “Go and strip the sack­cloth off your waist and the shoes from your feet." He did so, going about without either 1 robe or shoe. And in the year</text:span></text:p>
        <text:p text:style-name="P87"><text:span text:style-name="CharStyle12">when the commander-in-chief, sent by Sargon king of Assyria, came to Ashdod and attacked Ashdod, capturing it, the Eter- 3 nal said, </text:span><text:span text:style-name="CharStyle37">“As </text:span><text:span text:style-name="CharStyle12">my servant Isaiah has gone for three years without robe or shoe, by way of omen and portent against Egypt and Ethiopia, so shall the king of 4 Assyria drive away the captives of Egypt and the exiles of Ethi­opia young and old, without robe or shoe, and with bare buttocks; those who had hopes of Ethiopia 5 and boasted of what Egypt would accomplish, shall be dis­mayed and abashed, and people 6 on the coast will cry, ‘If this be the fate of those to whom we turned, hoping that they would rescue us from the king of As­syria, then how can we our­selves escape?’ ”</text:span></text:p>
        <text:p text:style-name="P406"><text:span text:style-name="CharStyle12">A “Desert” oracle:<text:tab/></text:span><text:span text:style-name="CharStyle32">sy</text:span><text:span text:style-name="CharStyle12"> l</text:span></text:p>
        <text:p text:style-name="P16"><text:span text:style-name="CharStyle12">Like a hurricane hurtling ^ J- over the south-land, there it is driving from the desert,</text:span></text:p>
        <text:p text:style-name="P403"><text:span text:style-name="CharStyle12">from the land of terror!</text:span></text:p>
        <text:p text:style-name="P16"><text:span text:style-name="CharStyle12">A grim revelation, this, for me: 2 “Since the crafty still are crafty, since the plunderers still plun­der,</text:span></text:p>
        <text:p text:style-name="P108"><text:span text:style-name="CharStyle12">at them, O ye Elamites!</text:span></text:p>
        <text:p text:style-name="P415"><text:span text:style-name="CharStyle12">Medians, lay siege to them! silence all their arrogance!”</text:span></text:p>
        <text:p text:style-name="P281"><text:span text:style-name="CharStyle12">It makes me writhe with an- 3 guish,</text:span></text:p>
        <text:p text:style-name="P186"><text:span text:style-name="CharStyle12">with pangs like a woman in travail;</text:span></text:p>
        <text:p text:style-name="P113"><text:span text:style-name="CharStyle12">I cannot hear for pain,</text:span></text:p>
        <text:p text:style-name="P156"><text:span text:style-name="CharStyle12">I cannot see for the shock; my brain is reeling,<text:tab/>4</text:span></text:p>
        <text:p text:style-name="P508"><text:span text:style-name="CharStyle12">the horror appals me; the twilight I love is turned to shuddering.</text:span></text:p>
        <text:p text:style-name="P108"><text:span text:style-name="CharStyle12">There’s banqueting in Babylon, 5 with tables spread,</text:span></text:p>
        <text:p text:style-name="P435"><text:span text:style-name="CharStyle12">and carpets laid!—</text:span></text:p>
        <text:p text:style-name="P277"><text:span text:style-name="CharStyle12">Up, princes! up, to arms!</text:span></text:p>
        <text:list xml:id="list7345649585277633987" text:style-name="L28">
          <text:list-item>
            <text:p text:style-name="P790"><text:span text:style-name="CharStyle12"><text:tab/>For tins is the Eternal’s word</text:span></text:p>
          </text:list-item>
        </text:list>
        <text:p text:style-name="P308"><text:span text:style-name="CharStyle12">to me,</text:span></text:p>
        <text:p text:style-name="P394"><text:span text:style-name="CharStyle12">“Set your spirit on the watch, to tell what it can see;</text:span></text:p>
        <text:list xml:id="list182824429892963" text:continue-numbering="true" text:style-name="L28">
          <text:list-item>
            <text:p text:style-name="P790"><text:soft-page-break/><text:span text:style-name="CharStyle12"><text:tab/>if a cavalcade it be,</text:span></text:p>
          </text:list-item>
        </text:list>
        <text:p text:style-name="P612"><text:span text:style-name="CharStyle12">horsemen riding two by two, men on asses, men on camels, let it mark them heedfully.”</text:span></text:p>
        <text:list xml:id="list182823620011840" text:continue-numbering="true" text:style-name="L28">
          <text:list-item>
            <text:p text:style-name="P961"><text:span text:style-name="CharStyle12"><text:tab/>Then my spirit called to me, “Here on the watch, my lord,</text:span></text:p>
          </text:list-item>
        </text:list>
        <text:p text:style-name="P277"><text:span text:style-name="CharStyle12">all through the day I stand, here at my post night after night.”</text:span></text:p>
        <text:list xml:id="list182824064873682" text:continue-numbering="true" text:style-name="L28">
          <text:list-item>
            <text:p text:style-name="P792"><text:span text:style-name="CharStyle12"><text:tab/>Just then a cavalcade rode by,</text:span></text:p>
          </text:list-item>
        </text:list>
        <text:p text:style-name="P280"><text:span text:style-name="CharStyle12">with horsemen two and two; and my spirit called to me, “Babylon has fallen, fallen, and her idols one and all are shattered to the ground!”</text:span></text:p>
        <text:list xml:id="list182823954306026" text:continue-numbering="true" text:style-name="L28">
          <text:list-item>
            <text:p text:style-name="P760"><text:span text:style-name="CharStyle12"><text:tab/>My poor crushed countrymen,</text:span></text:p>
          </text:list-item>
        </text:list>
        <text:p text:style-name="P280"><text:span text:style-name="CharStyle12">down-trodden folk, such is my message to you from the Lord of hosts, from Israel’s God.</text:span></text:p>
        <text:list xml:id="list182825099759331" text:continue-numbering="true" text:style-name="L28">
          <text:list-item>
            <text:p text:style-name="P795"><text:span text:style-name="CharStyle12"><text:tab/>An oracle on Edom:</text:span></text:p>
          </text:list-item>
        </text:list>
        <text:p text:style-name="P452"><text:span text:style-name="CharStyle12">A voice calls out of Seir to me, “How far has the night gone, watchman?</text:span></text:p>
        <text:p text:style-name="P214"><text:span text:style-name="CharStyle12">How far has the night gone, watchman?”</text:span></text:p>
        <text:list xml:id="list182823384888050" text:continue-numbering="true" text:style-name="L28">
          <text:list-item>
            <text:p text:style-name="P760"><text:span text:style-name="CharStyle12"><text:tab/>The watchman answers,</text:span></text:p>
          </text:list-item>
        </text:list>
        <text:p text:style-name="P214"><text:span text:style-name="CharStyle12">“Morning comes, morning— and night;</text:span></text:p>
        <text:p text:style-name="P260"><text:span text:style-name="CharStyle12">would you know more, come back to me again.”</text:span></text:p>
        <text:list xml:id="list182823960540898" text:continue-numbering="true" text:style-name="L28">
          <text:list-item>
            <text:p text:style-name="P873"><text:span text:style-name="CharStyle12"><text:tab/>An oracle on Arabia:</text:span></text:p>
          </text:list-item>
        </text:list>
        <text:p text:style-name="P436"><text:span text:style-name="CharStyle12">In the bush at even you must camp,</text:span></text:p>
        <text:p text:style-name="P278"><text:span text:style-name="CharStyle12">you caravans of Dedanites</text:span><text:span text:style-name="CharStyle12"><text:span text:style-name="T2">;</text:span></text:span></text:p>
        <text:list xml:id="list182824294854171" text:continue-numbering="true" text:style-name="L28">
          <text:list-item>
            <text:p text:style-name="P874"><text:span text:style-name="CharStyle12"><text:tab/>Bring them water for their thirst,</text:span></text:p>
          </text:list-item>
        </text:list>
        <text:p text:style-name="P278"><text:span text:style-name="CharStyle12">O natives of Tema, set before these fugitives the bread they need;</text:span></text:p>
        <text:list xml:id="list182823270683935" text:continue-numbering="true" text:style-name="L28">
          <text:list-item>
            <text:p text:style-name="P874"><text:span text:style-name="CharStyle12"><text:tab/>for they are flying from the</text:span></text:p>
          </text:list-item>
        </text:list>
        <text:p text:style-name="P310"><text:span text:style-name="CharStyle12">sword,</text:span></text:p>
        <text:p text:style-name="P278"><text:span text:style-name="CharStyle12">from sword so sharp,</text:span></text:p>
        <text:p text:style-name="P462"><text:span text:style-name="CharStyle12">from the bent bows, from the press of battle.</text:span></text:p>
        <text:p text:style-name="P170"><text:span text:style-name="CharStyle12">[[For this is the Eternal’s 16 word to me: “Within a year, no more, no less, shall Kedar’s glory be all over, and few shall 17 be left of the archers that are Kedar’s army—for so the Eter­nal, Israel’s God, decrees.”]]</text:span></text:p>
        <text:p text:style-name="P150"><text:span text:style-name="CharStyle12">An oracle on the glen of </text:span><text:span text:style-name="CharStyle32">eycy </text:span><text:span text:style-name="CharStyle12">Hinnom:</text:span></text:p>
        <text:p text:style-name="P108"><text:span text:style-name="CharStyle12">Now why are you all swarming to your house-tops,</text:span></text:p>
        <text:p text:style-name="P281"><text:span text:style-name="CharStyle12">O shouting citizens, O surging 2 city,</text:span></text:p>
        <text:p text:style-name="P181"><text:soft-page-break/><text:span text:style-name="CharStyle12">all merry-making?</text:span></text:p>
        <text:p text:style-name="P16"><text:span text:style-name="CharStyle12">No sword your dead shall slay, they fall not in the fight, but all your chieftains run 3 away</text:span></text:p>
        <text:p text:style-name="P181"><text:span text:style-name="CharStyle12">and take to flight.</text:span></text:p>
        <text:p text:style-name="P41"><text:span text:style-name="CharStyle12">So let me alone, I pray,<text:tab/></text:span><text:span text:style-name="CharStyle13">4</text:span></text:p>
        <text:p text:style-name="P150"><text:span text:style-name="CharStyle12">I would lament bitterly; ply me not with consolation, for my country is undone.</text:span></text:p>
        <text:p text:style-name="P16"><text:span text:style-name="CharStyle12">For the Lord, the Lord of hosts, S is holding a day of panic and riot and rout;</text:span></text:p>
        <text:p text:style-name="P281"><text:span text:style-name="CharStyle12">Kirites in the glen of Hinnom undermine the walls,</text:span></text:p>
        <text:p text:style-name="P151"><text:span text:style-name="CharStyle12">Shoites scale the heights; archers from Elam,<text:tab/>6</text:span></text:p>
        <text:p text:style-name="P181"><text:span text:style-name="CharStyle12">cavalry from Aram,</text:span></text:p>
        <text:p text:style-name="P110"><text:span text:style-name="CharStyle12">Kirites ready for the fray, fill all your fairest glens<text:tab/></text:span><text:span text:style-name="CharStyle13">7</text:span></text:p>
        <text:p text:style-name="P582"><text:span text:style-name="CharStyle12">with chariots and horsemen to assault your gates.</text:span></text:p>
        <text:p text:style-name="P281"><text:span text:style-name="CharStyle12">Then to your armoury in Forest 8 hall you look;</text:span></text:p>
        <text:p text:style-name="P181"><text:span text:style-name="CharStyle12">you see the great gaps made </text:span><text:span text:style-name="CharStyle13">9 </text:span><text:span text:style-name="CharStyle12">in Davidsburg</text:span></text:p>
        <text:p text:style-name="P16"><text:span text:style-name="CharStyle12">[[you confine your water in the lower reservoirs, you number off 10 the houses in Jerusalem and pull some down in order to repair the wall, and you construct a n tank between the two walls for the water of the old reservoir]]; you never look to him who brings all this about,</text:span></text:p>
        <text:p text:style-name="P104"><text:span text:style-name="CharStyle12">you never see who planned it long ago!</text:span></text:p>
        <text:list xml:id="list182810297222883" text:style-name="L18">
          <text:list-item>
            <text:p text:style-name="P951"><text:span text:style-name="CharStyle12"><text:tab/>The Lord, the Lord of hosts, is</text:span></text:p>
          </text:list-item>
        </text:list>
        <text:p text:style-name="P389"><text:span text:style-name="CharStyle12">calling you to tears and grief, to shave your heads and gird on sackcloth;</text:span></text:p>
        <text:list xml:id="list182824713334298" text:continue-numbering="true" text:style-name="L18">
          <text:list-item>
            <text:p text:style-name="P951"><text:span text:style-name="CharStyle12"><text:tab/>and here is mirth and merry­</text:span></text:p>
          </text:list-item>
        </text:list>
        <text:p text:style-name="P389"><text:span text:style-name="CharStyle12">making!—</text:span></text:p>
        <text:p text:style-name="P101"><text:span text:style-name="CharStyle12">men slaughtering sheep and slaying kine,</text:span></text:p>
        <text:p text:style-name="P526"><text:span text:style-name="CharStyle12">men eating flesh and drinking wine,</text:span></text:p>
        <text:p text:style-name="P101"><text:span text:style-name="CharStyle12">feasting because “to-morrow we may die!”</text:span></text:p>
        <text:list xml:id="list182823065073866" text:continue-numbering="true" text:style-name="L18">
          <text:list-item>
            <text:p text:style-name="P951"><text:span text:style-name="CharStyle12"><text:tab/>The Lord of hosts has sworn to</text:span></text:p>
          </text:list-item>
        </text:list>
        <text:p text:style-name="P389"><text:span text:style-name="CharStyle12">me,</text:span></text:p>
        <text:p text:style-name="P101"><text:span text:style-name="CharStyle12">you cannot expiate this evil ere you die.</text:span></text:p>
        <text:p text:style-name="P636"><text:span text:style-name="CharStyle12">* * *</text:span></text:p>
        <text:list xml:id="list182824140480321" text:continue-numbering="true" text:style-name="L18">
          <text:list-item>
            <text:p text:style-name="P962"><text:span text:style-name="CharStyle12"><text:tab/>Against Shebna the governor</text:span></text:p>
          </text:list-item>
        </text:list>
        <text:p text:style-name="P390"><text:soft-page-break/><text:span text:style-name="CharStyle12">of the palace.</text:span></text:p>
        <text:p text:style-name="P56"><text:span text:style-name="CharStyle12">The orders of the Lord the Eternal are: Come, go to yon-</text:span></text:p>
        <text:list xml:id="list182824914642594" text:continue-numbering="true" text:style-name="L18">
          <text:list-item>
            <text:p text:style-name="P963"><text:span text:style-name="CharStyle12"><text:tab/>der comptroller, who is hewing out for himself a tomb high in the rock, and erecting a place of rest for himself; ask him, “What right have you here, what relatives have you here, that you are hewing out a tomb here?</text:span></text:p>
          </text:list-item>
          <text:list-item>
            <text:p text:style-name="P963"><text:span text:style-name="CharStyle12"><text:tab/>The Eternal will grip you tight</text:span></text:p>
          </text:list-item>
        </text:list>
        <text:p text:style-name="P102"><text:span text:style-name="CharStyle12">and wind you round and wrap you up</text:span></text:p>
        <text:list xml:id="list182824570257779" text:continue-numbering="true" text:style-name="L18">
          <text:list-item>
            <text:p text:style-name="P963"><text:span text:style-name="CharStyle12"><text:tab/>and hurl you hurtling, man of</text:span></text:p>
          </text:list-item>
        </text:list>
        <text:p text:style-name="P390"><text:span text:style-name="CharStyle12">might,</text:span></text:p>
        <text:p text:style-name="P102"><text:span text:style-name="CharStyle12">like a ball into a broad, far land;</text:span></text:p>
        <text:p text:style-name="P527"><text:span text:style-name="CharStyle12">and there your glorious tomb shall be,</text:span></text:p>
        <text:p text:style-name="P395"><text:span text:style-name="CharStyle12">there shall you die, you disgrace to the house of your lord!</text:span></text:p>
        <text:list xml:id="list182825096455439" text:continue-numbering="true" text:style-name="L18">
          <text:list-item>
            <text:p text:style-name="P964"><text:span text:style-name="CharStyle12"><text:tab/>I will depose you from your</text:span></text:p>
          </text:list-item>
        </text:list>
        <text:p text:style-name="P390"><text:span text:style-name="CharStyle12">post,</text:span></text:p>
        <text:p text:style-name="P56"><text:span text:style-name="CharStyle12">and pull you from your dignity.</text:span></text:p>
        <text:list xml:id="list182824788244406" text:continue-numbering="true" text:style-name="L18">
          <text:list-item>
            <text:p text:style-name="P962"><text:span text:style-name="CharStyle12"><text:tab/>Then I will summon my servant Eliakim the son of Hil-</text:span></text:p>
          </text:list-item>
          <text:list-item>
            <text:p text:style-name="P965"><text:span text:style-name="CharStyle12"><text:tab/>kiah and robe him in your vest­</text:span></text:p>
          </text:list-item>
        </text:list>
        <text:p text:style-name="P87"><text:span text:style-name="CharStyle12">ment, binding your sash of office round him and handing over your authority to him; he shall prove a father to the citi­zens of Jerusalem and the household of Judah; I will lay 22 on his shoulders the duties of the Davidic palace, so that none may shut out when he opens, nor open when he shuts the door. I will fix him fast in 23 his position, like a peg in a firm wall, and through him shall his family rise to honour; his whole 24 family shall depend on his sup' port, both the members and the hangers-on, the very meanest vessels of them, be they bowls or pitchers, hanging on him as a peg. And then—so the Lord 25 of hosts declares—the peg driven in so firmly shall be wrenched out and give way, till everything that hung upon it shall come down—for so the Eternal decrees.”</text:span></text:p>
        <text:p text:style-name="P405"><text:span text:style-name="CharStyle12">An oracle on Tyre:<text:tab/>rtq</text:span></text:p>
        <text:p text:style-name="P338"><text:span text:style-name="CharStyle12">Shriek for sorrow, ships of Tartessus,</text:span></text:p>
        <text:p text:style-name="P403"><text:span text:style-name="CharStyle12">for your haven is no more!</text:span></text:p>
        <text:p text:style-name="P16"><text:span text:style-name="CharStyle12">You heard the tidings when you touched at Cyprus’ shore.</text:span></text:p>
        <text:p text:style-name="P338"><text:span text:style-name="CharStyle12">The folk on the coast have 2 perished,</text:span></text:p>
        <text:p text:style-name="P167"><text:span text:style-name="CharStyle12">the traders of Sidon, who traversed the sea, with sail-</text:span></text:p>
        <text:p text:style-name="P155"><text:span text:style-name="CharStyle12">on many an ocean, who harvested wheat from the 3 Nile,</text:span></text:p>
        <text:p text:style-name="P269"><text:span text:style-name="CharStyle17">who trafficked with many a nation.</text:span></text:p>
        <text:p text:style-name="P52"><text:span text:style-name="CharStyle12">O<text:tab/>sea-power Sidon,<text:tab/>4</text:span></text:p>
        <text:p text:style-name="P530"><text:span text:style-name="CharStyle12">mother of cities, lament in your shame:</text:span></text:p>
        <text:p text:style-name="P345"><text:span text:style-name="CharStyle17">“The youths and maidens whom in pain I bore</text:span></text:p>
        <text:p text:style-name="P409"><text:soft-page-break/><text:span text:style-name="CharStyle17">and brought up are no more.” [[When the tidings reach 5</text:span></text:p>
      </text:section>
      <text:section text:style-name="Sect5" text:name="Section9">
        <text:p text:style-name="P4"/>
        <text:p text:style-name="P2"/>
      </text:section>
      <text:section text:style-name="Sect6" text:name="Section10">
        <text:p text:style-name="P1010"><text:span text:style-name="CharStyle12">Egypt, the people are distressed at the tidings about Tyre.]]</text:span></text:p>
        <text:list xml:id="list3656113074436364851" text:style-name="L29">
          <text:list-item>
            <text:p text:style-name="P702"><text:span text:style-name="CharStyle17"><text:tab/>Cross to Tartessus, wailing,</text:span></text:p>
          </text:list-item>
        </text:list>
        <text:p text:style-name="P511"><text:span text:style-name="CharStyle12">O folk of the coast!</text:span></text:p>
        <text:list xml:id="list182823520908192" text:continue-numbering="true" text:style-name="L29">
          <text:list-item>
            <text:p text:style-name="P929"><text:span text:style-name="CharStyle12"><text:tab/>Is yon your merry city,</text:span></text:p>
          </text:list-item>
        </text:list>
        <text:p text:style-name="P511"><text:span text:style-name="CharStyle12">that rose in days of yore, that spread so far afield in days gone by?</text:span></text:p>
        <text:list xml:id="list182824223190794" text:continue-numbering="true" text:style-name="L29">
          <text:list-item>
            <text:p text:style-name="P703"><text:span text:style-name="CharStyle17"><text:tab/>Whoever planned this doom for</text:span></text:p>
          </text:list-item>
        </text:list>
        <text:p text:style-name="P537"><text:span text:style-name="CharStyle12">Tyre,</text:span></text:p>
        <text:p text:style-name="P511"><text:span text:style-name="CharStyle12">the crowned queen, whose merchants were very princes,</text:span></text:p>
        <text:p text:style-name="P511"><text:span text:style-name="CharStyle12">honoured in all the world?</text:span></text:p>
        <text:list xml:id="list182824008571190" text:continue-numbering="true" text:style-name="L29">
          <text:list-item>
            <text:p text:style-name="P703"><text:span text:style-name="CharStyle17"><text:tab/>’Twas the Lord of hosts who</text:span></text:p>
          </text:list-item>
        </text:list>
        <text:p text:style-name="P539"><text:span text:style-name="CharStyle12">planned it, to abase man’s pride, to humble human splendour and whate’er earth honours.</text:span></text:p>
        <text:p text:style-name="P581"><text:span text:style-name="CharStyle12">JO Shriek for sorrow, ships of Tar­tessus,</text:span></text:p>
        <text:p text:style-name="P510"><text:span text:style-name="CharStyle12">for your haven is no more!</text:span></text:p>
        <text:list xml:id="list182809956876559" text:style-name="L8">
          <text:list-item>
            <text:p text:style-name="P933"><text:span text:style-name="CharStyle12"><text:tab/>The Eternal’s blow, struck at</text:span></text:p>
          </text:list-item>
        </text:list>
        <text:p text:style-name="P538"><text:span text:style-name="CharStyle12">the sea,</text:span></text:p>
        <text:p text:style-name="P510"><text:span text:style-name="CharStyle12">has shaken realms on land; his order against Canaan runs, that her strong forts shall fall.</text:span></text:p>
        <text:list xml:id="list182824712295015" text:continue-numbering="true" text:style-name="L8">
          <text:list-item>
            <text:p text:style-name="P704"><text:span text:style-name="CharStyle17"><text:tab/>No merry-making now for you,</text:span></text:p>
          </text:list-item>
        </text:list>
        <text:p text:style-name="P510"><text:span text:style-name="CharStyle13">0</text:span><text:span text:style-name="CharStyle12"> Sidon, a maiden deflowered! No rest for you, even although you cross to Cyprus! . . .</text:span></text:p>
        <text:list xml:id="list182824416485428" text:continue-numbering="true" text:style-name="L8">
          <text:list-item>
            <text:p text:style-name="P934"><text:span text:style-name="CharStyle12"><text:tab/>[[Look at the country of the Chaldeans, no longer a nation; the Assyrians have laid its cap­ital in ruins, a place for wild creatures of the desert; they erected their siege-works and overthrew its fortifications.]]</text:span></text:p>
          </text:list-item>
          <text:list-item>
            <text:p text:style-name="P934"><text:span text:style-name="CharStyle12"><text:tab/>Shriek for sorrow, ships of Tar­</text:span></text:p>
          </text:list-item>
        </text:list>
        <text:p text:style-name="P538"><text:span text:style-name="CharStyle12">tessus,</text:span></text:p>
        <text:p text:style-name="P515"><text:span text:style-name="CharStyle12">for your haven is no more!</text:span></text:p>
        <text:list xml:id="list182824969506245" text:continue-numbering="true" text:style-name="L8">
          <text:list-item>
            <text:p text:style-name="P934"><text:span text:style-name="CharStyle12"><text:tab/>[[Then shall Tyre pass into oblivion for seventy years, for as long as a dynasty lasts; Tyre will be like the harlot in the song—</text:span></text:p>
          </text:list-item>
          <text:list-item>
            <text:p text:style-name="P704"><text:span text:style-name="CharStyle17"><text:tab/>“Lift your lyre</text:span></text:p>
          </text:list-item>
        </text:list>
        <text:p text:style-name="P150"><text:span text:style-name="CharStyle12">to roam the city, harlot whom all men forget!</text:span></text:p>
        <text:p text:style-name="P679"><text:span text:style-name="CharStyle12">Play it with fire, sing many a ditty, that they may remember yet!”</text:span></text:p>
        <text:p text:style-name="P27"><text:span text:style-name="CharStyle12">At the end of the seventy years 17 the Eternal will restore Tyre, till she regains her trade, traf­ficking with all the realms of the world over the wide earth; what she makes by her trade 18 shall be sacred to the Eternal, her profits are not to be stored or stowed away, but what she makes shall go to the Eternal’s devotees, to provide them with abundant food and choice at­tire.]]</text:span></text:p>
        <text:p text:style-name="P331"><text:soft-page-break/><text:span text:style-name="CharStyle12">* * *</text:span></text:p>
        <text:p text:style-name="P150"><text:span text:style-name="CharStyle12">Lo, the Eternal soon </text:span><text:span text:style-name="CharStyle32">sy /% </text:span><text:span text:style-name="CharStyle12">shall lay the earth bare and wild, rendering it shapeless and scattering its inhabitants; the 2 priest shall fare no better than the plain man, the master shall fare like the slave, mistress like maid, seller like buyer, borrower like lender, and creditor like debtor; the earth shall be laid all </text:span><text:span text:style-name="CharStyle13">3 </text:span><text:span text:style-name="CharStyle12">bare, the world shall be stripped empty: such is the sentence of the Eternal.</text:span></text:p>
        <text:p text:style-name="P281"><text:span text:style-name="CharStyle12">The earth is drooping, wither- 4 ing,</text:span></text:p>
        <text:p text:style-name="P181"><text:span text:style-name="CharStyle12">the world is waning, wither­ing,</text:span></text:p>
        <text:p text:style-name="P181"><text:span text:style-name="CharStyle12">and the sky wanes with the earth;</text:span></text:p>
        <text:p text:style-name="P16"><text:span text:style-name="CharStyle12">for earth has been polluted 5 by the dwellers on its face, loose to laws and scorning stat­utes,</text:span></text:p>
        <text:p text:style-name="P181"><text:span text:style-name="CharStyle12">breaking the eternal Com­pact.</text:span></text:p>
        <text:p text:style-name="P281"><text:span text:style-name="CharStyle12">Therefore a curse is crushing 6 the earth,</text:span></text:p>
        <text:p text:style-name="P678"><text:span text:style-name="CharStyle12">alighting on its guilty folk; mortals are dying off, till few are left.</text:span></text:p>
        <text:p text:style-name="P281"><text:span text:style-name="CharStyle12">The vine-juice fails,</text:span></text:p>
        <text:p text:style-name="P1011"><text:span text:style-name="CharStyle12">the vines are dry, ii the land cries out for wine, and merry-makers sigh;</text:span></text:p>
        <text:list xml:id="list182810421806957" text:style-name="L26">
          <text:list-item>
            <text:p text:style-name="P775"><text:span text:style-name="CharStyle12"><text:tab/>no lilting now of tambourines,</text:span></text:p>
          </text:list-item>
        </text:list>
        <text:p text:style-name="P396"><text:span text:style-name="CharStyle12">no lilting now of lutes, no sounds of revelry;</text:span></text:p>
        <text:list xml:id="list182823541275876" text:continue-numbering="true" text:style-name="L26">
          <text:list-item>
            <text:p text:style-name="P796"><text:span text:style-name="CharStyle12"><text:tab/>no singing as the wine is drunk,</text:span></text:p>
          </text:list-item>
        </text:list>
        <text:p text:style-name="P214"><text:span text:style-name="CharStyle12">for any liquor has a bitter taste;</text:span></text:p>
        <text:list xml:id="list182824028388685" text:continue-numbering="true" text:style-name="L26">
          <text:list-item>
            <text:p text:style-name="P767"><text:span text:style-name="CharStyle12"><text:tab/>towns fall to pieces,</text:span></text:p>
          </text:list-item>
        </text:list>
        <text:p text:style-name="P214"><text:span text:style-name="CharStyle12">each man bolts his door;</text:span></text:p>
        <text:list xml:id="list182824607390277" text:continue-numbering="true" text:style-name="L26">
          <text:list-item>
            <text:p text:style-name="P767"><text:span text:style-name="CharStyle12"><text:tab/>gladness has gone from the</text:span></text:p>
          </text:list-item>
        </text:list>
        <text:p text:style-name="P469"><text:span text:style-name="CharStyle12">earth,</text:span></text:p>
        <text:p text:style-name="P214"><text:span text:style-name="CharStyle12">and pleasure is no more;</text:span></text:p>
        <text:list xml:id="list182824779237829" text:continue-numbering="true" text:style-name="L26">
          <text:list-item>
            <text:p text:style-name="P767"><text:span text:style-name="CharStyle12"><text:tab/>the cities axe left desolate,</text:span></text:p>
          </text:list-item>
        </text:list>
        <text:p text:style-name="P214"><text:span text:style-name="CharStyle12">their gates are battered down,</text:span></text:p>
        <text:list xml:id="list182824811712033" text:continue-numbering="true" text:style-name="L26">
          <text:list-item>
            <text:p text:style-name="P767"><text:span text:style-name="CharStyle12"><text:tab/>and few are left on earth, as</text:span></text:p>
          </text:list-item>
        </text:list>
        <text:p text:style-name="P469"><text:span text:style-name="CharStyle12">few</text:span></text:p>
        <text:p text:style-name="P494"><text:span text:style-name="CharStyle12">as berries, once the olive boughs are shaken, as grapes, when once the vin­tage has been taken.</text:span></text:p>
        <text:list xml:id="list182825048709419" text:continue-numbering="true" text:style-name="L26">
          <text:list-item>
            <text:p text:style-name="P767"><text:span text:style-name="CharStyle12"><text:tab/>Some at this raise shouts of joy,</text:span></text:p>
          </text:list-item>
        </text:list>
        <text:p text:style-name="P214"><text:span text:style-name="CharStyle12">acclaiming overseas the Eter­nal’s might,</text:span></text:p>
        <text:list xml:id="list182824891587071" text:continue-numbering="true" text:style-name="L26">
          <text:list-item>
            <text:p text:style-name="P767"><text:span text:style-name="CharStyle12"><text:tab/>bidding the East own the Eter­</text:span></text:p>
          </text:list-item>
        </text:list>
        <text:p text:style-name="P469"><text:span text:style-name="CharStyle12">nal’s might,</text:span></text:p>
        <text:p text:style-name="P214"><text:span text:style-name="CharStyle12">and western shores acknowl­edge Israel’s God;</text:span></text:p>
        <text:list xml:id="list182824921211975" text:continue-numbering="true" text:style-name="L26">
          <text:list-item>
            <text:p text:style-name="P767"><text:span text:style-name="CharStyle12"><text:tab/>from earth’s far bounds the</text:span></text:p>
          </text:list-item>
        </text:list>
        <text:p text:style-name="P469"><text:span text:style-name="CharStyle12">chorus sounds,</text:span></text:p>
        <text:p text:style-name="P224"><text:span text:style-name="CharStyle12">“Now glory dawns for up­right men!”</text:span></text:p>
        <text:p text:style-name="P654"><text:span text:style-name="CharStyle12">But ah I am in misery, alas, in utter misery!</text:span></text:p>
        <text:p text:style-name="P653"><text:span text:style-name="CharStyle12">For the plunderers plunder on, they are plundering still.</text:span></text:p>
        <text:list xml:id="list182824533243855" text:continue-numbering="true" text:style-name="L26">
          <text:list-item>
            <text:p text:style-name="P875"><text:span text:style-name="CharStyle12"><text:tab/>Panic and pitfall and snares</text:span></text:p>
          </text:list-item>
        </text:list>
        <text:p text:style-name="P471"><text:span text:style-name="CharStyle12">await you,</text:span></text:p>
        <text:p text:style-name="P215"><text:soft-page-break/><text:span text:style-name="CharStyle12">O dwellers upon earth;</text:span></text:p>
        <text:list xml:id="list182824854742872" text:continue-numbering="true" text:style-name="L26">
          <text:list-item>
            <text:p text:style-name="P875"><text:span text:style-name="CharStyle12"><text:tab/>he who scurries from the panic</text:span></text:p>
          </text:list-item>
        </text:list>
        <text:p text:style-name="P472"><text:span text:style-name="CharStyle12">steps into a pit, he creeps out and is caught within a snare.</text:span></text:p>
        <text:p text:style-name="P348"><text:span text:style-name="CharStyle12">For the sluices in high heaven are opened,</text:span></text:p>
        <text:p text:style-name="P215"><text:span text:style-name="CharStyle12">and earth shakes to its foun­dations;</text:span></text:p>
        <text:p text:style-name="P31"><text:span text:style-name="CharStyle12">earth breaks to pieces,<text:tab/>19</text:span></text:p>
        <text:p text:style-name="P150"><text:span text:style-name="CharStyle12">earth is split in pieces, earth shakes to pieces, earth reels like a drunken 20 man,</text:span></text:p>
        <text:p text:style-name="P150"><text:span text:style-name="CharStyle12">earth rocks like a hammock; under the weight of its wrong­doing</text:span></text:p>
        <text:p text:style-name="P181"><text:span text:style-name="CharStyle12">earth falls down, to rise no more.</text:span></text:p>
        <text:p text:style-name="P281"><text:span text:style-name="CharStyle12">And then shall the Eternal pun- 21 ish</text:span></text:p>
        <text:p text:style-name="P181"><text:span text:style-name="CharStyle12">the hosts of the high heaven above</text:span></text:p>
        <text:p text:style-name="P150"><text:span text:style-name="CharStyle12">and kings on earth below, bundling them into a dungeon, 22 penning them inside a prison, till their day of doom arrives; the moon shall move under a 23 veil,</text:span></text:p>
        <text:p text:style-name="P150"><text:span text:style-name="CharStyle12">the sun shall pale, when the Eternal is enthroned on Sion,</text:span></text:p>
        <text:p text:style-name="P195"><text:span text:style-name="CharStyle12">revealed in radiant splendour to his sheikhs.</text:span></text:p>
        <text:p text:style-name="P283"><text:span text:style-name="CharStyle12">Then on this hill of Sion </text:span><text:span text:style-name="CharStyle32">ey</text:span><text:span text:style-name="CharStyle12"> c* for all nations<text:tab/>6</text:span></text:p>
        <text:p text:style-name="P150"><text:span text:style-name="CharStyle12">the Lord of hosts will spread a banquet of rich food and of rare wines,</text:span></text:p>
        <text:p text:style-name="P181"><text:span text:style-name="CharStyle12">of marrowy dainties and of choice old wines;</text:span></text:p>
        <text:p text:style-name="P281"><text:span text:style-name="CharStyle12">and on this mountain shall he 7 strip away</text:span></text:p>
        <text:p text:style-name="P181"><text:span text:style-name="CharStyle12">the mourning shroud from all mankind,</text:span></text:p>
        <text:p text:style-name="P281"><text:span text:style-name="CharStyle12">the veil of sorrow from all na­tions,</text:span></text:p>
        <text:p text:style-name="P150"><text:span text:style-name="CharStyle12">displacing death for evermore. 8 So shall he wipe the tears from every face,</text:span></text:p>
        <text:p text:style-name="P170"><text:span text:style-name="CharStyle12">and free his own folk from taunts everywhere (’tis the Eternal’s own decree).</text:span></text:p>
        <text:p text:style-name="P283"><text:span text:style-name="CharStyle12">Pass into your chamber, O n/" my people,<text:tab/>20</text:span></text:p>
        <text:p text:style-name="P150"><text:span text:style-name="CharStyle12">shut the door behind you; hide yourself inside, a moment, till his wrath blows by;</text:span></text:p>
      </text:section>
      <text:section text:style-name="Sect4" text:name="Section11">
        <text:p text:style-name="P1012"><text:span text:style-name="CharStyle12">21 for here is the Eternal issuing forth</text:span></text:p>
        <text:p text:style-name="P126"><text:span text:style-name="CharStyle12">to punish mortals for their guilt!</text:span></text:p>
        <text:p text:style-name="P210"><text:span text:style-name="CharStyle12">Earth shall reveal the blood shed on her face, and make all murders plain. </text:span><text:span text:style-name="CharStyle32">syM</text:span><text:span text:style-name="CharStyle12"> Then with his great, grim, i “ • sweeping sword,</text:span></text:p>
        <text:p text:style-name="P126"><text:span text:style-name="CharStyle12">shall the Eternal punish on that day</text:span></text:p>
        <text:p text:style-name="P362"><text:span text:style-name="CharStyle12">the Snake in its flight, the Snake in its coils, and the Nile Dragon shall he</text:span></text:p>
        <text:p text:style-name="P308"><text:span text:style-name="CharStyle12">slay;</text:span></text:p>
        <text:list xml:id="list5141743976820951955" text:style-name="L30">
          <text:list-item>
            <text:p text:style-name="P727"><text:span text:style-name="CharStyle12"><text:tab/>that day the Eternal shall be</text:span></text:p>
          </text:list-item>
        </text:list>
        <text:p text:style-name="P308"><text:span text:style-name="CharStyle12">threshing grain</text:span></text:p>
        <text:p text:style-name="P126"><text:span text:style-name="CharStyle12">from the Euphrates even to Egypt,</text:span></text:p>
        <text:p text:style-name="P126"><text:span text:style-name="CharStyle12">and glean you one by one, O Israel;</text:span></text:p>
        <text:list xml:id="list182823108736541" text:continue-numbering="true" text:style-name="L30">
          <text:list-item>
            <text:p text:style-name="P727"><text:span text:style-name="CharStyle12"><text:tab/>that day, when the great trum­</text:span></text:p>
          </text:list-item>
        </text:list>
        <text:p text:style-name="P308"><text:span text:style-name="CharStyle12">pet sounds,</text:span></text:p>
        <text:p text:style-name="P126"><text:span text:style-name="CharStyle12">men once forlorn in far As- syria,</text:span></text:p>
        <text:p text:style-name="P126"><text:span text:style-name="CharStyle12">men outcasts within Egypt’s bounds,</text:span></text:p>
        <text:p text:style-name="P348"><text:span text:style-name="CharStyle12">shall wend their way back to .Jerusalem</text:span></text:p>
        <text:p text:style-name="P132"><text:span text:style-name="CharStyle12">to worship the Eternal on the sacred hill.</text:span></text:p>
        <text:p text:style-name="P675"><text:span text:style-name="CharStyle12">O </text:span><text:span text:style-name="CharStyle32">K.</text:span><text:span text:style-name="CharStyle12"> “Thou art my God, O Eternal,</text:span></text:p>
        <text:p text:style-name="P511"><text:span text:style-name="CharStyle12">I adore thee, I extol thee, for wonders planned of old and brought to pass.</text:span></text:p>
        <text:p text:style-name="P213"><text:span text:style-name="CharStyle12">Cities thou hast laid in heaps, citadels in ruins; proud castles are no more, none shall rebuild them.</text:span></text:p>
        <text:list xml:id="list3380925669981882506" text:style-name="L31">
          <text:list-item>
            <text:p text:style-name="P876"><text:span text:style-name="CharStyle12"><text:tab/>At this shall tyrants own thy</text:span></text:p>
          </text:list-item>
        </text:list>
        <text:p text:style-name="P310"><text:span text:style-name="CharStyle12">might,</text:span></text:p>
        <text:p text:style-name="P128"><text:span text:style-name="CharStyle12">and pagan capitals hold thee in awe,</text:span></text:p>
        <text:p text:style-name="P640"><text:span text:style-name="CharStyle12">5 for haughty pride thou layest low;</text:span></text:p>
        <text:list xml:id="list182824746631437" text:continue-numbering="true" text:style-name="L31">
          <text:list-item>
            <text:p text:style-name="P877"><text:span text:style-name="CharStyle12"><text:tab/>to hapless men thou art a</text:span></text:p>
          </text:list-item>
        </text:list>
        <text:p text:style-name="P310"><text:span text:style-name="CharStyle12">strength,</text:span></text:p>
        <text:p text:style-name="P128"><text:span text:style-name="CharStyle12">a strength to the forlorn in woe;</text:span></text:p>
        <text:p text:style-name="P181"><text:span text:style-name="CharStyle12">a shelter from the storm, a shade in heat,</text:span></text:p>
        <text:p text:style-name="P281"><text:soft-page-break/><text:span text:style-name="CharStyle12">silencing proud men as they 5 shout,</text:span></text:p>
        <text:p text:style-name="P195"><text:span text:style-name="CharStyle12">and humbling tyrants.”</text:span></text:p>
        <text:p text:style-name="P16"><text:span text:style-name="CharStyle12">On that day men sh-U say, 9 “Here is our God, at last, for whose aid we have waited! Here is the Eternal for whom we were waiting!</text:span></text:p>
        <text:p text:style-name="P181"><text:span text:style-name="CharStyle12">O joy, O rapture—he has aided us!”</text:span></text:p>
        <text:p text:style-name="P38"><text:span text:style-name="CharStyle12">For here upon this hill<text:tab/>10</text:span></text:p>
        <text:p text:style-name="P150"><text:span text:style-name="CharStyle12">shall the Eternal grant us rest; but Moab yonder shall be tram­pled down,</text:span></text:p>
        <text:p text:style-name="P150"><text:span text:style-name="CharStyle12">like straw among the dung; though Moab stretches out his n hands,</text:span></text:p>
        <text:p text:style-name="P170"><text:span text:style-name="CharStyle12">as swimmers spread their hands to swim, his pride shall be abased, and all his craft with him.</text:span></text:p>
        <text:p text:style-name="P282"><text:span text:style-name="CharStyle12">On that day this shall be rt/r the song<text:tab/></text:span><text:span text:style-name="CharStyle32">*t\J</text:span></text:p>
        <text:p text:style-name="P181"><text:span text:style-name="CharStyle12">for Judah’s land:</text:span></text:p>
        <text:p text:style-name="P16"><text:span text:style-name="CharStyle12">“Ours is a strong, sure city, safe with walls and ramparts set by Him;</text:span></text:p>
        <text:p text:style-name="P16"><text:span text:style-name="CharStyle12">open its gates for the upright, 2 for folk who keep the faith. Thou dost protect and prosper </text:span><text:span text:style-name="CharStyle13">3 </text:span><text:span text:style-name="CharStyle12">steadfast souls, for they rely on thee.</text:span></text:p>
        <text:p text:style-name="P16"><text:span text:style-name="CharStyle12">Always rely on the Eternal, </text:span><text:span text:style-name="CharStyle13">4 </text:span><text:span text:style-name="CharStyle12">for the Eternal’s strength en­dures;</text:span></text:p>
        <text:p text:style-name="P27"><text:span text:style-name="CharStyle12">he has thrown down the dwellers </text:span><text:span text:style-name="CharStyle13">5</text:span></text:p>
        <text:p text:style-name="P474"><text:span text:style-name="CharStyle12">on high,</text:span></text:p>
        <text:p text:style-name="P169"><text:span text:style-name="CharStyle12">the towering city, levelling it to the earth, laying it low in the dust, till the oppressed can tread on it, 6 and the forlorn walk over it.</text:span></text:p>
        <text:p text:style-name="P288"><text:span text:style-name="CharStyle12">For upright men the course is </text:span><text:span text:style-name="CharStyle13">7 </text:span><text:span text:style-name="CharStyle12">smooth,</text:span></text:p>
        <text:p text:style-name="P181"><text:span text:style-name="CharStyle12">for honest men thou makest the way straight.</text:span></text:p>
        <text:list xml:id="list182810771330134" text:style-name="L25">
          <text:list-item>
            <text:p text:style-name="P910"><text:span text:style-name="CharStyle12"><text:tab/>And we have been waiting for</text:span></text:p>
          </text:list-item>
        </text:list>
        <text:p text:style-name="P469"><text:span text:style-name="CharStyle12">thee, </text:span><text:span text:style-name="CharStyle13">0</text:span><text:span text:style-name="CharStyle12"> Eternal, yearning for a sign of thee;</text:span></text:p>
        <text:list xml:id="list182823504294068" text:continue-numbering="true" text:style-name="L25">
          <text:list-item>
            <text:p text:style-name="P797"><text:span text:style-name="CharStyle12"><text:tab/>we have been yearning for thee</text:span></text:p>
          </text:list-item>
        </text:list>
        <text:p text:style-name="P469"><text:span text:style-name="CharStyle12">in the night,</text:span></text:p>
        <text:p text:style-name="P214"><text:span text:style-name="CharStyle12">our spirits eagerly in search of thee.</text:span></text:p>
        <text:p text:style-name="P348"><text:span text:style-name="CharStyle12">For thy judgments bring men light,</text:span></text:p>
        <text:p text:style-name="P491"><text:span text:style-name="CharStyle12">till very pagans learn the right, io But evil men who even in a good land</text:span></text:p>
        <text:p text:style-name="P491"><text:span text:style-name="CharStyle12">will not learn to be good, they cease to be; the wicked shall be swept away, and the Eternal’s majesty they shall not see. ix Thou art in action,</text:span></text:p>
        <text:p text:style-name="P491"><text:span text:style-name="CharStyle12">and they see nothing; let them see, to their confu­sion,</text:span></text:p>
        <text:p text:style-name="P348"><text:span text:style-name="CharStyle12">see thy jealous care for thine own folk!</text:span></text:p>
        <text:p text:style-name="P491"><text:span text:style-name="CharStyle12">Let the fire kept for thy foes extinguish them, O thou Eter­nal!</text:span></text:p>
        <text:list xml:id="list8283811861691031901" text:style-name="L32">
          <text:list-item>
            <text:p text:style-name="P798"><text:span text:style-name="CharStyle12"><text:tab/>But oh maintain our welfare;</text:span></text:p>
          </text:list-item>
        </text:list>
        <text:p text:style-name="P397"><text:span text:style-name="CharStyle12">for whatsoever we achieve is all thy doing.</text:span></text:p>
        <text:list xml:id="list182825072195195" text:continue-numbering="true" text:style-name="L32">
          <text:list-item>
            <text:p text:style-name="P799"><text:span text:style-name="CharStyle12"><text:tab/></text:span><text:span text:style-name="CharStyle13">0</text:span><text:span text:style-name="CharStyle12"> thou Eternal, our own God,</text:span></text:p>
          </text:list-item>
        </text:list>
        <text:p text:style-name="P491"><text:span text:style-name="CharStyle12">others have been ruling us; but thine authority alone to-day we own.</text:span></text:p>
        <text:list xml:id="list182823946090909" text:continue-numbering="true" text:style-name="L32">
          <text:list-item>
            <text:p text:style-name="P799"><text:span text:style-name="CharStyle12"><text:tab/>These lords are dead and gone,</text:span></text:p>
          </text:list-item>
        </text:list>
        <text:p text:style-name="P493"><text:span text:style-name="CharStyle12">ghosts that return no more; thou hast demolished them, making their memory fade.</text:span></text:p>
        <text:list xml:id="list182825024665065" text:continue-numbering="true" text:style-name="L32">
          <text:list-item>
            <text:p text:style-name="P879"><text:span text:style-name="CharStyle12"><text:tab/>Thou hast added to our nation,</text:span></text:p>
          </text:list-item>
        </text:list>
        <text:p text:style-name="P395"><text:span text:style-name="CharStyle12">extending its frontiers afar, and winning thyself honour.</text:span></text:p>
        <text:list xml:id="list182825186987350" text:continue-numbering="true" text:style-name="L32">
          <text:list-item>
            <text:p text:style-name="P879"><text:span text:style-name="CharStyle12"><text:tab/>We sought thee in our straits,</text:span></text:p>
          </text:list-item>
        </text:list>
        <text:p text:style-name="P395"><text:span text:style-name="CharStyle12">we cried when we were crushed, when thou didst chasten us.</text:span></text:p>
        <text:list xml:id="list182823220344253" text:continue-numbering="true" text:style-name="L32">
          <text:list-item>
            <text:p text:style-name="P880"><text:span text:style-name="CharStyle12"><text:tab/>Thou didst make us, </text:span><text:span text:style-name="CharStyle13">0</text:span><text:span text:style-name="CharStyle12"> Eternal,</text:span></text:p>
          </text:list-item>
        </text:list>
        <text:p text:style-name="P492"><text:span text:style-name="CharStyle12">like a woman in her labour, near her time of travail, writhing in her pangs;</text:span></text:p>
        <text:list xml:id="list182824910383801" text:continue-numbering="true" text:style-name="L32">
          <text:list-item>
            <text:p text:style-name="P880"><text:span text:style-name="CharStyle12"><text:tab/>for we were labouring, writhing,</text:span></text:p>
          </text:list-item>
        </text:list>
        <text:p text:style-name="P492"><text:span text:style-name="CharStyle12">and nothing came of it;</text:span></text:p>
        <text:p text:style-name="P27"><text:span text:style-name="CharStyle12">we could not make our country</text:span></text:p>
        <text:p text:style-name="P474"><text:span text:style-name="CharStyle12">safe,</text:span></text:p>
        <text:p text:style-name="P181"><text:soft-page-break/><text:span text:style-name="CharStyle12">or overcome the world.</text:span></text:p>
        <text:list xml:id="list8299084311815292564" text:style-name="L33">
          <text:list-item>
            <text:p text:style-name="P800"><text:span text:style-name="CharStyle12"><text:tab/>thou Eternal, thy dead shall 19</text:span></text:p>
          </text:list-item>
        </text:list>
        <text:p text:style-name="P474"><text:span text:style-name="CharStyle12">live again,</text:span></text:p>
        <text:p text:style-name="P150"><text:span text:style-name="CharStyle12">awakening from the dust with songs of joy; for thy dew falls with light and life,</text:span></text:p>
        <text:p text:style-name="P195"><text:span text:style-name="CharStyle12">till dead spirits arise.”</text:span></text:p>
        <text:p text:style-name="P182"><text:span text:style-name="CharStyle12">The lay of the lovesome </text:span><text:span text:style-name="CharStyle32">cyj </text:span><text:span text:style-name="CharStyle12">vineyard.<text:tab/>“ * 2</text:span></text:p>
        <text:p text:style-name="P16"><text:span text:style-name="CharStyle12">“I, the Eternal, I am tending it, </text:span><text:span text:style-name="CharStyle13">3 </text:span><text:span text:style-name="CharStyle12">I water it alway; lest any harm befall it,</text:span></text:p>
        <text:list xml:id="list1927282876041703573" text:style-name="L34">
          <text:list-item>
            <text:p text:style-name="P973"><text:span text:style-name="CharStyle12"><text:tab/>guard it night and day.</text:span></text:p>
          </text:list-item>
        </text:list>
        <text:list xml:id="list182810490734412" text:style-name="L33">
          <text:list-item>
            <text:p text:style-name="P801"><text:span text:style-name="CharStyle12"><text:tab/>need no walls for it,<text:tab/>4</text:span></text:p>
          </text:list-item>
        </text:list>
        <text:p text:style-name="P403"><text:span text:style-name="CharStyle12">I war on any foes,</text:span></text:p>
        <text:p text:style-name="P16"><text:span text:style-name="CharStyle12">burning them in the flames, these thorns and thistles, unless they cling to my strength, </text:span><text:span text:style-name="CharStyle13">5 </text:span><text:span text:style-name="CharStyle12">and make their peace with me [[Then shall Jacob run its roots 6 down,</text:span></text:p>
        <text:p text:style-name="P170"><text:span text:style-name="CharStyle12">Israel shall bud and blossom, covering the whole world with fruit]].”</text:span></text:p>
        <text:p text:style-name="P281"><text:span text:style-name="CharStyle12">. . . He has struck the foe that 7 struck them,</text:span></text:p>
        <text:p text:style-name="P593"><text:span text:style-name="CharStyle12">harder than the foe struck;<text:line-break/>he has cut up their destroyers,<text:line-break/>worse than they hurt Israel.</text:span></text:p>
        <text:p text:style-name="P281"><text:span text:style-name="CharStyle12">Yet only when they grind to 9 dust</text:span></text:p>
        <text:p text:style-name="P150"><text:span text:style-name="CharStyle12">their pagan altar-stones, and never raise again their sacred poles and pillars, shall Israel have their guilt for­given—</text:span></text:p>
        <text:p text:style-name="P195"><text:span text:style-name="CharStyle12">for so their penitence must ■work.</text:span></text:p>
        <text:p text:style-name="P281"><text:span text:style-name="CharStyle12">. . . For the fortified town lies 10 all forlorn,</text:span></text:p>
        <text:p text:style-name="P150"><text:span text:style-name="CharStyle12">forsaken, abandoned, a waste, a place where calves go brows­ing,</text:span></text:p>
        <text:p text:style-name="P194"><text:span text:style-name="CharStyle12">where the bushes grow to branches,</text:span></text:p>
        <text:p text:style-name="P580"><draw:frame draw:style-name="fr8" draw:name="74" text:anchor-type="paragraph" svg:x="2.7437in" svg:y="1.7799in" svg:width="0.2764in" svg:height="0.0161in" draw:z-index="135"><draw:image xlink:href="Pictures/100000000000002A0000001B22FC6218.jpg" xlink:type="simple" xlink:show="embed" xlink:actuate="onLoad"/><draw:contour-polygon svg:width="0.2764in" svg:height="0.1764in" svg:viewBox="0 0 702 448" draw:points="0,0 702,0 702,448 0,448" draw:recreate-on-edit="true"/></draw:frame><text:span text:style-name="CharStyle12">n where women break off the dry boughs</text:span></text:p>
        <text:p text:style-name="P206"><text:span text:style-name="CharStyle12">to kindle fires.</text:span></text:p>
        <text:p text:style-name="P482"><text:span text:style-name="CharStyle12">For the nation heed not God— so win no mercy from their Maker,</text:span></text:p>
        <text:p text:style-name="P431"><text:span text:style-name="CharStyle12">no favour from their Creator. 8 He has expelled them into exile, taking issue with them, sweeping them off with a blast</text:span></text:p>
        <text:p text:style-name="P432"><text:span text:style-name="CharStyle12">that blows hard from himself. * * *</text:span></text:p>
        <text:p text:style-name="P59"><text:span text:style-name="CharStyle12">Woe to the lordly crown of Ephraim and his drunk­ards!</text:span></text:p>
        <text:p text:style-name="P205"><text:span text:style-name="CharStyle12">Woe to their wreaths, so fair and rare,</text:span></text:p>
        <text:p text:style-name="P205"><text:span text:style-name="CharStyle12">flowers fading upon men o’er- come with w’ine!</text:span></text:p>
        <text:list xml:id="list182824237894625" text:continue-numbering="true" text:style-name="L33">
          <text:list-item>
            <text:p text:style-name="P897"><text:span text:style-name="CharStyle12"><text:tab/>The Eternal has a stalwart foe</text:span></text:p>
          </text:list-item>
        </text:list>
        <text:p text:style-name="P366"><text:span text:style-name="CharStyle12">for them,</text:span></text:p>
        <text:p text:style-name="P205"><text:span text:style-name="CharStyle12">that beats and batters men to earth,</text:span></text:p>
        <text:p text:style-name="P652"><text:span text:style-name="CharStyle12">like a blast of hail, a hurri­cane,</text:span></text:p>
        <text:p text:style-name="P205"><text:span text:style-name="CharStyle12">like a storm of a surging flood;</text:span></text:p>
        <text:list xml:id="list182824961023692" text:continue-numbering="true" text:style-name="L33">
          <text:list-item>
            <text:p text:style-name="P897"><text:span text:style-name="CharStyle12"><text:tab/>and they shall be trampled</text:span></text:p>
          </text:list-item>
        </text:list>
        <text:p text:style-name="P366"><text:span text:style-name="CharStyle12">down,</text:span></text:p>
        <text:p text:style-name="P205"><text:span text:style-name="CharStyle12">Ephraim and his drunkards with their lordly crown,</text:span></text:p>
        <text:list xml:id="list182824636853809" text:continue-numbering="true" text:style-name="L33">
          <text:list-item>
            <text:p text:style-name="P898"><text:span text:style-name="CharStyle12"><text:tab/>their fading flowers, so fair and</text:span></text:p>
          </text:list-item>
        </text:list>
        <text:p text:style-name="P366"><text:span text:style-name="CharStyle12">rare,</text:span></text:p>
        <text:p text:style-name="P205"><text:span text:style-name="CharStyle12">at the head of the rich valley;</text:span></text:p>
        <text:p text:style-name="P483"><text:span text:style-name="CharStyle12">they shall be swallowed like a fig in early summer, no sooner seen, no sooner seized,</text:span></text:p>
        <text:p text:style-name="P208"><text:span text:style-name="CharStyle12">than swallowed!</text:span></text:p>
        <text:list xml:id="list182824545691564" text:continue-numbering="true" text:style-name="L33">
          <text:list-item>
            <text:p text:style-name="P898"><text:span text:style-name="CharStyle12"><text:tab/>[[On that day the Lord of hosts</text:span></text:p>
          </text:list-item>
        </text:list>
        <text:p text:style-name="P366"><text:span text:style-name="CharStyle12">will be</text:span></text:p>
        <text:p text:style-name="P430"><text:span text:style-name="CharStyle12">the proud crown and the peer­less diadem of his surviving folk,</text:span></text:p>
        <text:list xml:id="list182824237728834" text:continue-numbering="true" text:style-name="L33">
          <text:list-item>
            <text:p text:style-name="P898"><text:span text:style-name="CharStyle12"><text:tab/>inspiring the judge with justice</text:span></text:p>
          </text:list-item>
        </text:list>
        <text:p text:style-name="P207"><text:span text:style-name="CharStyle12">and brave champions with courage.]]</text:span></text:p>
        <text:p text:style-name="P281"><text:span text:style-name="CharStyle12">Yet here too men are reeling </text:span><text:span text:style-name="CharStyle13">7 </text:span><text:span text:style-name="CharStyle12">drunk</text:span></text:p>
        <text:p text:style-name="P150"><text:soft-page-break/><text:span text:style-name="CharStyle12">and staggering in their cups; prophets and priests are reeling drunk,</text:span></text:p>
        <text:p text:style-name="P150"><text:span text:style-name="CharStyle12">fuddled with liquor; they reel amid their revela­tions,</text:span></text:p>
        <text:p text:style-name="P181"><text:span text:style-name="CharStyle12">they stumble as they give their charges;</text:span></text:p>
        <text:p text:style-name="P281"><text:span text:style-name="CharStyle12">they vomit foully over the sa- </text:span><text:span text:style-name="CharStyle13">8 </text:span><text:span text:style-name="CharStyle12">cred tables,</text:span></text:p>
        <text:p text:style-name="P169"><text:span text:style-name="CharStyle12">till not a place is clean.</text:span></text:p>
        <text:p text:style-name="P159"><text:span text:style-name="CharStyle12">“Whom is he going to in- </text:span><text:span text:style-name="CharStyle13">9 </text:span><text:span text:style-name="CharStyle12">struct?” they say of me; “to whom does he mean to impart his oracles? Is it to babies newly weaned, just taken from the breast? For he does noth- io ing but stammer about ‘law upon law, law upon law, line upon line, line upon line, a little here, a little there!’ ” “Yes, and </text:span><text:span text:style-name="CharStyle21">ii </text:span><text:span text:style-name="CharStyle12">through stammering lips and in a foreign tongue will God talk to this people, the God who 12 told them once where true rest lay, rest for worn souls, refresh­ing rest; and yet they would not listen. So ‘law upon law,’ it 13 shall be, ‘law upon law, line upon line, line upon line, a lit­tle here, a little there,’ ”—that will be all the Eternal has to say to them—to make them trip and tumble backwards, till they are caught and captured.</text:span></text:p>
        <text:p text:style-name="P288"><text:span text:style-name="CharStyle12">You scoffers, ruling in Jerusa- 14 lem here,</text:span></text:p>
        <text:p text:style-name="P184"><text:span text:style-name="CharStyle12">listen to this word from the Eternal:</text:span></text:p>
        <text:p text:style-name="P288"><text:span text:style-name="CharStyle12">you think you have struck 15 terms with death,</text:span></text:p>
        <text:p text:style-name="P159"><text:span text:style-name="CharStyle12">and made your compact with the powers of doom, so that the surging scourge of a flood</text:span></text:p>
        <text:p text:style-name="P159"><text:span text:style-name="CharStyle12">can never reach you, since you are safe behind a lie</text:span></text:p>
      </text:section>
      <text:section text:style-name="Sect4" text:name="Section12">
        <text:p text:style-name="P924"><text:span text:style-name="CharStyle12">and sheltered by a falsehood!</text:span></text:p>
        <text:list xml:id="list182809925859955" text:style-name="L28">
          <text:list-item>
            <text:p text:style-name="P802"><text:span text:style-name="CharStyle12"><text:tab/>Well, this is the Lord God’s</text:span></text:p>
          </text:list-item>
        </text:list>
        <text:p text:style-name="P469"><text:span text:style-name="CharStyle12">word:</text:span></text:p>
        <text:p text:style-name="P277"><text:span text:style-name="CharStyle12">“Here I lay Sion’s foundation, a rare and tested stone, secure and solid</text:span></text:p>
        <text:p text:style-name="P214"><text:span text:style-name="CharStyle12">(he who has faith in me will never flinch);</text:span></text:p>
        <text:list xml:id="list182823168426261" text:continue-numbering="true" text:style-name="L28">
          <text:list-item>
            <text:p text:style-name="P805"><text:span text:style-name="CharStyle12"><text:tab/>I will build Sion up with jus­</text:span></text:p>
          </text:list-item>
        </text:list>
        <text:p text:style-name="P469"><text:span text:style-name="CharStyle12">tice,</text:span></text:p>
        <text:p text:style-name="P214"><text:span text:style-name="CharStyle12">and mould it upon equity.</text:span></text:p>
        <text:p text:style-name="P435"><text:span text:style-name="CharStyle12">But your safe place the hail shall sweep away,</text:span></text:p>
        <text:p text:style-name="P214"><text:span text:style-name="CharStyle12">and floods shall whelm your shelter;</text:span></text:p>
        <text:list xml:id="list182823844995223" text:continue-numbering="true" text:style-name="L28">
          <text:list-item>
            <text:p text:style-name="P805"><text:span text:style-name="CharStyle12"><text:tab/>your terms with death shall be</text:span></text:p>
          </text:list-item>
        </text:list>
        <text:p text:style-name="P469"><text:span text:style-name="CharStyle12">revoked,</text:span></text:p>
        <text:p text:style-name="P277"><text:span text:style-name="CharStyle12">and your compact with doom shall never hold; when the flood rushes over, down you go,</text:span></text:p>
        <text:p text:style-name="P214"><text:span text:style-name="CharStyle12">under its surge you sink;</text:span></text:p>
        <text:list xml:id="list182823239033524" text:continue-numbering="true" text:style-name="L28">
          <text:list-item>
            <text:p text:style-name="P806"><text:span text:style-name="CharStyle12"><text:tab/>every morning it surges—by day</text:span></text:p>
          </text:list-item>
        </text:list>
        <text:p text:style-name="P469"><text:span text:style-name="CharStyle12">and by night—</text:span></text:p>
        <text:p text:style-name="P214"><text:span text:style-name="CharStyle12">and then you learn your les­son, to your terror!</text:span></text:p>
        <text:list xml:id="list182823543274893" text:continue-numbering="true" text:style-name="L28">
          <text:list-item>
            <text:p text:style-name="P807"><text:span text:style-name="CharStyle12"><text:tab/>(Your bed is too short, you can­</text:span></text:p>
          </text:list-item>
        </text:list>
        <text:p text:style-name="P469"><text:span text:style-name="CharStyle12">not stretch yourself; your rug is too narrow to cover you.)</text:span></text:p>
        <text:list xml:id="list182824172711073" text:continue-numbering="true" text:style-name="L28">
          <text:list-item>
            <text:p text:style-name="P807"><text:span text:style-name="CharStyle12"><text:tab/>For the Eternal shall arise, as</text:span></text:p>
          </text:list-item>
        </text:list>
        <text:p text:style-name="P469"><text:span text:style-name="CharStyle12">at mount Perazim, rise in wrath as in the glen of Gibeon,</text:span></text:p>
        <text:p text:style-name="P435"><text:span text:style-name="CharStyle12">to deal as though he dealt with foreigners,</text:span></text:p>
        <text:p text:style-name="P214"><text:span text:style-name="CharStyle12">to do his task, a task so strange to him.</text:span></text:p>
        <text:list xml:id="list182823662030829" text:continue-numbering="true" text:style-name="L28">
          <text:list-item>
            <text:p text:style-name="P807"><text:span text:style-name="CharStyle12"><text:tab/>Now, cease your scoffing,</text:span></text:p>
          </text:list-item>
        </text:list>
        <text:p text:style-name="P217"><text:span text:style-name="CharStyle12">lest your ties be drawn the tighter;</text:span></text:p>
        <text:p text:style-name="P435"><text:span text:style-name="CharStyle12">for I have heard the Lord of hosts decree</text:span></text:p>
        <text:p text:style-name="P221"><text:span text:style-name="CharStyle12">doom fixed and final for the world.</text:span></text:p>
        <text:p text:style-name="P664"><text:soft-page-break/><text:span text:style-name="CharStyle12">"I A On that day any Israelites 20J-” who are left,</text:span></text:p>
        <text:p text:style-name="P214"><text:span text:style-name="CharStyle12">any survivors of the house of Jacob,</text:span></text:p>
        <text:p text:style-name="P16"><text:span text:style-name="CharStyle12">no longer shall rely on him who proved their ruin, but rely steadily on the Eter­nal, Israel’s Majesty.</text:span></text:p>
        <text:p text:style-name="P281"><text:span text:style-name="CharStyle12">A remnant, a mere remnant of 21 Jacob,</text:span></text:p>
        <text:p text:style-name="P181"><text:span text:style-name="CharStyle12">shall come back to the Mighty God;</text:span></text:p>
        <text:p text:style-name="P281"><text:span text:style-name="CharStyle12">for though your folk, O Israel, 22 are like sea-sands in num­ber,</text:span></text:p>
        <text:p text:style-name="P181"><text:span text:style-name="CharStyle12">only a remnant of them shall return;</text:span></text:p>
        <text:p text:style-name="P281"><text:span text:style-name="CharStyle12">destruction is decreed, a flood of retribution,</text:span></text:p>
        <text:p text:style-name="P181"><text:span text:style-name="CharStyle12">for the Lord of hosts will 23 carry out</text:span></text:p>
        <text:p text:style-name="P200"><text:span text:style-name="CharStyle12">doom fixed and final over all the world.</text:span></text:p>
        <text:p text:style-name="P59"><text:span text:style-name="CharStyle12">Listen to me, hearken, AO hear my message, mark </text:span><text:span text:style-name="CharStyle32">23 </text:span><text:span text:style-name="CharStyle12">it.</text:span></text:p>
        <text:p text:style-name="P288"><text:span text:style-name="CharStyle12">Is a ploughman always plough- 24 ing,</text:span></text:p>
        <text:p text:style-name="P184"><text:span text:style-name="CharStyle12">always harrowing up the soil?</text:span></text:p>
        <text:p text:style-name="P288"><text:span text:style-name="CharStyle12">Once the field is smooth and 25 level,</text:span></text:p>
        <text:p text:style-name="P184"><text:span text:style-name="CharStyle12">does he not scatter fennel seed and cummin,</text:span></text:p>
        <text:p text:style-name="P459"><text:span text:style-name="CharStyle12">planting wheat and barley, with vetches on the border,</text:span></text:p>
        <text:p text:style-name="P123"><text:span text:style-name="CharStyle12">guided aright by the Eternal, 26 prompted by his God?</text:span></text:p>
        <text:p text:style-name="P288"><text:span text:style-name="CharStyle12">Then, fennel is not threshed with 27 sledges,</text:span></text:p>
        <text:p text:style-name="P181"><text:span text:style-name="CharStyle12">cummin never needs a cart­wheel;</text:span></text:p>
        <text:p text:style-name="P108"><text:span text:style-name="CharStyle12">men thresh fennel with a stick, and cummin with a flail;</text:span></text:p>
        <text:p text:style-name="P281"><text:span text:style-name="CharStyle12">bread-corn is not ground to 28 pieces,</text:span></text:p>
        <text:p text:style-name="P181"><text:span text:style-name="CharStyle12">no one threshes it for ever,</text:span></text:p>
        <text:p text:style-name="P281"><text:span text:style-name="CharStyle12">but, once the cart-wheel passes o’er it,</text:span></text:p>
        <text:p text:style-name="P181"><text:span text:style-name="CharStyle12">we spread it out, instead of crushing.</text:span></text:p>
        <text:p text:style-name="P302"><text:span text:style-name="CharStyle12">’Tis the Eternal who this lore 29 supplies.</text:span></text:p>
        <text:p text:style-name="P1014"><draw:frame draw:style-name="fr2" draw:name="75" text:anchor-type="paragraph" svg:x="6.1953in" svg:y="5.9236in" draw:z-index="136"><draw:text-box fo:min-height="0.261in" fo:min-width="0.3402in"><text:p text:style-name="P79"><text:span text:style-name="CharStyle39">30</text:span></text:p></draw:text-box></draw:frame><text:span text:style-name="CharStyle12">so great a Guide, so wonder­fully wise.</text:span></text:p>
        <text:p text:style-name="P681"><text:span text:style-name="CharStyle12">* * *</text:span></text:p>
        <text:p text:style-name="P682"><text:span text:style-name="CharStyle12">“Woe to you, God’s own hearth and altar,</text:span></text:p>
        <text:p text:style-name="P431"><text:span text:style-name="CharStyle13">0</text:span><text:span text:style-name="CharStyle12"> City where David camped! Let a year or two pass, and the feasts go round, a then I will press upon this hearth and altar,</text:span></text:p>
        <text:p text:style-name="P631"><text:span text:style-name="CharStyle12">till moaning and bemoaning rise;</text:span></text:p>
        <text:p text:style-name="P656"><text:span text:style-name="CharStyle12">I will sacrifice the altar,</text:span></text:p>
        <text:list xml:id="list4780786753674192406" text:style-name="L35">
          <text:list-item>
            <text:p text:style-name="P809"><text:span text:style-name="CharStyle12"><text:tab/>I will beleaguer you,</text:span></text:p>
          </text:list-item>
        </text:list>
        <text:p text:style-name="P656"><text:span text:style-name="CharStyle12">I will besiege you close,</text:span></text:p>
        <text:p text:style-name="P631"><text:span text:style-name="CharStyle12">and set up forts against you.</text:span></text:p>
        <text:list xml:id="list182823542442383" text:continue-numbering="true" text:style-name="L35">
          <text:list-item>
            <text:p text:style-name="P791"><text:span text:style-name="CharStyle12"><text:tab/>Then shall you lie and whisper</text:span></text:p>
          </text:list-item>
        </text:list>
        <text:p text:style-name="P648"><text:span text:style-name="CharStyle12">on the ground,</text:span></text:p>
        <text:p text:style-name="P631"><text:span text:style-name="CharStyle12">murmuring humbly from the</text:span></text:p>
        <text:p text:style-name="P648"><text:span text:style-name="CharStyle12">very dust,</text:span></text:p>
        <text:p text:style-name="P656"><text:span text:style-name="CharStyle12">thin as a ghost’s your voice shall sound,</text:span></text:p>
        <text:p text:style-name="P631"><text:span text:style-name="CharStyle12">a faint low twitter from the dust.”</text:span></text:p>
        <text:list xml:id="list182823388974628" text:continue-numbering="true" text:style-name="L35">
          <text:list-item>
            <text:p text:style-name="P791"><text:span text:style-name="CharStyle12"><text:tab/>Then swiftly, suddenly,</text:span></text:p>
          </text:list-item>
          <text:list-item>
            <text:p text:style-name="P697"><text:span text:style-name="CharStyle17"><text:tab/>the Lord of hosts will punish</text:span></text:p>
          </text:list-item>
        </text:list>
        <text:p text:style-name="P648"><text:span text:style-name="CharStyle12">you</text:span></text:p>
        <text:p text:style-name="P656"><text:span text:style-name="CharStyle12">with thunder, earthquake, and a dreadful din,</text:span></text:p>
        <text:p text:style-name="P633"><text:span text:style-name="CharStyle12">with storm, with whirlwind, and devouring flames.</text:span></text:p>
        <text:list xml:id="list182809144981618" text:style-name="L31">
          <text:list-item>
            <text:p text:style-name="P720"><text:span text:style-name="CharStyle12"><text:tab/>[[But the horde of your foes to dust shall be shattered, the horde of the tyrants like chaff shall be scattered;</text:span></text:p>
          </text:list-item>
        </text:list>
        <text:list xml:id="list182808912498845" text:style-name="L35">
          <text:list-item>
            <text:p text:style-name="P809"><text:span text:style-name="CharStyle12"><text:tab/>the horde of all nations</text:span></text:p>
          </text:list-item>
        </text:list>
        <text:p text:style-name="P431"><text:span text:style-name="CharStyle12">pressing on God’s altar, they and all their array shall vanish away, like a dream in the night.</text:span></text:p>
        <text:list xml:id="list182824048976471" text:continue-numbering="true" text:style-name="L35">
          <text:list-item>
            <text:p text:style-name="P791"><text:span text:style-name="CharStyle12"><text:tab/>As a hungry man dreams he is</text:span></text:p>
          </text:list-item>
        </text:list>
        <text:p text:style-name="P648"><text:span text:style-name="CharStyle12">eating</text:span></text:p>
        <text:p text:style-name="P431"><text:span text:style-name="CharStyle12">and wakens still hungry, as a thirsty man dreams he is drinking</text:span></text:p>
        <text:p text:style-name="P631"><text:span text:style-name="CharStyle12">and wakens still faint with his craving,</text:span></text:p>
        <text:p text:style-name="P656"><text:soft-page-break/><text:span text:style-name="CharStyle12">so shall the horde of all nations fare</text:span></text:p>
        <text:p text:style-name="P632"><text:span text:style-name="CharStyle12">that war upon mount Sion.]]</text:span></text:p>
        <text:p text:style-name="P16"><text:span text:style-name="CharStyle12">Dazed shall you be, and amazed, 9 blind shall you be, blind, fuddled—not with wine, reeling—not with liquor; for the Eternal has drenched you io with stupor,</text:span></text:p>
        <text:p text:style-name="P362"><text:span text:style-name="CharStyle12">closing your eyes and covering up your heads,</text:span></text:p>
        <text:p text:style-name="P16"><text:span text:style-name="CharStyle12">till the sight of all this is to you </text:span><text:span text:style-name="CharStyle21">ii </text:span><text:span text:style-name="CharStyle12">no more than words in a sealed scroll.” [[When men place it in the hands of a scholar, ask­ing him to read it, he answers,</text:span></text:p>
        <text:p text:style-name="P16"><text:span text:style-name="CharStyle12">“I cannot; the scroll is sealed.” When it is handed to an illiterate 12 person, to be read, he answers, “But I cannot read.”]] “Since this people draw near me 13 with their mouth,” says the Eternal,</text:span></text:p>
        <text:p text:style-name="P16"><text:span text:style-name="CharStyle12">“honouring me with their lips, while their hearts are far re­mote;</text:span></text:p>
        <text:p text:style-name="P16"><text:span text:style-name="CharStyle12">since their religion is a mockery, a mere tradition learned by rote;</text:span></text:p>
        <text:list xml:id="list7233248097618822825" text:style-name="L36">
          <text:list-item>
            <text:p text:style-name="P919"><text:span text:style-name="CharStyle12"><text:tab/>will now deal with them to 14 their amazement, bewildering, surprising them, till their wise men lose their wits, and their clever men are fooled.”</text:span></text:p>
          </text:list-item>
        </text:list>
        <text:p text:style-name="P29"><text:span text:style-name="CharStyle12">Woe to the men who hide<text:tab/>15</text:span></text:p>
        <text:p text:style-name="P210"><text:span text:style-name="CharStyle12">their plans from the Eternal, working in the dark, and think­ing,</text:span></text:p>
        <text:p text:style-name="P210"><text:span text:style-name="CharStyle12">“No one sees or knows!”</text:span></text:p>
        <text:p text:style-name="P16"><text:span text:style-name="CharStyle12">Perverse creatures that you are! 16 Is a potter no more than his clay?</text:span></text:p>
        <text:p text:style-name="P86"><text:span text:style-name="CharStyle12">Dare anything deny its maker? Dare a pot hold the potter has no mind?</text:span></text:p>
        <text:p text:style-name="P499"><text:span text:style-name="CharStyle17">“O self-willed sons,” says the Eternal,</text:span></text:p>
        <text:p text:style-name="P212"><text:span text:style-name="CharStyle17">“bent on no plan of mine, weaving a treaty that I never sanctioned,</text:span></text:p>
        <text:p text:style-name="P567"><draw:frame draw:style-name="fr3" draw:name="76" text:anchor-type="paragraph" svg:x="6.172in" svg:y="5.0264in" draw:z-index="137"><draw:text-box fo:min-height="0.2681in" fo:min-width="0.3665in"><text:p text:style-name="P79"><text:span text:style-name="CharStyle39">31</text:span></text:p></draw:text-box></draw:frame><draw:frame draw:style-name="fr4" draw:name="77" text:anchor-type="paragraph" svg:x="6.0118in" svg:y="5.9071in" svg:width="0.6465in" draw:z-index="138"><draw:text-box fo:min-height="0.5563in"><text:p text:style-name="P99"><text:span text:style-name="CharStyle40">Israel’s</text:span></text:p><text:p text:style-name="P58"><text:span text:style-name="CharStyle40">Eternal! his own 2</text:span></text:p></draw:text-box></draw:frame><text:span text:style-name="CharStyle12">and adding sin to sin;</text:span></text:p>
        <text:list xml:id="list7312627729235056438" text:style-name="L37">
          <text:list-item>
            <text:p text:style-name="P723"><text:span text:style-name="CharStyle12"><text:tab/>who move away to Egypt</text:span></text:p>
          </text:list-item>
        </text:list>
        <text:p text:style-name="P567"><text:span text:style-name="CharStyle12">without consulting me, to shelter beside the Pharaoh and get Egypt to protect them!</text:span></text:p>
        <text:list xml:id="list182824668377279" text:continue-numbering="true" text:style-name="L37">
          <text:list-item>
            <text:p text:style-name="P723"><text:span text:style-name="CharStyle12"><text:tab/>Your shelter shall bring shame</text:span></text:p>
          </text:list-item>
        </text:list>
        <text:p text:style-name="P365"><text:span text:style-name="CharStyle12">to you,</text:span></text:p>
        <text:p text:style-name="P236"><text:span text:style-name="CharStyle12">your protector shall confound you.</text:span></text:p>
        <text:list xml:id="list182823467535109" text:continue-numbering="true" text:style-name="L37">
          <text:list-item>
            <text:p text:style-name="P810"><text:span text:style-name="CharStyle12"><text:tab/>Your princes camp at Zoan,</text:span></text:p>
          </text:list-item>
        </text:list>
        <text:p text:style-name="P567"><text:span text:style-name="CharStyle12">and your envoys reach Hanes,</text:span></text:p>
        <text:list xml:id="list182824265700235" text:continue-numbering="true" text:style-name="L37">
          <text:list-item>
            <text:p text:style-name="P810"><text:span text:style-name="CharStyle12"><text:tab/>all bearing presents</text:span></text:p>
          </text:list-item>
        </text:list>
        <text:p text:style-name="P567"><text:span text:style-name="CharStyle12">to a nation of no use to you, a people that will bring no help or profit,</text:span></text:p>
        <text:p text:style-name="P567"><text:span text:style-name="CharStyle12">but only shame, disgrace.</text:span></text:p>
        <text:list xml:id="list182823338749037" text:continue-numbering="true" text:style-name="L37">
          <text:list-item>
            <text:p text:style-name="P810"><text:span text:style-name="CharStyle12"><text:tab/>Through the desert to the south,</text:span></text:p>
          </text:list-item>
        </text:list>
        <text:p text:style-name="P567"><text:span text:style-name="CharStyle12">over a toilsome, trying land, land of the lion and fierce lion­ess,</text:span></text:p>
        <text:p text:style-name="P236"><text:span text:style-name="CharStyle12">land of the viper and the winged snake,</text:span></text:p>
        <text:p text:style-name="P444"><text:span text:style-name="CharStyle12">they bear their wealth upon the backs of asses,</text:span></text:p>
        <text:p text:style-name="P236"><text:span text:style-name="CharStyle12">their treasures on the camels’ humps,</text:span></text:p>
        <text:p text:style-name="P210"><text:span text:style-name="CharStyle12">to a nation of no use to them,</text:span></text:p>
        <text:list xml:id="list182824247762084" text:continue-numbering="true" text:style-name="L37">
          <text:list-item>
            <text:p text:style-name="P1015"><text:span text:style-name="CharStyle12"><text:tab/>whose aid is vain and idle [thence my name for it,</text:span></text:p>
          </text:list-item>
        </text:list>
        <text:p text:style-name="P373"><text:span text:style-name="CharStyle12">‘Dragon Do-nothing’]]!</text:span></text:p>
        <text:list xml:id="list182823608472727" text:continue-numbering="true" text:style-name="L37">
          <text:list-item>
            <text:p text:style-name="P723"><text:span text:style-name="CharStyle12"><text:tab/>Now, go in and write this down,</text:span></text:p>
          </text:list-item>
        </text:list>
        <text:p text:style-name="P567"><text:span text:style-name="CharStyle12">inscribe it on a scroll, to serve in after days as a witness for all time.</text:span></text:p>
        <text:list xml:id="list182823344202768" text:continue-numbering="true" text:style-name="L37">
          <text:list-item>
            <text:p text:style-name="P723"><text:span text:style-name="CharStyle12"><text:tab/>It is a race rebellious,</text:span></text:p>
          </text:list-item>
        </text:list>
        <text:p text:style-name="P567"><text:span text:style-name="CharStyle12">a faithless brood, children who will not listen to any of the Eternal’s laws, io who refuse visions from their seers</text:span></text:p>
        <text:p text:style-name="P236"><text:span text:style-name="CharStyle12">and true words from their prophets,</text:span></text:p>
        <text:p text:style-name="P210"><text:span text:style-name="CharStyle12">who would have only smooth things told them, only illusions prophesied, xi ‘Out of our way,’ they cry,</text:span></text:p>
        <text:p text:style-name="P569"><text:span text:style-name="CharStyle12">‘clear out from us, and trouble us no more with talk of Israel’s Majesty!’</text:span></text:p>
        <text:p text:style-name="P42"><text:span text:style-name="CharStyle12">Well, here is the reply<text:tab/>12</text:span></text:p>
        <text:p text:style-name="P316"><text:soft-page-break/><text:span text:style-name="CharStyle12">of Israel’s Majesty:</text:span></text:p>
        <text:p text:style-name="P16"><text:span text:style-name="CharStyle12">Since you despise my warning and trust in wile and guile, and lean on your own policy, this guilt of yours shall split you, 13 like a high wall bulging to break,</text:span></text:p>
        <text:p text:style-name="P17"><text:span text:style-name="CharStyle12">till swiftly, suddenly, down it crashes— as a man smashes<text:tab/>14</text:span></text:p>
        <text:p text:style-name="P135"><text:span text:style-name="CharStyle12">a pitcher in pieces, so wantonly that not a shred re­mains</text:span></text:p>
        <text:p text:style-name="P382"><text:span text:style-name="CharStyle12">to fetch fire from the hearth or water from the well.”</text:span></text:p>
        <text:p text:style-name="P59"><text:span text:style-name="CharStyle12">The Lord, the Eternal, Israel’s 15 Majesty, he had declared,</text:span></text:p>
        <text:p text:style-name="P336"><text:span text:style-name="CharStyle12">‘‘Your safety lies in ceasing to make leagues,</text:span></text:p>
        <text:p text:style-name="P137"><text:span text:style-name="CharStyle12">your strength is quiet faith.” But this you would not have, 16 you answered, “No, we must have cavalry to make a charge!”—</text:span></text:p>
        <text:p text:style-name="P137"><text:span text:style-name="CharStyle12">your charge shall be a flight; “we need swift horses”— swift shall be your pursuers; let but five threaten, you shall 17</text:span></text:p>
        <text:h text:style-name="P711" text:outline-level="1"><text:bookmark-start text:name="bookmark2"/><text:span text:style-name="CharStyle43">fly,</text:span><text:bookmark-end text:name="bookmark2"/></text:h>
        <text:p text:style-name="P137"><text:span text:style-name="CharStyle12">till few' are left of you, lonely like any pole upon the hills,</text:span></text:p>
        <text:p text:style-name="P327"><text:span text:style-name="CharStyle12">like a lone signal on a moun­tain-top.</text:span></text:p>
        <text:p text:style-name="P16"><text:span text:style-name="CharStyle12">Woe to those who make their way for help to Egypt, relying on her horse, and on her force of chariots, relying on her cavalry </text:span><text:span text:style-name="CharStyle44">(they are so strong!) </text:span><text:span text:style-name="CharStyle12">and never heeding Majesty,</text:span></text:p>
        <text:p text:style-name="P598"><text:span text:style-name="CharStyle12">never consulting the<text:line-break/>Yet the Eternal has<text:line-break/>plans—doom</text:span></text:p>
      </text:section>
      <text:section text:style-name="Sect4" text:name="Section13">
        <text:p text:style-name="P1016"><text:span text:style-name="CharStyle12">and threats that may not be recalled;</text:span></text:p>
        <text:p text:style-name="P266"><text:span text:style-name="CharStyle12">he will attack these schemers, and their evil allies.</text:span></text:p>
        <text:list xml:id="list8136409617368249225" text:style-name="L38">
          <text:list-item>
            <text:p text:style-name="P917"><text:span text:style-name="CharStyle12"><text:tab/>Egyptians are but men, not God, their cavalry merely mortal; let the Eternal only strike, then shall supporter and sup­ported both collapse and crumble.</text:span></text:p>
          </text:list-item>
        </text:list>
        <text:p text:style-name="P576"><text:span text:style-name="CharStyle12">■4 For this is the Eternal’s word to me:</text:span></text:p>
        <text:p text:style-name="P399"><text:span text:style-name="CharStyle12">As a lion or young lion growls over his prey, when the shepherds are all sum­moned</text:span></text:p>
        <text:p text:style-name="P605"><text:span text:style-name="CharStyle12">to attack him;</text:span></text:p>
        <text:p text:style-name="P659"><text:span text:style-name="CharStyle12">as their shouting never scares him,</text:span></text:p>
        <text:p text:style-name="P356"><text:span text:style-name="CharStyle12">as their din never daunts him,</text:span></text:p>
        <text:p text:style-name="P266"><text:span text:style-name="CharStyle12">so shall the Lord of hosts hold fast mount Sion.</text:span></text:p>
        <text:list xml:id="list6814177052869773503" text:style-name="L39">
          <text:list-item>
            <text:p text:style-name="P811"><text:span text:style-name="CharStyle12"><text:tab/>Like a bird fluttering above its</text:span></text:p>
          </text:list-item>
        </text:list>
        <text:p text:style-name="P521"><text:span text:style-name="CharStyle12">nest,</text:span></text:p>
        <text:p text:style-name="P356"><text:span text:style-name="CharStyle12">shall the Eternal ward Jeru­salem,</text:span></text:p>
        <text:p text:style-name="P275"><text:span text:style-name="CharStyle12">shielding her and saving her, sparing and preserving her.</text:span></text:p>
        <text:list xml:id="list182824466817989" text:continue-numbering="true" text:style-name="L39">
          <text:list-item>
            <text:p text:style-name="P900"><text:span text:style-name="CharStyle12"><text:tab/>O men of Israel, come back to</text:span></text:p>
          </text:list-item>
        </text:list>
        <text:p text:style-name="P522"><text:span text:style-name="CharStyle12">him</text:span></text:p>
        <text:p text:style-name="P357"><text:span text:style-name="CharStyle12">whom you have deeply wronged;</text:span></text:p>
        <text:list xml:id="list182823740132089" text:continue-numbering="true" text:style-name="L39">
          <text:list-item>
            <text:p text:style-name="P899"><text:span text:style-name="CharStyle12"><text:tab/>for on that day must men dis­</text:span></text:p>
          </text:list-item>
        </text:list>
        <text:p text:style-name="P522"><text:span text:style-name="CharStyle12">dain</text:span></text:p>
        <text:p text:style-name="P383"><text:span text:style-name="CharStyle12">the gold and silver idols each has made.</text:span></text:p>
        <text:list xml:id="list182824370850563" text:continue-numbering="true" text:style-name="L39">
          <text:list-item>
            <text:p text:style-name="P899"><text:span text:style-name="CharStyle12"><text:tab/>Then falls Assyria, by no hero’s</text:span></text:p>
          </text:list-item>
        </text:list>
        <text:p text:style-name="P522"><text:span text:style-name="CharStyle12">sword,</text:span></text:p>
        <text:p text:style-name="P357"><text:span text:style-name="CharStyle12">destroyed, but by no mortal blade;</text:span></text:p>
        <text:p text:style-name="P267"><text:span text:style-name="CharStyle12">Assyrians fly before the Sword,</text:span></text:p>
        <text:list xml:id="list182825160843981" text:continue-numbering="true" text:style-name="L39">
          <text:list-item>
            <text:p text:style-name="P1004"><text:span text:style-name="CharStyle12"><text:tab/>their very god flies in a panic, their princes scatter in sheer</text:span></text:p>
          </text:list-item>
        </text:list>
        <text:p text:style-name="P522"><text:span text:style-name="CharStyle12">terror,</text:span></text:p>
        <text:p text:style-name="P606"><text:span text:style-name="CharStyle12">their soldiers are made serfs— by order of the Eternal, whose hearth is in Sion,</text:span></text:p>
        <text:p text:style-name="P181"><text:span text:style-name="CharStyle12">whose home-fires are within Jerusalem.</text:span></text:p>
        <text:p text:style-name="P39"><text:soft-page-break/><text:span text:style-name="CharStyle12">Soon, very soon,<text:tab/>OQ</text:span></text:p>
        <text:p text:style-name="P181"><text:span text:style-name="CharStyle12">shall forests turn to “17 orchards,</text:span></text:p>
        <text:p text:style-name="P150"><text:span text:style-name="CharStyle12">and orchards be like woods. Then even the deaf shall hear 18 the word,</text:span></text:p>
        <text:p text:style-name="P181"><text:span text:style-name="CharStyle12">and blind souls see out of their gloom;</text:span></text:p>
        <text:p text:style-name="P16"><text:span text:style-name="CharStyle12">then humble folk shall find 19 new joy in the Eternal, the poorest shall exult in Israel’s Majesty.</text:span></text:p>
        <text:p text:style-name="P95"><text:span text:style-name="CharStyle12">For tyrant foes shall vanish, 20 and scoffers be no more, and all men keen on crime shall be wiped out, men who gave false evidence, 21 deceiving judges on the bench, defrauding good men with a quibble.</text:span></text:p>
        <text:p text:style-name="P288"><text:span text:style-name="CharStyle12">This therefore is the word of the 23 Eternal,</text:span></text:p>
        <text:p text:style-name="P400"><text:span text:style-name="CharStyle12">the God of Jacob’s house, who rescued Abraham:</text:span></text:p>
        <text:p text:style-name="P292"><text:span text:style-name="CharStyle17">“Never again shall Jacob be dis­mayed,</text:span></text:p>
        <text:p text:style-name="P159"><text:span text:style-name="CharStyle12">never again disgraced; for once they see all that I do 23 among them, they will revere me, they will revere the Majesty of Jacob,</text:span></text:p>
        <text:p text:style-name="P184"><text:span text:style-name="CharStyle12">they will hold Israel’s God in awe;</text:span></text:p>
        <text:p text:style-name="P85"><text:span text:style-name="CharStyle12">the erring will gain insight, 24 and murmurers will accept the truth.”</text:span></text:p>
        <text:p text:style-name="P289"><text:span text:style-name="CharStyle12">So the Eternal longs to </text:span><text:span text:style-name="CharStyle21">oa </text:span><text:span text:style-name="CharStyle12">favour you,<text:tab/>Ovr 18</text:span></text:p>
        <text:p text:style-name="P159"><text:span text:style-name="CharStyle12">and moves to show you pity; for the Eternal is a loyal God;</text:span></text:p>
        <text:p text:style-name="P159"><text:span text:style-name="CharStyle12">happy are all who long for him!</text:span></text:p>
        <text:p text:style-name="P78"><text:span text:style-name="CharStyle17">No more tears for you,<text:tab/></text:span><text:span text:style-name="CharStyle45">19</text:span></text:p>
        <text:p text:style-name="P162"><text:span text:style-name="CharStyle17">O folk of Sion in Jerusalem! For he will show you favour when you sigh,</text:span></text:p>
        <text:p text:style-name="P1017"><text:span text:style-name="CharStyle12">and answer you, soon as he hears your cry.</text:span></text:p>
        <text:list xml:id="list3962477698524702963" text:style-name="L40">
          <text:list-item>
            <text:p text:style-name="P812"><text:span text:style-name="CharStyle12"><text:tab/>Though scant and scarce may</text:span></text:p>
          </text:list-item>
        </text:list>
        <text:p text:style-name="P332"><text:span text:style-name="CharStyle12">be</text:span></text:p>
        <text:p text:style-name="P419"><text:span text:style-name="CharStyle12">your bread and water from the Lord,</text:span></text:p>
        <text:p text:style-name="P306"><text:span text:style-name="CharStyle12">yet he your Teacher never leaves you now;</text:span></text:p>
        <text:p text:style-name="P419"><text:span text:style-name="CharStyle12">you see your Teacher for yourselves,</text:span></text:p>
        <text:list xml:id="list182824142579308" text:continue-numbering="true" text:style-name="L40">
          <text:list-item>
            <text:p text:style-name="P812"><text:span text:style-name="CharStyle12"><text:tab/>and when you swerve to right</text:span></text:p>
          </text:list-item>
        </text:list>
        <text:p text:style-name="P332"><text:span text:style-name="CharStyle12">or left,</text:span></text:p>
        <text:p text:style-name="P419"><text:span text:style-name="CharStyle12">you hear a Voice behind you whispering,</text:span></text:p>
        <text:p text:style-name="P419"><text:span text:style-name="CharStyle12">“This is the way, walk here.”</text:span></text:p>
        <text:list xml:id="list182824103500505" text:continue-numbering="true" text:style-name="L40">
          <text:list-item>
            <text:p text:style-name="P812"><text:span text:style-name="CharStyle12"><text:tab/>Then all your idols shall you</text:span></text:p>
          </text:list-item>
        </text:list>
        <text:p text:style-name="P332"><text:span text:style-name="CharStyle12">desecrate,</text:span></text:p>
        <text:p text:style-name="P419"><text:span text:style-name="CharStyle12">metal or wood, plated with gold or silver,</text:span></text:p>
        <text:p text:style-name="P306"><text:span text:style-name="CharStyle12">flinging them from you in dis­gust,</text:span></text:p>
        <text:p text:style-name="P422"><text:span text:style-name="CharStyle12">and bidding them begone.</text:span></text:p>
        <text:list xml:id="list182823522629030" text:continue-numbering="true" text:style-name="L40">
          <text:list-item>
            <text:p text:style-name="P812"><text:span text:style-name="CharStyle12"><text:tab/>Rain shall be sent you for the</text:span></text:p>
          </text:list-item>
        </text:list>
        <text:p text:style-name="P332"><text:span text:style-name="CharStyle12">seed</text:span></text:p>
        <text:p text:style-name="P623"><text:span text:style-name="CharStyle12">you sow upon the field, and heavy crops of wheat the earth</text:span></text:p>
        <text:p text:style-name="P419"><text:span text:style-name="CharStyle12">shall amply yield.</text:span></text:p>
        <text:p text:style-name="P622"><text:span text:style-name="CharStyle12">Your cattle shall go grazing over pastures broad;</text:span></text:p>
        <text:list xml:id="list182823976517392" text:continue-numbering="true" text:style-name="L40">
          <text:list-item>
            <text:p text:style-name="P812"><text:span text:style-name="CharStyle12"><text:tab/>oxen and asses for the plough</text:span></text:p>
          </text:list-item>
        </text:list>
        <text:p text:style-name="P419"><text:span text:style-name="CharStyle12">shall eat their fodder, mixed with salt,</text:span></text:p>
        <text:p text:style-name="P419"><text:span text:style-name="CharStyle12">and winnowed well.</text:span></text:p>
        <text:list xml:id="list182824396176908" text:continue-numbering="true" text:style-name="L40">
          <text:list-item>
            <text:p text:style-name="P812"><text:span text:style-name="CharStyle12"><text:tab/>Even on the upper slopes and all</text:span></text:p>
          </text:list-item>
        </text:list>
        <text:p text:style-name="P332"><text:span text:style-name="CharStyle12">high hills</text:span></text:p>
        <text:p text:style-name="P623"><text:span text:style-name="CharStyle12">streams shall be flowing, upon that Day of doom and slaughter,</text:span></text:p>
        <text:p text:style-name="P419"><text:span text:style-name="CharStyle12">when the foe’s forts are falling;</text:span></text:p>
        <text:list xml:id="list182823636073038" text:continue-numbering="true" text:style-name="L40">
          <text:list-item>
            <text:p text:style-name="P812"><text:soft-page-break/><text:span text:style-name="CharStyle12"><text:tab/>and moonlight glows like sun­</text:span></text:p>
          </text:list-item>
        </text:list>
        <text:p text:style-name="P332"><text:span text:style-name="CharStyle12">light,</text:span></text:p>
        <text:p text:style-name="P419"><text:span text:style-name="CharStyle12">and the sun shines sevenfold strong,</text:span></text:p>
        <text:p text:style-name="P481"><text:span text:style-name="CharStyle12">on that Day when the Eternal heals his bruised folk, when he binds up their wounds.</text:span></text:p>
        <text:list xml:id="list182823223992184" text:continue-numbering="true" text:style-name="L40">
          <text:list-item>
            <text:p text:style-name="P888"><text:span text:style-name="CharStyle12"><text:tab/>Here comes the Eternal from afar</text:span></text:p>
          </text:list-item>
        </text:list>
        <text:p text:style-name="P135"><text:span text:style-name="CharStyle12">in blazing wrath, with heavy thunder-clouds, with angry foam upon his lips and a tongue like a devouring fire,</text:span></text:p>
        <text:p text:style-name="P44"><text:span text:style-name="CharStyle12">breathing fury like a flood<text:tab/>28</text:span></text:p>
        <text:p text:style-name="P135"><text:span text:style-name="CharStyle12">that reaches to the neck, to sift the nations till they are undone,</text:span></text:p>
        <text:p text:style-name="P316"><text:span text:style-name="CharStyle12">to drive men with a halter to</text:span></text:p>
        <text:p text:style-name="P384"><text:span text:style-name="CharStyle12">their doom!</text:span></text:p>
        <text:p text:style-name="P338"><text:span text:style-name="CharStyle12">Then shall a song be yours like 29 the song</text:span></text:p>
        <text:p text:style-name="P135"><text:span text:style-name="CharStyle12">on a festival night, as joyous as men who with music are moving to Israel’s great God, to the Eternal’s hill.</text:span></text:p>
        <text:p text:style-name="P338"><text:span text:style-name="CharStyle12">And the Eternal will thunder 30 in triumph,</text:span></text:p>
        <text:p text:style-name="P135"><text:span text:style-name="CharStyle12">and swing his arm down plain, in a fury of anger, with flames that devour,</text:span></text:p>
        <text:p text:style-name="P323"><text:span text:style-name="CharStyle12">storming with hail and with rain.</text:span></text:p>
        <text:p text:style-name="P336"><text:span text:style-name="CharStyle12">At the Eternal’s voice of 31 thunder,</text:span></text:p>
        <text:p text:style-name="P137"><text:span text:style-name="CharStyle12">the Assyrians are appalled; he fights them to the death and 32 clubs them down, to peals of merry music; the pyre to burn them is pre- 33 pared,</text:span></text:p>
        <text:p text:style-name="P137"><text:span text:style-name="CharStyle12">both deep and wide, piled high with logs set blazing</text:span></text:p>
        <text:p text:style-name="P383"><text:span text:style-name="CharStyle12">by the breath</text:span></text:p>
        <text:p text:style-name="P328"><text:span text:style-name="CharStyle12">of the Eternal like a fiery tide.</text:span></text:p>
        <text:p text:style-name="P341"><text:span text:style-name="CharStyle12">One day a King shall reign o </text:span><text:span text:style-name="CharStyle32">ey </text:span><text:span text:style-name="CharStyle12">in justice,<text:tab/>OZ</text:span></text:p>
        <text:p text:style-name="P317"><text:span text:style-name="CharStyle12">with princes that rule up­rightly,</text:span></text:p>
        <text:p text:style-name="P336"><text:span text:style-name="CharStyle12">each like a shelter from a 2 storm,</text:span></text:p>
        <text:p text:style-name="P137"><text:span text:style-name="CharStyle12">a refuge from sore rain, like streams of water in a parched waste,</text:span></text:p>
        <text:p text:style-name="P318"><text:span text:style-name="CharStyle12">like the shade of a cliff in a dry, weary plain.</text:span></text:p>
        <text:list xml:id="list308932447479260267" text:style-name="L41">
          <text:list-item>
            <text:p text:style-name="P1019"><text:span text:style-name="CharStyle12"><text:tab/>Then eyes that see shall not be</text:span></text:p>
          </text:list-item>
        </text:list>
        <text:p text:style-name="P465"><text:span text:style-name="CharStyle12">closed,</text:span></text:p>
        <text:p text:style-name="P501"><text:soft-page-break/><text:span text:style-name="CharStyle12">and ears that hear shall listen;</text:span></text:p>
        <text:list xml:id="list182823998923019" text:continue-numbering="true" text:style-name="L41">
          <text:list-item>
            <text:p text:style-name="P1020"><text:span text:style-name="CharStyle12"><text:tab/>the hasty shall learn how to</text:span></text:p>
          </text:list-item>
        </text:list>
        <text:p text:style-name="P465"><text:span text:style-name="CharStyle12">judge,</text:span></text:p>
        <text:p text:style-name="P419"><text:span text:style-name="CharStyle12">and stammerers shall speak clearly;</text:span></text:p>
        <text:list xml:id="list182823423432325" text:continue-numbering="true" text:style-name="L41">
          <text:list-item>
            <text:p text:style-name="P1020"><text:span text:style-name="CharStyle12"><text:tab/>the impious shall be called no</text:span></text:p>
          </text:list-item>
        </text:list>
        <text:p text:style-name="P467"><text:span text:style-name="CharStyle12">more “your honour,” and knaves no more be ranked as noblemen.</text:span></text:p>
        <text:list xml:id="list182824914581396" text:continue-numbering="true" text:style-name="L41">
          <text:list-item>
            <text:p text:style-name="P1020"><text:span text:style-name="CharStyle12"><text:tab/>For the impious talks impiously,</text:span></text:p>
          </text:list-item>
        </text:list>
        <text:p text:style-name="P500"><text:span text:style-name="CharStyle12">his mind is bent on evil, to do ungodly deeds and to malign the Eternal; he leaves hungry folk to starve, and stints the thirsty of their drink.</text:span></text:p>
        <text:list xml:id="list182825314570450" text:continue-numbering="true" text:style-name="L41">
          <text:list-item>
            <text:p text:style-name="P1021"><text:span text:style-name="CharStyle12"><text:tab/>The knave has knavish ways,</text:span></text:p>
          </text:list-item>
        </text:list>
        <text:p text:style-name="P501"><text:span text:style-name="CharStyle12">the villain is devising plans to ruin poor folk with his lies, though they are in the right;</text:span></text:p>
        <text:list xml:id="list182824088034476" text:continue-numbering="true" text:style-name="L41">
          <text:list-item>
            <text:p text:style-name="P1021"><text:span text:style-name="CharStyle12"><text:tab/>but noble are the noble’s plans,</text:span></text:p>
          </text:list-item>
        </text:list>
        <text:p text:style-name="P422"><text:span text:style-name="CharStyle12">and nobly does he make them good.</text:span></text:p>
        <text:list xml:id="list182824752769863" text:continue-numbering="true" text:style-name="L41">
          <text:list-item>
            <text:p text:style-name="P1021"><text:span text:style-name="CharStyle12"><text:tab/>O women lolling at your ease,</text:span></text:p>
          </text:list-item>
        </text:list>
        <text:p text:style-name="P501"><text:span text:style-name="CharStyle12">hear what I say!</text:span></text:p>
        <text:p text:style-name="P452"><text:span text:style-name="CharStyle12">O daughters in your careless confidence, mark this my word!</text:span></text:p>
        <text:list xml:id="list182823650840281" text:continue-numbering="true" text:style-name="L41">
          <text:list-item>
            <text:p text:style-name="P813"><text:span text:style-name="CharStyle12"><text:tab/>In little more than a year,</text:span></text:p>
          </text:list-item>
        </text:list>
        <text:p text:style-name="P501"><text:span text:style-name="CharStyle12">you shall be shuddering, de­spite your confidence; for the vintage shall fail, and no fruit be gathered.</text:span></text:p>
        <text:list xml:id="list182824760859217" text:continue-numbering="true" text:style-name="L41">
          <text:list-item>
            <text:p text:style-name="P813"><text:span text:style-name="CharStyle12"><text:tab/>Then tremble, women at your</text:span></text:p>
          </text:list-item>
        </text:list>
        <text:p text:style-name="P465"><text:span text:style-name="CharStyle12">ease,</text:span></text:p>
        <text:p text:style-name="P419"><text:span text:style-name="CharStyle12">shudder, you careless crea­tures,</text:span></text:p>
        <text:p text:style-name="P452"><text:span text:style-name="CharStyle12">strip yourselves bare, with sackcloth round your waist,</text:span></text:p>
        <text:p text:style-name="P534"><text:span text:style-name="CharStyle12">is and beat your breasts in mourn- ing</text:span></text:p>
        <text:p text:style-name="P501"><text:span text:style-name="CharStyle12">for fair fields and fruitful vines, 13 for the country of my people o’ergrown with thorny weeds, for all the country-houses,</text:span></text:p>
        <text:p text:style-name="P555"><text:span text:style-name="CharStyle12">and the festive capital, the citadels forsaken,<text:tab/>14</text:span></text:p>
        <text:p text:style-name="P559"><text:span text:style-name="CharStyle12">the busy towns abandoned, their high ground for all time an empty waste, where the wild ass shall roam, where flocks shall graze; for the forests shall be felled, 19 and the capital laid low.</text:span></text:p>
        <text:p text:style-name="P338"><text:span text:style-name="CharStyle12">Yet one day from the heights of 15 heaven</text:span></text:p>
        <text:p text:style-name="P553"><text:span text:style-name="CharStyle12">a spirit shall breathe into us, till the downs grow like an orchard,</text:span></text:p>
        <text:p text:style-name="P553"><text:soft-page-break/><text:span text:style-name="CharStyle12">and the orchard like a forest; then justice fills the very downs, 16 and honesty the orchards, and justice brings us welfare, 17 honesty renders us secure; my people shall have homes of 18 peace,</text:span></text:p>
        <text:p text:style-name="P553"><text:span text:style-name="CharStyle12">resting in houses undisturbed.</text:span></text:p>
        <text:p text:style-name="P16"><text:span text:style-name="CharStyle12">Ah, happy folk, to sow land 20 watered everywhere, and let your ass and ox range free!</text:span></text:p>
        <text:p text:style-name="P649"><text:span text:style-name="CharStyle49">» * *</text:span></text:p>
        <text:p text:style-name="P611"><text:span text:style-name="CharStyle12">Woe to you, O ravager, 0 O whom none has ever </text:span><text:span text:style-name="CharStyle46">30 </text:span><text:span text:style-name="CharStyle12">ravaged!</text:span></text:p>
        <text:p text:style-name="P614"><text:span text:style-name="CharStyle12">Woe to you, O plunderer, whom none has ever plun­dered!</text:span></text:p>
        <text:p text:style-name="P586"><text:span text:style-name="CharStyle12">Once your ravaging is over, ravaged shall you be; once your plundering is past, plundered shall you be.</text:span></text:p>
        <text:p text:style-name="P55"><text:span text:style-name="CharStyle12">O thou Eternal, show us favour, 2 we have been waiting for thee; be our strong arm, morn after morn,</text:span></text:p>
        <text:p text:style-name="P558"><text:span text:style-name="CharStyle12">deliver us, all forlorn.</text:span></text:p>
        <text:p text:style-name="P338"><text:span text:style-name="CharStyle12">At the sound of thy storm the 3 nations flee;</text:span></text:p>
        <text:p text:style-name="P553"><text:span text:style-name="CharStyle12">men scatter, once thou stirrest, till we loot them like locusts, 4 and swarm like grasshoppers over their spoil.</text:span></text:p>
      </text:section>
      <text:section text:style-name="Sect4" text:name="Section14">
        <text:list xml:id="list4586152248942031802" text:style-name="L42">
          <text:list-item>
            <text:p text:style-name="P911"><text:span text:style-name="CharStyle12"><text:tab/>The Eternal is supreme, he</text:span></text:p>
          </text:list-item>
        </text:list>
        <text:p text:style-name="P308"><text:span text:style-name="CharStyle12">dwells on high;</text:span></text:p>
        <text:p text:style-name="P214"><text:span text:style-name="CharStyle12">justice and equity he lavishes on Sion,</text:span></text:p>
        <text:list xml:id="list182825226154883" text:continue-numbering="true" text:style-name="L42">
          <text:list-item>
            <text:p text:style-name="P793"><text:span text:style-name="CharStyle12"><text:tab/>a saving wealth of knowledge</text:span></text:p>
          </text:list-item>
        </text:list>
        <text:p text:style-name="P308"><text:span text:style-name="CharStyle12">and of wisdom,</text:span></text:p>
        <text:p text:style-name="P222"><text:span text:style-name="CharStyle12">and godly reverence as our treasure.</text:span></text:p>
        <text:list xml:id="list182825121662278" text:continue-numbering="true" text:style-name="L42">
          <text:list-item>
            <text:p text:style-name="P793"><text:span text:style-name="CharStyle12"><text:tab/>When warriors wail in the open,</text:span></text:p>
          </text:list-item>
        </text:list>
        <text:p text:style-name="P214"><text:span text:style-name="CharStyle12">and the envoys of peace weep sore,</text:span></text:p>
        <text:list xml:id="list182824577109975" text:continue-numbering="true" text:style-name="L42">
          <text:list-item>
            <text:p text:style-name="P793"><text:span text:style-name="CharStyle12"><text:tab/>at treaties broken by the ruth­</text:span></text:p>
          </text:list-item>
        </text:list>
        <text:p text:style-name="P308"><text:span text:style-name="CharStyle12">less foe,</text:span></text:p>
        <text:p text:style-name="P222"><text:span text:style-name="CharStyle12">reckless of any pledge;</text:span></text:p>
        <text:list xml:id="list182823977322293" text:continue-numbering="true" text:style-name="L42">
          <text:list-item>
            <text:p text:style-name="P793"><text:span text:style-name="CharStyle12"><text:tab/>when the land laments and lan­</text:span></text:p>
          </text:list-item>
        </text:list>
        <text:p text:style-name="P308"><text:span text:style-name="CharStyle12">guishes,</text:span></text:p>
        <text:p text:style-name="P214"><text:span text:style-name="CharStyle12">when Lebanon withers in shame,</text:span></text:p>
        <text:p text:style-name="P455"><text:span text:style-name="CharStyle12">and Sharon sinks to a desert, and Bashan and Karmel are leafless;</text:span></text:p>
        <text:p text:style-name="P23"><text:span text:style-name="CharStyle12">io<text:tab/>the Eternal cries, “Now I arise, I will exalt myself; n foes of my folk, your plans are all futile,</text:span></text:p>
        <text:p text:style-name="P222"><text:span text:style-name="CharStyle12">your fury shall consume your­selves;</text:span></text:p>
        <text:p text:style-name="P16"><text:span text:style-name="CharStyle46">13</text:span><text:span text:style-name="CharStyle12"> nations shall be burned to ashes, like thorn-bushes cut and kindled;</text:span></text:p>
        <text:list xml:id="list7389484467431823375" text:style-name="L43">
          <text:list-item>
            <text:p text:style-name="P814"><text:span text:style-name="CharStyle12"><text:tab/>till lands afar hear all that I</text:span></text:p>
          </text:list-item>
        </text:list>
        <text:p text:style-name="P308"><text:span text:style-name="CharStyle12">have done,</text:span></text:p>
        <text:p text:style-name="P227"><text:span text:style-name="CharStyle12">and the near lands own my might.”</text:span></text:p>
        <text:list xml:id="list182824086712159" text:continue-numbering="true" text:style-name="L43">
          <text:list-item>
            <text:p text:style-name="P869"><text:span text:style-name="CharStyle12"><text:tab/>In Sion sinful men are terrified,</text:span></text:p>
          </text:list-item>
        </text:list>
        <text:p text:style-name="P215"><text:span text:style-name="CharStyle12">the impious are seized with shuddering,</text:span></text:p>
        <text:p text:style-name="P436"><text:span text:style-name="CharStyle12">crying, “Oh who can live with such a devouring Fire?</text:span></text:p>
        <text:p text:style-name="P225"><text:span text:style-name="CharStyle12">Who can live on, with such a lasting Flame?”</text:span></text:p>
        <text:list xml:id="list182824755913337" text:continue-numbering="true" text:style-name="L43">
          <text:list-item>
            <text:p text:style-name="P729"><text:span text:style-name="CharStyle12"><text:tab/>He who scorns to profit by op­</text:span></text:p>
          </text:list-item>
        </text:list>
        <text:p text:style-name="P308"><text:span text:style-name="CharStyle12">pression,</text:span></text:p>
        <text:p text:style-name="P214"><text:soft-page-break/><text:span text:style-name="CharStyle12">he who will not clutch at any bribe,</text:span></text:p>
        <text:p text:style-name="P344"><text:span text:style-name="CharStyle52">he who listens to no plans of murder,</text:span></text:p>
        <text:p text:style-name="P325"><text:span text:style-name="CharStyle52">he who will not look at crime,</text:span></text:p>
        <text:p text:style-name="P343"><text:span text:style-name="CharStyle52">he who lives uprightly, just in word and deed,</text:span></text:p>
        <text:p text:style-name="P321"><text:span text:style-name="CharStyle52">he shall dwell far out of reach 16 of harm,</text:span></text:p>
        <text:p text:style-name="P63"><text:span text:style-name="CharStyle52">as in a stronghold on the cliff,</text:span></text:p>
        <text:p text:style-name="P387"><text:span text:style-name="CharStyle52">secure,</text:span></text:p>
        <text:p text:style-name="P325"><text:span text:style-name="CharStyle52">his bread provided, and his water sure.</text:span></text:p>
        <text:p text:style-name="P63"><text:span text:style-name="CharStyle52">Your eyes shall see the King in 17 all his splendour, and gaze upon his broad domain;</text:span></text:p>
        <text:p text:style-name="P342"><text:span text:style-name="CharStyle52">till, musing on the terror that 18 has vanished,</text:span></text:p>
        <text:p text:style-name="P324"><text:span text:style-name="CharStyle52">you ask, “Where are the tyrant’s officers,</text:span></text:p>
        <text:p text:style-name="P344"><text:span text:style-name="CharStyle52">who taxed us, charged us, took our tribute?”</text:span></text:p>
        <text:p text:style-name="P142"><text:span text:style-name="CharStyle52">These insolent creatures you 19 shall see no more, that folk with foreign tongue mysterious,</text:span></text:p>
        <text:p text:style-name="P320"><text:span text:style-name="CharStyle52">who chattered in a jargon</text:span></text:p>
        <text:p text:style-name="P388"><text:span text:style-name="CharStyle52">meaningless.</text:span></text:p>
        <text:p text:style-name="P344"><text:span text:style-name="CharStyle52">No, you shall see your quiet 20 home,</text:span></text:p>
        <text:p text:style-name="P142"><text:span text:style-name="CharStyle52">Jerusalem immovable, a tent whose pegs shall never he pulled up,</text:span></text:p>
        <text:p text:style-name="P325"><text:span text:style-name="CharStyle52">whose ropes are never to be rent.</text:span></text:p>
        <text:p text:style-name="P63"><text:span text:style-name="CharStyle52">And there, instead of broad </text:span><text:span text:style-name="CharStyle53">2\ </text:span><text:span text:style-name="CharStyle52">streams circling round, we have the glorious Eternal as our river,</text:span></text:p>
        <text:p text:style-name="P178"><text:span text:style-name="CharStyle52">a river never raided by a galley, sailed by no ships of war;</text:span></text:p>
        <text:p text:style-name="P66"><text:span text:style-name="CharStyle52">the Eternal himself rules us, 22 the Eternal is our captain, the Eternal is our king, he, he alone, defends us;</text:span></text:p>
      </text:section>
      <text:section text:style-name="Sect4" text:name="Section15">
        <text:list xml:id="list7571439544232862036" text:style-name="L44">
          <text:list-item>
            <text:p text:style-name="P912"><draw:frame draw:style-name="fr9" draw:name="78" text:anchor-type="paragraph" svg:x="2.7535in" svg:y="1.1429in" svg:width="0.2736in" svg:height="0.0161in" draw:z-index="139"><draw:image xlink:href="Pictures/10000000000000290000001BC924CF95.jpg" xlink:type="simple" xlink:show="embed" xlink:actuate="onLoad"/><draw:contour-polygon svg:width="0.2728in" svg:height="0.1764in" svg:viewBox="0 0 693 448" draw:points="0,0 693,0 693,448 0,448" draw:recreate-on-edit="true"/></draw:frame><text:span text:style-name="CharStyle12"><text:tab/>even blind folk then shall share</text:span></text:p>
          </text:list-item>
        </text:list>
        <text:p text:style-name="P366"><text:span text:style-name="CharStyle12">rich plunder,</text:span></text:p>
        <text:p text:style-name="P238"><text:span text:style-name="CharStyle12">even lame folk loot at large;</text:span></text:p>
        <text:list xml:id="list182824471586737" text:continue-numbering="true" text:style-name="L44">
          <text:list-item>
            <text:p text:style-name="P901"><text:span text:style-name="CharStyle12"><text:tab/>none in the land shall say then:</text:span></text:p>
          </text:list-item>
        </text:list>
        <text:p text:style-name="P366"><text:span text:style-name="CharStyle12">“I am sick,”</text:span></text:p>
        <text:p text:style-name="P238"><text:span text:style-name="CharStyle12">for all who live there have</text:span></text:p>
        <text:p text:style-name="P366"><text:span text:style-name="CharStyle12">their sins forgiven.</text:span></text:p>
        <text:p text:style-name="P98"><text:span text:style-name="CharStyle55">* * *</text:span></text:p>
        <text:p text:style-name="P16"><text:span text:style-name="CharStyle12">Draw near, O nations, hear, O peoples, listen, 0 earth and all earth holds,</text:span></text:p>
        <text:p text:style-name="P244"><text:span text:style-name="CharStyle12">O world of men!</text:span></text:p>
        <text:list xml:id="list4146515193462825129" text:style-name="L45">
          <text:list-item>
            <text:p text:style-name="P816"><text:span text:style-name="CharStyle12"><text:tab/>For the Eternal is wroth against</text:span></text:p>
          </text:list-item>
        </text:list>
        <text:p text:style-name="P365"><text:span text:style-name="CharStyle12">all nations,</text:span></text:p>
        <text:p text:style-name="P511"><text:span text:style-name="CharStyle12">furious with the host of them; he has doomed them to destruc­tion,</text:span></text:p>
        <text:p text:style-name="P244"><text:span text:style-name="CharStyle12">left them to be massacred;</text:span></text:p>
        <text:list xml:id="list182823269514757" text:continue-numbering="true" text:style-name="L45">
          <text:list-item>
            <text:p text:style-name="P816"><text:span text:style-name="CharStyle12"><text:tab/>their slain shall be flung out,</text:span></text:p>
          </text:list-item>
        </text:list>
        <text:p text:style-name="P236"><text:span text:style-name="CharStyle12">and a stench rise from their corpses;</text:span></text:p>
        <text:p text:style-name="P552"><text:span text:style-name="CharStyle12">the mountains shall be running with their blood, the hills are drenched and all dissolve;</text:span></text:p>
        <text:list xml:id="list182824116696497" text:continue-numbering="true" text:style-name="L45">
          <text:list-item>
            <text:p text:style-name="P816"><text:span text:style-name="CharStyle12"><text:tab/>the very sky shall roll up like a</text:span></text:p>
          </text:list-item>
        </text:list>
        <text:p text:style-name="P365"><text:span text:style-name="CharStyle12">scroll,</text:span></text:p>
        <text:p text:style-name="P514"><text:span text:style-name="CharStyle12">and all the stars shall fade, as leaves fade falling from a vine, and foliage from a fig-tree.</text:span></text:p>
        <text:list xml:id="list182824436513423" text:continue-numbering="true" text:style-name="L45">
          <text:list-item>
            <text:p text:style-name="P816"><text:span text:style-name="CharStyle12"><text:tab/>For the Eternal’s sword in</text:span></text:p>
          </text:list-item>
        </text:list>
        <text:p text:style-name="P365"><text:span text:style-name="CharStyle12">heaven</text:span></text:p>
        <text:p text:style-name="P511"><text:span text:style-name="CharStyle12">is tempered keen with fury; and there it flashes down on Edom,</text:span></text:p>
        <text:p text:style-name="P250"><text:span text:style-name="CharStyle12">dooming that accursed race!</text:span></text:p>
        <text:list xml:id="list182825268369812" text:continue-numbering="true" text:style-name="L45">
          <text:list-item>
            <text:p text:style-name="P881"><text:span text:style-name="CharStyle12"><text:tab/>The Eternal’s sword is gorged</text:span></text:p>
          </text:list-item>
        </text:list>
        <text:p text:style-name="P367"><text:span text:style-name="CharStyle12">with blood,</text:span></text:p>
        <text:p text:style-name="P239"><text:span text:style-name="CharStyle12">greased with the fat of its vic­tims,</text:span></text:p>
        <text:p text:style-name="P445"><text:soft-page-break/><text:span text:style-name="CharStyle12">with blood of common human folk,</text:span></text:p>
        <text:p text:style-name="P253"><text:span text:style-name="CharStyle12">with fat of the low crowd;</text:span></text:p>
        <text:list xml:id="list182824594486386" text:continue-numbering="true" text:style-name="L45">
          <text:list-item>
            <text:p text:style-name="P889"><text:span text:style-name="CharStyle12"><text:tab/>and leaders shall be struck down</text:span></text:p>
          </text:list-item>
        </text:list>
        <text:p text:style-name="P370"><text:span text:style-name="CharStyle12">too,</text:span></text:p>
        <text:p text:style-name="P190"><text:span text:style-name="CharStyle52">nobles and notables;</text:span></text:p>
        <text:p text:style-name="P290"><text:span text:style-name="CharStyle12">for the Eternal holds a sacrifice at Busaireh,</text:span></text:p>
        <text:p text:style-name="P195"><text:span text:style-name="CharStyle12">and slaughters victims in the land of Edom;</text:span></text:p>
        <text:p text:style-name="P281"><text:span text:style-name="CharStyle12">their blood shall soak the coun­try,</text:span></text:p>
        <text:p text:style-name="P188"><text:span text:style-name="CharStyle52">and their fat shall smear the dust;</text:span></text:p>
        <text:p text:style-name="P89"><text:span text:style-name="CharStyle52">’tis the Eternal’s hour of ven- </text:span><text:span text:style-name="CharStyle56">8 </text:span><text:span text:style-name="CharStyle52">geance on them, to repay them for all their wrongs to Sion.</text:span></text:p>
        <text:p text:style-name="P63"><text:span text:style-name="CharStyle52">All streams turn into jutch, 9 the very dust turns brim­stone;</text:span></text:p>
        <text:p text:style-name="P120"><text:span text:style-name="CharStyle12">the land is a mass of pitch that burns on, night and day, 10</text:span></text:p>
        <text:p text:style-name="P63"><text:span text:style-name="CharStyle52">that never shall be quenched— age after age its smoke goes up—</text:span></text:p>
        <text:p text:style-name="P461"><text:span text:style-name="CharStyle12">it lies waste for all time, and no man ever crosses it;</text:span></text:p>
        <text:p text:style-name="P116"><text:span text:style-name="CharStyle52">a haunt of pelicans and bitterns, n a place for owls and ravens,</text:span></text:p>
        <text:p text:style-name="P91"><text:span text:style-name="CharStyle12">marked out for wreck and wrack by the Eternal, measured for abolition.</text:span></text:p>
        <text:p text:style-name="P42"><text:span text:style-name="CharStyle12">Demons haunt the spot,<text:tab/>12</text:span></text:p>
        <text:p text:style-name="P181"><text:span text:style-name="CharStyle12">for the nobles now are gone;</text:span></text:p>
        <text:p text:style-name="P124"><text:span text:style-name="CharStyle52">there no kingdom is proclaimed, the princes are no more;</text:span></text:p>
        <text:p text:style-name="P298"><text:span text:style-name="CharStyle52">thorns thrive, where once were 13 palaces,</text:span></text:p>
        <text:p text:style-name="P181"><text:span text:style-name="CharStyle12">nettles and thistles fill the forts;</text:span></text:p>
        <text:p text:style-name="P677"><text:span text:style-name="CharStyle52">there jackals prowl, there quarter ostriches,</text:span></text:p>
        <text:p text:style-name="P64"><text:span text:style-name="CharStyle52">wild cats hunt with hyenas,<text:tab/>14</text:span></text:p>
        <text:p text:style-name="P188"><text:span text:style-name="CharStyle52">and demon calls to demon;</text:span></text:p>
        <text:p text:style-name="P588"><text:span text:style-name="CharStyle12">there vampires settle, to make themselves a home;</text:span></text:p>
        <text:p text:style-name="P300"><text:span text:style-name="CharStyle52">there nest the arrow-snakes and 15 lay their eggs,</text:span></text:p>
        <text:p text:style-name="P1022"><draw:frame draw:style-name="fr10" draw:name="79" text:anchor-type="paragraph" svg:x="2.752in" svg:y="2.5402in" svg:width="0.2665in" svg:height="0.0161in" draw:z-index="140"><draw:image xlink:href="Pictures/10000000000000280000001C1C511BB0.jpg" xlink:type="simple" xlink:show="embed" xlink:actuate="onLoad"/><draw:contour-polygon svg:width="0.2665in" svg:height="0.1831in" svg:viewBox="0 0 677 465" draw:points="0,0 677,0 677,465 0,465" draw:recreate-on-edit="true"/></draw:frame><text:span text:style-name="CharStyle12">brooding and hatching them out;</text:span></text:p>
        <text:p text:style-name="P507"><text:span text:style-name="CharStyle12">there vultures gather, none without its mate;</text:span></text:p>
        <text:list xml:id="list182810663431695" text:style-name="L43">
          <text:list-item>
            <text:p text:style-name="P817"><text:span text:style-name="CharStyle12"><text:tab/>these creatures are all summoned</text:span></text:p>
          </text:list-item>
        </text:list>
        <text:p text:style-name="P537"><text:span text:style-name="CharStyle12">by the Eternal, and not one fails to come; the Eternal has himself com­manded them,</text:span></text:p>
        <text:p text:style-name="P248"><text:span text:style-name="CharStyle12">and at his impulse have they gathered;</text:span></text:p>
        <text:list xml:id="list182824322614399" text:continue-numbering="true" text:style-name="L43">
          <text:list-item>
            <text:p text:style-name="P890"><text:span text:style-name="CharStyle12"><text:tab/>he has allotted them the land,</text:span></text:p>
          </text:list-item>
        </text:list>
        <text:p text:style-name="P236"><text:span text:style-name="CharStyle12">he has assigned it as their home,</text:span></text:p>
        <text:p text:style-name="P361"><text:span text:style-name="CharStyle12">theirs for all time, their haunt from age to age.</text:span></text:p>
        <text:p text:style-name="P433"><text:span text:style-name="CharStyle12">Let desert and dry land be glad,</text:span></text:p>
        <text:p text:style-name="P56"><text:span text:style-name="CharStyle12">let steppes rejoice and flower, flowering like narcissus blooms,</text:span></text:p>
        <text:list xml:id="list2986559165670311204" text:style-name="L46">
          <text:list-item>
            <text:p text:style-name="P918"><text:span text:style-name="CharStyle12"><text:tab/>and ringing with delight,</text:span></text:p>
          </text:list-item>
        </text:list>
        <text:p text:style-name="P548"><text:span text:style-name="CharStyle12">sharing Lebanon’s lavish growth, Sharon and Karmel’s splen­dour,</text:span></text:p>
        <text:p text:style-name="P444"><text:span text:style-name="CharStyle12">and seeing thus the Eternal’s living power,</text:span></text:p>
        <text:p text:style-name="P244"><text:span text:style-name="CharStyle12">the splendour of our God!</text:span></text:p>
        <text:list xml:id="list182825215640677" text:continue-numbering="true" text:style-name="L46">
          <text:list-item>
            <text:p text:style-name="P818"><text:span text:style-name="CharStyle12"><text:tab/>Put heart into the listless,</text:span></text:p>
          </text:list-item>
        </text:list>
        <text:p text:style-name="P236"><text:span text:style-name="CharStyle12">and brace all weak-kneed souls,</text:span></text:p>
        <text:list xml:id="list182823827133978" text:continue-numbering="true" text:style-name="L46">
          <text:list-item>
            <text:p text:style-name="P819"><text:span text:style-name="CharStyle12"><text:tab/>tell men with fluttering hearts,</text:span></text:p>
          </text:list-item>
        </text:list>
        <text:p text:style-name="P250"><text:span text:style-name="CharStyle12">“Have courage, never fear;</text:span></text:p>
        <text:p text:style-name="P551"><text:span text:style-name="CharStyle12">here comes your God, he will avenge his folk, here comes God’s retribution, he comes himself to save you!”</text:span></text:p>
        <text:list xml:id="list182825341587569" text:continue-numbering="true" text:style-name="L46">
          <text:list-item>
            <text:p text:style-name="P819"><text:span text:style-name="CharStyle12"><text:tab/>And then the blind shall see,</text:span></text:p>
          </text:list-item>
        </text:list>
        <text:p text:style-name="P236"><text:span text:style-name="CharStyle12">the deaf shall hear;</text:span></text:p>
        <text:list xml:id="list182823902436737" text:continue-numbering="true" text:style-name="L46">
          <text:list-item>
            <text:p text:style-name="P819"><text:span text:style-name="CharStyle12"><text:tab/>then shall the lame leap like a</text:span></text:p>
          </text:list-item>
        </text:list>
        <text:p text:style-name="P537"><text:span text:style-name="CharStyle12">deer,</text:span></text:p>
        <text:p text:style-name="P250"><text:span text:style-name="CharStyle12">and dumb tongues sing for joy.</text:span></text:p>
        <text:p text:style-name="P447"><text:span text:style-name="CharStyle12">For in the desert brooks break out,</text:span></text:p>
        <text:p text:style-name="P147"><text:span text:style-name="CharStyle12">streams in the very steppes; parched land becomes a pool, 7 dry ground is gushing with water;</text:span></text:p>
        <text:p text:style-name="P59"><text:span text:style-name="CharStyle12">the jackals’ and hyenas’ lair shall turn to pasture for your flocks,</text:span></text:p>
        <text:p text:style-name="P336"><text:soft-page-break/><text:span text:style-name="CharStyle12">and reeds and rushes shall be flourishing</text:span></text:p>
        <text:p text:style-name="P330"><text:span text:style-name="CharStyle12">where once the ostrich quar­tered;</text:span></text:p>
        <text:p text:style-name="P83"><text:span text:style-name="CharStyle12">a stainless highroad shall appear, 8 its name “The Sacred Way”; no soul unclean shall tread it, no impious foot stray over it;</text:span></text:p>
        <text:p text:style-name="P16"><text:span text:style-name="CharStyle12">no lions shall ever haunt it, 9 no wild beast leap on it; but on it the redeemed shall walk,</text:span></text:p>
        <text:p text:style-name="P329"><text:span text:style-name="CharStyle12">those whom the Eternal has io set free;</text:span></text:p>
        <text:p text:style-name="P629"><text:span text:style-name="CharStyle12">they come home to Sion singing, crowned with an unending joy; joy and gladness overtake them,</text:span></text:p>
        <text:p text:style-name="P319"><text:span text:style-name="CharStyle12">sorrow and sighs forsake them.</text:span></text:p>
        <text:p text:style-name="P647"><text:span text:style-name="CharStyle58">* * *</text:span></text:p>
        <text:p text:style-name="P138"><text:span text:style-name="CharStyle12">Now Hezekiah fell ill and on was at the point of death; O the prophet Isaiah the son of Amoz went and gave him this message from the Eternal, “Put your affairs in order, for you are to die, not to recover.” Then 2 Hezekiah turned his face to the wall and prayed to the Eternal,</text:span></text:p>
        <text:p text:style-name="P69"><text:span text:style-name="CharStyle12">“O Eternal, pray remember 3 how I have lived ever mindful of thee, honestly and heartily, and how I have done what was right in thy sight!” Hezekiah 4 wept aloud. Then this word came from the Eternal to Isaiah: “Go and give Hezekiah this S message from the Eternal, the God of his father David, ‘I have heard your prayers, I have seen your tears, and I now add fif­teen years to your life; also I 6</text:span></text:p>
        <text:p text:style-name="P477"><text:span text:style-name="CharStyle12">will rescue both you and this city from the king of Assyria,</text:span></text:p>
        <text:list xml:id="list8688832580771236372" text:style-name="L47">
          <text:list-item>
            <text:p text:style-name="P982"><text:span text:style-name="CharStyle12"><text:tab/>I will defend this city.’ ” Then Isaiah ordered a poultice of figs to be applied to the eruption,</text:span></text:p>
          </text:list-item>
          <text:list-item>
            <text:p text:style-name="P984"><text:span text:style-name="CharStyle12"><text:tab/>that he might recover. And when Hezekiah asked, “What is the sign that I shall go up to the temple of the Eternal?”</text:span></text:p>
          </text:list-item>
        </text:list>
        <text:list xml:id="list182811015296711" text:style-name="L46">
          <text:list-item>
            <text:p text:style-name="P1023"><text:span text:style-name="CharStyle12"><text:tab/>he answered, “This shall be a sign to you from the Eternal that he will do as he has prom-</text:span></text:p>
          </text:list-item>
          <text:list-item>
            <text:p text:style-name="P1025"><text:span text:style-name="CharStyle12"><text:tab/>ised; he will put back the shadow of the sun for ten steps on yonder dial of Ahaz.” And the shadow of the sun did move back for ten steps on the dial.</text:span></text:p>
          </text:list-item>
          <text:list-item>
            <text:p text:style-name="P1024"><text:span text:style-name="CharStyle12"><text:tab/>A piece composed by Heze­kiah king of Judah, after he had been ill and had recovered from his illness:</text:span></text:p>
          </text:list-item>
          <text:list-item>
            <text:p text:style-name="P990"><text:span text:style-name="CharStyle12"><text:tab/>Methought I must depart</text:span></text:p>
          </text:list-item>
        </text:list>
        <text:p text:style-name="P662"><text:span text:style-name="CharStyle12">when life was at its noon, and pass within death’s portals for my remaining years;</text:span></text:p>
        <text:list xml:id="list182824851314800" text:continue-numbering="true" text:style-name="L46">
          <text:list-item>
            <text:p text:style-name="P990"><text:span text:style-name="CharStyle12"><text:tab/>methought I was no more to see</text:span></text:p>
          </text:list-item>
        </text:list>
        <text:p text:style-name="P309"><text:span text:style-name="CharStyle12">the Eternal</text:span></text:p>
        <text:p text:style-name="P661"><text:span text:style-name="CharStyle12">in the land of the living, and never to behold a man again within this world.</text:span></text:p>
        <text:list xml:id="list182823808355086" text:continue-numbering="true" text:style-name="L46">
          <text:list-item>
            <text:p text:style-name="P990"><text:span text:style-name="CharStyle12"><text:tab/>“My home is broken up,” I</text:span></text:p>
          </text:list-item>
        </text:list>
        <text:p text:style-name="P309"><text:span text:style-name="CharStyle12">wailed,</text:span></text:p>
        <text:p text:style-name="P216"><text:span text:style-name="CharStyle12">“pulled up like a shepherd’s tent;</text:span></text:p>
        <text:p text:style-name="P478"><text:span text:style-name="CharStyle12">my life is rolled up like a web, cut from the thrum; in one day I am doomed,</text:span></text:p>
        <text:list xml:id="list182824082184857" text:continue-numbering="true" text:style-name="L46">
          <text:list-item>
            <text:p text:style-name="P1026"><text:span text:style-name="CharStyle12"><text:tab/>and all the night I moan, for my agony is like a lion,</text:span></text:p>
          </text:list-item>
        </text:list>
        <text:p text:style-name="P223"><text:span text:style-name="CharStyle12">breaking every bone.”</text:span></text:p>
        <text:list xml:id="list182823609297255" text:continue-numbering="true" text:style-name="L46">
          <text:list-item>
            <text:p text:style-name="P991"><text:span text:style-name="CharStyle12"><text:tab/>Murmuring like a swallow,</text:span></text:p>
          </text:list-item>
        </text:list>
        <text:p text:style-name="P216"><text:span text:style-name="CharStyle12">moaning like a dove,</text:span></text:p>
        <text:p text:style-name="P478"><text:span text:style-name="CharStyle12">I lifted longing eyes to heaven, crying, “Remember me, re­lease me, O Eternal!</text:span></text:p>
        <text:list xml:id="list182823439015273" text:continue-numbering="true" text:style-name="L46">
          <text:list-item>
            <text:p text:style-name="P705"><text:span text:style-name="CharStyle17"><text:tab/>And yet what can I say to him,</text:span></text:p>
          </text:list-item>
        </text:list>
        <text:p text:style-name="P216"><text:span text:style-name="CharStyle12">who himself does this to me?</text:span></text:p>
        <text:p text:style-name="P338"><text:span text:style-name="CharStyle12">I toss on through the hours of sleep</text:span></text:p>
        <text:p text:style-name="P146"><text:span text:style-name="CharStyle12">in bitterness of soul.</text:span></text:p>
        <text:p text:style-name="P16"><text:span text:style-name="CharStyle46">0</text:span><text:span text:style-name="CharStyle12"> Lord, my heart in hope 16 relies on thee; refresh me and revive me, grant me recovery;</text:span></text:p>
        <text:p text:style-name="P177"><text:span text:style-name="CharStyle17">Oh keep my life from dropping 17 down to the pit of doom!</text:span></text:p>
        <text:p text:style-name="P601"><text:span text:style-name="CharStyle12">Oh cast behind thy back all my iniquities!”</text:span></text:p>
        <text:p text:style-name="P338"><text:soft-page-break/><text:span text:style-name="CharStyle12">For death-land cannot thank 18 thee,</text:span></text:p>
        <text:p text:style-name="P135"><text:span text:style-name="CharStyle12">death cannot sing thy praise, and those who pass down to the pit</text:span></text:p>
        <text:p text:style-name="P146"><text:span text:style-name="CharStyle12">have no hope of thy love;</text:span></text:p>
        <text:p text:style-name="P88"><text:span text:style-name="CharStyle17">’tis living men who praise thee, 19 as I praise thee to-day— the father telling to his sons how true thou art.</text:span></text:p>
        <text:p text:style-name="P16"><text:span text:style-name="CharStyle12">[[Be pleased, </text:span><text:span text:style-name="CharStyle46">0</text:span><text:span text:style-name="CharStyle12"> thou Eternal, to 20 deliver us; then all our days we shall make music at thy house</text:span></text:p>
        <text:p text:style-name="P148"><text:span text:style-name="CharStyle12">unto thy praise.]]</text:span></text:p>
        <text:p text:style-name="P135"><text:span text:style-name="CharStyle12">It was then that Mero- OQ dach-baladan, son of Bala- dan, king of Babylon, sent eu­nuchs with a present to Heze­kiah, for he heard that Hezekiah had been ill. Hezekiah was de- 2 lighted, and displayed all his treasures, the silver, the gold, the spices, and the precious oil in his stores, besides his armoury; there was nothing in his palace or in­deed in all his realm that he did not display to them.</text:span></text:p>
        <text:p text:style-name="P135"><text:span text:style-name="CharStyle12">But the prophet Isaiah went 3 to king Hezekiah and asked him, “What did these men say? Where may they have come from?” Hezekiah replied, “They have come from a far country,</text:span></text:p>
      </text:section>
      <text:section text:style-name="Sect4" text:name="Section16">
        <text:list xml:id="list3520599982196387716" text:style-name="L48">
          <text:list-item>
            <text:p text:style-name="P1007"><draw:frame draw:style-name="fr7" draw:name="80" text:anchor-type="paragraph" svg:x="2.7272in" svg:y="3.0571in" svg:width="0.2736in" svg:height="0.0161in" draw:z-index="141"><draw:image xlink:href="Pictures/10000000000000290000001CE08E1A88.jpg" xlink:type="simple" xlink:show="embed" xlink:actuate="onLoad"/><draw:contour-polygon svg:width="0.2728in" svg:height="0.1831in" svg:viewBox="0 0 693 465" draw:points="0,0 693,0 693,465 0,465" draw:recreate-on-edit="true"/></draw:frame><text:span text:style-name="CharStyle12"><text:tab/>from Babylon.” “And what did they see in your palace?” Heze­kiah answered, “They saw every­thing in my palace; there is nothing of all my treasure that</text:span></text:p>
          </text:list-item>
          <text:list-item>
            <text:p text:style-name="P997"><text:span text:style-name="CharStyle12"><text:tab/>I did not show to them.” Then said Isaiah to Hezekiah, “Lis­ten to this word from the Lord</text:span></text:p>
          </text:list-item>
          <text:list-item>
            <text:p text:style-name="P999"><text:span text:style-name="CharStyle12"><text:tab/>of hosts: ‘The day is coming when all in your palace, with all that your fathers have ever stored up, shall be carried off to Babylon; nothing shall be left,’</text:span></text:p>
          </text:list-item>
          <text:list-item>
            <text:p text:style-name="P999"><text:span text:style-name="CharStyle12"><text:tab/>says the Eternal. ‘The sons born to you, born of your body, shall be taken away to be eunuchs in the palace of the</text:span></text:p>
          </text:list-item>
          <text:list-item>
            <text:p text:style-name="P999"><text:span text:style-name="CharStyle12"><text:tab/>king of Babylon.’ ” “Very good,” said Hezekiah to Isaiah; “so the Eternal has spoken by you” (thinking to himself that there would be no trouble or change at least so long as he was alive.)</text:span></text:p>
          </text:list-item>
        </text:list>
        <text:p text:style-name="P61"><text:span text:style-name="CharStyle12">It was in the fourteenth year of king Hezekiah that Sancherib king of Assyria marched against all the fortified towns of Judah and captured</text:span></text:p>
        <text:list xml:id="list7688441000606519271" text:style-name="L49">
          <text:list-item>
            <text:p text:style-name="P1000"><text:span text:style-name="CharStyle12"><text:tab/>them. The king of Assyria sent his staff-commander with a large army from Lakhish to king Hezekiah at Jerusalem; he took up a position beside the conduit of the upper pool on the way to</text:span></text:p>
          </text:list-item>
          <text:list-item>
            <text:p text:style-name="P1000"><text:span text:style-name="CharStyle12"><text:tab/>Fuller’s Field, and when ElTakim the son of Hilkiah, who was prefect of the palace, with Shebna the secretary and Joab the son of Asaph the chancellor,</text:span></text:p>
          </text:list-item>
          <text:list-item>
            <text:p text:style-name="P1001"><text:span text:style-name="CharStyle12"><text:tab/>came forward, the staff-com­mander gave them this message for Hezekiah: “The great mon­arch, the king of Assyria, asks Hezekiah, ‘On what are you</text:span></text:p>
          </text:list-item>
          <text:list-item>
            <text:p text:style-name="P1001"><text:span text:style-name="CharStyle12"><text:tab/>resting your confidence? You think mere talk will do, as policy and power in war? Who are you trusting to, that you rebel</text:span></text:p>
          </text:list-item>
          <text:list-item>
            <text:p text:style-name="P1006"><text:span text:style-name="CharStyle12"><text:tab/>against me? You trust to this broken reed of a staff, Egypt, that will pierce the hand of any</text:span></text:p>
          </text:list-item>
        </text:list>
        <text:p text:style-name="P16"><text:span text:style-name="CharStyle12">man who leans upon it! That is all the Pharaoh king of Egypt does for anyone who trusts to him. If you tell me that you 7 trust to the Eternal your God, is this not the very Eternal whose shrines and altars Heze­kiah has removed, telling Judah and Jerusalem that they are to worship at this altar here?’ Come,” added the staff-corn- 8 mander, “make this wager with my master the king of Assyria:</text:span></text:p>
        <text:p text:style-name="P27"><text:span text:style-name="CharStyle12">I will give you two thousand horses, if you can put as many riders on their backs! How, </text:span><text:span text:style-name="CharStyle47">9 </text:span><text:span text:style-name="CharStyle12">then, can you repulse even the weakest of my master’s officers, trusting to Egypt for chariots and cavalry? Have I marched io against this country to destroy it, without the sanction of the Eternal? No, the Eternal told me to march against this country and destroy it.” Ella- </text:span><text:span text:style-name="CharStyle21">ii </text:span><text:span text:style-name="CharStyle12">kim the son of Hilkiah and Shebna and Joab said to the staff-commander, “Pray speak to your servants in Aramaic, for we understand it; do not speak to us in the Jews’ lan­guage, with the people listen­ing on the wall.” But the staff- 12 commander replied, “Did my master send me with this men­ace for your master and for you, and not for the men sitting on the wall—doomed along with you to eat their own dung and drink their own urine?”</text:span></text:p>
        <text:p text:style-name="P163"><text:span text:style-name="CharStyle12">And the staff-commander 13 stepped forward, shouting aloud in the Jews’ language, “Listen to this word from the great mon­arch, the king of Assyria! The 14 king warns you not to let Heze­kiah delude you; he will never be able to save you. Nor let Heze- 13 kiah induce you to trust in the Eternal by telling you that the Eternal will be sure to save you</text:span></text:p>
        <text:p text:style-name="P913"><draw:frame draw:style-name="fr11" draw:name="81" text:anchor-type="paragraph" svg:x="2.75in" svg:y="4.9835in" svg:width="0.2736in" svg:height="0.0161in" draw:z-index="142"><draw:image xlink:href="Pictures/10000000000000290000001BDFC07057.jpg" xlink:type="simple" xlink:show="embed" xlink:actuate="onLoad"/><draw:contour-polygon svg:width="0.2728in" svg:height="0.1764in" svg:viewBox="0 0 693 448" draw:points="0,0 693,0 693,448 0,448" draw:recreate-on-edit="true"/></draw:frame><text:span text:style-name="CharStyle12">and prevent this town from fall­ing into the hands of the king</text:span></text:p>
        <text:list xml:id="list182809100160089" text:style-name="L46">
          <text:list-item>
            <text:p text:style-name="P944"><text:span text:style-name="CharStyle12"><text:tab/>of Assyria. Never heed Heze- kiah. The king of Assyria’s advice to you is ‘Make your peace with me, surrender to me, and then you can each eat the fruit of your vine and your fig- tree and drink from your own</text:span></text:p>
          </text:list-item>
          <text:list-item>
            <text:p text:style-name="P941"><text:span text:style-name="CharStyle12"><text:tab/>water-supply, until I come to deport you to a land like your own land, a land of corn and wine, a land of bread and vine-</text:span></text:p>
          </text:list-item>
          <text:list-item>
            <text:p text:style-name="P956"><text:span text:style-name="CharStyle12"><text:tab/>yards. Beware of letting Heze- kiah persuade you that the Eternal will save you. Has any god of any nation ever yet saved his land from the hands</text:span></text:p>
          </text:list-item>
          <text:list-item>
            <text:p text:style-name="P956"><text:span text:style-name="CharStyle12"><text:tab/>of the king of Assyria? Where are the gods of Hamath and Arpad? Where are the gods of Sepharvaim? And have the gods of Samaria saved Samaria</text:span></text:p>
          </text:list-item>
          <text:list-item>
            <text:p text:style-name="P957"><text:span text:style-name="CharStyle12"><text:tab/>from me? What gods, of all the gods of these lands, have saved their lands from me, that the Eternal should now save Jerusalem from me?’ ”</text:span></text:p>
          </text:list-item>
          <text:list-item>
            <text:p text:style-name="P958"><text:span text:style-name="CharStyle12"><text:tab/>The men said nothing, they made no reply, for the king had ordered them to make no an-</text:span></text:p>
          </text:list-item>
          <text:list-item>
            <text:p text:style-name="P947"><text:span text:style-name="CharStyle12"><text:tab/>swer; Eliakim the son of Hil- kiah, who was prefect of the palace, Shebna the secretary, and Joab the son of Asaph the chancellor, went, tearing their clothes, to Hezekiah, to report what the staff-commander had</text:span></text:p>
          </text:list-item>
        </text:list>
        <text:p text:style-name="P61"><text:span text:style-name="CharStyle12">said. When Hezekiah heard it, he tore his clothes, put on sackcloth, and went into the</text:span></text:p>
        <text:list xml:id="list1041585832656662704" text:style-name="L50">
          <text:list-item>
            <text:p text:style-name="P959"><text:span text:style-name="CharStyle12"><text:tab/>temple of the Eternal; Eliakim the prefect of the palace, Shebna the secretary, and the senior priests he sent, robed in sack­cloth, to the prophet Isaiah the</text:span></text:p>
          </text:list-item>
          <text:list-item>
            <text:p text:style-name="P959"><text:span text:style-name="CharStyle12"><text:tab/>son of Amoz, with this message</text:span></text:p>
          </text:list-item>
        </text:list>
        <text:p text:style-name="P454"><text:span text:style-name="CharStyle12">from Hezekiah: “This is a day of distress, of disruption, and of disgrace:<text:tab/>‘children come to</text:span></text:p>
        <text:p text:style-name="P82"><text:span text:style-name="CharStyle12">birth, and no strength in the</text:span></text:p>
        <text:p text:style-name="P27"><text:span text:style-name="CharStyle12">mother!’ It may be that the 4 Eternal your God will hear all that the staff-commander has said, whom his master the king of Assyria has sent to insult the living God; it may be that the Eternal your God will have some retort for the words he has heard. Pray, then, for this remnant of the people.” When S the deputation from king Heze­kiah came to Isaiah, he gave 6 them this message from the Eternal for their master: “Fear not what you have heard from these officers of the king of Assyria who blasphemes me.</text:span></text:p>
        <text:p text:style-name="P16"><text:span text:style-name="CharStyle12">I will dispirit him by making 7 him hear a rumour, so that he shall go back to his own country and fall by the sword in his own country.”</text:span></text:p>
        <text:p text:style-name="P150"><text:span text:style-name="CharStyle12">The staff-commander, hearing </text:span><text:span text:style-name="CharStyle46">8 </text:span><text:span text:style-name="CharStyle12">that the king of Assyria had left Lakhish, went to find him besieging Libnah. But as news 9 came that Tirhakah king of Ethiopia had suddenly marched to attack him, Sancherib king </text:span><text:span text:style-name="CharStyle46">37 </text:span><text:span text:style-name="CharStyle12">of Assyria went away back to Nineveh, where he lived. One 38 day, as he was worshipping in the temple of Nisroch his god, his sons Adrammelek and Sha- rezer cut him down with their swords and then escaped to the land of Armenia. Esarhaddon his son reigned instead of him.</text:span></text:p>
        <text:p text:style-name="P163"><text:span text:style-name="CharStyle12">[[. . . And he sent messen- 9 gers to Hezekiah with this mes­sage for Hezekiah king of Judah. “Let not your God in whom 10 you trust delude you by prom­ising that Jerusalem shall not fall into the hands of the king of Assyria. You have heard what n the kings of Assyria have done to all lands by way of utter de­struction; and are you to escape? Were the nations whom my 12 fathers destroyed saved by their</text:span></text:p>
        <text:p text:style-name="P477"><text:span text:style-name="CharStyle12">gods—Gozan, Haran, Rezeph, and the Edenites of Telassar?</text:span></text:p>
        <text:list xml:id="list4768932809777382214" text:style-name="L51">
          <text:list-item>
            <text:p text:style-name="P983"><text:span text:style-name="CharStyle12"><text:tab/>Where is the king of Hamath, the king of Arpad, the king of the city of Sepharvaim, the king of Hena, or the king of</text:span></text:p>
          </text:list-item>
          <text:list-item>
            <text:p text:style-name="P985"><text:span text:style-name="CharStyle12"><text:tab/>Iwah?” On receiving this letter from the messengers, Hez- ekiah read it and went up into the temple of the Eternal, where he spread it out before the Eter-</text:span></text:p>
          </text:list-item>
          <text:list-item>
            <text:p text:style-name="P985"><text:span text:style-name="CharStyle12"><text:tab/>nal and prayed to the Eternal,</text:span></text:p>
          </text:list-item>
          <text:list-item>
            <text:p text:style-name="P985"><text:span text:style-name="CharStyle12"><text:tab/>crying, </text:span><text:span text:style-name="CharStyle46">“0</text:span><text:span text:style-name="CharStyle12"> Lord of hosts, the God of Israel, enthroned upon the kherubs, thou art the God, thou only, of all realms on earth; thou hast made heaven and</text:span></text:p>
          </text:list-item>
          <text:list-item>
            <text:p text:style-name="P985"><text:span text:style-name="CharStyle12"><text:tab/>earth. Bend thine ear, O Eter­nal, listen! Open thine eyes, </text:span><text:span text:style-name="CharStyle46">0 </text:span><text:span text:style-name="CharStyle12">Eternal, look! Listen to this message sent by Sancherib to</text:span></text:p>
          </text:list-item>
          <text:list-item>
            <text:p text:style-name="P985"><text:span text:style-name="CharStyle12"><text:tab/>insult the living God. The kings of Assyria have indeed utterly destroyed all countries, O Eter-</text:span></text:p>
          </text:list-item>
          <text:list-item>
            <text:p text:style-name="P985"><text:span text:style-name="CharStyle12"><text:tab/>nal, burning up their gods— gods that were no gods at all, mere things of wood and stone that men had made; so they</text:span></text:p>
          </text:list-item>
          <text:list-item>
            <text:p text:style-name="P985"><text:span text:style-name="CharStyle12"><text:tab/>were destroyed! But save us, O thou Eternal our God, oh save us from his power, that all realms upon earth may know that thou alone, O Eternal, thou art God!”</text:span></text:p>
          </text:list-item>
          <text:list-item>
            <text:p text:style-name="P987"><text:span text:style-name="CharStyle12"><text:tab/>Then Isaiah the son of Amoz sent Hezekiah this message from the Eternal the God of Israel: “As you have prayed to me against Sancherib the king of</text:span></text:p>
          </text:list-item>
        </text:list>
        <text:list xml:id="list6015867843309155415" text:style-name="L52">
          <text:list-item>
            <text:p text:style-name="P986"><text:span text:style-name="CharStyle12"><text:tab/>Assyria, so the Eternal declares that the king of Assyria shall never reach this town, never shoot an arrow at it, never appear in front of it with a shield, never throw up a mound</text:span></text:p>
          </text:list-item>
          <text:list-item>
            <text:p text:style-name="P986"><text:span text:style-name="CharStyle12"><text:tab/>against it; by the way he came shall he return, he shall never reach this town, the Eternal de-</text:span></text:p>
          </text:list-item>
          <text:list-item>
            <text:p text:style-name="P986"><text:span text:style-name="CharStyle12"><text:tab/>dares, for I will defend this town, to rescue it for my own sake and for my servant David’s sake.”</text:span></text:p>
          </text:list-item>
        </text:list>
        <text:p text:style-name="P158"><text:span text:style-name="CharStyle12">That very night the angel of 3d the Eternal went out and killed a hundred and eighty-five thou­sand men in the Assyrian camp; they were all found to be dead corpses in the morning.l]</text:span></text:p>
        <text:p text:style-name="P27"><text:span text:style-name="CharStyle12">[[This is the word of the Eternal 22 about him:</text:span></text:p>
        <text:p text:style-name="P281"><text:span text:style-name="CharStyle12">“She scorns you, she laughs at you,</text:span></text:p>
        <text:p text:style-name="P531"><text:span text:style-name="CharStyle12">Sion the maiden, she tosses her head at you, Jerusalem the maid.</text:span></text:p>
        <text:p text:style-name="P281"><text:span text:style-name="CharStyle12">Whom have you reviled and 23 blasphemed?</text:span></text:p>
        <text:p text:style-name="P181"><text:span text:style-name="CharStyle12">At whom have you dared raise your voice?</text:span></text:p>
        <text:p text:style-name="P16"><text:span text:style-name="CharStyle12">You have reviled the Lord 24 through your messengers, vaunting, ‘With my host of chariots</text:span></text:p>
        <text:p text:style-name="P16"><text:span text:style-name="CharStyle12">I have scaled high mountains, and reached the ravines of Lebanon;</text:span></text:p>
        <text:p text:style-name="P108"><text:span text:style-name="CharStyle12">I fell its tallest cedars, and its rare cypresses,</text:span></text:p>
        <text:p text:style-name="P108"><text:span text:style-name="CharStyle12">I push right into its recesses, where its rich woods are dense.</text:span></text:p>
        <text:p text:style-name="P29"><text:span text:style-name="CharStyle12">I dig wells abroad<text:tab/>25</text:span></text:p>
        <text:p text:style-name="P181"><text:span text:style-name="CharStyle12">and drink of them,</text:span></text:p>
        <text:p text:style-name="P108"><text:span text:style-name="CharStyle12">I put my foot down and dry up all Egypt’s streams.’</text:span></text:p>
        <text:p text:style-name="P281"><text:span text:style-name="CharStyle12">But have you never learned, 26 the Eternal asks,</text:span></text:p>
        <text:p text:style-name="P181"><text:soft-page-break/><text:span text:style-name="CharStyle12">I did all this, I planned this long ago?</text:span></text:p>
        <text:p text:style-name="P281"><text:span text:style-name="CharStyle12">’Twas I who from the first con ­ceived it,</text:span></text:p>
        <text:p text:style-name="P181"><text:span text:style-name="CharStyle12">’tis I who make it now your task</text:span></text:p>
        <text:p text:style-name="P16"><text:span text:style-name="CharStyle12">to lay strong fortresses in ruins, till helpless citizens collapse 27 dismayed;</text:span></text:p>
        <text:p text:style-name="P281"><text:span text:style-name="CharStyle12">like grass in field or on the downs,</text:span></text:p>
        <text:p text:style-name="P181"><text:span text:style-name="CharStyle12">like grass on the house-top they fade.</text:span></text:p>
        <text:p text:style-name="P281"><text:span text:style-name="CharStyle12">Every move you make, I know 28 it;</text:span></text:p>
        <text:p text:style-name="P181"><text:span text:style-name="CharStyle12">I hear you raging recklessly 29 at me;</text:span></text:p>
      </text:section>
      <text:section text:style-name="Sect4" text:name="Section17">
        <text:p text:style-name="P1041"><text:span text:style-name="CharStyle53">so</text:span><text:span text:style-name="CharStyle52"> through </text:span><text:span text:style-name="CharStyle59">you,<text:tab/></text:span><text:span text:style-name="CharStyle52">T run my</text:span></text:p>
        <text:p text:style-name="P335"><text:span text:style-name="CharStyle52">ring,</text:span></text:p>
        <text:p text:style-name="P101"><text:span text:style-name="CharStyle12">and run my bridle between your lips,</text:span></text:p>
        <text:p text:style-name="P663"><text:span text:style-name="CharStyle12">and drive you back again by the very road you came.” 30 You shall have proof of this: for while you feed this year on casual grains, and next year on what springs from casual grains, in the third year you can sow</text:span></text:p>
        <text:p text:style-name="P16"><text:span text:style-name="CharStyle12">and reap a crop, </text:span><text:span text:style-name="CharStyle47">you.</text:span><text:span text:style-name="CharStyle12"> plant ■vineyards and enjoy their fruit. And what </text:span><text:span text:style-name="CharStyle62">survives of </text:span><text:span text:style-name="CharStyle12">the house </text:span><text:span text:style-name="CharStyle46">3</text:span><text:span text:style-name="CharStyle12"><text:span text:style-name="T1">1 </text:span></text:span><text:span text:style-name="CharStyle12">of Judah, the remnant, shall once more strike down its </text:span><text:span text:style-name="CharStyle47">mots</text:span><text:span text:style-name="CharStyle12"> and then rise to be fruit­ful; for a remnant of survivors </text:span><text:span text:style-name="CharStyle47">32 </text:span><text:span text:style-name="CharStyle12">shall spread out from Jerusalem and from mount Sion—thanks to the jealous care of the Eter­nal.]]</text:span></text:p>
      </text:section>
      <text:section text:style-name="Sect7" text:name="Section18">
        <text:p text:style-name="P2"><draw:frame draw:style-name="fr5" draw:name="82" text:anchor-type="paragraph" svg:y="0in" svg:width="8.5in" svg:height="0.1772in" draw:z-index="143"><draw:text-box><text:p/></draw:text-box></draw:frame> </text:p>
        <text:p text:style-name="P2"/>
      </text:section>
      <text:section text:style-name="Sect8" text:name="Section19">
        <text:p text:style-name="P2"><draw:frame draw:style-name="fr12" draw:name="83" text:anchor-type="paragraph" svg:x="2.739in" svg:y="0.0571in" svg:width="0.2835in" svg:height="0.0161in" draw:z-index="144"><draw:image xlink:href="Pictures/100000000000002B0000001BE27FFA1E.jpg" xlink:type="simple" xlink:show="embed" xlink:actuate="onLoad"/><draw:contour-polygon svg:width="0.2831in" svg:height="0.1764in" svg:viewBox="0 0 719 448" draw:points="0,0 719,0 719,448 0,448" draw:recreate-on-edit="true"/></draw:frame></text:p>
        <text:p text:style-name="P433"><text:span text:style-name="CharStyle12">Console my people, console them—</text:span></text:p>
        <text:p text:style-name="P126"><text:span text:style-name="CharStyle12">’tis the voice of your God—</text:span></text:p>
        <text:list xml:id="list3368989550186983416" text:style-name="L53">
          <text:list-item>
            <text:p text:style-name="P820"><text:span text:style-name="CharStyle12"><text:tab/>speak to Jerusalem tenderly,</text:span></text:p>
          </text:list-item>
        </text:list>
        <text:p text:style-name="P511"><text:span text:style-name="CharStyle12">proclaim to her that her hard days are ended, her guilt paid off, that she has received from the Eternal’s hand</text:span></text:p>
        <text:p text:style-name="P134"><text:span text:style-name="CharStyle12">full punishment for all her sins.</text:span></text:p>
        <text:list xml:id="list182824124322433" text:continue-numbering="true" text:style-name="L53">
          <text:list-item>
            <text:p text:style-name="P820"><text:span text:style-name="CharStyle12"><text:tab/>Hark! there is one calling,</text:span></text:p>
          </text:list-item>
        </text:list>
        <text:p text:style-name="P590"><text:span text:style-name="CharStyle12">“Clear the way for the Eternal through the waste,</text:span></text:p>
        <text:p text:style-name="P362"><text:span text:style-name="CharStyle12">level a highroad for our God across the desert:</text:span></text:p>
        <text:list xml:id="list182824941087345" text:continue-numbering="true" text:style-name="L53">
          <text:list-item>
            <text:p text:style-name="P821"><text:span text:style-name="CharStyle12"><text:tab/>every valley must be filled up,</text:span></text:p>
          </text:list-item>
        </text:list>
        <text:p text:style-name="P126"><text:span text:style-name="CharStyle12">every mountain and hill lowered,</text:span></text:p>
        <text:p text:style-name="P362"><text:span text:style-name="CharStyle12">rough places smoothed, and ridges turned into a plain</text:span></text:p>
        <text:list xml:id="list182825146888366" text:continue-numbering="true" text:style-name="L53">
          <text:list-item>
            <text:p text:style-name="P821"><text:span text:style-name="CharStyle12"><text:tab/>[[and the Eternal’s glory shall</text:span></text:p>
          </text:list-item>
        </text:list>
        <text:p text:style-name="P591"><text:span text:style-name="CharStyle12">be revealed before the eyes of all: such are the orders of the Eter­nal]].</text:span></text:p>
        <text:list xml:id="list182810338721396" text:style-name="L48">
          <text:list-item>
            <text:p text:style-name="P878"><text:span text:style-name="CharStyle12"><text:tab/>Up to the high hills,</text:span></text:p>
          </text:list-item>
        </text:list>
        <text:p text:style-name="P512"><text:span text:style-name="CharStyle12">O<text:tab/>herald of happiness to Sion! Raise your voice loudly,</text:span></text:p>
        <text:p text:style-name="P128"><text:span text:style-name="CharStyle12">O herald of happiness to Jeru­salem,</text:span></text:p>
        <text:p text:style-name="P211"><text:span text:style-name="CharStyle12">raise it fearlessly, and tell the towns of Judah, ‘Here is your God! </text:span><text:span text:style-name="CharStyle21">io</text:span><text:span text:style-name="CharStyle12"> Here is the Eternal coming in power,</text:span></text:p>
        <text:p text:style-name="P130"><text:span text:style-name="CharStyle12">maintaining mightily his cause!</text:span></text:p>
        <text:p text:style-name="P281"><text:span text:style-name="CharStyle12">Here he is bringing what he has won,</text:span></text:p>
        <text:p text:style-name="P181"><text:soft-page-break/><text:span text:style-name="CharStyle12">bringing what he has gained!</text:span></text:p>
        <text:p text:style-name="P281"><text:span text:style-name="CharStyle12">For he feeds his flock like an shepherd,</text:span></text:p>
        <text:p text:style-name="P181"><text:span text:style-name="CharStyle12">and gathers them in his arms,</text:span></text:p>
        <text:p text:style-name="P281"><text:span text:style-name="CharStyle12">he is carrying the lambs in his bosom,</text:span></text:p>
        <text:p text:style-name="P202"><text:span text:style-name="CharStyle12">and leading the ewes gently.’ ”</text:span></text:p>
        <text:p text:style-name="P108"><text:span text:style-name="CharStyle12">Hark, there is one calling, “Cry!” 6 I ask, “What shall I cry?”</text:span></text:p>
        <text:p text:style-name="P16"><text:span text:style-name="CharStyle12">This: that all men are grass, and all their glory like a flower in the field;</text:span></text:p>
        <text:p text:style-name="P593"><text:span text:style-name="CharStyle12">grass withers and flowers fade, </text:span><text:span text:style-name="CharStyle63">7<text:line-break/></text:span><text:span text:style-name="CharStyle12">because the breath of the<text:line-break/>Eternal blows upon them;</text:span></text:p>
        <text:p text:style-name="P83"><text:span text:style-name="CharStyle12">grass withers and flowers fade, 8 but our God’s promise stands for evermore.</text:span></text:p>
        <text:p text:style-name="P16"><text:span text:style-name="CharStyle12">Who ever measured the waters 12 in the hollow of his hand, or ruled the skies off with a span,</text:span></text:p>
        <text:p text:style-name="P281"><text:span text:style-name="CharStyle12">or held the dust of earth inside a measure,</text:span></text:p>
        <text:p text:style-name="P407"><text:span text:style-name="CharStyle52">or weighed the mountains in a pair of scales, the hills within a balance?</text:span></text:p>
        <text:p text:style-name="P281"><text:span text:style-name="CharStyle12">Who ever moved the mind of the </text:span><text:span text:style-name="CharStyle64">13 </text:span><text:span text:style-name="CharStyle12">Eternal,</text:span></text:p>
        <text:p text:style-name="P181"><text:span text:style-name="CharStyle12">or gave him lessons andadvice?</text:span></text:p>
        <text:p text:style-name="P281"><text:span text:style-name="CharStyle12">Who ever was called in </text:span><text:span text:style-name="CharStyle64">to </text:span><text:span text:style-name="CharStyle12">give </text:span><text:span text:style-name="CharStyle64">14 </text:span><text:span text:style-name="CharStyle12">him counsel?</text:span></text:p>
        <text:p text:style-name="P181"><text:span text:style-name="CharStyle12">Who ever taught him how to act,</text:span></text:p>
        <text:p text:style-name="P181"><text:span text:style-name="CharStyle12">or showed him what to do?</text:span></text:p>
      </text:section>
      <text:section text:style-name="Sect9" text:name="Section20">
        <text:p text:style-name="P5"/>
        <text:p text:style-name="P2"/>
      </text:section>
      <text:section text:style-name="Sect4" text:name="Section21">
        <text:list xml:id="list1820519592423297807" text:style-name="L54">
          <text:list-item>
            <text:p text:style-name="P914"><text:span text:style-name="CharStyle12"><text:tab/>Why, the nations are a mere</text:span></text:p>
          </text:list-item>
        </text:list>
        <text:p text:style-name="P464"><text:span text:style-name="CharStyle12">drop in the bucket, no more to him than dust upon a balance!</text:span></text:p>
        <text:p text:style-name="P305"><text:span text:style-name="CharStyle12">He lifts lands like a straw!</text:span></text:p>
        <text:list xml:id="list182823335591935" text:continue-numbering="true" text:style-name="L54">
          <text:list-item>
            <text:p text:style-name="P902"><text:span text:style-name="CharStyle12"><text:tab/>Even Lebanon is not fuel</text:span></text:p>
          </text:list-item>
        </text:list>
        <text:p text:style-name="P466"><text:span text:style-name="CharStyle12">enough for him, nor its cattle a sufficient sac­rifice.</text:span></text:p>
        <text:list xml:id="list182824813677047" text:continue-numbering="true" text:style-name="L54">
          <text:list-item>
            <text:p text:style-name="P823"><text:span text:style-name="CharStyle12"><text:tab/>Before him all the nations are as</text:span></text:p>
          </text:list-item>
        </text:list>
        <text:p text:style-name="P577"><text:span text:style-name="CharStyle12">nothing;</text:span></text:p>
        <text:p text:style-name="P419"><text:span text:style-name="CharStyle12">to him they are but empty and inane.</text:span></text:p>
        <text:list xml:id="list182823718966277" text:continue-numbering="true" text:style-name="L54">
          <text:list-item>
            <text:p text:style-name="P824"><text:span text:style-name="CharStyle12"><text:tab/>Then whom can you compare</text:span></text:p>
          </text:list-item>
        </text:list>
        <text:p text:style-name="P577"><text:span text:style-name="CharStyle12">with God?</text:span></text:p>
        <text:p text:style-name="P419"><text:span text:style-name="CharStyle12">What can you put beside him?</text:span></text:p>
        <text:list xml:id="list182824210714992" text:continue-numbering="true" text:style-name="L54">
          <text:list-item>
            <text:p text:style-name="P825"><text:span text:style-name="CharStyle12"><text:tab/>A metal image?—that the work­</text:span></text:p>
          </text:list-item>
        </text:list>
        <text:p text:style-name="P577"><text:span text:style-name="CharStyle12">man casts, the goldsmith gilds, </text:span><text:span text:style-name="CharStyle65">a</text:span><text:span text:style-name="CharStyle12"> 1 everyone helping the other,</text:span></text:p>
        <text:list xml:id="list182810097961608" text:style-name="L53">
          <text:list-item>
            <text:p text:style-name="P771"><text:span text:style-name="CharStyle12"><text:tab/>x</text:span><text:span text:style-name="CharStyle12"><text:span text:style-name="T1">1</text:span></text:span><text:span text:style-name="CharStyle12">-*- and cheering his com­</text:span></text:p>
          </text:list-item>
        </text:list>
        <text:p text:style-name="P577"><text:span text:style-name="CharStyle12">rade on,</text:span></text:p>
        <text:list xml:id="list182824081488097" text:continue-numbering="true" text:style-name="L53">
          <text:list-item>
            <text:p text:style-name="P771"><text:span text:style-name="CharStyle12"><text:tab/>the workman encouraging the</text:span></text:p>
          </text:list-item>
        </text:list>
        <text:p text:style-name="P577"><text:span text:style-name="CharStyle12">goldsmith,</text:span></text:p>
        <text:p text:style-name="P625"><text:span text:style-name="CharStyle12">the carpenter the blacksmith, the solderer plating his work, and fastening it tight with nails!</text:span></text:p>
        <text:p text:style-name="P306"><text:span text:style-name="CharStyle47">Af\</text:span><text:span text:style-name="CharStyle12"> While he who carves an</text:span></text:p>
        <text:list xml:id="list182809568021661" text:style-name="L54">
          <text:list-item>
            <text:p text:style-name="P1027"><text:span text:style-name="CharStyle12"><text:tab/>jd</text:span><text:span text:style-name="CharStyle12"><text:span text:style-name="T2">0</text:span></text:span><text:span text:style-name="CharStyle12">j out of wood, chooses a tree that will not</text:span></text:p>
          </text:list-item>
        </text:list>
        <text:p text:style-name="P578"><text:span text:style-name="CharStyle12">rot,</text:span></text:p>
        <text:p text:style-name="P480"><text:span text:style-name="CharStyle12">then gets a clever carpenter to set him up an idol that will stand!</text:span></text:p>
        <text:list xml:id="list182825060521964" text:continue-numbering="true" text:style-name="L54">
          <text:list-item>
            <text:p text:style-name="P906"><text:span text:style-name="CharStyle12"><text:tab/>Can you not understand, cannot</text:span></text:p>
          </text:list-item>
        </text:list>
        <text:p text:style-name="P578"><text:span text:style-name="CharStyle12">you see?</text:span></text:p>
        <text:p text:style-name="P421"><text:span text:style-name="CharStyle12">Were you not told this from the first,</text:span></text:p>
        <text:p text:style-name="P421"><text:span text:style-name="CharStyle12">have you not grasped this, since the world began?—</text:span></text:p>
        <text:list xml:id="list182823328925407" text:continue-numbering="true" text:style-name="L54">
          <text:list-item>
            <text:p text:style-name="P907"><text:span text:style-name="CharStyle12"><text:tab/>that He sits over the round</text:span></text:p>
          </text:list-item>
        </text:list>
        <text:p text:style-name="P578"><text:soft-page-break/><text:span text:style-name="CharStyle12">earth, so high</text:span></text:p>
        <text:p text:style-name="P421"><text:span text:style-name="CharStyle12">that its inhabitants look like grasshoppers;</text:span></text:p>
        <text:p text:style-name="P307"><text:span text:style-name="CharStyle12">he spreads the skies out like a curtain,</text:span></text:p>
        <text:p text:style-name="P150"><text:span text:style-name="CharStyle12">and stretches them like a tent; he brings nobles down to 23 nothing,</text:span></text:p>
        <text:p text:style-name="P150"><text:span text:style-name="CharStyle12">he ruins rulers of the world— scarcely planted, scarcely sown, 24 scarcely rooted in the earth, when at a puff from him they wither,</text:span></text:p>
        <text:p text:style-name="P181"><text:span text:style-name="CharStyle12">the storm sweeps them off like straws.</text:span></text:p>
        <text:p text:style-name="P294"><text:span text:style-name="CharStyle52">“To whom will you compare me, 25 then,</text:span></text:p>
        <text:p text:style-name="P181"><text:span text:style-name="CharStyle12">and equal me?” asks the Ma­jestic One.</text:span></text:p>
        <text:p text:style-name="P16"><text:span text:style-name="CharStyle12">Lift high your eyes, look up; 26 who made these stars? he who marshals them in order, summoning each one by name.</text:span></text:p>
        <text:p text:style-name="P281"><text:span text:style-name="CharStyle12">For fear of him, so mighty and so strong,</text:span></text:p>
        <text:p text:style-name="P170"><text:span text:style-name="CharStyle12">not one fails to appear.</text:span></text:p>
        <text:p text:style-name="P108"><text:span text:style-name="CharStyle12">Why do you complain, O Jacob, 27 why do you cry, O Israel,</text:span></text:p>
        <text:p text:style-name="P294"><text:span text:style-name="CharStyle52">“My fate the Eternal never notices,</text:span></text:p>
        <text:p text:style-name="P181"><text:span text:style-name="CharStyle12">my rights are unregarded by my God”?</text:span></text:p>
        <text:p text:style-name="P281"><text:span text:style-name="CharStyle12">Come now! Do you not under- 28 stand,</text:span></text:p>
        <text:p text:style-name="P165"><text:span text:style-name="CharStyle52">have you not heard, that the Eternal is an ever­lasting God,</text:span></text:p>
        <text:p text:style-name="P181"><text:span text:style-name="CharStyle12">the maker of the world from end to end?</text:span></text:p>
        <text:p text:style-name="P63"><text:span text:style-name="CharStyle52">He never faints, never is weary, his insight is unsearchable; into the weary he puts power, </text:span><text:span text:style-name="CharStyle66">29 </text:span><text:span text:style-name="CharStyle52">and adds new strength to the weak.</text:span></text:p>
        <text:p text:style-name="P281"><text:span text:style-name="CharStyle12">Young men may faint and </text:span><text:span text:style-name="CharStyle47">30 </text:span><text:span text:style-name="CharStyle12">weary,</text:span></text:p>
        <text:p text:style-name="P181"><text:span text:style-name="CharStyle12">the strong youths may give way,</text:span></text:p>
        <text:p text:style-name="P281"><text:span text:style-name="CharStyle12">but those who wait for the Eter- 31 nal shall renew their strength,</text:span></text:p>
        <text:p text:style-name="P163"><text:span text:style-name="CharStyle12">they put out wings like eagles, they run and never weary, they walk and never faint.</text:span></text:p>
        <text:p text:style-name="P938"><draw:frame draw:style-name="fr13" draw:name="84" text:anchor-type="paragraph" svg:x="2.7807in" svg:y="0.0965in" svg:width="0.2665in" svg:height="0.0161in" draw:z-index="145"><draw:image xlink:href="Pictures/10000000000000280000001B62A82FDA.jpg" xlink:type="simple" xlink:show="embed" xlink:actuate="onLoad"/><draw:contour-polygon svg:width="0.2665in" svg:height="0.1764in" svg:viewBox="0 0 677 448" draw:points="0,0 677,0 677,448 0,448" draw:recreate-on-edit="true"/></draw:frame><text:span text:style-name="CharStyle12">Come to me, </text:span><text:span text:style-name="CharStyle46">0</text:span><text:span text:style-name="CharStyle12"> lands, in si­lence,</text:span></text:p>
        <text:p text:style-name="P125"><text:span text:style-name="CharStyle12">wait until I speak, 0 nations;</text:span></text:p>
        <text:p text:style-name="P348"><text:span text:style-name="CharStyle12">come hither—you can speak later on—</text:span></text:p>
        <text:p text:style-name="P125"><text:span text:style-name="CharStyle12">let us meet in argument.</text:span></text:p>
        <text:list xml:id="list2498536790539613863" text:style-name="L55">
          <text:list-item>
            <text:p text:style-name="P826"><text:span text:style-name="CharStyle12"><text:tab/>Who roused up from the east</text:span></text:p>
          </text:list-item>
        </text:list>
        <text:p text:style-name="P125"><text:span text:style-name="CharStyle12">the man whom victory ever attends?</text:span></text:p>
        <text:p text:style-name="P348"><text:span text:style-name="CharStyle12">Who lets him have nations as a gift</text:span></text:p>
        <text:p text:style-name="P125"><text:span text:style-name="CharStyle12">and lays kings low before him?</text:span></text:p>
        <text:p text:style-name="P348"><text:span text:style-name="CharStyle12">His sword drives them like dust,</text:span></text:p>
        <text:p text:style-name="P125"><text:span text:style-name="CharStyle12">his bow like chaff before the wind;</text:span></text:p>
        <text:list xml:id="list182824117821761" text:continue-numbering="true" text:style-name="L55">
          <text:list-item>
            <text:p text:style-name="P826"><text:span text:style-name="CharStyle12"><text:tab/>he chases them, and passes for­</text:span></text:p>
          </text:list-item>
        </text:list>
        <text:p text:style-name="P308"><text:span text:style-name="CharStyle12">ward safely,</text:span></text:p>
        <text:p text:style-name="P125"><text:span text:style-name="CharStyle12">swiftly with feet that never touch the ground.</text:span></text:p>
        <text:list xml:id="list182823508711199" text:continue-numbering="true" text:style-name="L55">
          <text:list-item>
            <text:p text:style-name="P826"><text:span text:style-name="CharStyle12"><text:tab/>Who brought this about, who</text:span></text:p>
          </text:list-item>
        </text:list>
        <text:p text:style-name="P308"><text:span text:style-name="CharStyle12">did it?</text:span></text:p>
        <text:p text:style-name="P125"><text:span text:style-name="CharStyle12">’Twas he who summons the generations from the begin­ning,</text:span></text:p>
        <text:p text:style-name="P348"><text:span text:style-name="CharStyle12">’twas I the Eternal, I who am the first</text:span></text:p>
        <text:p text:style-name="P131"><text:span text:style-name="CharStyle12">and at the last the same.</text:span></text:p>
        <text:list xml:id="list182823400992301" text:continue-numbering="true" text:style-name="L55">
          <text:list-item>
            <text:p text:style-name="P826"><text:span text:style-name="CharStyle12"><text:tab/>But, O Israel my servant,</text:span></text:p>
          </text:list-item>
        </text:list>
        <text:p text:style-name="P125"><text:span text:style-name="CharStyle46">0</text:span><text:span text:style-name="CharStyle12"> my chosen Jacob,</text:span></text:p>
        <text:list xml:id="list4105603101474252972" text:style-name="L56">
          <text:list-item>
            <text:p text:style-name="P1042"><text:span text:style-name="CharStyle52"><text:tab/>race of Abraham my friend,</text:span></text:p>
          </text:list-item>
        </text:list>
        <text:p text:style-name="P27"><text:span text:style-name="CharStyle12">9 whom I fetched from afar</text:span></text:p>
        <text:p text:style-name="P125"><text:span text:style-name="CharStyle12">and called from earth’s far end,</text:span></text:p>
        <text:p text:style-name="P348"><text:span text:style-name="CharStyle12">to whom I said, “You are my servant,</text:span></text:p>
        <text:list xml:id="list182824384084406" text:continue-numbering="true" text:style-name="L56">
          <text:list-item>
            <text:p text:style-name="P1028"><text:span text:style-name="CharStyle12"><text:tab/>have not rejected, I have chosen you,”</text:span></text:p>
          </text:list-item>
        </text:list>
        <text:list xml:id="list182810807281788" text:style-name="L48">
          <text:list-item>
            <text:p text:style-name="P827"><text:span text:style-name="CharStyle12"><text:tab/>fear not, for I am with you,</text:span></text:p>
          </text:list-item>
        </text:list>
        <text:p text:style-name="P125"><text:span text:style-name="CharStyle12">I am your God, be not dis­mayed;</text:span></text:p>
        <text:p text:style-name="P348"><text:soft-page-break/><text:span text:style-name="CharStyle12">I will strengthen, I will support you,</text:span></text:p>
        <text:p text:style-name="P133"><text:span text:style-name="CharStyle12">I will uphold you with my trusty hand.</text:span></text:p>
        <text:list xml:id="list182823978561015" text:continue-numbering="true" text:style-name="L48">
          <text:list-item>
            <text:p text:style-name="P882"><text:span text:style-name="CharStyle12"><text:tab/>All who are enraged at you</text:span></text:p>
          </text:list-item>
        </text:list>
        <text:p text:style-name="P127"><text:span text:style-name="CharStyle12">shall be defeated and con­founded,</text:span></text:p>
        <text:p text:style-name="P349"><text:span text:style-name="CharStyle12">those who quarrel with you</text:span></text:p>
        <text:p text:style-name="P129"><text:span text:style-name="CharStyle12">shall vanish into nothing;</text:span></text:p>
        <text:p text:style-name="P294"><text:span text:style-name="CharStyle52">you will not find them when you 12 look for them,</text:span></text:p>
        <text:p text:style-name="P187"><text:span text:style-name="CharStyle52">those men who strove with you:</text:span></text:p>
        <text:p text:style-name="P294"><text:span text:style-name="CharStyle52">they shall turn to a mere nothing,</text:span></text:p>
        <text:p text:style-name="P187"><text:span text:style-name="CharStyle52">those who war against you.</text:span></text:p>
        <text:p text:style-name="P89"><text:span text:style-name="CharStyle52">For I the Eternal your God hold 13 you by the hand, whispering, “Fear not, I will help you.”</text:span></text:p>
        <text:p text:style-name="P294"><text:span text:style-name="CharStyle52">Fear not, puny Jacob, petty 14 'Israel,</text:span></text:p>
        <text:p text:style-name="P181"><text:span text:style-name="CharStyle12">I will help you,</text:span></text:p>
        <text:p text:style-name="P16"><text:span text:style-name="CharStyle12">your champion is the Majestic One of Israel— it is the Eternal’s promise.</text:span></text:p>
        <text:p text:style-name="P63"><text:span text:style-name="CharStyle52">Lo, I will make you a new 15 threshing sledge furnished with sharp teeth, threshing mountains and beat­ing them small, turning the very hills to chaff;</text:span></text:p>
        <text:p text:style-name="P92"><text:span text:style-name="CharStyle52">you shall fan them till the wind 16 whirls them off, and the blast scatters them, while you exult in the Eternal and glory in His Majesty of Israel.</text:span></text:p>
        <text:p text:style-name="P297"><text:span text:style-name="CharStyle52">When poor, forlorn folk vainly 17 seek for water,</text:span></text:p>
        <text:p text:style-name="P189"><text:span text:style-name="CharStyle52">with tongues that are parched by thirst,</text:span></text:p>
        <text:p text:style-name="P55"><text:span text:style-name="CharStyle12">I the Eternal will answer them,</text:span></text:p>
        <text:p text:style-name="P185"><text:span text:style-name="CharStyle12">I Israel’s God will not forsake them;</text:span></text:p>
        <text:p text:style-name="P297"><text:span text:style-name="CharStyle52">on the bare heights I will open 18 rivers,</text:span></text:p>
        <text:p text:style-name="P189"><text:span text:style-name="CharStyle52">and in the valleys fountains,</text:span></text:p>
        <text:p text:style-name="P67"><text:span text:style-name="CharStyle52">I will make deserts into lakes, and dry land into springs of water;</text:span></text:p>
        <text:p text:style-name="P594"><text:span text:style-name="CharStyle52">I will plant cedars in the desert, 19<text:line-break/>acacias, myrtles, olive-trees;</text:span></text:p>
        <text:p text:style-name="P73"><text:span text:style-name="CharStyle52">I will put fir-trees in the steppes, and planes and cypresses; that men may see and under- 20 stand,</text:span></text:p>
        <text:p text:style-name="P277"><text:span text:style-name="CharStyle12">consider and agree that the Eternal’s hand has done it,</text:span></text:p>
        <text:p text:style-name="P214"><text:span text:style-name="CharStyle12">that Israel’s Majesty has made it all.</text:span></text:p>
        <text:p text:style-name="P473"><text:span text:style-name="CharStyle68">* * *</text:span></text:p>
        <text:list xml:id="list2350920032945813075" text:style-name="L57">
          <text:list-item>
            <text:p text:style-name="P777"><text:span text:style-name="CharStyle12"><text:tab/>Now, the Eternal cries, bring</text:span></text:p>
          </text:list-item>
        </text:list>
        <text:p text:style-name="P469"><text:span text:style-name="CharStyle12">your case forward, now, Jacob’s King cries, state your proofs.</text:span></text:p>
        <text:list xml:id="list182824068251910" text:continue-numbering="true" text:style-name="L57">
          <text:list-item>
            <text:p text:style-name="P828"><text:span text:style-name="CharStyle12"><text:tab/>Let us hear what happened in</text:span></text:p>
          </text:list-item>
        </text:list>
        <text:p text:style-name="P469"><text:span text:style-name="CharStyle12">the past,</text:span></text:p>
        <text:p text:style-name="P277"><text:span text:style-name="CharStyle12">that we may ponder it, or show me what is yet to b&lt;?, that we may watch how it turns out;</text:span></text:p>
        <text:list xml:id="list182823990983019" text:continue-numbering="true" text:style-name="L57">
          <text:list-item>
            <text:p text:style-name="P828"><text:span text:style-name="CharStyle12"><text:tab/>yes, let us hear what is coming,</text:span></text:p>
          </text:list-item>
        </text:list>
        <text:p text:style-name="P214"><text:span text:style-name="CharStyle12">that we may be sure you are gods;</text:span></text:p>
        <text:p text:style-name="P452"><text:span text:style-name="CharStyle12">come, do something or other that we may marvel at the sight!—</text:span></text:p>
        <text:list xml:id="list182825118251357" text:continue-numbering="true" text:style-name="L57">
          <text:list-item>
            <text:p text:style-name="P828"><text:span text:style-name="CharStyle12"><text:tab/>why, you are things of naught,</text:span></text:p>
          </text:list-item>
        </text:list>
        <text:p text:style-name="P279"><text:span text:style-name="CharStyle12">you can do nothing at all!</text:span></text:p>
        <text:list xml:id="list182825313374769" text:continue-numbering="true" text:style-name="L57">
          <text:list-item>
            <text:p text:style-name="P828"><text:span text:style-name="CharStyle12"><text:tab/>Here is one I have raised from</text:span></text:p>
          </text:list-item>
        </text:list>
        <text:p text:style-name="P469"><text:span text:style-name="CharStyle12">the north,</text:span></text:p>
        <text:p text:style-name="P214"><text:span text:style-name="CharStyle12">I have called him by name from the east;</text:span></text:p>
        <text:p text:style-name="P435"><text:span text:style-name="CharStyle12">he shall trample rulers down like mortar,</text:span></text:p>
        <text:p text:style-name="P277"><text:span text:style-name="CharStyle12">like a potter treading clay.</text:span></text:p>
        <text:list xml:id="list182823575274908" text:continue-numbering="true" text:style-name="L57">
          <text:list-item>
            <text:p text:style-name="P830"><text:span text:style-name="CharStyle12"><text:tab/>Now, who predicted this before­</text:span></text:p>
          </text:list-item>
        </text:list>
        <text:p text:style-name="P469"><text:span text:style-name="CharStyle12">hand,</text:span></text:p>
        <text:p text:style-name="P214"><text:span text:style-name="CharStyle12">who foretold it, that we might hail it true?</text:span></text:p>
        <text:p text:style-name="P435"><text:span text:style-name="CharStyle12">No one predicted it, no one an­nounced it,</text:span></text:p>
        <text:p text:style-name="P277"><text:span text:style-name="CharStyle12">not a word ever fell from you.</text:span></text:p>
        <text:list xml:id="list182825251701465" text:continue-numbering="true" text:style-name="L57">
          <text:list-item>
            <text:p text:style-name="P830"><text:span text:style-name="CharStyle12"><text:tab/>’Twas I who first sent word of it</text:span></text:p>
          </text:list-item>
        </text:list>
        <text:p text:style-name="P469"><text:span text:style-name="CharStyle12">to Sion,</text:span></text:p>
        <text:p text:style-name="P214"><text:span text:style-name="CharStyle12">’twas I who sent the good news to Jerusalem.</text:span></text:p>
        <text:list xml:id="list182824083734505" text:continue-numbering="true" text:style-name="L57">
          <text:list-item>
            <text:p text:style-name="P830"><text:span text:style-name="CharStyle12"><text:tab/>As for your idols, I see no one,</text:span></text:p>
          </text:list-item>
        </text:list>
        <text:p text:style-name="P394"><text:soft-page-break/><text:span text:style-name="CharStyle12">not a prophet in their midst, to answer my inquiries!</text:span></text:p>
        <text:list xml:id="list182824911746046" text:continue-numbering="true" text:style-name="L57">
          <text:list-item>
            <text:p text:style-name="P830"><text:span text:style-name="CharStyle12"><text:tab/>They are all an empty nothing,</text:span></text:p>
          </text:list-item>
        </text:list>
        <text:p text:style-name="P277"><text:span text:style-name="CharStyle12">all they do is utterly inane, their metal images are futile, vain.</text:span></text:p>
        <text:p text:style-name="P235"><text:span text:style-name="CharStyle71">*</text:span><text:span text:style-name="CharStyle70"> * *</text:span></text:p>
        <text:p text:style-name="P338"><text:span text:style-name="CharStyle12">Here is my servant whom Iin uphold,</text:span></text:p>
        <text:p text:style-name="P266"><text:span text:style-name="CharStyle12">my chosen one, my heart’s de­light;</text:span></text:p>
        <text:p text:style-name="P338"><text:span text:style-name="CharStyle12">I have endowed him with my spirit,</text:span></text:p>
        <text:p text:style-name="P266"><text:span text:style-name="CharStyle12">to carry true religion to the nations.</text:span></text:p>
        <text:p text:style-name="P108"><text:span text:style-name="CharStyle12">He shall not be loud and noisy, 2 he shall not shout in public;</text:span></text:p>
        <text:p text:style-name="P108"><text:span text:style-name="CharStyle12">he shall not crush a broken reed, 3 nor quench a wick that dimly</text:span></text:p>
        <text:p text:style-name="P384"><text:span text:style-name="CharStyle12">bums;</text:span></text:p>
        <text:p text:style-name="P338"><text:span text:style-name="CharStyle12">loyally shall he set forth true religion,</text:span></text:p>
        <text:p text:style-name="P266"><text:span text:style-name="CharStyle12">he shall not be broken nor 4 grow dim,</text:span></text:p>
        <text:p text:style-name="P338"><text:span text:style-name="CharStyle12">till he has settled true religion upon earth,</text:span></text:p>
        <text:p text:style-name="P275"><text:span text:style-name="CharStyle12">till far lands long for his in­struction.</text:span></text:p>
        <text:p text:style-name="P59"><text:span text:style-name="CharStyle12">Here is the message of the Eter- 5 nal, the true God, who spread and stretched the heavens,</text:span></text:p>
        <text:p text:style-name="P336"><text:span text:style-name="CharStyle12">who made the earth and all it</text:span></text:p>
        <text:p text:style-name="P383"><text:span text:style-name="CharStyle12">bears,</text:span></text:p>
        <text:p text:style-name="P400"><text:span text:style-name="CharStyle12">who gives breath to its people and life to those who walk on it:</text:span></text:p>
        <text:p text:style-name="P336"><text:span text:style-name="CharStyle12">“I the Eternal have called you 6 of set purpose,</text:span></text:p>
        <text:p text:style-name="P400"><text:span text:style-name="CharStyle12">I have taken you by the hand,</text:span></text:p>
        <text:p text:style-name="P59"><text:span text:style-name="CharStyle12">I have formed you for the res­cuing oh my people, for a light to nations,</text:span></text:p>
        <text:p text:style-name="P59"><text:span text:style-name="CharStyle12">to open eyes that are blind, 7 to free captives from their bondage,</text:span></text:p>
        <text:p text:style-name="P412"><text:span text:style-name="CharStyle52">darkened lives from prison.</text:span></text:p>
        <text:p text:style-name="P337"><text:span text:style-name="CharStyle12">I am the Eternal, the true 8 God:</text:span></text:p>
        <text:p text:style-name="P398"><text:span text:style-name="CharStyle12">that, that is my name;</text:span></text:p>
        <text:p text:style-name="P114"><text:span text:style-name="CharStyle12">I yield my glory to none other, my praise to no mere idol.</text:span></text:p>
        <text:p text:style-name="P342"><text:soft-page-break/><text:span text:style-name="CharStyle52">My former predictions have now 9 come to pass,</text:span></text:p>
        <text:p text:style-name="P411"><text:span text:style-name="CharStyle12">and now I foretell new things;</text:span></text:p>
        <text:p text:style-name="P572"><draw:frame draw:style-name="fr2" draw:name="85" text:anchor-type="paragraph" svg:x="6.1638in" svg:y="4.5638in" draw:z-index="146"><draw:text-box fo:min-height="0.2717in" fo:min-width="0.3799in"><text:p text:style-name="P79"><text:span text:style-name="CharStyle39">'43</text:span></text:p></draw:text-box></draw:frame><text:span text:style-name="CharStyle17">ere ever they spring up,</text:span></text:p>
        <text:list xml:id="list3111472231941503336" text:style-name="L58">
          <text:list-item>
            <text:p text:style-name="P706"><text:span text:style-name="CharStyle17"><text:tab/>tell you of them.”</text:span></text:p>
          </text:list-item>
        </text:list>
        <text:p text:style-name="P658"><text:span text:style-name="CharStyle73">* * *</text:span></text:p>
        <text:list xml:id="list182810750391518" text:style-name="L42">
          <text:list-item>
            <text:p text:style-name="P698"><text:span text:style-name="CharStyle17"><text:tab/>Sing a new song to the Eternal,</text:span></text:p>
          </text:list-item>
        </text:list>
        <text:p text:style-name="P626"><text:span text:style-name="CharStyle17">sing his praise from end to end of earth;</text:span></text:p>
        <text:p text:style-name="P630"><text:span text:style-name="CharStyle17">let the sea and all within it shout,</text:span></text:p>
        <text:p text:style-name="P450"><text:span text:style-name="CharStyle17">far lands and all their folk;</text:span></text:p>
        <text:list xml:id="list182824480878774" text:continue-numbering="true" text:style-name="L42">
          <text:list-item>
            <text:p text:style-name="P698"><text:span text:style-name="CharStyle17"><text:tab/>let the wolds and their town­</text:span></text:p>
          </text:list-item>
        </text:list>
        <text:p text:style-name="P488"><text:span text:style-name="CharStyle17">ships rejoice,</text:span></text:p>
        <text:p text:style-name="P666"><text:span text:style-name="CharStyle17">villagers in their settlements; let dwellers in the rock exult, with shouts from the hill­tops!</text:span></text:p>
        <text:list xml:id="list3305858429791280307" text:style-name="L59">
          <text:list-item>
            <text:p text:style-name="P699"><text:span text:style-name="CharStyle17"><text:tab/>The Eternal sallies out like a</text:span></text:p>
          </text:list-item>
        </text:list>
        <text:p text:style-name="P488"><text:span text:style-name="CharStyle17">hero,</text:span></text:p>
        <text:p text:style-name="P626"><text:span text:style-name="CharStyle17">stirring his fury like a man of war;</text:span></text:p>
        <text:p text:style-name="P442"><text:span text:style-name="CharStyle17">he lifts aloud his battle-cry, he proves his prowess on his foes.</text:span></text:p>
        <text:list xml:id="list182824401919606" text:continue-numbering="true" text:style-name="L59">
          <text:list-item>
            <text:p text:style-name="P708"><text:span text:style-name="CharStyle17"><text:tab/>“For long I have said not a word, I have restrained myself,</text:span></text:p>
          </text:list-item>
        </text:list>
        <text:p text:style-name="P440"><text:span text:style-name="CharStyle17">but now will I break out, like a woman in labour, panting and gasping;</text:span></text:p>
        <text:list xml:id="list182824885041067" text:continue-numbering="true" text:style-name="L59">
          <text:list-item>
            <text:p text:style-name="P700"><text:span text:style-name="CharStyle17"><text:tab/>mountains and hills I will lay</text:span></text:p>
          </text:list-item>
        </text:list>
        <text:p text:style-name="P488"><text:span text:style-name="CharStyle17">waste,</text:span></text:p>
        <text:p text:style-name="P666"><text:span text:style-name="CharStyle17">drying up all their herbage, rivers I will turn to dry land, pools of water I will empty;</text:span></text:p>
        <text:list xml:id="list182824804984513" text:continue-numbering="true" text:style-name="L59">
          <text:list-item>
            <text:p text:style-name="P700"><text:span text:style-name="CharStyle17"><text:tab/>and I will bring the blind upon</text:span></text:p>
          </text:list-item>
        </text:list>
        <text:p text:style-name="P488"><text:span text:style-name="CharStyle17">their way,</text:span></text:p>
        <text:p text:style-name="P626"><text:span text:style-name="CharStyle17">guiding them by paths they never knew,</text:span></text:p>
        <text:list xml:id="list3310707279497030633" text:style-name="L60">
          <text:list-item>
            <text:p text:style-name="P709"><text:span text:style-name="CharStyle17"><text:tab/>will turn darkness into light before them, rough places into a plain.</text:span></text:p>
          </text:list-item>
        </text:list>
        <text:p text:style-name="P570"><text:span text:style-name="CharStyle17">This will I do, I promise,</text:span></text:p>
        <text:list xml:id="list8810239499525808230" text:style-name="L61">
          <text:list-item>
            <text:p text:style-name="P707"><text:span text:style-name="CharStyle17"><text:tab/>will not leave it undone.</text:span></text:p>
          </text:list-item>
        </text:list>
        <text:list xml:id="list182809125885121" text:style-name="L59">
          <text:list-item>
            <text:p text:style-name="P700"><text:span text:style-name="CharStyle17"><text:tab/>Shame shall cover all who trust</text:span></text:p>
          </text:list-item>
        </text:list>
        <text:p text:style-name="P488"><text:span text:style-name="CharStyle17">in carved idols,</text:span></text:p>
        <text:p text:style-name="P627"><text:soft-page-break/><text:span text:style-name="CharStyle17">who say to metal images, ‘You are our gods/</text:span></text:p>
        <text:p text:style-name="P571"><text:span text:style-name="CharStyle17">.go Ah, here is a people with </text:span><text:span text:style-name="CharStyle41">8</text:span><text:span text:style-name="CharStyle17"><text:tab/>eyes—and blind,</text:span></text:p>
        <text:p text:style-name="P441"><text:span text:style-name="CharStyle17">with ears—and deaf!<text:line-break/></text:span><text:span text:style-name="CharStyle74">a</text:span><text:span text:style-name="CharStyle75"> e\</text:span><text:span text:style-name="CharStyle17"> Listen, </text:span><text:span text:style-name="CharStyle41">0</text:span><text:span text:style-name="CharStyle17"> ye deaf,</text:span></text:p>
        <text:list xml:id="list182825063209934" text:continue-numbering="true" text:style-name="L59">
          <text:list-item>
            <text:p text:style-name="P908"><text:span text:style-name="CharStyle12"><text:tab/>look up and see, ye blind!</text:span></text:p>
          </text:list-item>
        </text:list>
        <text:p text:style-name="P497"><text:span text:style-name="CharStyle12">[[Who is as blind as my serv- 19 ant,</text:span></text:p>
        <text:p text:style-name="P618"><text:span text:style-name="CharStyle12">as deaf as my messenger?</text:span></text:p>
        <text:p text:style-name="P16"><text:span text:style-name="CharStyle12">Who is as blind as my devotee, as blind as the Eternal’s serv­ant?]]</text:span></text:p>
        <text:p text:style-name="P16"><text:span text:style-name="CharStyle12">You have marked nothing, for 20 all you have seen, you have not heard, although your ears were open.</text:span></text:p>
        <text:p text:style-name="P16"><text:span text:style-name="CharStyle12">[[The_ Eternal was pleased, for 21 his own purposes, to render his law great and glorious.]]</text:span></text:p>
        <text:p text:style-name="P495"><text:span text:style-name="CharStyle12">Though the people are all snared 22 in holes,</text:span></text:p>
        <text:p text:style-name="P553"><text:span text:style-name="CharStyle12">hidden away in prison, with none to rescue as they are ravaged,</text:span></text:p>
        <text:p text:style-name="P618"><text:span text:style-name="CharStyle12">with none to deliver as they are despoiled,</text:span></text:p>
        <text:p text:style-name="P495"><text:span text:style-name="CharStyle12">which of you has an ear for what 23 I say,</text:span></text:p>
        <text:p text:style-name="P618"><text:span text:style-name="CharStyle12">and who in days to come will listen, when I cry,</text:span></text:p>
        <text:p text:style-name="P16"><text:span text:style-name="CharStyle12">‘Who let Jacob be plundered, 24 and Israel be robbed, who vented upon them his 25 burning anger and fierceness like a flame, scorching them, though they knew not why,</text:span></text:p>
        <text:p text:style-name="P619"><text:span text:style-name="CharStyle12">burning them, though they heeded not’?”</text:span></text:p>
        <text:p text:style-name="P16"><text:span text:style-name="CharStyle12">But now, the Eternal promises, he who created you, </text:span><text:span text:style-name="CharStyle46">0</text:span><text:span text:style-name="CharStyle12"> Jacob, he who made you, O Israel, “Fear not, for I redeem you,</text:span></text:p>
        <text:list xml:id="list8626573249604392648" text:style-name="L62">
          <text:list-item>
            <text:p text:style-name="P1029"><text:span text:style-name="CharStyle12"><text:tab/>claim you, you are mine.</text:span></text:p>
          </text:list-item>
        </text:list>
        <text:list xml:id="list8800522289785083804" text:style-name="L63">
          <text:list-item>
            <text:p text:style-name="P718"><text:span text:style-name="CharStyle12"><text:tab/>will be with you when you 2 pass through waters, no rivers shall overflow yop; when you pass through fire, you shall not be scorched, no flames shall burn you.</text:span></text:p>
          </text:list-item>
        </text:list>
        <text:p text:style-name="P16"><text:span text:style-name="CharStyle12">For I the Eternal am your God, 3 Israel’s Majestic One is your deliverer;</text:span></text:p>
        <text:list xml:id="list5165631703361363560" text:style-name="L64">
          <text:list-item>
            <text:p text:style-name="P746"><text:span text:style-name="CharStyle12"><text:tab/>will sacrifice Egypt for you,</text:span></text:p>
          </text:list-item>
        </text:list>
      </text:section>
      <text:section text:style-name="Sect4" text:name="Section22">
        <text:p text:style-name="P925"><text:span text:style-name="CharStyle12">Ethiopia and Sabsea for your sake;</text:span></text:p>
        <text:list xml:id="list182810769733233" text:style-name="L50">
          <text:list-item>
            <text:p text:style-name="P822"><text:span text:style-name="CharStyle12"><text:tab/>so precious are you to me,</text:span></text:p>
          </text:list-item>
        </text:list>
        <text:p text:style-name="P214"><text:span text:style-name="CharStyle12">so honoured, so beloved,</text:span></text:p>
        <text:p text:style-name="P258"><text:span text:style-name="CharStyle12">I will sacrifice lands for you, and nations instead of you.</text:span></text:p>
        <text:list xml:id="list182824850444369" text:continue-numbering="true" text:style-name="L50">
          <text:list-item>
            <text:p text:style-name="P822"><text:span text:style-name="CharStyle12"><text:tab/>From the far east will I bring</text:span></text:p>
          </text:list-item>
        </text:list>
        <text:p text:style-name="P308"><text:span text:style-name="CharStyle12">your offspring,</text:span></text:p>
        <text:p text:style-name="P214"><text:span text:style-name="CharStyle12">and from the far west I will gather you,</text:span></text:p>
        <text:list xml:id="list182824809586979" text:continue-numbering="true" text:style-name="L50">
          <text:list-item>
            <text:p text:style-name="P822"><text:span text:style-name="CharStyle12"><text:tab/>I will bid the north lands give</text:span></text:p>
          </text:list-item>
        </text:list>
        <text:p text:style-name="P308"><text:span text:style-name="CharStyle12">them up,</text:span></text:p>
        <text:p text:style-name="P277"><text:span text:style-name="CharStyle12">and bid the south let go, bringing my sons from afar, and my daughters from the end of the earth,</text:span></text:p>
        <text:list xml:id="list182824152693957" text:continue-numbering="true" text:style-name="L50">
          <text:list-item>
            <text:p text:style-name="P822"><text:span text:style-name="CharStyle12"><text:tab/>all whom I claim as mine,</text:span></text:p>
          </text:list-item>
        </text:list>
        <text:p text:style-name="P222"><text:span text:style-name="CharStyle12">whom I have formed and fashioned for my glory.</text:span></text:p>
        <text:p text:style-name="P685"><text:span text:style-name="CharStyle46">9</text:span><text:span text:style-name="CharStyle12"> Muster all the nations, assemble every race!</text:span></text:p>
        <text:p text:style-name="P435"><text:span text:style-name="CharStyle12">Which of them can offer such a promise,</text:span></text:p>
        <text:p text:style-name="P214"><text:span text:style-name="CharStyle12">such predictions?</text:span></text:p>
        <text:p text:style-name="P452"><text:span text:style-name="CharStyle12">Let them bring their witnesses to prove them right, that we may hear and answer, ‘It is true.’</text:span></text:p>
        <text:p text:style-name="P26"><text:span text:style-name="CharStyle12">io<text:tab/>You are my trusty witnesses, the servants I have chosen, to own me, to believe me, to see that I am ever the same;</text:span></text:p>
        <text:p text:style-name="P258"><text:span text:style-name="CharStyle12">no god was formed before me, nor shall be after me;</text:span></text:p>
        <text:p text:style-name="P27"><text:span text:style-name="CharStyle12">ii. I, I am the Eternal,</text:span></text:p>
        <text:p text:style-name="P214"><text:span text:style-name="CharStyle12">there is no saviour besides me.</text:span></text:p>
        <text:list xml:id="list182810011160213" text:style-name="L42">
          <text:list-item>
            <text:p text:style-name="P831"><text:span text:style-name="CharStyle12"><text:tab/>’Twas I who promised to save,</text:span></text:p>
          </text:list-item>
        </text:list>
        <text:p text:style-name="P277"><text:span text:style-name="CharStyle12">I who fulfilled what I foretold, I and no foreign god among you—</text:span></text:p>
        <text:p text:style-name="P214"><text:span text:style-name="CharStyle12">you are my trusty witnesses to that.</text:span></text:p>
        <text:list xml:id="list182824464412485" text:continue-numbering="true" text:style-name="L42">
          <text:list-item>
            <text:p text:style-name="P831"><text:span text:style-name="CharStyle12"><text:tab/>brom of old I am God,</text:span></text:p>
          </text:list-item>
        </text:list>
        <text:p text:style-name="P214"><text:span text:style-name="CharStyle12">and from henceforth the same;</text:span></text:p>
        <text:p text:style-name="P435"><text:span text:style-name="CharStyle12">no one can snatch out of my hand,</text:span></text:p>
        <text:p text:style-name="P214"><text:span text:style-name="CharStyle12">and what I do none can re­verse.”</text:span></text:p>
        <text:p text:style-name="P63"><text:soft-page-break/><text:span text:style-name="CharStyle52">The Eternal, your deliverer, 14 Israel’s Majestic One, de­clares:</text:span></text:p>
        <text:p text:style-name="P80"><text:span text:style-name="CharStyle77">“For your sake I send an army against Babylon, and hustle the Chaldeans down the stream, all flying in their pleasure- boats—</text:span></text:p>
        <text:p text:style-name="P303"><text:span text:style-name="CharStyle77">I the Eternal, </text:span><text:span text:style-name="CharStyle78">your </text:span><text:span text:style-name="CharStyle77">Majestic </text:span><text:span text:style-name="CharStyle78">15 </text:span><text:span text:style-name="CharStyle77">One,</text:span></text:p>
        <text:p text:style-name="P164"><text:span text:style-name="CharStyle77">Israel’s Maker, your own King, opening a road through the sea, 16 a path amid the mighty waters,</text:span></text:p>
        <text:p text:style-name="P63"><text:span text:style-name="CharStyle52">leading out chariots and horses, 17 an army with its warriors, till they drop down and never rise,</text:span></text:p>
        <text:p text:style-name="P191"><text:span text:style-name="CharStyle77">till they are stamped out like a spark.</text:span></text:p>
        <text:p text:style-name="P81"><text:span text:style-name="CharStyle77">Yet think not of the far past, 18 dwell not on deeds of old; here is a new deed of mine<text:tab/></text:span><text:span text:style-name="CharStyle78">19</text:span></text:p>
        <text:p text:style-name="P191"><text:span text:style-name="CharStyle77">springing to light—have you no eyes for it?</text:span></text:p>
        <text:p text:style-name="P303"><text:span text:style-name="CharStyle77">I open a road through the desert,</text:span></text:p>
        <text:p text:style-name="P164"><text:span text:style-name="CharStyle77">and rivers in a dry place, till the very wild beasts drink 20 to my honour, jackals and ostriches!</text:span></text:p>
        <text:p text:style-name="P303"><text:span text:style-name="CharStyle77">[[For I grant water in the desert,</text:span></text:p>
        <text:p text:style-name="P164"><text:span text:style-name="CharStyle77">and rivers in a dry place, to let my chosen people drink, that they may sound my 21 praise,</text:span></text:p>
        <text:p text:style-name="P198"><text:span text:style-name="CharStyle52">the people I have formed for myself.]]</text:span></text:p>
        <text:p text:style-name="P80"><text:span text:style-name="CharStyle77">And yet, O Jacob, you have 22 not invoked me, you have not troubled about me, O Israel;</text:span></text:p>
        <text:p text:style-name="P303"><text:span text:style-name="CharStyle77">you have not brought </text:span><text:span text:style-name="CharStyle79">me </text:span><text:span text:style-name="CharStyle77">lambs </text:span><text:span text:style-name="CharStyle79">23 </text:span><text:span text:style-name="CharStyle77">to burn,</text:span></text:p>
        <text:p text:style-name="P191"><text:span text:style-name="CharStyle77">nor honoured me with sacri­fice;</text:span></text:p>
        <text:p text:style-name="P301"><text:span text:style-name="CharStyle77">for I never burdened you with offerings,</text:span></text:p>
        <text:p text:style-name="P101"><draw:frame draw:style-name="fr14" draw:name="86" text:anchor-type="paragraph" svg:x="2.7654in" svg:y="3.4201in" svg:width="0.2799in" svg:height="0.0161in" draw:z-index="147"><draw:image xlink:href="Pictures/100000000000002A0000001A7B34D0E4.jpg" xlink:type="simple" xlink:show="embed" xlink:actuate="onLoad"/><draw:contour-polygon svg:width="0.2799in" svg:height="0.1728in" svg:viewBox="0 0 711 439" draw:points="0,0 711,0 711,439 0,439" draw:recreate-on-edit="true"/></draw:frame><text:span text:style-name="CharStyle12">I never wearied you for in­cense.</text:span></text:p>
        <text:list xml:id="list706613660263020718" text:style-name="L65">
          <text:list-item>
            <text:p text:style-name="P780"><text:span text:style-name="CharStyle12"><text:tab/>You have not bought sweet</text:span></text:p>
          </text:list-item>
        </text:list>
        <text:p text:style-name="P389"><text:span text:style-name="CharStyle12">cane for me,</text:span></text:p>
        <text:p text:style-name="P101"><text:span text:style-name="CharStyle12">you have not filled me with rich meat of sacrifice.</text:span></text:p>
        <text:p text:style-name="P526"><text:span text:style-name="CharStyle12">No, you have burdened me with sins,</text:span></text:p>
        <text:p text:style-name="P101"><text:span text:style-name="CharStyle12">and wearied me with your ini­quities.</text:span></text:p>
        <text:list xml:id="list182825109510336" text:continue-numbering="true" text:style-name="L65">
          <text:list-item>
            <text:p text:style-name="P780"><text:span text:style-name="CharStyle12"><text:tab/>[[Yet it is I who (for my own</text:span></text:p>
          </text:list-item>
        </text:list>
        <text:p text:style-name="P389"><text:span text:style-name="CharStyle12">sake) blot out your ill deeds, I put your sins out of my mind;</text:span></text:p>
        <text:list xml:id="list182823529427775" text:continue-numbering="true" text:style-name="L65">
          <text:list-item>
            <text:p text:style-name="P768"><text:span text:style-name="CharStyle12"><text:tab/>recall to me, in your defence,</text:span></text:p>
          </text:list-item>
        </text:list>
        <text:p text:style-name="P101"><text:span text:style-name="CharStyle12">a single item proving you in­nocent!]]</text:span></text:p>
        <text:list xml:id="list182825308554429" text:continue-numbering="true" text:style-name="L65">
          <text:list-item>
            <text:p text:style-name="P768"><text:span text:style-name="CharStyle12"><text:tab/>Your first father Jacob sinned,</text:span></text:p>
          </text:list-item>
        </text:list>
        <text:p text:style-name="P101"><text:span text:style-name="CharStyle12">your prophets turned against me,</text:span></text:p>
        <text:list xml:id="list182824271889289" text:continue-numbering="true" text:style-name="L65">
          <text:list-item>
            <text:p text:style-name="P768"><text:span text:style-name="CharStyle12"><text:tab/>your princes profaned my</text:span></text:p>
          </text:list-item>
        </text:list>
        <text:p text:style-name="P389"><text:span text:style-name="CharStyle12">sanctuary;</text:span></text:p>
        <text:p text:style-name="P526"><text:span text:style-name="CharStyle12">so I abandoned Jacob to de­struction,</text:span></text:p>
        <text:p text:style-name="P105"><text:span text:style-name="CharStyle12">Israel to be reviled.</text:span></text:p>
        <text:p text:style-name="P16"><text:span text:style-name="CharStyle12">But now, my servant Jacob, my chosen Israel, listen:</text:span></text:p>
        <text:list xml:id="list182810539931809" text:style-name="L56">
          <text:list-item>
            <text:p text:style-name="P772"><text:span text:style-name="CharStyle12"><text:tab/>here is the promise of the Eter­</text:span></text:p>
          </text:list-item>
        </text:list>
        <text:p text:style-name="P392"><text:span text:style-name="CharStyle12">nal who made you, your helper from your birth.</text:span></text:p>
        <text:p text:style-name="P574"><text:span text:style-name="CharStyle12">Fear not, O my servant Jacob,<text:line-break/></text:span><text:span text:style-name="CharStyle46">0</text:span><text:span text:style-name="CharStyle12"> Jeshurun, whom I chose,</text:span></text:p>
        <text:list xml:id="list182824095034554" text:continue-numbering="true" text:style-name="L56">
          <text:list-item>
            <text:p text:style-name="P772"><text:span text:style-name="CharStyle12"><text:tab/>for I pour water on the thirsty</text:span></text:p>
          </text:list-item>
        </text:list>
        <text:p text:style-name="P389"><text:span text:style-name="CharStyle12">land</text:span></text:p>
        <text:p text:style-name="P101"><text:span text:style-name="CharStyle12">and streams on the dry ground,</text:span></text:p>
        <text:p text:style-name="P526"><text:span text:style-name="CharStyle12">I pour my spirit on your chil­dren,</text:span></text:p>
        <text:p text:style-name="P101"><text:span text:style-name="CharStyle12">my blessing on your offspring,</text:span></text:p>
        <text:list xml:id="list182825430438054" text:continue-numbering="true" text:style-name="L56">
          <text:list-item>
            <text:p text:style-name="P832"><text:span text:style-name="CharStyle12"><text:tab/>till they spring up like grass</text:span></text:p>
          </text:list-item>
        </text:list>
        <text:p text:style-name="P389"><text:span text:style-name="CharStyle12">among the waters, like willows by a water-course.</text:span></text:p>
        <text:list xml:id="list182823755955274" text:continue-numbering="true" text:style-name="L56">
          <text:list-item>
            <text:p text:style-name="P832"><text:soft-page-break/><text:span text:style-name="CharStyle12"><text:tab/>One shall say, ‘I am the Eter­</text:span></text:p>
          </text:list-item>
        </text:list>
        <text:p text:style-name="P389"><text:span text:style-name="CharStyle12">nal’s,’ •</text:span></text:p>
        <text:p text:style-name="P101"><text:span text:style-name="CharStyle12">another shall call himself ‘Jacob,’</text:span></text:p>
        <text:p text:style-name="P529"><text:span text:style-name="CharStyle12">another shall mark his hand ‘The Eternal’s,’</text:span></text:p>
        <text:p text:style-name="P197"><text:span text:style-name="CharStyle12">and be honoured with ‘Is­rael’ as a surname.”</text:span></text:p>
        <text:p text:style-name="P290"><text:span text:style-name="CharStyle12">Here is the word of the Eternal, 6 King of Israel,</text:span></text:p>
        <text:p text:style-name="P181"><text:span text:style-name="CharStyle12">Israel’s deliverer, the Lord of hosts:</text:span></text:p>
        <text:p text:style-name="P593"><text:span text:style-name="CharStyle12">“I am the first and I am the last-<text:line-break/>there is no god besides me,</text:span></text:p>
        <text:p text:style-name="P16"><text:span text:style-name="CharStyle12">Who is like me? Let him come 7 forward with his claim, let him set out his case before me.</text:span></text:p>
        <text:p text:style-name="P281"><text:span text:style-name="CharStyle12">Who foretold the future long ago?</text:span></text:p>
        <text:p text:style-name="P181"><text:span text:style-name="CharStyle12">Pray let us hear what is still to be!</text:span></text:p>
        <text:p text:style-name="P281"><text:span text:style-name="CharStyle12">Fear nothing, dread not in the 8 days to come;</text:span></text:p>
        <text:p text:style-name="P181"><text:span text:style-name="CharStyle12">have I not foretold it and an­nounced it long ago?</text:span></text:p>
        <text:p text:style-name="P21"><text:span text:style-name="CharStyle12">You are my witnesses whether there is any god, any Power, any, besides me. Remember this, O Jacob,<text:tab/>21</text:span></text:p>
        <text:list xml:id="list5076289385641837638" text:style-name="L66">
          <text:list-item>
            <text:p text:style-name="P974"><text:span text:style-name="CharStyle12"><text:tab/>Israel, my witness;</text:span></text:p>
          </text:list-item>
        </text:list>
        <text:p text:style-name="P281"><text:span text:style-name="CharStyle12">you are my servant, I made you—</text:span></text:p>
        <text:p text:style-name="P657"><text:span text:style-name="CharStyle46">0</text:span><text:span text:style-name="CharStyle12"> Israel, you will not re­nounce me?</text:span></text:p>
        <text:p text:style-name="P59"><text:span text:style-name="CharStyle12">I have swept aside your ill 22 deeds like a mist, and your sins like a cloud,</text:span></text:p>
        <text:list xml:id="list182824885719004" text:continue-numbering="true" text:style-name="L66">
          <text:list-item>
            <text:p text:style-name="P1030"><text:span text:style-name="CharStyle12"><text:tab/>have redeemed you; oh re­turn to me!”</text:span></text:p>
          </text:list-item>
        </text:list>
        <text:p text:style-name="P281"><text:span text:style-name="CharStyle12">Sing, </text:span><text:span text:style-name="CharStyle46">0</text:span><text:span text:style-name="CharStyle12"> heavens, for the Eternal 23 has done it,</text:span></text:p>
        <text:p text:style-name="P688"><text:span text:style-name="CharStyle12">shout aloud, 0 earth below, burst into song, ye mountains, ye forests and all trees!</text:span></text:p>
        <text:p text:style-name="P288"><text:span text:style-name="CharStyle12">For the Eternal has redeemed Jacob,</text:span></text:p>
        <text:p text:style-name="P195"><text:span text:style-name="CharStyle12">gaining honour to himself by Israel.</text:span></text:p>
        <text:p text:style-name="P163"><text:span text:style-name="CharStyle12">[[Makers of idols are all inane, </text:span><text:span text:style-name="CharStyle63">9 </text:span><text:span text:style-name="CharStyle12">and their adored images are futile; an idol’s devotees are blind and dull, their end is shame. Who would ever carve a 10</text:span></text:p>
        <text:p text:style-name="P209"><text:span text:style-name="CharStyle12">god or cast an idol?—mere fu­ll tilities! The spells put on it make a sorry show, and its magic charms are only man­made; let its adherents gather, let them come forward, and they shall quake, they shall at</text:span></text:p>
        <text:list xml:id="list182809532188915" text:style-name="L48">
          <text:list-item>
            <text:p text:style-name="P930"><text:span text:style-name="CharStyle12"><text:tab/>once be disconcerted. The blacksmith works with the coals and hammers the idol into shape, plying his brawny arms, losing strength as he grows hungry, and weary for a drink</text:span></text:p>
          </text:list-item>
          <text:list-item>
            <text:p text:style-name="P930"><text:span text:style-name="CharStyle12"><text:tab/>of water. The worker in wood draws lines on the block, mark­ing them with a pencil; then he shapes the idol with his plane into a human figure, comely as</text:span></text:p>
          </text:list-item>
          <text:list-item>
            <text:p text:style-name="P931"><text:span text:style-name="CharStyle12"><text:tab/>a man, to occupy a shrine. In cutting timber for this purpose a man will fix upon some plane or oak, which God planted and the rain nourished to serve as</text:span></text:p>
          </text:list-item>
          <text:list-item>
            <text:p text:style-name="P931"><text:span text:style-name="CharStyle12"><text:tab/>fuel; men kindle a fire with it to warm themselves, or start a blaze in order to bake bread. But he turns it into a god for worship; he makes it into an</text:span></text:p>
          </text:list-item>
          <text:list-item>
            <text:p text:style-name="P931"><text:span text:style-name="CharStyle12"><text:tab/>idol and bows down to it! Half of it he burns in the fire, roast­ing flesh upon the embers; he eats the roast meat and he is satisfied, warming himself and saying, “Ha, I am warm now,</text:span></text:p>
          </text:list-item>
          <text:list-item>
            <text:p text:style-name="P931"><text:span text:style-name="CharStyle12"><text:tab/>I feel the glow!” The other half he turns into a god, into an idol, and bows down to it, worshipping it, praying to it, crying, “Save me, for you are</text:span></text:p>
          </text:list-item>
          <text:list-item>
            <text:p text:style-name="P931"><text:span text:style-name="CharStyle12"><text:tab/>my god!” Such men are ig­norant and senseless, their eyes are bedaubed till they cannot see, and their minds closed to</text:span></text:p>
          </text:list-item>
          <text:list-item>
            <text:p text:style-name="P931"><text:span text:style-name="CharStyle12"><text:tab/>knowledge; none of them calls to mind—none has sense and wit enough to say to himself, “Half of it I burned in the fire, baking bread upon its embers and roasting meat for food; and am I to make the other half a horrid idol? Am I to bow down</text:span></text:p>
          </text:list-item>
        </text:list>
        <text:p text:style-name="P87"><text:span text:style-name="CharStyle12">to a wooden block?” Ashes 20 will satisfy a man who is so duped by a delusion that he cannot pull himself up by ask­ing, “Am I not holding to some­thing false and vain?”]]</text:span></text:p>
        <text:p text:style-name="P281"><text:span text:style-name="CharStyle12">The word of the Eternal your 24 redeemer,</text:span></text:p>
        <text:p text:style-name="P181"><text:span text:style-name="CharStyle12">he who formed you from your birth:</text:span></text:p>
        <text:p text:style-name="P294"><text:span text:style-name="CharStyle52">“I am the Eternal, maker of all things,</text:span></text:p>
        <text:p text:style-name="P181"><text:span text:style-name="CharStyle12">I alone stretched out the heavens,</text:span></text:p>
        <text:p text:style-name="P458"><text:span text:style-name="CharStyle12">’twas I spread out the earth; who aided me?</text:span></text:p>
        <text:p text:style-name="P281"><text:span text:style-name="CharStyle12">I confound soothsayers and their 25 omens,</text:span></text:p>
        <text:p text:style-name="P150"><text:span text:style-name="CharStyle12">I make diviners mad,</text:span></text:p>
        <text:p text:style-name="P16"><text:span text:style-name="CharStyle12">I foil the sages, turning their wisdom into folly;</text:span></text:p>
        <text:p text:style-name="P16"><text:span text:style-name="CharStyle12">but I am he who carries out 26 his servants’ words, his messengers’ predictions, who says to Jerusalem, Be peo­pled,</text:span></text:p>
        <text:p text:style-name="P165"><text:span text:style-name="CharStyle52">to the temple, Be founded, to Judah’s towns, Be built—</text:span></text:p>
        <text:p text:style-name="P150"><text:span text:style-name="CharStyle12">(for I will raise their ruins); who says to the flood, </text:span><text:span text:style-name="CharStyle64">Be </text:span><text:span text:style-name="CharStyle12">dry— 27 I will parch up your streams; who says of Cyrus, ‘He is my 28 friend,</text:span></text:p>
        <text:p text:style-name="P170"><text:span text:style-name="CharStyle12">he executes my purpose!’</text:span></text:p>
        <text:p text:style-name="P295"><text:span text:style-name="CharStyle52">Thus the Eternal, the true </text:span><text:span text:style-name="CharStyle80">a</text:span><text:span text:style-name="CharStyle52"> r* God,<text:tab/></text:span><text:span text:style-name="CharStyle56">40</text:span></text:p>
        <text:p text:style-name="P187"><text:span text:style-name="CharStyle52">hails Cyrus, whom he conse­crates—</text:span></text:p>
        <text:p text:style-name="P281"><text:span text:style-name="CharStyle12">whose right hand I have grasped,</text:span></text:p>
        <text:p text:style-name="P150"><text:span text:style-name="CharStyle12">to terrify nations, to open doors before him, to keep gates from being closed.</text:span></text:p>
        <text:p text:style-name="P108"><text:span text:style-name="CharStyle12">I myself will go before you, 2 levelling the mountains,</text:span></text:p>
        <text:p text:style-name="P460"><text:soft-page-break/><text:span text:style-name="CharStyle52">I will shatter doors of bronze, and cut through iron bars;</text:span></text:p>
      </text:section>
      <text:section text:style-name="Sect4" text:name="Section23">
        <text:list xml:id="list1328186719196353950" text:style-name="L67">
          <text:list-item>
            <text:p text:style-name="P915"><text:span text:style-name="CharStyle12"><text:tab/>I will give you hidden treasures,</text:span></text:p>
          </text:list-item>
        </text:list>
        <text:p text:style-name="P126"><text:span text:style-name="CharStyle12">secret hoards;</text:span></text:p>
        <text:p text:style-name="P348"><text:span text:style-name="CharStyle12">for ’tis I the Eternal who call you by name,</text:span></text:p>
        <text:p text:style-name="P126"><text:span text:style-name="CharStyle12">I the God of Israel.</text:span></text:p>
        <text:list xml:id="list182823541550404" text:continue-numbering="true" text:style-name="L67">
          <text:list-item>
            <text:p text:style-name="P732"><text:span text:style-name="CharStyle12"><text:tab/>For the sake of my servant</text:span></text:p>
          </text:list-item>
        </text:list>
        <text:p text:style-name="P502"><text:span text:style-name="CharStyle12">Jacob</text:span></text:p>
        <text:p text:style-name="P126"><text:span text:style-name="CharStyle12">and of my chosen Israel,</text:span></text:p>
        <text:p text:style-name="P548"><text:span text:style-name="CharStyle12">I called you by your name; you know me not, but I de­light in you.</text:span></text:p>
        <text:list xml:id="list182825379709899" text:continue-numbering="true" text:style-name="L67">
          <text:list-item>
            <text:p text:style-name="P732"><text:span text:style-name="CharStyle12"><text:tab/>I am the Eternal; there is no</text:span></text:p>
          </text:list-item>
        </text:list>
        <text:p text:style-name="P502"><text:span text:style-name="CharStyle12">one else,</text:span></text:p>
        <text:p text:style-name="P511"><text:span text:style-name="CharStyle12">no God besides me: kings I disarm, but you I arm,</text:span></text:p>
        <text:list xml:id="list182825100095502" text:continue-numbering="true" text:style-name="L67">
          <text:list-item>
            <text:p text:style-name="P732"><text:span text:style-name="CharStyle12"><text:tab/>that, east and west,</text:span></text:p>
          </text:list-item>
        </text:list>
        <text:p text:style-name="P511"><text:span text:style-name="CharStyle12">men may confess that I the Eternal stand alone— no god besides me—</text:span></text:p>
        <text:list xml:id="list182824597250314" text:continue-numbering="true" text:style-name="L67">
          <text:list-item>
            <text:p text:style-name="P732"><text:span text:style-name="CharStyle12"><text:tab/>I form light and I make dark­</text:span></text:p>
          </text:list-item>
        </text:list>
        <text:p text:style-name="P502"><text:span text:style-name="CharStyle12">ness,</text:span></text:p>
        <text:p text:style-name="P126"><text:span text:style-name="CharStyle12">I bring bliss and calamity;</text:span></text:p>
        <text:p text:style-name="P548"><text:span text:style-name="CharStyle12">I the Eternal, the true God,</text:span></text:p>
        <text:p text:style-name="P132"><text:span text:style-name="CharStyle12">I do it all.</text:span></text:p>
        <text:list xml:id="list182825419249302" text:continue-numbering="true" text:style-name="L67">
          <text:list-item>
            <text:p text:style-name="P732"><text:span text:style-name="CharStyle12"><text:tab/>Shower down victory, ye heav­</text:span></text:p>
          </text:list-item>
        </text:list>
        <text:p text:style-name="P502"><text:span text:style-name="CharStyle12">ens,</text:span></text:p>
        <text:p text:style-name="P511"><text:span text:style-name="CharStyle12">rain it from above, ye skies! Let earth’s womb open for the birth of peace, and let her too bear victory—</text:span></text:p>
        <text:p text:style-name="P132"><text:span text:style-name="CharStyle12">’tis I, the Eternal, who bring this about.</text:span></text:p>
        <text:list xml:id="list182824661112818" text:continue-numbering="true" text:style-name="L67">
          <text:list-item>
            <text:p text:style-name="P732"><text:span text:style-name="CharStyle12"><text:tab/>Woe to the man who quarrels</text:span></text:p>
          </text:list-item>
        </text:list>
        <text:p text:style-name="P502"><text:span text:style-name="CharStyle12">with his Maker— man a mere potsherd of the earth!</text:span></text:p>
        <text:p text:style-name="P548"><text:span text:style-name="CharStyle12">Does the clay ask the potter what he is doing? does what he makes tell him that he is powerless?</text:span></text:p>
        <text:list xml:id="list182824495852062" text:continue-numbering="true" text:style-name="L67">
          <text:list-item>
            <text:p text:style-name="P815"><text:span text:style-name="CharStyle12"><text:tab/>[[Woe to him who asks his</text:span></text:p>
          </text:list-item>
        </text:list>
        <text:p text:style-name="P502"><text:span text:style-name="CharStyle12">father what he is begetting, or his mother what she is bearing!]]</text:span></text:p>
        <text:list xml:id="list182824027491135" text:continue-numbering="true" text:style-name="L67">
          <text:list-item>
            <text:p text:style-name="P815"><text:soft-page-break/><text:span text:style-name="CharStyle12"><text:tab/>And would you question me</text:span></text:p>
          </text:list-item>
        </text:list>
        <text:p text:style-name="P502"><text:span text:style-name="CharStyle12">about the future?</text:span></text:p>
        <text:p text:style-name="P126"><text:span text:style-name="CharStyle12">Would you dictate to me about my work?</text:span></text:p>
        <text:p text:style-name="P108"><text:span text:style-name="CharStyle12">says the Eternal, Israel’s maker, Israel’s Majestic One,</text:span></text:p>
        <text:p text:style-name="P36"><text:span text:style-name="CharStyle12">I, I who made the earth,<text:tab/>is</text:span></text:p>
        <text:p text:style-name="P150"><text:span text:style-name="CharStyle12">I who created man on earth,</text:span></text:p>
        <text:p text:style-name="P281"><text:span text:style-name="CharStyle12">I who stretched out the heavens with my own hands,</text:span></text:p>
        <text:p text:style-name="P150"><text:span text:style-name="CharStyle12">I who ordered all their host!</text:span></text:p>
        <text:p text:style-name="P281"><text:span text:style-name="CharStyle12">’Tis I who have raised Cyrus of 13 set purpose,</text:span></text:p>
        <text:p text:style-name="P150"><text:span text:style-name="CharStyle12">smoothing the path for him;</text:span></text:p>
        <text:p text:style-name="P281"><text:span text:style-name="CharStyle12">’tis he who shall rebuild my city,</text:span></text:p>
        <text:p text:style-name="P170"><text:span text:style-name="CharStyle12">and set free my exiles.”</text:span></text:p>
        <text:p text:style-name="P36"><text:span text:style-name="CharStyle12">The Lord of hosts declares:<text:tab/>14</text:span></text:p>
        <text:p text:style-name="P16"><text:span text:style-name="CharStyle12">“Exiles from Egypt, captives from Ethiopia, tall Sabaeans too, shall pass before you, bowing down to you, in supplication, saying,</text:span></text:p>
        <text:p text:style-name="P281"><text:span text:style-name="CharStyle12">‘God is among you only, be­sides him</text:span></text:p>
        <text:p text:style-name="P150"><text:span text:style-name="CharStyle12">there is no god at all.</text:span></text:p>
        <text:p text:style-name="P27"><text:span text:style-name="CharStyle12">Yours is indeed the God of 15</text:span></text:p>
        <text:p text:style-name="P474"><text:span text:style-name="CharStyle12">mystery,</text:span></text:p>
        <text:p text:style-name="P150"><text:span text:style-name="CharStyle12">a God who saves.</text:span></text:p>
        <text:p text:style-name="P36"><text:span text:style-name="CharStyle12">Shamed and disgraced<text:tab/>16</text:span></text:p>
        <text:p text:style-name="P150"><text:span text:style-name="CharStyle12">are all his rivals; and they depart disgraced, who fashion idols; while Israel is saved by the 17 Eternal</text:span></text:p>
        <text:p text:style-name="P150"><text:span text:style-name="CharStyle12">in a lasting triumph.’</text:span></text:p>
        <text:p text:style-name="P91"><text:span text:style-name="CharStyle12">You never shall be shamed, never disgraced, world without end.”</text:span></text:p>
        <text:p text:style-name="P16"><text:span text:style-name="CharStyle12">For this is the message of the 18 Eternal, the true God,</text:span></text:p>
        <text:p text:style-name="P281"><text:span text:style-name="CharStyle12">who formed the earth and fash­ioned it,</text:span></text:p>
        <text:p text:style-name="P150"><text:span text:style-name="CharStyle12">who fixed it firm, made it no waste, but for inhabitants—</text:span></text:p>
        <text:p text:style-name="P615"><text:span text:style-name="CharStyle12">“I am the Eternal, there is no god besides me:</text:span></text:p>
        <text:p text:style-name="P36"><text:soft-page-break/><text:span text:style-name="CharStyle12">I never spoke in secret,<text:tab/>19</text:span></text:p>
        <text:p text:style-name="P150"><text:span text:style-name="CharStyle12">in dark corners,</text:span></text:p>
        <text:p text:style-name="P68"><text:span text:style-name="CharStyle12">I never bade the sons of Jacob</text:span></text:p>
        <text:p text:style-name="P976"><draw:frame draw:style-name="fr7" draw:name="87" text:anchor-type="paragraph" svg:x="2.772in" svg:y="4.8638in" svg:width="0.2799in" svg:height="0.0161in" draw:z-index="148"><draw:image xlink:href="Pictures/100000000000002A0000001B31F1CCF5.jpg" xlink:type="simple" xlink:show="embed" xlink:actuate="onLoad"/><draw:contour-polygon svg:width="0.2799in" svg:height="0.1799in" svg:viewBox="0 0 711 457" draw:points="0,0 711,0 711,457 0,457" draw:recreate-on-edit="true"/></draw:frame><text:span text:style-name="CharStyle12">grope for me blindly;</text:span></text:p>
        <text:p text:style-name="P526"><text:span text:style-name="CharStyle12">I the Eternal promise what is true,</text:span></text:p>
        <text:p text:style-name="P101"><text:span text:style-name="CharStyle12">I predict honestly.</text:span></text:p>
        <text:list xml:id="list182810393135993" text:style-name="L48">
          <text:list-item>
            <text:p text:style-name="P835"><text:span text:style-name="CharStyle12"><text:tab/>Gather together and come</text:span></text:p>
          </text:list-item>
        </text:list>
        <text:p text:style-name="P332"><text:span text:style-name="CharStyle12">hither,</text:span></text:p>
        <text:p text:style-name="P101"><text:span text:style-name="CharStyle12">ye who survive from the na­tions.</text:span></text:p>
        <text:p text:style-name="P452"><text:span text:style-name="CharStyle12">Senseless are all who carry carved idols of wood, praying to gods that cannot save!</text:span></text:p>
        <text:list xml:id="list182824073057785" text:continue-numbering="true" text:style-name="L48">
          <text:list-item>
            <text:p text:style-name="P835"><text:span text:style-name="CharStyle12"><text:tab/>Let us hear your defence;</text:span></text:p>
          </text:list-item>
        </text:list>
        <text:p text:style-name="P277"><text:span text:style-name="CharStyle12">consult what you can urge. Who foretold all this of old?</text:span></text:p>
        <text:p text:style-name="P277"><text:span text:style-name="CharStyle12">Who announced it long ago? Was it not I, the Eternal,</text:span></text:p>
        <text:p text:style-name="P101"><text:span text:style-name="CharStyle12">I God alone,</text:span></text:p>
        <text:p text:style-name="P607"><text:span text:style-name="CharStyle12">an upright God, a saviour?— besides me there is no god.</text:span></text:p>
        <text:list xml:id="list182825125849798" text:continue-numbering="true" text:style-name="L48">
          <text:list-item>
            <text:p text:style-name="P835"><text:span text:style-name="CharStyle12"><text:tab/>Turn to me and you are saved,</text:span></text:p>
          </text:list-item>
        </text:list>
        <text:p text:style-name="P101"><text:span text:style-name="CharStyle12">all ends of the earth!</text:span></text:p>
        <text:p text:style-name="P452"><text:span text:style-name="CharStyle12">As I am God and God alone,</text:span></text:p>
        <text:list xml:id="list182824088799145" text:continue-numbering="true" text:style-name="L48">
          <text:list-item>
            <text:p text:style-name="P835"><text:span text:style-name="CharStyle12"><text:tab/>I swear by myself,</text:span></text:p>
          </text:list-item>
        </text:list>
        <text:p text:style-name="P452"><text:span text:style-name="CharStyle12">I swear a true word,</text:span></text:p>
        <text:p text:style-name="P277"><text:span text:style-name="CharStyle12">never to be recalled, that every knee shall bow to me, and every tongue swear loy­alty.</text:span></text:p>
        <text:list xml:id="list182824928131316" text:continue-numbering="true" text:style-name="L48">
          <text:list-item>
            <text:p text:style-name="P837"><text:span text:style-name="CharStyle12"><text:tab/>Jacob wins victory and power</text:span></text:p>
          </text:list-item>
        </text:list>
        <text:p text:style-name="P277"><text:span text:style-name="CharStyle12">by the Eternal only; all who were enraged at him shall be defeated and dis­graced,</text:span></text:p>
        <text:list xml:id="list182810510232624" text:style-name="L54">
          <text:list-item>
            <text:p text:style-name="P1031"><text:span text:style-name="CharStyle12"><text:tab/>but all the sons of Israel shall triumph</text:span></text:p>
          </text:list-item>
        </text:list>
        <text:p text:style-name="P101"><text:span text:style-name="CharStyle12">and exult in the Eternal.</text:span></text:p>
        <text:p text:style-name="P16"><text:span text:style-name="CharStyle12">Bel crouches, Nebo cowers; their idols become bales for beasts,</text:span></text:p>
        <text:p text:style-name="P101"><text:span text:style-name="CharStyle12">lifted and laid on weary cattle!</text:span></text:p>
        <text:list xml:id="list182810961120391" text:style-name="L66">
          <text:list-item>
            <text:p text:style-name="P788"><text:span text:style-name="CharStyle12"><text:tab/>They crouch and cower, these</text:span></text:p>
          </text:list-item>
        </text:list>
        <text:p text:style-name="P332"><text:span text:style-name="CharStyle12">gods together.</text:span></text:p>
        <text:p text:style-name="P279"><text:span text:style-name="CharStyle12">They to rescue their loads? They are themselves bundled into captivity!</text:span></text:p>
        <text:list xml:id="list182824713334672" text:continue-numbering="true" text:style-name="L66">
          <text:list-item>
            <text:p text:style-name="P788"><text:soft-page-break/><text:span text:style-name="CharStyle12"><text:tab/>Listen to me, O household of</text:span></text:p>
          </text:list-item>
        </text:list>
        <text:p text:style-name="P332"><text:span text:style-name="CharStyle12">Jacob,</text:span></text:p>
        <text:p text:style-name="P103"><text:span text:style-name="CharStyle12">all who are left of Israel’s household,</text:span></text:p>
        <text:p text:style-name="P281"><text:span text:style-name="CharStyle12">my load since ever you were borne,</text:span></text:p>
        <text:p text:style-name="P150"><text:span text:style-name="CharStyle12">whom I have carried since your mother bore you; even to your old age I will be 4 the same,</text:span></text:p>
        <text:p text:style-name="P181"><text:span text:style-name="CharStyle12">when you are grey-haired, still I will sustain you;</text:span></text:p>
        <text:p text:style-name="P281"><text:span text:style-name="CharStyle12">I have borne the burden, I will carry it,</text:span></text:p>
        <text:p text:style-name="P195"><text:span text:style-name="CharStyle12">yes, I will carry you and save you.</text:span></text:p>
        <text:p text:style-name="P16"><text:span text:style-name="CharStyle12">To whom then can you liken 5 me and equal me, and compare me as an equal? [[Those who empty bags of gold 6 and weigh out silver, hire a goldsmith to make a god of it,</text:span></text:p>
        <text:p text:style-name="P181"><text:span text:style-name="CharStyle12">then bow down and worship</text:span></text:p>
        <text:p text:style-name="P474"><text:span text:style-name="CharStyle12">it;</text:span></text:p>
        <text:p text:style-name="P281"><text:span text:style-name="CharStyle12">they shoulder it and put it in 7 its place;</text:span></text:p>
        <text:p text:style-name="P181"><text:span text:style-name="CharStyle12">where it stands, it never moves;</text:span></text:p>
        <text:p text:style-name="P281"><text:span text:style-name="CharStyle12">it never answers any cry for help,</text:span></text:p>
        <text:p text:style-name="P181"><text:span text:style-name="CharStyle12">it never saves a man from trouble.</text:span></text:p>
        <text:p text:style-name="P19"><text:span text:style-name="CharStyle12">Remember that, pay heed to it, 8 lay it to heart, you rebels!]] Remember the far past<text:tab/>9 for I am God alone,</text:span></text:p>
        <text:p text:style-name="P185"><text:span text:style-name="CharStyle12">I am God and there is none like me,</text:span></text:p>
        <text:p text:style-name="P290"><text:span text:style-name="CharStyle12">I who foretell the end from the 10 beginning,</text:span></text:p>
        <text:p text:style-name="P628"><text:span text:style-name="CharStyle12">and from of old what is to be, saying, ‘My purpose shall stand,</text:span></text:p>
        <text:p text:style-name="P155"><text:span text:style-name="CharStyle12">I carry out whate’er I choose,’ summoning a bird of prey from 11 the east,</text:span></text:p>
        <text:p text:style-name="P185"><text:span text:style-name="CharStyle12">a man for my purpose from a land afar;</text:span></text:p>
        <text:p text:style-name="P55"><text:span text:style-name="CharStyle12">I have said it, I will do it,</text:span></text:p>
        <text:p text:style-name="P185"><text:span text:style-name="CharStyle12">I will carry out my plan.</text:span></text:p>
        <text:p text:style-name="P55"><text:span text:style-name="CharStyle12">Listen, ye who are downcast, </text:span><text:span text:style-name="CharStyle46">13 </text:span><text:span text:style-name="CharStyle12">who feel far from any tri­umph,</text:span></text:p>
      </text:section>
      <text:section text:style-name="Sect4" text:name="Section24">
        <text:p text:style-name="P1032"><draw:frame draw:style-name="fr15" draw:name="88" text:anchor-type="paragraph" svg:x="2.752in" svg:y="0.9902in" svg:width="0.2764in" svg:height="0.0161in" draw:z-index="149"><draw:image xlink:href="Pictures/100000000000002A0000001B9F1FAA44.jpg" xlink:type="simple" xlink:show="embed" xlink:actuate="onLoad"/><draw:contour-polygon svg:width="0.2764in" svg:height="0.1764in" svg:viewBox="0 0 702 448" draw:points="0,0 702,0 702,448 0,448" draw:recreate-on-edit="true"/></draw:frame><text:span text:style-name="CharStyle12">13 I bring my triumph near, right near,</text:span></text:p>
        <text:p text:style-name="P106"><text:span text:style-name="CharStyle12">my victory is hastening;</text:span></text:p>
        <text:p text:style-name="P482"><text:span text:style-name="CharStyle12">I will grant Sion victory, and Israel the glory that is mine.</text:span></text:p>
        <text:p text:style-name="P84"><text:span text:style-name="CharStyle82">* * *</text:span></text:p>
        <text:p text:style-name="P254"><text:span text:style-name="CharStyle12">Down with you, sit in the dust,</text:span></text:p>
        <text:list xml:id="list3808415729963080721" text:style-name="L68">
          <text:list-item>
            <text:p text:style-name="P1033"><text:span text:style-name="CharStyle12"><text:tab/>maiden Babylon!</text:span></text:p>
          </text:list-item>
        </text:list>
        <text:p text:style-name="P482"><text:span text:style-name="CharStyle12">No throne for you, sit on the ground, lady Chaldea!</text:span></text:p>
        <text:p text:style-name="P489"><text:span text:style-name="CharStyle12">Never shall you be again dainty and delicate.</text:span></text:p>
        <text:list xml:id="list5830931884024635104" text:style-name="L69">
          <text:list-item>
            <text:p text:style-name="P794"><text:span text:style-name="CharStyle12"><text:tab/>Grind meal at the hand-mill,</text:span></text:p>
          </text:list-item>
        </text:list>
        <text:p text:style-name="P106"><text:span text:style-name="CharStyle12">off with your veil!</text:span></text:p>
        <text:p text:style-name="P651"><text:span text:style-name="CharStyle12">Strip your skirts, unbare your thighs,</text:span></text:p>
        <text:p text:style-name="P106"><text:span text:style-name="CharStyle12">wade through the streams.</text:span></text:p>
        <text:list xml:id="list182824181590815" text:continue-numbering="true" text:style-name="L69">
          <text:list-item>
            <text:p text:style-name="P794"><text:span text:style-name="CharStyle12"><text:tab/>For I am taking vengeance, I</text:span></text:p>
          </text:list-item>
        </text:list>
        <text:p text:style-name="P261"><text:span text:style-name="CharStyle12">will not relent,</text:span></text:p>
        <text:list xml:id="list182824996349010" text:continue-numbering="true" text:style-name="L69">
          <text:list-item>
            <text:p text:style-name="P733"><text:span text:style-name="CharStyle12"><text:tab/>says our Deliverer;</text:span></text:p>
          </text:list-item>
        </text:list>
        <text:p text:style-name="P106"><text:span text:style-name="CharStyle12">the Lord of hosts is his name.</text:span></text:p>
        <text:list xml:id="list182824490778913" text:continue-numbering="true" text:style-name="L69">
          <text:list-item>
            <text:p text:style-name="P733"><text:span text:style-name="CharStyle12"><text:tab/>Sit silent in the dark,</text:span></text:p>
          </text:list-item>
        </text:list>
        <text:p text:style-name="P106"><text:span text:style-name="CharStyle12">lady Chaldea!</text:span></text:p>
        <text:p text:style-name="P489"><text:span text:style-name="CharStyle12">Never again shall you be queen, a mistress over realms.</text:span></text:p>
        <text:list xml:id="list182823386862348" text:continue-numbering="true" text:style-name="L69">
          <text:list-item>
            <text:p text:style-name="P838"><text:span text:style-name="CharStyle12"><text:tab/>When in anger with my people</text:span></text:p>
          </text:list-item>
        </text:list>
        <text:list xml:id="list182809249607198" text:style-name="L68">
          <text:list-item>
            <text:p text:style-name="P1034"><text:span text:style-name="CharStyle12"><text:tab/>let my own land be defiled, putting them into your power,</text:span></text:p>
          </text:list-item>
        </text:list>
        <text:p text:style-name="P503"><text:span text:style-name="CharStyle12">you had no pity on them; you pressed your heavy yoke even on the aged;</text:span></text:p>
        <text:list xml:id="list182810797809822" text:style-name="L69">
          <text:list-item>
            <text:p text:style-name="P838"><text:span text:style-name="CharStyle12"><text:tab/>you thought that you would</text:span></text:p>
          </text:list-item>
        </text:list>
        <text:p text:style-name="P261"><text:span text:style-name="CharStyle12">last for ever, mistress for all time, you thought nothing of your cruelty,</text:span></text:p>
        <text:p text:style-name="P106"><text:span text:style-name="CharStyle12">reckless of all it would bring.</text:span></text:p>
        <text:list xml:id="list182824077966625" text:continue-numbering="true" text:style-name="L69">
          <text:list-item>
            <text:p text:style-name="P789"><text:span text:style-name="CharStyle12"><text:tab/>So listen to this, you luxurious</text:span></text:p>
          </text:list-item>
        </text:list>
        <text:p text:style-name="P261"><text:span text:style-name="CharStyle12">creature,</text:span></text:p>
        <text:p text:style-name="P674"><text:soft-page-break/><text:span text:style-name="CharStyle12">lolling at your ease, thinking to yourself,</text:span></text:p>
        <text:p text:style-name="P503"><text:span text:style-name="CharStyle12">‘I am supreme, never shall I be widowed, never suffer loss of children’;</text:span></text:p>
        <text:list xml:id="list182825483178226" text:continue-numbering="true" text:style-name="L69">
          <text:list-item>
            <text:p text:style-name="P789"><text:span text:style-name="CharStyle12"><text:tab/>both sorrows shall befall you</text:span></text:p>
          </text:list-item>
        </text:list>
        <text:p text:style-name="P504"><text:span text:style-name="CharStyle12">in a moment, on one day, widowhood and loss of children, they are on you suddenly,</text:span></text:p>
        <text:p text:style-name="P16"><text:span text:style-name="CharStyle12">in spite of all your spells, and mighty magic, though you feared nothing in 10 your tyranny,</text:span></text:p>
        <text:p text:style-name="P150"><text:span text:style-name="CharStyle12">thinking that no one saw you.</text:span></text:p>
        <text:p text:style-name="P281"><text:span text:style-name="CharStyle12">It was your own magic craft and cunning</text:span></text:p>
        <text:p text:style-name="P150"><text:span text:style-name="CharStyle12">that misled you, till you thought to yourself ‘I am supreme.’</text:span></text:p>
        <text:p text:style-name="P16"><text:span text:style-name="CharStyle12">Therefore shall evil assail you, 11 that you know no spells to avert,</text:span></text:p>
        <text:p text:style-name="P16"><text:span text:style-name="CharStyle12">and mischief shall befall you, you cannot ward from you, and a sudden crash of ruin, you know not how to evade.</text:span></text:p>
        <text:p text:style-name="P38"><text:span text:style-name="CharStyle12">Go on with your spells!<text:tab/>12</text:span></text:p>
        <text:p text:style-name="P150"><text:span text:style-name="CharStyle12">Practise aU your magic arts! Perhaps you will make some­thing of them,</text:span></text:p>
        <text:p text:style-name="P181"><text:span text:style-name="CharStyle12">perhaps be able to scare off your foes!</text:span></text:p>
        <text:p text:style-name="P294"><text:span text:style-name="CharStyle66">You </text:span><text:span text:style-name="CharStyle52">have worn yourself out 13 with them all;</text:span></text:p>
        <text:p text:style-name="P181"><text:span text:style-name="CharStyle12">let the astrologers come for­ward now,</text:span></text:p>
        <text:p text:style-name="P281"><text:span text:style-name="CharStyle12">let the star-gazers save you now,</text:span></text:p>
        <text:p text:style-name="P181"><text:span text:style-name="CharStyle12">who calculate the future, </text:span><text:span text:style-name="CharStyle64">month by month!</text:span></text:p>
        <text:p text:style-name="P294"><text:span text:style-name="CharStyle52">They fare no better than the 14 straw</text:span></text:p>
        <text:p text:style-name="P150"><text:span text:style-name="CharStyle12">burned by a fire; they cannot save their own lives</text:span></text:p>
        <text:p text:style-name="P150"><text:span text:style-name="CharStyle12">from the flames of war.</text:span></text:p>
        <text:p text:style-name="P294"><text:span text:style-name="CharStyle52">And that is all you find the 15 men for whom</text:span></text:p>
        <text:p text:style-name="P150"><text:span text:style-name="CharStyle12">you spent yourself from youth! Away they stagger scattering, all of them,</text:span></text:p>
        <text:p text:style-name="P170"><text:span text:style-name="CharStyle12">and there is none to save you.</text:span></text:p>
        <text:p text:style-name="P287"><text:span text:style-name="CharStyle12">Listen to this, O house- </text:span><text:span text:style-name="CharStyle65">a</text:span><text:span text:style-name="CharStyle21"> q </text:span><text:span text:style-name="CharStyle12">hold of Jacob<text:tab/></text:span><text:span text:style-name="CharStyle46">4</text:span><text:span text:style-name="CharStyle12">rO</text:span></text:p>
        <text:p text:style-name="P69"><text:span text:style-name="CharStyle12">[[you who are called by the name of Israel, the issue of Jacob, who swear by the name of the Eternal,</text:span></text:p>
        <text:p text:style-name="P926"><text:span text:style-name="CharStyle12">and celebrate the God of Is­rael,</text:span></text:p>
        <text:p text:style-name="P214"><text:span text:style-name="CharStyle12">but insincerely and dishon­estly.</text:span></text:p>
        <text:list xml:id="list182809242907278" text:style-name="L68">
          <text:list-item>
            <text:p text:style-name="P839"><text:span text:style-name="CharStyle12"><text:tab/>They call themselves members</text:span></text:p>
          </text:list-item>
        </text:list>
        <text:p text:style-name="P469"><text:span text:style-name="CharStyle12">of the sacred city, relying on the God of Israel, whose name is the Lord of hosts!]],</text:span></text:p>
        <text:list xml:id="list182824890980189" text:continue-numbering="true" text:style-name="L68">
          <text:list-item>
            <text:p text:style-name="P839"><text:span text:style-name="CharStyle12"><text:tab/>what has occurred I foretold</text:span></text:p>
          </text:list-item>
        </text:list>
        <text:p text:style-name="P469"><text:span text:style-name="CharStyle12">long ago;</text:span></text:p>
        <text:p text:style-name="P435"><text:span text:style-name="CharStyle12">it fell from my lips, I predicted it,</text:span></text:p>
        <text:p text:style-name="P214"><text:span text:style-name="CharStyle12">then suddenly I acted—it was done.</text:span></text:p>
        <text:list xml:id="list182824326864686" text:continue-numbering="true" text:style-name="L68">
          <text:list-item>
            <text:p text:style-name="P840"><text:span text:style-name="CharStyle12"><text:tab/>[[Knowing you were obstinate,</text:span></text:p>
          </text:list-item>
        </text:list>
        <text:p text:style-name="P546"><text:span text:style-name="CharStyle12">stiff-necked as iron, with a brazen brow,]]</text:span></text:p>
        <text:list xml:id="list182825014954523" text:continue-numbering="true" text:style-name="L68">
          <text:list-item>
            <text:p text:style-name="P840"><text:span text:style-name="CharStyle12"><text:tab/>I foretold it to you long ago,</text:span></text:p>
          </text:list-item>
        </text:list>
        <text:p text:style-name="P214"><text:span text:style-name="CharStyle12">I let you see it ere ever it occurred</text:span></text:p>
        <text:p text:style-name="P435"><text:span text:style-name="CharStyle12">[[lest you should say, ‘My idol did it,</text:span></text:p>
        <text:p text:style-name="P214"><text:span text:style-name="CharStyle12">my carved image, my metal god brought it about’]].</text:span></text:p>
        <text:list xml:id="list182825141672716" text:continue-numbering="true" text:style-name="L68">
          <text:list-item>
            <text:p text:style-name="P840"><text:span text:style-name="CharStyle12"><text:tab/>You heard it all, you know it,</text:span></text:p>
          </text:list-item>
        </text:list>
        <text:p text:style-name="P277"><text:span text:style-name="CharStyle12">and will you not bear witness? Now I am showing you new things,</text:span></text:p>
        <text:p text:style-name="P214"><text:span text:style-name="CharStyle12">secrets that you never knew,</text:span></text:p>
        <text:list xml:id="list182823579653984" text:continue-numbering="true" text:style-name="L68">
          <text:list-item>
            <text:p text:style-name="P840"><text:span text:style-name="CharStyle12"><text:tab/>things created now, not long</text:span></text:p>
          </text:list-item>
        </text:list>
        <text:p text:style-name="P469"><text:span text:style-name="CharStyle12">ago,</text:span></text:p>
        <text:p text:style-name="P214"><text:span text:style-name="CharStyle12">things you never heard of till this hour</text:span></text:p>
        <text:p text:style-name="P214"><text:span text:style-name="CharStyle12">[[lest you should say, I knew them]].</text:span></text:p>
        <text:list xml:id="list182825500592722" text:continue-numbering="true" text:style-name="L68">
          <text:list-item>
            <text:p text:style-name="P840"><text:span text:style-name="CharStyle12"><text:tab/>You never heard of them nor</text:span></text:p>
          </text:list-item>
        </text:list>
        <text:p text:style-name="P469"><text:span text:style-name="CharStyle12">knew them,</text:span></text:p>
        <text:p text:style-name="P214"><text:span text:style-name="CharStyle12">I revealed nothing to you then</text:span></text:p>
        <text:p text:style-name="P435"><text:span text:style-name="CharStyle12">[[knowing how faithless you are, utterly,</text:span></text:p>
        <text:p text:style-name="P214"><text:span text:style-name="CharStyle12">how you have been rebellious from your birth.</text:span></text:p>
        <text:list xml:id="list182824129277699" text:continue-numbering="true" text:style-name="L68">
          <text:list-item>
            <text:p text:style-name="P840"><text:span text:style-name="CharStyle12"><text:tab/>For my own honour I defer my</text:span></text:p>
          </text:list-item>
        </text:list>
        <text:p text:style-name="P469"><text:soft-page-break/><text:span text:style-name="CharStyle12">anger,</text:span></text:p>
        <text:p text:style-name="P214"><text:span text:style-name="CharStyle12">I gain praise for my pity, sparing you;</text:span></text:p>
        <text:p text:style-name="P20"><text:span text:style-name="CharStyle12">io<text:tab/>I purged you, nothing came of it, testing you in the furnace, all in vain]].</text:span></text:p>
        <text:p text:style-name="P343"><text:span text:style-name="CharStyle52">I do this for the sake of my n own honour</text:span></text:p>
        <text:p text:style-name="P407"><text:span text:style-name="CharStyle52">[[alas, how sullied it is!]],</text:span></text:p>
        <text:p text:style-name="P276"><text:span text:style-name="CharStyle52">I will not yield my glory to another.</text:span></text:p>
        <text:p text:style-name="P65"><text:span text:style-name="CharStyle52">Listen to me, Jacob,<text:tab/>12</text:span></text:p>
        <text:p text:style-name="P408"><text:span text:style-name="CharStyle52">Israel whom I have called:</text:span></text:p>
        <text:p text:style-name="P27"><text:span text:style-name="CharStyle12">I am evermore the same,</text:span></text:p>
        <text:p text:style-name="P407"><text:span text:style-name="CharStyle52">I am the first and I the last;</text:span></text:p>
        <text:p text:style-name="P338"><text:span text:style-name="CharStyle12">my hand laid the foundations 13 of the earth,</text:span></text:p>
        <text:p text:style-name="P270"><text:span text:style-name="CharStyle52">my right hand spread the skies above;</text:span></text:p>
        <text:p text:style-name="P116"><text:span text:style-name="CharStyle52">whenever I call them, they answer to the summons.</text:span></text:p>
        <text:p text:style-name="P36"><text:span text:style-name="CharStyle12">Gather, all of you, and listen:<text:tab/>14</text:span></text:p>
        <text:p text:style-name="P266"><text:span text:style-name="CharStyle12">which of your idols ever pre­dicted this,</text:span></text:p>
        <text:p text:style-name="P63"><text:span text:style-name="CharStyle52">that my friend Cyrus should work out my will on Babylon and the Chaldean line?</text:span></text:p>
        <text:p text:style-name="P63"><text:span text:style-name="CharStyle52">I foretold it, ’twas I called him, 13 ’twas I brought him, I have prospered him.</text:span></text:p>
        <text:p text:style-name="P343"><text:span text:style-name="CharStyle52">From the first I made no secret 16 of it;</text:span></text:p>
        <text:p text:style-name="P270"><text:span text:style-name="CharStyle52">ever since it began, I have been in it.</text:span></text:p>
        <text:p text:style-name="P63"><text:span text:style-name="CharStyle52">This is the word of the Eternal 17 your deliverer, the Majestic One of Israel:</text:span></text:p>
        <text:p text:style-name="P451"><text:span text:style-name="CharStyle52">I am the Eternal your God, training you for your good, leading you by the right way.</text:span></text:p>
        <text:p text:style-name="P343"><text:span text:style-name="CharStyle52">If only you would listen to my 18 orders,</text:span></text:p>
        <text:p text:style-name="P399"><text:span text:style-name="CharStyle12">you_ would have bliss brim­ming like a river, and welfare ample as the ocean waves,</text:span></text:p>
        <text:p text:style-name="P63"><text:span text:style-name="CharStyle52">your offspring would be like the </text:span><text:span text:style-name="CharStyle83">19 </text:span><text:span text:style-name="CharStyle52">sands in number, your children numberless as grains of dust,</text:span></text:p>
        <text:p text:style-name="P121"><text:span text:style-name="CharStyle52">your name would never die, never be lost out of my land.”</text:span></text:p>
        <text:p text:style-name="P118"><text:span text:style-name="CharStyle12">Leave Babylon, oh come away, 20 away from the Chaldeans!</text:span></text:p>
        <text:p text:style-name="P482"><draw:frame draw:style-name="fr16" draw:name="89" text:anchor-type="paragraph" svg:x="2.7665in" svg:y="1.5098in" svg:width="0.2764in" svg:height="0.0161in" draw:z-index="150"><draw:image xlink:href="Pictures/100000000000002A0000001B223E325B.jpg" xlink:type="simple" xlink:show="embed" xlink:actuate="onLoad"/><draw:contour-polygon svg:width="0.2764in" svg:height="0.1764in" svg:viewBox="0 0 702 448" draw:points="0,0 702,0 702,448 0,448" draw:recreate-on-edit="true"/></draw:frame><text:span text:style-name="CharStyle12">Sing this aloud, proclaim it, shout to the ends of the earth, that the Eternal now delivers Jacob his servant!</text:span></text:p>
        <text:p text:style-name="P86"><text:span text:style-name="CharStyle12">21 Through deserts he led them, and they never thirsted; for them he made water flow out of the rocks, he split up a boulder and water poured out.</text:span></text:p>
        <text:p text:style-name="P16"><text:span text:style-name="CharStyle12">Listen to me, shores afar, distant races, hearken! The Eternal called me from my birth,</text:span></text:p>
        <text:p text:style-name="P236"><text:span text:style-name="CharStyle12">singled me out from my mother’s lap.</text:span></text:p>
        <text:list xml:id="list8582038020888498956" text:style-name="L70">
          <text:list-item>
            <text:p text:style-name="P785"><text:span text:style-name="CharStyle12"><text:tab/>He put a sharp edge on my</text:span></text:p>
          </text:list-item>
        </text:list>
        <text:p text:style-name="P365"><text:span text:style-name="CharStyle12">words,</text:span></text:p>
        <text:p text:style-name="P236"><text:span text:style-name="CharStyle12">and covered me safe with his hand;</text:span></text:p>
        <text:p text:style-name="P535"><text:span text:style-name="CharStyle12">he made me a polished arrow, and stored me in his quiver,</text:span></text:p>
        <text:list xml:id="list182825486786937" text:continue-numbering="true" text:style-name="L70">
          <text:list-item>
            <text:p text:style-name="P785"><text:span text:style-name="CharStyle12"><text:tab/>telling me, “You are my servant,</text:span></text:p>
          </text:list-item>
        </text:list>
        <text:p text:style-name="P365"><text:span text:style-name="CharStyle12">Israel,</text:span></text:p>
        <text:p text:style-name="P567"><text:span text:style-name="CharStyle12">by whom I will gain honour.” 5 So I gained honour in the Eter­nal’s eyes,</text:span></text:p>
        <text:p text:style-name="P249"><text:span text:style-name="CharStyle12">and my God was my strength.</text:span></text:p>
        <text:list xml:id="list182825470724838" text:continue-numbering="true" text:style-name="L70">
          <text:list-item>
            <text:p text:style-name="P903"><text:span text:style-name="CharStyle12"><text:tab/>I thought I had been labouring</text:span></text:p>
          </text:list-item>
        </text:list>
        <text:p text:style-name="P366"><text:span text:style-name="CharStyle12">in vain,</text:span></text:p>
        <text:p text:style-name="P238"><text:span text:style-name="CharStyle12">spending my strength for nothing;</text:span></text:p>
        <text:p text:style-name="P483"><text:span text:style-name="CharStyle12">“But surely,” said I, “the Eter­nal will do me justice, my God will see to my re­ward.”</text:span></text:p>
        <text:p text:style-name="P59"><text:span text:style-name="CharStyle12">3 And the Eternal who had formed me from my birth to serve him in restoring Jacob, in gathering Israel back to him, </text:span><text:span text:style-name="CharStyle46">3</text:span><text:span text:style-name="CharStyle12"> the Eternal now says, “ ’Tis too slight a service to set the clans of Jacob up again,</text:span></text:p>
        <text:p text:style-name="P568"><text:span text:style-name="CharStyle12">and restore Israel’s survivors; I now appoint you to bring light to the nations,</text:span></text:p>
        <text:p text:style-name="P243"><text:span text:style-name="CharStyle12">that my salvation may reach the world’s end.”</text:span></text:p>
        <text:p text:style-name="P16"><text:span text:style-name="CharStyle12">A message from the Eternal, </text:span><text:span text:style-name="CharStyle46">7 </text:span><text:span text:style-name="CharStyle12">from Israel’s deliverer, Israel’s Majesty,</text:span></text:p>
        <text:p text:style-name="P338"><text:span text:style-name="CharStyle12">to one scorned openly, whom na­tions loathe,</text:span></text:p>
        <text:p text:style-name="P266"><text:span text:style-name="CharStyle12">whom tyrants hold in thrall:</text:span></text:p>
        <text:p text:style-name="P338"><text:span text:style-name="CharStyle12">“Kings shall start up at the sight of you,</text:span></text:p>
        <text:p text:style-name="P266"><text:span text:style-name="CharStyle12">kings and princes shall do homage,</text:span></text:p>
        <text:p text:style-name="P338"><text:span text:style-name="CharStyle12">since the Eternal aids you loy­ally,</text:span></text:p>
        <text:p text:style-name="P266"><text:span text:style-name="CharStyle12">and Israel’s Majesty has chosen you.</text:span></text:p>
        <text:p text:style-name="P16"><text:span text:style-name="CharStyle12">For when the favouring hour </text:span><text:span text:style-name="CharStyle46">8 </text:span><text:span text:style-name="CharStyle12">comes, I will answer you, and aid you when the day for rescue dawns,</text:span></text:p>
        <text:p text:style-name="P108"><text:soft-page-break/><text:span text:style-name="CharStyle12">restoring the ruined land, re-peopling desolate places,</text:span></text:p>
        <text:p text:style-name="P83"><text:span text:style-name="CharStyle12">bidding exiles leave their prison </text:span><text:span text:style-name="CharStyle47">9 </text:span><text:span text:style-name="CharStyle12">and captives come forth to the light.”</text:span></text:p>
        <text:p text:style-name="P16"><text:span text:style-name="CharStyle12">On the road home, food shall never fail them, they shall find pasture even upon bare hills;</text:span></text:p>
        <text:p text:style-name="P16"><text:span text:style-name="CharStyle12">they shall not hunger, neither io shall they thirst, never shall sun or sirocco plague them;</text:span></text:p>
        <text:p text:style-name="P338"><text:span text:style-name="CharStyle12">for he who pities them shall lead them,</text:span></text:p>
        <text:p text:style-name="P266"><text:span text:style-name="CharStyle12">guiding them to springs of water.</text:span></text:p>
        <text:p text:style-name="P338"><text:span text:style-name="CharStyle12">“I will make a highroad of the </text:span><text:span text:style-name="CharStyle21">ii </text:span><text:span text:style-name="CharStyle12">hills,</text:span></text:p>
        <text:p text:style-name="P266"><text:span text:style-name="CharStyle12">and level every height for them.”</text:span></text:p>
        <text:p text:style-name="P338"><text:span text:style-name="CharStyle12">There they are coming, some 12 from afar,</text:span></text:p>
        <text:p text:style-name="P266"><text:span text:style-name="CharStyle12">some from the north and the western sea,</text:span></text:p>
        <text:p text:style-name="P266"><text:span text:style-name="CharStyle12">some from the south-land of Syene!</text:span></text:p>
        <text:p text:style-name="P338"><text:span text:style-name="CharStyle12">Shout for joy, </text:span><text:span text:style-name="CharStyle46">0</text:span><text:span text:style-name="CharStyle12"> heavens, re- 13 joice, O earth!</text:span></text:p>
        <text:p text:style-name="P266"><text:span text:style-name="CharStyle12">O hills, burst into song!</text:span></text:p>
        <text:p text:style-name="P338"><text:span text:style-name="CharStyle12">For the Eternal has consoled his people</text:span></text:p>
        <text:p text:style-name="P271"><text:span text:style-name="CharStyle12">and pitied his forlorn folk.</text:span></text:p>
        <text:list xml:id="list182810936491718" text:style-name="L42">
          <text:list-item>
            <text:p text:style-name="P781"><text:span text:style-name="CharStyle12"><text:tab/>“The Eternal has forsaken me,”</text:span></text:p>
          </text:list-item>
        </text:list>
        <text:p text:style-name="P332"><text:span text:style-name="CharStyle12">says Sion,</text:span></text:p>
        <text:p text:style-name="P101"><text:span text:style-name="CharStyle12">“my Lord has forgotten me.”</text:span></text:p>
        <text:list xml:id="list182823944041502" text:continue-numbering="true" text:style-name="L42">
          <text:list-item>
            <text:p text:style-name="P781"><text:span text:style-name="CharStyle12"><text:tab/>Can a woman forget her infant,</text:span></text:p>
          </text:list-item>
        </text:list>
        <text:p text:style-name="P101"><text:span text:style-name="CharStyle12">forget to pity her babe?</text:span></text:p>
        <text:p text:style-name="P526"><text:span text:style-name="CharStyle12">Yet even were a mother to for­get,</text:span></text:p>
        <text:p text:style-name="P101"><text:span text:style-name="CharStyle12">never will I forget you.</text:span></text:p>
        <text:list xml:id="list182825068990282" text:continue-numbering="true" text:style-name="L42">
          <text:list-item>
            <text:p text:style-name="P781"><text:span text:style-name="CharStyle12"><text:tab/>Look, Sion, I have printed your</text:span></text:p>
          </text:list-item>
        </text:list>
        <text:p text:style-name="P332"><text:span text:style-name="CharStyle12">walls plain</text:span></text:p>
        <text:p text:style-name="P277"><text:span text:style-name="CharStyle12">on both my hands!— your ruins are before me all the time.</text:span></text:p>
        <text:list xml:id="list182823723318247" text:continue-numbering="true" text:style-name="L42">
          <text:list-item>
            <text:p text:style-name="P781"><text:span text:style-name="CharStyle12"><text:tab/>Men are making haste to build</text:span></text:p>
          </text:list-item>
        </text:list>
        <text:p text:style-name="P332"><text:span text:style-name="CharStyle12">you:</text:span></text:p>
        <text:p text:style-name="P101"><text:span text:style-name="CharStyle12">those who ravaged, those who ruined,</text:span></text:p>
        <text:p text:style-name="P101"><text:span text:style-name="CharStyle12">now withdraw from you.</text:span></text:p>
        <text:list xml:id="list182825527780820" text:continue-numbering="true" text:style-name="L42">
          <text:list-item>
            <text:p text:style-name="P781"><text:span text:style-name="CharStyle12"><text:tab/>Look round you, look, your folk</text:span></text:p>
          </text:list-item>
        </text:list>
        <text:p text:style-name="P101"><text:span text:style-name="CharStyle12">are flocking in,</text:span></text:p>
        <text:p text:style-name="P526"><text:span text:style-name="CharStyle12">coming to you! I swear it by my life—</text:span></text:p>
        <text:p text:style-name="P277"><text:span text:style-name="CharStyle12">the Eternal promises, you shall have them to adorn yourself,</text:span></text:p>
        <text:p text:style-name="P105"><text:span text:style-name="CharStyle12">and girdle yourself like a bride.</text:span></text:p>
        <text:list xml:id="list182825224301825" text:continue-numbering="true" text:style-name="L42">
          <text:list-item>
            <text:p text:style-name="P781"><text:span text:style-name="CharStyle12"><text:tab/>As for your ruins and desolate</text:span></text:p>
          </text:list-item>
        </text:list>
        <text:p text:style-name="P332"><text:span text:style-name="CharStyle12">places,</text:span></text:p>
        <text:p text:style-name="P277"><text:span text:style-name="CharStyle12">your ravaged land, it shall be too small then to hold your citizens,</text:span></text:p>
        <text:p text:style-name="P101"><text:span text:style-name="CharStyle12">once your invaders have been driven afar;</text:span></text:p>
        <text:list xml:id="list182824734235672" text:continue-numbering="true" text:style-name="L42">
          <text:list-item>
            <text:p text:style-name="P843"><text:span text:style-name="CharStyle12"><text:tab/>your exiles shall one day</text:span></text:p>
          </text:list-item>
        </text:list>
        <text:p text:style-name="P101"><text:span text:style-name="CharStyle12">be calling out to you,</text:span></text:p>
        <text:p text:style-name="P526"><text:span text:style-name="CharStyle12">“The, land here is too small to hold us,</text:span></text:p>
        <text:p text:style-name="P101"><text:span text:style-name="CharStyle12">give us more room”;</text:span></text:p>
        <text:p text:style-name="P16"><text:soft-page-break/><text:span text:style-name="CharStyle12">3t and you shall say to yourself, “Now, who bore me all these children?</text:span></text:p>
        <text:p text:style-name="P452"><text:span text:style-name="CharStyle12">I am childless, I am barren; who can have reared these for me?</text:span></text:p>
        <text:p text:style-name="P259"><text:span text:style-name="CharStyle12">I have been left all alone; can these be really mine?”</text:span></text:p>
        <text:p text:style-name="P57"><text:span text:style-name="CharStyle12">22 The Lord declares:</text:span></text:p>
        <text:p text:style-name="P257"><text:span text:style-name="CharStyle12">*'1 beckon to the nations,</text:span></text:p>
        <text:p text:style-name="P316"><text:span text:style-name="CharStyle12">I signal to the peoples,</text:span></text:p>
        <text:p text:style-name="P338"><text:span text:style-name="CharStyle12">to bring your sons clasped in their arms,</text:span></text:p>
        <text:p text:style-name="P316"><text:span text:style-name="CharStyle12">to bear your daughters on their shoulders.</text:span></text:p>
        <text:p text:style-name="P16"><text:span text:style-name="CharStyle12">Kings shall be their guardians; 23 queens shall nurse them for you;</text:span></text:p>
        <text:p text:style-name="P16"><text:span text:style-name="CharStyle12">they shall do homage to you, faces on the ground, and grovel in the dust before your feet.</text:span></text:p>
        <text:p text:style-name="P338"><text:span text:style-name="CharStyle12">Then shall you learn that I am the Eternal,</text:span></text:p>
        <text:p text:style-name="P316"><text:span text:style-name="CharStyle12">that none who look to me are disappointed.”</text:span></text:p>
        <text:p text:style-name="P338"><text:span text:style-name="CharStyle12">“But can a strong man’s prey 24 be snatched away?</text:span></text:p>
        <text:p text:style-name="P316"><text:span text:style-name="CharStyle12">Can prisoners of a tyrant ever escape?”</text:span></text:p>
        <text:p text:style-name="P16"><text:span text:style-name="CharStyle12">“Yes, prisoners may be snatched 25 even from a strong man, even the prey of tyrants may escape.</text:span></text:p>
        <text:p text:style-name="P566"><text:span text:style-name="CharStyle12">I will maintain your cause, and your sons I will rescue,</text:span></text:p>
        <text:p text:style-name="P338"><text:span text:style-name="CharStyle12">forcing your foes to prey upon 26 themselves,</text:span></text:p>
        <text:p text:style-name="P316"><text:span text:style-name="CharStyle12">to drink their own blood and be drunk.</text:span></text:p>
        <text:p text:style-name="P338"><text:span text:style-name="CharStyle12">Then shall the whole world learn that it is I</text:span></text:p>
        <text:p text:style-name="P314"><text:span text:style-name="CharStyle12">who saves you, I the Eter­nal.”</text:span></text:p>
        <text:p text:style-name="P18"><text:span text:style-name="CharStyle12">The Eternal, your deliverer, the Eternal, Jacob’s CTfk Hero, asks,<text:tab/>Ovr</text:span></text:p>
        <text:p text:style-name="P338"><text:span text:style-name="CharStyle12">“What writ of divorce did I ever hand</text:span></text:p>
        <text:p text:style-name="P316"><text:span text:style-name="CharStyle12">to your mother?</text:span></text:p>
        <text:p text:style-name="P16"><text:span text:style-name="CharStyle12">When did I ever part with you and sell you to some creditor?</text:span></text:p>
        <text:p text:style-name="P338"><text:span text:style-name="CharStyle12">’Twas for your evil doings you were sold,</text:span></text:p>
        <text:p text:style-name="P314"><text:span text:style-name="CharStyle12">’twas for your sins your mother was divorced.</text:span></text:p>
        <text:p text:style-name="P338"><text:span text:style-name="CharStyle12">Why was there no one when I 2 came,</text:span></text:p>
      </text:section>
      <text:section text:style-name="Sect10" text:name="Section25">
        <text:p text:style-name="P2"><draw:frame draw:style-name="fr5" draw:name="90" text:anchor-type="paragraph" svg:y="0in" svg:width="8.5in" svg:height="0.1354in" draw:z-index="151"><draw:text-box><text:p/></draw:text-box></draw:frame><text:soft-page-break/> </text:p>
        <text:p text:style-name="P2"/>
      </text:section>
      <text:section text:style-name="Sect4" text:name="Section26">
        <text:p text:style-name="P1035"><text:span text:style-name="CharStyle12">no one to answer, when I called?</text:span></text:p>
        <text:p text:style-name="P399"><text:span text:style-name="CharStyle12">Think you, my hand is too weak to deliver, that I have no power to re­lease you?</text:span></text:p>
        <text:p text:style-name="P642"><text:span text:style-name="CharStyle12">With one word of rebuke I dry the sea,</text:span></text:p>
        <text:p text:style-name="P540"><text:span text:style-name="CharStyle12">I turn streams into desert land,</text:span></text:p>
        <text:p text:style-name="P642"><text:span text:style-name="CharStyle12">till the fish shrivel for the lack of water,</text:span></text:p>
        <text:p text:style-name="P540"><text:span text:style-name="CharStyle12">till the sea-creatures gasp and die for thirst;</text:span></text:p>
        <text:list xml:id="list9101495716591301456" text:style-name="L71">
          <text:list-item>
            <text:p text:style-name="P833"><text:span text:style-name="CharStyle12"><text:tab/>I shroud the skies in mourn­</text:span></text:p>
          </text:list-item>
        </text:list>
        <text:p text:style-name="P230"><text:span text:style-name="CharStyle12">ing,</text:span></text:p>
        <text:p text:style-name="P540"><text:span text:style-name="CharStyle12">and cover them with sack­cloth.”</text:span></text:p>
        <text:p text:style-name="P637"><text:span text:style-name="CharStyle12">* * *</text:span></text:p>
        <text:list xml:id="list182825432507574" text:continue-numbering="true" text:style-name="L71">
          <text:list-item>
            <text:p text:style-name="P891"><text:span text:style-name="CharStyle12"><text:tab/>The Lord, the Eternal, has</text:span></text:p>
          </text:list-item>
        </text:list>
        <text:p text:style-name="P231"><text:span text:style-name="CharStyle12">given me</text:span></text:p>
        <text:p text:style-name="P427"><text:span text:style-name="CharStyle12">a well-trained tongue, that I may rightly answer the ungodly;</text:span></text:p>
        <text:p text:style-name="P641"><text:span text:style-name="CharStyle12">morning by morning he awak­ens me</text:span></text:p>
        <text:p text:style-name="P423"><text:span text:style-name="CharStyle12">to learn my lesson,</text:span></text:p>
        <text:list xml:id="list182824833190026" text:continue-numbering="true" text:style-name="L71">
          <text:list-item>
            <text:p text:style-name="P844"><text:span text:style-name="CharStyle12"><text:tab/>and never have I disobeyed,</text:span></text:p>
          </text:list-item>
        </text:list>
        <text:p text:style-name="P426"><text:span text:style-name="CharStyle12">or turned away.</text:span></text:p>
        <text:list xml:id="list182824512128804" text:continue-numbering="true" text:style-name="L71">
          <text:list-item>
            <text:p text:style-name="P844"><text:span text:style-name="CharStyle12"><text:tab/>I let them lash my back,</text:span></text:p>
          </text:list-item>
        </text:list>
        <text:p text:style-name="P423"><text:span text:style-name="CharStyle12">and pluck my beard out;</text:span></text:p>
        <text:p text:style-name="P202"><text:span text:style-name="CharStyle12">I never hid my face from shame and spitting.</text:span></text:p>
        <text:list xml:id="list182824963867193" text:continue-numbering="true" text:style-name="L71">
          <text:list-item>
            <text:p text:style-name="P844"><text:span text:style-name="CharStyle12"><text:tab/>The Lord, the Eternal, he will</text:span></text:p>
          </text:list-item>
        </text:list>
        <text:p text:style-name="P230"><text:span text:style-name="CharStyle12">help me;</text:span></text:p>
        <text:p text:style-name="P423"><text:span text:style-name="CharStyle12">so I am not confounded,</text:span></text:p>
        <text:p text:style-name="P417"><text:span text:style-name="CharStyle12">I set my face like a flint, knowing that I shall not be put to shame.</text:span></text:p>
        <text:list xml:id="list182824786504241" text:continue-numbering="true" text:style-name="L71">
          <text:list-item>
            <text:p text:style-name="P844"><text:span text:style-name="CharStyle12"><text:tab/>He who will vindicate me is at</text:span></text:p>
          </text:list-item>
        </text:list>
        <text:p text:style-name="P230"><text:span text:style-name="CharStyle12">hand;</text:span></text:p>
        <text:p text:style-name="P423"><text:span text:style-name="CharStyle12">who dare oppose me?</text:span></text:p>
        <text:p text:style-name="P423"><text:soft-page-break/><text:span text:style-name="CharStyle12">Side by side let us stand.</text:span></text:p>
        <text:p text:style-name="P399"><text:span text:style-name="CharStyle12">Who dares to charge me?</text:span></text:p>
        <text:p text:style-name="P425"><text:span text:style-name="CharStyle12">Let him draw near.</text:span></text:p>
        <text:list xml:id="list182824861319698" text:continue-numbering="true" text:style-name="L71">
          <text:list-item>
            <text:p text:style-name="P892"><text:span text:style-name="CharStyle12"><text:tab/>The Lord, the Eternal, he will</text:span></text:p>
          </text:list-item>
        </text:list>
        <text:p text:style-name="P231"><text:span text:style-name="CharStyle12">help me;</text:span></text:p>
        <text:p text:style-name="P150"><text:span text:style-name="CharStyle12">who then can worst me?</text:span></text:p>
        <text:p text:style-name="P281"><text:span text:style-name="CharStyle12">They shall all go to pieces like a robe,</text:span></text:p>
        <text:p text:style-name="P170"><text:span text:style-name="CharStyle12">consumed by moths.</text:span></text:p>
        <text:p text:style-name="P281"><text:span text:style-name="CharStyle12">[[Whoever of you reveres the io Eternal,</text:span></text:p>
        <text:p text:style-name="P150"><text:span text:style-name="CharStyle12">listen to his servant’s voice:— whoever is walking in the dark, without a ray of light, let him have confidence in the Eternal,</text:span></text:p>
        <text:p text:style-name="P150"><text:span text:style-name="CharStyle12">and lean upon his God.</text:span></text:p>
        <text:p text:style-name="P29"><text:span text:style-name="CharStyle12">But you who kindle strife,<text:tab/></text:span><text:span text:style-name="CharStyle21">ii</text:span></text:p>
        <text:p text:style-name="P150"><text:span text:style-name="CharStyle12">who set the world ablaze, begone to your flames, all of you,</text:span></text:p>
        <text:p text:style-name="P181"><text:span text:style-name="CharStyle12">to the firebrands you have lighted!</text:span></text:p>
        <text:p text:style-name="P120"><text:span text:style-name="CharStyle12">This is your fate from me, to lie in torments.]]</text:span></text:p>
        <text:p text:style-name="P285"><text:span text:style-name="CharStyle12">“Listen to me, all ye who ("I seek redress,<text:tab/>O-L</text:span></text:p>
        <text:p text:style-name="P150"><text:span text:style-name="CharStyle12">who long for the Eternal’s aid; look at the rock whence you were hewn,</text:span></text:p>
        <text:p text:style-name="P181"><text:span text:style-name="CharStyle12">the quarry you were dug from;</text:span></text:p>
        <text:p text:style-name="P108"><text:span text:style-name="CharStyle12">look at your father Abraham, a with Sarah your own mother!</text:span></text:p>
        <text:p text:style-name="P281"><text:span text:style-name="CharStyle12">He was but one when I called him,</text:span></text:p>
        <text:p text:style-name="P167"><text:span text:style-name="CharStyle12">and I blessed, I increased him.</text:span></text:p>
        <text:p text:style-name="P290"><text:span text:style-name="CharStyle12">Even so the Eternal consoles 3 Sion,</text:span></text:p>
        <text:p text:style-name="P155"><text:span text:style-name="CharStyle12">consoles all her ruins, makes her desert like an Eden, makes her steppes like his own garden;</text:span></text:p>
        <text:p text:style-name="P290"><text:span text:style-name="CharStyle12">joy and gladness shall be found in her,</text:span></text:p>
        <text:p text:style-name="P168"><text:span text:style-name="CharStyle12">thanksgiving and song.</text:span></text:p>
        <text:p text:style-name="P16"><text:span text:style-name="CharStyle12">Listen to me, O my people, </text:span><text:span text:style-name="CharStyle46">4 </text:span><text:span text:style-name="CharStyle12">hearken, 0 my nation; the rules of my religion I send forth</text:span></text:p>
        <text:p text:style-name="P150"><text:span text:style-name="CharStyle12">to light up every nation.</text:span></text:p>
        <text:p text:style-name="P27"><text:soft-page-break/><text:span text:style-name="CharStyle12">Swift and soon is my redress,</text:span></text:p>
        <text:p text:style-name="P1036"><text:span text:style-name="CharStyle12">my victory is dawning; mine arms shall inflict judg­ment on the peoples, but the sea-coasts shall hope in me.</text:span></text:p>
        <text:list xml:id="list182811101685986" text:style-name="L56">
          <text:list-item>
            <text:p text:style-name="P845"><text:span text:style-name="CharStyle12"><text:tab/>Look up to the skies above,</text:span></text:p>
          </text:list-item>
        </text:list>
        <text:p text:style-name="P511"><text:span text:style-name="CharStyle12">look down upon the earth; for like smoke the skies shall vanish,</text:span></text:p>
        <text:p text:style-name="P236"><text:span text:style-name="CharStyle12">and earth wear out like a robe,</text:span></text:p>
        <text:p text:style-name="P548"><text:span text:style-name="CharStyle12">the world itself shall crumble, and its dwellers die-like gnats; but my deliverance endures for ever,</text:span></text:p>
        <text:p text:style-name="P244"><text:span text:style-name="CharStyle12">my triumph knows no end.</text:span></text:p>
        <text:list xml:id="list182823922649287" text:continue-numbering="true" text:style-name="L56">
          <text:list-item>
            <text:p text:style-name="P845"><text:span text:style-name="CharStyle12"><text:tab/>Listen, all ye who care for the</text:span></text:p>
          </text:list-item>
        </text:list>
        <text:p text:style-name="P365"><text:span text:style-name="CharStyle12">good cause,</text:span></text:p>
        <text:p text:style-name="P237"><text:span text:style-name="CharStyle12">O<text:tab/>people who lay my laws to heart!</text:span></text:p>
        <text:p text:style-name="P548"><text:span text:style-name="CharStyle12">Fear not the taunts of men; when they revile you, never be dismayed;</text:span></text:p>
        <text:list xml:id="list182824130240479" text:continue-numbering="true" text:style-name="L56">
          <text:list-item>
            <text:p text:style-name="P845"><text:span text:style-name="CharStyle12"><text:tab/>for they shall be moth-eaten</text:span></text:p>
          </text:list-item>
        </text:list>
        <text:p text:style-name="P365"><text:span text:style-name="CharStyle12">like a robe,</text:span></text:p>
        <text:p text:style-name="P511"><text:span text:style-name="CharStyle12">like wool consumed by worms, but my deliverance endures for ever,</text:span></text:p>
        <text:p text:style-name="P244"><text:span text:style-name="CharStyle12">my triumph knows no end.”</text:span></text:p>
        <text:list xml:id="list182823655168342" text:continue-numbering="true" text:style-name="L56">
          <text:list-item>
            <text:p text:style-name="P847"><text:span text:style-name="CharStyle12"><text:tab/>Bestir thyself, O arm of the</text:span></text:p>
          </text:list-item>
        </text:list>
        <text:p text:style-name="P365"><text:span text:style-name="CharStyle12">Eternal,</text:span></text:p>
        <text:p text:style-name="P236"><text:span text:style-name="CharStyle12">bestir thyself and don thy might!</text:span></text:p>
        <text:p text:style-name="P444"><text:span text:style-name="CharStyle12">Bestir thyself as in the days of old,</text:span></text:p>
        <text:p text:style-name="P236"><text:span text:style-name="CharStyle12">in ages of the past!</text:span></text:p>
        <text:p text:style-name="P444"><text:span text:style-name="CharStyle12">Didst thou not shatter the Rahab</text:span></text:p>
        <text:p text:style-name="P242"><text:span text:style-name="CharStyle52">and pierce the Dragon through?</text:span></text:p>
        <text:p text:style-name="P48"><text:span text:style-name="CharStyle12">io<text:tab/>Didst thou not once dry up the</text:span></text:p>
        <text:p text:style-name="P365"><text:span text:style-name="CharStyle12">sea,</text:span></text:p>
        <text:p text:style-name="P236"><text:span text:style-name="CharStyle12">the waters of the mighty deep,</text:span></text:p>
        <text:p text:style-name="P444"><text:span text:style-name="CharStyle12">and make the ocean-depths a path</text:span></text:p>
        <text:p text:style-name="P236"><text:span text:style-name="CharStyle12">for ransomed men to pass across?</text:span></text:p>
        <text:p text:style-name="P281"><text:span text:style-name="CharStyle12">“Yes, I am he who comforts ia you;</text:span></text:p>
        <text:p text:style-name="P150"><text:soft-page-break/><text:span text:style-name="CharStyle12">how can you ever be afraid of mortal men, of men on earth who like the grass shall fade? Why forget the Eternal One, 13 who made you,</text:span></text:p>
        <text:p text:style-name="P181"><text:span text:style-name="CharStyle12">who spread the skies and set the earth?</text:span></text:p>
        <text:p text:style-name="P108"><text:span text:style-name="CharStyle12">Why tremble all day long at your oppressor’s wrath?</text:span></text:p>
        <text:p text:style-name="P16"><text:span text:style-name="CharStyle12">When he aims to destroy you, what comes of all his wrath? Soon shall captives be set free, 14 they shall not starve to death in prison;</text:span></text:p>
        <text:p text:style-name="P120"><text:span text:style-name="CharStyle12">for I am your God, the Eternal, 15 who can stir the sea to storm: the Lord of hosts is my name,</text:span></text:p>
        <text:p text:style-name="P16"><text:span text:style-name="CharStyle12">[[I put my words into your lips, 16 and hid you in the shadow of my hand,</text:span></text:p>
        <text:p text:style-name="P281"><text:span text:style-name="CharStyle12">when I spread out the skies and set the earth,</text:span></text:p>
        <text:p text:style-name="P195"><text:span text:style-name="CharStyle12">when I told Sion that they were my people.]]”</text:span></text:p>
        <text:p text:style-name="P108"><text:span text:style-name="CharStyle12">Bestir yourself, bestir yourself, 17 rise up, Jerusalem!</text:span></text:p>
        <text:p text:style-name="P90"><text:span text:style-name="CharStyle12">You have had to drink from the Eternal’s hand his cup of indignation, you have had to drain his bowl, that left you staggering.</text:span></text:p>
        <text:p text:style-name="P55"><text:span text:style-name="CharStyle12">[[She has none to guide her, 18 none of all her children; none to take her by the hand, of all the sons she reared.]]</text:span></text:p>
        <text:p text:style-name="P53"><text:span text:style-name="CharStyle12">Yours is a twofold trouble—<text:tab/>10</text:span></text:p>
        <text:p text:style-name="P155"><text:span text:style-name="CharStyle12">and who has pity on you?— wreck and ruin, want and war: whoever can console you?</text:span></text:p>
        <text:p text:style-name="P53"><text:span text:style-name="CharStyle12">Your sons lay swooning,<text:tab/>20</text:span></text:p>
        <text:p text:style-name="P155"><text:span text:style-name="CharStyle12">like antelopes within a net, drunk full with the Eternal’s fury,</text:span></text:p>
        <text:p text:style-name="P171"><text:span text:style-name="CharStyle12">with your God’s rebuke.</text:span></text:p>
        <text:p text:style-name="P290"><text:span text:style-name="CharStyle12">Poor, prostrate one, o’ercome 21 but not with wine,</text:span></text:p>
      </text:section>
      <text:section text:style-name="Sect11" text:name="Section27">
        <text:p text:style-name="P1037"><text:span text:style-name="CharStyle12">listen to this now,</text:span></text:p>
        <text:list xml:id="list182809159885313" text:style-name="L51">
          <text:list-item>
            <text:p text:style-name="P932"><text:span text:style-name="CharStyle12"><text:tab/>from your Husband the Eter­</text:span></text:p>
          </text:list-item>
        </text:list>
        <text:p text:style-name="P502"><text:span text:style-name="CharStyle12">nal, from your God, who takes the part of his people:</text:span></text:p>
        <text:p text:style-name="P348"><text:span text:style-name="CharStyle12">“I have removed from you the cup</text:span></text:p>
        <text:p text:style-name="P511"><text:span text:style-name="CharStyle12">that leaves men staggering, and never shall you drain again my bowl of fury;</text:span></text:p>
        <text:list xml:id="list182825203621047" text:continue-numbering="true" text:style-name="L51">
          <text:list-item>
            <text:p text:style-name="P932"><text:span text:style-name="CharStyle12"><text:tab/>I hand it to your torturers,</text:span></text:p>
          </text:list-item>
        </text:list>
        <text:p text:style-name="P514"><text:span text:style-name="CharStyle12">to those who harrowed you, to men who ordered you to bow that they might pass, your very back bent for the feet of men to trample o’er.”</text:span></text:p>
        <text:p text:style-name="P532"><text:span text:style-name="CharStyle12">Bestir yourself, bestir yourself, O Sion, robe yourself with strength!</text:span></text:p>
        <text:p text:style-name="P505"><text:span text:style-name="CharStyle12">O sacred city of Jerusalem, put on your rich apparel!</text:span></text:p>
        <text:p text:style-name="P549"><text:span text:style-name="CharStyle12">For pagans and profane men never more shall enter you.</text:span></text:p>
        <text:list xml:id="list2161780362400539571" text:style-name="L72">
          <text:list-item>
            <text:p text:style-name="P935"><text:span text:style-name="CharStyle12"><text:tab/>Rise, shake the dust from you,</text:span></text:p>
          </text:list-item>
        </text:list>
        <text:p text:style-name="P510"><text:span text:style-name="CharStyle12">captive Jerusalem, loosen your shackles now,</text:span></text:p>
        <text:p text:style-name="P510"><text:span text:style-name="CharStyle12">O captive maiden Sion!</text:span></text:p>
        <text:list xml:id="list182823820527513" text:continue-numbering="true" text:style-name="L72">
          <text:list-item>
            <text:p text:style-name="P936"><text:span text:style-name="CharStyle12"><text:tab/>[[For this is what the Eternal declares: “Once you were sold for nothing, and now you shall be freed without any payment.</text:span></text:p>
          </text:list-item>
          <text:list-item>
            <text:p text:style-name="P937"><text:span text:style-name="CharStyle12"><text:tab/>My people went down to Egypt at the outset, to live there, and then Assyria oppressed them for</text:span></text:p>
          </text:list-item>
          <text:list-item>
            <text:p text:style-name="P937"><text:span text:style-name="CharStyle12"><text:tab/>nothing. Now,” says the Eter­nal, “my people have been car­ried off for nothing, and how doe3 that profit me? Why, my temple is thrown down,” says the Eternal, “my name is con-</text:span></text:p>
          </text:list-item>
          <text:list-item>
            <text:p text:style-name="P939"><text:span text:style-name="CharStyle12"><text:tab/>stantly reviled! So my people shall learn on that day who I am, that it is I who made the promise.”]]</text:span></text:p>
          </text:list-item>
          <text:list-item>
            <text:p text:style-name="P1043"><text:span text:style-name="CharStyle56"><text:tab/></text:span><text:span text:style-name="CharStyle52">Look! ’tis the feet of a herald, hastening over the hills,</text:span></text:p>
          </text:list-item>
        </text:list>
        <text:p text:style-name="P638"><text:span text:style-name="CharStyle12">with glad, good news, with tidings of relief, calling aloud to Sion,</text:span></text:p>
        <text:p text:style-name="P150"><text:span text:style-name="CharStyle12">“Your God reigns!”</text:span></text:p>
        <text:p text:style-name="P16"><text:span text:style-name="CharStyle12">All your sentinels are shouting, </text:span><text:span text:style-name="CharStyle46">8 </text:span><text:span text:style-name="CharStyle12">in a triumph-song, for they see the Eternal face to face</text:span></text:p>
        <text:p text:style-name="P150"><text:span text:style-name="CharStyle12">as he returns to Sion.</text:span></text:p>
        <text:p text:style-name="P16"><text:span text:style-name="CharStyle12">Break into a song of praise, </text:span><text:span text:style-name="CharStyle46">9 </text:span><text:span text:style-name="CharStyle12">O ruins of Jerusalem; the Eternal has consoled his people,</text:span></text:p>
        <text:p text:style-name="P170"><text:span text:style-name="CharStyle12">he has freed Jerusalem.</text:span></text:p>
        <text:p text:style-name="P281"><text:span text:style-name="CharStyle12">All nations have seen the Eter- io nal bare</text:span></text:p>
        <text:p text:style-name="P150"><text:span text:style-name="CharStyle12">his sacred arm for action, and all ends of the earth shall see</text:span></text:p>
        <text:p text:style-name="P195"><text:span text:style-name="CharStyle12">how our God gains the vic­tory . . .</text:span></text:p>
        <text:p text:style-name="P49"><text:soft-page-break/><text:span text:style-name="CharStyle12">Away, away from here;<text:tab/>ix</text:span></text:p>
        <text:p text:style-name="P150"><text:span text:style-name="CharStyle12">of things unclean keep clear. Leave the place, purify your­selves,</text:span></text:p>
        <text:p text:style-name="P181"><text:span text:style-name="CharStyle12">to carry the Eternal’s sacred vessels.</text:span></text:p>
        <text:p text:style-name="P49"><text:span text:style-name="CharStyle12">Nor need you hurry forth,<text:tab/>12</text:span></text:p>
        <text:p text:style-name="P150"><text:span text:style-name="CharStyle12">flying like fugitives, for the Eternal goes in front of you,</text:span></text:p>
        <text:p text:style-name="P181"><text:span text:style-name="CharStyle12">and your rear-guard is Is­rael’s God.</text:span></text:p>
        <text:p text:style-name="P525"><text:span text:style-name="CharStyle12">* * </text:span><text:span text:style-name="CharStyle47">*</text:span></text:p>
        <text:p text:style-name="P290"><text:span text:style-name="CharStyle12">Behold, my servant Israel yet 13 shall rise,</text:span></text:p>
        <text:p text:style-name="P155"><text:span text:style-name="CharStyle12">he shall be raised on high; as many were appalled once at 14 his fate,</text:span></text:p>
        <text:p text:style-name="P168"><text:span text:style-name="CharStyle12">kings shuddering at his doom, so many a nation shall yet do 15 him homage, with kings in silent awe, for they shall see what they were never told, a sight unheard of.</text:span></text:p>
        <text:p text:style-name="P294"><text:span text:style-name="CharStyle52">“Who could have be­lieved,” they cry,</text:span></text:p>
      </text:section>
      <text:section text:style-name="Sect4" text:name="Section28">
        <text:p text:style-name="P1038"><text:span text:style-name="CharStyle12">“what we have heard? Whoever had the Eternal’s power</text:span></text:p>
        <text:p text:style-name="P573"><text:span text:style-name="CharStyle12">so revealed to them?</text:span></text:p>
        <text:list xml:id="list4275190195052884978" text:style-name="L73">
          <text:list-item>
            <text:p text:style-name="P841"><text:span text:style-name="CharStyle12"><text:tab/>Why, Israel of old grew like a</text:span></text:p>
          </text:list-item>
        </text:list>
        <text:p text:style-name="P428"><text:span text:style-name="CharStyle12">sapling,</text:span></text:p>
        <text:p text:style-name="P573"><text:span text:style-name="CharStyle12">like a shoot springing from dry soil;</text:span></text:p>
        <text:p text:style-name="P506"><text:span text:style-name="CharStyle12">he had no beauty to attract our eyes,</text:span></text:p>
        <text:p text:style-name="P573"><text:span text:style-name="CharStyle12">no charm to make us choose</text:span></text:p>
        <text:p text:style-name="P429"><text:span text:style-name="CharStyle87">him</text:span><text:span text:style-name="CharStyle86">—</text:span></text:p>
        <text:p text:style-name="P676"><text:span text:style-name="CharStyle12">14 disfigured till he seemed a man no more,</text:span></text:p>
        <text:p text:style-name="P573"><text:span text:style-name="CharStyle12">deformed out of the sem­blance of a man.</text:span></text:p>
        <text:p text:style-name="P509"><text:span text:style-name="CharStyle12">C*o He was despised and</text:span></text:p>
        <text:list xml:id="list182823924514154" text:continue-numbering="true" text:style-name="L73">
          <text:list-item>
            <text:p text:style-name="P841"><text:span text:style-name="CharStyle12"><text:tab/>OO shunned by men,</text:span></text:p>
          </text:list-item>
        </text:list>
        <text:p text:style-name="P573"><text:span text:style-name="CharStyle12">a man of pain, who knew what sickness was;</text:span></text:p>
        <text:p text:style-name="P479"><text:span text:style-name="CharStyle12">like one from whom men turn with shuddering, he was despised, we took no heed of him.</text:span></text:p>
        <text:list xml:id="list182824731330566" text:continue-numbering="true" text:style-name="L73">
          <text:list-item>
            <text:p text:style-name="P848"><text:span text:style-name="CharStyle12"><text:tab/>And yet ours was the pain he</text:span></text:p>
          </text:list-item>
        </text:list>
        <text:p text:style-name="P428"><text:span text:style-name="CharStyle12">bore,</text:span></text:p>
        <text:p text:style-name="P573"><text:span text:style-name="CharStyle12">the sorrow he endured!</text:span></text:p>
        <text:p text:style-name="P506"><text:span text:style-name="CharStyle12">We thought him suffering from a stroke</text:span></text:p>
        <text:p text:style-name="P573"><text:span text:style-name="CharStyle12">at God’s own hand;</text:span></text:p>
        <text:list xml:id="list182823634527222" text:continue-numbering="true" text:style-name="L73">
          <text:list-item>
            <text:p text:style-name="P848"><text:span text:style-name="CharStyle12"><text:tab/>yet he was wounded because we</text:span></text:p>
          </text:list-item>
        </text:list>
        <text:p text:style-name="P428"><text:span text:style-name="CharStyle12">had sinned,</text:span></text:p>
        <text:p text:style-name="P573"><text:span text:style-name="CharStyle12">’twas our misdeeds that crushed him;</text:span></text:p>
        <text:p text:style-name="P506"><text:span text:style-name="CharStyle12">’twas for our welfare that he was chastised,</text:span></text:p>
        <text:p text:style-name="P573"><text:span text:style-name="CharStyle12">the blows that fell to him have brought us healing.</text:span></text:p>
        <text:list xml:id="list182823681454292" text:continue-numbering="true" text:style-name="L73">
          <text:list-item>
            <text:p text:style-name="P849"><text:span text:style-name="CharStyle12"><text:tab/>Like sheep we had all gone</text:span></text:p>
          </text:list-item>
        </text:list>
        <text:p text:style-name="P428"><text:span text:style-name="CharStyle12">astray,</text:span></text:p>
        <text:p text:style-name="P573"><text:span text:style-name="CharStyle12">we had each taken his own way,</text:span></text:p>
        <text:p text:style-name="P509"><text:soft-page-break/><text:span text:style-name="CharStyle12">and on him the Eternal laid the guilt of all of us.</text:span></text:p>
        <text:list xml:id="list182825573788987" text:continue-numbering="true" text:style-name="L73">
          <text:list-item>
            <text:p text:style-name="P849"><text:span text:style-name="CharStyle12"><text:tab/>He was ill-treated, yet he bore it</text:span></text:p>
          </text:list-item>
        </text:list>
        <text:p text:style-name="P428"><text:span text:style-name="CharStyle12">humbly,</text:span></text:p>
        <text:p text:style-name="P623"><text:span text:style-name="CharStyle12">he never would complain, dumb as a sheep led to the slaughter,</text:span></text:p>
        <text:p text:style-name="P573"><text:span text:style-name="CharStyle12">dumb as a ewe before the shearers.</text:span></text:p>
        <text:p text:style-name="P495"><text:span text:style-name="CharStyle12">They did away with him un- 8 justly;</text:span></text:p>
        <text:p text:style-name="P210"><text:span text:style-name="CharStyle12">and who heeded how he fell, torn from the land of the living, struck down for sins of ours? They laid him in a felon’s grave, </text:span><text:span text:style-name="CharStyle46">9 </text:span><text:span text:style-name="CharStyle12">and buried him with criminals, though he was guilty of no vio­lence,</text:span></text:p>
        <text:p text:style-name="P362"><text:span text:style-name="CharStyle12">nor had he uttered one false word.</text:span></text:p>
        <text:p text:style-name="P16"><text:span text:style-name="CharStyle12">But the Eternal chose to vindi- io cate his servant, rescuing his life from anguish; he let him prosper to the full, in a posterity with life pro­longed.”</text:span></text:p>
        <text:p text:style-name="P495"><text:span text:style-name="CharStyle12">Yes, many shall hold my servant n blameless,</text:span></text:p>
        <text:p text:style-name="P362"><text:span text:style-name="CharStyle12">since ’twas their guilt he bore.</text:span></text:p>
        <text:p text:style-name="P16"><text:span text:style-name="CharStyle12">Therefore shall he win victory, 12 he shall succeed triumphantly, since he has shed his life-blood, and let himself be numbered among rebels,</text:span></text:p>
        <text:p text:style-name="P16"><text:span text:style-name="CharStyle12">bearing the great world’s sins, and interposing for rebellious men.</text:span></text:p>
        <text:p text:style-name="P313"><text:span text:style-name="CharStyle89">* * *</text:span></text:p>
        <text:p text:style-name="P496"><text:span text:style-name="CharStyle12">O<text:tab/>barren soul, who never ef </text:span><text:span text:style-name="CharStyle47">A </text:span><text:span text:style-name="CharStyle12">bore, sing songs!</text:span></text:p>
        <text:p text:style-name="P362"><text:span text:style-name="CharStyle12">Break into song, O childless one!</text:span></text:p>
        <text:p text:style-name="P495"><text:span text:style-name="CharStyle12">For when she is forlorn, she has more sons</text:span></text:p>
        <text:p text:style-name="P364"><text:span text:style-name="CharStyle12">than when she was wedded.</text:span></text:p>
        <text:p text:style-name="P55"><text:span text:style-name="CharStyle12">Widen the place for your tent, 2 spare not your canvas, stretch it out;</text:span></text:p>
        <text:p text:style-name="P595"><text:span text:style-name="CharStyle12">lengthen your ropes, drive in your tent-pegs.</text:span></text:p>
        <text:p text:style-name="P55"><text:span text:style-name="CharStyle12">Widen the place for your tent, 3 for you shall spread to south and north;</text:span></text:p>
        <text:p text:style-name="P498"><text:span text:style-name="CharStyle12">your sons shall take possession of the nations,</text:span></text:p>
        <text:p text:style-name="P363"><text:span text:style-name="CharStyle12">and people towns now deso­late.</text:span></text:p>
        <text:list xml:id="list182809986857643" text:style-name="L66">
          <text:list-item>
            <text:p text:style-name="P689"><text:span text:style-name="CharStyle77"><text:tab/>Fear not, you never shall be put</text:span></text:p>
          </text:list-item>
        </text:list>
        <text:p text:style-name="P368"><text:span text:style-name="CharStyle77">to shame;</text:span></text:p>
        <text:p text:style-name="P241"><text:span text:style-name="CharStyle77">be not confused, you shall not be confounded;</text:span></text:p>
        <text:p text:style-name="P448"><text:span text:style-name="CharStyle77">your early shame you shall for­get,</text:span></text:p>
        <text:p text:style-name="P246"><text:soft-page-break/><text:span text:style-name="CharStyle77">the taunts when you were cast aside;</text:span></text:p>
        <text:list xml:id="list182825462013753" text:continue-numbering="true" text:style-name="L66">
          <text:list-item>
            <text:p text:style-name="P689"><text:span text:style-name="CharStyle77"><text:tab/>for your husband is your Maker,</text:span></text:p>
          </text:list-item>
        </text:list>
        <text:p text:style-name="P513"><text:span text:style-name="CharStyle77">the Lord of hosts his name; your redeemer is His Majesty of Israel,</text:span></text:p>
        <text:p text:style-name="P516"><text:span text:style-name="CharStyle77">the God of all the earth.</text:span></text:p>
        <text:list xml:id="list182825202351685" text:continue-numbering="true" text:style-name="L66">
          <text:list-item>
            <text:p text:style-name="P689"><text:span text:style-name="CharStyle77"><text:tab/>The Eternal recalls you like a</text:span></text:p>
          </text:list-item>
        </text:list>
        <text:p text:style-name="P368"><text:span text:style-name="CharStyle77">wife</text:span></text:p>
        <text:p text:style-name="P513"><text:span text:style-name="CharStyle77">broken-hearted by neglect; “But a young wife”—your God asks—</text:span></text:p>
        <text:p text:style-name="P246"><text:span text:style-name="CharStyle77">“how can she be thrown aside?</text:span></text:p>
        <text:list xml:id="list182825409309208" text:continue-numbering="true" text:style-name="L66">
          <text:list-item>
            <text:p text:style-name="P689"><text:span text:style-name="CharStyle77"><text:tab/>I did forsake you for awhile,</text:span></text:p>
          </text:list-item>
        </text:list>
        <text:p text:style-name="P241"><text:span text:style-name="CharStyle77">but I will take you back right tenderly;</text:span></text:p>
        <text:list xml:id="list182823889428935" text:continue-numbering="true" text:style-name="L66">
          <text:list-item>
            <text:p text:style-name="P689"><text:span text:style-name="CharStyle77"><text:tab/>I did turn from you in a rush of</text:span></text:p>
          </text:list-item>
        </text:list>
        <text:p text:style-name="P368"><text:span text:style-name="CharStyle77">wrath,</text:span></text:p>
        <text:p text:style-name="P240"><text:span text:style-name="CharStyle77">but with a lasting love I pity you:</text:span></text:p>
        <text:p text:style-name="P449"><text:span text:style-name="CharStyle77">so promises the Eternal your redeemer.</text:span></text:p>
        <text:list xml:id="list182824655017672" text:continue-numbering="true" text:style-name="L66">
          <text:list-item>
            <text:p text:style-name="P691"><text:span text:style-name="CharStyle77"><text:tab/>’Tis like the days of Noah; for as then I swore</text:span></text:p>
          </text:list-item>
        </text:list>
        <text:p text:style-name="P519"><text:span text:style-name="CharStyle77">that Noah’s waters should flood earth no more, so now I swear that nevermore will I rebuke you in my wrath.</text:span></text:p>
        <text:list xml:id="list182823477288536" text:continue-numbering="true" text:style-name="L66">
          <text:list-item>
            <text:p text:style-name="P690"><text:span text:style-name="CharStyle77"><text:tab/>Though mountains be removed,</text:span></text:p>
          </text:list-item>
        </text:list>
        <text:p text:style-name="P517"><text:span text:style-name="CharStyle77">and hills be shaken, never shall my love leave you, my compact for your welfare shall stand firm: so promises the Eternal in his pity.</text:span></text:p>
        <text:list xml:id="list182824248366703" text:continue-numbering="true" text:style-name="L66">
          <text:list-item>
            <text:p text:style-name="P690"><text:span text:style-name="CharStyle77"><text:tab/>Poor storm-tossed soul, discon­</text:span></text:p>
          </text:list-item>
        </text:list>
        <text:p text:style-name="P369"><text:span text:style-name="CharStyle77">solate,</text:span></text:p>
        <text:list xml:id="list4141821015419131387" text:style-name="L74">
          <text:list-item>
            <text:p text:style-name="P692"><text:span text:style-name="CharStyle77"><text:tab/>will build you up on jewels.</text:span></text:p>
          </text:list-item>
        </text:list>
        <text:p text:style-name="P304"><text:span text:style-name="CharStyle12">and make sapphires your foun­dation;</text:span></text:p>
        <text:p text:style-name="P288"><text:span text:style-name="CharStyle12">I will make ramparts out of 12 rubies,</text:span></text:p>
        <text:p text:style-name="P608"><text:span text:style-name="CharStyle12">gates for you of crystals, and all your walls of gems;</text:span></text:p>
        <text:p text:style-name="P288"><text:span text:style-name="CharStyle12">the Eternal will train all your 13 builders,</text:span></text:p>
        <text:p text:style-name="P86"><text:span text:style-name="CharStyle12">and prosper your sons mightily; your triumph shall be stable. 14</text:span></text:p>
        <text:p text:style-name="P281"><text:span text:style-name="CharStyle12">Oppression shall be far from you,</text:span></text:p>
        <text:p text:style-name="P593"><text:soft-page-break/><text:span text:style-name="CharStyle12">and nothing need you fear;<text:line-break/>ruin shall be remote from you,</text:span></text:p>
        <text:p text:style-name="P195"><text:span text:style-name="CharStyle12">it never shall come near.</text:span></text:p>
        <text:p text:style-name="P281"><text:span text:style-name="CharStyle12">Should strife be stirred, ’tis not 15 by me;</text:span></text:p>
        <text:p text:style-name="P181"><text:span text:style-name="CharStyle12">whoever falls on you shall fall to ruin.</text:span></text:p>
        <text:p text:style-name="P29"><text:span text:style-name="CharStyle12">’Tis I, I make the smith<text:tab/>16</text:span></text:p>
        <text:p text:style-name="P150"><text:span text:style-name="CharStyle12">who heats his furnace, and fashions weapons by his craft;</text:span></text:p>
        <text:p text:style-name="P204"><text:span text:style-name="CharStyle12">’tis I who make destroyers to destroy.</text:span></text:p>
        <text:p text:style-name="P288"><text:span text:style-name="CharStyle12">No weapon forged against you 17 shall succeed,</text:span></text:p>
        <text:p text:style-name="P184"><text:span text:style-name="CharStyle12">no tongue raised against you shall win its plea.</text:span></text:p>
        <text:p text:style-name="P288"><text:span text:style-name="CharStyle12">Such is the lot of the Eternal’s servants;</text:span></text:p>
        <text:p text:style-name="P199"><text:span text:style-name="CharStyle12">thus, the Eternal promises, do I maintain their cause.”</text:span></text:p>
        <text:p text:style-name="P290"><text:span text:style-name="CharStyle12">“Ah come, all ye that eft? thirst, come to the wa- ters,</text:span></text:p>
        <text:p text:style-name="P593"><text:span text:style-name="CharStyle12">come, eat, O fainting souls!</text:span></text:p>
        <text:p text:style-name="P27"><text:span text:style-name="CharStyle12">Buy food for nothing,</text:span></text:p>
        <text:p text:style-name="P150"><text:span text:style-name="CharStyle12">wine and milk without money! Why spend your money on what 2 is not food,</text:span></text:p>
        <text:p text:style-name="P181"><text:span text:style-name="CharStyle12">your earnings on what never satisfies?</text:span></text:p>
        <text:p text:style-name="P281"><text:span text:style-name="CharStyle12">Listen to me, oh listen, and you shall feed on good,</text:span></text:p>
        <text:p text:style-name="P214"><text:span text:style-name="CharStyle12">and thrill over the finest fare.</text:span></text:p>
        <text:list xml:id="list6188766835934994179" text:style-name="L75">
          <text:list-item>
            <text:p text:style-name="P738"><text:span text:style-name="CharStyle12"><text:tab/>Hearken to me, come to me,</text:span></text:p>
          </text:list-item>
        </text:list>
        <text:p text:style-name="P671"><text:span text:style-name="CharStyle12">listen and you shall revive; by an eternal compact I grant you</text:span></text:p>
        <text:p text:style-name="P214"><text:span text:style-name="CharStyle12">the favours promised faith­fully to David;</text:span></text:p>
        <text:list xml:id="list182825288338241" text:continue-numbering="true" text:style-name="L75">
          <text:list-item>
            <text:p text:style-name="P762"><text:span text:style-name="CharStyle12"><text:tab/>for as I once made him a witness</text:span></text:p>
          </text:list-item>
        </text:list>
        <text:p text:style-name="P590"><text:span text:style-name="CharStyle12">to the world,</text:span></text:p>
        <text:p text:style-name="P214"><text:span text:style-name="CharStyle12">the leader and commander of the nations,</text:span></text:p>
        <text:list xml:id="list182823643956963" text:continue-numbering="true" text:style-name="L75">
          <text:list-item>
            <text:p text:style-name="P762"><text:span text:style-name="CharStyle12"><text:tab/>so now shall you call foreign folk,</text:span></text:p>
          </text:list-item>
        </text:list>
        <text:p text:style-name="P214"><text:span text:style-name="CharStyle12">and strangers shall come hurrying to you,</text:span></text:p>
        <text:p text:style-name="P348"><text:span text:style-name="CharStyle12">all for the sake of your God the Eternal,</text:span></text:p>
        <text:p text:style-name="P222"><text:soft-page-break/><text:span text:style-name="CharStyle12">of Israel’s Majesty who has honoured you.</text:span></text:p>
        <text:list xml:id="list182825619680791" text:continue-numbering="true" text:style-name="L75">
          <text:list-item>
            <text:p text:style-name="P762"><text:span text:style-name="CharStyle12"><text:tab/>Seek the Eternal while he may</text:span></text:p>
          </text:list-item>
        </text:list>
        <text:p text:style-name="P590"><text:span text:style-name="CharStyle12">be found,</text:span></text:p>
        <text:p text:style-name="P214"><text:span text:style-name="CharStyle12">call to him while he is near.</text:span></text:p>
        <text:list xml:id="list182824277219905" text:continue-numbering="true" text:style-name="L75">
          <text:list-item>
            <text:p text:style-name="P762"><text:span text:style-name="CharStyle12"><text:tab/>[[Let guilty men give up their</text:span></text:p>
          </text:list-item>
        </text:list>
        <text:p text:style-name="P590"><text:span text:style-name="CharStyle12">ways,</text:span></text:p>
        <text:p text:style-name="P671"><text:span text:style-name="CharStyle12">and evil men their purposes; let them turn back to the Eter­nal,</text:span></text:p>
        <text:p text:style-name="P671"><text:span text:style-name="CharStyle12">who will pity them, turn back to our God, for he will pardon them abun­dantly.]]</text:span></text:p>
        <text:list xml:id="list182823543837364" text:continue-numbering="true" text:style-name="L75">
          <text:list-item>
            <text:p text:style-name="P762"><text:span text:style-name="CharStyle12"><text:tab/>For my plans are not like your</text:span></text:p>
          </text:list-item>
        </text:list>
        <text:p text:style-name="P590"><text:span text:style-name="CharStyle12">plans,</text:span></text:p>
        <text:p text:style-name="P394"><text:span text:style-name="CharStyle12">nor your ways like my ways— so the Eternal One declares;</text:span></text:p>
        <text:list xml:id="list182824330424292" text:continue-numbering="true" text:style-name="L75">
          <text:list-item>
            <text:p text:style-name="P762"><text:span text:style-name="CharStyle12"><text:tab/>nay, as heaven is higher than</text:span></text:p>
          </text:list-item>
        </text:list>
        <text:p text:style-name="P590"><text:span text:style-name="CharStyle12">the earth,</text:span></text:p>
        <text:p text:style-name="P214"><text:span text:style-name="CharStyle12">so are my ways higher than your ways,</text:span></text:p>
        <text:p text:style-name="P214"><text:span text:style-name="CharStyle12">and my plans than your plans.</text:span></text:p>
        <text:list xml:id="list182823870578258" text:continue-numbering="true" text:style-name="L75">
          <text:list-item>
            <text:p text:style-name="P803"><text:span text:style-name="CharStyle12"><text:tab/>As rain and snow from heaven</text:span></text:p>
          </text:list-item>
        </text:list>
        <text:p text:style-name="P590"><text:span text:style-name="CharStyle12">fall not in vain, but water earth until it yields seed for the sower, food for hungry men,</text:span></text:p>
        <text:list xml:id="list182825087508181" text:continue-numbering="true" text:style-name="L75">
          <text:list-item>
            <text:p text:style-name="P803"><text:span text:style-name="CharStyle12"><text:tab/>so with the promise that has</text:span></text:p>
          </text:list-item>
        </text:list>
        <text:p text:style-name="P590"><text:span text:style-name="CharStyle12">passed my lips: it falls not fruitless and in vain,</text:span></text:p>
        <text:p text:style-name="P655"><text:span text:style-name="CharStyle12">but works out what I will, and carries out my purpose.</text:span></text:p>
        <text:p text:style-name="P16"><text:span text:style-name="CharStyle12">For you shall leave with joy, 12 and be led off in blissful bands;</text:span></text:p>
        <text:p text:style-name="P281"><text:span text:style-name="CharStyle12">the hills shall burst before you into song,</text:span></text:p>
        <text:p text:style-name="P593"><text:span text:style-name="CharStyle12">and all trees clap their hands;</text:span></text:p>
        <text:p text:style-name="P281"><text:span text:style-name="CharStyle12">fir-trees shall grow instead of 13 thorns,</text:span></text:p>
        <text:p text:style-name="P181"><text:span text:style-name="CharStyle12">myrtles instead of nettles;</text:span></text:p>
        <text:p text:style-name="P16"><text:span text:style-name="CharStyle12">and all this shall redound to the Eternal’s fame, a lasting monument that</text:span></text:p>
        <text:p text:style-name="P474"><text:span text:style-name="CharStyle12">never ends.”</text:span></text:p>
        <text:p text:style-name="P592"><text:soft-page-break/><text:span text:style-name="CharStyle12">* * *</text:span></text:p>
        <text:p text:style-name="P284"><text:span text:style-name="CharStyle12">This is the word of the r </text:span><text:span text:style-name="CharStyle21">jT</text:span><text:span text:style-name="CharStyle12"> Eternal:<text:tab/>OvJ</text:span></text:p>
        <text:p text:style-name="P181"><text:span text:style-name="CharStyle12">“Hold to religion and do what is right,</text:span></text:p>
        <text:p text:style-name="P16"><text:span text:style-name="CharStyle12">for my deliverance is at hand, my triumph will be soon in sight.</text:span></text:p>
        <text:p text:style-name="P281"><text:span text:style-name="CharStyle12">Happy the man who does my 2 bidding,</text:span></text:p>
        <text:p text:style-name="P181"><text:span text:style-name="CharStyle12">happy the mortal who holds to it,</text:span></text:p>
        <text:p text:style-name="P281"><text:span text:style-name="CharStyle12">who keeps the sabbath and pro­fanes it not,</text:span></text:p>
        <text:p text:style-name="P195"><text:span text:style-name="CharStyle12">who keeps his hand off any evil deed!</text:span></text:p>
        <text:p text:style-name="P16"><text:span text:style-name="CharStyle12">Let not your foreigner say, </text:span><text:span text:style-name="CharStyle46">3 </text:span><text:span text:style-name="CharStyle12">‘The Eternal will excommuni­cate me’;</text:span></text:p>
        <text:p text:style-name="P108"><text:span text:style-name="CharStyle12">let not your eunuchs say,</text:span></text:p>
        <text:p text:style-name="P181"><text:span text:style-name="CharStyle12">‘Ah, we are but a barren tree.’</text:span></text:p>
        <text:p text:style-name="P16"><text:span text:style-name="CharStyle12">For this is the Eternal’s word: 4 eunuchs who keep my sab­baths,</text:span></text:p>
        <text:p text:style-name="P16"><text:span text:style-name="CharStyle12">who choose what I approve, and hold fast to my com­pact,</text:span></text:p>
        <text:p text:style-name="P281"><text:span text:style-name="CharStyle12">theirs is a monument within my 5 temple</text:span></text:p>
        <text:p text:style-name="P181"><text:span text:style-name="CharStyle12">nobler than any sons or daughters,</text:span></text:p>
        <text:p text:style-name="P108"><text:span text:style-name="CharStyle12">a memorial from myself that never shall be moved!</text:span></text:p>
        <text:p text:style-name="P593"><text:span text:style-name="CharStyle12">Foreigners who join the Eternal, 6<text:line-break/>to worship him and love him,</text:span></text:p>
        <text:p text:style-name="P117"><text:span text:style-name="CharStyle12">serving him, men and women,</text:span></text:p>
        <text:p text:style-name="P126"><draw:frame draw:style-name="fr17" draw:name="91" text:anchor-type="paragraph" svg:x="2.6846in" svg:y="5.0866in" svg:width="0.2701in" svg:height="0.0161in" draw:z-index="152"><draw:image xlink:href="Pictures/10000000000000290000001A39981465.jpg" xlink:type="simple" xlink:show="embed" xlink:actuate="onLoad"/><draw:contour-polygon svg:width="0.2693in" svg:height="0.1728in" svg:viewBox="0 0 684 439" draw:points="0,0 684,0 684,439 0,439" draw:recreate-on-edit="true"/></draw:frame><text:span text:style-name="CharStyle12">keeping the sabbath unpro­faned,</text:span></text:p>
        <text:list xml:id="list182809122904316" text:style-name="L49">
          <text:list-item>
            <text:p text:style-name="P747"><text:span text:style-name="CharStyle12"><text:tab/>them will I bring to my own</text:span></text:p>
          </text:list-item>
        </text:list>
        <text:p text:style-name="P308"><text:span text:style-name="CharStyle12">sacred hill,</text:span></text:p>
        <text:p text:style-name="P126"><text:span text:style-name="CharStyle12">and make them joyful in my house of prayer;</text:span></text:p>
        <text:p text:style-name="P548"><text:span text:style-name="CharStyle12">their offerings and sacrifices shall be accepted on my altar there;</text:span></text:p>
        <text:p text:style-name="P548"><text:span text:style-name="CharStyle12">my temple shall be called a house of prayer for every nation.</text:span></text:p>
        <text:list xml:id="list182823685738788" text:continue-numbering="true" text:style-name="L49">
          <text:list-item>
            <text:p text:style-name="P724"><text:span text:style-name="CharStyle12"><text:tab/>Here is what the Lord the Eter­</text:span></text:p>
          </text:list-item>
        </text:list>
        <text:p text:style-name="P308"><text:span text:style-name="CharStyle12">nal says,</text:span></text:p>
        <text:p text:style-name="P511"><text:span text:style-name="CharStyle12">who gathers Israel’s outcasts in: I will yet gather others in,</text:span></text:p>
        <text:p text:style-name="P680"><text:span text:style-name="CharStyle12">besides those I have gathered. * * *</text:span></text:p>
        <text:list xml:id="list182824100301537" text:continue-numbering="true" text:style-name="L49">
          <text:list-item>
            <text:p text:style-name="P724"><text:span text:style-name="CharStyle12"><text:tab/>Wild beasts in field and forest,</text:span></text:p>
          </text:list-item>
        </text:list>
        <text:p text:style-name="P308"><text:span text:style-name="CharStyle12">all of you,</text:span></text:p>
        <text:p text:style-name="P126"><text:span text:style-name="CharStyle12">come hither and devour your prey!</text:span></text:p>
        <text:p text:style-name="P37"><text:span text:style-name="CharStyle12">io<text:tab/>My watchmen are all blind,</text:span></text:p>
        <text:p text:style-name="P514"><text:span text:style-name="CharStyle12">they know not how to guard; dumb dogs, every one of them, they cannot bark— there they lie, a-dreaming, in the sleep they love.</text:span></text:p>
        <text:p text:style-name="P16"><text:span text:style-name="CharStyle12">xi Yes, and greedy dogs are they, never satisfied, each bent on his own, each set on his gains;</text:span></text:p>
        <text:list xml:id="list182809243006316" text:style-name="L75">
          <text:list-item>
            <text:p text:style-name="P893"><text:span text:style-name="CharStyle12"><text:tab/>‘Come, fetch the wine,</text:span></text:p>
          </text:list-item>
        </text:list>
        <text:p text:style-name="P518"><text:span text:style-name="CharStyle12">Let’s swill our fill!’ they say; ‘And to-morrow will be a rare time too, a royal day!’</text:span></text:p>
        <text:p text:style-name="P434"><text:span text:style-name="CharStyle12">Meanwhile the good man dies,</text:span></text:p>
        <text:p text:style-name="P683"><text:span text:style-name="CharStyle12">and no one heeds it; pious men are perishing, and no one cares.</text:span></text:p>
        <text:p text:style-name="P348"><text:span text:style-name="CharStyle12">The evil of the day kills off good men;</text:span></text:p>
        <text:list xml:id="list8642683019198459566" text:style-name="L76">
          <text:list-item>
            <text:p text:style-name="P715"><text:span text:style-name="CharStyle12"><text:tab/>they enter peace, for only in the grave can upright men</text:span></text:p>
          </text:list-item>
        </text:list>
        <text:p text:style-name="P511"><text:span text:style-name="CharStyle12">ever find rest.</text:span></text:p>
        <text:p text:style-name="P233"><text:span text:style-name="CharStyle91">* * *</text:span></text:p>
        <text:p text:style-name="P60"><text:span text:style-name="CharStyle12">Step forward, you,<text:tab/></text:span><text:span text:style-name="CharStyle46">3</text:span></text:p>
        <text:p text:style-name="P159"><text:span text:style-name="CharStyle12">you sons of sorcery, brood born of harlots and adul­terers;</text:span></text:p>
        <text:p text:style-name="P402"><text:span text:style-name="CharStyle12">at whom are you jeering,<text:tab/>4</text:span></text:p>
        <text:p text:style-name="P457"><text:soft-page-break/><text:span text:style-name="CharStyle12">at whom are you sneering, putting your tongues out?</text:span></text:p>
        <text:p text:style-name="P457"><text:span text:style-name="CharStyle12">What are you but apostates, a disloyal brood,</text:span></text:p>
        <text:p text:style-name="P288"><text:span text:style-name="CharStyle12">inflaming your passions at an 5 oak,</text:span></text:p>
        <text:p text:style-name="P159"><text:span text:style-name="CharStyle12">under a green tree, and sacrificing children in the glen,</text:span></text:p>
        <text:p text:style-name="P401"><text:span text:style-name="CharStyle12">between the rocky cliffs?</text:span></text:p>
        <text:p text:style-name="P288"><text:span text:style-name="CharStyle12">You choose the slippery gods of 6 the glen,</text:span></text:p>
        <text:p text:style-name="P401"><text:span text:style-name="CharStyle12">you settle to have them!</text:span></text:p>
        <text:p text:style-name="P288"><text:span text:style-name="CharStyle12">To them you pour out your liba­tions</text:span></text:p>
        <text:p text:style-name="P401"><text:span text:style-name="CharStyle12">and offer cereals!</text:span></text:p>
        <text:p text:style-name="P288"><text:span text:style-name="CharStyle12">[[Am I to leave all that un­punished?]]</text:span></text:p>
        <text:p text:style-name="P60"><text:span text:style-name="CharStyle12">You spread your couch<text:tab/>7</text:span></text:p>
        <text:p text:style-name="P584"><text:span text:style-name="CharStyle12">high on a lofty hill, and thither you went up to sacrifice.</text:span></text:p>
        <text:p text:style-name="P59"><text:span text:style-name="CharStyle12">You set up your foul symbol too 8 behind the door-posts and the door;</text:span></text:p>
        <text:p text:style-name="P59"><text:span text:style-name="CharStyle12">before it you would strip and lie, embraced in bed, buying embrace upon embrace, from men for hire, as the foul symbol stirred your foul desire.</text:span></text:p>
        <text:p text:style-name="P288"><text:span text:style-name="CharStyle12">For Molek you perfumed your- </text:span><text:span text:style-name="CharStyle46">9 </text:span><text:span text:style-name="CharStyle12">self,</text:span></text:p>
        <text:p text:style-name="P159"><text:span text:style-name="CharStyle12">with scent on scent; you made your messengers go far,</text:span></text:p>
        <text:p text:style-name="P401"><text:span text:style-name="CharStyle12">even to the gods below.</text:span></text:p>
        <text:p text:style-name="P60"><text:span text:style-name="CharStyle12">You wearied yourselves out,<text:tab/>io</text:span></text:p>
        <text:p text:style-name="P160"><text:span text:style-name="CharStyle12">but never would you give up; your strength revived, you would not cease, you went on fearlessly,<text:tab/></text:span><text:span text:style-name="CharStyle21">ii</text:span></text:p>
        <text:p text:style-name="P583"><text:span text:style-name="CharStyle12">in faithlessness, giving no thought to me.</text:span></text:p>
        <text:p text:style-name="P214"><text:span text:style-name="CharStyle12">in your indifference.</text:span></text:p>
        <text:p text:style-name="P435"><text:span text:style-name="CharStyle12">Is it not so? I said no word,</text:span></text:p>
        <text:list xml:id="list5131422945844353232" text:style-name="L77">
          <text:list-item>
            <text:p text:style-name="P978"><text:span text:style-name="CharStyle12"><text:tab/>hid my face from you, and on you went, fearing me not.</text:span></text:p>
          </text:list-item>
        </text:list>
        <text:list xml:id="list182809935954444" text:style-name="L66">
          <text:list-item>
            <text:p text:style-name="P804"><text:span text:style-name="CharStyle12"><text:tab/>But I will expose your doings,</text:span></text:p>
          </text:list-item>
        </text:list>
        <text:p text:style-name="P214"><text:span text:style-name="CharStyle12">this ‘religion’ of yours!</text:span></text:p>
        <text:list xml:id="list182824425420407" text:continue-numbering="true" text:style-name="L66">
          <text:list-item>
            <text:p text:style-name="P804"><text:span text:style-name="CharStyle12"><text:tab/>Your loathsome idols, when you</text:span></text:p>
          </text:list-item>
        </text:list>
        <text:p text:style-name="P469"><text:span text:style-name="CharStyle12">cry,</text:span></text:p>
        <text:p text:style-name="P214"><text:span text:style-name="CharStyle12">will bring you neither help nor gain;</text:span></text:p>
        <text:p text:style-name="P435"><text:span text:style-name="CharStyle12">the wind shall whirl them all away,</text:span></text:p>
        <text:p text:style-name="P277"><text:span text:style-name="CharStyle12">a breath shall blow them off. But they who trust in me shall hold the land</text:span></text:p>
        <text:p text:style-name="P214"><text:span text:style-name="CharStyle12">and own my sacred hills.”</text:span></text:p>
        <text:p text:style-name="P564"><text:span text:style-name="CharStyle93">* * *</text:span></text:p>
        <text:list xml:id="list182824543035890" text:continue-numbering="true" text:style-name="L66">
          <text:list-item>
            <text:p text:style-name="P778"><text:span text:style-name="CharStyle12"><text:tab/>Bank up a causeway, clear a</text:span></text:p>
          </text:list-item>
        </text:list>
        <text:p text:style-name="P469"><text:span text:style-name="CharStyle12">path,</text:span></text:p>
        <text:p text:style-name="P214"><text:span text:style-name="CharStyle12">remove stones from my peo­ple’s way.</text:span></text:p>
        <text:list xml:id="list182823830337724" text:continue-numbering="true" text:style-name="L66">
          <text:list-item>
            <text:p text:style-name="P778"><text:span text:style-name="CharStyle12"><text:tab/>For he who is high and uplifted,</text:span></text:p>
          </text:list-item>
        </text:list>
        <text:p text:style-name="P469"><text:span text:style-name="CharStyle12">the Majestic One, he who sits enthroned for evermore, declares:</text:span></text:p>
        <text:p text:style-name="P435"><text:span text:style-name="CharStyle12">“I sit on high, enthroned, the Majestic One,</text:span></text:p>
        <text:p text:style-name="P214"><text:span text:style-name="CharStyle12">and I am with the crushed and humbled soul,</text:span></text:p>
        <text:p text:style-name="P435"><text:span text:style-name="CharStyle12">to revive the spirit of the humble,</text:span></text:p>
        <text:p text:style-name="P214"><text:span text:style-name="CharStyle12">and to put heart into the crushed.</text:span></text:p>
        <text:list xml:id="list182824487553974" text:continue-numbering="true" text:style-name="L66">
          <text:list-item>
            <text:p text:style-name="P778"><text:span text:style-name="CharStyle12"><text:tab/>I will not afflict for ever,</text:span></text:p>
          </text:list-item>
        </text:list>
        <text:list xml:id="list839621186586192138" text:style-name="L78">
          <text:list-item>
            <text:p text:style-name="P980"><text:span text:style-name="CharStyle12"><text:tab/>will not be always wroth; for then man’s spirit would give way before me, the very souls that I had made.</text:span></text:p>
          </text:list-item>
        </text:list>
        <text:list xml:id="list182809738748684" text:style-name="L66">
          <text:list-item>
            <text:p text:style-name="P778"><text:span text:style-name="CharStyle12"><text:tab/>Their sins have made me angry</text:span></text:p>
          </text:list-item>
        </text:list>
        <text:p text:style-name="P469"><text:span text:style-name="CharStyle12">for a while,</text:span></text:p>
        <text:list xml:id="list6524323898442255770" text:style-name="L79">
          <text:list-item>
            <text:p text:style-name="P979"><text:span text:style-name="CharStyle12"><text:tab/>struck them in my wrath and turned away; and they went on, wilful, re­bellious.</text:span></text:p>
          </text:list-item>
        </text:list>
        <text:list xml:id="list182809599158683" text:style-name="L66">
          <text:list-item>
            <text:p text:style-name="P778"><text:span text:style-name="CharStyle12"><text:tab/>I marked them,” the Eternal</text:span></text:p>
          </text:list-item>
        </text:list>
        <text:p text:style-name="P469"><text:soft-page-break/><text:span text:style-name="CharStyle12">says.</text:span></text:p>
        <text:p text:style-name="P435"><text:span text:style-name="CharStyle12">“But now I heal them, I will give them rest,</text:span></text:p>
        <text:p text:style-name="P214"><text:span text:style-name="CharStyle12">and recompense them with all consolation,</text:span></text:p>
        <text:p text:style-name="P346"><text:span text:style-name="CharStyle17">till I make their mourners loud 19</text:span></text:p>
        <text:p text:style-name="P384"><text:span text:style-name="CharStyle12">in thanks,</text:span></text:p>
        <text:p text:style-name="P316"><text:span text:style-name="CharStyle12">when far and near alike fare prosperously.</text:span></text:p>
        <text:p text:style-name="P338"><text:span text:style-name="CharStyle12">Ungodly men are like the rest- 20</text:span></text:p>
        <text:p text:style-name="P384"><text:span text:style-name="CharStyle12">less sea,</text:span></text:p>
        <text:p text:style-name="P135"><text:span text:style-name="CharStyle12">that never can be still, whose waters throw up dirt and</text:span></text:p>
        <text:p text:style-name="P384"><text:span text:style-name="CharStyle12">mire;</text:span></text:p>
        <text:p text:style-name="P314"><text:span text:style-name="CharStyle12">no prosperous peace for the 21 ungodly,” says my God.</text:span></text:p>
        <text:p text:style-name="P339"><text:span text:style-name="CharStyle12">“Cry out, spare not your rfO voice,<text:tab/>OO</text:span></text:p>
        <text:p text:style-name="P135"><text:span text:style-name="CharStyle12">raise it loud as a trumpet, and let my people hear their sins,</text:span></text:p>
        <text:p text:style-name="P314"><text:span text:style-name="CharStyle12">let Jacob’s household hear their guilt.</text:span></text:p>
        <text:p text:style-name="P16"><text:span text:style-name="CharStyle12">Daily indeed they turn to me, 2 it is their joy to learn my rites,</text:span></text:p>
        <text:p text:style-name="P338"><text:span text:style-name="CharStyle12">as any nation might that held religion,</text:span></text:p>
        <text:p text:style-name="P323"><text:span text:style-name="CharStyle12">true to the orders of its God!</text:span></text:p>
        <text:p text:style-name="P175"><text:span text:style-name="CharStyle12">They ask me to direct them, they delight in worship,</text:span></text:p>
        <text:p text:style-name="P338"><text:span text:style-name="CharStyle12">they ask me why I never mark 3 their fasts,</text:span></text:p>
        <text:p text:style-name="P323"><text:span text:style-name="CharStyle12">nor pay heed to their pen­ances!</text:span></text:p>
        <text:p text:style-name="P59"><text:span text:style-name="CharStyle12">Why, on fast days you find time for your business, you go collecting debts!</text:span></text:p>
        <text:p text:style-name="P338"><text:span text:style-name="CharStyle12">Fasting </text:span><text:span text:style-name="CharStyle64">makes </text:span><text:span text:style-name="CharStyle12">you fretful, quar- </text:span><text:span text:style-name="CharStyle64">4 </text:span><text:span text:style-name="CharStyle12">relsome,</text:span></text:p>
        <text:p text:style-name="P326"><text:span text:style-name="CharStyle12">till you strike ungodly blows.</text:span></text:p>
        <text:p text:style-name="P51"><text:span text:style-name="CharStyle12">Fasting like yours to-day<text:tab/>5</text:span></text:p>
        <text:p text:style-name="P317"><text:span text:style-name="CharStyle12">will never bear your prayers on high.</text:span></text:p>
        <text:p text:style-name="P179"><text:span text:style-name="CharStyle12">Would I choose such a fast, such penances?</text:span></text:p>
        <text:p text:style-name="P338"><text:span text:style-name="CharStyle12">To droop your head like a bul­rush,</text:span></text:p>
        <text:p text:style-name="P319"><text:soft-page-break/><text:span text:style-name="CharStyle12">to lie in sackcloth and ashes—</text:span></text:p>
        <text:p text:style-name="P71"><text:span text:style-name="CharStyle12">is that what you call ‘fasting,’</text:span></text:p>
        <text:p text:style-name="P244"><draw:frame draw:style-name="fr2" draw:name="92" text:anchor-type="paragraph" svg:x="6.1075in" svg:y="3.9634in" draw:z-index="153"><draw:text-box fo:min-height="0.2752in" fo:min-width="0.3799in"><text:p text:style-name="P79"><text:span text:style-name="CharStyle39">59</text:span></text:p></draw:text-box></draw:frame><text:span text:style-name="CharStyle12">a day the Eternal would approve?</text:span></text:p>
        <text:list xml:id="list182809316151289" text:style-name="L55">
          <text:list-item>
            <text:p text:style-name="P834"><text:span text:style-name="CharStyle12"><text:tab/>Is not this my chosen fast,</text:span></text:p>
          </text:list-item>
        </text:list>
        <text:p text:style-name="P511"><text:span text:style-name="CharStyle12">the Lord, the Eternal, asks, to loosen all that fetters men unfairly,</text:span></text:p>
        <text:p text:style-name="P244"><text:span text:style-name="CharStyle12">and to relax its grip,</text:span></text:p>
        <text:p text:style-name="P444"><text:span text:style-name="CharStyle12">to free poor debtors from their bonds,</text:span></text:p>
        <text:p text:style-name="P236"><text:span text:style-name="CharStyle12">and break what binds them?</text:span></text:p>
        <text:list xml:id="list182824542762532" text:continue-numbering="true" text:style-name="L55">
          <text:list-item>
            <text:p text:style-name="P834"><text:span text:style-name="CharStyle12"><text:tab/>It is to share your food with</text:span></text:p>
          </text:list-item>
        </text:list>
        <text:p text:style-name="P365"><text:span text:style-name="CharStyle12">hungry men,</text:span></text:p>
        <text:p text:style-name="P236"><text:span text:style-name="CharStyle12">and take the homeless to your home,</text:span></text:p>
        <text:p text:style-name="P444"><text:span text:style-name="CharStyle12">to clothe the naked when you see them,</text:span></text:p>
        <text:p text:style-name="P236"><text:span text:style-name="CharStyle12">and never turn from any fellow-creature.</text:span></text:p>
        <text:list xml:id="list182824573047356" text:continue-numbering="true" text:style-name="L55">
          <text:list-item>
            <text:p text:style-name="P834"><text:span text:style-name="CharStyle12"><text:tab/>Then shall light dawn for you,</text:span></text:p>
          </text:list-item>
        </text:list>
        <text:p text:style-name="P244"><text:span text:style-name="CharStyle12">with healing for your wounds;</text:span></text:p>
        <text:p text:style-name="P548"><text:span text:style-name="CharStyle12">you shall advance, your good­ness in the van, and the Eternal’s glory as your rear-guard;</text:span></text:p>
        <text:list xml:id="list182824586525733" text:continue-numbering="true" text:style-name="L55">
          <text:list-item>
            <text:p text:style-name="P834"><text:span text:style-name="CharStyle12"><text:tab/>the Eternal will answer when</text:span></text:p>
          </text:list-item>
        </text:list>
        <text:p text:style-name="P365"><text:span text:style-name="CharStyle12">you call,</text:span></text:p>
        <text:p text:style-name="P245"><text:span text:style-name="CharStyle12">and, when you cry, he will say, ‘Here am I!’</text:span></text:p>
        <text:p text:style-name="P443"><text:span text:style-name="CharStyle12">If you will do away with all oppression,</text:span></text:p>
        <text:p text:style-name="P236"><text:span text:style-name="CharStyle12">with open scorn and words of malice,</text:span></text:p>
        <text:list xml:id="list182824216179854" text:continue-numbering="true" text:style-name="L55">
          <text:list-item>
            <text:p text:style-name="P808"><text:span text:style-name="CharStyle12"><text:tab/>if you bestow your bread upon</text:span></text:p>
          </text:list-item>
        </text:list>
        <text:p text:style-name="P365"><text:span text:style-name="CharStyle12">the hungry,</text:span></text:p>
        <text:p text:style-name="P244"><text:span text:style-name="CharStyle12">and relieve men in misery,</text:span></text:p>
        <text:p text:style-name="P548"><text:span text:style-name="CharStyle12">then light shall dawn for you in</text:span></text:p>
        <text:p text:style-name="P365"><text:span text:style-name="CharStyle12">darkness,</text:span></text:p>
        <text:p text:style-name="P236"><text:span text:style-name="CharStyle12">your dull hour shall be bright as noon,</text:span></text:p>
        <text:list xml:id="list182825234209869" text:continue-numbering="true" text:style-name="L55">
          <text:list-item>
            <text:p text:style-name="P894"><text:span text:style-name="CharStyle12"><text:tab/>and evermore shall the Eternal</text:span></text:p>
          </text:list-item>
        </text:list>
        <text:h text:style-name="P694" text:outline-level="4"><text:bookmark-start text:name="bookmark3"/><text:span text:style-name="CharStyle95">guide you,</text:span><text:bookmark-end text:name="bookmark3"/></text:h>
        <text:p text:style-name="P247"><text:soft-page-break/><text:span text:style-name="CharStyle12">guarding you without fail;</text:span></text:p>
        <text:p text:style-name="P547"><text:span text:style-name="CharStyle12">he will refresh you in dry places, and renew your strength, till you are like a watered garden,</text:span></text:p>
        <text:p text:style-name="P489"><text:span text:style-name="CharStyle12">like an oasis with a steadfast spring.</text:span></text:p>
        <text:p text:style-name="P16"><text:span text:style-name="CharStyle12">Your sons shall build once more </text:span><text:span text:style-name="CharStyle47">12 </text:span><text:span text:style-name="CharStyle12">the ancient ruins, and old foundations you shall raise again;</text:span></text:p>
        <text:p text:style-name="P254"><text:span text:style-name="CharStyle12">you shall be called the repairer of ruins,</text:span></text:p>
        <text:p text:style-name="P553"><text:span text:style-name="CharStyle12">the restorer of wrecked homes.</text:span></text:p>
        <text:p text:style-name="P372"><text:span text:style-name="CharStyle97">* * *</text:span></text:p>
        <text:p text:style-name="P254"><text:span text:style-name="CharStyle12">If you refrain from doing your 13 own business</text:span></text:p>
        <text:p text:style-name="P489"><text:span text:style-name="CharStyle12">upon the sabbath, on my sacred day,</text:span></text:p>
        <text:p text:style-name="P254"><text:span text:style-name="CharStyle12">and hold the sabbath a de­light,</text:span></text:p>
        <text:p text:style-name="P489"><text:span text:style-name="CharStyle12">and the Eternal’s sacred day an honour,</text:span></text:p>
        <text:p text:style-name="P254"><text:span text:style-name="CharStyle12">not following your own wonted round,</text:span></text:p>
        <text:p text:style-name="P489"><text:span text:style-name="CharStyle12">not doing business, and not talking idly,</text:span></text:p>
        <text:p text:style-name="P254"><text:span text:style-name="CharStyle12">then you shall have delight in 14 the Eternal’s favour,</text:span></text:p>
        <text:p text:style-name="P489"><text:span text:style-name="CharStyle12">for he will let you hold the land in triumph,</text:span></text:p>
        <text:p text:style-name="P254"><text:span text:style-name="CharStyle12">enjoying your father Jacob’s heritage:</text:span></text:p>
        <text:p text:style-name="P489"><text:span text:style-name="CharStyle12">so the Eternal himself prom­ises.”</text:span></text:p>
        <text:p text:style-name="P374"><text:span text:style-name="CharStyle12">* * *</text:span></text:p>
        <text:p text:style-name="P16"><text:span text:style-name="CharStyle12">The Eternal’s hand is not too short to save, the Eternal’s ear is not too dull to hear!</text:span></text:p>
        <text:p text:style-name="P254"><text:span text:style-name="CharStyle12">It is your own iniquities that : interfere</text:span></text:p>
        <text:p text:style-name="P553"><text:span text:style-name="CharStyle12">between your God and you; your sins have made him veil his face from you, until he will not listen.</text:span></text:p>
        <text:p text:style-name="P254"><text:span text:style-name="CharStyle12">For your hands are stained with , blood,</text:span></text:p>
        <text:p text:style-name="P553"><text:span text:style-name="CharStyle12">your fingers stained with crime; lies fall from your lips, your tongues are muttering malicious wrong; in court no one sues honestly, no plea is just;</text:span></text:p>
        <text:p text:style-name="P254"><text:span text:style-name="CharStyle12">pretence and falsehood you rely on,</text:span></text:p>
      </text:section>
      <text:section text:style-name="Sect4" text:name="Section29">
        <text:p text:style-name="P927"><text:span text:style-name="CharStyle12">big with mischief, you bear mischief.</text:span></text:p>
        <text:list xml:id="list182809756104189" text:style-name="L70">
          <text:list-item>
            <text:p text:style-name="P850"><text:span text:style-name="CharStyle12"><text:tab/>Intriguers, they hatch basilisk’s</text:span></text:p>
          </text:list-item>
        </text:list>
        <text:p text:style-name="P644"><text:span text:style-name="CharStyle12">eggs,</text:span></text:p>
        <text:p text:style-name="P277"><text:span text:style-name="CharStyle12">and weave a spider’s web; eat their eggs, and you die, crush one, out crawls a viper!</text:span></text:p>
        <text:list xml:id="list182824147446274" text:continue-numbering="true" text:style-name="L70">
          <text:list-item>
            <text:p text:style-name="P749"><text:span text:style-name="CharStyle12"><text:tab/>What they weave covers no</text:span></text:p>
          </text:list-item>
        </text:list>
        <text:p text:style-name="P644"><text:span text:style-name="CharStyle12">one,</text:span></text:p>
        <text:p text:style-name="P214"><text:span text:style-name="CharStyle12">what they concoct clothes no one;</text:span></text:p>
        <text:p text:style-name="P214"><text:span text:style-name="CharStyle12">’tis violence they have in hand.</text:span></text:p>
        <text:list xml:id="list182825217867460" text:continue-numbering="true" text:style-name="L70">
          <text:list-item>
            <text:p text:style-name="P749"><text:span text:style-name="CharStyle12"><text:tab/>Their feet run fast to crime,</text:span></text:p>
          </text:list-item>
        </text:list>
        <text:p text:style-name="P214"><text:span text:style-name="CharStyle12">they hurry to murder inno­cent men;</text:span></text:p>
        <text:p text:style-name="P435"><text:span text:style-name="CharStyle12">their thoughts are thoughts of mischief,</text:span></text:p>
        <text:p text:style-name="P214"><text:span text:style-name="CharStyle12">rapine and ruin are the track they follow;</text:span></text:p>
        <text:list xml:id="list182823765466344" text:continue-numbering="true" text:style-name="L70">
          <text:list-item>
            <text:p text:style-name="P749"><text:span text:style-name="CharStyle12"><text:tab/>they care not for what leads to</text:span></text:p>
          </text:list-item>
        </text:list>
        <text:p text:style-name="P644"><text:span text:style-name="CharStyle12">bliss,</text:span></text:p>
        <text:p text:style-name="P279"><text:span text:style-name="CharStyle12">their paths are void of justice; they take the crooked course, where bliss is all unknown.</text:span></text:p>
        <text:list xml:id="list182825057237489" text:continue-numbering="true" text:style-name="L70">
          <text:list-item>
            <text:p text:style-name="P851"><text:span text:style-name="CharStyle12"><text:tab/>So we are far from having our</text:span></text:p>
          </text:list-item>
        </text:list>
        <text:p text:style-name="P645"><text:span text:style-name="CharStyle12">wrongs righted, we come by no redress; we look for light, but all is dark, we look for gleams, and walk in gloom;</text:span></text:p>
        <text:list xml:id="list182824223598200" text:continue-numbering="true" text:style-name="L70">
          <text:list-item>
            <text:p text:style-name="P852"><text:span text:style-name="CharStyle12"><text:tab/>we grope, like a blind man along</text:span></text:p>
          </text:list-item>
        </text:list>
        <text:p text:style-name="P644"><text:span text:style-name="CharStyle12">the wall,</text:span></text:p>
        <text:p text:style-name="P214"><text:span text:style-name="CharStyle12">we feel our way, like sightless men;</text:span></text:p>
        <text:p text:style-name="P435"><text:span text:style-name="CharStyle12">at noon we stumble, as in twi­light,</text:span></text:p>
        <text:p text:style-name="P222"><text:span text:style-name="CharStyle12">we live in darkness like the dead.</text:span></text:p>
        <text:list xml:id="list182824832001615" text:continue-numbering="true" text:style-name="L70">
          <text:list-item>
            <text:p text:style-name="P852"><text:span text:style-name="CharStyle12"><text:tab/>We are all moaning like a bear,</text:span></text:p>
          </text:list-item>
        </text:list>
        <text:p text:style-name="P279"><text:span text:style-name="CharStyle12">mourning low like doves; we long to be righted, all in vain, no rescue is in sight for us.</text:span></text:p>
        <text:list xml:id="list182825273803353" text:continue-numbering="true" text:style-name="L70">
          <text:list-item>
            <text:p text:style-name="P854"><text:span text:style-name="CharStyle12"><text:tab/>For our transgressions before</text:span></text:p>
          </text:list-item>
        </text:list>
        <text:p text:style-name="P644"><text:span text:style-name="CharStyle12">thee are many,</text:span></text:p>
        <text:p text:style-name="P277"><text:span text:style-name="CharStyle12">and our sins testify against us,</text:span></text:p>
        <text:p text:style-name="P59"><text:soft-page-break/><text:span text:style-name="CharStyle12">transgressions that are ever in our minds, sins we know well— rebellions, treachery to the Eter- 13 nal,</text:span></text:p>
        <text:p text:style-name="P169"><text:span text:style-name="CharStyle12">deserting from our God, talking perversely and defiantly, telling lies from our heart.</text:span></text:p>
        <text:p text:style-name="P292"><text:span text:style-name="CharStyle17">Justice has to turn away de- 14 feated,</text:span></text:p>
        <text:p text:style-name="P150"><text:span text:style-name="CharStyle12">right is forced to hold aloof, for truth in our assemblies has no footing,</text:span></text:p>
        <text:p text:style-name="P166"><text:span text:style-name="CharStyle52">honesty cannot enter there; truth is never to be seen,<text:tab/>15</text:span></text:p>
        <text:p text:style-name="P198"><text:span text:style-name="CharStyle52">and moral sense has left the town.</text:span></text:p>
        <text:p text:style-name="P281"><text:span text:style-name="CharStyle12">The Eternal saw this and was angry</text:span></text:p>
        <text:p text:style-name="P150"><text:span text:style-name="CharStyle12">that no justice could be seen. When he saw, and seeing won- 16 dered,</text:span></text:p>
        <text:p text:style-name="P170"><text:span text:style-name="CharStyle12">there was none to intervene, then he put forth his ow</text:span><text:span text:style-name="CharStyle12"><text:span text:style-name="T1">r</text:span></text:span><text:span text:style-name="CharStyle12">n power, sustained by his own passion; he put on might as armour, 17 and victory as a helmet, and vengeance as his clothing, and zeal to be his mantle.</text:span></text:p>
        <text:p text:style-name="P281"><text:span text:style-name="CharStyle12">In strict requital he repays his 18 foes</text:span></text:p>
        <text:p text:style-name="P181"><text:span text:style-name="CharStyle12">with fury and his enemies with shame,</text:span></text:p>
        <text:p text:style-name="P281"><text:span text:style-name="CharStyle12">till in the far west men have awe 19 of the Eternal,</text:span></text:p>
        <text:p text:style-name="P181"><text:span text:style-name="CharStyle12">and in the east they see his brilliant deeds;</text:span></text:p>
        <text:p text:style-name="P63"><text:span text:style-name="CharStyle52">for his vengeance pours out like a pent-up stream, driven by a blast of wind, but to Sion he comes for deliver- 20 ance,</text:span></text:p>
        <text:p text:style-name="P170"><text:span text:style-name="CharStyle12">to free Jacob from its rebels.</text:span></text:p>
        <text:p text:style-name="P163"><text:span text:style-name="CharStyle12">[[As for me, the Eternal de- 21 dares, this is my compact with them: “My spirit which rests upon you, and the words I have</text:span></text:p>
        <text:p text:style-name="P403"><draw:frame draw:style-name="fr18" draw:name="93" text:anchor-type="paragraph" svg:x="2.661in" svg:y="1.0799in" svg:width="0.2764in" svg:height="0.0161in" draw:z-index="154"><draw:image xlink:href="Pictures/100000000000002A0000001B8495C85F.jpg" xlink:type="simple" xlink:show="embed" xlink:actuate="onLoad"/><draw:contour-polygon svg:width="0.2764in" svg:height="0.1799in" svg:viewBox="0 0 702 457" draw:points="0,0 702,0 702,457 0,457" draw:recreate-on-edit="true"/></draw:frame><text:span text:style-name="CharStyle12">put into your lips, shall never depart from your lips, nor from the lips of your descendants, nor from the lips of their de­scendants,” the Eternal de­clares, “from henceforth and</text:span></text:p>
        <text:p text:style-name="P403"><text:span text:style-name="CharStyle12">for ever.”]]</text:span></text:p>
        <text:p text:style-name="P94"><text:span text:style-name="CharStyle99">* * *</text:span></text:p>
        <text:p text:style-name="P16"><text:span text:style-name="CharStyle12">Arise, be glad, your light is dawning, the Eternal’s splendour rises upon you.</text:span></text:p>
        <text:list xml:id="list4024210466191967036" text:style-name="L80">
          <text:list-item>
            <text:p text:style-name="P857"><text:span text:style-name="CharStyle12"><text:tab/>Though darkness covers all the</text:span></text:p>
          </text:list-item>
        </text:list>
        <text:p text:style-name="P230"><text:span text:style-name="CharStyle12">earth,</text:span></text:p>
        <text:p text:style-name="P540"><text:span text:style-name="CharStyle12">and a black cloud shrouds the nations,</text:span></text:p>
        <text:p text:style-name="P642"><text:span text:style-name="CharStyle12">yet the Eternal shines out upon you,</text:span></text:p>
        <text:p text:style-name="P540"><text:span text:style-name="CharStyle12">his splendour on you gleams,</text:span></text:p>
        <text:list xml:id="list182824710725564" text:continue-numbering="true" text:style-name="L80">
          <text:list-item>
            <text:p text:style-name="P857"><text:span text:style-name="CharStyle12"><text:tab/>till nations gather to your light</text:span></text:p>
          </text:list-item>
        </text:list>
        <text:p text:style-name="P545"><text:span text:style-name="CharStyle12">and kings to your bright beams.</text:span></text:p>
        <text:list xml:id="list182825222404359" text:continue-numbering="true" text:style-name="L80">
          <text:list-item>
            <text:p text:style-name="P846"><text:span text:style-name="CharStyle12"><text:tab/>Look round you, look!</text:span></text:p>
          </text:list-item>
        </text:list>
        <text:p text:style-name="P423"><text:span text:style-name="CharStyle12">How all are flocking in, your sons from far away, your daughters carried on the arm!</text:span></text:p>
        <text:list xml:id="list182823675915053" text:continue-numbering="true" text:style-name="L80">
          <text:list-item>
            <text:p text:style-name="P846"><text:span text:style-name="CharStyle12"><text:tab/>With radiant face you see them,</text:span></text:p>
          </text:list-item>
        </text:list>
        <text:p text:style-name="P540"><text:span text:style-name="CharStyle12">your heart a-thrill and throb­bing;</text:span></text:p>
        <text:p text:style-name="P642"><text:span text:style-name="CharStyle12">for the rich sea-trade shall flow to you,</text:span></text:p>
        <text:p text:style-name="P544"><text:span text:style-name="CharStyle12">and the wealth of nations shall be yours.</text:span></text:p>
        <text:list xml:id="list182823829738582" text:continue-numbering="true" text:style-name="L80">
          <text:list-item>
            <text:p text:style-name="P895"><text:span text:style-name="CharStyle12"><text:tab/>Camels stream across your</text:span></text:p>
          </text:list-item>
        </text:list>
        <text:p text:style-name="P232"><text:span text:style-name="CharStyle12">land,</text:span></text:p>
        <text:p text:style-name="P424"><text:span text:style-name="CharStyle12">from Midian and Ephah, trains of camels all from She­ba—</text:span></text:p>
        <text:p text:style-name="P541"><text:span text:style-name="CharStyle12">a testimony to the Eternal’s fame!</text:span></text:p>
        <text:list xml:id="list182824831898479" text:continue-numbering="true" text:style-name="L80">
          <text:list-item>
            <text:p text:style-name="P883"><text:span text:style-name="CharStyle12"><text:tab/>All Kedar’s flocks gather to</text:span></text:p>
          </text:list-item>
        </text:list>
        <text:p text:style-name="P232"><text:span text:style-name="CharStyle12">you,</text:span></text:p>
        <text:p text:style-name="P541"><text:span text:style-name="CharStyle12">Nebaioth’s rams shall serve your need—</text:span></text:p>
        <text:p text:style-name="P643"><text:span text:style-name="CharStyle12">a sacrifice I welcome on my altar,</text:span></text:p>
        <text:p text:style-name="P542"><text:span text:style-name="CharStyle12">within my house of prayer so fair.</text:span></text:p>
        <text:p text:style-name="P299"><text:span text:style-name="CharStyle52">Who are these flying like a </text:span><text:span text:style-name="CharStyle100">8 </text:span><text:span text:style-name="CharStyle52">cloud,</text:span></text:p>
        <text:p text:style-name="P187"><text:soft-page-break/><text:span text:style-name="CharStyle52">like doves into their cotes?</text:span></text:p>
        <text:p text:style-name="P294"><text:span text:style-name="CharStyle52">’Tis ships that gather here to </text:span><text:span text:style-name="CharStyle100">9 </text:span><text:span text:style-name="CharStyle52">me,</text:span></text:p>
        <text:p text:style-name="P165"><text:span text:style-name="CharStyle52">ships of Tartessus in the van, to bring your sons from far away,</text:span></text:p>
        <text:p text:style-name="P187"><text:span text:style-name="CharStyle52">with all their silver and their gold,</text:span></text:p>
        <text:p text:style-name="P294"><text:span text:style-name="CharStyle52">back to where the Eternal your God dwells,</text:span></text:p>
        <text:p text:style-name="P198"><text:span text:style-name="CharStyle52">to Israel’s Majesty who has honoured you.</text:span></text:p>
        <text:p text:style-name="P294"><text:span text:style-name="CharStyle52">Foreigners shall rebuild your io walls,</text:span></text:p>
        <text:p text:style-name="P187"><text:span text:style-name="CharStyle52">their kings shall do you service;</text:span></text:p>
        <text:p text:style-name="P294"><text:span text:style-name="CharStyle52">for though in wrath I struck you down,</text:span></text:p>
        <text:p text:style-name="P187"><text:span text:style-name="CharStyle52">I show you pity now and favour.</text:span></text:p>
        <text:p text:style-name="P294"><text:span text:style-name="CharStyle52">Ever shall your gates lie open, n</text:span></text:p>
        <text:p text:style-name="P165"><text:span text:style-name="CharStyle52">never shut by day or night, to let the nations pour their wealth in,</text:span></text:p>
        <text:p text:style-name="P187"><text:span text:style-name="CharStyle52">headed by their kings.</text:span></text:p>
        <text:p text:style-name="P172"><text:span text:style-name="CharStyle52">[[For any nation or dynasty 12 that will not serve you shall perish; such nations shall be laid utterly waste.]]</text:span></text:p>
        <text:p text:style-name="P294"><text:span text:style-name="CharStyle52">Lebanon’s glorious cedars shall 13 be yours,</text:span></text:p>
        <text:p text:style-name="P187"><text:span text:style-name="CharStyle52">with pines and planes and cypresses,</text:span></text:p>
        <text:p text:style-name="P294"><text:span text:style-name="CharStyle52">that my sanctuary may be adorned,</text:span></text:p>
        <text:p text:style-name="P187"><text:span text:style-name="CharStyle52">that my footstool may be splendid.</text:span></text:p>
        <text:p text:style-name="P293"><text:span text:style-name="CharStyle17">The sons of those who scorned 14 and humbled you</text:span></text:p>
        <text:p text:style-name="P187"><text:span text:style-name="CharStyle52">shall come to you, all bending low,</text:span></text:p>
        <text:p text:style-name="P294"><text:span text:style-name="CharStyle52">and hail you as “The Eternal’s own city,</text:span></text:p>
        <text:p text:style-name="P201"><text:span text:style-name="CharStyle52">the Sion of Israel’s Majesty.”</text:span></text:p>
        <text:p text:style-name="P296"><text:span text:style-name="CharStyle52">As once you lay forsaken, 15</text:span></text:p>
        <text:p text:style-name="P193"><text:span text:style-name="CharStyle52">shunned and hated,</text:span></text:p>
        <text:p text:style-name="P435"><text:span text:style-name="CharStyle12">so now I make you an eternal pride,</text:span></text:p>
        <text:p text:style-name="P214"><text:span text:style-name="CharStyle12">a joy to all ages.</text:span></text:p>
        <text:list xml:id="list168581369074246157" text:style-name="L81">
          <text:list-item>
            <text:p text:style-name="P855"><text:span text:style-name="CharStyle12"><text:tab/>You shall suck milk from the</text:span></text:p>
          </text:list-item>
        </text:list>
        <text:p text:style-name="P469"><text:span text:style-name="CharStyle12">nations,</text:span></text:p>
        <text:p text:style-name="P280"><text:span text:style-name="CharStyle12">suck even royal breasts; so shall you learn that I the Eternal am your saviour, and Jacob’s Hero your de­liverer.</text:span></text:p>
        <text:list xml:id="list182824772188949" text:continue-numbering="true" text:style-name="L81">
          <text:list-item>
            <text:p text:style-name="P855"><text:span text:style-name="CharStyle12"><text:tab/>Instead of bronze I will bring</text:span></text:p>
          </text:list-item>
        </text:list>
        <text:p text:style-name="P579"><text:span text:style-name="CharStyle12">gold to you, silver instead of iron.</text:span></text:p>
        <text:p text:style-name="P435"><text:span text:style-name="CharStyle12">I will appoint Peace as your governor,</text:span></text:p>
        <text:p text:style-name="P214"><text:span text:style-name="CharStyle12">and Justice as your ruler;</text:span></text:p>
        <text:list xml:id="list182824463526976" text:continue-numbering="true" text:style-name="L81">
          <text:list-item>
            <text:p text:style-name="P855"><text:span text:style-name="CharStyle12"><text:tab/>no sound of violence shall be in</text:span></text:p>
          </text:list-item>
        </text:list>
        <text:p text:style-name="P469"><text:span text:style-name="CharStyle12">your land,</text:span></text:p>
        <text:p text:style-name="P214"><text:span text:style-name="CharStyle12">nor ruin nor rapine within your borders;</text:span></text:p>
        <text:p text:style-name="P435"><text:span text:style-name="CharStyle12">your ramparts you shall name Protection,</text:span></text:p>
        <text:p text:style-name="P228"><text:span text:style-name="CharStyle12">and your gates Renown.</text:span></text:p>
        <text:list xml:id="list182823645080419" text:continue-numbering="true" text:style-name="L81">
          <text:list-item>
            <text:p text:style-name="P764"><text:span text:style-name="CharStyle12"><text:tab/>The sun shall no more be your</text:span></text:p>
          </text:list-item>
        </text:list>
        <text:p text:style-name="P469"><text:span text:style-name="CharStyle12">light by day,</text:span></text:p>
        <text:p text:style-name="P214"><text:span text:style-name="CharStyle12">nor shall the moon shed light on you,</text:span></text:p>
        <text:p text:style-name="P435"><text:span text:style-name="CharStyle12">but your unending light shall be the Eternal,</text:span></text:p>
        <text:p text:style-name="P214"><text:span text:style-name="CharStyle12">your God shall be your splen­dour.</text:span></text:p>
        <text:list xml:id="list182823908304997" text:continue-numbering="true" text:style-name="L81">
          <text:list-item>
            <text:p text:style-name="P829"><text:span text:style-name="CharStyle12"><text:tab/>Your sun shall never set,</text:span></text:p>
          </text:list-item>
        </text:list>
        <text:p text:style-name="P277"><text:span text:style-name="CharStyle12">your moon shall never wane, for your unending light shall be the Eternal,</text:span></text:p>
        <text:p text:style-name="P229"><text:span text:style-name="CharStyle12">and mourning days will never come again.</text:span></text:p>
        <text:list xml:id="list182825350366864" text:continue-numbering="true" text:style-name="L81">
          <text:list-item>
            <text:p text:style-name="P884"><text:span text:style-name="CharStyle12"><text:tab/>All your people shall be pious,</text:span></text:p>
          </text:list-item>
        </text:list>
        <text:p text:style-name="P215"><text:span text:style-name="CharStyle12">they shall always hold the land,</text:span></text:p>
        <text:p text:style-name="P436"><text:span text:style-name="CharStyle12">planted there by the Eternal’s hand,</text:span></text:p>
        <text:p text:style-name="P215"><text:span text:style-name="CharStyle12">his own work, for his own glory;</text:span></text:p>
        <text:list xml:id="list182825002246498" text:continue-numbering="true" text:style-name="L81">
          <text:list-item>
            <text:p text:style-name="P884"><text:span text:style-name="CharStyle12"><text:tab/>the smallest sept becomes a clan,</text:span></text:p>
          </text:list-item>
        </text:list>
        <text:p text:style-name="P215"><text:soft-page-break/><text:span text:style-name="CharStyle12">the least grows to a mighty nation.</text:span></text:p>
        <text:p text:style-name="P436"><text:span text:style-name="CharStyle12">I, the Eternal, who have prom­ised this,</text:span></text:p>
        <text:p text:style-name="P272"><text:span text:style-name="CharStyle12">will hasten its due consumma­tion.</text:span></text:p>
        <text:p text:style-name="P338"><text:span text:style-name="CharStyle12">The Lord Eternal, he in- z: "| spires me;</text:span></text:p>
        <text:p text:style-name="P266"><text:span text:style-name="CharStyle12">for the Eternal has consecrat­ed me,</text:span></text:p>
        <text:p text:style-name="P16"><text:span text:style-name="CharStyle12">and sent me with good news for wretched men, to heal the broken-hearted, to tell prisoners they are free, to tell captives they are re­leased,</text:span></text:p>
        <text:p text:style-name="P338"><text:span text:style-name="CharStyle12">to proclaim a year of the Eter­nal’s favour,</text:span></text:p>
        <text:p text:style-name="P150"><text:span text:style-name="CharStyle12">a day of our God’s vengeance, to console all mourners, to give them coronals for coronachs,</text:span></text:p>
        <text:p text:style-name="P25"><text:span text:style-name="CharStyle12">oil<text:tab/>of joy for mourning robes, praise for plaintiveness; they shall be sturdy oaks of goodness,</text:span></text:p>
        <text:p text:style-name="P266"><text:span text:style-name="CharStyle12">planted by the Eternal in his honour.</text:span></text:p>
        <text:p text:style-name="P16"><text:span text:style-name="CharStyle12">They shall rebuild ancient ruins, restoring what has long lain desolate,</text:span></text:p>
        <text:p text:style-name="P120"><text:span text:style-name="CharStyle12">repairing ruined towns, that have lain waste for ages.</text:span></text:p>
        <text:p text:style-name="P338"><text:span text:style-name="CharStyle12">The foreigner shall serve you as S a herdsman,</text:span></text:p>
        <text:p text:style-name="P150"><text:span text:style-name="CharStyle12">the alien shall work your fields and vineyards; but you shall be called the Eter- 6 nal’s priests,</text:span></text:p>
        <text:p text:style-name="P150"><text:span text:style-name="CharStyle12">your sons shall be the min­isters of our God; you shall enjoy the wealth of </text:span><text:span text:style-name="CharStyle64">nations,</text:span></text:p>
        <text:p text:style-name="P273"><text:span text:style-name="CharStyle12">and deck yourselves out in their splendour.</text:span></text:p>
        <text:p text:style-name="P340"><text:span text:style-name="CharStyle12">They suffered shame in double 7 measure,</text:span></text:p>
        <text:p text:style-name="P268"><text:span text:style-name="CharStyle12">abuse and insult were their lot;</text:span></text:p>
        <text:p text:style-name="P70"><text:span text:style-name="CharStyle12">so now in their own land they shall get double— theirs is a lasting joy.</text:span></text:p>
        <text:list xml:id="list182809916785197" text:style-name="L80">
          <text:list-item>
            <text:p text:style-name="P858"><draw:frame draw:style-name="fr16" draw:name="94" text:anchor-type="paragraph" svg:x="2.6846in" svg:y="2.7634in" svg:width="0.2701in" svg:height="0.0161in" draw:z-index="155"><draw:image xlink:href="Pictures/10000000000000290000001B200AE3BA.jpg" xlink:type="simple" xlink:show="embed" xlink:actuate="onLoad"/><draw:contour-polygon svg:width="0.2693in" svg:height="0.1764in" svg:viewBox="0 0 684 448" draw:points="0,0 684,0 684,448 0,448" draw:recreate-on-edit="true"/></draw:frame><text:span text:style-name="CharStyle12"><text:tab/>For I am the Eternal, I love</text:span></text:p>
          </text:list-item>
        </text:list>
        <text:p text:style-name="P365"><text:span text:style-name="CharStyle12">justice,</text:span></text:p>
        <text:p text:style-name="P567"><text:span text:style-name="CharStyle12">iniquitous harrying I hate; so I will recompense them duly, and make with them a com­pact that shall last;</text:span></text:p>
        <text:list xml:id="list182825234483581" text:continue-numbering="true" text:style-name="L80">
          <text:list-item>
            <text:p text:style-name="P859"><text:span text:style-name="CharStyle12"><text:tab/>their sons shall be known in</text:span></text:p>
          </text:list-item>
        </text:list>
        <text:p text:style-name="P365"><text:span text:style-name="CharStyle12">every place,</text:span></text:p>
        <text:p text:style-name="P236"><text:span text:style-name="CharStyle12">their offspring famous among nations,</text:span></text:p>
        <text:p text:style-name="P444"><text:span text:style-name="CharStyle12">till all who see them own they are the race</text:span></text:p>
        <text:p text:style-name="P567"><text:span text:style-name="CharStyle12">that the Eternal blesses. </text:span><text:span text:style-name="CharStyle21">ii</text:span><text:span text:style-name="CharStyle12"> For as the earth brings forth its growth,</text:span></text:p>
        <text:p text:style-name="P567"><text:span text:style-name="CharStyle12">as seed springs up in gardens, so before all the world will the Lord Eternal</text:span></text:p>
        <text:p text:style-name="P244"><text:span text:style-name="CharStyle12">bring forth their triumph and renown.</text:span></text:p>
        <text:p text:style-name="P16"><text:span text:style-name="CharStyle12">For Sion’s sake I will not hold my peace, for Jerusalem’s sake I will never rest,</text:span></text:p>
        <text:p text:style-name="P444"><text:span text:style-name="CharStyle12">till her triumph shines out brilliant,</text:span></text:p>
        <text:p text:style-name="P236"><text:span text:style-name="CharStyle12">and her deliverance like a blazing torch,</text:span></text:p>
        <text:list xml:id="list7750270575494568358" text:style-name="L82">
          <text:list-item>
            <text:p text:style-name="P860"><text:span text:style-name="CharStyle12"><text:tab/>so that the very nations see</text:span></text:p>
          </text:list-item>
        </text:list>
        <text:p text:style-name="P365"><text:span text:style-name="CharStyle12">your triumph,</text:span></text:p>
        <text:p text:style-name="P236"><text:span text:style-name="CharStyle12">and every king beholds your splendour.</text:span></text:p>
        <text:p text:style-name="P444"><text:span text:style-name="CharStyle12">You shall be called by a name that is new,</text:span></text:p>
        <text:p text:style-name="P236"><text:span text:style-name="CharStyle12">a name to be fixed by the Eternal.</text:span></text:p>
        <text:list xml:id="list182823625944822" text:continue-numbering="true" text:style-name="L82">
          <text:list-item>
            <text:p text:style-name="P860"><text:span text:style-name="CharStyle12"><text:tab/>A fair crown shall you be, in the</text:span></text:p>
          </text:list-item>
        </text:list>
        <text:p text:style-name="P365"><text:span text:style-name="CharStyle12">Eternal’s hand,</text:span></text:p>
        <text:p text:style-name="P244"><text:span text:style-name="CharStyle12">a royal diadem carried by your God.</text:span></text:p>
        <text:list xml:id="list182825411836637" text:continue-numbering="true" text:style-name="L82">
          <text:list-item>
            <text:p text:style-name="P860"><text:span text:style-name="CharStyle12"><text:tab/>“Forsaken” shall no longer be</text:span></text:p>
          </text:list-item>
        </text:list>
        <text:p text:style-name="P365"><text:span text:style-name="CharStyle12">your name,</text:span></text:p>
        <text:p text:style-name="P567"><text:span text:style-name="CharStyle12">your land shall no more be called “Desolate”; you shall be “my Delight,” your land shall be “my wed­ded wife,”</text:span></text:p>
        <text:p text:style-name="P446"><text:span text:style-name="CharStyle12">for the Eternal takes delight in</text:span></text:p>
        <text:h text:style-name="P693" text:outline-level="4"><text:bookmark-start text:name="bookmark4"/><text:span text:style-name="CharStyle103">you,</text:span><text:bookmark-end text:name="bookmark4"/></text:h>
        <text:p text:style-name="P316"><text:span text:style-name="CharStyle12">and your land shall again be married.</text:span></text:p>
        <text:p text:style-name="P16"><text:soft-page-break/><text:span text:style-name="CharStyle12">As a young man weds a maiden, 5 so your Founder marries you, and as a bridegroom thrills to his bride,</text:span></text:p>
        <text:p text:style-name="P314"><text:span text:style-name="CharStyle12">so shall your God thrill to you.</text:span></text:p>
        <text:p text:style-name="P338"><text:span text:style-name="CharStyle12">I have set sentinels upon your 6 walls,</text:span></text:p>
        <text:p text:style-name="P316"><text:span text:style-name="CharStyle12">Jerusalem,</text:span></text:p>
        <text:p text:style-name="P560"><text:span text:style-name="CharStyle12">who never hold their peace by day or night.</text:span></text:p>
        <text:p text:style-name="P173"><text:span text:style-name="CharStyle12">Remembrancers of the Eternal, never rest,</text:span></text:p>
        <text:p text:style-name="P32"><text:span text:style-name="CharStyle12">never let the Eternal rest,<text:tab/>7</text:span></text:p>
        <text:p text:style-name="P146"><text:span text:style-name="CharStyle12">till it is done, until he makes Jerusalem renowned on earth.</text:span></text:p>
        <text:p text:style-name="P16"><text:span text:style-name="CharStyle12">The Eternal has sworn by his 8 right hand, by his strong arm,</text:span></text:p>
        <text:p text:style-name="P338"><text:span text:style-name="CharStyle12">“Never again will I allow your foes</text:span></text:p>
        <text:p text:style-name="P135"><text:span text:style-name="CharStyle12">to eat your corn, never again shall foreigners drink the wine</text:span></text:p>
        <text:p text:style-name="P146"><text:span text:style-name="CharStyle12">that you have worked to grow; those who have harvested the 9 crop shall eat it, praising the Eternal, those who have gathered grapes shall quaff the wine within my sacred shrine.”</text:span></text:p>
        <text:p text:style-name="P16"><text:span text:style-name="CharStyle12">Pass through the gates, pass out io to make a path for the returning exiles, bank up a causeway, clear out the stones; signal to the nations to . . .</text:span></text:p>
        <text:p text:style-name="P32"><text:span text:style-name="CharStyle12">To the very ends of earth<text:tab/>n</text:span></text:p>
        <text:p text:style-name="P316"><text:span text:style-name="CharStyle12">the Eternal has proclaimed this:</text:span></text:p>
        <text:p text:style-name="P69"><text:span text:style-name="CharStyle12">“Tell the citizens of Sion, their deliverer is coming, bringing his reward with him, bringing his recompense;</text:span></text:p>
        <text:list xml:id="list9141218722490810883" text:style-name="L83">
          <text:list-item>
            <text:p text:style-name="P1013"><draw:frame draw:style-name="fr19" draw:name="95" text:anchor-type="paragraph" svg:x="2.6882in" svg:y="2.5035in" svg:width="0.2634in" svg:height="0.0161in" draw:z-index="156"><draw:image xlink:href="Pictures/10000000000000280000001AC805D8A9.jpg" xlink:type="simple" xlink:show="embed" xlink:actuate="onLoad"/><draw:contour-polygon svg:width="0.263in" svg:height="0.1728in" svg:viewBox="0 0 668 439" draw:points="0,0 668,0 668,439 0,439" draw:recreate-on-edit="true"/></draw:frame><text:span text:style-name="CharStyle12"><text:tab/>their name shall be ‘The sacred People,’</text:span></text:p>
          </text:list-item>
        </text:list>
        <text:p text:style-name="P132"><text:span text:style-name="CharStyle12">‘The Redeemed of the Eter­nal.’ ”</text:span></text:p>
        <text:p text:style-name="P210"><text:span text:style-name="CharStyle12">You shall he then a city much sought after— no forsaken city. </text:span><text:span text:style-name="CharStyle47">s--i</text:span><text:span text:style-name="CharStyle12"> “Loud shall be my joy in io OA the Eternal, in my God will I rejoice; he has clothed me with victory, arrayed me in a robe of tri­umph;</text:span></text:p>
        <text:p text:style-name="P348"><text:span text:style-name="CharStyle12">like a bridegroom he bestows a tiara,</text:span></text:p>
        <text:p text:style-name="P126"><text:span text:style-name="CharStyle12">and gives me jewels like a bride.”</text:span></text:p>
        <text:p text:style-name="P93"><text:span text:style-name="CharStyle105">* * *</text:span></text:p>
        <text:p text:style-name="P433"><text:span text:style-name="CharStyle12">Who comes here, all crim­soned,</text:span></text:p>
        <text:p text:style-name="P126"><text:span text:style-name="CharStyle12">his robes redder than the vintage?</text:span></text:p>
        <text:p text:style-name="P210"><text:span text:style-name="CharStyle12">Who is it, arrayed in splendour, striding in his strength, radiant with victory, a mighty champion?</text:span></text:p>
        <text:list xml:id="list984774540455943440" text:style-name="L84">
          <text:list-item>
            <text:p text:style-name="P750"><text:span text:style-name="CharStyle12"><text:tab/>Why so red your robes,</text:span></text:p>
          </text:list-item>
        </text:list>
        <text:p text:style-name="P132"><text:span text:style-name="CharStyle12">stained red like a vintager’s?</text:span></text:p>
        <text:list xml:id="list182825297290711" text:continue-numbering="true" text:style-name="L84">
          <text:list-item>
            <text:p text:style-name="P842"><text:span text:style-name="CharStyle12"><text:tab/>“All alone I trod the winepress,</text:span></text:p>
          </text:list-item>
        </text:list>
        <text:p text:style-name="P511"><text:span text:style-name="CharStyle12">for no nation lent me aid; so I trod the foe in fury, trampled them down in my anger;</text:span></text:p>
        <text:p text:style-name="P348"><text:span text:style-name="CharStyle12">’twas their blood splashed my robes,</text:span></text:p>
        <text:p text:style-name="P126"><text:span text:style-name="CharStyle12">till all my clothes are stained.</text:span></text:p>
        <text:list xml:id="list182824625521511" text:continue-numbering="true" text:style-name="L84">
          <text:list-item>
            <text:p text:style-name="P842"><text:span text:style-name="CharStyle12"><text:tab/>For I resolved upon a day of</text:span></text:p>
          </text:list-item>
        </text:list>
        <text:p text:style-name="P308"><text:span text:style-name="CharStyle12">vengeance;</text:span></text:p>
        <text:p text:style-name="P126"><text:span text:style-name="CharStyle12">the time to free my folk had</text:span></text:p>
        <text:p text:style-name="P308"><text:span text:style-name="CharStyle12">come.</text:span></text:p>
        <text:list xml:id="list182824834011138" text:continue-numbering="true" text:style-name="L84">
          <text:list-item>
            <text:p text:style-name="P842"><text:span text:style-name="CharStyle12"><text:tab/>I looked, but there was none to</text:span></text:p>
          </text:list-item>
        </text:list>
        <text:p text:style-name="P308"><text:span text:style-name="CharStyle12">help,</text:span></text:p>
        <text:p text:style-name="P126"><text:span text:style-name="CharStyle12">I was amazed that there was none to aid;</text:span></text:p>
        <text:p text:style-name="P348"><text:span text:style-name="CharStyle12">so my own power gained me the victory,</text:span></text:p>
        <text:p text:style-name="P126"><text:span text:style-name="CharStyle12">it was my passion bore me on,</text:span></text:p>
        <text:list xml:id="list182825645688545" text:continue-numbering="true" text:style-name="L84">
          <text:list-item>
            <text:p text:style-name="P842"><text:span text:style-name="CharStyle12"><text:tab/>as I trampled the nations in my</text:span></text:p>
          </text:list-item>
        </text:list>
        <text:p text:style-name="P311"><text:span text:style-name="CharStyle12">wrath</text:span></text:p>
        <text:p text:style-name="P181"><text:span text:style-name="CharStyle12">and crashed them in my fury,</text:span></text:p>
        <text:p text:style-name="P16"><text:soft-page-break/><text:span text:style-name="CharStyle12">spilling their blood upon the earth, and . .</text:span></text:p>
        <text:p text:style-name="P565"><text:span text:style-name="CharStyle107">* * *</text:span></text:p>
        <text:p text:style-name="P16"><text:span text:style-name="CharStyle12">I would tell over the Eternal’s 7 famous deeds, praising his acts of love, after all the Eternal has done for us,</text:span></text:p>
        <text:p text:style-name="P181"><text:span text:style-name="CharStyle12">the Eternal so rich in care for us,</text:span></text:p>
        <text:p text:style-name="P16"><text:span text:style-name="CharStyle12">after all his wealth of love and his compassion, when he said, “Surely they are 8 my own people, sons that will never play me false”;</text:span></text:p>
        <text:p text:style-name="P281"><text:span text:style-name="CharStyle12">and so he proved himself their saviour</text:span></text:p>
        <text:p text:style-name="P413"><text:span text:style-name="CharStyle12">in all their adversity.<text:tab/>9</text:span></text:p>
        <text:p text:style-name="P16"><text:span text:style-name="CharStyle12">It was no envoy and no angel, ’twas his own Presence saved them;</text:span></text:p>
        <text:p text:style-name="P16"><text:span text:style-name="CharStyle12">he rescued them himself in love and pity, he lifted them and carried them all through the days of old.</text:span></text:p>
        <text:p text:style-name="P16"><text:span text:style-name="CharStyle12">But they, they thwarted him, io they pained his sacred Spirit; and so he turned to be their foe,</text:span></text:p>
        <text:p text:style-name="P150"><text:span text:style-name="CharStyle12">he fought himself against them. Then they recalled the days of </text:span><text:span text:style-name="CharStyle21">ii </text:span><text:span text:style-name="CharStyle12">old,</text:span></text:p>
        <text:p text:style-name="P403"><text:span text:style-name="CharStyle12">the years gone by,</text:span></text:p>
        <text:p text:style-name="P16"><text:span text:style-name="CharStyle12">“Ah, where is he,” they cried, “who at the sea granted a shepherd to his flock, inspiring him</text:span></text:p>
        <text:p text:style-name="P403"><text:span text:style-name="CharStyle12">with his own sacred Spirit?</text:span></text:p>
        <text:p text:style-name="P16"><text:span text:style-name="CharStyle12">Ah, where is he who with his 12 glorious power gave strength to Moses, who parted the waters in front of his folk,</text:span></text:p>
        <text:p text:style-name="P150"><text:span text:style-name="CharStyle12">to win himself renown, who led them through the 13</text:span></text:p>
        <text:p text:style-name="P476"><text:span text:style-name="CharStyle12">ocean-depths</text:span></text:p>
        <text:p text:style-name="P684"><text:span text:style-name="CharStyle12">with never a stumble,<text:line-break/>like horses on a level plain,</text:span></text:p>
        <text:list xml:id="list2295603820317891940" text:style-name="L85">
          <text:list-item>
            <text:p text:style-name="P861"><text:span text:style-name="CharStyle12"><text:tab/>like cattle moving to an open</text:span></text:p>
          </text:list-item>
        </text:list>
        <text:p text:style-name="P469"><text:span text:style-name="CharStyle12">dale?</text:span></text:p>
        <text:p text:style-name="P452"><text:span text:style-name="CharStyle12">He led his people safe like sheep, the Spirit of the Eternal guided them;</text:span></text:p>
        <text:p text:style-name="P435"><text:span text:style-name="CharStyle12">so was it thou didst lead thy people,</text:span></text:p>
        <text:p text:style-name="P222"><text:span text:style-name="CharStyle12">to win thyself renown and glory.”</text:span></text:p>
        <text:list xml:id="list182825444888993" text:continue-numbering="true" text:style-name="L85">
          <text:list-item>
            <text:p text:style-name="P861"><text:span text:style-name="CharStyle12"><text:tab/>Look down from heaven, look</text:span></text:p>
          </text:list-item>
        </text:list>
        <text:p text:style-name="P469"><text:span text:style-name="CharStyle12">out</text:span></text:p>
        <text:p text:style-name="P277"><text:span text:style-name="CharStyle12">from thy fair, sacred palace. Where is thy jealous care, thy prowess,</text:span></text:p>
        <text:p text:style-name="P214"><text:span text:style-name="CharStyle12">thy yearning and thy pity?</text:span></text:p>
        <text:list xml:id="list182824924010842" text:continue-numbering="true" text:style-name="L85">
          <text:list-item>
            <text:p text:style-name="P862"><text:span text:style-name="CharStyle12"><text:tab/>Though Abraham may ignore us,</text:span></text:p>
          </text:list-item>
        </text:list>
        <text:p text:style-name="P277"><text:span text:style-name="CharStyle12">though Israel regard us not, thou, O Eternal One, thou art our Father,</text:span></text:p>
        <text:p text:style-name="P222"><text:span text:style-name="CharStyle12">our deliverer from of old.</text:span></text:p>
        <text:list xml:id="list182825219235739" text:continue-numbering="true" text:style-name="L85">
          <text:list-item>
            <text:p text:style-name="P861"><text:span text:style-name="CharStyle12"><text:tab/>Why leave us to wander from</text:span></text:p>
          </text:list-item>
        </text:list>
        <text:p text:style-name="P469"><text:span text:style-name="CharStyle12">thy ways, O thou Eternal? Why harden our hearts till they are godless?</text:span></text:p>
        <text:p text:style-name="P452"><text:span text:style-name="CharStyle12">Cease, for thy servants’ sake, for the sake of thine own clans.</text:span></text:p>
        <text:list xml:id="list182824685921482" text:continue-numbering="true" text:style-name="L85">
          <text:list-item>
            <text:p text:style-name="P861"><text:span text:style-name="CharStyle12"><text:tab/>Why should ungodly men scoff</text:span></text:p>
          </text:list-item>
        </text:list>
        <text:p text:style-name="P469"><text:span text:style-name="CharStyle12">at thy sanctuary?</text:span></text:p>
        <text:p text:style-name="P214"><text:span text:style-name="CharStyle12">Why should our foes profane thy shrine?</text:span></text:p>
        <text:list xml:id="list182825368628439" text:continue-numbering="true" text:style-name="L85">
          <text:list-item>
            <text:p text:style-name="P853"><text:span text:style-name="CharStyle12"><text:tab/>We fare like those who never</text:span></text:p>
          </text:list-item>
        </text:list>
        <text:p text:style-name="P469"><text:span text:style-name="CharStyle12">knew thy rule,</text:span></text:p>
        <text:p text:style-name="P220"><text:span text:style-name="CharStyle12">whom thou hast never claimed as thine.</text:span></text:p>
        <text:p text:style-name="P453"><text:span text:style-name="CharStyle108">fZ/t</text:span><text:span text:style-name="CharStyle12"> Oh for the heavens to rend, </text:span><text:span text:style-name="CharStyle101">041</text:span><text:span text:style-name="CharStyle12">? oh for thee to descend, till the very mountains shake before thee,</text:span></text:p>
        <text:p text:style-name="P16"><text:span text:style-name="CharStyle12">2 like mere brushwood set ablaze, like water bubbling under fire—</text:span></text:p>
        <text:p text:style-name="P435"><text:span text:style-name="CharStyle12">to let thy foes know what thou art,</text:span></text:p>
        <text:p text:style-name="P214"><text:span text:style-name="CharStyle12">till the world trembles at thy presence,</text:span></text:p>
        <text:p text:style-name="P96"><text:span text:style-name="CharStyle52">at thy dread actions, far be- 3 yond our dreams, far beyond all that men have 4 ever heard of!</text:span></text:p>
        <text:p text:style-name="P63"><text:soft-page-break/><text:span text:style-name="CharStyle52">No ear has ever heard, no eye has ever seen, the mighty deeds that thou wilt do</text:span></text:p>
        <text:p text:style-name="P321"><text:span text:style-name="CharStyle52">for those who look to thee.</text:span></text:p>
        <text:p text:style-name="P343"><text:span text:style-name="CharStyle52">Oh for thy favour to those who </text:span><text:span text:style-name="CharStyle100">5 </text:span><text:span text:style-name="CharStyle52">five aright,</text:span></text:p>
        <text:p text:style-name="P140"><text:span text:style-name="CharStyle52">who call to mind thine orders! But thou hast been wroth at our sins,</text:span></text:p>
        <text:p text:style-name="P315"><text:span text:style-name="CharStyle52">wroth at our breach of faith.</text:span></text:p>
        <text:p text:style-name="P343"><text:span text:style-name="CharStyle52">We have become like men un- </text:span><text:span text:style-name="CharStyle100">6 </text:span><text:span text:style-name="CharStyle52">clean,</text:span></text:p>
        <text:p text:style-name="P141"><text:span text:style-name="CharStyle52">our goodness is a filthy rag, we fade like leaves, and our guilt sweeps us off; none calls to thee,<text:tab/>7</text:span></text:p>
        <text:p text:style-name="P321"><text:span text:style-name="CharStyle52">none rouses himself to take hold of thee;</text:span></text:p>
        <text:p text:style-name="P343"><text:span text:style-name="CharStyle52">for thou hast turned thy face from us,</text:span></text:p>
        <text:p text:style-name="P315"><text:span text:style-name="CharStyle52">and left us to our guilt.</text:span></text:p>
        <text:p text:style-name="P343"><text:span text:style-name="CharStyle52">Ah now, thou art our Father, O </text:span><text:span text:style-name="CharStyle100">8 </text:span><text:span text:style-name="CharStyle52">Eternal,</text:span></text:p>
        <text:p text:style-name="P321"><text:span text:style-name="CharStyle52">thine own hands have made us all;</text:span></text:p>
        <text:p text:style-name="P176"><text:span text:style-name="CharStyle52">we are but clay, thou art the potter.</text:span></text:p>
        <text:p text:style-name="P343"><text:span text:style-name="CharStyle52">O thou Eternal, be not furious 9 with us,</text:span></text:p>
        <text:p text:style-name="P321"><text:span text:style-name="CharStyle52">remember not our guilt for ever;</text:span></text:p>
        <text:p text:style-name="P343"><text:span text:style-name="CharStyle52">oh look down on us, we be­seech thee,</text:span></text:p>
        <text:p text:style-name="P316"><text:span text:style-name="CharStyle12">for we are all thy people.</text:span></text:p>
        <text:p text:style-name="P343"><text:span text:style-name="CharStyle52">Thy sacred towns are but a 10</text:span></text:p>
        <text:p text:style-name="P387"><text:span text:style-name="CharStyle52">desert,</text:span></text:p>
        <text:p text:style-name="P140"><text:span text:style-name="CharStyle52">Jerusalem is accursed; our sacred house of God, so n fair,</text:span></text:p>
        <text:p text:style-name="P321"><text:span text:style-name="CharStyle52">in which our fathers sang thy praise,</text:span></text:p>
        <text:p text:style-name="P347"><text:span text:style-name="CharStyle52">the flames have burned it to the ground,</text:span></text:p>
        <text:p text:style-name="P606"><draw:frame draw:style-name="fr20" draw:name="96" text:anchor-type="paragraph" svg:x="2.6693in" svg:y="0.8535in" svg:width="0.2701in" svg:height="0.0161in" draw:z-index="157"><draw:image xlink:href="Pictures/10000000000000290000001BD3A740F8.jpg" xlink:type="simple" xlink:show="embed" xlink:actuate="onLoad"/><draw:contour-polygon svg:width="0.2693in" svg:height="0.1799in" svg:viewBox="0 0 684 457" draw:points="0,0 684,0 684,457 0,457" draw:recreate-on-edit="true"/></draw:frame><text:span text:style-name="CharStyle12">and all we loved lies ruined. Canst thou restrain thyself at 12 this, Eternal?</text:span></text:p>
        <text:p text:style-name="P357"><text:span text:style-name="CharStyle12">Wilt thou be silent still and</text:span></text:p>
        <text:p text:style-name="P439"><text:span text:style-name="CharStyle12">press us sore?</text:span></text:p>
        <text:p text:style-name="P100"><text:span text:style-name="CharStyle110">* * *</text:span></text:p>
        <text:p text:style-name="P61"><text:span text:style-name="CharStyle12">“Ready was I to answer men who never asked</text:span></text:p>
        <text:p text:style-name="P438"><text:span text:style-name="CharStyle12">me,</text:span></text:p>
        <text:p text:style-name="P356"><text:span text:style-name="CharStyle12">ready to be found by men who never sought me.</text:span></text:p>
        <text:p text:style-name="P266"><text:span text:style-name="CharStyle12">I cried out, ‘Here am I,’ to folk who never called to me.</text:span></text:p>
        <text:list xml:id="list675215332812772961" text:style-name="L86">
          <text:list-item>
            <text:p text:style-name="P863"><text:span text:style-name="CharStyle12"><text:tab/>I have stretched my hands, all</text:span></text:p>
          </text:list-item>
        </text:list>
        <text:p text:style-name="P438"><text:span text:style-name="CharStyle12">day, to unruly rebels, who lead a life corrupt, pleas­ing themselves,</text:span></text:p>
        <text:list xml:id="list182825292535912" text:continue-numbering="true" text:style-name="L86">
          <text:list-item>
            <text:p text:style-name="P863"><text:span text:style-name="CharStyle12"><text:tab/>a people who provoke me to</text:span></text:p>
          </text:list-item>
        </text:list>
        <text:p text:style-name="P438"><text:span text:style-name="CharStyle12">my face continually, by sacrificing in their groves, and burning incense under the white poplars—</text:span></text:p>
        <text:list xml:id="list182825702989801" text:continue-numbering="true" text:style-name="L86">
          <text:list-item>
            <text:p text:style-name="P864"><text:span text:style-name="CharStyle12"><text:tab/>people who sit on graves</text:span></text:p>
          </text:list-item>
        </text:list>
        <text:p text:style-name="P605"><text:span text:style-name="CharStyle12">and pass the night in vaults, who eat the flesh of swine and cook them carrion broth,</text:span></text:p>
        <text:list xml:id="list182823648711257" text:continue-numbering="true" text:style-name="L86">
          <text:list-item>
            <text:p text:style-name="P864"><text:span text:style-name="CharStyle12"><text:tab/>who say, ‘Keep far away from</text:span></text:p>
          </text:list-item>
        </text:list>
        <text:p text:style-name="P438"><text:span text:style-name="CharStyle12">me,</text:span></text:p>
        <text:p text:style-name="P356"><text:span text:style-name="CharStyle12">lest I make you tabu’!</text:span></text:p>
        <text:p text:style-name="P659"><text:span text:style-name="CharStyle12">Such men are like smoke from a blaze,</text:span></text:p>
        <text:p text:style-name="P356"><text:span text:style-name="CharStyle12">that irritates me all the day.</text:span></text:p>
        <text:list xml:id="list182823742161405" text:continue-numbering="true" text:style-name="L86">
          <text:list-item>
            <text:p text:style-name="P864"><text:span text:style-name="CharStyle12"><text:tab/>’Tis all recorded before me,</text:span></text:p>
          </text:list-item>
        </text:list>
        <text:p text:style-name="P356"><text:span text:style-name="CharStyle12">and I will not be silent till I punish</text:span></text:p>
        <text:list xml:id="list182823974153381" text:continue-numbering="true" text:style-name="L86">
          <text:list-item>
            <text:p text:style-name="P864"><text:span text:style-name="CharStyle12"><text:tab/>both their guilt and their</text:span></text:p>
          </text:list-item>
        </text:list>
        <text:p text:style-name="P438"><text:span text:style-name="CharStyle12">fathers’,”</text:span></text:p>
        <text:p text:style-name="P355"><text:span text:style-name="CharStyle12">the Eternal declares.</text:span></text:p>
        <text:p text:style-name="P660"><text:span text:style-name="CharStyle12">“Men who burn incense on the heights,</text:span></text:p>
        <text:p text:style-name="P606"><text:span text:style-name="CharStyle12">and insult me on hill-tops!— I will first weigh what they deserve,</text:span></text:p>
        <text:p text:style-name="P360"><text:span text:style-name="CharStyle12">then let them have their pun­ishment.”</text:span></text:p>
        <text:list xml:id="list182824043775864" text:continue-numbering="true" text:style-name="L86">
          <text:list-item>
            <text:p text:style-name="P1005"><text:soft-page-break/><text:span text:style-name="CharStyle12"><text:tab/>This is the Eternal’s word: “When a bunch of grapes holds</text:span></text:p>
          </text:list-item>
        </text:list>
        <text:p text:style-name="P437"><text:span text:style-name="CharStyle12">some good wine,</text:span></text:p>
        <text:p text:style-name="P150"><text:span text:style-name="CharStyle12">men say, ‘Destroy it not, it holds a blessing’; so for my servants’ sake I will not destroy the whole people.</text:span></text:p>
        <text:p text:style-name="P16"><text:span text:style-name="CharStyle12">Jacob shall yield me some folk, </text:span><text:span text:style-name="CharStyle101">9 </text:span><text:span text:style-name="CharStyle12">Judah shall yield me some heirs to my hills; those whom I choose shall own the land,</text:span></text:p>
        <text:p text:style-name="P266"><text:span text:style-name="CharStyle12">and in it shall my servants dwell.</text:span></text:p>
        <text:p text:style-name="P338"><text:span text:style-name="CharStyle12">For their flocks Sharon shall be 10 pasture,</text:span></text:p>
        <text:p text:style-name="P274"><text:span text:style-name="CharStyle12">and cattle couch in Achor’s glen.</text:span></text:p>
        <text:p text:style-name="P338"><text:span text:style-name="CharStyle12">But ye who have forsaken the n Eternal,</text:span></text:p>
        <text:p text:style-name="P150"><text:span text:style-name="CharStyle12">ye who ignore his sacred hill, spreading tables to Good Luck, pouring libations to Fate,</text:span></text:p>
        <text:p text:style-name="P16"><text:span text:style-name="CharStyle12">I make the sword your fate, 12 to slay and slaughter every one of you;</text:span></text:p>
        <text:p text:style-name="P338"><text:span text:style-name="CharStyle12">for when I called you would not answer,</text:span></text:p>
        <text:p text:style-name="P266"><text:span text:style-name="CharStyle12">you would not listen when I spoke,</text:span></text:p>
        <text:p text:style-name="P120"><text:span text:style-name="CharStyle12">you did things evil in my sight, and chose what I abhorred.”</text:span></text:p>
        <text:p text:style-name="P338"><text:span text:style-name="CharStyle12">This therefore is the Eternal’s 13 decree:</text:span></text:p>
        <text:p text:style-name="P338"><text:span text:style-name="CharStyle12">“Behold, my servants shall have food,</text:span></text:p>
        <text:p text:style-name="P150"><text:span text:style-name="CharStyle12">you shall be hungry; behold, my servants shall have drink,</text:span></text:p>
        <text:p text:style-name="P150"><text:span text:style-name="CharStyle12">you shall be thirsty; behold, my servants shall have</text:span></text:p>
        <text:p text:style-name="P385"><text:span text:style-name="CharStyle12">joy.</text:span></text:p>
        <text:p text:style-name="P155"><text:span text:style-name="CharStyle12">you shall have shame; behold, my servants shall exult 14 for joy of heart,</text:span></text:p>
        <text:p text:style-name="P340"><text:span text:style-name="CharStyle12">but you shall cry for sorrow of heart,</text:span></text:p>
        <text:p text:style-name="P155"><text:span text:style-name="CharStyle12">moaning in misery.</text:span></text:p>
        <text:p text:style-name="P70"><text:span text:style-name="CharStyle12">My chosen ones shall use the 15 name you leave, in uttering a curse.</text:span></text:p>
        <text:p text:style-name="P599"><text:span text:style-name="CharStyle12">Far other shall the name be<text:line-break/>that my servants bear!</text:span></text:p>
        <text:list xml:id="list9210543012272808397" text:style-name="L87">
          <text:list-item>
            <text:p text:style-name="P865"><text:span text:style-name="CharStyle12"><text:tab/>He who prays for blessing in the</text:span></text:p>
          </text:list-item>
        </text:list>
        <text:p text:style-name="P465"><text:span text:style-name="CharStyle12">land,</text:span></text:p>
        <text:p text:style-name="P623"><text:span text:style-name="CharStyle12">now invokes the faithful God; he who takes an oath within the land</text:span></text:p>
        <text:p text:style-name="P419"><text:span text:style-name="CharStyle12">now swears by the faithful God.</text:span></text:p>
        <text:p text:style-name="P306"><text:span text:style-name="CharStyle12">For I ignore the troubles of the past,</text:span></text:p>
        <text:p text:style-name="P419"><text:span text:style-name="CharStyle12">I shut mine eyes to them;</text:span></text:p>
        <text:list xml:id="list182824902757486" text:continue-numbering="true" text:style-name="L87">
          <text:list-item>
            <text:p text:style-name="P856"><text:span text:style-name="CharStyle12"><text:tab/>lo, I create new heavens</text:span></text:p>
          </text:list-item>
        </text:list>
        <text:p text:style-name="P419"><text:span text:style-name="CharStyle12">and a new earth!</text:span></text:p>
        <text:p text:style-name="P598"><text:span text:style-name="CharStyle12">The past shall be forgotten,<text:line-break/>and never come to mind;</text:span></text:p>
        <text:list xml:id="list182825614732870" text:continue-numbering="true" text:style-name="L87">
          <text:list-item>
            <text:p text:style-name="P856"><text:span text:style-name="CharStyle12"><text:tab/>men shall rejoice for ever</text:span></text:p>
          </text:list-item>
        </text:list>
        <text:p text:style-name="P624"><text:span text:style-name="CharStyle12">in what I now create; Jerusalem I create to be a joy, her people a delight.</text:span></text:p>
        <text:list xml:id="list182824676762527" text:continue-numbering="true" text:style-name="L87">
          <text:list-item>
            <text:p text:style-name="P904"><text:span text:style-name="CharStyle12"><text:tab/>Over Jerusalem will I rejoice,</text:span></text:p>
          </text:list-item>
        </text:list>
        <text:p text:style-name="P418"><text:span text:style-name="CharStyle12">I will exult in my people.</text:span></text:p>
        <text:p text:style-name="P305"><text:span text:style-name="CharStyle12">No sound of tears, no voice of crying,</text:span></text:p>
        <text:p text:style-name="P418"><text:span text:style-name="CharStyle12">shall ever be heard in her;</text:span></text:p>
        <text:list xml:id="list182824925611920" text:continue-numbering="true" text:style-name="L87">
          <text:list-item>
            <text:p text:style-name="P905"><text:span text:style-name="CharStyle12"><text:tab/>no babe shall die there any more</text:span></text:p>
          </text:list-item>
        </text:list>
        <text:p text:style-name="P418"><text:span text:style-name="CharStyle12">in infancy,</text:span></text:p>
        <text:p text:style-name="P478"><text:span text:style-name="CharStyle12">nor any old man who has not lived out his years of life; he who dies youngest lives a hundred years; anyone dying under a hundred years</text:span></text:p>
        <text:p text:style-name="P418"><text:span text:style-name="CharStyle12">must be accursed by God.</text:span></text:p>
        <text:list xml:id="list182825751714875" text:continue-numbering="true" text:style-name="L87">
          <text:list-item>
            <text:p text:style-name="P905"><text:span text:style-name="CharStyle12"><text:tab/>They shall build houses and in­</text:span></text:p>
          </text:list-item>
        </text:list>
        <text:p text:style-name="P464"><text:span text:style-name="CharStyle12">habit them,</text:span></text:p>
        <text:p text:style-name="P418"><text:span text:style-name="CharStyle12">they shall plant vineyards and enjoy the fruit;</text:span></text:p>
        <text:list xml:id="list182825044424447" text:continue-numbering="true" text:style-name="L87">
          <text:list-item>
            <text:p text:style-name="P905"><text:span text:style-name="CharStyle12"><text:tab/>the homes they build, others</text:span></text:p>
          </text:list-item>
        </text:list>
        <text:p text:style-name="P464"><text:span text:style-name="CharStyle12">shall not inhabit, what they plant, other men shall not enjoy.</text:span></text:p>
        <text:p text:style-name="P305"><text:span text:style-name="CharStyle12">My people shall live long, as lives a tree,</text:span></text:p>
        <text:p text:style-name="P418"><text:span text:style-name="CharStyle12">long shall my chosen folk en­joy their earnings;</text:span></text:p>
        <text:list xml:id="list182824329790325" text:continue-numbering="true" text:style-name="L87">
          <text:list-item>
            <text:p text:style-name="P905"><text:soft-page-break/><text:span text:style-name="CharStyle12"><text:tab/>they shall not work in vain,</text:span></text:p>
          </text:list-item>
        </text:list>
        <text:p text:style-name="P489"><text:span text:style-name="CharStyle12">nor rear their children to die suddenly,</text:span></text:p>
        <text:p text:style-name="P16"><text:span text:style-name="CharStyle12">for they are a race whom the Eternal blesses, and with them shall their children live.</text:span></text:p>
        <text:p text:style-name="P254"><text:span text:style-name="CharStyle12">Ere ever they call to me, I an- 24</text:span></text:p>
        <text:p text:style-name="P107"><text:span text:style-name="CharStyle111">swer,</text:span></text:p>
        <text:p text:style-name="P490"><text:span text:style-name="CharStyle12">and while they speak I hear.</text:span></text:p>
        <text:p text:style-name="P254"><text:span text:style-name="CharStyle12">Wolves and lambs shall browse 25 together,</text:span></text:p>
        <text:p text:style-name="P557"><text:span text:style-name="CharStyle12">lions shall eat straw like oxen; none shall injure, none shall kill, says the Eternal, on my sa­cred hill.</text:span></text:p>
        <text:p text:style-name="P255"><text:span text:style-name="CharStyle12">Heaven is my throne, says /T/T the Eternal,<text:tab/>OO</text:span></text:p>
        <text:p text:style-name="P489"><text:span text:style-name="CharStyle12">my footstool is the earth.</text:span></text:p>
        <text:p text:style-name="P254"><text:span text:style-name="CharStyle12">Where would you build a house for me,</text:span></text:p>
        <text:p text:style-name="P490"><text:span text:style-name="CharStyle12">where would you rear me a home?</text:span></text:p>
        <text:p text:style-name="P254"><text:span text:style-name="CharStyle12">Such buildings I have made my- 2 self already,</text:span></text:p>
        <text:p text:style-name="P489"><text:span text:style-name="CharStyle12">they are my own, says the Eternal.</text:span></text:p>
        <text:p text:style-name="P86"><text:span text:style-name="CharStyle12">What I care for are humble, broken creatures, who stand in awe of all I say.</text:span></text:p>
        <text:p text:style-name="P254"><text:span text:style-name="CharStyle12">Oxen some sacrifice and also hu- 3 man lives,</text:span></text:p>
        <text:p text:style-name="P489"><text:span text:style-name="CharStyle12">they offer lambs and also dogs in worship,</text:span></text:p>
        <text:p text:style-name="P254"><text:span text:style-name="CharStyle12">oblations due and swine’s blood in their rites,</text:span></text:p>
        <text:p text:style-name="P490"><text:span text:style-name="CharStyle12">incense, and yet they reverence an idol!</text:span></text:p>
        <text:p text:style-name="P254"><text:span text:style-name="CharStyle12">Such are the practices they choose,</text:span></text:p>
        <text:p text:style-name="P489"><text:span text:style-name="CharStyle12">delighting in abominable wor­ship;</text:span></text:p>
        <text:p text:style-name="P86"><text:span text:style-name="CharStyle12">so I choose penalties for them, 4 and what they dread I bring on them.</text:span></text:p>
        <text:p text:style-name="P254"><text:span text:style-name="CharStyle12">For when I called, none of them answered,</text:span></text:p>
      </text:section>
      <text:section text:style-name="Sect4" text:name="Section30">
        <text:p text:style-name="P1018"><text:span text:style-name="CharStyle12">none of them listened when I spoke;</text:span></text:p>
        <text:p text:style-name="P487"><text:span text:style-name="CharStyle12">they did things evil in my sight, and chose what I abhorred.”</text:span></text:p>
        <text:list xml:id="list182810802516103" text:style-name="L82">
          <text:list-item>
            <text:p text:style-name="P866"><text:span text:style-name="CharStyle12"><text:tab/>But ye who stand in awe of the</text:span></text:p>
          </text:list-item>
        </text:list>
        <text:p text:style-name="P686"><text:span text:style-name="CharStyle12">Eternal’s word, listen to what he promises: “Your kinsmen, who hate you for your faith in me, sneer thus, ‘Let the Eternal show his might,</text:span></text:p>
        <text:p text:style-name="P526"><text:span text:style-name="CharStyle12">that we may see this joy of yours!’</text:span></text:p>
        <text:p text:style-name="P351"><text:span text:style-name="CharStyle12">They shall be taken aback!</text:span></text:p>
        <text:list xml:id="list182825123494771" text:continue-numbering="true" text:style-name="L82">
          <text:list-item>
            <text:p text:style-name="P867"><text:span text:style-name="CharStyle12"><text:tab/>Hark! the city is in uproar!</text:span></text:p>
          </text:list-item>
        </text:list>
        <text:p text:style-name="P353"><text:span text:style-name="CharStyle12">It is coming from the temple! ’Tis the Eternal dealing venge­ance</text:span></text:p>
        <text:p text:style-name="P351"><text:span text:style-name="CharStyle12">to the full upon his foes!</text:span></text:p>
        <text:list xml:id="list182824508665724" text:continue-numbering="true" text:style-name="L82">
          <text:list-item>
            <text:p text:style-name="P867"><text:span text:style-name="CharStyle12"><text:tab/>Ere ever Sion travailed,</text:span></text:p>
          </text:list-item>
        </text:list>
        <text:p text:style-name="P353"><text:span text:style-name="CharStyle12">she gave birth; ere ever her pangs came, she bore a son!</text:span></text:p>
        <text:list xml:id="list182825333168195" text:continue-numbering="true" text:style-name="L82">
          <text:list-item>
            <text:p text:style-name="P867"><text:span text:style-name="CharStyle12"><text:tab/>Whoever heard of such a thing?</text:span></text:p>
          </text:list-item>
        </text:list>
        <text:p text:style-name="P353"><text:span text:style-name="CharStyle12">whoever saw the like?</text:span></text:p>
        <text:p text:style-name="P526"><text:span text:style-name="CharStyle12">Did ever land bring forth its people</text:span></text:p>
        <text:p text:style-name="P353"><text:span text:style-name="CharStyle12">in a single day?</text:span></text:p>
        <text:p text:style-name="P486"><text:span text:style-name="CharStyle12">Was ever any nation born thus all at once?</text:span></text:p>
        <text:p text:style-name="P456"><text:span text:style-name="CharStyle12">Yet Sion had no sooner travailed, than she brought her sons to birth.</text:span></text:p>
        <text:list xml:id="list182823827816423" text:continue-numbering="true" text:style-name="L82">
          <text:list-item>
            <text:p text:style-name="P885"><text:span text:style-name="CharStyle12"><text:tab/>But why should I not help her</text:span></text:p>
          </text:list-item>
        </text:list>
        <text:p text:style-name="P687"><text:span text:style-name="CharStyle12">to bring forth</text:span></text:p>
        <text:p text:style-name="P420"><text:span text:style-name="CharStyle12">what I bring to the birth? says the Eternal.</text:span></text:p>
        <text:p text:style-name="P528"><text:span text:style-name="CharStyle52">Why should I close the womb, when I</text:span></text:p>
        <text:p text:style-name="P420"><text:span text:style-name="CharStyle12">have brought the babe to birth? so says your God.</text:span></text:p>
        <text:list xml:id="list182825327145613" text:continue-numbering="true" text:style-name="L82">
          <text:list-item>
            <text:p text:style-name="P886"><text:span text:style-name="CharStyle12"><text:tab/>Rejoice, Jerusalem; exult in her,</text:span></text:p>
          </text:list-item>
        </text:list>
        <text:p text:style-name="P352"><text:span text:style-name="CharStyle12">all ye that love her; rejoice, rejoice with her, all ye who once mourned over her;</text:span></text:p>
        <text:list xml:id="list182825695040193" text:continue-numbering="true" text:style-name="L82">
          <text:list-item>
            <text:p text:style-name="P886"><text:span text:style-name="CharStyle12"><text:tab/>that you may suck and satisfy</text:span></text:p>
          </text:list-item>
        </text:list>
        <text:p text:style-name="P687"><text:span text:style-name="CharStyle12">yourselves</text:span></text:p>
        <text:p text:style-name="P135"><text:span text:style-name="CharStyle12">with her rich consolations, that you may drain, to your de­light,</text:span></text:p>
        <text:p text:style-name="P146"><text:soft-page-break/><text:span text:style-name="CharStyle12">her ample mother-bosom.”</text:span></text:p>
        <text:p text:style-name="P16"><text:span text:style-name="CharStyle12">For this is the Eternal’s word; i&gt; “I send her in full flood pros­perity,</text:span></text:p>
        <text:p text:style-name="P316"><text:span text:style-name="CharStyle12">the wealth of nations flowing into her;</text:span></text:p>
        <text:p text:style-name="P338"><text:span text:style-name="CharStyle12">your children shall be carried in the arms,</text:span></text:p>
        <text:p text:style-name="P135"><text:span text:style-name="CharStyle12">and dandled on the knees, and in Jerusalem I will comfort 13 you,</text:span></text:p>
        <text:p text:style-name="P146"><text:span text:style-name="CharStyle12">as mothers comfort sons.”</text:span></text:p>
        <text:p text:style-name="P16"><text:span text:style-name="CharStyle12">When you see this, your heart 14 shall be rejoicing, your health shall flourish like fresh grass,</text:span></text:p>
        <text:p text:style-name="P338"><text:span text:style-name="CharStyle12">at sight of the Eternal’s favour to his servants,</text:span></text:p>
        <text:p text:style-name="P316"><text:span text:style-name="CharStyle12">and of his wrath against his foes.</text:span></text:p>
        <text:p text:style-name="P16"><text:span text:style-name="CharStyle12">For the Eternal comes like fire, 15 with chariots like a whirlwind, to deal his anger out in scorching heat,</text:span></text:p>
        <text:p text:style-name="P135"><text:span text:style-name="CharStyle12">the blaze of his rebuke.</text:span></text:p>
        <text:p text:style-name="P16"><text:span text:style-name="CharStyle12">On the whole world the Eternal 16 will pass sentence with his fire and sword.</text:span></text:p>
        <text:p text:style-name="P338"><text:span text:style-name="CharStyle12">Any who consecrate and cleanse 17 themselves</text:span></text:p>
        <text:p text:style-name="P316"><text:span text:style-name="CharStyle12">to enter groves for ritual dances,</text:span></text:p>
        <text:p text:style-name="P86"><text:span text:style-name="CharStyle12">any who eat the flesh of swine, of mice and crawling vermin— their rites and their devices 18 shall perish, by the Eternal’s order.</text:span></text:p>
        <text:p text:style-name="P338"><text:span text:style-name="CharStyle12">“The hour is near for summon­ing</text:span></text:p>
        <text:p text:style-name="P136"><text:span text:style-name="CharStyle12">all nations and all races, to witness my display of might, a signal deed of dread.<text:tab/>19</text:span></text:p>
        <text:p text:style-name="P16"><text:span text:style-name="CharStyle12">Those who survive my judg­ment I will send to far-off shores,</text:span></text:p>
        <text:p text:style-name="P1039"><text:span text:style-name="CharStyle12">to men who have not heard my name,</text:span></text:p>
        <text:p text:style-name="P214"><text:span text:style-name="CharStyle12">nor ever seen my power.</text:span></text:p>
        <text:p text:style-name="P435"><text:span text:style-name="CharStyle12">So shall my power be told among the nations,</text:span></text:p>
        <text:list xml:id="list182811275188452" text:style-name="L85">
          <text:list-item>
            <text:p text:style-name="P836"><text:span text:style-name="CharStyle12"><text:tab/>and they shall bring your kins­</text:span></text:p>
          </text:list-item>
        </text:list>
        <text:p text:style-name="P308"><text:span text:style-name="CharStyle12">men home,</text:span></text:p>
        <text:p text:style-name="P435"><text:span text:style-name="CharStyle12">back to my sacred hill, back to Jerusalem,</text:span></text:p>
        <text:p text:style-name="P214"><text:span text:style-name="CharStyle12">as their due offering to the Eternal,</text:span></text:p>
        <text:p text:style-name="P435"><text:span text:style-name="CharStyle12">like offerings brought in vessels clean</text:span></text:p>
        <text:p text:style-name="P214"><text:span text:style-name="CharStyle12">by Israelites to the Eternal’s temple.</text:span></text:p>
        <text:list xml:id="list182824977722498" text:continue-numbering="true" text:style-name="L85">
          <text:list-item>
            <text:p text:style-name="P836"><text:span text:style-name="CharStyle12"><text:tab/>Some of these kinsmen I will</text:span></text:p>
          </text:list-item>
        </text:list>
        <text:p text:style-name="P308"><text:span text:style-name="CharStyle12">make</text:span></text:p>
        <text:p text:style-name="P214"><text:span text:style-name="CharStyle12">Levitical priests, says the Eter­nal.</text:span></text:p>
        <text:p text:style-name="P291"><text:span text:style-name="CharStyle12">For as the heavens and earth I </text:span><text:span text:style-name="CharStyle101">23 </text:span><text:span text:style-name="CharStyle12">make anew</text:span></text:p>
        <text:p text:style-name="P291"><text:span text:style-name="CharStyle12">shall last before me, the Eternal promises,</text:span></text:p>
        <text:p text:style-name="P196"><text:span text:style-name="CharStyle12">so shall your name and race remain.”</text:span></text:p>
        <text:p text:style-name="P154"><text:span text:style-name="CharStyle12">[[From new moon to new 23 moon and from sabbath to sab­bath, men shall all come to offer worship in my presence, says the Eternal; and then they shall go 24 outside to gloat over the corpses of the apostates, for in their corpses the worms never die, and the fire that burns them never is extinguished, till they are a dis­gust to all.]]</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David" svg:font-family="David"/>
    <style:font-face style:name="Georgia" svg:font-family="Georgia"/>
    <style:font-face style:name="Palatino Linotype" svg:font-family="'Palatino Linotype'"/>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2" style:display-name="Heading #2"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David" fo:font-family="David" fo:font-size="13pt" fo:font-style="normal" style:text-underline-style="none" fo:font-weight="bold" style:font-name-asian="David" style:font-family-asian="David" style:font-size-asian="13pt" style:font-style-asian="normal" style:font-weight-asian="bold" style:font-name-complex="David" style:font-family-complex="David" style:font-size-complex="13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margin-top="0.0835in" fo:margin-bottom="0in" loext:contextual-spacing="false" fo:line-height="0.1272in" fo:text-indent="-0.541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72in" fo:text-indent="-0.291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italic" style:text-underline-style="none" fo:font-weight="normal" style:font-name-asian="Georgia" style:font-family-asian="Georgia" style:font-size-asian="4.5pt" style:font-style-asian="italic" style:font-weight-asian="normal" style:font-name-complex="Georgia" style:font-family-complex="Georgia" style:font-size-complex="4.5pt" style:font-style-complex="italic" style:font-weight-complex="normal"/>
    </style:style>
    <style:style style:name="Body_20_text_20__28_8_29_" style:display-name="Body text (8)" style:family="paragraph" style:master-page-name="">
      <style:graphic-properties draw:fill="solid" draw:fill-color="#ffffff" draw:opacity="100%"/>
      <style:paragraph-properties fo:margin-top="0in" fo:margin-bottom="0.0835in" loext:contextual-spacing="false" fo:line-height="0in" style:page-number="auto" fo:background-color="#ffffff"/>
      <style:text-properties style:text-line-through-style="none" style:text-line-through-type="none" style:font-name="Tahoma" fo:font-family="Tahoma" fo:font-size="4pt" fo:font-style="normal" style:text-underline-style="none" fo:font-weight="normal" style:font-name-asian="Tahoma" style:font-family-asian="Tahoma" style:font-size-asian="4pt" style:font-style-asian="normal" style:font-weight-asian="normal" style:font-name-complex="Tahoma" style:font-family-complex="Tahoma" style:font-size-complex="4pt" style:font-style-complex="normal" style:font-weight-complex="normal"/>
    </style:style>
    <style:style style:name="Heading_20__23_3" style:display-name="Heading #3"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Tahoma" fo:font-family="Tahoma" fo:font-size="15pt" fo:font-style="normal" style:text-underline-style="none" fo:font-weight="bold" style:font-name-asian="Tahoma" style:font-family-asian="Tahoma" style:font-size-asian="15pt" style:font-style-asian="normal" style:font-weight-asian="bold" style:font-name-complex="Tahoma" style:font-family-complex="Tahoma" style:font-size-complex="15pt" style:font-style-complex="normal" style:font-weight-complex="bold"/>
    </style:style>
    <style:style style:name="Heading_20__23_1" style:display-name="Heading #1"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10_29_" style:display-name="Body text (10)"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Tahoma" fo:font-family="Tahoma" fo:font-size="5pt" fo:font-style="normal" style:text-underline-style="none" fo:font-weight="normal" style:font-name-asian="Tahoma" style:font-family-asian="Tahoma" style:font-size-asian="5pt" style:font-style-asian="normal" style:font-weight-asian="normal" style:font-name-complex="Tahoma" style:font-family-complex="Tahoma" style:font-size-complex="5pt" style:font-style-complex="normal" style:font-weight-complex="normal"/>
    </style:style>
    <style:style style:name="Body_20_text_20__28_11_29_" style:display-name="Body text (11)" style:family="paragraph" style:master-page-name="">
      <style:graphic-properties draw:fill="solid" draw:fill-color="#ffffff" draw:opacity="100%"/>
      <style:paragraph-properties fo:margin-left="0in" fo:margin-right="0in" fo:line-height="0.1299in" fo:text-indent="-0.2917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12_29_" style:display-name="Body text (12)" style:family="paragraph" style:master-page-name="">
      <style:graphic-properties draw:fill="solid" draw:fill-color="#ffffff" draw:opacity="100%"/>
      <style:paragraph-properties fo:margin-top="0in" fo:margin-bottom="0.0835in" loext:contextual-spacing="false" fo:line-height="0in" fo:text-align="justify" style:justify-single-word="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3_29_" style:display-name="Body text (13)"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Body_20_text_20__28_14_29_" style:display-name="Body text (14)" style:family="paragraph" style:master-page-name="">
      <style:graphic-properties draw:fill="solid" draw:fill-color="#ffffff" draw:opacity="100%"/>
      <style:paragraph-properties fo:margin-left="0in" fo:margin-right="0in" fo:margin-top="0in" fo:margin-bottom="0.0417in" loext:contextual-spacing="false" fo:line-height="0in" fo:text-indent="0.111in" style:auto-text-indent="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5_29_" style:display-name="Body text (15)"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6_29_" style:display-name="Body text (16)"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7_29_" style:display-name="Body text (17)" style:family="paragraph" style:master-page-name="">
      <style:graphic-properties draw:fill="solid" draw:fill-color="#ffffff" draw:opacity="100%"/>
      <style:paragraph-properties fo:margin-left="0in" fo:margin-right="0in" fo:line-height="0.1272in" fo:text-indent="-0.25in" style:auto-text-indent="false"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Body_20_text_20__28_18_29_" style:display-name="Body text (18)" style:family="paragraph" style:master-page-name="">
      <style:graphic-properties draw:fill="solid" draw:fill-color="#ffffff" draw:opacity="100%"/>
      <style:paragraph-properties fo:margin-top="0in" fo:margin-bottom="0.0417in" loext:contextual-spacing="false" fo:line-height="0in" fo:text-align="justify" style:justify-single-word="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19_29_" style:display-name="Body text (19)" style:family="paragraph" style:master-page-name="">
      <style:graphic-properties draw:fill="solid" draw:fill-color="#ffffff" draw:opacity="100%"/>
      <style:paragraph-properties fo:line-height="0.1272in"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Body_20_text_20__28_20_29_" style:display-name="Body text (20)"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21_29_" style:display-name="Body text (21)"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Body_20_text_20__28_22_29_" style:display-name="Body text (22)"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Heading_20__23_4" style:display-name="Heading #4"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3_29_" style:display-name="Body text (23)"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24_29_" style:display-name="Body text (24)" style:family="paragraph" style:master-page-name="">
      <style:graphic-properties draw:fill="solid" draw:fill-color="#ffffff" draw:opacity="100%"/>
      <style:paragraph-properties fo:margin-top="0in" fo:margin-bottom="0.0835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Heading_20__23_4_20__28_2_29_" style:display-name="Heading #4 (2)" style:family="paragraph" style:master-page-name="">
      <style:graphic-properties draw:fill="solid" draw:fill-color="#ffffff" draw:opacity="100%"/>
      <style:paragraph-properties fo:line-height="0.1402in"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25_29_" style:display-name="Body text (25)" style:family="paragraph" style:master-page-name="">
      <style:graphic-properties draw:fill="solid" draw:fill-color="#ffffff" draw:opacity="100%"/>
      <style:paragraph-properties fo:margin-top="0in" fo:margin-bottom="0.0835in" loext:contextual-spacing="false" fo:line-height="0in" fo:text-align="justify" style:justify-single-word="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26_29_" style:display-name="Body text (26)" style:family="paragraph" style:master-page-name="">
      <style:graphic-properties draw:fill="solid" draw:fill-color="#ffffff" draw:opacity="100%"/>
      <style:paragraph-properties fo:margin-top="0in" fo:margin-bottom="0.0417in" loext:contextual-spacing="false" fo:line-height="0in"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27_29_" style:display-name="Body text (27)" style:family="paragraph" style:master-page-name="">
      <style:graphic-properties draw:fill="solid" draw:fill-color="#ffffff" draw:opacity="100%"/>
      <style:paragraph-properties fo:margin-top="0in" fo:margin-bottom="0.0835in" loext:contextual-spacing="false" fo:line-height="0in" fo:text-align="justify" style:justify-single-word="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1528in" fo:margin-right="0in" fo:margin-top="0in" fo:margin-bottom="0in" loext:contextual-spacing="false" fo:text-align="start" style:justify-single-word="false" fo:text-indent="0in" style:auto-text-indent="false" style:page-number="auto">
        <style:drop-cap style:lines="2" style:distance="0.0035in" style:style-name="DropCap2"/>
      </style:paragraph-properties>
    </style:style>
    <style:style style:name="Body_20_text_20__28_3_29__20__2b__20_DropCap2" style:display-name="Body text (3) + DropCap2" style:family="paragraph" style:parent-style-name="Body_20_text_20__28_3_29_" style:master-page-name="">
      <style:paragraph-properties fo:margin-left="0in" fo:margin-right="0in" fo:margin-top="0in" fo:margin-bottom="0in" loext:contextual-spacing="false" fo:text-indent="0.1807in" style:auto-text-indent="false" style:page-number="auto">
        <style:tab-stops>
          <style:tab-stop style:position="0.3472in"/>
        </style:tab-stops>
        <style:drop-cap style:lines="2" style:distance="0.0035in" style:style-name="DropCap3"/>
      </style:paragraph-properties>
    </style:style>
    <style:style style:name="Body_20_text_20__28_3_29__20__2b__20_DropCap3" style:display-name="Body text (3) + DropCap3" style:family="paragraph" style:parent-style-name="Body_20_text_20__28_3_29_" style:master-page-name="">
      <style:paragraph-properties fo:margin-left="0.1528in" fo:margin-right="0in" fo:margin-top="0in" fo:margin-bottom="0.0835in" loext:contextual-spacing="false" fo:text-indent="0in" style:auto-text-indent="false" style:page-number="auto">
        <style:drop-cap style:lines="2" style:distance="0.053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David" fo:font-family="David" fo:font-size="13pt" fo:font-style="normal" style:text-underline-style="none" fo:font-weight="bold" style:font-name-asian="David" style:font-family-asian="David" style:font-size-asian="13pt" style:font-style-asian="normal" style:font-weight-asian="bold" style:font-name-complex="David" style:font-family-complex="David" style:font-size-complex="13pt" style:font-style-complex="normal" style:font-weight-complex="bold"/>
    </style:style>
    <style:style style:name="CharStyle6" style:family="text" style:parent-style-name="DefaultFontStyle">
      <style:text-properties style:text-line-through-style="none" style:text-line-through-type="none" style:font-name="David" fo:font-family="David" fo:font-size="9.5pt" fo:font-style="normal" style:text-underline-style="none" fo:font-weight="normal" style:font-name-asian="David" style:font-family-asian="David" style:font-size-asian="9.5pt" style:font-style-asian="normal" style:font-weight-asian="normal" style:font-name-complex="David" style:font-family-complex="David" style:font-size-complex="9.5pt" style:font-style-complex="normal" style:font-weight-complex="normal"/>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51%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12"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3" style:family="text" style:parent-style-name="CharStyle12">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4" style:family="text" style:parent-style-name="CharStyle12">
      <style:text-properties fo:color="#000000" style:text-position="0% 100%" fo:letter-spacing="-0.0209in" fo:language="en" fo:country="US" fo:font-style="italic" style:language-asian="en" style:country-asian="US" style:font-style-asian="italic" style:language-complex="en" style:country-complex="US" style:font-style-complex="italic" style:text-scale="100%"/>
    </style:style>
    <style:style style:name="CharStyle15" style:family="text" style:parent-style-name="CharStyle12">
      <style:text-properties fo:color="#000000" style:text-position="0% 100%" fo:font-size="6.5pt" fo:letter-spacing="0.0138in" fo:language="en" fo:country="US" fo:font-weight="bold" style:font-size-asian="6.5pt" style:language-asian="en" style:country-asian="US" style:font-weight-asian="bold" style:font-size-complex="6.5pt" style:language-complex="en" style:country-complex="US" style:font-weight-complex="bold" style:text-scale="100%"/>
    </style:style>
    <style:style style:name="CharStyle17"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9" style:family="text" style:parent-style-name="DefaultFontStyle">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DropCap2" style:family="text">
      <style:text-properties fo:color="#000000" style:text-line-through-style="none" style:text-line-through-type="none" style:text-position="35%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CharStyle21" style:family="text" style:parent-style-name="CharStyle12">
      <style:text-properties fo:font-variant="small-caps" fo:color="#000000" style:text-position="0% 100%" fo:letter-spacing="normal" fo:language="en" fo:country="US" style:language-asian="en" style:country-asian="US" style:language-complex="en" style:country-complex="US" style:text-scale="100%"/>
    </style:style>
    <style:style style:name="CharStyle23" style:family="text" style:parent-style-name="DefaultFontStyle">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DropCap3" style:family="text">
      <style:text-properties fo:color="#000000" style:text-line-through-style="none" style:text-line-through-type="none" style:text-position="21% 58%" style:font-name="Tahoma" fo:font-family="Tahoma" fo:font-size="17pt" fo:letter-spacing="normal" fo:font-style="normal" style:text-underline-style="none" fo:font-weight="normal" style:font-name-asian="Tahoma" style:font-family-asian="Tahoma" style:font-size-asian="17pt" style:font-style-asian="normal" style:font-weight-asian="normal" style:font-name-complex="Tahoma" style:font-family-complex="Tahoma" style:font-size-complex="17pt" style:font-style-complex="normal" style:font-weight-complex="normal" style:text-scale="100%"/>
    </style:style>
    <style:style style:name="CharStyle25" style:family="text" style:parent-style-name="CharStyle12">
      <style:text-properties fo:font-variant="small-caps" fo:color="#000000" style:text-position="0% 100%" fo:font-size="11pt" fo:letter-spacing="normal" fo:language="en" fo:country="US" fo:font-weight="bold" style:font-size-asian="11pt" style:language-asian="en" style:country-asian="US" style:font-weight-asian="bold" style:font-size-complex="11pt" style:language-complex="en" style:country-complex="US" style:font-weight-complex="bold" style:text-scale="150%"/>
    </style:style>
    <style:style style:name="CharStyle26" style:family="text" style:parent-style-name="CharStyle12">
      <style:text-properties fo:color="#000000" style:text-position="0% 100%" fo:font-size="8pt" fo:letter-spacing="normal" fo:language="en" fo:country="US" style:font-size-asian="8pt" style:language-asian="en" style:country-asian="US" style:font-size-complex="8pt" style:language-complex="en" style:country-complex="US" style:text-scale="200%"/>
    </style:style>
    <style:style style:name="CharStyle27" style:family="text" style:parent-style-name="CharStyle12">
      <style:text-properties fo:font-variant="small-caps" fo:color="#000000" style:text-position="0% 100%" fo:font-size="8pt" fo:letter-spacing="normal" fo:language="en" fo:country="US" style:font-size-asian="8pt" style:language-asian="en" style:country-asian="US" style:font-size-complex="8pt" style:language-complex="en" style:country-complex="US" style:text-scale="200%"/>
    </style:style>
    <style:style style:name="CharStyle28" style:family="text" style:parent-style-name="CharStyle12">
      <style:text-properties fo:color="#000000" style:text-position="0% 100%" style:font-name="Consolas" fo:font-family="Consolas" fo:font-size="7pt" fo:letter-spacing="normal" fo:language="en" fo:country="US" style:font-name-asian="Consolas" style:font-family-asian="Consolas" style:font-size-asian="7pt" style:language-asian="en" style:country-asian="US" style:font-name-complex="Consolas" style:font-family-complex="Consolas" style:font-size-complex="7pt" style:language-complex="en" style:country-complex="US" style:text-scale="250%"/>
    </style:style>
    <style:style style:name="CharStyle30" style:family="text" style:parent-style-name="DefaultFontStyle">
      <style:text-properties style:text-line-through-style="none" style:text-line-through-type="none" style:font-name="Georgia" fo:font-family="Georgia" fo:font-size="4.5pt" fo:font-style="italic" style:text-underline-style="none" fo:font-weight="normal" style:font-name-asian="Georgia" style:font-family-asian="Georgia" style:font-size-asian="4.5pt" style:font-style-asian="italic" style:font-weight-asian="normal" style:font-name-complex="Georgia" style:font-family-complex="Georgia" style:font-size-complex="4.5pt" style:font-style-complex="italic" style:font-weight-complex="normal"/>
    </style:style>
    <style:style style:name="CharStyle31" style:family="text" style:parent-style-name="CharStyle12">
      <style:text-properties fo:font-variant="small-caps" fo:color="#000000" style:text-position="0% 100%" fo:letter-spacing="-0.0209in" fo:language="en" fo:country="US" fo:font-style="italic" style:language-asian="en" style:country-asian="US" style:font-style-asian="italic" style:language-complex="en" style:country-complex="US" style:font-style-complex="italic" style:text-scale="100%"/>
    </style:style>
    <style:style style:name="CharStyle32" style:family="text" style:parent-style-name="CharStyle12">
      <style:text-propertie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CharStyle34" style:family="text" style:parent-style-name="DefaultFontStyle">
      <style:text-properties style:text-line-through-style="none" style:text-line-through-type="none" style:font-name="Tahoma" fo:font-family="Tahoma" fo:font-size="4pt" fo:font-style="normal" style:text-underline-style="none" fo:font-weight="normal" style:font-name-asian="Tahoma" style:font-family-asian="Tahoma" style:font-size-asian="4pt" style:font-style-asian="normal" style:font-weight-asian="normal" style:font-name-complex="Tahoma" style:font-family-complex="Tahoma" style:font-size-complex="4pt" style:font-style-complex="normal" style:font-weight-complex="normal"/>
    </style:style>
    <style:style style:name="CharStyle3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37" style:family="text" style:parent-style-name="CharStyle12">
      <style:text-properties fo:color="#000000" style:text-position="0% 100%" fo:font-size="9.5pt" fo:letter-spacing="normal" fo:language="en" fo:country="US" fo:font-weight="normal" style:font-size-asian="9.5pt" style:language-asian="en" style:country-asian="US" style:font-weight-asian="normal" style:font-size-complex="9.5pt" style:language-complex="en" style:country-complex="US" style:font-weight-complex="normal" style:text-scale="100%"/>
    </style:style>
    <style:style style:name="CharStyle39" style:family="text" style:parent-style-name="DefaultFontStyle">
      <style:text-properties style:text-line-through-style="none" style:text-line-through-type="none" style:font-name="Tahoma" fo:font-family="Tahoma" fo:font-size="15pt" fo:font-style="normal" style:text-underline-style="none" fo:font-weight="bold" style:font-name-asian="Tahoma" style:font-family-asian="Tahoma" style:font-size-asian="15pt" style:font-style-asian="normal" style:font-weight-asian="bold" style:font-name-complex="Tahoma" style:font-family-complex="Tahoma" style:font-size-complex="15pt" style:font-style-complex="normal" style:font-weight-complex="bold"/>
    </style:style>
    <style:style style:name="CharStyle4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1" style:family="text" style:parent-style-name="CharStyle17">
      <style:text-properties fo:color="#000000" style:text-position="0% 100%" style:font-name="Palatino Linotype" fo:font-family="'Palatino Linotype'" fo:font-size="8.5pt" fo:letter-spacing="normal" fo:language="en" fo:country="US" style:font-name-asian="Palatino Linotype" style:font-family-asian="'Palatino Linotype'" style:font-size-asian="8.5pt" style:language-asian="en" style:country-asian="US" style:font-name-complex="Palatino Linotype" style:font-family-complex="'Palatino Linotype'" style:font-size-complex="8.5pt" style:language-complex="en" style:country-complex="US" style:text-scale="100%"/>
    </style:style>
    <style:style style:name="CharStyle4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44" style:family="text" style:parent-style-name="CharStyle12">
      <style:text-properties fo:color="#000000" style:text-position="0% 100%" fo:font-size="7.5pt" fo:letter-spacing="normal" fo:language="en" fo:country="US" fo:font-weight="bold" style:font-size-asian="7.5pt" style:language-asian="en" style:country-asian="US" style:font-weight-asian="bold" style:font-size-complex="7.5pt" style:language-complex="en" style:country-complex="US" style:font-weight-complex="bold" style:text-scale="100%"/>
    </style:style>
    <style:style style:name="CharStyle45" style:family="text" style:parent-style-name="CharStyle17">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46" style:family="text" style:parent-style-name="CharStyle12">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47" style:family="text" style:parent-style-name="CharStyle12">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49" style:family="text" style:parent-style-name="DefaultFontStyle">
      <style:text-properties style:text-line-through-style="none" style:text-line-through-type="none" style:font-name="Tahoma" fo:font-family="Tahoma" fo:font-size="5pt" fo:font-style="normal" style:text-underline-style="none" fo:font-weight="normal" style:font-name-asian="Tahoma" style:font-family-asian="Tahoma" style:font-size-asian="5pt" style:font-style-asian="normal" style:font-weight-asian="normal" style:font-name-complex="Tahoma" style:font-family-complex="Tahoma" style:font-size-complex="5pt" style:font-style-complex="normal" style:font-weight-complex="normal"/>
    </style:style>
    <style:style style:name="CharStyle50"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52"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53" style:family="text" style:parent-style-name="CharStyle52">
      <style:text-properties fo:color="#000000" style:text-position="0% 100%" fo:font-size="8pt" fo:letter-spacing="normal" fo:language="en" fo:country="US" fo:font-style="italic" fo:font-weight="normal" style:font-size-asian="8pt" style:language-asian="en" style:country-asian="US" style:font-style-asian="italic" style:font-weight-asian="normal" style:font-size-complex="8pt" style:language-complex="en" style:country-complex="US" style:font-style-complex="italic" style:font-weight-complex="normal" style:text-scale="100%"/>
    </style:style>
    <style:style style:name="CharStyle55"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56" style:family="text" style:parent-style-name="CharStyle52">
      <style:text-properties fo:color="#000000" style:text-position="0% 100%" style:font-name="David" fo:font-family="David" fo:font-size="10.5pt" fo:letter-spacing="-0.0071in" fo:language="en" fo:country="US" fo:font-weight="normal" style:font-name-asian="David" style:font-family-asian="David" style:font-size-asian="10.5pt" style:language-asian="en" style:country-asian="US" style:font-weight-asian="normal" style:font-name-complex="David" style:font-family-complex="David" style:font-size-complex="10.5pt" style:language-complex="en" style:country-complex="US" style:font-weight-complex="normal" style:text-scale="100%"/>
    </style:style>
    <style:style style:name="CharStyle58" style:family="text" style:parent-style-name="DefaultFontStyle">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CharStyle59" style:family="text" style:parent-style-name="CharStyle52">
      <style:text-properties fo:color="#000000" style:text-position="0% 100%" fo:font-size="5.5pt" fo:letter-spacing="normal" fo:language="en" fo:country="US" fo:font-weight="bold" style:font-size-asian="5.5pt" style:language-asian="en" style:country-asian="US" style:font-weight-asian="bold" style:font-size-complex="5.5pt" style:language-complex="en" style:country-complex="US" style:font-weight-complex="bold" style:text-scale="100%"/>
    </style:style>
    <style:style style:name="CharStyle60" style:family="text" style:parent-style-name="CharStyle6">
      <style:text-properties fo:font-variant="small-caps" fo:color="#000000" style:text-position="0% 100%" style:font-name="Georgia" fo:font-family="Georgia" fo:font-size="10.5pt" fo:letter-spacing="normal" fo:language="en" fo:country="US" fo:font-weight="bold" style:font-name-asian="Georgia" style:font-family-asian="Georgia" style:font-size-asian="10.5pt" style:language-asian="en" style:country-asian="US" style:font-weight-asian="bold" style:font-name-complex="Georgia" style:font-family-complex="Georgia" style:font-size-complex="10.5pt" style:language-complex="en" style:country-complex="US" style:font-weight-complex="bold" style:text-scale="100%"/>
    </style:style>
    <style:style style:name="CharStyle61" style:family="text" style:parent-style-name="CharStyle6">
      <style:text-properties fo:color="#000000" style:text-position="0% 100%" style:font-name="Palatino Linotype" fo:font-family="'Palatino Linotype'" fo:font-size="9pt" fo:letter-spacing="-0.0071in" fo:language="en" fo:country="US" fo:font-style="italic" fo:font-weight="bold" style:font-name-asian="Palatino Linotype" style:font-family-asian="'Palatino Linotype'" style:font-size-asian="9pt" style:language-asian="en" style:country-asian="US" style:font-style-asian="italic" style:font-weight-asian="bold" style:font-name-complex="Palatino Linotype" style:font-family-complex="'Palatino Linotype'" style:font-size-complex="9pt" style:language-complex="en" style:country-complex="US" style:font-style-complex="italic" style:font-weight-complex="bold" style:text-scale="100%"/>
    </style:style>
    <style:style style:name="CharStyle62" style:family="text" style:parent-style-name="CharStyle12">
      <style:text-properties fo:color="#000000" style:text-position="0% 100%" fo:font-size="7.5pt" fo:letter-spacing="normal" fo:language="en" fo:country="US" fo:font-weight="bold" style:font-size-asian="7.5pt" style:language-asian="en" style:country-asian="US" style:font-weight-asian="bold" style:font-size-complex="7.5pt" style:language-complex="en" style:country-complex="US" style:font-weight-complex="bold" style:text-scale="100%"/>
    </style:style>
    <style:style style:name="CharStyle63" style:family="text" style:parent-style-name="CharStyle12">
      <style:text-properties fo:color="#000000" style:text-position="0% 100%" style:font-name="David" fo:font-family="David" fo:font-size="10pt" fo:letter-spacing="normal" fo:language="en" fo:country="US" fo:font-style="italic" style:font-name-asian="David" style:font-family-asian="David" style:font-size-asian="10pt" style:language-asian="en" style:country-asian="US" style:font-style-asian="italic" style:font-name-complex="David" style:font-family-complex="David" style:font-size-complex="10pt" style:language-complex="en" style:country-complex="US" style:font-style-complex="italic" style:text-scale="100%"/>
    </style:style>
    <style:style style:name="CharStyle64" style:family="text" style:parent-style-name="CharStyle12">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65" style:family="text" style:parent-style-name="CharStyle12">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66" style:family="text" style:parent-style-name="CharStyle52">
      <style:text-properties fo:color="#000000" style:text-position="0% 100%" fo:font-size="8.5pt" fo:letter-spacing="normal" fo:language="en" fo:country="US" fo:font-weight="normal" style:font-size-asian="8.5pt" style:language-asian="en" style:country-asian="US" style:font-weight-asian="normal" style:font-size-complex="8.5pt" style:language-complex="en" style:country-complex="US" style:font-weight-complex="normal" style:text-scale="100%"/>
    </style:style>
    <style:style style:name="CharStyle68"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70"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71" style:family="text" style:parent-style-name="CharStyle70">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73"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74" style:family="text" style:parent-style-name="CharStyle17">
      <style:text-properties fo:font-variant="small-caps" fo:color="#000000" style:text-position="0% 100%" fo:font-size="7.5pt" fo:letter-spacing="-0.0209in" fo:language="en" fo:country="US" fo:font-style="italic" style:font-size-asian="7.5pt" style:language-asian="en" style:country-asian="US" style:font-style-asian="italic" style:font-size-complex="7.5pt" style:language-complex="en" style:country-complex="US" style:font-style-complex="italic" style:text-scale="100%"/>
    </style:style>
    <style:style style:name="CharStyle75" style:family="text" style:parent-style-name="CharStyle17">
      <style:text-properties fo:color="#000000" style:text-position="0% 100%" fo:font-size="7.5pt" fo:letter-spacing="-0.0209in" fo:language="en" fo:country="US" fo:font-style="italic" style:font-size-asian="7.5pt" style:language-asian="en" style:country-asian="US" style:font-style-asian="italic" style:font-size-complex="7.5pt" style:language-complex="en" style:country-complex="US" style:font-style-complex="italic" style:text-scale="100%"/>
    </style:style>
    <style:style style:name="CharStyle77"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78" style:family="text" style:parent-style-name="CharStyle77">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79" style:family="text" style:parent-style-name="CharStyle77">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80" style:family="text" style:parent-style-name="CharStyle52">
      <style:text-properties fo:font-variant="small-caps" fo:color="#000000" style:text-position="0% 100%" fo:font-size="8pt" fo:letter-spacing="normal" fo:language="en" fo:country="US" fo:font-style="italic" fo:font-weight="normal" style:font-size-asian="8pt" style:language-asian="en" style:country-asian="US" style:font-style-asian="italic" style:font-weight-asian="normal" style:font-size-complex="8pt" style:language-complex="en" style:country-complex="US" style:font-style-complex="italic" style:font-weight-complex="normal" style:text-scale="100%"/>
    </style:style>
    <style:style style:name="CharStyle82"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83" style:family="text" style:parent-style-name="CharStyle52">
      <style:text-properties fo:color="#000000" style:text-position="0% 100%" fo:font-size="8.5pt" fo:letter-spacing="normal" fo:language="en" fo:country="US" fo:font-style="italic" fo:font-weight="normal" style:font-size-asian="8.5pt" style:language-asian="en" style:country-asian="US" style:font-style-asian="italic" style:font-weight-asian="normal" style:font-size-complex="8.5pt" style:language-complex="en" style:country-complex="US" style:font-style-complex="italic" style:font-weight-complex="normal" style:text-scale="100%"/>
    </style:style>
    <style:style style:name="CharStyle84" style:family="text" style:parent-style-name="CharStyle6">
      <style:text-properties fo:color="#000000" style:text-position="0% 100%" style:font-name="Tahoma" fo:font-family="Tahoma" fo:font-size="15pt" fo:letter-spacing="-0.0071in" fo:language="en" fo:country="US" fo:font-weight="bold" style:font-name-asian="Tahoma" style:font-family-asian="Tahoma" style:font-size-asian="15pt" style:language-asian="en" style:country-asian="US" style:font-weight-asian="bold" style:font-name-complex="Tahoma" style:font-family-complex="Tahoma" style:font-size-complex="15pt" style:language-complex="en" style:country-complex="US" style:font-weight-complex="bold" style:text-scale="100%"/>
    </style:style>
    <style:style style:name="CharStyle86"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87" style:family="text" style:parent-style-name="CharStyle86">
      <style:text-properties fo:color="#000000" style:text-position="0% 100%" fo:letter-spacing="normal" fo:language="en" fo:country="US" style:text-underline-style="solid" style:text-underline-width="auto" style:text-underline-color="font-color" style:language-asian="en" style:country-asian="US" style:language-complex="en" style:country-complex="US" style:text-scale="100%"/>
    </style:style>
    <style:style style:name="CharStyle89"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91" style:family="text" style:parent-style-name="DefaultFontStyle">
      <style:text-properties style:text-line-through-style="none" style:text-line-through-type="none" style:font-name="Georgia" fo:font-family="Georgia" fo:font-size="5pt" fo:font-style="normal" style:text-underline-style="none" fo:font-weight="normal" style:font-name-asian="Georgia" style:font-family-asian="Georgia" style:font-size-asian="5pt" style:font-style-asian="normal" style:font-weight-asian="normal" style:font-name-complex="Georgia" style:font-family-complex="Georgia" style:font-size-complex="5pt" style:font-style-complex="normal" style:font-weight-complex="normal"/>
    </style:style>
    <style:style style:name="CharStyle93" style:family="text" style:parent-style-name="DefaultFontStyle">
      <style:text-properties style:text-line-through-style="none" style:text-line-through-type="none" style:font-name="Tahoma" fo:font-family="Tahoma" fo:font-size="4.5pt" fo:font-style="normal" style:text-underline-style="none" fo:font-weight="normal" style:font-name-asian="Tahoma" style:font-family-asian="Tahoma" style:font-size-asian="4.5pt" style:font-style-asian="normal" style:font-weight-asian="normal" style:font-name-complex="Tahoma" style:font-family-complex="Tahoma" style:font-size-complex="4.5pt" style:font-style-complex="normal" style:font-weight-complex="normal"/>
    </style:style>
    <style:style style:name="CharStyle9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97"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99"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100" style:family="text" style:parent-style-name="CharStyle52">
      <style:text-properties fo:color="#000000" style:text-position="0% 100%" style:font-name="David" fo:font-family="David" fo:font-size="10.5pt" fo:letter-spacing="normal" fo:language="en" fo:country="US" fo:font-weight="normal" style:font-name-asian="David" style:font-family-asian="David" style:font-size-asian="10.5pt" style:language-asian="en" style:country-asian="US" style:font-weight-asian="normal" style:font-name-complex="David" style:font-family-complex="David" style:font-size-complex="10.5pt" style:language-complex="en" style:country-complex="US" style:font-weight-complex="normal" style:text-scale="100%"/>
    </style:style>
    <style:style style:name="CharStyle101" style:family="text" style:parent-style-name="CharStyle12">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03"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105"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107"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108" style:family="text" style:parent-style-name="CharStyle12">
      <style:text-propertie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CharStyle110"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111" style:family="text" style:parent-style-name="CharStyle77">
      <style:text-properties fo:color="#000000" style:text-position="0% 100%" fo:letter-spacing="normal" fo:language="en" fo:country="US" style:language-asian="en" style:country-asian="US" style:language-complex="en" style:country-complex="US" style:text-scale="100%"/>
    </style:style>
    <style:style style:name="CharStyle112" style:family="text" style:parent-style-name="CharStyle6">
      <style:text-properties fo:color="#000000" style:text-position="0% 100%" style:font-name="Georgia" fo:font-family="Georgia" fo:font-size="10.5pt" fo:letter-spacing="normal" fo:language="en" fo:country="US" fo:font-weight="bold" style:font-name-asian="Georgia" style:font-family-asian="Georgia" style:font-size-asian="10.5pt" style:language-asian="en" style:country-asian="US" style:font-weight-asian="bold" style:font-name-complex="Georgia" style:font-family-complex="Georgia" style:font-size-complex="10.5pt" style:language-complex="en" style:country-complex="US" style:font-weight-complex="bold"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3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in" fo:margin-bottom="0in" fo:margin-left="2.6244in" fo:margin-right="1.7783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516in" fo:margin-left="0in" fo:margin-right="0in" fo:margin-bottom="0in"/>
      </style:header-style>
      <style:footer-style>
        <style:header-footer-properties fo:min-height="3.6484in" fo:margin-left="0in" fo:margin-right="0in" fo:margin-top="3.6484in"/>
      </style:footer-style>
    </style:page-layout>
    <style:page-layout style:name="Mpm3" style:page-usage="mirrored">
      <style:page-layout-properties fo:page-width="8.5in" fo:page-height="11in" style:num-format="1" style:print-orientation="portrait" fo:margin-top="0in" fo:margin-bottom="0in" fo:margin-left="2.5752in" fo:margin-right="1.79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752in" fo:margin-left="0in" fo:margin-right="0in" fo:margin-bottom="0in"/>
      </style:header-style>
      <style:footer-style>
        <style:header-footer-properties fo:min-height="3.6236in" fo:margin-left="0in" fo:margin-right="0in" fo:margin-top="3.6236in"/>
      </style:footer-style>
    </style:page-layout>
    <style:page-layout style:name="Mpm4" style:page-usage="mirrored">
      <style:page-layout-properties fo:page-width="8.5in" fo:page-height="11in" style:num-format="1" style:print-orientation="portrait" fo:margin-top="0in" fo:margin-bottom="0in" fo:margin-left="1.7965in" fo:margin-right="2.576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382in" fo:margin-left="0in" fo:margin-right="0in" fo:margin-bottom="0in"/>
      </style:header-style>
      <style:footer-style>
        <style:header-footer-properties fo:min-height="3.7016in" fo:margin-left="0in" fo:margin-right="0in" fo:margin-top="3.7016in"/>
      </style:footer-style>
    </style:page-layout>
    <style:page-layout style:name="Mpm5" style:page-usage="mirrored">
      <style:page-layout-properties fo:page-width="8.5in" fo:page-height="11in" style:num-format="1" style:print-orientation="portrait" fo:margin-top="0in" fo:margin-bottom="0in" fo:margin-left="2.5402in" fo:margin-right="1.827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902in" fo:margin-left="0in" fo:margin-right="0in" fo:margin-bottom="0in"/>
      </style:header-style>
      <style:footer-style>
        <style:header-footer-properties fo:min-height="3.5819in" fo:margin-left="0in" fo:margin-right="0in" fo:margin-top="3.5819in"/>
      </style:footer-style>
    </style:page-layout>
    <style:page-layout style:name="Mpm6" style:page-usage="mirrored">
      <style:page-layout-properties fo:page-width="8.5in" fo:page-height="11in" style:num-format="1" style:print-orientation="portrait" fo:margin-top="0in" fo:margin-bottom="0in" fo:margin-left="1.8228in" fo:margin-right="2.5236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283in" fo:margin-left="0in" fo:margin-right="0in" fo:margin-bottom="0in"/>
      </style:header-style>
      <style:footer-style>
        <style:header-footer-properties fo:min-height="3.6016in" fo:margin-left="0in" fo:margin-right="0in" fo:margin-top="3.6016in"/>
      </style:footer-style>
    </style:page-layout>
    <style:page-layout style:name="Mpm7" style:page-usage="mirrored">
      <style:page-layout-properties fo:page-width="8.5in" fo:page-height="11in" style:num-format="1" style:print-orientation="portrait" fo:margin-top="0in" fo:margin-bottom="0in" fo:margin-left="2.5236in" fo:margin-right="1.8228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283in" fo:margin-left="0in" fo:margin-right="0in" fo:margin-bottom="0in"/>
      </style:header-style>
      <style:footer-style>
        <style:header-footer-properties fo:min-height="3.6016in" fo:margin-left="0in" fo:margin-right="0in" fo:margin-top="3.6016in"/>
      </style:footer-style>
    </style:page-layout>
    <style:page-layout style:name="Mpm8" style:page-usage="mirrored">
      <style:page-layout-properties fo:page-width="8.5in" fo:page-height="11in" style:num-format="1" style:print-orientation="portrait" fo:margin-top="0in" fo:margin-bottom="0in" fo:margin-left="1.8535in" fo:margin-right="2.547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016in" fo:margin-left="0in" fo:margin-right="0in" fo:margin-bottom="0in"/>
      </style:header-style>
      <style:footer-style>
        <style:header-footer-properties fo:min-height="3.728in" fo:margin-left="0in" fo:margin-right="0in" fo:margin-top="3.728in"/>
      </style:footer-style>
    </style:page-layout>
    <style:page-layout style:name="Mpm9" style:page-usage="mirrored">
      <style:page-layout-properties fo:page-width="8.5in" fo:page-height="11in" style:num-format="1" style:print-orientation="portrait" fo:margin-top="0in" fo:margin-bottom="0in" fo:margin-left="2.5256in" fo:margin-right="1.84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547in" fo:margin-left="0in" fo:margin-right="0in" fo:margin-bottom="0in"/>
      </style:header-style>
      <style:footer-style>
        <style:header-footer-properties fo:min-height="0.8547in" fo:margin-left="0in" fo:margin-right="0in" fo:margin-top="0.8547in"/>
      </style:footer-style>
    </style:page-layout>
    <style:page-layout style:name="Mpm10" style:page-usage="mirrored">
      <style:page-layout-properties fo:page-width="8.5in" fo:page-height="11in" style:num-format="1" style:print-orientation="portrait" fo:margin-top="0in" fo:margin-bottom="0in" fo:margin-left="2.4646in" fo:margin-right="1.909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98in" fo:margin-left="0in" fo:margin-right="0in" fo:margin-bottom="0in"/>
      </style:header-style>
      <style:footer-style>
        <style:header-footer-properties fo:min-height="3.6201in" fo:margin-left="0in" fo:margin-right="0in" fo:margin-top="3.6201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4.5409in" svg:y="7.3516in" draw:z-index="0"><draw:text-box fo:min-height="0.0866in" fo:min-width="0.1701in"><text:p text:style-name="MP3"><text:page-number text:select-page="current">749</text:page-number></text:p></draw:text-box></draw:frame></text:p>
      </style:footer>
      <style:footer-left>
        <text:p text:style-name="MP2"><draw:frame draw:style-name="Mfr1" draw:name="1" text:anchor-type="paragraph" svg:x="4.5409in" svg:y="7.3516in" draw:z-index="0"><draw:text-box fo:min-height="0.0866in" fo:min-width="0.1701in"><text:p text:style-name="MP3"><text:page-number text:select-page="current">750</text:page-number></text:p></draw:text-box></draw:frame></text:p>
      </style:footer-left>
    </style:master-page>
    <style:master-page style:name="PageStyle1" style:page-layout-name="Mpm3">
      <style:header>
        <text:p text:style-name="MP1"><draw:frame draw:style-name="Mfr1" draw:name="2" text:anchor-type="paragraph" svg:x="4.3717in" svg:y="0.5291in" draw:z-index="158"><draw:text-box fo:min-height="0.1098in" fo:min-width="2.3465in"><text:p text:style-name="MP4"><text:span text:style-name="CharStyle7">ISAIAH 18<text:tab/></text:span><text:page-number text:select-page="current">755</text:page-number></text:p></draw:text-box></draw:frame></text:p>
      </style:header>
      <style:header-left>
        <text:p text:style-name="MP1"><draw:frame draw:style-name="Mfr1" draw:name="3" text:anchor-type="paragraph" svg:x="1.8102in" svg:y="0.5256in" draw:z-index="159"><draw:text-box fo:min-height="0.1165in" fo:min-width="2.3634in"><text:p text:style-name="MP5"><text:page-number text:select-page="current">752</text:page-number><text:span text:style-name="CharStyle7"><text:tab/>ISAIAH 10</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4" text:anchor-type="paragraph" svg:x="4.3283in" svg:y="0.5319in" draw:z-index="173"><draw:text-box fo:min-height="0.1071in" fo:min-width="2.3465in"><text:p text:style-name="MP4"><text:span text:style-name="CharStyle7">ISAIAH 19<text:tab/></text:span><text:page-number text:select-page="current">757</text:page-number></text:p></draw:text-box></draw:frame></text:p>
      </style:header>
      <style:header-left>
        <text:p text:style-name="MP1"><draw:frame draw:style-name="Mfr1" draw:name="5" text:anchor-type="paragraph" svg:x="1.8102in" svg:y="0.5256in" draw:z-index="166"><draw:text-box fo:min-height="0.1165in" fo:min-width="2.3634in"><text:p text:style-name="MP5"><text:page-number text:select-page="current">758</text:page-number><text:span text:style-name="CharStyle7"><text:tab/>ISAIAH 10</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6" text:anchor-type="paragraph" svg:x="4.2972in" svg:y="0.5291in" draw:z-index="1"><draw:text-box fo:min-height="0.1071in" fo:min-width="2.3535in"><text:p text:style-name="MP6"><text:span text:style-name="CharStyle7">ISAIAH 30<text:tab/></text:span><text:page-number text:select-page="current">0</text:page-number></text:p></draw:text-box></draw:frame></text:p>
      </style:header>
      <style:header-left>
        <text:p text:style-name="MP1"><draw:frame draw:style-name="Mfr1" draw:name="7" text:anchor-type="paragraph" svg:x="4.2972in" svg:y="0.5291in" draw:z-index="2"><draw:text-box fo:min-height="0.1071in" fo:min-width="2.3535in"><text:p text:style-name="MP6"><text:span text:style-name="CharStyle7">ISAIAH 30<text:tab/></text:span><text:page-number text:select-page="current">0</text:page-number></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8" text:anchor-type="paragraph" svg:x="1.8189in" svg:y="0.5319in" draw:z-index="3"><draw:text-box fo:min-height="0.1071in" fo:min-width="2.3701in"><text:p text:style-name="MP7"><text:page-number text:select-page="current">0</text:page-number><text:span text:style-name="CharStyle7"><text:tab/>ISAIAH 11</text:span></text:p></draw:text-box></draw:frame></text:p>
      </style:header>
      <style:footer>
        <text:p text:style-name="MP2"/>
      </style:footer>
    </style:master-page>
    <style:master-page style:name="PageStyle5" style:page-layout-name="Mpm3">
      <style:header>
        <text:p text:style-name="MP1"><draw:frame draw:style-name="Mfr1" draw:name="9" text:anchor-type="paragraph" svg:x="4.3717in" svg:y="0.5291in" draw:z-index="5"><draw:text-box fo:min-height="0.1098in" fo:min-width="2.3465in"><text:p text:style-name="MP4"><text:span text:style-name="CharStyle7">ISAIAH 18<text:tab/></text:span><text:page-number text:select-page="current">0</text:page-number></text:p></draw:text-box></draw:frame></text:p>
      </style:header>
      <style:header-left>
        <text:p text:style-name="MP1"><draw:frame draw:style-name="Mfr1" draw:name="10" text:anchor-type="paragraph" svg:x="4.3717in" svg:y="0.5291in" draw:z-index="6"><draw:text-box fo:min-height="0.1098in" fo:min-width="2.3465in"><text:p text:style-name="MP4"><text:span text:style-name="CharStyle7">ISAIAH 18<text:tab/></text:span><text:page-number text:select-page="current">0</text:page-number></text:p></draw:text-box></draw:frame></text:p>
      </style:header-left>
      <style:footer>
        <text:p text:style-name="MP2"/>
      </style:footer>
      <style:footer-left>
        <text:p text:style-name="MP2"/>
      </style:footer-left>
    </style:master-page>
    <style:master-page style:name="PageStyle6" style:page-layout-name="Mpm3">
      <style:header>
        <text:p text:style-name="MP1"><draw:frame draw:style-name="Mfr1" draw:name="11" text:anchor-type="paragraph" svg:x="4.2972in" svg:y="0.5291in" draw:z-index="7"><draw:text-box fo:min-height="0.1071in" fo:min-width="2.3535in"><text:p text:style-name="MP6"><text:span text:style-name="CharStyle7">ISAIAH 30<text:tab/></text:span><text:page-number text:select-page="current">0</text:page-number></text:p></draw:text-box></draw:frame></text:p>
      </style:header>
      <style:header-left>
        <text:p text:style-name="MP1"><draw:frame draw:style-name="Mfr1" draw:name="12" text:anchor-type="paragraph" svg:x="1.8102in" svg:y="0.5256in" draw:z-index="8"><draw:text-box fo:min-height="0.1165in" fo:min-width="2.3634in"><text:p text:style-name="MP5"><text:page-number text:select-page="current">0</text:page-number><text:span text:style-name="CharStyle7"><text:tab/>ISAIAH 10</text:span></text:p></draw:text-box></draw:frame></text:p>
      </style:header-left>
      <style:footer>
        <text:p text:style-name="MP2"/>
      </style:footer>
      <style:footer-left>
        <text:p text:style-name="MP2"/>
      </style:footer-left>
    </style:master-page>
    <style:master-page style:name="PageStyle7" style:page-layout-name="Mpm3">
      <style:header>
        <text:p text:style-name="MP1"><draw:frame draw:style-name="Mfr1" draw:name="13" text:anchor-type="paragraph" svg:x="1.8189in" svg:y="0.5319in" draw:z-index="10"><draw:text-box fo:min-height="0.1071in" fo:min-width="2.3701in"><text:p text:style-name="MP7"><text:page-number text:select-page="current">0</text:page-number><text:span text:style-name="CharStyle7"><text:tab/>ISAIAH 11</text:span></text:p></draw:text-box></draw:frame></text:p>
      </style:header>
      <style:header-left>
        <text:p text:style-name="MP1"><draw:frame draw:style-name="Mfr1" draw:name="14" text:anchor-type="paragraph" svg:x="1.8189in" svg:y="0.5319in" draw:z-index="11"><draw:text-box fo:min-height="0.1071in" fo:min-width="2.3701in"><text:p text:style-name="MP7"><text:page-number text:select-page="current">0</text:page-number><text:span text:style-name="CharStyle7"><text:tab/>ISAIAH 11</text:span></text:p></draw:text-box></draw:frame></text:p>
      </style:header-left>
      <style:footer>
        <text:p text:style-name="MP2"/>
      </style:footer>
      <style:footer-left>
        <text:p text:style-name="MP2"/>
      </style:footer-left>
    </style:master-page>
    <style:master-page style:name="PageStyle8" style:page-layout-name="Mpm3">
      <style:header>
        <text:p text:style-name="MP1"><draw:frame draw:style-name="Mfr1" draw:name="15" text:anchor-type="paragraph" svg:x="4.3283in" svg:y="0.5319in" draw:z-index="13"><draw:text-box fo:min-height="0.1071in" fo:min-width="2.3465in"><text:p text:style-name="MP4"><text:span text:style-name="CharStyle7">ISAIAH 19<text:tab/></text:span><text:page-number text:select-page="current">0</text:page-number></text:p></draw:text-box></draw:frame></text:p>
      </style:header>
      <style:header-left>
        <text:p text:style-name="MP1"><draw:frame draw:style-name="Mfr1" draw:name="16" text:anchor-type="paragraph" svg:x="1.8102in" svg:y="0.5256in" draw:z-index="17"><draw:text-box fo:min-height="0.1165in" fo:min-width="2.3634in"><text:p text:style-name="MP5"><text:page-number text:select-page="current">0</text:page-number><text:span text:style-name="CharStyle7"><text:tab/>ISAIAH 10</text:span></text:p></draw:text-box></draw:frame></text:p>
      </style:header-left>
      <style:footer>
        <text:p text:style-name="MP2"/>
      </style:footer>
      <style:footer-left>
        <text:p text:style-name="MP2"/>
      </style:footer-left>
    </style:master-page>
    <style:master-page style:name="PageStyle9" style:page-layout-name="Mpm3">
      <style:header>
        <text:p text:style-name="MP1"><draw:frame draw:style-name="Mfr1" draw:name="17" text:anchor-type="paragraph" svg:x="4.2984in" svg:y="0.5354in" draw:z-index="20"><draw:text-box fo:min-height="0.1071in" fo:min-width="2.3598in"><text:p text:style-name="MP8"><text:span text:style-name="CharStyle7">ISAIAH 26<text:tab/></text:span><text:page-number text:select-page="current">0</text:page-number></text:p></draw:text-box></draw:frame></text:p>
      </style:header>
      <style:header-left>
        <text:p text:style-name="MP1"><draw:frame draw:style-name="Mfr1" draw:name="18" text:anchor-type="paragraph" svg:x="1.8366in" svg:y="0.5291in" draw:z-index="22"><draw:text-box fo:min-height="0.1098in" fo:min-width="2.3665in"><text:p text:style-name="MP9"><text:page-number text:select-page="current">0</text:page-number><text:span text:style-name="CharStyle7"><text:tab/>ISAIAH 21</text:span></text:p></draw:text-box></draw:frame></text:p>
      </style:header-left>
      <style:footer>
        <text:p text:style-name="MP2"/>
      </style:footer>
      <style:footer-left>
        <text:p text:style-name="MP2"/>
      </style:footer-left>
    </style:master-page>
    <style:master-page style:name="PageStyle10" style:page-layout-name="Mpm4">
      <style:header>
        <text:p text:style-name="MP1"><draw:frame draw:style-name="Mfr1" draw:name="19" text:anchor-type="paragraph" svg:x="1.8098in" svg:y="0.4752in" draw:z-index="25"><draw:text-box fo:min-height="0.1134in" fo:min-width="2.3665in"><text:p text:style-name="MP9"><text:page-number text:select-page="current">0</text:page-number><text:span text:style-name="CharStyle7"><text:tab/>ISAIAH 26</text:span></text:p></draw:text-box></draw:frame></text:p>
      </style:header>
      <style:footer>
        <text:p text:style-name="MP2"/>
      </style:footer>
    </style:master-page>
    <style:master-page style:name="PageStyle11" style:page-layout-name="Mpm5">
      <style:header>
        <text:p text:style-name="MP1"><draw:frame draw:style-name="Mfr1" draw:name="20" text:anchor-type="paragraph" svg:x="4.2984in" svg:y="0.5354in" draw:z-index="27"><draw:text-box fo:min-height="0.1071in" fo:min-width="2.3598in"><text:p text:style-name="MP8"><text:span text:style-name="CharStyle7">ISAIAH 26<text:tab/></text:span><text:page-number text:select-page="current">0</text:page-number></text:p></draw:text-box></draw:frame></text:p>
      </style:header>
      <style:header-left>
        <text:p text:style-name="MP1"><draw:frame draw:style-name="Mfr1" draw:name="21" text:anchor-type="paragraph" svg:x="4.2984in" svg:y="0.5354in" draw:z-index="28"><draw:text-box fo:min-height="0.1071in" fo:min-width="2.3598in"><text:p text:style-name="MP8"><text:span text:style-name="CharStyle7">ISAIAH 26<text:tab/></text:span><text:page-number text:select-page="current">0</text:page-number></text:p></draw:text-box></draw:frame></text:p>
      </style:header-left>
      <style:footer>
        <text:p text:style-name="MP2"/>
      </style:footer>
      <style:footer-left>
        <text:p text:style-name="MP2"/>
      </style:footer-left>
    </style:master-page>
    <style:master-page style:name="PageStyle12" style:page-layout-name="Mpm5">
      <style:header>
        <text:p text:style-name="MP1"><draw:frame draw:style-name="Mfr1" draw:name="22" text:anchor-type="paragraph" svg:x="4.3008in" svg:y="0.5972in" draw:z-index="29"><draw:text-box fo:min-height="0.1035in" fo:min-width="2.35in"><text:p text:style-name="MP10"><text:span text:style-name="CharStyle7">ISAIAH 38<text:tab/></text:span><text:page-number text:select-page="current">0</text:page-number></text:p></draw:text-box></draw:frame></text:p>
      </style:header>
      <style:header-left>
        <text:p text:style-name="MP1"><draw:frame draw:style-name="Mfr1" draw:name="23" text:anchor-type="paragraph" svg:x="1.8366in" svg:y="0.5291in" draw:z-index="31"><draw:text-box fo:min-height="0.1098in" fo:min-width="2.3665in"><text:p text:style-name="MP9"><text:page-number text:select-page="current">0</text:page-number><text:span text:style-name="CharStyle7"><text:tab/>ISAIAH 21</text:span></text:p></draw:text-box></draw:frame></text:p>
      </style:header-left>
      <style:footer>
        <text:p text:style-name="MP2"/>
      </style:footer>
      <style:footer-left>
        <text:p text:style-name="MP2"/>
      </style:footer-left>
    </style:master-page>
    <style:master-page style:name="PageStyle13" style:page-layout-name="Mpm5">
      <style:header>
        <text:p text:style-name="MP1"><draw:frame draw:style-name="Mfr1" draw:name="24" text:anchor-type="paragraph" svg:x="1.8102in" svg:y="0.5256in" draw:z-index="33"><draw:text-box fo:min-height="0.1165in" fo:min-width="2.3634in"><text:p text:style-name="MP5"><text:page-number text:select-page="current">0</text:page-number><text:span text:style-name="CharStyle7"><text:tab/>ISAIAH 10</text:span></text:p></draw:text-box></draw:frame></text:p>
      </style:header>
      <style:header-left>
        <text:p text:style-name="MP1"><draw:frame draw:style-name="Mfr1" draw:name="25" text:anchor-type="paragraph" svg:x="1.8102in" svg:y="0.5256in" draw:z-index="34"><draw:text-box fo:min-height="0.1165in" fo:min-width="2.3634in"><text:p text:style-name="MP5"><text:page-number text:select-page="current">0</text:page-number><text:span text:style-name="CharStyle7"><text:tab/>ISAIAH 10</text:span></text:p></draw:text-box></draw:frame></text:p>
      </style:header-left>
      <style:footer>
        <text:p text:style-name="MP2"/>
      </style:footer>
      <style:footer-left>
        <text:p text:style-name="MP2"/>
      </style:footer-left>
    </style:master-page>
    <style:master-page style:name="PageStyle14" style:page-layout-name="Mpm5">
      <style:header>
        <text:p text:style-name="MP1"><draw:frame draw:style-name="Mfr1" draw:name="26" text:anchor-type="paragraph" svg:x="4.3091in" svg:y="0.5839in" draw:z-index="35"><draw:text-box fo:min-height="0.1165in" fo:min-width="2.3598in"><text:p text:style-name="MP8"><text:span text:style-name="CharStyle7">ISAIAH SO<text:tab/></text:span><text:page-number text:select-page="current">0</text:page-number></text:p></draw:text-box></draw:frame></text:p>
      </style:header>
      <style:header-left>
        <text:p text:style-name="MP1"><draw:frame draw:style-name="Mfr1" draw:name="27" text:anchor-type="paragraph" svg:x="1.8366in" svg:y="0.5291in" draw:z-index="37"><draw:text-box fo:min-height="0.1098in" fo:min-width="2.3665in"><text:p text:style-name="MP9"><text:page-number text:select-page="current">0</text:page-number><text:span text:style-name="CharStyle7"><text:tab/>ISAIAH 21</text:span></text:p></draw:text-box></draw:frame></text:p>
      </style:header-left>
      <style:footer>
        <text:p text:style-name="MP2"/>
      </style:footer>
      <style:footer-left>
        <text:p text:style-name="MP2"/>
      </style:footer-left>
    </style:master-page>
    <style:master-page style:name="PageStyle15" style:page-layout-name="Mpm5">
      <style:header>
        <text:p text:style-name="MP1"><draw:frame draw:style-name="Mfr1" draw:name="28" text:anchor-type="paragraph" svg:x="4.2972in" svg:y="0.5291in" draw:z-index="39"><draw:text-box fo:min-height="0.1071in" fo:min-width="2.3535in"><text:p text:style-name="MP6"><text:span text:style-name="CharStyle7">ISAIAH 30<text:tab/></text:span><text:page-number text:select-page="current">0</text:page-number></text:p></draw:text-box></draw:frame></text:p>
      </style:header>
      <style:header-left>
        <text:p text:style-name="MP1"><draw:frame draw:style-name="Mfr1" draw:name="29" text:anchor-type="paragraph" svg:x="4.2972in" svg:y="0.5291in" draw:z-index="40"><draw:text-box fo:min-height="0.1071in" fo:min-width="2.3535in"><text:p text:style-name="MP6"><text:span text:style-name="CharStyle7">ISAIAH 30<text:tab/></text:span><text:page-number text:select-page="current">0</text:page-number></text:p></draw:text-box></draw:frame></text:p>
      </style:header-left>
      <style:footer>
        <text:p text:style-name="MP2"/>
      </style:footer>
      <style:footer-left>
        <text:p text:style-name="MP2"/>
      </style:footer-left>
    </style:master-page>
    <style:master-page style:name="PageStyle16" style:page-layout-name="Mpm5">
      <style:header>
        <text:p text:style-name="MP1"><draw:frame draw:style-name="Mfr1" draw:name="30" text:anchor-type="paragraph" svg:x="4.3283in" svg:y="0.5319in" draw:z-index="41"><draw:text-box fo:min-height="0.1071in" fo:min-width="2.3465in"><text:p text:style-name="MP4"><text:span text:style-name="CharStyle7">ISAIAH 19<text:tab/></text:span><text:page-number text:select-page="current">0</text:page-number></text:p></draw:text-box></draw:frame></text:p>
      </style:header>
      <style:header-left>
        <text:p text:style-name="MP1"><draw:frame draw:style-name="Mfr1" draw:name="31" text:anchor-type="paragraph" svg:x="1.8102in" svg:y="0.5256in" draw:z-index="43"><draw:text-box fo:min-height="0.1165in" fo:min-width="2.3634in"><text:p text:style-name="MP5"><text:page-number text:select-page="current">0</text:page-number><text:span text:style-name="CharStyle7"><text:tab/>ISAIAH 10</text:span></text:p></draw:text-box></draw:frame></text:p>
      </style:header-left>
      <style:footer>
        <text:p text:style-name="MP2"/>
      </style:footer>
      <style:footer-left>
        <text:p text:style-name="MP2"/>
      </style:footer-left>
    </style:master-page>
    <style:master-page style:name="PageStyle17" style:page-layout-name="Mpm5">
      <style:header>
        <text:p text:style-name="MP1"><draw:frame draw:style-name="Mfr1" draw:name="32" text:anchor-type="paragraph" svg:x="1.8398in" svg:y="0.5945in" draw:z-index="45"><draw:text-box fo:min-height="0.1071in" fo:min-width="2.3665in"><text:p text:style-name="MP9"><text:span text:style-name="CharStyle50">783<text:tab/>ISAIAH 33</text:span></text:p></draw:text-box></draw:frame></text:p>
      </style:header>
      <style:footer>
        <text:p text:style-name="MP2"/>
      </style:footer>
    </style:master-page>
    <style:master-page style:name="PageStyle18" style:page-layout-name="Mpm5">
      <style:header>
        <text:p text:style-name="MP1"><draw:frame draw:style-name="Mfr1" draw:name="33" text:anchor-type="paragraph" svg:x="4.2972in" svg:y="0.5291in" draw:z-index="47"><draw:text-box fo:min-height="0.1071in" fo:min-width="2.3535in"><text:p text:style-name="MP6"><text:span text:style-name="CharStyle7">ISAIAH 30<text:tab/></text:span><text:page-number text:select-page="current">0</text:page-number></text:p></draw:text-box></draw:frame></text:p>
      </style:header>
      <style:header-left>
        <text:p text:style-name="MP1"><draw:frame draw:style-name="Mfr1" draw:name="34" text:anchor-type="paragraph" svg:x="4.2972in" svg:y="0.5291in" draw:z-index="48"><draw:text-box fo:min-height="0.1071in" fo:min-width="2.3535in"><text:p text:style-name="MP6"><text:span text:style-name="CharStyle7">ISAIAH 30<text:tab/></text:span><text:page-number text:select-page="current">0</text:page-number></text:p></draw:text-box></draw:frame></text:p>
      </style:header-left>
      <style:footer>
        <text:p text:style-name="MP2"/>
      </style:footer>
      <style:footer-left>
        <text:p text:style-name="MP2"/>
      </style:footer-left>
    </style:master-page>
    <style:master-page style:name="PageStyle19" style:page-layout-name="Mpm5">
      <style:header>
        <text:p text:style-name="MP1"><draw:frame draw:style-name="Mfr1" draw:name="35" text:anchor-type="paragraph" svg:x="4.322in" svg:y="0.5972in" draw:z-index="49"><draw:text-box fo:min-height="0.1035in" fo:min-width="2.3535in"><text:p text:style-name="MP6"><text:span text:style-name="CharStyle50">ISAIAH 39<text:tab/></text:span><text:page-number text:select-page="current">0</text:page-number></text:p></draw:text-box></draw:frame></text:p>
      </style:header>
      <style:header-left>
        <text:p text:style-name="MP1"><draw:frame draw:style-name="Mfr1" draw:name="36" text:anchor-type="paragraph" svg:x="1.8311in" svg:y="0.5945in" draw:z-index="51"><draw:text-box fo:min-height="0.1071in" fo:min-width="2.3736in"><text:p text:style-name="MP11"><text:page-number text:select-page="current">0</text:page-number><text:span text:style-name="CharStyle50"><text:tab/>ISAIAH 88</text:span></text:p></draw:text-box></draw:frame></text:p>
      </style:header-left>
      <style:footer>
        <text:p text:style-name="MP2"/>
      </style:footer>
      <style:footer-left>
        <text:p text:style-name="MP2"/>
      </style:footer-left>
    </style:master-page>
    <style:master-page style:name="PageStyle20" style:page-layout-name="Mpm5">
      <style:header>
        <text:p text:style-name="MP1"><draw:frame draw:style-name="Mfr1" draw:name="37" text:anchor-type="paragraph" svg:x="1.8098in" svg:y="0.5492in" draw:z-index="0"><draw:text-box fo:min-height="0.1098in" fo:min-width="2.3598in"><text:p text:style-name="MP8"><text:page-number text:select-page="current">0</text:page-number><text:span text:style-name="CharStyle50"><text:tab/>ISAIAH 36</text:span></text:p></draw:text-box></draw:frame></text:p>
      </style:header>
      <style:header-left>
        <text:p text:style-name="MP1"><draw:frame draw:style-name="Mfr1" draw:name="38" text:anchor-type="paragraph" svg:x="1.8098in" svg:y="0.5492in" draw:z-index="53"><draw:text-box fo:min-height="0.1098in" fo:min-width="2.3598in"><text:p text:style-name="MP8"><text:page-number text:select-page="current">0</text:page-number><text:span text:style-name="CharStyle50"><text:tab/>ISAIAH 36</text:span></text:p></draw:text-box></draw:frame></text:p>
      </style:header-left>
      <style:footer>
        <text:p text:style-name="MP2"/>
      </style:footer>
      <style:footer-left>
        <text:p text:style-name="MP2"/>
      </style:footer-left>
    </style:master-page>
    <style:master-page style:name="PageStyle21" style:page-layout-name="Mpm5">
      <style:header>
        <text:p text:style-name="MP1"><draw:frame draw:style-name="Mfr1" draw:name="39" text:anchor-type="paragraph" svg:x="4.3465in" svg:y="0.5189in" draw:z-index="54"><draw:text-box fo:min-height="0.1366in" fo:min-width="2.3634in"><text:p text:style-name="MP5"><text:span text:style-name="CharStyle50">ISAIAH 43<text:tab/></text:span><text:page-number text:select-page="current">0</text:page-number></text:p></draw:text-box></draw:frame></text:p>
      </style:header>
      <style:header-left>
        <text:p text:style-name="MP1"><draw:frame draw:style-name="Mfr1" draw:name="40" text:anchor-type="paragraph" svg:x="1.8465in" svg:y="0.5945in" draw:z-index="56"><draw:text-box fo:min-height="0.1071in" fo:min-width="2.3634in"><text:p text:style-name="MP5"><text:page-number text:select-page="current">0</text:page-number><text:span text:style-name="CharStyle50"><text:tab/>ISAIAH 87</text:span></text:p></draw:text-box></draw:frame></text:p>
      </style:header-left>
      <style:footer>
        <text:p text:style-name="MP2"/>
      </style:footer>
      <style:footer-left>
        <text:p text:style-name="MP2"/>
      </style:footer-left>
    </style:master-page>
    <style:master-page style:name="PageStyle22" style:page-layout-name="Mpm5">
      <style:header>
        <text:p text:style-name="MP1"><draw:frame draw:style-name="Mfr1" draw:name="41" text:anchor-type="paragraph" svg:x="4.3091in" svg:y="0.5807in" draw:z-index="57"><draw:text-box fo:min-height="0.1366in" fo:min-width="0.6598in"><text:p text:style-name="MP3"><text:span text:style-name="CharStyle60">tsaIAH </text:span><text:span text:style-name="CharStyle61">40</text:span></text:p></draw:text-box></draw:frame><draw:frame draw:style-name="Mfr1" draw:name="42" text:anchor-type="paragraph" svg:x="6.5484in" svg:y="0.511in" draw:z-index="58"><draw:text-box fo:min-height="0.1035in" fo:min-width="0.1902in"><text:p text:style-name="MP3"><text:page-number text:select-page="current">0</text:page-number></text:p></draw:text-box></draw:frame></text:p>
      </style:header>
      <style:header-left>
        <text:p text:style-name="MP1"><draw:frame draw:style-name="Mfr1" draw:name="43" text:anchor-type="paragraph" svg:x="4.3091in" svg:y="0.5807in" draw:z-index="59"><draw:text-box fo:min-height="0.1366in" fo:min-width="0.6598in"><text:p text:style-name="MP3"><text:span text:style-name="CharStyle60">tsaIAH </text:span><text:span text:style-name="CharStyle61">40</text:span></text:p></draw:text-box></draw:frame><draw:frame draw:style-name="Mfr1" draw:name="44" text:anchor-type="paragraph" svg:x="6.5484in" svg:y="0.511in" draw:z-index="60"><draw:text-box fo:min-height="0.1035in" fo:min-width="0.1902in"><text:p text:style-name="MP3"><text:page-number text:select-page="current">0</text:page-number></text:p></draw:text-box></draw:frame></text:p>
      </style:header-left>
      <style:footer>
        <text:p text:style-name="MP2"/>
      </style:footer>
      <style:footer-left>
        <text:p text:style-name="MP2"/>
      </style:footer-left>
    </style:master-page>
    <style:master-page style:name="PageStyle23" style:page-layout-name="Mpm6">
      <style:header>
        <text:p text:style-name="MP1"><draw:frame draw:style-name="Mfr1" draw:name="45" text:anchor-type="paragraph" svg:x="4.3465in" svg:y="0.5189in" draw:z-index="61"><draw:text-box fo:min-height="0.1366in" fo:min-width="2.3634in"><text:p text:style-name="MP5"><text:span text:style-name="CharStyle50">ISAIAH 43<text:tab/></text:span><text:page-number text:select-page="current">0</text:page-number></text:p></draw:text-box></draw:frame></text:p>
      </style:header>
      <style:header-left>
        <text:p text:style-name="MP1"><draw:frame draw:style-name="Mfr1" draw:name="46" text:anchor-type="paragraph" svg:x="1.8098in" svg:y="0.5492in" draw:z-index="65"><draw:text-box fo:min-height="0.1098in" fo:min-width="2.3598in"><text:p text:style-name="MP8"><text:page-number text:select-page="current">0</text:page-number><text:span text:style-name="CharStyle50"><text:tab/>ISAIAH 36</text:span></text:p></draw:text-box></draw:frame></text:p>
      </style:header-left>
      <style:footer>
        <text:p text:style-name="MP2"/>
      </style:footer>
      <style:footer-left>
        <text:p text:style-name="MP2"/>
      </style:footer-left>
    </style:master-page>
    <style:master-page style:name="PageStyle24" style:page-layout-name="Mpm7">
      <style:header>
        <text:p text:style-name="MP1"><draw:frame draw:style-name="Mfr1" draw:name="47" text:anchor-type="paragraph" svg:x="4.3252in" svg:y="0.5154in" draw:z-index="68"><draw:text-box fo:min-height="0.1071in" fo:min-width="2.3571in"><text:p text:style-name="MP12"><text:span text:style-name="CharStyle50">ISAIAH 48<text:tab/></text:span><text:page-number text:select-page="current">0</text:page-number></text:p></draw:text-box></draw:frame></text:p>
      </style:header>
      <style:header-left>
        <text:p text:style-name="MP1"><draw:frame draw:style-name="Mfr1" draw:name="48" text:anchor-type="paragraph" svg:x="1.8181in" svg:y="0.552in" draw:z-index="71"><draw:text-box fo:min-height="0.1098in" fo:min-width="2.3634in"><text:p text:style-name="MP5"><text:page-number text:select-page="current">0</text:page-number><text:span text:style-name="CharStyle50"><text:tab/>ISAIAH 43</text:span></text:p></draw:text-box></draw:frame></text:p>
      </style:header-left>
      <style:footer>
        <text:p text:style-name="MP2"/>
      </style:footer>
      <style:footer-left>
        <text:p text:style-name="MP2"/>
      </style:footer-left>
    </style:master-page>
    <style:master-page style:name="PageStyle25" style:page-layout-name="Mpm7">
      <style:header>
        <text:p text:style-name="MP1"><draw:frame draw:style-name="Mfr1" draw:name="49" text:anchor-type="paragraph" svg:x="4.2382in" svg:y="0.5118in" draw:z-index="74"><draw:text-box fo:min-height="0.1201in" fo:min-width="2.35in"><text:p text:style-name="MP10"><text:span text:style-name="CharStyle50">ISAIAH 59<text:tab/></text:span><text:page-number text:select-page="current">0</text:page-number></text:p></draw:text-box></draw:frame></text:p>
      </style:header>
      <style:header-left>
        <text:p text:style-name="MP1"><draw:frame draw:style-name="Mfr1" draw:name="50" text:anchor-type="paragraph" svg:x="4.2382in" svg:y="0.5118in" draw:z-index="76"><draw:text-box fo:min-height="0.1201in" fo:min-width="2.35in"><text:p text:style-name="MP10"><text:span text:style-name="CharStyle50">ISAIAH 59<text:tab/></text:span><text:page-number text:select-page="current">0</text:page-number></text:p></draw:text-box></draw:frame></text:p>
      </style:header-left>
      <style:footer>
        <text:p text:style-name="MP2"/>
      </style:footer>
      <style:footer-left>
        <text:p text:style-name="MP2"/>
      </style:footer-left>
    </style:master-page>
    <style:master-page style:name="PageStyle26" style:page-layout-name="Mpm7">
      <style:header>
        <text:p text:style-name="MP1"><draw:frame draw:style-name="Mfr1" draw:name="51" text:anchor-type="paragraph" svg:x="1.8083in" svg:y="0.5429in" draw:z-index="77"><draw:text-box fo:min-height="0.1201in" fo:min-width="2.3634in"><text:p text:style-name="MP5"><text:page-number text:select-page="current">0</text:page-number><text:span text:style-name="CharStyle50"><text:tab/>ISAIAH 46</text:span></text:p></draw:text-box></draw:frame></text:p>
      </style:header>
      <style:footer>
        <text:p text:style-name="MP2"/>
      </style:footer>
    </style:master-page>
    <style:master-page style:name="PageStyle27" style:page-layout-name="Mpm7">
      <style:header>
        <text:p text:style-name="MP1"><draw:frame draw:style-name="Mfr1" draw:name="52" text:anchor-type="paragraph" svg:x="4.3252in" svg:y="0.5154in" draw:z-index="79"><draw:text-box fo:min-height="0.1071in" fo:min-width="2.3571in"><text:p text:style-name="MP12"><text:span text:style-name="CharStyle50">ISAIAH 48<text:tab/></text:span><text:page-number text:select-page="current">0</text:page-number></text:p></draw:text-box></draw:frame></text:p>
      </style:header>
      <style:header-left>
        <text:p text:style-name="MP1"><draw:frame draw:style-name="Mfr1" draw:name="53" text:anchor-type="paragraph" svg:x="4.3252in" svg:y="0.5154in" draw:z-index="80"><draw:text-box fo:min-height="0.1071in" fo:min-width="2.3571in"><text:p text:style-name="MP12"><text:span text:style-name="CharStyle50">ISAIAH 48<text:tab/></text:span><text:page-number text:select-page="current">0</text:page-number></text:p></draw:text-box></draw:frame></text:p>
      </style:header-left>
      <style:footer>
        <text:p text:style-name="MP2"/>
      </style:footer>
      <style:footer-left>
        <text:p text:style-name="MP2"/>
      </style:footer-left>
    </style:master-page>
    <style:master-page style:name="PageStyle28" style:page-layout-name="Mpm7">
      <style:header>
        <text:p text:style-name="MP1"><draw:frame draw:style-name="Mfr1" draw:name="54" text:anchor-type="paragraph" svg:x="4.2382in" svg:y="0.5118in" draw:z-index="81"><draw:text-box fo:min-height="0.1201in" fo:min-width="2.35in"><text:p text:style-name="MP10"><text:span text:style-name="CharStyle50">ISAIAH 59<text:tab/></text:span><text:page-number text:select-page="current">0</text:page-number></text:p></draw:text-box></draw:frame></text:p>
      </style:header>
      <style:header-left>
        <text:p text:style-name="MP1"><draw:frame draw:style-name="Mfr1" draw:name="55" text:anchor-type="paragraph" svg:x="1.8083in" svg:y="0.5429in" draw:z-index="84"><draw:text-box fo:min-height="0.1201in" fo:min-width="2.3634in"><text:p text:style-name="MP5"><text:page-number text:select-page="current">0</text:page-number><text:span text:style-name="CharStyle50"><text:tab/>ISAIAH 46</text:span></text:p></draw:text-box></draw:frame></text:p>
      </style:header-left>
      <style:footer>
        <text:p text:style-name="MP2"/>
      </style:footer>
      <style:footer-left>
        <text:p text:style-name="MP2"/>
      </style:footer-left>
    </style:master-page>
    <style:master-page style:name="PageStyle29" style:page-layout-name="Mpm8">
      <style:header>
        <text:p text:style-name="MP1"><draw:frame draw:style-name="Mfr1" draw:name="56" text:anchor-type="paragraph" svg:x="1.8291in" svg:y="0.4417in" draw:z-index="88"><draw:text-box fo:min-height="0.1165in" fo:min-width="2.3701in"><text:p text:style-name="MP7"><text:page-number text:select-page="current">0</text:page-number><text:span text:style-name="CharStyle50"><text:tab/>ISAIAH 51</text:span></text:p></draw:text-box></draw:frame></text:p>
      </style:header>
      <style:footer>
        <text:p text:style-name="MP2"/>
      </style:footer>
    </style:master-page>
    <style:master-page style:name="PageStyle30" style:page-layout-name="Mpm9">
      <style:header>
        <text:p text:style-name="MP1"><draw:frame draw:style-name="Mfr1" draw:name="57" text:anchor-type="paragraph" svg:x="4.272in" svg:y="0.5984in" draw:z-index="90"><draw:text-box fo:min-height="0.1098in" fo:min-width="2.3665in"><text:p text:style-name="MP9"><text:span text:style-name="CharStyle50">ISAIAH 53<text:tab/></text:span><text:page-number text:select-page="current">0</text:page-number></text:p></draw:text-box></draw:frame></text:p>
      </style:header>
      <style:header-left>
        <text:p text:style-name="MP1"><draw:frame draw:style-name="Mfr1" draw:name="58" text:anchor-type="paragraph" svg:x="4.272in" svg:y="0.5984in" draw:z-index="91"><draw:text-box fo:min-height="0.1098in" fo:min-width="2.3665in"><text:p text:style-name="MP9"><text:span text:style-name="CharStyle50">ISAIAH 53<text:tab/></text:span><text:page-number text:select-page="current">0</text:page-number></text:p></draw:text-box></draw:frame></text:p>
      </style:header-left>
      <style:footer>
        <text:p text:style-name="MP2"><draw:frame draw:style-name="Mfr1" draw:name="59" text:anchor-type="paragraph" svg:x="6.1791in" svg:y="7.1516in" draw:z-index="92"><draw:text-box fo:min-height="0.1764in" fo:min-width="0.2634in"><text:p text:style-name="MP3"><text:span text:style-name="CharStyle84">53</text:span></text:p></draw:text-box></draw:frame></text:p>
      </style:footer>
      <style:footer-left>
        <text:p text:style-name="MP2"><draw:frame draw:style-name="Mfr1" draw:name="60" text:anchor-type="paragraph" svg:x="6.1791in" svg:y="7.1516in" draw:z-index="93"><draw:text-box fo:min-height="0.1764in" fo:min-width="0.2634in"><text:p text:style-name="MP3"><text:span text:style-name="CharStyle84">53</text:span></text:p></draw:text-box></draw:frame></text:p>
      </style:footer-left>
    </style:master-page>
    <style:master-page style:name="PageStyle31" style:page-layout-name="Mpm10">
      <style:header>
        <text:p text:style-name="MP1"><draw:frame draw:style-name="Mfr1" draw:name="61" text:anchor-type="paragraph" svg:x="4.2382in" svg:y="0.5118in" draw:z-index="94"><draw:text-box fo:min-height="0.1201in" fo:min-width="2.35in"><text:p text:style-name="MP10"><text:span text:style-name="CharStyle50">ISAIAH 59<text:tab/></text:span><text:page-number text:select-page="current">0</text:page-number></text:p></draw:text-box></draw:frame></text:p>
      </style:header>
      <style:header-left>
        <text:p text:style-name="MP1"><draw:frame draw:style-name="Mfr1" draw:name="62" text:anchor-type="paragraph" svg:x="1.8083in" svg:y="0.5429in" draw:z-index="100"><draw:text-box fo:min-height="0.1201in" fo:min-width="2.3634in"><text:p text:style-name="MP5"><text:page-number text:select-page="current">0</text:page-number><text:span text:style-name="CharStyle50"><text:tab/>ISAIAH 46</text:span></text:p></draw:text-box></draw:frame></text:p>
      </style:header-left>
      <style:footer>
        <text:p text:style-name="MP2"/>
      </style:footer>
      <style:footer-left>
        <text:p text:style-name="MP2"/>
      </style:footer-left>
    </style:master-page>
    <style:master-page style:name="PageStyle32" style:page-layout-name="Mpm10">
      <style:header>
        <text:p text:style-name="MP1"><draw:frame draw:style-name="Mfr1" draw:name="63" text:anchor-type="paragraph" svg:x="4.211in" svg:y="0.5398in" draw:z-index="107"><draw:text-box fo:min-height="0.1098in" fo:min-width="2.3701in"><text:p text:style-name="MP7"><text:span text:style-name="CharStyle6">ISAIAH 60<text:tab/></text:span><text:page-number text:select-page="current">0</text:page-number></text:p></draw:text-box></draw:frame></text:p>
      </style:header>
      <style:header-left>
        <text:p text:style-name="MP1"><draw:frame draw:style-name="Mfr1" draw:name="64" text:anchor-type="paragraph" svg:x="1.8291in" svg:y="0.4417in" draw:z-index="115"><draw:text-box fo:min-height="0.1165in" fo:min-width="2.3701in"><text:p text:style-name="MP7"><text:page-number text:select-page="current">0</text:page-number><text:span text:style-name="CharStyle50"><text:tab/>ISAIAH 51</text:span></text:p></draw:text-box></draw:frame></text:p>
      </style:header-left>
      <style:footer>
        <text:p text:style-name="MP2"/>
      </style:footer>
      <style:footer-left>
        <text:p text:style-name="MP2"/>
      </style:footer-left>
    </style:master-page>
    <style:master-page style:name="PageStyle33" style:page-layout-name="Mpm10">
      <style:header>
        <text:p text:style-name="MP1"><draw:frame draw:style-name="Mfr1" draw:name="65" text:anchor-type="paragraph" svg:x="1.9055in" svg:y="0.55in" draw:z-index="123"><draw:text-box fo:min-height="0.1071in" fo:min-width="2.3665in"><text:p text:style-name="MP9"><text:page-number text:select-page="current">0</text:page-number><text:span text:style-name="CharStyle6"><text:tab/></text:span><text:span text:style-name="CharStyle112">ISAIAH 66</text:span></text:p></draw:text-box></draw:frame></text:p>
      </style:header>
      <style:header-left>
        <text:p text:style-name="MP1"><draw:frame draw:style-name="Mfr1" draw:name="66" text:anchor-type="paragraph" svg:x="1.9055in" svg:y="0.55in" draw:z-index="124"><draw:text-box fo:min-height="0.1071in" fo:min-width="2.3665in"><text:p text:style-name="MP9"><text:page-number text:select-page="current">0</text:page-number><text:span text:style-name="CharStyle6"><text:tab/></text:span><text:span text:style-name="CharStyle112">ISAIAH 66</text:span></text:p></draw:text-box></draw:frame></text:p>
      </style:header-left>
      <style:footer>
        <text:p text:style-name="MP2"/>
      </style:footer>
      <style:footer-left>
        <text:p text:style-name="MP2"/>
      </style:footer-left>
    </style:master-page>
    <style:master-page style:name="PageStyle34" style:page-layout-name="Mpm10">
      <style:header>
        <text:p text:style-name="MP1"><draw:frame draw:style-name="Mfr1" draw:name="67" text:anchor-type="paragraph" svg:x="4.2346in" svg:y="0.5429in" draw:z-index="125"><draw:text-box fo:min-height="0.1134in" fo:min-width="2.35in"><text:p text:style-name="MP10"><text:span text:style-name="CharStyle6">ISAIAH 66<text:tab/></text:span><text:page-number text:select-page="current">0</text:page-number></text:p></draw:text-box></draw:frame></text:p>
      </style:header>
      <style:footer>
        <text:p text:style-name="MP2"/>
      </style:footer>
    </style:master-page>
    <style:master-page style:name="PageStyle35" style:page-layout-name="Mpm4">
      <style:header>
        <text:p text:style-name="MP1"><draw:frame draw:style-name="Mfr1" draw:name="68" text:anchor-type="paragraph" svg:x="1.8098in" svg:y="0.4752in" draw:z-index="126"><draw:text-box fo:min-height="0.1134in" fo:min-width="2.3665in"><text:p text:style-name="MP9"><text:page-number text:select-page="current">0</text:page-number><text:span text:style-name="CharStyle7"><text:tab/>ISAIAH 26</text:span></text:p></draw:text-box></draw:frame></text:p>
      </style:header>
      <style:footer>
        <text:p text:style-name="MP2"/>
      </style:footer>
    </style:master-page>
    <style:master-page style:name="PageStyle36" style:page-layout-name="Mpm6">
      <style:header>
        <text:p text:style-name="MP1"><draw:frame draw:style-name="Mfr1" draw:name="69" text:anchor-type="paragraph" svg:x="4.3465in" svg:y="0.5189in" draw:z-index="128"><draw:text-box fo:min-height="0.1366in" fo:min-width="2.3634in"><text:p text:style-name="MP5"><text:span text:style-name="CharStyle50">ISAIAH 43<text:tab/></text:span><text:page-number text:select-page="current">0</text:page-number></text:p></draw:text-box></draw:frame></text:p>
      </style:header>
      <style:header-left>
        <text:p text:style-name="MP1"><draw:frame draw:style-name="Mfr1" draw:name="70" text:anchor-type="paragraph" svg:x="1.8098in" svg:y="0.5492in" draw:z-index="129"><draw:text-box fo:min-height="0.1098in" fo:min-width="2.3598in"><text:p text:style-name="MP8"><text:page-number text:select-page="current">0</text:page-number><text:span text:style-name="CharStyle50"><text:tab/>ISAIAH 36</text:span></text:p></draw:text-box></draw:frame></text:p>
      </style:header-left>
      <style:footer>
        <text:p text:style-name="MP2"/>
      </style:footer>
      <style:footer-left>
        <text:p text:style-name="MP2"/>
      </style:footer-left>
    </style:master-page>
    <style:master-page style:name="PageStyle37" style:page-layout-name="Mpm8">
      <style:header>
        <text:p text:style-name="MP1"><draw:frame draw:style-name="Mfr1" draw:name="71" text:anchor-type="paragraph" svg:x="1.8291in" svg:y="0.4417in" draw:z-index="130"><draw:text-box fo:min-height="0.1165in" fo:min-width="2.3701in"><text:p text:style-name="MP7"><text:page-number text:select-page="current">0</text:page-number><text:span text:style-name="CharStyle50"><text:tab/>ISAIAH 51</text:span></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8" meta:object-count="0" meta:page-count="169" meta:paragraph-count="3344" meta:word-count="31906" meta:character-count="163039" meta:non-whitespace-character-count="134542"/>
    <meta:generator>LibreOffice/4.4.5.2$Windows_x86 LibreOffice_project/a22f674fd25a3b6f45bdebf25400ed2adff0ff99</meta:generator>
  </office:meta>
</office:document-meta>
</file>